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PY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Adj Close</text:p>
          </table:table-cell>
          <table:table-cell table:style-name="ce1"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01-11-26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6.339996" calcext:value-type="float">
            <text:p>116.339996</text:p>
          </table:table-cell>
          <table:table-cell office:value-type="float" office:value="115.07" calcext:value-type="float">
            <text:p>115.07</text:p>
          </table:table-cell>
          <table:table-cell office:value-type="float" office:value="115.93" calcext:value-type="float">
            <text:p>115.93</text:p>
          </table:table-cell>
          <table:table-cell office:value-type="float" office:value="78.499275" calcext:value-type="float">
            <text:p>78.499275</text:p>
          </table:table-cell>
          <table:table-cell office:value-type="float" office:value="13726000" calcext:value-type="float">
            <text:p>13726000</text:p>
          </table:table-cell>
        </table:table-row>
        <table:table-row table:style-name="ro1">
          <table:table-cell office:value-type="string" calcext:value-type="string">
            <text:p>2001-11-27</text:p>
          </table:table-cell>
          <table:table-cell office:value-type="float" office:value="115.620003" calcext:value-type="float">
            <text:p>115.620003</text:p>
          </table:table-cell>
          <table:table-cell office:value-type="float" office:value="116.900002" calcext:value-type="float">
            <text:p>116.900002</text:p>
          </table:table-cell>
          <table:table-cell office:value-type="float" office:value="114.089996" calcext:value-type="float">
            <text:p>114.089996</text:p>
          </table:table-cell>
          <table:table-cell office:value-type="float" office:value="115.43" calcext:value-type="float">
            <text:p>115.43</text:p>
          </table:table-cell>
          <table:table-cell office:value-type="float" office:value="78.160736" calcext:value-type="float">
            <text:p>78.160736</text:p>
          </table:table-cell>
          <table:table-cell office:value-type="float" office:value="19261400" calcext:value-type="float">
            <text:p>19261400</text:p>
          </table:table-cell>
        </table:table-row>
        <table:table-row table:style-name="ro1">
          <table:table-cell office:value-type="string" calcext:value-type="string">
            <text:p>2001-11-28</text:p>
          </table:table-cell>
          <table:table-cell office:value-type="float" office:value="114.739998" calcext:value-type="float">
            <text:p>114.739998</text:p>
          </table:table-cell>
          <table:table-cell office:value-type="float" office:value="115.169998" calcext:value-type="float">
            <text:p>115.169998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339996" calcext:value-type="float">
            <text:p>113.339996</text:p>
          </table:table-cell>
          <table:table-cell office:value-type="float" office:value="76.745514" calcext:value-type="float">
            <text:p>76.745514</text:p>
          </table:table-cell>
          <table:table-cell office:value-type="float" office:value="20195500" calcext:value-type="float">
            <text:p>20195500</text:p>
          </table:table-cell>
        </table:table-row>
        <table:table-row table:style-name="ro1">
          <table:table-cell office:value-type="string" calcext:value-type="string">
            <text:p>2001-11-29</text:p>
          </table:table-cell>
          <table:table-cell office:value-type="float" office:value="113.660004" calcext:value-type="float">
            <text:p>113.660004</text:p>
          </table:table-cell>
          <table:table-cell office:value-type="float" office:value="114.919998" calcext:value-type="float">
            <text:p>114.919998</text:p>
          </table:table-cell>
          <table:table-cell office:value-type="float" office:value="113" calcext:value-type="float">
            <text:p>113</text:p>
          </table:table-cell>
          <table:table-cell office:value-type="float" office:value="114.870003" calcext:value-type="float">
            <text:p>114.870003</text:p>
          </table:table-cell>
          <table:table-cell office:value-type="float" office:value="77.781548" calcext:value-type="float">
            <text:p>77.781548</text:p>
          </table:table-cell>
          <table:table-cell office:value-type="float" office:value="16354700" calcext:value-type="float">
            <text:p>16354700</text:p>
          </table:table-cell>
        </table:table-row>
        <table:table-row table:style-name="ro1">
          <table:table-cell office:value-type="string" calcext:value-type="string">
            <text:p>2001-11-30</text:p>
          </table:table-cell>
          <table:table-cell office:value-type="float" office:value="114.400002" calcext:value-type="float">
            <text:p>114.400002</text:p>
          </table:table-cell>
          <table:table-cell office:value-type="float" office:value="114.910004" calcext:value-type="float">
            <text:p>114.910004</text:p>
          </table:table-cell>
          <table:table-cell office:value-type="float" office:value="114.019997" calcext:value-type="float">
            <text:p>114.019997</text:p>
          </table:table-cell>
          <table:table-cell office:value-type="float" office:value="114.050003" calcext:value-type="float">
            <text:p>114.050003</text:p>
          </table:table-cell>
          <table:table-cell office:value-type="float" office:value="77.226318" calcext:value-type="float">
            <text:p>77.226318</text:p>
          </table:table-cell>
          <table:table-cell office:value-type="float" office:value="13680300" calcext:value-type="float">
            <text:p>13680300</text:p>
          </table:table-cell>
        </table:table-row>
        <table:table-row table:style-name="ro1">
          <table:table-cell office:value-type="string" calcext:value-type="string">
            <text:p>2001-12-03</text:p>
          </table:table-cell>
          <table:table-cell office:value-type="float" office:value="113.650002" calcext:value-type="float">
            <text:p>113.650002</text:p>
          </table:table-cell>
          <table:table-cell office:value-type="float" office:value="114.080002" calcext:value-type="float">
            <text:p>114.080002</text:p>
          </table:table-cell>
          <table:table-cell office:value-type="float" office:value="113.010002" calcext:value-type="float">
            <text:p>113.010002</text:p>
          </table:table-cell>
          <table:table-cell office:value-type="float" office:value="113.370003" calcext:value-type="float">
            <text:p>113.370003</text:p>
          </table:table-cell>
          <table:table-cell office:value-type="float" office:value="76.765839" calcext:value-type="float">
            <text:p>76.765839</text:p>
          </table:table-cell>
          <table:table-cell office:value-type="float" office:value="15220400" calcext:value-type="float">
            <text:p>15220400</text:p>
          </table:table-cell>
        </table:table-row>
        <table:table-row table:style-name="ro1">
          <table:table-cell office:value-type="string" calcext:value-type="string">
            <text:p>2001-12-04</text:p>
          </table:table-cell>
          <table:table-cell office:value-type="float" office:value="113.919998" calcext:value-type="float">
            <text:p>113.919998</text:p>
          </table:table-cell>
          <table:table-cell office:value-type="float" office:value="115.300003" calcext:value-type="float">
            <text:p>115.300003</text:p>
          </table:table-cell>
          <table:table-cell office:value-type="float" office:value="113.349998" calcext:value-type="float">
            <text:p>113.349998</text:p>
          </table:table-cell>
          <table:table-cell office:value-type="float" office:value="115.290001" calcext:value-type="float">
            <text:p>115.290001</text:p>
          </table:table-cell>
          <table:table-cell office:value-type="float" office:value="78.065956" calcext:value-type="float">
            <text:p>78.065956</text:p>
          </table:table-cell>
          <table:table-cell office:value-type="float" office:value="17239900" calcext:value-type="float">
            <text:p>17239900</text:p>
          </table:table-cell>
        </table:table-row>
        <table:table-row table:style-name="ro1">
          <table:table-cell office:value-type="string" calcext:value-type="string">
            <text:p>2001-12-05</text:p>
          </table:table-cell>
          <table:table-cell office:value-type="float" office:value="115.610001" calcext:value-type="float">
            <text:p>115.610001</text:p>
          </table:table-cell>
          <table:table-cell office:value-type="float" office:value="118" calcext:value-type="float">
            <text:p>118</text:p>
          </table:table-cell>
          <table:table-cell office:value-type="float" office:value="115.559998" calcext:value-type="float">
            <text:p>115.559998</text:p>
          </table:table-cell>
          <table:table-cell office:value-type="float" office:value="117.400002" calcext:value-type="float">
            <text:p>117.400002</text:p>
          </table:table-cell>
          <table:table-cell office:value-type="float" office:value="79.494675" calcext:value-type="float">
            <text:p>79.494675</text:p>
          </table:table-cell>
          <table:table-cell office:value-type="float" office:value="25204000" calcext:value-type="float">
            <text:p>25204000</text:p>
          </table:table-cell>
        </table:table-row>
        <table:table-row table:style-name="ro1">
          <table:table-cell office:value-type="string" calcext:value-type="string">
            <text:p>2001-12-06</text:p>
          </table:table-cell>
          <table:table-cell office:value-type="float" office:value="117.339996" calcext:value-type="float">
            <text:p>117.339996</text:p>
          </table:table-cell>
          <table:table-cell office:value-type="float" office:value="117.940002" calcext:value-type="float">
            <text:p>117.940002</text:p>
          </table:table-cell>
          <table:table-cell office:value-type="float" office:value="116.93" calcext:value-type="float">
            <text:p>116.93</text:p>
          </table:table-cell>
          <table:table-cell office:value-type="float" office:value="117.339996" calcext:value-type="float">
            <text:p>117.339996</text:p>
          </table:table-cell>
          <table:table-cell office:value-type="float" office:value="79.454048" calcext:value-type="float">
            <text:p>79.454048</text:p>
          </table:table-cell>
          <table:table-cell office:value-type="float" office:value="17972900" calcext:value-type="float">
            <text:p>17972900</text:p>
          </table:table-cell>
        </table:table-row>
        <table:table-row table:style-name="ro1">
          <table:table-cell office:value-type="string" calcext:value-type="string">
            <text:p>2001-12-07</text:p>
          </table:table-cell>
          <table:table-cell office:value-type="float" office:value="116.900002" calcext:value-type="float">
            <text:p>116.900002</text:p>
          </table:table-cell>
          <table:table-cell office:value-type="float" office:value="117.089996" calcext:value-type="float">
            <text:p>117.089996</text:p>
          </table:table-cell>
          <table:table-cell office:value-type="float" office:value="115.699997" calcext:value-type="float">
            <text:p>115.699997</text:p>
          </table:table-cell>
          <table:table-cell office:value-type="float" office:value="116.559998" calcext:value-type="float">
            <text:p>116.559998</text:p>
          </table:table-cell>
          <table:table-cell office:value-type="float" office:value="78.92585" calcext:value-type="float">
            <text:p>78.92585</text:p>
          </table:table-cell>
          <table:table-cell office:value-type="float" office:value="18857800" calcext:value-type="float">
            <text:p>18857800</text:p>
          </table:table-cell>
        </table:table-row>
        <table:table-row table:style-name="ro1">
          <table:table-cell office:value-type="string" calcext:value-type="string">
            <text:p>2001-12-10</text:p>
          </table:table-cell>
          <table:table-cell office:value-type="float" office:value="115.849998" calcext:value-type="float">
            <text:p>115.849998</text:p>
          </table:table-cell>
          <table:table-cell office:value-type="float" office:value="116.389999" calcext:value-type="float">
            <text:p>116.389999</text:p>
          </table:table-cell>
          <table:table-cell office:value-type="float" office:value="114.349998" calcext:value-type="float">
            <text:p>114.349998</text:p>
          </table:table-cell>
          <table:table-cell office:value-type="float" office:value="114.379997" calcext:value-type="float">
            <text:p>114.379997</text:p>
          </table:table-cell>
          <table:table-cell office:value-type="float" office:value="77.449753" calcext:value-type="float">
            <text:p>77.449753</text:p>
          </table:table-cell>
          <table:table-cell office:value-type="float" office:value="13862700" calcext:value-type="float">
            <text:p>13862700</text:p>
          </table:table-cell>
        </table:table-row>
        <table:table-row table:style-name="ro1">
          <table:table-cell office:value-type="string" calcext:value-type="string">
            <text:p>2001-12-11</text:p>
          </table:table-cell>
          <table:table-cell office:value-type="float" office:value="114.900002" calcext:value-type="float">
            <text:p>114.900002</text:p>
          </table:table-cell>
          <table:table-cell office:value-type="float" office:value="115.720001" calcext:value-type="float">
            <text:p>115.720001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114.150002" calcext:value-type="float">
            <text:p>114.150002</text:p>
          </table:table-cell>
          <table:table-cell office:value-type="float" office:value="77.294014" calcext:value-type="float">
            <text:p>77.294014</text:p>
          </table:table-cell>
          <table:table-cell office:value-type="float" office:value="20833300" calcext:value-type="float">
            <text:p>20833300</text:p>
          </table:table-cell>
        </table:table-row>
        <table:table-row table:style-name="ro1">
          <table:table-cell office:value-type="string" calcext:value-type="string">
            <text:p>2001-12-12</text:p>
          </table:table-cell>
          <table:table-cell office:value-type="float" office:value="114.550003" calcext:value-type="float">
            <text:p>114.550003</text:p>
          </table:table-cell>
          <table:table-cell office:value-type="float" office:value="114.779999" calcext:value-type="float">
            <text:p>114.779999</text:p>
          </table:table-cell>
          <table:table-cell office:value-type="float" office:value="113.110001" calcext:value-type="float">
            <text:p>113.110001</text:p>
          </table:table-cell>
          <table:table-cell office:value-type="float" office:value="114.279999" calcext:value-type="float">
            <text:p>114.279999</text:p>
          </table:table-cell>
          <table:table-cell office:value-type="float" office:value="77.382019" calcext:value-type="float">
            <text:p>77.382019</text:p>
          </table:table-cell>
          <table:table-cell office:value-type="float" office:value="16171500" calcext:value-type="float">
            <text:p>16171500</text:p>
          </table:table-cell>
        </table:table-row>
        <table:table-row table:style-name="ro1">
          <table:table-cell office:value-type="string" calcext:value-type="string">
            <text:p>2001-12-13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113.699997" calcext:value-type="float">
            <text:p>113.699997</text:p>
          </table:table-cell>
          <table:table-cell office:value-type="float" office:value="112.040001" calcext:value-type="float">
            <text:p>112.040001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75.878799" calcext:value-type="float">
            <text:p>75.878799</text:p>
          </table:table-cell>
          <table:table-cell office:value-type="float" office:value="19026700" calcext:value-type="float">
            <text:p>19026700</text:p>
          </table:table-cell>
        </table:table-row>
        <table:table-row table:style-name="ro1">
          <table:table-cell office:value-type="string" calcext:value-type="string">
            <text:p>2001-12-14</text:p>
          </table:table-cell>
          <table:table-cell office:value-type="float" office:value="112.330002" calcext:value-type="float">
            <text:p>112.330002</text:p>
          </table:table-cell>
          <table:table-cell office:value-type="float" office:value="113.489998" calcext:value-type="float">
            <text:p>113.489998</text:p>
          </table:table-cell>
          <table:table-cell office:value-type="float" office:value="112" calcext:value-type="float">
            <text:p>112</text:p>
          </table:table-cell>
          <table:table-cell office:value-type="float" office:value="113.129997" calcext:value-type="float">
            <text:p>113.129997</text:p>
          </table:table-cell>
          <table:table-cell office:value-type="float" office:value="76.603333" calcext:value-type="float">
            <text:p>76.603333</text:p>
          </table:table-cell>
          <table:table-cell office:value-type="float" office:value="16721900" calcext:value-type="float">
            <text:p>16721900</text:p>
          </table:table-cell>
        </table:table-row>
        <table:table-row table:style-name="ro1">
          <table:table-cell office:value-type="string" calcext:value-type="string">
            <text:p>2001-12-17</text:p>
          </table:table-cell>
          <table:table-cell office:value-type="float" office:value="112.989998" calcext:value-type="float">
            <text:p>112.989998</text:p>
          </table:table-cell>
          <table:table-cell office:value-type="float" office:value="114.360001" calcext:value-type="float">
            <text:p>114.360001</text:p>
          </table:table-cell>
          <table:table-cell office:value-type="float" office:value="112.900002" calcext:value-type="float">
            <text:p>112.900002</text:p>
          </table:table-cell>
          <table:table-cell office:value-type="float" office:value="114.300003" calcext:value-type="float">
            <text:p>114.300003</text:p>
          </table:table-cell>
          <table:table-cell office:value-type="float" office:value="77.395592" calcext:value-type="float">
            <text:p>77.395592</text:p>
          </table:table-cell>
          <table:table-cell office:value-type="float" office:value="13925900" calcext:value-type="float">
            <text:p>13925900</text:p>
          </table:table-cell>
        </table:table-row>
        <table:table-row table:style-name="ro1">
          <table:table-cell office:value-type="string" calcext:value-type="string">
            <text:p>2001-12-18</text:p>
          </table:table-cell>
          <table:table-cell office:value-type="float" office:value="114.629997" calcext:value-type="float">
            <text:p>114.629997</text:p>
          </table:table-cell>
          <table:table-cell office:value-type="float" office:value="115.150002" calcext:value-type="float">
            <text:p>115.150002</text:p>
          </table:table-cell>
          <table:table-cell office:value-type="float" office:value="114.339996" calcext:value-type="float">
            <text:p>114.339996</text:p>
          </table:table-cell>
          <table:table-cell office:value-type="float" office:value="114.980003" calcext:value-type="float">
            <text:p>114.980003</text:p>
          </table:table-cell>
          <table:table-cell office:value-type="float" office:value="77.856033" calcext:value-type="float">
            <text:p>77.856033</text:p>
          </table:table-cell>
          <table:table-cell office:value-type="float" office:value="13663700" calcext:value-type="float">
            <text:p>13663700</text:p>
          </table:table-cell>
        </table:table-row>
        <table:table-row table:style-name="ro1">
          <table:table-cell office:value-type="string" calcext:value-type="string">
            <text:p>2001-12-19</text:p>
          </table:table-cell>
          <table:table-cell office:value-type="float" office:value="114.089996" calcext:value-type="float">
            <text:p>114.089996</text:p>
          </table:table-cell>
          <table:table-cell office:value-type="float" office:value="115.919998" calcext:value-type="float">
            <text:p>115.919998</text:p>
          </table:table-cell>
          <table:table-cell office:value-type="float" office:value="114" calcext:value-type="float">
            <text:p>114</text:p>
          </table:table-cell>
          <table:table-cell office:value-type="float" office:value="115.790001" calcext:value-type="float">
            <text:p>115.790001</text:p>
          </table:table-cell>
          <table:table-cell office:value-type="float" office:value="78.404488" calcext:value-type="float">
            <text:p>78.404488</text:p>
          </table:table-cell>
          <table:table-cell office:value-type="float" office:value="20143400" calcext:value-type="float">
            <text:p>20143400</text:p>
          </table:table-cell>
        </table:table-row>
        <table:table-row table:style-name="ro1">
          <table:table-cell office:value-type="string" calcext:value-type="string">
            <text:p>2001-12-20</text:p>
          </table:table-cell>
          <table:table-cell office:value-type="float" office:value="115.5" calcext:value-type="float">
            <text:p>115.5</text:p>
          </table:table-cell>
          <table:table-cell office:value-type="float" office:value="115.800003" calcext:value-type="float">
            <text:p>115.800003</text:p>
          </table:table-cell>
          <table:table-cell office:value-type="float" office:value="114.550003" calcext:value-type="float">
            <text:p>114.550003</text:p>
          </table:table-cell>
          <table:table-cell office:value-type="float" office:value="114.650002" calcext:value-type="float">
            <text:p>114.650002</text:p>
          </table:table-cell>
          <table:table-cell office:value-type="float" office:value="77.632561" calcext:value-type="float">
            <text:p>77.632561</text:p>
          </table:table-cell>
          <table:table-cell office:value-type="float" office:value="14867900" calcext:value-type="float">
            <text:p>14867900</text:p>
          </table:table-cell>
        </table:table-row>
        <table:table-row table:style-name="ro1">
          <table:table-cell office:value-type="string" calcext:value-type="string">
            <text:p>2001-12-21</text:p>
          </table:table-cell>
          <table:table-cell office:value-type="float" office:value="115.029999" calcext:value-type="float">
            <text:p>115.029999</text:p>
          </table:table-cell>
          <table:table-cell office:value-type="float" office:value="115.07" calcext:value-type="float">
            <text:p>115.07</text:p>
          </table:table-cell>
          <table:table-cell office:value-type="float" office:value="114.199997" calcext:value-type="float">
            <text:p>114.199997</text:p>
          </table:table-cell>
          <table:table-cell office:value-type="float" office:value="114.949997" calcext:value-type="float">
            <text:p>114.949997</text:p>
          </table:table-cell>
          <table:table-cell office:value-type="float" office:value="78.103424" calcext:value-type="float">
            <text:p>78.103424</text:p>
          </table:table-cell>
          <table:table-cell office:value-type="float" office:value="14037700" calcext:value-type="float">
            <text:p>14037700</text:p>
          </table:table-cell>
        </table:table-row>
        <table:table-row table:style-name="ro1">
          <table:table-cell office:value-type="string" calcext:value-type="string">
            <text:p>2001-12-24</text:p>
          </table:table-cell>
          <table:table-cell office:value-type="float" office:value="114.830002" calcext:value-type="float">
            <text:p>114.830002</text:p>
          </table:table-cell>
          <table:table-cell office:value-type="float" office:value="115.040001" calcext:value-type="float">
            <text:p>115.040001</text:p>
          </table:table-cell>
          <table:table-cell office:value-type="float" office:value="114.610001" calcext:value-type="float">
            <text:p>114.610001</text:p>
          </table:table-cell>
          <table:table-cell office:value-type="float" office:value="114.730003" calcext:value-type="float">
            <text:p>114.730003</text:p>
          </table:table-cell>
          <table:table-cell office:value-type="float" office:value="77.953941" calcext:value-type="float">
            <text:p>77.953941</text:p>
          </table:table-cell>
          <table:table-cell office:value-type="float" office:value="5728800" calcext:value-type="float">
            <text:p>5728800</text:p>
          </table:table-cell>
        </table:table-row>
        <table:table-row table:style-name="ro1">
          <table:table-cell office:value-type="string" calcext:value-type="string">
            <text:p>2001-12-26</text:p>
          </table:table-cell>
          <table:table-cell office:value-type="float" office:value="114.650002" calcext:value-type="float">
            <text:p>114.650002</text:p>
          </table:table-cell>
          <table:table-cell office:value-type="float" office:value="116.209999" calcext:value-type="float">
            <text:p>116.209999</text:p>
          </table:table-cell>
          <table:table-cell office:value-type="float" office:value="114.650002" calcext:value-type="float">
            <text:p>114.650002</text:p>
          </table:table-cell>
          <table:table-cell office:value-type="float" office:value="115.360001" calcext:value-type="float">
            <text:p>115.360001</text:p>
          </table:table-cell>
          <table:table-cell office:value-type="float" office:value="78.382042" calcext:value-type="float">
            <text:p>78.382042</text:p>
          </table:table-cell>
          <table:table-cell office:value-type="float" office:value="10304800" calcext:value-type="float">
            <text:p>10304800</text:p>
          </table:table-cell>
        </table:table-row>
        <table:table-row table:style-name="ro1">
          <table:table-cell office:value-type="string" calcext:value-type="string">
            <text:p>2001-12-27</text:p>
          </table:table-cell>
          <table:table-cell office:value-type="float" office:value="115.300003" calcext:value-type="float">
            <text:p>115.300003</text:p>
          </table:table-cell>
          <table:table-cell office:value-type="float" office:value="116.080002" calcext:value-type="float">
            <text:p>116.080002</text:p>
          </table:table-cell>
          <table:table-cell office:value-type="float" office:value="115.25" calcext:value-type="float">
            <text:p>115.25</text:p>
          </table:table-cell>
          <table:table-cell office:value-type="float" office:value="116.059998" calcext:value-type="float">
            <text:p>116.059998</text:p>
          </table:table-cell>
          <table:table-cell office:value-type="float" office:value="78.857605" calcext:value-type="float">
            <text:p>78.857605</text:p>
          </table:table-cell>
          <table:table-cell office:value-type="float" office:value="9407300" calcext:value-type="float">
            <text:p>9407300</text:p>
          </table:table-cell>
        </table:table-row>
        <table:table-row table:style-name="ro1">
          <table:table-cell office:value-type="string" calcext:value-type="string">
            <text:p>2001-12-28</text:p>
          </table:table-cell>
          <table:table-cell office:value-type="float" office:value="116.290001" calcext:value-type="float">
            <text:p>116.290001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5.919998" calcext:value-type="float">
            <text:p>115.919998</text:p>
          </table:table-cell>
          <table:table-cell office:value-type="float" office:value="116" calcext:value-type="float">
            <text:p>116</text:p>
          </table:table-cell>
          <table:table-cell office:value-type="float" office:value="78.816849" calcext:value-type="float">
            <text:p>78.816849</text:p>
          </table:table-cell>
          <table:table-cell office:value-type="float" office:value="10593800" calcext:value-type="float">
            <text:p>10593800</text:p>
          </table:table-cell>
        </table:table-row>
        <table:table-row table:style-name="ro1">
          <table:table-cell office:value-type="string" calcext:value-type="string">
            <text:p>2001-12-31</text:p>
          </table:table-cell>
          <table:table-cell office:value-type="float" office:value="116.150002" calcext:value-type="float">
            <text:p>116.150002</text:p>
          </table:table-cell>
          <table:table-cell office:value-type="float" office:value="116.389999" calcext:value-type="float">
            <text:p>116.389999</text:p>
          </table:table-cell>
          <table:table-cell office:value-type="float" office:value="114.230003" calcext:value-type="float">
            <text:p>114.230003</text:p>
          </table:table-cell>
          <table:table-cell office:value-type="float" office:value="114.300003" calcext:value-type="float">
            <text:p>114.300003</text:p>
          </table:table-cell>
          <table:table-cell office:value-type="float" office:value="77.661797" calcext:value-type="float">
            <text:p>77.661797</text:p>
          </table:table-cell>
          <table:table-cell office:value-type="float" office:value="14619500" calcext:value-type="float">
            <text:p>14619500</text:p>
          </table:table-cell>
        </table:table-row>
        <table:table-row table:style-name="ro1">
          <table:table-cell office:value-type="string" calcext:value-type="string">
            <text:p>2002-01-02</text:p>
          </table:table-cell>
          <table:table-cell office:value-type="float" office:value="115.110001" calcext:value-type="float">
            <text:p>115.110001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3.809998" calcext:value-type="float">
            <text:p>113.809998</text:p>
          </table:table-cell>
          <table:table-cell office:value-type="float" office:value="115.529999" calcext:value-type="float">
            <text:p>115.529999</text:p>
          </table:table-cell>
          <table:table-cell office:value-type="float" office:value="78.497536" calcext:value-type="float">
            <text:p>78.497536</text:p>
          </table:table-cell>
          <table:table-cell office:value-type="float" office:value="18651900" calcext:value-type="float">
            <text:p>18651900</text:p>
          </table:table-cell>
        </table:table-row>
        <table:table-row table:style-name="ro1">
          <table:table-cell office:value-type="string" calcext:value-type="string">
            <text:p>2002-01-03</text:p>
          </table:table-cell>
          <table:table-cell office:value-type="float" office:value="115.650002" calcext:value-type="float">
            <text:p>115.650002</text:p>
          </table:table-cell>
          <table:table-cell office:value-type="float" office:value="116.949997" calcext:value-type="float">
            <text:p>116.949997</text:p>
          </table:table-cell>
          <table:table-cell office:value-type="float" office:value="115.540001" calcext:value-type="float">
            <text:p>115.540001</text:p>
          </table:table-cell>
          <table:table-cell office:value-type="float" office:value="116.839996" calcext:value-type="float">
            <text:p>116.839996</text:p>
          </table:table-cell>
          <table:table-cell office:value-type="float" office:value="79.387596" calcext:value-type="float">
            <text:p>79.387596</text:p>
          </table:table-cell>
          <table:table-cell office:value-type="float" office:value="15743000" calcext:value-type="float">
            <text:p>15743000</text:p>
          </table:table-cell>
        </table:table-row>
        <table:table-row table:style-name="ro1">
          <table:table-cell office:value-type="string" calcext:value-type="string">
            <text:p>2002-01-04</text:p>
          </table:table-cell>
          <table:table-cell office:value-type="float" office:value="117.169998" calcext:value-type="float">
            <text:p>117.169998</text:p>
          </table:table-cell>
          <table:table-cell office:value-type="float" office:value="117.980003" calcext:value-type="float">
            <text:p>117.980003</text:p>
          </table:table-cell>
          <table:table-cell office:value-type="float" office:value="116.550003" calcext:value-type="float">
            <text:p>116.550003</text:p>
          </table:table-cell>
          <table:table-cell office:value-type="float" office:value="117.620003" calcext:value-type="float">
            <text:p>117.620003</text:p>
          </table:table-cell>
          <table:table-cell office:value-type="float" office:value="79.91758" calcext:value-type="float">
            <text:p>79.91758</text:p>
          </table:table-cell>
          <table:table-cell office:value-type="float" office:value="20140700" calcext:value-type="float">
            <text:p>20140700</text:p>
          </table:table-cell>
        </table:table-row>
        <table:table-row table:style-name="ro1">
          <table:table-cell office:value-type="string" calcext:value-type="string">
            <text:p>2002-01-07</text:p>
          </table:table-cell>
          <table:table-cell office:value-type="float" office:value="117.699997" calcext:value-type="float">
            <text:p>117.699997</text:p>
          </table:table-cell>
          <table:table-cell office:value-type="float" office:value="117.989998" calcext:value-type="float">
            <text:p>117.989998</text:p>
          </table:table-cell>
          <table:table-cell office:value-type="float" office:value="116.559998" calcext:value-type="float">
            <text:p>116.559998</text:p>
          </table:table-cell>
          <table:table-cell office:value-type="float" office:value="116.790001" calcext:value-type="float">
            <text:p>116.790001</text:p>
          </table:table-cell>
          <table:table-cell office:value-type="float" office:value="79.353615" calcext:value-type="float">
            <text:p>79.353615</text:p>
          </table:table-cell>
          <table:table-cell office:value-type="float" office:value="13106500" calcext:value-type="float">
            <text:p>13106500</text:p>
          </table:table-cell>
        </table:table-row>
        <table:table-row table:style-name="ro1">
          <table:table-cell office:value-type="string" calcext:value-type="string">
            <text:p>2002-01-08</text:p>
          </table:table-cell>
          <table:table-cell office:value-type="float" office:value="116.790001" calcext:value-type="float">
            <text:p>116.790001</text:p>
          </table:table-cell>
          <table:table-cell office:value-type="float" office:value="117.059998" calcext:value-type="float">
            <text:p>117.059998</text:p>
          </table:table-cell>
          <table:table-cell office:value-type="float" office:value="115.970001" calcext:value-type="float">
            <text:p>115.970001</text:p>
          </table:table-cell>
          <table:table-cell office:value-type="float" office:value="116.519997" calcext:value-type="float">
            <text:p>116.519997</text:p>
          </table:table-cell>
          <table:table-cell office:value-type="float" office:value="79.170166" calcext:value-type="float">
            <text:p>79.170166</text:p>
          </table:table-cell>
          <table:table-cell office:value-type="float" office:value="12683700" calcext:value-type="float">
            <text:p>12683700</text:p>
          </table:table-cell>
        </table:table-row>
        <table:table-row table:style-name="ro1">
          <table:table-cell office:value-type="string" calcext:value-type="string">
            <text:p>2002-01-09</text:p>
          </table:table-cell>
          <table:table-cell office:value-type="float" office:value="116.68" calcext:value-type="float">
            <text:p>116.68</text:p>
          </table:table-cell>
          <table:table-cell office:value-type="float" office:value="117.779999" calcext:value-type="float">
            <text:p>117.779999</text:p>
          </table:table-cell>
          <table:table-cell office:value-type="float" office:value="115.339996" calcext:value-type="float">
            <text:p>115.339996</text:p>
          </table:table-cell>
          <table:table-cell office:value-type="float" office:value="115.57" calcext:value-type="float">
            <text:p>115.57</text:p>
          </table:table-cell>
          <table:table-cell office:value-type="float" office:value="78.524673" calcext:value-type="float">
            <text:p>78.524673</text:p>
          </table:table-cell>
          <table:table-cell office:value-type="float" office:value="16610300" calcext:value-type="float">
            <text:p>16610300</text:p>
          </table:table-cell>
        </table:table-row>
        <table:table-row table:style-name="ro1">
          <table:table-cell office:value-type="string" calcext:value-type="string">
            <text:p>2002-01-10</text:p>
          </table:table-cell>
          <table:table-cell office:value-type="float" office:value="115.690002" calcext:value-type="float">
            <text:p>115.690002</text:p>
          </table:table-cell>
          <table:table-cell office:value-type="float" office:value="116.349998" calcext:value-type="float">
            <text:p>116.349998</text:p>
          </table:table-cell>
          <table:table-cell office:value-type="float" office:value="115.300003" calcext:value-type="float">
            <text:p>115.300003</text:p>
          </table:table-cell>
          <table:table-cell office:value-type="float" office:value="116.080002" calcext:value-type="float">
            <text:p>116.080002</text:p>
          </table:table-cell>
          <table:table-cell office:value-type="float" office:value="78.871216" calcext:value-type="float">
            <text:p>78.871216</text:p>
          </table:table-cell>
          <table:table-cell office:value-type="float" office:value="12823400" calcext:value-type="float">
            <text:p>12823400</text:p>
          </table:table-cell>
        </table:table-row>
        <table:table-row table:style-name="ro1">
          <table:table-cell office:value-type="string" calcext:value-type="string">
            <text:p>2002-01-11</text:p>
          </table:table-cell>
          <table:table-cell office:value-type="float" office:value="116.209999" calcext:value-type="float">
            <text:p>116.209999</text:p>
          </table:table-cell>
          <table:table-cell office:value-type="float" office:value="116.279999" calcext:value-type="float">
            <text:p>116.279999</text:p>
          </table:table-cell>
          <table:table-cell office:value-type="float" office:value="114.699997" calcext:value-type="float">
            <text:p>114.699997</text:p>
          </table:table-cell>
          <table:table-cell office:value-type="float" office:value="114.940002" calcext:value-type="float">
            <text:p>114.940002</text:p>
          </table:table-cell>
          <table:table-cell office:value-type="float" office:value="78.096672" calcext:value-type="float">
            <text:p>78.096672</text:p>
          </table:table-cell>
          <table:table-cell office:value-type="float" office:value="13708400" calcext:value-type="float">
            <text:p>13708400</text:p>
          </table:table-cell>
        </table:table-row>
        <table:table-row table:style-name="ro1">
          <table:table-cell office:value-type="string" calcext:value-type="string">
            <text:p>2002-01-14</text:p>
          </table:table-cell>
          <table:table-cell office:value-type="float" office:value="114.650002" calcext:value-type="float">
            <text:p>114.650002</text:p>
          </table:table-cell>
          <table:table-cell office:value-type="float" office:value="114.839996" calcext:value-type="float">
            <text:p>114.839996</text:p>
          </table:table-cell>
          <table:table-cell office:value-type="float" office:value="113.959999" calcext:value-type="float">
            <text:p>113.959999</text:p>
          </table:table-cell>
          <table:table-cell office:value-type="float" office:value="114.220001" calcext:value-type="float">
            <text:p>114.220001</text:p>
          </table:table-cell>
          <table:table-cell office:value-type="float" office:value="77.607437" calcext:value-type="float">
            <text:p>77.607437</text:p>
          </table:table-cell>
          <table:table-cell office:value-type="float" office:value="12301100" calcext:value-type="float">
            <text:p>12301100</text:p>
          </table:table-cell>
        </table:table-row>
        <table:table-row table:style-name="ro1">
          <table:table-cell office:value-type="string" calcext:value-type="string">
            <text:p>2002-01-15</text:p>
          </table:table-cell>
          <table:table-cell office:value-type="float" office:value="114.550003" calcext:value-type="float">
            <text:p>114.550003</text:p>
          </table:table-cell>
          <table:table-cell office:value-type="float" office:value="115.389999" calcext:value-type="float">
            <text:p>115.389999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115.150002" calcext:value-type="float">
            <text:p>115.150002</text:p>
          </table:table-cell>
          <table:table-cell office:value-type="float" office:value="78.239311" calcext:value-type="float">
            <text:p>78.239311</text:p>
          </table:table-cell>
          <table:table-cell office:value-type="float" office:value="20219900" calcext:value-type="float">
            <text:p>20219900</text:p>
          </table:table-cell>
        </table:table-row>
        <table:table-row table:style-name="ro1">
          <table:table-cell office:value-type="string" calcext:value-type="string">
            <text:p>2002-01-16</text:p>
          </table:table-cell>
          <table:table-cell office:value-type="float" office:value="114.300003" calcext:value-type="float">
            <text:p>114.300003</text:p>
          </table:table-cell>
          <table:table-cell office:value-type="float" office:value="114.400002" calcext:value-type="float">
            <text:p>114.400002</text:p>
          </table:table-cell>
          <table:table-cell office:value-type="float" office:value="112.690002" calcext:value-type="float">
            <text:p>112.690002</text:p>
          </table:table-cell>
          <table:table-cell office:value-type="float" office:value="112.82" calcext:value-type="float">
            <text:p>112.82</text:p>
          </table:table-cell>
          <table:table-cell office:value-type="float" office:value="76.656204" calcext:value-type="float">
            <text:p>76.656204</text:p>
          </table:table-cell>
          <table:table-cell office:value-type="float" office:value="17067000" calcext:value-type="float">
            <text:p>17067000</text:p>
          </table:table-cell>
        </table:table-row>
        <table:table-row table:style-name="ro1">
          <table:table-cell office:value-type="string" calcext:value-type="string">
            <text:p>2002-01-17</text:p>
          </table:table-cell>
          <table:table-cell office:value-type="float" office:value="113.760002" calcext:value-type="float">
            <text:p>113.760002</text:p>
          </table:table-cell>
          <table:table-cell office:value-type="float" office:value="114.239998" calcext:value-type="float">
            <text:p>114.239998</text:p>
          </table:table-cell>
          <table:table-cell office:value-type="float" office:value="113.400002" calcext:value-type="float">
            <text:p>113.400002</text:p>
          </table:table-cell>
          <table:table-cell office:value-type="float" office:value="113.669998" calcext:value-type="float">
            <text:p>113.669998</text:p>
          </table:table-cell>
          <table:table-cell office:value-type="float" office:value="77.233742" calcext:value-type="float">
            <text:p>77.233742</text:p>
          </table:table-cell>
          <table:table-cell office:value-type="float" office:value="17283400" calcext:value-type="float">
            <text:p>17283400</text:p>
          </table:table-cell>
        </table:table-row>
        <table:table-row table:style-name="ro1">
          <table:table-cell office:value-type="string" calcext:value-type="string">
            <text:p>2002-01-18</text:p>
          </table:table-cell>
          <table:table-cell office:value-type="float" office:value="113" calcext:value-type="float">
            <text:p>113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2.669998" calcext:value-type="float">
            <text:p>112.669998</text:p>
          </table:table-cell>
          <table:table-cell office:value-type="float" office:value="113.150002" calcext:value-type="float">
            <text:p>113.150002</text:p>
          </table:table-cell>
          <table:table-cell office:value-type="float" office:value="76.880417" calcext:value-type="float">
            <text:p>76.880417</text:p>
          </table:table-cell>
          <table:table-cell office:value-type="float" office:value="17028000" calcext:value-type="float">
            <text:p>17028000</text:p>
          </table:table-cell>
        </table:table-row>
        <table:table-row table:style-name="ro1">
          <table:table-cell office:value-type="string" calcext:value-type="string">
            <text:p>2002-01-22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2.019997" calcext:value-type="float">
            <text:p>112.019997</text:p>
          </table:table-cell>
          <table:table-cell office:value-type="float" office:value="112.370003" calcext:value-type="float">
            <text:p>112.370003</text:p>
          </table:table-cell>
          <table:table-cell office:value-type="float" office:value="76.350426" calcext:value-type="float">
            <text:p>76.350426</text:p>
          </table:table-cell>
          <table:table-cell office:value-type="float" office:value="11689300" calcext:value-type="float">
            <text:p>11689300</text:p>
          </table:table-cell>
        </table:table-row>
        <table:table-row table:style-name="ro1">
          <table:table-cell office:value-type="string" calcext:value-type="string">
            <text:p>2002-01-23</text:p>
          </table:table-cell>
          <table:table-cell office:value-type="float" office:value="112.629997" calcext:value-type="float">
            <text:p>112.629997</text:p>
          </table:table-cell>
          <table:table-cell office:value-type="float" office:value="113.550003" calcext:value-type="float">
            <text:p>113.550003</text:p>
          </table:table-cell>
          <table:table-cell office:value-type="float" office:value="112.019997" calcext:value-type="float">
            <text:p>112.019997</text:p>
          </table:table-cell>
          <table:table-cell office:value-type="float" office:value="113.230003" calcext:value-type="float">
            <text:p>113.230003</text:p>
          </table:table-cell>
          <table:table-cell office:value-type="float" office:value="76.934761" calcext:value-type="float">
            <text:p>76.934761</text:p>
          </table:table-cell>
          <table:table-cell office:value-type="float" office:value="12438900" calcext:value-type="float">
            <text:p>12438900</text:p>
          </table:table-cell>
        </table:table-row>
        <table:table-row table:style-name="ro1">
          <table:table-cell office:value-type="string" calcext:value-type="string">
            <text:p>2002-01-24</text:p>
          </table:table-cell>
          <table:table-cell office:value-type="float" office:value="113.639999" calcext:value-type="float">
            <text:p>113.639999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3.32" calcext:value-type="float">
            <text:p>113.32</text:p>
          </table:table-cell>
          <table:table-cell office:value-type="float" office:value="113.580002" calcext:value-type="float">
            <text:p>113.580002</text:p>
          </table:table-cell>
          <table:table-cell office:value-type="float" office:value="77.172562" calcext:value-type="float">
            <text:p>77.172562</text:p>
          </table:table-cell>
          <table:table-cell office:value-type="float" office:value="12142800" calcext:value-type="float">
            <text:p>12142800</text:p>
          </table:table-cell>
        </table:table-row>
        <table:table-row table:style-name="ro1">
          <table:table-cell office:value-type="string" calcext:value-type="string">
            <text:p>2002-01-25</text:p>
          </table:table-cell>
          <table:table-cell office:value-type="float" office:value="113.120003" calcext:value-type="float">
            <text:p>113.120003</text:p>
          </table:table-cell>
          <table:table-cell office:value-type="float" office:value="114.18" calcext:value-type="float">
            <text:p>114.18</text:p>
          </table:table-cell>
          <table:table-cell office:value-type="float" office:value="113.040001" calcext:value-type="float">
            <text:p>113.040001</text:p>
          </table:table-cell>
          <table:table-cell office:value-type="float" office:value="113.550003" calcext:value-type="float">
            <text:p>113.550003</text:p>
          </table:table-cell>
          <table:table-cell office:value-type="float" office:value="77.152229" calcext:value-type="float">
            <text:p>77.152229</text:p>
          </table:table-cell>
          <table:table-cell office:value-type="float" office:value="12810700" calcext:value-type="float">
            <text:p>12810700</text:p>
          </table:table-cell>
        </table:table-row>
        <table:table-row table:style-name="ro1">
          <table:table-cell office:value-type="string" calcext:value-type="string">
            <text:p>2002-01-28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114.190002" calcext:value-type="float">
            <text:p>114.190002</text:p>
          </table:table-cell>
          <table:table-cell office:value-type="float" office:value="112.919998" calcext:value-type="float">
            <text:p>112.919998</text:p>
          </table:table-cell>
          <table:table-cell office:value-type="float" office:value="113.860001" calcext:value-type="float">
            <text:p>113.860001</text:p>
          </table:table-cell>
          <table:table-cell office:value-type="float" office:value="77.362831" calcext:value-type="float">
            <text:p>77.362831</text:p>
          </table:table-cell>
          <table:table-cell office:value-type="float" office:value="10589200" calcext:value-type="float">
            <text:p>10589200</text:p>
          </table:table-cell>
        </table:table-row>
        <table:table-row table:style-name="ro1">
          <table:table-cell office:value-type="string" calcext:value-type="string">
            <text:p>2002-01-29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4.129997" calcext:value-type="float">
            <text:p>114.129997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110.279999" calcext:value-type="float">
            <text:p>110.279999</text:p>
          </table:table-cell>
          <table:table-cell office:value-type="float" office:value="74.930359" calcext:value-type="float">
            <text:p>74.930359</text:p>
          </table:table-cell>
          <table:table-cell office:value-type="float" office:value="27720800" calcext:value-type="float">
            <text:p>27720800</text:p>
          </table:table-cell>
        </table:table-row>
        <table:table-row table:style-name="ro1">
          <table:table-cell office:value-type="string" calcext:value-type="string">
            <text:p>2002-01-30</text:p>
          </table:table-cell>
          <table:table-cell office:value-type="float" office:value="110.389999" calcext:value-type="float">
            <text:p>110.389999</text:p>
          </table:table-cell>
          <table:table-cell office:value-type="float" office:value="113.389999" calcext:value-type="float">
            <text:p>113.389999</text:p>
          </table:table-cell>
          <table:table-cell office:value-type="float" office:value="108.400002" calcext:value-type="float">
            <text:p>108.400002</text:p>
          </table:table-cell>
          <table:table-cell office:value-type="float" office:value="111.870003" calcext:value-type="float">
            <text:p>111.870003</text:p>
          </table:table-cell>
          <table:table-cell office:value-type="float" office:value="76.010712" calcext:value-type="float">
            <text:p>76.010712</text:p>
          </table:table-cell>
          <table:table-cell office:value-type="float" office:value="34711800" calcext:value-type="float">
            <text:p>34711800</text:p>
          </table:table-cell>
        </table:table-row>
        <table:table-row table:style-name="ro1">
          <table:table-cell office:value-type="string" calcext:value-type="string">
            <text:p>2002-01-31</text:p>
          </table:table-cell>
          <table:table-cell office:value-type="float" office:value="112.150002" calcext:value-type="float">
            <text:p>112.150002</text:p>
          </table:table-cell>
          <table:table-cell office:value-type="float" office:value="113.300003" calcext:value-type="float">
            <text:p>113.300003</text:p>
          </table:table-cell>
          <table:table-cell office:value-type="float" office:value="111.620003" calcext:value-type="float">
            <text:p>111.620003</text:p>
          </table:table-cell>
          <table:table-cell office:value-type="float" office:value="113.18" calcext:value-type="float">
            <text:p>113.18</text:p>
          </table:table-cell>
          <table:table-cell office:value-type="float" office:value="76.90081" calcext:value-type="float">
            <text:p>76.90081</text:p>
          </table:table-cell>
          <table:table-cell office:value-type="float" office:value="19909200" calcext:value-type="float">
            <text:p>19909200</text:p>
          </table:table-cell>
        </table:table-row>
        <table:table-row table:style-name="ro1">
          <table:table-cell office:value-type="string" calcext:value-type="string">
            <text:p>2002-02-01</text:p>
          </table:table-cell>
          <table:table-cell office:value-type="float" office:value="113.089996" calcext:value-type="float">
            <text:p>113.089996</text:p>
          </table:table-cell>
          <table:table-cell office:value-type="float" office:value="113.300003" calcext:value-type="float">
            <text:p>113.300003</text:p>
          </table:table-cell>
          <table:table-cell office:value-type="float" office:value="112.169998" calcext:value-type="float">
            <text:p>112.169998</text:p>
          </table:table-cell>
          <table:table-cell office:value-type="float" office:value="112.650002" calcext:value-type="float">
            <text:p>112.650002</text:p>
          </table:table-cell>
          <table:table-cell office:value-type="float" office:value="76.540695" calcext:value-type="float">
            <text:p>76.540695</text:p>
          </table:table-cell>
          <table:table-cell office:value-type="float" office:value="15838500" calcext:value-type="float">
            <text:p>15838500</text:p>
          </table:table-cell>
        </table:table-row>
        <table:table-row table:style-name="ro1">
          <table:table-cell office:value-type="string" calcext:value-type="string">
            <text:p>2002-02-04</text:p>
          </table:table-cell>
          <table:table-cell table:number-columns-repeated="2" office:value-type="float" office:value="112.230003" calcext:value-type="float">
            <text:p>112.230003</text:p>
          </table:table-cell>
          <table:table-cell office:value-type="float" office:value="109.440002" calcext:value-type="float">
            <text:p>109.440002</text:p>
          </table:table-cell>
          <table:table-cell office:value-type="float" office:value="109.849998" calcext:value-type="float">
            <text:p>109.849998</text:p>
          </table:table-cell>
          <table:table-cell office:value-type="float" office:value="74.638222" calcext:value-type="float">
            <text:p>74.638222</text:p>
          </table:table-cell>
          <table:table-cell office:value-type="float" office:value="24243400" calcext:value-type="float">
            <text:p>24243400</text:p>
          </table:table-cell>
        </table:table-row>
        <table:table-row table:style-name="ro1">
          <table:table-cell office:value-type="string" calcext:value-type="string">
            <text:p>2002-02-05</text:p>
          </table:table-cell>
          <table:table-cell office:value-type="float" office:value="109.400002" calcext:value-type="float">
            <text:p>109.400002</text:p>
          </table:table-cell>
          <table:table-cell office:value-type="float" office:value="110.489998" calcext:value-type="float">
            <text:p>110.489998</text:p>
          </table:table-cell>
          <table:table-cell office:value-type="float" office:value="108.529999" calcext:value-type="float">
            <text:p>108.529999</text:p>
          </table:table-cell>
          <table:table-cell office:value-type="float" office:value="109.169998" calcext:value-type="float">
            <text:p>109.169998</text:p>
          </table:table-cell>
          <table:table-cell office:value-type="float" office:value="74.176178" calcext:value-type="float">
            <text:p>74.176178</text:p>
          </table:table-cell>
          <table:table-cell office:value-type="float" office:value="33614000" calcext:value-type="float">
            <text:p>33614000</text:p>
          </table:table-cell>
        </table:table-row>
        <table:table-row table:style-name="ro1">
          <table:table-cell office:value-type="string" calcext:value-type="string">
            <text:p>2002-02-06</text:p>
          </table:table-cell>
          <table:table-cell office:value-type="float" office:value="109.650002" calcext:value-type="float">
            <text:p>109.650002</text:p>
          </table:table-cell>
          <table:table-cell office:value-type="float" office:value="109.739998" calcext:value-type="float">
            <text:p>109.739998</text:p>
          </table:table-cell>
          <table:table-cell office:value-type="float" office:value="108.059998" calcext:value-type="float">
            <text:p>108.059998</text:p>
          </table:table-cell>
          <table:table-cell office:value-type="float" office:value="108.699997" calcext:value-type="float">
            <text:p>108.699997</text:p>
          </table:table-cell>
          <table:table-cell office:value-type="float" office:value="73.856819" calcext:value-type="float">
            <text:p>73.856819</text:p>
          </table:table-cell>
          <table:table-cell office:value-type="float" office:value="29486000" calcext:value-type="float">
            <text:p>29486000</text:p>
          </table:table-cell>
        </table:table-row>
        <table:table-row table:style-name="ro1">
          <table:table-cell office:value-type="string" calcext:value-type="string">
            <text:p>2002-02-07</text:p>
          </table:table-cell>
          <table:table-cell office:value-type="float" office:value="108.720001" calcext:value-type="float">
            <text:p>108.720001</text:p>
          </table:table-cell>
          <table:table-cell office:value-type="float" office:value="109.860001" calcext:value-type="float">
            <text:p>109.860001</text:p>
          </table:table-cell>
          <table:table-cell office:value-type="float" office:value="108" calcext:value-type="float">
            <text:p>108</text:p>
          </table:table-cell>
          <table:table-cell office:value-type="float" office:value="108.019997" calcext:value-type="float">
            <text:p>108.019997</text:p>
          </table:table-cell>
          <table:table-cell office:value-type="float" office:value="73.394798" calcext:value-type="float">
            <text:p>73.394798</text:p>
          </table:table-cell>
          <table:table-cell office:value-type="float" office:value="23445400" calcext:value-type="float">
            <text:p>23445400</text:p>
          </table:table-cell>
        </table:table-row>
        <table:table-row table:style-name="ro1">
          <table:table-cell office:value-type="string" calcext:value-type="string">
            <text:p>2002-02-08</text:p>
          </table:table-cell>
          <table:table-cell office:value-type="float" office:value="108.629997" calcext:value-type="float">
            <text:p>108.629997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8.300003" calcext:value-type="float">
            <text:p>108.300003</text:p>
          </table:table-cell>
          <table:table-cell office:value-type="float" office:value="110.089996" calcext:value-type="float">
            <text:p>110.089996</text:p>
          </table:table-cell>
          <table:table-cell office:value-type="float" office:value="74.801285" calcext:value-type="float">
            <text:p>74.801285</text:p>
          </table:table-cell>
          <table:table-cell office:value-type="float" office:value="19277800" calcext:value-type="float">
            <text:p>19277800</text:p>
          </table:table-cell>
        </table:table-row>
        <table:table-row table:style-name="ro1">
          <table:table-cell office:value-type="string" calcext:value-type="string">
            <text:p>2002-02-11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111.639999" calcext:value-type="float">
            <text:p>111.639999</text:p>
          </table:table-cell>
          <table:table-cell office:value-type="float" office:value="109.82" calcext:value-type="float">
            <text:p>109.82</text:p>
          </table:table-cell>
          <table:table-cell office:value-type="float" office:value="111.440002" calcext:value-type="float">
            <text:p>111.440002</text:p>
          </table:table-cell>
          <table:table-cell office:value-type="float" office:value="75.718552" calcext:value-type="float">
            <text:p>75.718552</text:p>
          </table:table-cell>
          <table:table-cell office:value-type="float" office:value="18792400" calcext:value-type="float">
            <text:p>18792400</text:p>
          </table:table-cell>
        </table:table-row>
        <table:table-row table:style-name="ro1">
          <table:table-cell office:value-type="string" calcext:value-type="string">
            <text:p>2002-02-12</text:p>
          </table:table-cell>
          <table:table-cell office:value-type="float" office:value="110.959999" calcext:value-type="float">
            <text:p>110.959999</text:p>
          </table:table-cell>
          <table:table-cell office:value-type="float" office:value="111.709999" calcext:value-type="float">
            <text:p>111.709999</text:p>
          </table:table-cell>
          <table:table-cell office:value-type="float" office:value="110.029999" calcext:value-type="float">
            <text:p>110.029999</text:p>
          </table:table-cell>
          <table:table-cell office:value-type="float" office:value="111.089996" calcext:value-type="float">
            <text:p>111.089996</text:p>
          </table:table-cell>
          <table:table-cell office:value-type="float" office:value="75.480743" calcext:value-type="float">
            <text:p>75.480743</text:p>
          </table:table-cell>
          <table:table-cell office:value-type="float" office:value="13942500" calcext:value-type="float">
            <text:p>13942500</text:p>
          </table:table-cell>
        </table:table-row>
        <table:table-row table:style-name="ro1">
          <table:table-cell office:value-type="string" calcext:value-type="string">
            <text:p>2002-02-13</text:p>
          </table:table-cell>
          <table:table-cell office:value-type="float" office:value="111.480003" calcext:value-type="float">
            <text:p>111.480003</text:p>
          </table:table-cell>
          <table:table-cell office:value-type="float" office:value="112.540001" calcext:value-type="float">
            <text:p>112.540001</text:p>
          </table:table-cell>
          <table:table-cell office:value-type="float" office:value="111.349998" calcext:value-type="float">
            <text:p>111.349998</text:p>
          </table:table-cell>
          <table:table-cell office:value-type="float" office:value="112.269997" calcext:value-type="float">
            <text:p>112.269997</text:p>
          </table:table-cell>
          <table:table-cell office:value-type="float" office:value="76.282501" calcext:value-type="float">
            <text:p>76.282501</text:p>
          </table:table-cell>
          <table:table-cell office:value-type="float" office:value="16781100" calcext:value-type="float">
            <text:p>16781100</text:p>
          </table:table-cell>
        </table:table-row>
        <table:table-row table:style-name="ro1">
          <table:table-cell office:value-type="string" calcext:value-type="string">
            <text:p>2002-02-14</text:p>
          </table:table-cell>
          <table:table-cell office:value-type="float" office:value="112.510002" calcext:value-type="float">
            <text:p>112.510002</text:p>
          </table:table-cell>
          <table:table-cell office:value-type="float" office:value="112.970001" calcext:value-type="float">
            <text:p>112.970001</text:p>
          </table:table-cell>
          <table:table-cell office:value-type="float" office:value="111.589996" calcext:value-type="float">
            <text:p>111.589996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76.139786" calcext:value-type="float">
            <text:p>76.139786</text:p>
          </table:table-cell>
          <table:table-cell office:value-type="float" office:value="20453800" calcext:value-type="float">
            <text:p>20453800</text:p>
          </table:table-cell>
        </table:table-row>
        <table:table-row table:style-name="ro1">
          <table:table-cell office:value-type="string" calcext:value-type="string">
            <text:p>2002-02-15</text:p>
          </table:table-cell>
          <table:table-cell office:value-type="float" office:value="112.150002" calcext:value-type="float">
            <text:p>112.150002</text:p>
          </table:table-cell>
          <table:table-cell office:value-type="float" office:value="112.239998" calcext:value-type="float">
            <text:p>112.239998</text:p>
          </table:table-cell>
          <table:table-cell office:value-type="float" office:value="110.709999" calcext:value-type="float">
            <text:p>110.709999</text:p>
          </table:table-cell>
          <table:table-cell office:value-type="float" office:value="110.889999" calcext:value-type="float">
            <text:p>110.889999</text:p>
          </table:table-cell>
          <table:table-cell office:value-type="float" office:value="75.344849" calcext:value-type="float">
            <text:p>75.344849</text:p>
          </table:table-cell>
          <table:table-cell office:value-type="float" office:value="18366800" calcext:value-type="float">
            <text:p>18366800</text:p>
          </table:table-cell>
        </table:table-row>
        <table:table-row table:style-name="ro1">
          <table:table-cell office:value-type="string" calcext:value-type="string">
            <text:p>2002-02-19</text:p>
          </table:table-cell>
          <table:table-cell office:value-type="float" office:value="110.150002" calcext:value-type="float">
            <text:p>110.150002</text:p>
          </table:table-cell>
          <table:table-cell office:value-type="float" office:value="110.290001" calcext:value-type="float">
            <text:p>110.290001</text:p>
          </table:table-cell>
          <table:table-cell office:value-type="float" office:value="108.610001" calcext:value-type="float">
            <text:p>108.610001</text:p>
          </table:table-cell>
          <table:table-cell office:value-type="float" office:value="108.760002" calcext:value-type="float">
            <text:p>108.760002</text:p>
          </table:table-cell>
          <table:table-cell office:value-type="float" office:value="73.897629" calcext:value-type="float">
            <text:p>73.897629</text:p>
          </table:table-cell>
          <table:table-cell office:value-type="float" office:value="15988100" calcext:value-type="float">
            <text:p>15988100</text:p>
          </table:table-cell>
        </table:table-row>
        <table:table-row table:style-name="ro1">
          <table:table-cell office:value-type="string" calcext:value-type="string">
            <text:p>2002-02-20</text:p>
          </table:table-cell>
          <table:table-cell office:value-type="float" office:value="109.050003" calcext:value-type="float">
            <text:p>109.050003</text:p>
          </table:table-cell>
          <table:table-cell office:value-type="float" office:value="110.589996" calcext:value-type="float">
            <text:p>110.589996</text:p>
          </table:table-cell>
          <table:table-cell office:value-type="float" office:value="107.82" calcext:value-type="float">
            <text:p>107.82</text:p>
          </table:table-cell>
          <table:table-cell office:value-type="float" office:value="110.589996" calcext:value-type="float">
            <text:p>110.589996</text:p>
          </table:table-cell>
          <table:table-cell office:value-type="float" office:value="75.141006" calcext:value-type="float">
            <text:p>75.141006</text:p>
          </table:table-cell>
          <table:table-cell office:value-type="float" office:value="29242800" calcext:value-type="float">
            <text:p>29242800</text:p>
          </table:table-cell>
        </table:table-row>
        <table:table-row table:style-name="ro1">
          <table:table-cell office:value-type="string" calcext:value-type="string">
            <text:p>2002-02-21</text:p>
          </table:table-cell>
          <table:table-cell office:value-type="float" office:value="109.93" calcext:value-type="float">
            <text:p>109.93</text:p>
          </table:table-cell>
          <table:table-cell office:value-type="float" office:value="110.629997" calcext:value-type="float">
            <text:p>110.629997</text:p>
          </table:table-cell>
          <table:table-cell office:value-type="float" office:value="108.260002" calcext:value-type="float">
            <text:p>108.260002</text:p>
          </table:table-cell>
          <table:table-cell office:value-type="float" office:value="108.300003" calcext:value-type="float">
            <text:p>108.300003</text:p>
          </table:table-cell>
          <table:table-cell office:value-type="float" office:value="73.585052" calcext:value-type="float">
            <text:p>73.585052</text:p>
          </table:table-cell>
          <table:table-cell office:value-type="float" office:value="26288600" calcext:value-type="float">
            <text:p>26288600</text:p>
          </table:table-cell>
        </table:table-row>
        <table:table-row table:style-name="ro1">
          <table:table-cell office:value-type="string" calcext:value-type="string">
            <text:p>2002-02-22</text:p>
          </table:table-cell>
          <table:table-cell office:value-type="float" office:value="108.349998" calcext:value-type="float">
            <text:p>108.349998</text:p>
          </table:table-cell>
          <table:table-cell office:value-type="float" office:value="109.940002" calcext:value-type="float">
            <text:p>109.940002</text:p>
          </table:table-cell>
          <table:table-cell office:value-type="float" office:value="107.870003" calcext:value-type="float">
            <text:p>107.870003</text:p>
          </table:table-cell>
          <table:table-cell office:value-type="float" office:value="109.639999" calcext:value-type="float">
            <text:p>109.639999</text:p>
          </table:table-cell>
          <table:table-cell office:value-type="float" office:value="74.495529" calcext:value-type="float">
            <text:p>74.495529</text:p>
          </table:table-cell>
          <table:table-cell office:value-type="float" office:value="26572900" calcext:value-type="float">
            <text:p>26572900</text:p>
          </table:table-cell>
        </table:table-row>
        <table:table-row table:style-name="ro1">
          <table:table-cell office:value-type="string" calcext:value-type="string">
            <text:p>2002-02-25</text:p>
          </table:table-cell>
          <table:table-cell office:value-type="float" office:value="109.739998" calcext:value-type="float">
            <text:p>109.739998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109.699997" calcext:value-type="float">
            <text:p>109.699997</text:p>
          </table:table-cell>
          <table:table-cell office:value-type="float" office:value="111.449997" calcext:value-type="float">
            <text:p>111.449997</text:p>
          </table:table-cell>
          <table:table-cell office:value-type="float" office:value="75.725349" calcext:value-type="float">
            <text:p>75.725349</text:p>
          </table:table-cell>
          <table:table-cell office:value-type="float" office:value="17458700" calcext:value-type="float">
            <text:p>17458700</text:p>
          </table:table-cell>
        </table:table-row>
        <table:table-row table:style-name="ro1">
          <table:table-cell office:value-type="string" calcext:value-type="string">
            <text:p>2002-02-26</text:p>
          </table:table-cell>
          <table:table-cell office:value-type="float" office:value="111.599998" calcext:value-type="float">
            <text:p>111.599998</text:p>
          </table:table-cell>
          <table:table-cell office:value-type="float" office:value="112.040001" calcext:value-type="float">
            <text:p>112.040001</text:p>
          </table:table-cell>
          <table:table-cell office:value-type="float" office:value="110.57" calcext:value-type="float">
            <text:p>110.57</text:p>
          </table:table-cell>
          <table:table-cell office:value-type="float" office:value="111.220001" calcext:value-type="float">
            <text:p>111.220001</text:p>
          </table:table-cell>
          <table:table-cell office:value-type="float" office:value="75.569046" calcext:value-type="float">
            <text:p>75.569046</text:p>
          </table:table-cell>
          <table:table-cell office:value-type="float" office:value="22346500" calcext:value-type="float">
            <text:p>22346500</text:p>
          </table:table-cell>
        </table:table-row>
        <table:table-row table:style-name="ro1">
          <table:table-cell office:value-type="string" calcext:value-type="string">
            <text:p>2002-02-27</text:p>
          </table:table-cell>
          <table:table-cell office:value-type="float" office:value="111.959999" calcext:value-type="float">
            <text:p>111.959999</text:p>
          </table:table-cell>
          <table:table-cell office:value-type="float" office:value="112.860001" calcext:value-type="float">
            <text:p>112.860001</text:p>
          </table:table-cell>
          <table:table-cell office:value-type="float" office:value="110.650002" calcext:value-type="float">
            <text:p>110.650002</text:p>
          </table:table-cell>
          <table:table-cell office:value-type="float" office:value="111.650002" calcext:value-type="float">
            <text:p>111.650002</text:p>
          </table:table-cell>
          <table:table-cell office:value-type="float" office:value="75.861214" calcext:value-type="float">
            <text:p>75.861214</text:p>
          </table:table-cell>
          <table:table-cell office:value-type="float" office:value="28597900" calcext:value-type="float">
            <text:p>28597900</text:p>
          </table:table-cell>
        </table:table-row>
        <table:table-row table:style-name="ro1">
          <table:table-cell office:value-type="string" calcext:value-type="string">
            <text:p>2002-02-28</text:p>
          </table:table-cell>
          <table:table-cell office:value-type="float" office:value="111.830002" calcext:value-type="float">
            <text:p>111.830002</text:p>
          </table:table-cell>
          <table:table-cell office:value-type="float" office:value="112.75" calcext:value-type="float">
            <text:p>112.75</text:p>
          </table:table-cell>
          <table:table-cell office:value-type="float" office:value="111.029999" calcext:value-type="float">
            <text:p>111.029999</text:p>
          </table:table-cell>
          <table:table-cell office:value-type="float" office:value="111.150002" calcext:value-type="float">
            <text:p>111.150002</text:p>
          </table:table-cell>
          <table:table-cell office:value-type="float" office:value="75.521492" calcext:value-type="float">
            <text:p>75.521492</text:p>
          </table:table-cell>
          <table:table-cell office:value-type="float" office:value="23755400" calcext:value-type="float">
            <text:p>23755400</text:p>
          </table:table-cell>
        </table:table-row>
        <table:table-row table:style-name="ro1">
          <table:table-cell office:value-type="string" calcext:value-type="string">
            <text:p>2002-03-01</text:p>
          </table:table-cell>
          <table:table-cell office:value-type="float" office:value="111.720001" calcext:value-type="float">
            <text:p>111.720001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1.510002" calcext:value-type="float">
            <text:p>111.510002</text:p>
          </table:table-cell>
          <table:table-cell office:value-type="float" office:value="113.739998" calcext:value-type="float">
            <text:p>113.739998</text:p>
          </table:table-cell>
          <table:table-cell office:value-type="float" office:value="77.281265" calcext:value-type="float">
            <text:p>77.281265</text:p>
          </table:table-cell>
          <table:table-cell office:value-type="float" office:value="26273600" calcext:value-type="float">
            <text:p>26273600</text:p>
          </table:table-cell>
        </table:table-row>
        <table:table-row table:style-name="ro1">
          <table:table-cell office:value-type="string" calcext:value-type="string">
            <text:p>2002-03-04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115.989998" calcext:value-type="float">
            <text:p>115.989998</text:p>
          </table:table-cell>
          <table:table-cell office:value-type="float" office:value="113.650002" calcext:value-type="float">
            <text:p>113.650002</text:p>
          </table:table-cell>
          <table:table-cell office:value-type="float" office:value="115.75" calcext:value-type="float">
            <text:p>115.75</text:p>
          </table:table-cell>
          <table:table-cell office:value-type="float" office:value="78.646996" calcext:value-type="float">
            <text:p>78.646996</text:p>
          </table:table-cell>
          <table:table-cell office:value-type="float" office:value="27184600" calcext:value-type="float">
            <text:p>27184600</text:p>
          </table:table-cell>
        </table:table-row>
        <table:table-row table:style-name="ro1">
          <table:table-cell office:value-type="string" calcext:value-type="string">
            <text:p>2002-03-05</text:p>
          </table:table-cell>
          <table:table-cell office:value-type="float" office:value="115.330002" calcext:value-type="float">
            <text:p>115.330002</text:p>
          </table:table-cell>
          <table:table-cell office:value-type="float" office:value="116.400002" calcext:value-type="float">
            <text:p>116.400002</text:p>
          </table:table-cell>
          <table:table-cell office:value-type="float" office:value="114.970001" calcext:value-type="float">
            <text:p>114.970001</text:p>
          </table:table-cell>
          <table:table-cell office:value-type="float" office:value="115.379997" calcext:value-type="float">
            <text:p>115.379997</text:p>
          </table:table-cell>
          <table:table-cell office:value-type="float" office:value="78.395607" calcext:value-type="float">
            <text:p>78.395607</text:p>
          </table:table-cell>
          <table:table-cell office:value-type="float" office:value="22718900" calcext:value-type="float">
            <text:p>22718900</text:p>
          </table:table-cell>
        </table:table-row>
        <table:table-row table:style-name="ro1">
          <table:table-cell office:value-type="string" calcext:value-type="string">
            <text:p>2002-03-06</text:p>
          </table:table-cell>
          <table:table-cell office:value-type="float" office:value="115.099998" calcext:value-type="float">
            <text:p>115.099998</text:p>
          </table:table-cell>
          <table:table-cell office:value-type="float" office:value="117.150002" calcext:value-type="float">
            <text:p>117.150002</text:p>
          </table:table-cell>
          <table:table-cell office:value-type="float" office:value="115.07" calcext:value-type="float">
            <text:p>115.07</text:p>
          </table:table-cell>
          <table:table-cell office:value-type="float" office:value="116.75" calcext:value-type="float">
            <text:p>116.75</text:p>
          </table:table-cell>
          <table:table-cell office:value-type="float" office:value="79.326454" calcext:value-type="float">
            <text:p>79.326454</text:p>
          </table:table-cell>
          <table:table-cell office:value-type="float" office:value="20143200" calcext:value-type="float">
            <text:p>20143200</text:p>
          </table:table-cell>
        </table:table-row>
        <table:table-row table:style-name="ro1">
          <table:table-cell office:value-type="string" calcext:value-type="string">
            <text:p>2002-03-07</text:p>
          </table:table-cell>
          <table:table-cell office:value-type="float" office:value="117.360001" calcext:value-type="float">
            <text:p>117.360001</text:p>
          </table:table-cell>
          <table:table-cell office:value-type="float" office:value="117.5" calcext:value-type="float">
            <text:p>117.5</text:p>
          </table:table-cell>
          <table:table-cell office:value-type="float" office:value="115.57" calcext:value-type="float">
            <text:p>115.57</text:p>
          </table:table-cell>
          <table:table-cell office:value-type="float" office:value="116.5" calcext:value-type="float">
            <text:p>116.5</text:p>
          </table:table-cell>
          <table:table-cell office:value-type="float" office:value="79.156593" calcext:value-type="float">
            <text:p>79.156593</text:p>
          </table:table-cell>
          <table:table-cell office:value-type="float" office:value="19330800" calcext:value-type="float">
            <text:p>19330800</text:p>
          </table:table-cell>
        </table:table-row>
        <table:table-row table:style-name="ro1">
          <table:table-cell office:value-type="string" calcext:value-type="string">
            <text:p>2002-03-08</text:p>
          </table:table-cell>
          <table:table-cell office:value-type="float" office:value="117.379997" calcext:value-type="float">
            <text:p>117.379997</text:p>
          </table:table-cell>
          <table:table-cell office:value-type="float" office:value="117.900002" calcext:value-type="float">
            <text:p>117.900002</text:p>
          </table:table-cell>
          <table:table-cell office:value-type="float" office:value="116.480003" calcext:value-type="float">
            <text:p>116.480003</text:p>
          </table:table-cell>
          <table:table-cell office:value-type="float" office:value="116.989998" calcext:value-type="float">
            <text:p>116.989998</text:p>
          </table:table-cell>
          <table:table-cell office:value-type="float" office:value="79.489517" calcext:value-type="float">
            <text:p>79.489517</text:p>
          </table:table-cell>
          <table:table-cell office:value-type="float" office:value="19930100" calcext:value-type="float">
            <text:p>19930100</text:p>
          </table:table-cell>
        </table:table-row>
        <table:table-row table:style-name="ro1">
          <table:table-cell office:value-type="string" calcext:value-type="string">
            <text:p>2002-03-11</text:p>
          </table:table-cell>
          <table:table-cell office:value-type="float" office:value="116.889999" calcext:value-type="float">
            <text:p>116.889999</text:p>
          </table:table-cell>
          <table:table-cell office:value-type="float" office:value="117.900002" calcext:value-type="float">
            <text:p>117.900002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7.239998" calcext:value-type="float">
            <text:p>117.239998</text:p>
          </table:table-cell>
          <table:table-cell office:value-type="float" office:value="79.659386" calcext:value-type="float">
            <text:p>79.659386</text:p>
          </table:table-cell>
          <table:table-cell office:value-type="float" office:value="15621800" calcext:value-type="float">
            <text:p>15621800</text:p>
          </table:table-cell>
        </table:table-row>
        <table:table-row table:style-name="ro1">
          <table:table-cell office:value-type="string" calcext:value-type="string">
            <text:p>2002-03-12</text:p>
          </table:table-cell>
          <table:table-cell office:value-type="float" office:value="116.099998" calcext:value-type="float">
            <text:p>116.099998</text:p>
          </table:table-cell>
          <table:table-cell office:value-type="float" office:value="117.25" calcext:value-type="float">
            <text:p>117.25</text:p>
          </table:table-cell>
          <table:table-cell office:value-type="float" office:value="115.940002" calcext:value-type="float">
            <text:p>115.940002</text:p>
          </table:table-cell>
          <table:table-cell office:value-type="float" office:value="117.169998" calcext:value-type="float">
            <text:p>117.169998</text:p>
          </table:table-cell>
          <table:table-cell office:value-type="float" office:value="79.611839" calcext:value-type="float">
            <text:p>79.611839</text:p>
          </table:table-cell>
          <table:table-cell office:value-type="float" office:value="17153600" calcext:value-type="float">
            <text:p>17153600</text:p>
          </table:table-cell>
        </table:table-row>
        <table:table-row table:style-name="ro1">
          <table:table-cell office:value-type="string" calcext:value-type="string">
            <text:p>2002-03-13</text:p>
          </table:table-cell>
          <table:table-cell office:value-type="float" office:value="116.629997" calcext:value-type="float">
            <text:p>116.629997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5.639999" calcext:value-type="float">
            <text:p>115.639999</text:p>
          </table:table-cell>
          <table:table-cell office:value-type="float" office:value="116.040001" calcext:value-type="float">
            <text:p>116.040001</text:p>
          </table:table-cell>
          <table:table-cell office:value-type="float" office:value="78.844048" calcext:value-type="float">
            <text:p>78.844048</text:p>
          </table:table-cell>
          <table:table-cell office:value-type="float" office:value="17175300" calcext:value-type="float">
            <text:p>17175300</text:p>
          </table:table-cell>
        </table:table-row>
        <table:table-row table:style-name="ro1">
          <table:table-cell office:value-type="string" calcext:value-type="string">
            <text:p>2002-03-14</text:p>
          </table:table-cell>
          <table:table-cell office:value-type="float" office:value="116.040001" calcext:value-type="float">
            <text:p>116.040001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5.629997" calcext:value-type="float">
            <text:p>115.629997</text:p>
          </table:table-cell>
          <table:table-cell office:value-type="float" office:value="115.879997" calcext:value-type="float">
            <text:p>115.879997</text:p>
          </table:table-cell>
          <table:table-cell office:value-type="float" office:value="78.735321" calcext:value-type="float">
            <text:p>78.735321</text:p>
          </table:table-cell>
          <table:table-cell office:value-type="float" office:value="11168100" calcext:value-type="float">
            <text:p>11168100</text:p>
          </table:table-cell>
        </table:table-row>
        <table:table-row table:style-name="ro1">
          <table:table-cell office:value-type="string" calcext:value-type="string">
            <text:p>2002-03-15</text:p>
          </table:table-cell>
          <table:table-cell office:value-type="float" office:value="115.970001" calcext:value-type="float">
            <text:p>115.970001</text:p>
          </table:table-cell>
          <table:table-cell office:value-type="float" office:value="116.949997" calcext:value-type="float">
            <text:p>116.949997</text:p>
          </table:table-cell>
          <table:table-cell office:value-type="float" office:value="115.900002" calcext:value-type="float">
            <text:p>115.900002</text:p>
          </table:table-cell>
          <table:table-cell office:value-type="float" office:value="116.650002" calcext:value-type="float">
            <text:p>116.650002</text:p>
          </table:table-cell>
          <table:table-cell office:value-type="float" office:value="79.48555" calcext:value-type="float">
            <text:p>79.48555</text:p>
          </table:table-cell>
          <table:table-cell office:value-type="float" office:value="21220100" calcext:value-type="float">
            <text:p>21220100</text:p>
          </table:table-cell>
        </table:table-row>
        <table:table-row table:style-name="ro1">
          <table:table-cell office:value-type="string" calcext:value-type="string">
            <text:p>2002-03-18</text:p>
          </table:table-cell>
          <table:table-cell office:value-type="float" office:value="117.099998" calcext:value-type="float">
            <text:p>117.099998</text:p>
          </table:table-cell>
          <table:table-cell office:value-type="float" office:value="117.559998" calcext:value-type="float">
            <text:p>117.559998</text:p>
          </table:table-cell>
          <table:table-cell office:value-type="float" office:value="116.099998" calcext:value-type="float">
            <text:p>116.099998</text:p>
          </table:table-cell>
          <table:table-cell office:value-type="float" office:value="116.669998" calcext:value-type="float">
            <text:p>116.669998</text:p>
          </table:table-cell>
          <table:table-cell office:value-type="float" office:value="79.499176" calcext:value-type="float">
            <text:p>79.499176</text:p>
          </table:table-cell>
          <table:table-cell office:value-type="float" office:value="17548900" calcext:value-type="float">
            <text:p>17548900</text:p>
          </table:table-cell>
        </table:table-row>
        <table:table-row table:style-name="ro1">
          <table:table-cell office:value-type="string" calcext:value-type="string">
            <text:p>2002-03-19</text:p>
          </table:table-cell>
          <table:table-cell office:value-type="float" office:value="117.300003" calcext:value-type="float">
            <text:p>117.300003</text:p>
          </table:table-cell>
          <table:table-cell office:value-type="float" office:value="117.739998" calcext:value-type="float">
            <text:p>117.739998</text:p>
          </table:table-cell>
          <table:table-cell office:value-type="float" office:value="116.82" calcext:value-type="float">
            <text:p>116.82</text:p>
          </table:table-cell>
          <table:table-cell office:value-type="float" office:value="117.449997" calcext:value-type="float">
            <text:p>117.449997</text:p>
          </table:table-cell>
          <table:table-cell office:value-type="float" office:value="80.03067" calcext:value-type="float">
            <text:p>80.03067</text:p>
          </table:table-cell>
          <table:table-cell office:value-type="float" office:value="17912000" calcext:value-type="float">
            <text:p>17912000</text:p>
          </table:table-cell>
        </table:table-row>
        <table:table-row table:style-name="ro1">
          <table:table-cell office:value-type="string" calcext:value-type="string">
            <text:p>2002-03-20</text:p>
          </table:table-cell>
          <table:table-cell office:value-type="float" office:value="116.5" calcext:value-type="float">
            <text:p>116.5</text:p>
          </table:table-cell>
          <table:table-cell office:value-type="float" office:value="116.580002" calcext:value-type="float">
            <text:p>116.580002</text:p>
          </table:table-cell>
          <table:table-cell office:value-type="float" office:value="115.190002" calcext:value-type="float">
            <text:p>115.190002</text:p>
          </table:table-cell>
          <table:table-cell office:value-type="float" office:value="115.239998" calcext:value-type="float">
            <text:p>115.239998</text:p>
          </table:table-cell>
          <table:table-cell office:value-type="float" office:value="78.524773" calcext:value-type="float">
            <text:p>78.524773</text:p>
          </table:table-cell>
          <table:table-cell office:value-type="float" office:value="17114500" calcext:value-type="float">
            <text:p>17114500</text:p>
          </table:table-cell>
        </table:table-row>
        <table:table-row table:style-name="ro1">
          <table:table-cell office:value-type="string" calcext:value-type="string">
            <text:p>2002-03-21</text:p>
          </table:table-cell>
          <table:table-cell office:value-type="float" office:value="115.300003" calcext:value-type="float">
            <text:p>115.300003</text:p>
          </table:table-cell>
          <table:table-cell office:value-type="float" office:value="115.900002" calcext:value-type="float">
            <text:p>115.900002</text:p>
          </table:table-cell>
          <table:table-cell office:value-type="float" office:value="114.120003" calcext:value-type="float">
            <text:p>114.120003</text:p>
          </table:table-cell>
          <table:table-cell office:value-type="float" office:value="115.290001" calcext:value-type="float">
            <text:p>115.290001</text:p>
          </table:table-cell>
          <table:table-cell office:value-type="float" office:value="78.558853" calcext:value-type="float">
            <text:p>78.558853</text:p>
          </table:table-cell>
          <table:table-cell office:value-type="float" office:value="25846800" calcext:value-type="float">
            <text:p>25846800</text:p>
          </table:table-cell>
        </table:table-row>
        <table:table-row table:style-name="ro1">
          <table:table-cell office:value-type="string" calcext:value-type="string">
            <text:p>2002-03-22</text:p>
          </table:table-cell>
          <table:table-cell office:value-type="float" office:value="115.5" calcext:value-type="float">
            <text:p>115.5</text:p>
          </table:table-cell>
          <table:table-cell office:value-type="float" office:value="115.940002" calcext:value-type="float">
            <text:p>115.940002</text:p>
          </table:table-cell>
          <table:table-cell office:value-type="float" office:value="114.699997" calcext:value-type="float">
            <text:p>114.699997</text:p>
          </table:table-cell>
          <table:table-cell office:value-type="float" office:value="115.040001" calcext:value-type="float">
            <text:p>115.040001</text:p>
          </table:table-cell>
          <table:table-cell office:value-type="float" office:value="78.388496" calcext:value-type="float">
            <text:p>78.388496</text:p>
          </table:table-cell>
          <table:table-cell office:value-type="float" office:value="15235400" calcext:value-type="float">
            <text:p>15235400</text:p>
          </table:table-cell>
        </table:table-row>
        <table:table-row table:style-name="ro1">
          <table:table-cell office:value-type="string" calcext:value-type="string">
            <text:p>2002-03-25</text:p>
          </table:table-cell>
          <table:table-cell office:value-type="float" office:value="115.089996" calcext:value-type="float">
            <text:p>115.089996</text:p>
          </table:table-cell>
          <table:table-cell office:value-type="float" office:value="115.360001" calcext:value-type="float">
            <text:p>115.360001</text:p>
          </table:table-cell>
          <table:table-cell office:value-type="float" office:value="113.300003" calcext:value-type="float">
            <text:p>113.300003</text:p>
          </table:table-cell>
          <table:table-cell office:value-type="float" office:value="113.610001" calcext:value-type="float">
            <text:p>113.610001</text:p>
          </table:table-cell>
          <table:table-cell office:value-type="float" office:value="77.414093" calcext:value-type="float">
            <text:p>77.414093</text:p>
          </table:table-cell>
          <table:table-cell office:value-type="float" office:value="17499600" calcext:value-type="float">
            <text:p>17499600</text:p>
          </table:table-cell>
        </table:table-row>
        <table:table-row table:style-name="ro1">
          <table:table-cell office:value-type="string" calcext:value-type="string">
            <text:p>2002-03-26</text:p>
          </table:table-cell>
          <table:table-cell office:value-type="float" office:value="113.519997" calcext:value-type="float">
            <text:p>113.519997</text:p>
          </table:table-cell>
          <table:table-cell office:value-type="float" office:value="115.019997" calcext:value-type="float">
            <text:p>115.019997</text:p>
          </table:table-cell>
          <table:table-cell office:value-type="float" office:value="113.470001" calcext:value-type="float">
            <text:p>113.470001</text:p>
          </table:table-cell>
          <table:table-cell office:value-type="float" office:value="114.269997" calcext:value-type="float">
            <text:p>114.269997</text:p>
          </table:table-cell>
          <table:table-cell office:value-type="float" office:value="77.863815" calcext:value-type="float">
            <text:p>77.863815</text:p>
          </table:table-cell>
          <table:table-cell office:value-type="float" office:value="19947600" calcext:value-type="float">
            <text:p>19947600</text:p>
          </table:table-cell>
        </table:table-row>
        <table:table-row table:style-name="ro1">
          <table:table-cell office:value-type="string" calcext:value-type="string">
            <text:p>2002-03-27</text:p>
          </table:table-cell>
          <table:table-cell office:value-type="float" office:value="114.029999" calcext:value-type="float">
            <text:p>114.029999</text:p>
          </table:table-cell>
          <table:table-cell office:value-type="float" office:value="115.010002" calcext:value-type="float">
            <text:p>115.010002</text:p>
          </table:table-cell>
          <table:table-cell office:value-type="float" office:value="113.760002" calcext:value-type="float">
            <text:p>113.760002</text:p>
          </table:table-cell>
          <table:table-cell office:value-type="float" office:value="114.57" calcext:value-type="float">
            <text:p>114.57</text:p>
          </table:table-cell>
          <table:table-cell office:value-type="float" office:value="78.068245" calcext:value-type="float">
            <text:p>78.068245</text:p>
          </table:table-cell>
          <table:table-cell office:value-type="float" office:value="19020300" calcext:value-type="float">
            <text:p>19020300</text:p>
          </table:table-cell>
        </table:table-row>
        <table:table-row table:style-name="ro1">
          <table:table-cell office:value-type="string" calcext:value-type="string">
            <text:p>2002-03-28</text:p>
          </table:table-cell>
          <table:table-cell office:value-type="float" office:value="114.970001" calcext:value-type="float">
            <text:p>114.970001</text:p>
          </table:table-cell>
          <table:table-cell office:value-type="float" office:value="115.769997" calcext:value-type="float">
            <text:p>115.769997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519997" calcext:value-type="float">
            <text:p>114.519997</text:p>
          </table:table-cell>
          <table:table-cell office:value-type="float" office:value="78.034157" calcext:value-type="float">
            <text:p>78.034157</text:p>
          </table:table-cell>
          <table:table-cell office:value-type="float" office:value="17532900" calcext:value-type="float">
            <text:p>17532900</text:p>
          </table:table-cell>
        </table:table-row>
        <table:table-row table:style-name="ro1">
          <table:table-cell office:value-type="string" calcext:value-type="string">
            <text:p>2002-04-01</text:p>
          </table:table-cell>
          <table:table-cell office:value-type="float" office:value="114.230003" calcext:value-type="float">
            <text:p>114.230003</text:p>
          </table:table-cell>
          <table:table-cell office:value-type="float" office:value="115.099998" calcext:value-type="float">
            <text:p>115.099998</text:p>
          </table:table-cell>
          <table:table-cell office:value-type="float" office:value="113.5" calcext:value-type="float">
            <text:p>113.5</text:p>
          </table:table-cell>
          <table:table-cell office:value-type="float" office:value="114.57" calcext:value-type="float">
            <text:p>114.57</text:p>
          </table:table-cell>
          <table:table-cell office:value-type="float" office:value="78.068245" calcext:value-type="float">
            <text:p>78.068245</text:p>
          </table:table-cell>
          <table:table-cell office:value-type="float" office:value="17711000" calcext:value-type="float">
            <text:p>17711000</text:p>
          </table:table-cell>
        </table:table-row>
        <table:table-row table:style-name="ro1">
          <table:table-cell office:value-type="string" calcext:value-type="string">
            <text:p>2002-04-02</text:p>
          </table:table-cell>
          <table:table-cell office:value-type="float" office:value="113.980003" calcext:value-type="float">
            <text:p>113.980003</text:p>
          </table:table-cell>
          <table:table-cell office:value-type="float" office:value="114.949997" calcext:value-type="float">
            <text:p>114.949997</text:p>
          </table:table-cell>
          <table:table-cell office:value-type="float" office:value="113.769997" calcext:value-type="float">
            <text:p>113.769997</text:p>
          </table:table-cell>
          <table:table-cell office:value-type="float" office:value="113.940002" calcext:value-type="float">
            <text:p>113.940002</text:p>
          </table:table-cell>
          <table:table-cell office:value-type="float" office:value="77.638969" calcext:value-type="float">
            <text:p>77.638969</text:p>
          </table:table-cell>
          <table:table-cell office:value-type="float" office:value="15669500" calcext:value-type="float">
            <text:p>15669500</text:p>
          </table:table-cell>
        </table:table-row>
        <table:table-row table:style-name="ro1">
          <table:table-cell office:value-type="string" calcext:value-type="string">
            <text:p>2002-04-03</text:p>
          </table:table-cell>
          <table:table-cell office:value-type="float" office:value="114.010002" calcext:value-type="float">
            <text:p>114.010002</text:p>
          </table:table-cell>
          <table:table-cell office:value-type="float" office:value="114.209999" calcext:value-type="float">
            <text:p>114.209999</text:p>
          </table:table-cell>
          <table:table-cell office:value-type="float" office:value="112.160004" calcext:value-type="float">
            <text:p>112.160004</text:p>
          </table:table-cell>
          <table:table-cell office:value-type="float" office:value="113.139999" calcext:value-type="float">
            <text:p>113.139999</text:p>
          </table:table-cell>
          <table:table-cell office:value-type="float" office:value="77.093819" calcext:value-type="float">
            <text:p>77.093819</text:p>
          </table:table-cell>
          <table:table-cell office:value-type="float" office:value="25658500" calcext:value-type="float">
            <text:p>25658500</text:p>
          </table:table-cell>
        </table:table-row>
        <table:table-row table:style-name="ro1">
          <table:table-cell office:value-type="string" calcext:value-type="string">
            <text:p>2002-04-04</text:p>
          </table:table-cell>
          <table:table-cell office:value-type="float" office:value="112.599998" calcext:value-type="float">
            <text:p>112.599998</text:p>
          </table:table-cell>
          <table:table-cell office:value-type="float" office:value="113.400002" calcext:value-type="float">
            <text:p>113.400002</text:p>
          </table:table-cell>
          <table:table-cell office:value-type="float" office:value="112.230003" calcext:value-type="float">
            <text:p>112.230003</text:p>
          </table:table-cell>
          <table:table-cell office:value-type="float" office:value="112.669998" calcext:value-type="float">
            <text:p>112.669998</text:p>
          </table:table-cell>
          <table:table-cell office:value-type="float" office:value="76.773552" calcext:value-type="float">
            <text:p>76.773552</text:p>
          </table:table-cell>
          <table:table-cell office:value-type="float" office:value="23549000" calcext:value-type="float">
            <text:p>23549000</text:p>
          </table:table-cell>
        </table:table-row>
        <table:table-row table:style-name="ro1">
          <table:table-cell office:value-type="string" calcext:value-type="string">
            <text:p>2002-04-05</text:p>
          </table:table-cell>
          <table:table-cell office:value-type="float" office:value="113.190002" calcext:value-type="float">
            <text:p>113.190002</text:p>
          </table:table-cell>
          <table:table-cell office:value-type="float" office:value="113.629997" calcext:value-type="float">
            <text:p>113.629997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2.690002" calcext:value-type="float">
            <text:p>112.690002</text:p>
          </table:table-cell>
          <table:table-cell office:value-type="float" office:value="76.787209" calcext:value-type="float">
            <text:p>76.787209</text:p>
          </table:table-cell>
          <table:table-cell office:value-type="float" office:value="19404900" calcext:value-type="float">
            <text:p>19404900</text:p>
          </table:table-cell>
        </table:table-row>
        <table:table-row table:style-name="ro1">
          <table:table-cell office:value-type="string" calcext:value-type="string">
            <text:p>2002-04-08</text:p>
          </table:table-cell>
          <table:table-cell office:value-type="float" office:value="111.32" calcext:value-type="float">
            <text:p>111.32</text:p>
          </table:table-cell>
          <table:table-cell office:value-type="float" office:value="113.029999" calcext:value-type="float">
            <text:p>113.029999</text:p>
          </table:table-cell>
          <table:table-cell office:value-type="float" office:value="111.230003" calcext:value-type="float">
            <text:p>111.230003</text:p>
          </table:table-cell>
          <table:table-cell office:value-type="float" office:value="112.93" calcext:value-type="float">
            <text:p>112.93</text:p>
          </table:table-cell>
          <table:table-cell office:value-type="float" office:value="76.950737" calcext:value-type="float">
            <text:p>76.950737</text:p>
          </table:table-cell>
          <table:table-cell office:value-type="float" office:value="16470100" calcext:value-type="float">
            <text:p>16470100</text:p>
          </table:table-cell>
        </table:table-row>
        <table:table-row table:style-name="ro1">
          <table:table-cell office:value-type="string" calcext:value-type="string">
            <text:p>2002-04-09</text:p>
          </table:table-cell>
          <table:table-cell table:number-columns-repeated="2" office:value-type="float" office:value="113.18" calcext:value-type="float">
            <text:p>113.18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139999" calcext:value-type="float">
            <text:p>112.139999</text:p>
          </table:table-cell>
          <table:table-cell office:value-type="float" office:value="76.412392" calcext:value-type="float">
            <text:p>76.412392</text:p>
          </table:table-cell>
          <table:table-cell office:value-type="float" office:value="15122700" calcext:value-type="float">
            <text:p>15122700</text:p>
          </table:table-cell>
        </table:table-row>
        <table:table-row table:style-name="ro1">
          <table:table-cell office:value-type="string" calcext:value-type="string">
            <text:p>2002-04-10</text:p>
          </table:table-cell>
          <table:table-cell office:value-type="float" office:value="112.099998" calcext:value-type="float">
            <text:p>112.099998</text:p>
          </table:table-cell>
          <table:table-cell office:value-type="float" office:value="113.540001" calcext:value-type="float">
            <text:p>113.540001</text:p>
          </table:table-cell>
          <table:table-cell office:value-type="float" office:value="112.089996" calcext:value-type="float">
            <text:p>112.089996</text:p>
          </table:table-cell>
          <table:table-cell office:value-type="float" office:value="113.410004" calcext:value-type="float">
            <text:p>113.410004</text:p>
          </table:table-cell>
          <table:table-cell office:value-type="float" office:value="77.277824" calcext:value-type="float">
            <text:p>77.277824</text:p>
          </table:table-cell>
          <table:table-cell office:value-type="float" office:value="17199300" calcext:value-type="float">
            <text:p>17199300</text:p>
          </table:table-cell>
        </table:table-row>
        <table:table-row table:style-name="ro1">
          <table:table-cell office:value-type="string" calcext:value-type="string">
            <text:p>2002-04-11</text:p>
          </table:table-cell>
          <table:table-cell office:value-type="float" office:value="112.889999" calcext:value-type="float">
            <text:p>112.889999</text:p>
          </table:table-cell>
          <table:table-cell office:value-type="float" office:value="113.050003" calcext:value-type="float">
            <text:p>113.050003</text:p>
          </table:table-cell>
          <table:table-cell office:value-type="float" office:value="110.5" calcext:value-type="float">
            <text:p>110.5</text:p>
          </table:table-cell>
          <table:table-cell office:value-type="float" office:value="110.589996" calcext:value-type="float">
            <text:p>110.589996</text:p>
          </table:table-cell>
          <table:table-cell office:value-type="float" office:value="75.356216" calcext:value-type="float">
            <text:p>75.356216</text:p>
          </table:table-cell>
          <table:table-cell office:value-type="float" office:value="25453700" calcext:value-type="float">
            <text:p>25453700</text:p>
          </table:table-cell>
        </table:table-row>
        <table:table-row table:style-name="ro1">
          <table:table-cell office:value-type="string" calcext:value-type="string">
            <text:p>2002-04-12</text:p>
          </table:table-cell>
          <table:table-cell office:value-type="float" office:value="111.019997" calcext:value-type="float">
            <text:p>111.019997</text:p>
          </table:table-cell>
          <table:table-cell office:value-type="float" office:value="111.650002" calcext:value-type="float">
            <text:p>111.650002</text:p>
          </table:table-cell>
          <table:table-cell office:value-type="float" office:value="110.040001" calcext:value-type="float">
            <text:p>110.040001</text:p>
          </table:table-cell>
          <table:table-cell office:value-type="float" office:value="111.419998" calcext:value-type="float">
            <text:p>111.419998</text:p>
          </table:table-cell>
          <table:table-cell office:value-type="float" office:value="75.921814" calcext:value-type="float">
            <text:p>75.921814</text:p>
          </table:table-cell>
          <table:table-cell office:value-type="float" office:value="14950600" calcext:value-type="float">
            <text:p>14950600</text:p>
          </table:table-cell>
        </table:table-row>
        <table:table-row table:style-name="ro1">
          <table:table-cell office:value-type="string" calcext:value-type="string">
            <text:p>2002-04-15</text:p>
          </table:table-cell>
          <table:table-cell office:value-type="float" office:value="111.620003" calcext:value-type="float">
            <text:p>111.620003</text:p>
          </table:table-cell>
          <table:table-cell office:value-type="float" office:value="111.860001" calcext:value-type="float">
            <text:p>111.860001</text:p>
          </table:table-cell>
          <table:table-cell office:value-type="float" office:value="110.199997" calcext:value-type="float">
            <text:p>110.199997</text:p>
          </table:table-cell>
          <table:table-cell office:value-type="float" office:value="110.57" calcext:value-type="float">
            <text:p>110.57</text:p>
          </table:table-cell>
          <table:table-cell office:value-type="float" office:value="75.342621" calcext:value-type="float">
            <text:p>75.342621</text:p>
          </table:table-cell>
          <table:table-cell office:value-type="float" office:value="17394900" calcext:value-type="float">
            <text:p>17394900</text:p>
          </table:table-cell>
        </table:table-row>
        <table:table-row table:style-name="ro1">
          <table:table-cell office:value-type="string" calcext:value-type="string">
            <text:p>2002-04-16</text:p>
          </table:table-cell>
          <table:table-cell office:value-type="float" office:value="111.699997" calcext:value-type="float">
            <text:p>111.699997</text:p>
          </table:table-cell>
          <table:table-cell office:value-type="float" office:value="113.32" calcext:value-type="float">
            <text:p>113.32</text:p>
          </table:table-cell>
          <table:table-cell office:value-type="float" office:value="111.669998" calcext:value-type="float">
            <text:p>111.669998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77.13472" calcext:value-type="float">
            <text:p>77.13472</text:p>
          </table:table-cell>
          <table:table-cell office:value-type="float" office:value="15040900" calcext:value-type="float">
            <text:p>15040900</text:p>
          </table:table-cell>
        </table:table-row>
        <table:table-row table:style-name="ro1">
          <table:table-cell office:value-type="string" calcext:value-type="string">
            <text:p>2002-04-17</text:p>
          </table:table-cell>
          <table:table-cell office:value-type="float" office:value="113.389999" calcext:value-type="float">
            <text:p>113.389999</text:p>
          </table:table-cell>
          <table:table-cell office:value-type="float" office:value="113.669998" calcext:value-type="float">
            <text:p>113.669998</text:p>
          </table:table-cell>
          <table:table-cell office:value-type="float" office:value="112.599998" calcext:value-type="float">
            <text:p>112.599998</text:p>
          </table:table-cell>
          <table:table-cell office:value-type="float" office:value="112.959999" calcext:value-type="float">
            <text:p>112.959999</text:p>
          </table:table-cell>
          <table:table-cell office:value-type="float" office:value="76.971153" calcext:value-type="float">
            <text:p>76.971153</text:p>
          </table:table-cell>
          <table:table-cell office:value-type="float" office:value="12920100" calcext:value-type="float">
            <text:p>12920100</text:p>
          </table:table-cell>
        </table:table-row>
        <table:table-row table:style-name="ro1">
          <table:table-cell office:value-type="string" calcext:value-type="string">
            <text:p>2002-04-18</text:p>
          </table:table-cell>
          <table:table-cell office:value-type="float" office:value="112.900002" calcext:value-type="float">
            <text:p>112.900002</text:p>
          </table:table-cell>
          <table:table-cell office:value-type="float" office:value="113.459999" calcext:value-type="float">
            <text:p>113.459999</text:p>
          </table:table-cell>
          <table:table-cell office:value-type="float" office:value="111.150002" calcext:value-type="float">
            <text:p>111.150002</text:p>
          </table:table-cell>
          <table:table-cell office:value-type="float" office:value="112.470001" calcext:value-type="float">
            <text:p>112.470001</text:p>
          </table:table-cell>
          <table:table-cell office:value-type="float" office:value="76.637268" calcext:value-type="float">
            <text:p>76.637268</text:p>
          </table:table-cell>
          <table:table-cell office:value-type="float" office:value="25204800" calcext:value-type="float">
            <text:p>25204800</text:p>
          </table:table-cell>
        </table:table-row>
        <table:table-row table:style-name="ro1">
          <table:table-cell office:value-type="string" calcext:value-type="string">
            <text:p>2002-04-19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113.239998" calcext:value-type="float">
            <text:p>113.239998</text:p>
          </table:table-cell>
          <table:table-cell office:value-type="float" office:value="112.559998" calcext:value-type="float">
            <text:p>112.559998</text:p>
          </table:table-cell>
          <table:table-cell office:value-type="float" office:value="112.879997" calcext:value-type="float">
            <text:p>112.879997</text:p>
          </table:table-cell>
          <table:table-cell office:value-type="float" office:value="76.916641" calcext:value-type="float">
            <text:p>76.916641</text:p>
          </table:table-cell>
          <table:table-cell office:value-type="float" office:value="10499200" calcext:value-type="float">
            <text:p>10499200</text:p>
          </table:table-cell>
        </table:table-row>
        <table:table-row table:style-name="ro1">
          <table:table-cell office:value-type="string" calcext:value-type="string">
            <text:p>2002-04-22</text:p>
          </table:table-cell>
          <table:table-cell office:value-type="float" office:value="112.379997" calcext:value-type="float">
            <text:p>112.379997</text:p>
          </table:table-cell>
          <table:table-cell office:value-type="float" office:value="112.43" calcext:value-type="float">
            <text:p>112.43</text:p>
          </table:table-cell>
          <table:table-cell office:value-type="float" office:value="110.839996" calcext:value-type="float">
            <text:p>110.839996</text:p>
          </table:table-cell>
          <table:table-cell office:value-type="float" office:value="111" calcext:value-type="float">
            <text:p>111</text:p>
          </table:table-cell>
          <table:table-cell office:value-type="float" office:value="75.63562" calcext:value-type="float">
            <text:p>75.63562</text:p>
          </table:table-cell>
          <table:table-cell office:value-type="float" office:value="13922900" calcext:value-type="float">
            <text:p>13922900</text:p>
          </table:table-cell>
        </table:table-row>
        <table:table-row table:style-name="ro1">
          <table:table-cell office:value-type="string" calcext:value-type="string">
            <text:p>2002-04-23</text:p>
          </table:table-cell>
          <table:table-cell office:value-type="float" office:value="111.089996" calcext:value-type="float">
            <text:p>111.089996</text:p>
          </table:table-cell>
          <table:table-cell office:value-type="float" office:value="111.480003" calcext:value-type="float">
            <text:p>111.480003</text:p>
          </table:table-cell>
          <table:table-cell office:value-type="float" office:value="110.169998" calcext:value-type="float">
            <text:p>110.169998</text:p>
          </table:table-cell>
          <table:table-cell office:value-type="float" office:value="110.519997" calcext:value-type="float">
            <text:p>110.519997</text:p>
          </table:table-cell>
          <table:table-cell office:value-type="float" office:value="75.308571" calcext:value-type="float">
            <text:p>75.308571</text:p>
          </table:table-cell>
          <table:table-cell office:value-type="float" office:value="16967000" calcext:value-type="float">
            <text:p>16967000</text:p>
          </table:table-cell>
        </table:table-row>
        <table:table-row table:style-name="ro1">
          <table:table-cell office:value-type="string" calcext:value-type="string">
            <text:p>2002-04-24</text:p>
          </table:table-cell>
          <table:table-cell office:value-type="float" office:value="110.559998" calcext:value-type="float">
            <text:p>110.559998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109.400002" calcext:value-type="float">
            <text:p>109.400002</text:p>
          </table:table-cell>
          <table:table-cell office:value-type="float" office:value="109.410004" calcext:value-type="float">
            <text:p>109.410004</text:p>
          </table:table-cell>
          <table:table-cell office:value-type="float" office:value="74.552208" calcext:value-type="float">
            <text:p>74.552208</text:p>
          </table:table-cell>
          <table:table-cell office:value-type="float" office:value="18902700" calcext:value-type="float">
            <text:p>18902700</text:p>
          </table:table-cell>
        </table:table-row>
        <table:table-row table:style-name="ro1">
          <table:table-cell office:value-type="string" calcext:value-type="string">
            <text:p>2002-04-25</text:p>
          </table:table-cell>
          <table:table-cell office:value-type="float" office:value="109.209999" calcext:value-type="float">
            <text:p>109.209999</text:p>
          </table:table-cell>
          <table:table-cell office:value-type="float" office:value="109.739998" calcext:value-type="float">
            <text:p>109.739998</text:p>
          </table:table-cell>
          <table:table-cell office:value-type="float" office:value="108.720001" calcext:value-type="float">
            <text:p>108.720001</text:p>
          </table:table-cell>
          <table:table-cell office:value-type="float" office:value="109.470001" calcext:value-type="float">
            <text:p>109.470001</text:p>
          </table:table-cell>
          <table:table-cell office:value-type="float" office:value="74.593079" calcext:value-type="float">
            <text:p>74.593079</text:p>
          </table:table-cell>
          <table:table-cell office:value-type="float" office:value="25451500" calcext:value-type="float">
            <text:p>25451500</text:p>
          </table:table-cell>
        </table:table-row>
        <table:table-row table:style-name="ro1">
          <table:table-cell office:value-type="string" calcext:value-type="string">
            <text:p>2002-04-26</text:p>
          </table:table-cell>
          <table:table-cell office:value-type="float" office:value="109.790001" calcext:value-type="float">
            <text:p>109.790001</text:p>
          </table:table-cell>
          <table:table-cell office:value-type="float" office:value="110.010002" calcext:value-type="float">
            <text:p>110.010002</text:p>
          </table:table-cell>
          <table:table-cell office:value-type="float" office:value="107.290001" calcext:value-type="float">
            <text:p>107.290001</text:p>
          </table:table-cell>
          <table:table-cell office:value-type="float" office:value="107.389999" calcext:value-type="float">
            <text:p>107.389999</text:p>
          </table:table-cell>
          <table:table-cell office:value-type="float" office:value="73.175766" calcext:value-type="float">
            <text:p>73.175766</text:p>
          </table:table-cell>
          <table:table-cell office:value-type="float" office:value="19769800" calcext:value-type="float">
            <text:p>19769800</text:p>
          </table:table-cell>
        </table:table-row>
        <table:table-row table:style-name="ro1">
          <table:table-cell office:value-type="string" calcext:value-type="string">
            <text:p>2002-04-29</text:p>
          </table:table-cell>
          <table:table-cell office:value-type="float" office:value="107.93" calcext:value-type="float">
            <text:p>107.93</text:p>
          </table:table-cell>
          <table:table-cell office:value-type="float" office:value="108.260002" calcext:value-type="float">
            <text:p>108.260002</text:p>
          </table:table-cell>
          <table:table-cell office:value-type="float" office:value="106.629997" calcext:value-type="float">
            <text:p>106.629997</text:p>
          </table:table-cell>
          <table:table-cell office:value-type="float" office:value="106.860001" calcext:value-type="float">
            <text:p>106.860001</text:p>
          </table:table-cell>
          <table:table-cell office:value-type="float" office:value="72.814621" calcext:value-type="float">
            <text:p>72.814621</text:p>
          </table:table-cell>
          <table:table-cell office:value-type="float" office:value="17724400" calcext:value-type="float">
            <text:p>17724400</text:p>
          </table:table-cell>
        </table:table-row>
        <table:table-row table:style-name="ro1">
          <table:table-cell office:value-type="string" calcext:value-type="string">
            <text:p>2002-04-30</text:p>
          </table:table-cell>
          <table:table-cell office:value-type="float" office:value="107.019997" calcext:value-type="float">
            <text:p>107.019997</text:p>
          </table:table-cell>
          <table:table-cell office:value-type="float" office:value="108.639999" calcext:value-type="float">
            <text:p>108.639999</text:p>
          </table:table-cell>
          <table:table-cell office:value-type="float" office:value="106.639999" calcext:value-type="float">
            <text:p>106.639999</text:p>
          </table:table-cell>
          <table:table-cell office:value-type="float" office:value="107.860001" calcext:value-type="float">
            <text:p>107.860001</text:p>
          </table:table-cell>
          <table:table-cell office:value-type="float" office:value="73.49601" calcext:value-type="float">
            <text:p>73.49601</text:p>
          </table:table-cell>
          <table:table-cell office:value-type="float" office:value="19473500" calcext:value-type="float">
            <text:p>19473500</text:p>
          </table:table-cell>
        </table:table-row>
        <table:table-row table:style-name="ro1">
          <table:table-cell office:value-type="string" calcext:value-type="string">
            <text:p>2002-05-01</text:p>
          </table:table-cell>
          <table:table-cell office:value-type="float" office:value="107.970001" calcext:value-type="float">
            <text:p>107.970001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6.800003" calcext:value-type="float">
            <text:p>106.800003</text:p>
          </table:table-cell>
          <table:table-cell office:value-type="float" office:value="109.18" calcext:value-type="float">
            <text:p>109.18</text:p>
          </table:table-cell>
          <table:table-cell office:value-type="float" office:value="74.395485" calcext:value-type="float">
            <text:p>74.395485</text:p>
          </table:table-cell>
          <table:table-cell office:value-type="float" office:value="24575600" calcext:value-type="float">
            <text:p>24575600</text:p>
          </table:table-cell>
        </table:table-row>
        <table:table-row table:style-name="ro1">
          <table:table-cell office:value-type="string" calcext:value-type="string">
            <text:p>2002-05-02</text:p>
          </table:table-cell>
          <table:table-cell office:value-type="float" office:value="109.099998" calcext:value-type="float">
            <text:p>109.099998</text:p>
          </table:table-cell>
          <table:table-cell office:value-type="float" office:value="109.910004" calcext:value-type="float">
            <text:p>109.910004</text:p>
          </table:table-cell>
          <table:table-cell office:value-type="float" office:value="107.779999" calcext:value-type="float">
            <text:p>107.779999</text:p>
          </table:table-cell>
          <table:table-cell office:value-type="float" office:value="108.760002" calcext:value-type="float">
            <text:p>108.760002</text:p>
          </table:table-cell>
          <table:table-cell office:value-type="float" office:value="74.109268" calcext:value-type="float">
            <text:p>74.109268</text:p>
          </table:table-cell>
          <table:table-cell office:value-type="float" office:value="15666800" calcext:value-type="float">
            <text:p>15666800</text:p>
          </table:table-cell>
        </table:table-row>
        <table:table-row table:style-name="ro1">
          <table:table-cell office:value-type="string" calcext:value-type="string">
            <text:p>2002-05-03</text:p>
          </table:table-cell>
          <table:table-cell office:value-type="float" office:value="108.599998" calcext:value-type="float">
            <text:p>108.599998</text:p>
          </table:table-cell>
          <table:table-cell office:value-type="float" office:value="108.760002" calcext:value-type="float">
            <text:p>108.760002</text:p>
          </table:table-cell>
          <table:table-cell office:value-type="float" office:value="107.199997" calcext:value-type="float">
            <text:p>107.199997</text:p>
          </table:table-cell>
          <table:table-cell office:value-type="float" office:value="107.580002" calcext:value-type="float">
            <text:p>107.580002</text:p>
          </table:table-cell>
          <table:table-cell office:value-type="float" office:value="73.305237" calcext:value-type="float">
            <text:p>73.305237</text:p>
          </table:table-cell>
          <table:table-cell office:value-type="float" office:value="18185500" calcext:value-type="float">
            <text:p>18185500</text:p>
          </table:table-cell>
        </table:table-row>
        <table:table-row table:style-name="ro1">
          <table:table-cell office:value-type="string" calcext:value-type="string">
            <text:p>2002-05-06</text:p>
          </table:table-cell>
          <table:table-cell office:value-type="float" office:value="107.639999" calcext:value-type="float">
            <text:p>107.639999</text:p>
          </table:table-cell>
          <table:table-cell office:value-type="float" office:value="107.989998" calcext:value-type="float">
            <text:p>107.989998</text:p>
          </table:table-cell>
          <table:table-cell office:value-type="float" office:value="105.309998" calcext:value-type="float">
            <text:p>105.309998</text:p>
          </table:table-cell>
          <table:table-cell office:value-type="float" office:value="105.470001" calcext:value-type="float">
            <text:p>105.470001</text:p>
          </table:table-cell>
          <table:table-cell office:value-type="float" office:value="71.867493" calcext:value-type="float">
            <text:p>71.867493</text:p>
          </table:table-cell>
          <table:table-cell office:value-type="float" office:value="23630400" calcext:value-type="float">
            <text:p>23630400</text:p>
          </table:table-cell>
        </table:table-row>
        <table:table-row table:style-name="ro1">
          <table:table-cell office:value-type="string" calcext:value-type="string">
            <text:p>2002-05-07</text:p>
          </table:table-cell>
          <table:table-cell office:value-type="float" office:value="106.099998" calcext:value-type="float">
            <text:p>106.09999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4.900002" calcext:value-type="float">
            <text:p>104.900002</text:p>
          </table:table-cell>
          <table:table-cell office:value-type="float" office:value="105.099998" calcext:value-type="float">
            <text:p>105.099998</text:p>
          </table:table-cell>
          <table:table-cell office:value-type="float" office:value="71.615349" calcext:value-type="float">
            <text:p>71.615349</text:p>
          </table:table-cell>
          <table:table-cell office:value-type="float" office:value="21910000" calcext:value-type="float">
            <text:p>21910000</text:p>
          </table:table-cell>
        </table:table-row>
        <table:table-row table:style-name="ro1">
          <table:table-cell office:value-type="string" calcext:value-type="string">
            <text:p>2002-05-08</text:p>
          </table:table-cell>
          <table:table-cell office:value-type="float" office:value="107.050003" calcext:value-type="float">
            <text:p>107.050003</text:p>
          </table:table-cell>
          <table:table-cell office:value-type="float" office:value="109.360001" calcext:value-type="float">
            <text:p>109.360001</text:p>
          </table:table-cell>
          <table:table-cell office:value-type="float" office:value="106.790001" calcext:value-type="float">
            <text:p>106.790001</text:p>
          </table:table-cell>
          <table:table-cell office:value-type="float" office:value="109.010002" calcext:value-type="float">
            <text:p>109.010002</text:p>
          </table:table-cell>
          <table:table-cell office:value-type="float" office:value="74.279633" calcext:value-type="float">
            <text:p>74.279633</text:p>
          </table:table-cell>
          <table:table-cell office:value-type="float" office:value="27917400" calcext:value-type="float">
            <text:p>27917400</text:p>
          </table:table-cell>
        </table:table-row>
        <table:table-row table:style-name="ro1">
          <table:table-cell office:value-type="string" calcext:value-type="string">
            <text:p>2002-05-09</text:p>
          </table:table-cell>
          <table:table-cell office:value-type="float" office:value="108.650002" calcext:value-type="float">
            <text:p>108.650002</text:p>
          </table:table-cell>
          <table:table-cell office:value-type="float" office:value="109.099998" calcext:value-type="float">
            <text:p>109.099998</text:p>
          </table:table-cell>
          <table:table-cell office:value-type="float" office:value="107.580002" calcext:value-type="float">
            <text:p>107.580002</text:p>
          </table:table-cell>
          <table:table-cell office:value-type="float" office:value="107.75" calcext:value-type="float">
            <text:p>107.75</text:p>
          </table:table-cell>
          <table:table-cell office:value-type="float" office:value="73.421051" calcext:value-type="float">
            <text:p>73.421051</text:p>
          </table:table-cell>
          <table:table-cell office:value-type="float" office:value="18085600" calcext:value-type="float">
            <text:p>18085600</text:p>
          </table:table-cell>
        </table:table-row>
        <table:table-row table:style-name="ro1">
          <table:table-cell office:value-type="string" calcext:value-type="string">
            <text:p>2002-05-10</text:p>
          </table:table-cell>
          <table:table-cell office:value-type="float" office:value="107.970001" calcext:value-type="float">
            <text:p>107.970001</text:p>
          </table:table-cell>
          <table:table-cell office:value-type="float" office:value="108.050003" calcext:value-type="float">
            <text:p>108.050003</text:p>
          </table:table-cell>
          <table:table-cell office:value-type="float" office:value="105.599998" calcext:value-type="float">
            <text:p>105.599998</text:p>
          </table:table-cell>
          <table:table-cell office:value-type="float" office:value="105.720001" calcext:value-type="float">
            <text:p>105.720001</text:p>
          </table:table-cell>
          <table:table-cell office:value-type="float" office:value="72.037788" calcext:value-type="float">
            <text:p>72.037788</text:p>
          </table:table-cell>
          <table:table-cell office:value-type="float" office:value="18958900" calcext:value-type="float">
            <text:p>18958900</text:p>
          </table:table-cell>
        </table:table-row>
        <table:table-row table:style-name="ro1">
          <table:table-cell office:value-type="string" calcext:value-type="string">
            <text:p>2002-05-13</text:p>
          </table:table-cell>
          <table:table-cell office:value-type="float" office:value="106.220001" calcext:value-type="float">
            <text:p>106.220001</text:p>
          </table:table-cell>
          <table:table-cell office:value-type="float" office:value="107.949997" calcext:value-type="float">
            <text:p>107.949997</text:p>
          </table:table-cell>
          <table:table-cell office:value-type="float" office:value="105.790001" calcext:value-type="float">
            <text:p>105.790001</text:p>
          </table:table-cell>
          <table:table-cell office:value-type="float" office:value="107.870003" calcext:value-type="float">
            <text:p>107.870003</text:p>
          </table:table-cell>
          <table:table-cell office:value-type="float" office:value="73.502831" calcext:value-type="float">
            <text:p>73.502831</text:p>
          </table:table-cell>
          <table:table-cell office:value-type="float" office:value="14677700" calcext:value-type="float">
            <text:p>14677700</text:p>
          </table:table-cell>
        </table:table-row>
        <table:table-row table:style-name="ro1">
          <table:table-cell office:value-type="string" calcext:value-type="string">
            <text:p>2002-05-14</text:p>
          </table:table-cell>
          <table:table-cell office:value-type="float" office:value="109.620003" calcext:value-type="float">
            <text:p>109.620003</text:p>
          </table:table-cell>
          <table:table-cell office:value-type="float" office:value="110.370003" calcext:value-type="float">
            <text:p>110.370003</text:p>
          </table:table-cell>
          <table:table-cell office:value-type="float" office:value="109" calcext:value-type="float">
            <text:p>109</text:p>
          </table:table-cell>
          <table:table-cell office:value-type="float" office:value="110.220001" calcext:value-type="float">
            <text:p>110.220001</text:p>
          </table:table-cell>
          <table:table-cell office:value-type="float" office:value="75.104118" calcext:value-type="float">
            <text:p>75.104118</text:p>
          </table:table-cell>
          <table:table-cell office:value-type="float" office:value="34201200" calcext:value-type="float">
            <text:p>34201200</text:p>
          </table:table-cell>
        </table:table-row>
        <table:table-row table:style-name="ro1">
          <table:table-cell office:value-type="string" calcext:value-type="string">
            <text:p>2002-05-15</text:p>
          </table:table-cell>
          <table:table-cell office:value-type="float" office:value="109.5" calcext:value-type="float">
            <text:p>109.5</text:p>
          </table:table-cell>
          <table:table-cell office:value-type="float" office:value="110.910004" calcext:value-type="float">
            <text:p>110.910004</text:p>
          </table:table-cell>
          <table:table-cell office:value-type="float" office:value="109.290001" calcext:value-type="float">
            <text:p>109.290001</text:p>
          </table:table-cell>
          <table:table-cell office:value-type="float" office:value="109.790001" calcext:value-type="float">
            <text:p>109.790001</text:p>
          </table:table-cell>
          <table:table-cell office:value-type="float" office:value="74.811134" calcext:value-type="float">
            <text:p>74.811134</text:p>
          </table:table-cell>
          <table:table-cell office:value-type="float" office:value="29535300" calcext:value-type="float">
            <text:p>29535300</text:p>
          </table:table-cell>
        </table:table-row>
        <table:table-row table:style-name="ro1">
          <table:table-cell office:value-type="string" calcext:value-type="string">
            <text:p>2002-05-16</text:p>
          </table:table-cell>
          <table:table-cell office:value-type="float" office:value="109.699997" calcext:value-type="float">
            <text:p>109.699997</text:p>
          </table:table-cell>
          <table:table-cell office:value-type="float" office:value="110.480003" calcext:value-type="float">
            <text:p>110.480003</text:p>
          </table:table-cell>
          <table:table-cell office:value-type="float" office:value="109.330002" calcext:value-type="float">
            <text:p>109.330002</text:p>
          </table:table-cell>
          <table:table-cell office:value-type="float" office:value="110.360001" calcext:value-type="float">
            <text:p>110.360001</text:p>
          </table:table-cell>
          <table:table-cell office:value-type="float" office:value="75.199524" calcext:value-type="float">
            <text:p>75.199524</text:p>
          </table:table-cell>
          <table:table-cell office:value-type="float" office:value="28092000" calcext:value-type="float">
            <text:p>28092000</text:p>
          </table:table-cell>
        </table:table-row>
        <table:table-row table:style-name="ro1">
          <table:table-cell office:value-type="string" calcext:value-type="string">
            <text:p>2002-05-17</text:p>
          </table:table-cell>
          <table:table-cell office:value-type="float" office:value="110.660004" calcext:value-type="float">
            <text:p>110.660004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0.099998" calcext:value-type="float">
            <text:p>110.099998</text:p>
          </table:table-cell>
          <table:table-cell office:value-type="float" office:value="110.900002" calcext:value-type="float">
            <text:p>110.900002</text:p>
          </table:table-cell>
          <table:table-cell office:value-type="float" office:value="75.567474" calcext:value-type="float">
            <text:p>75.567474</text:p>
          </table:table-cell>
          <table:table-cell office:value-type="float" office:value="27823700" calcext:value-type="float">
            <text:p>27823700</text:p>
          </table:table-cell>
        </table:table-row>
        <table:table-row table:style-name="ro1">
          <table:table-cell office:value-type="string" calcext:value-type="string">
            <text:p>2002-05-20</text:p>
          </table:table-cell>
          <table:table-cell office:value-type="float" office:value="110.639999" calcext:value-type="float">
            <text:p>110.639999</text:p>
          </table:table-cell>
          <table:table-cell office:value-type="float" office:value="110.690002" calcext:value-type="float">
            <text:p>110.690002</text:p>
          </table:table-cell>
          <table:table-cell office:value-type="float" office:value="109.489998" calcext:value-type="float">
            <text:p>109.489998</text:p>
          </table:table-cell>
          <table:table-cell office:value-type="float" office:value="109.699997" calcext:value-type="float">
            <text:p>109.699997</text:p>
          </table:table-cell>
          <table:table-cell office:value-type="float" office:value="74.749779" calcext:value-type="float">
            <text:p>74.749779</text:p>
          </table:table-cell>
          <table:table-cell office:value-type="float" office:value="13833800" calcext:value-type="float">
            <text:p>13833800</text:p>
          </table:table-cell>
        </table:table-row>
        <table:table-row table:style-name="ro1">
          <table:table-cell office:value-type="string" calcext:value-type="string">
            <text:p>2002-05-21</text:p>
          </table:table-cell>
          <table:table-cell office:value-type="float" office:value="110.110001" calcext:value-type="float">
            <text:p>110.110001</text:p>
          </table:table-cell>
          <table:table-cell office:value-type="float" office:value="110.480003" calcext:value-type="float">
            <text:p>110.480003</text:p>
          </table:table-cell>
          <table:table-cell office:value-type="float" office:value="108.32" calcext:value-type="float">
            <text:p>108.32</text:p>
          </table:table-cell>
          <table:table-cell office:value-type="float" office:value="108.699997" calcext:value-type="float">
            <text:p>108.699997</text:p>
          </table:table-cell>
          <table:table-cell office:value-type="float" office:value="74.068359" calcext:value-type="float">
            <text:p>74.068359</text:p>
          </table:table-cell>
          <table:table-cell office:value-type="float" office:value="16877200" calcext:value-type="float">
            <text:p>16877200</text:p>
          </table:table-cell>
        </table:table-row>
        <table:table-row table:style-name="ro1">
          <table:table-cell office:value-type="string" calcext:value-type="string">
            <text:p>2002-05-22</text:p>
          </table:table-cell>
          <table:table-cell office:value-type="float" office:value="108.220001" calcext:value-type="float">
            <text:p>108.220001</text:p>
          </table:table-cell>
          <table:table-cell office:value-type="float" office:value="109.120003" calcext:value-type="float">
            <text:p>109.120003</text:p>
          </table:table-cell>
          <table:table-cell office:value-type="float" office:value="108" calcext:value-type="float">
            <text:p>108</text:p>
          </table:table-cell>
          <table:table-cell office:value-type="float" office:value="108.940002" calcext:value-type="float">
            <text:p>108.940002</text:p>
          </table:table-cell>
          <table:table-cell office:value-type="float" office:value="74.231949" calcext:value-type="float">
            <text:p>74.231949</text:p>
          </table:table-cell>
          <table:table-cell office:value-type="float" office:value="15844200" calcext:value-type="float">
            <text:p>15844200</text:p>
          </table:table-cell>
        </table:table-row>
        <table:table-row table:style-name="ro1">
          <table:table-cell office:value-type="string" calcext:value-type="string">
            <text:p>2002-05-23</text:p>
          </table:table-cell>
          <table:table-cell office:value-type="float" office:value="109.260002" calcext:value-type="float">
            <text:p>109.260002</text:p>
          </table:table-cell>
          <table:table-cell office:value-type="float" office:value="110.360001" calcext:value-type="float">
            <text:p>110.360001</text:p>
          </table:table-cell>
          <table:table-cell office:value-type="float" office:value="108.480003" calcext:value-type="float">
            <text:p>108.480003</text:p>
          </table:table-cell>
          <table:table-cell office:value-type="float" office:value="110.099998" calcext:value-type="float">
            <text:p>110.099998</text:p>
          </table:table-cell>
          <table:table-cell office:value-type="float" office:value="75.022362" calcext:value-type="float">
            <text:p>75.022362</text:p>
          </table:table-cell>
          <table:table-cell office:value-type="float" office:value="13879800" calcext:value-type="float">
            <text:p>13879800</text:p>
          </table:table-cell>
        </table:table-row>
        <table:table-row table:style-name="ro1">
          <table:table-cell office:value-type="string" calcext:value-type="string">
            <text:p>2002-05-24</text:p>
          </table:table-cell>
          <table:table-cell office:value-type="float" office:value="109.980003" calcext:value-type="float">
            <text:p>109.980003</text:p>
          </table:table-cell>
          <table:table-cell office:value-type="float" office:value="110.199997" calcext:value-type="float">
            <text:p>110.199997</text:p>
          </table:table-cell>
          <table:table-cell office:value-type="float" office:value="108.610001" calcext:value-type="float">
            <text:p>108.610001</text:p>
          </table:table-cell>
          <table:table-cell office:value-type="float" office:value="108.690002" calcext:value-type="float">
            <text:p>108.690002</text:p>
          </table:table-cell>
          <table:table-cell office:value-type="float" office:value="74.061592" calcext:value-type="float">
            <text:p>74.061592</text:p>
          </table:table-cell>
          <table:table-cell office:value-type="float" office:value="11877000" calcext:value-type="float">
            <text:p>11877000</text:p>
          </table:table-cell>
        </table:table-row>
        <table:table-row table:style-name="ro1">
          <table:table-cell office:value-type="string" calcext:value-type="string">
            <text:p>2002-05-28</text:p>
          </table:table-cell>
          <table:table-cell office:value-type="float" office:value="109.050003" calcext:value-type="float">
            <text:p>109.050003</text:p>
          </table:table-cell>
          <table:table-cell office:value-type="float" office:value="109.129997" calcext:value-type="float">
            <text:p>109.129997</text:p>
          </table:table-cell>
          <table:table-cell office:value-type="float" office:value="107.449997" calcext:value-type="float">
            <text:p>107.449997</text:p>
          </table:table-cell>
          <table:table-cell office:value-type="float" office:value="108.099998" calcext:value-type="float">
            <text:p>108.099998</text:p>
          </table:table-cell>
          <table:table-cell office:value-type="float" office:value="73.659561" calcext:value-type="float">
            <text:p>73.659561</text:p>
          </table:table-cell>
          <table:table-cell office:value-type="float" office:value="24236900" calcext:value-type="float">
            <text:p>24236900</text:p>
          </table:table-cell>
        </table:table-row>
        <table:table-row table:style-name="ro1">
          <table:table-cell office:value-type="string" calcext:value-type="string">
            <text:p>2002-05-29</text:p>
          </table:table-cell>
          <table:table-cell office:value-type="float" office:value="107.620003" calcext:value-type="float">
            <text:p>107.620003</text:p>
          </table:table-cell>
          <table:table-cell office:value-type="float" office:value="108.019997" calcext:value-type="float">
            <text:p>108.019997</text:p>
          </table:table-cell>
          <table:table-cell office:value-type="float" office:value="107.129997" calcext:value-type="float">
            <text:p>107.129997</text:p>
          </table:table-cell>
          <table:table-cell office:value-type="float" office:value="107.300003" calcext:value-type="float">
            <text:p>107.300003</text:p>
          </table:table-cell>
          <table:table-cell office:value-type="float" office:value="73.114456" calcext:value-type="float">
            <text:p>73.114456</text:p>
          </table:table-cell>
          <table:table-cell office:value-type="float" office:value="14773300" calcext:value-type="float">
            <text:p>14773300</text:p>
          </table:table-cell>
        </table:table-row>
        <table:table-row table:style-name="ro1">
          <table:table-cell office:value-type="string" calcext:value-type="string">
            <text:p>2002-05-30</text:p>
          </table:table-cell>
          <table:table-cell office:value-type="float" office:value="106.550003" calcext:value-type="float">
            <text:p>106.550003</text:p>
          </table:table-cell>
          <table:table-cell office:value-type="float" office:value="107.510002" calcext:value-type="float">
            <text:p>107.510002</text:p>
          </table:table-cell>
          <table:table-cell office:value-type="float" office:value="105.900002" calcext:value-type="float">
            <text:p>105.900002</text:p>
          </table:table-cell>
          <table:table-cell office:value-type="float" office:value="107" calcext:value-type="float">
            <text:p>107</text:p>
          </table:table-cell>
          <table:table-cell office:value-type="float" office:value="72.910042" calcext:value-type="float">
            <text:p>72.910042</text:p>
          </table:table-cell>
          <table:table-cell office:value-type="float" office:value="18217900" calcext:value-type="float">
            <text:p>18217900</text:p>
          </table:table-cell>
        </table:table-row>
        <table:table-row table:style-name="ro1">
          <table:table-cell office:value-type="string" calcext:value-type="string">
            <text:p>2002-05-31</text:p>
          </table:table-cell>
          <table:table-cell office:value-type="float" office:value="107.400002" calcext:value-type="float">
            <text:p>107.400002</text:p>
          </table:table-cell>
          <table:table-cell office:value-type="float" office:value="108.559998" calcext:value-type="float">
            <text:p>108.559998</text:p>
          </table:table-cell>
          <table:table-cell office:value-type="float" office:value="106.849998" calcext:value-type="float">
            <text:p>106.849998</text:p>
          </table:table-cell>
          <table:table-cell office:value-type="float" office:value="107.220001" calcext:value-type="float">
            <text:p>107.220001</text:p>
          </table:table-cell>
          <table:table-cell office:value-type="float" office:value="73.059921" calcext:value-type="float">
            <text:p>73.059921</text:p>
          </table:table-cell>
          <table:table-cell office:value-type="float" office:value="19826300" calcext:value-type="float">
            <text:p>19826300</text:p>
          </table:table-cell>
        </table:table-row>
        <table:table-row table:style-name="ro1">
          <table:table-cell office:value-type="string" calcext:value-type="string">
            <text:p>2002-06-03</text:p>
          </table:table-cell>
          <table:table-cell office:value-type="float" office:value="107.089996" calcext:value-type="float">
            <text:p>107.089996</text:p>
          </table:table-cell>
          <table:table-cell office:value-type="float" office:value="107.599998" calcext:value-type="float">
            <text:p>107.599998</text:p>
          </table:table-cell>
          <table:table-cell office:value-type="float" office:value="104.129997" calcext:value-type="float">
            <text:p>104.129997</text:p>
          </table:table-cell>
          <table:table-cell office:value-type="float" office:value="104.370003" calcext:value-type="float">
            <text:p>104.370003</text:p>
          </table:table-cell>
          <table:table-cell office:value-type="float" office:value="71.11795" calcext:value-type="float">
            <text:p>71.11795</text:p>
          </table:table-cell>
          <table:table-cell office:value-type="float" office:value="26056300" calcext:value-type="float">
            <text:p>26056300</text:p>
          </table:table-cell>
        </table:table-row>
        <table:table-row table:style-name="ro1">
          <table:table-cell office:value-type="string" calcext:value-type="string">
            <text:p>2002-06-04</text:p>
          </table:table-cell>
          <table:table-cell office:value-type="float" office:value="104.150002" calcext:value-type="float">
            <text:p>104.150002</text:p>
          </table:table-cell>
          <table:table-cell office:value-type="float" office:value="105.199997" calcext:value-type="float">
            <text:p>105.199997</text:p>
          </table:table-cell>
          <table:table-cell office:value-type="float" office:value="103.550003" calcext:value-type="float">
            <text:p>103.550003</text:p>
          </table:table-cell>
          <table:table-cell office:value-type="float" office:value="104.629997" calcext:value-type="float">
            <text:p>104.629997</text:p>
          </table:table-cell>
          <table:table-cell office:value-type="float" office:value="71.295097" calcext:value-type="float">
            <text:p>71.295097</text:p>
          </table:table-cell>
          <table:table-cell office:value-type="float" office:value="25856200" calcext:value-type="float">
            <text:p>25856200</text:p>
          </table:table-cell>
        </table:table-row>
        <table:table-row table:style-name="ro1">
          <table:table-cell office:value-type="string" calcext:value-type="string">
            <text:p>2002-06-05</text:p>
          </table:table-cell>
          <table:table-cell office:value-type="float" office:value="104.949997" calcext:value-type="float">
            <text:p>104.949997</text:p>
          </table:table-cell>
          <table:table-cell office:value-type="float" office:value="105.669998" calcext:value-type="float">
            <text:p>105.669998</text:p>
          </table:table-cell>
          <table:table-cell office:value-type="float" office:value="104.349998" calcext:value-type="float">
            <text:p>104.349998</text:p>
          </table:table-cell>
          <table:table-cell office:value-type="float" office:value="105.610001" calcext:value-type="float">
            <text:p>105.610001</text:p>
          </table:table-cell>
          <table:table-cell office:value-type="float" office:value="71.962891" calcext:value-type="float">
            <text:p>71.962891</text:p>
          </table:table-cell>
          <table:table-cell office:value-type="float" office:value="19695900" calcext:value-type="float">
            <text:p>19695900</text:p>
          </table:table-cell>
        </table:table-row>
        <table:table-row table:style-name="ro1">
          <table:table-cell office:value-type="string" calcext:value-type="string">
            <text:p>2002-06-06</text:p>
          </table:table-cell>
          <table:table-cell office:value-type="float" office:value="105.540001" calcext:value-type="float">
            <text:p>105.540001</text:p>
          </table:table-cell>
          <table:table-cell office:value-type="float" office:value="105.599998" calcext:value-type="float">
            <text:p>105.599998</text:p>
          </table:table-cell>
          <table:table-cell office:value-type="float" office:value="103.150002" calcext:value-type="float">
            <text:p>103.150002</text:p>
          </table:table-cell>
          <table:table-cell office:value-type="float" office:value="103.459999" calcext:value-type="float">
            <text:p>103.459999</text:p>
          </table:table-cell>
          <table:table-cell office:value-type="float" office:value="70.497871" calcext:value-type="float">
            <text:p>70.497871</text:p>
          </table:table-cell>
          <table:table-cell office:value-type="float" office:value="22998500" calcext:value-type="float">
            <text:p>22998500</text:p>
          </table:table-cell>
        </table:table-row>
        <table:table-row table:style-name="ro1">
          <table:table-cell office:value-type="string" calcext:value-type="string">
            <text:p>2002-06-07</text:p>
          </table:table-cell>
          <table:table-cell office:value-type="float" office:value="101.779999" calcext:value-type="float">
            <text:p>101.779999</text:p>
          </table:table-cell>
          <table:table-cell office:value-type="float" office:value="103.919998" calcext:value-type="float">
            <text:p>103.919998</text:p>
          </table:table-cell>
          <table:table-cell office:value-type="float" office:value="101.720001" calcext:value-type="float">
            <text:p>101.720001</text:p>
          </table:table-cell>
          <table:table-cell office:value-type="float" office:value="103.339996" calcext:value-type="float">
            <text:p>103.339996</text:p>
          </table:table-cell>
          <table:table-cell office:value-type="float" office:value="70.416077" calcext:value-type="float">
            <text:p>70.416077</text:p>
          </table:table-cell>
          <table:table-cell office:value-type="float" office:value="24011600" calcext:value-type="float">
            <text:p>24011600</text:p>
          </table:table-cell>
        </table:table-row>
        <table:table-row table:style-name="ro1">
          <table:table-cell office:value-type="string" calcext:value-type="string">
            <text:p>2002-06-10</text:p>
          </table:table-cell>
          <table:table-cell office:value-type="float" office:value="103.239998" calcext:value-type="float">
            <text:p>103.239998</text:p>
          </table:table-cell>
          <table:table-cell office:value-type="float" office:value="104.459999" calcext:value-type="float">
            <text:p>104.459999</text:p>
          </table:table-cell>
          <table:table-cell office:value-type="float" office:value="103.019997" calcext:value-type="float">
            <text:p>103.019997</text:p>
          </table:table-cell>
          <table:table-cell office:value-type="float" office:value="103.739998" calcext:value-type="float">
            <text:p>103.739998</text:p>
          </table:table-cell>
          <table:table-cell office:value-type="float" office:value="70.68866" calcext:value-type="float">
            <text:p>70.68866</text:p>
          </table:table-cell>
          <table:table-cell office:value-type="float" office:value="18759900" calcext:value-type="float">
            <text:p>18759900</text:p>
          </table:table-cell>
        </table:table-row>
        <table:table-row table:style-name="ro1">
          <table:table-cell office:value-type="string" calcext:value-type="string">
            <text:p>2002-06-11</text:p>
          </table:table-cell>
          <table:table-cell office:value-type="float" office:value="104.129997" calcext:value-type="float">
            <text:p>104.129997</text:p>
          </table:table-cell>
          <table:table-cell office:value-type="float" office:value="104.540001" calcext:value-type="float">
            <text:p>104.540001</text:p>
          </table:table-cell>
          <table:table-cell office:value-type="float" office:value="101.730003" calcext:value-type="float">
            <text:p>101.730003</text:p>
          </table:table-cell>
          <table:table-cell office:value-type="float" office:value="101.959999" calcext:value-type="float">
            <text:p>101.959999</text:p>
          </table:table-cell>
          <table:table-cell office:value-type="float" office:value="69.475746" calcext:value-type="float">
            <text:p>69.475746</text:p>
          </table:table-cell>
          <table:table-cell office:value-type="float" office:value="19990700" calcext:value-type="float">
            <text:p>19990700</text:p>
          </table:table-cell>
        </table:table-row>
        <table:table-row table:style-name="ro1">
          <table:table-cell office:value-type="string" calcext:value-type="string">
            <text:p>2002-06-12</text:p>
          </table:table-cell>
          <table:table-cell office:value-type="float" office:value="101.709999" calcext:value-type="float">
            <text:p>101.709999</text:p>
          </table:table-cell>
          <table:table-cell office:value-type="float" office:value="102.809998" calcext:value-type="float">
            <text:p>102.809998</text:p>
          </table:table-cell>
          <table:table-cell office:value-type="float" office:value="100.779999" calcext:value-type="float">
            <text:p>100.779999</text:p>
          </table:table-cell>
          <table:table-cell office:value-type="float" office:value="102.580002" calcext:value-type="float">
            <text:p>102.580002</text:p>
          </table:table-cell>
          <table:table-cell office:value-type="float" office:value="69.898232" calcext:value-type="float">
            <text:p>69.898232</text:p>
          </table:table-cell>
          <table:table-cell office:value-type="float" office:value="31266000" calcext:value-type="float">
            <text:p>31266000</text:p>
          </table:table-cell>
        </table:table-row>
        <table:table-row table:style-name="ro1">
          <table:table-cell office:value-type="string" calcext:value-type="string">
            <text:p>2002-06-13</text:p>
          </table:table-cell>
          <table:table-cell office:value-type="float" office:value="102.129997" calcext:value-type="float">
            <text:p>102.129997</text:p>
          </table:table-cell>
          <table:table-cell office:value-type="float" office:value="103" calcext:value-type="float">
            <text:p>103</text:p>
          </table:table-cell>
          <table:table-cell office:value-type="float" office:value="101.339996" calcext:value-type="float">
            <text:p>101.339996</text:p>
          </table:table-cell>
          <table:table-cell office:value-type="float" office:value="101.550003" calcext:value-type="float">
            <text:p>101.550003</text:p>
          </table:table-cell>
          <table:table-cell office:value-type="float" office:value="69.196381" calcext:value-type="float">
            <text:p>69.196381</text:p>
          </table:table-cell>
          <table:table-cell office:value-type="float" office:value="21043900" calcext:value-type="float">
            <text:p>21043900</text:p>
          </table:table-cell>
        </table:table-row>
        <table:table-row table:style-name="ro1">
          <table:table-cell office:value-type="string" calcext:value-type="string">
            <text:p>2002-06-14</text:p>
          </table:table-cell>
          <table:table-cell office:value-type="float" office:value="100.309998" calcext:value-type="float">
            <text:p>100.309998</text:p>
          </table:table-cell>
          <table:table-cell office:value-type="float" office:value="101.559998" calcext:value-type="float">
            <text:p>101.559998</text:p>
          </table:table-cell>
          <table:table-cell office:value-type="float" office:value="98.5" calcext:value-type="float">
            <text:p>98.5</text:p>
          </table:table-cell>
          <table:table-cell office:value-type="float" office:value="101.400002" calcext:value-type="float">
            <text:p>101.400002</text:p>
          </table:table-cell>
          <table:table-cell office:value-type="float" office:value="69.09417" calcext:value-type="float">
            <text:p>69.09417</text:p>
          </table:table-cell>
          <table:table-cell office:value-type="float" office:value="39267500" calcext:value-type="float">
            <text:p>39267500</text:p>
          </table:table-cell>
        </table:table-row>
        <table:table-row table:style-name="ro1">
          <table:table-cell office:value-type="string" calcext:value-type="string">
            <text:p>2002-06-17</text:p>
          </table:table-cell>
          <table:table-cell office:value-type="float" office:value="101.919998" calcext:value-type="float">
            <text:p>101.919998</text:p>
          </table:table-cell>
          <table:table-cell office:value-type="float" office:value="104.339996" calcext:value-type="float">
            <text:p>104.339996</text:p>
          </table:table-cell>
          <table:table-cell office:value-type="float" office:value="101.849998" calcext:value-type="float">
            <text:p>101.849998</text:p>
          </table:table-cell>
          <table:table-cell office:value-type="float" office:value="104.120003" calcext:value-type="float">
            <text:p>104.120003</text:p>
          </table:table-cell>
          <table:table-cell office:value-type="float" office:value="70.947617" calcext:value-type="float">
            <text:p>70.947617</text:p>
          </table:table-cell>
          <table:table-cell office:value-type="float" office:value="17647200" calcext:value-type="float">
            <text:p>17647200</text:p>
          </table:table-cell>
        </table:table-row>
        <table:table-row table:style-name="ro1">
          <table:table-cell office:value-type="string" calcext:value-type="string">
            <text:p>2002-06-18</text:p>
          </table:table-cell>
          <table:table-cell office:value-type="float" office:value="103.739998" calcext:value-type="float">
            <text:p>103.739998</text:p>
          </table:table-cell>
          <table:table-cell office:value-type="float" office:value="105.029999" calcext:value-type="float">
            <text:p>105.029999</text:p>
          </table:table-cell>
          <table:table-cell office:value-type="float" office:value="103.629997" calcext:value-type="float">
            <text:p>103.629997</text:p>
          </table:table-cell>
          <table:table-cell office:value-type="float" office:value="104.970001" calcext:value-type="float">
            <text:p>104.970001</text:p>
          </table:table-cell>
          <table:table-cell office:value-type="float" office:value="71.526764" calcext:value-type="float">
            <text:p>71.526764</text:p>
          </table:table-cell>
          <table:table-cell office:value-type="float" office:value="21628500" calcext:value-type="float">
            <text:p>21628500</text:p>
          </table:table-cell>
        </table:table-row>
        <table:table-row table:style-name="ro1">
          <table:table-cell office:value-type="string" calcext:value-type="string">
            <text:p>2002-06-19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2.239998" calcext:value-type="float">
            <text:p>102.239998</text:p>
          </table:table-cell>
          <table:table-cell office:value-type="float" office:value="102.519997" calcext:value-type="float">
            <text:p>102.519997</text:p>
          </table:table-cell>
          <table:table-cell office:value-type="float" office:value="69.857323" calcext:value-type="float">
            <text:p>69.857323</text:p>
          </table:table-cell>
          <table:table-cell office:value-type="float" office:value="21540700" calcext:value-type="float">
            <text:p>21540700</text:p>
          </table:table-cell>
        </table:table-row>
        <table:table-row table:style-name="ro1">
          <table:table-cell office:value-type="string" calcext:value-type="string">
            <text:p>2002-06-20</text:p>
          </table:table-cell>
          <table:table-cell office:value-type="float" office:value="102.260002" calcext:value-type="float">
            <text:p>102.260002</text:p>
          </table:table-cell>
          <table:table-cell office:value-type="float" office:value="103.050003" calcext:value-type="float">
            <text:p>103.050003</text:p>
          </table:table-cell>
          <table:table-cell office:value-type="float" office:value="100.959999" calcext:value-type="float">
            <text:p>100.959999</text:p>
          </table:table-cell>
          <table:table-cell office:value-type="float" office:value="101.209999" calcext:value-type="float">
            <text:p>101.209999</text:p>
          </table:table-cell>
          <table:table-cell office:value-type="float" office:value="68.964684" calcext:value-type="float">
            <text:p>68.964684</text:p>
          </table:table-cell>
          <table:table-cell office:value-type="float" office:value="25691000" calcext:value-type="float">
            <text:p>25691000</text:p>
          </table:table-cell>
        </table:table-row>
        <table:table-row table:style-name="ro1">
          <table:table-cell office:value-type="string" calcext:value-type="string">
            <text:p>2002-06-21</text:p>
          </table:table-cell>
          <table:table-cell office:value-type="float" office:value="100.470001" calcext:value-type="float">
            <text:p>100.470001</text:p>
          </table:table-cell>
          <table:table-cell office:value-type="float" office:value="100.93" calcext:value-type="float">
            <text:p>100.93</text:p>
          </table:table-cell>
          <table:table-cell office:value-type="float" office:value="98.68" calcext:value-type="float">
            <text:p>98.68</text:p>
          </table:table-cell>
          <table:table-cell office:value-type="float" office:value="99.279999" calcext:value-type="float">
            <text:p>99.279999</text:p>
          </table:table-cell>
          <table:table-cell office:value-type="float" office:value="67.886368" calcext:value-type="float">
            <text:p>67.886368</text:p>
          </table:table-cell>
          <table:table-cell office:value-type="float" office:value="31190700" calcext:value-type="float">
            <text:p>31190700</text:p>
          </table:table-cell>
        </table:table-row>
        <table:table-row table:style-name="ro1">
          <table:table-cell office:value-type="string" calcext:value-type="string">
            <text:p>2002-06-24</text:p>
          </table:table-cell>
          <table:table-cell office:value-type="float" office:value="98.610001" calcext:value-type="float">
            <text:p>98.610001</text:p>
          </table:table-cell>
          <table:table-cell office:value-type="float" office:value="100.690002" calcext:value-type="float">
            <text:p>100.690002</text:p>
          </table:table-cell>
          <table:table-cell office:value-type="float" office:value="97.25" calcext:value-type="float">
            <text:p>97.25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68.241951" calcext:value-type="float">
            <text:p>68.241951</text:p>
          </table:table-cell>
          <table:table-cell office:value-type="float" office:value="37169700" calcext:value-type="float">
            <text:p>37169700</text:p>
          </table:table-cell>
        </table:table-row>
        <table:table-row table:style-name="ro1">
          <table:table-cell office:value-type="string" calcext:value-type="string">
            <text:p>2002-06-25</text:p>
          </table:table-cell>
          <table:table-cell office:value-type="float" office:value="100.300003" calcext:value-type="float">
            <text:p>100.300003</text:p>
          </table:table-cell>
          <table:table-cell office:value-type="float" office:value="100.889999" calcext:value-type="float">
            <text:p>100.889999</text:p>
          </table:table-cell>
          <table:table-cell office:value-type="float" office:value="97.540001" calcext:value-type="float">
            <text:p>97.540001</text:p>
          </table:table-cell>
          <table:table-cell office:value-type="float" office:value="97.559998" calcext:value-type="float">
            <text:p>97.559998</text:p>
          </table:table-cell>
          <table:table-cell office:value-type="float" office:value="66.710251" calcext:value-type="float">
            <text:p>66.710251</text:p>
          </table:table-cell>
          <table:table-cell office:value-type="float" office:value="33355000" calcext:value-type="float">
            <text:p>33355000</text:p>
          </table:table-cell>
        </table:table-row>
        <table:table-row table:style-name="ro1">
          <table:table-cell office:value-type="string" calcext:value-type="string">
            <text:p>2002-06-26</text:p>
          </table:table-cell>
          <table:table-cell office:value-type="float" office:value="95.199997" calcext:value-type="float">
            <text:p>95.199997</text:p>
          </table:table-cell>
          <table:table-cell office:value-type="float" office:value="98.150002" calcext:value-type="float">
            <text:p>98.150002</text:p>
          </table:table-cell>
          <table:table-cell office:value-type="float" office:value="95.190002" calcext:value-type="float">
            <text:p>95.190002</text:p>
          </table:table-cell>
          <table:table-cell office:value-type="float" office:value="97.720001" calcext:value-type="float">
            <text:p>97.720001</text:p>
          </table:table-cell>
          <table:table-cell office:value-type="float" office:value="66.819664" calcext:value-type="float">
            <text:p>66.819664</text:p>
          </table:table-cell>
          <table:table-cell office:value-type="float" office:value="37913600" calcext:value-type="float">
            <text:p>37913600</text:p>
          </table:table-cell>
        </table:table-row>
        <table:table-row table:style-name="ro1">
          <table:table-cell office:value-type="string" calcext:value-type="string">
            <text:p>2002-06-27</text:p>
          </table:table-cell>
          <table:table-cell office:value-type="float" office:value="98.5" calcext:value-type="float">
            <text:p>98.5</text:p>
          </table:table-cell>
          <table:table-cell office:value-type="float" office:value="99.489998" calcext:value-type="float">
            <text:p>99.489998</text:p>
          </table:table-cell>
          <table:table-cell office:value-type="float" office:value="96.57" calcext:value-type="float">
            <text:p>96.57</text:p>
          </table:table-cell>
          <table:table-cell office:value-type="float" office:value="99.43" calcext:value-type="float">
            <text:p>99.43</text:p>
          </table:table-cell>
          <table:table-cell office:value-type="float" office:value="67.988922" calcext:value-type="float">
            <text:p>67.988922</text:p>
          </table:table-cell>
          <table:table-cell office:value-type="float" office:value="31616400" calcext:value-type="float">
            <text:p>31616400</text:p>
          </table:table-cell>
        </table:table-row>
        <table:table-row table:style-name="ro1">
          <table:table-cell office:value-type="string" calcext:value-type="string">
            <text:p>2002-06-28</text:p>
          </table:table-cell>
          <table:table-cell office:value-type="float" office:value="99.239998" calcext:value-type="float">
            <text:p>99.239998</text:p>
          </table:table-cell>
          <table:table-cell office:value-type="float" office:value="100.5" calcext:value-type="float">
            <text:p>100.5</text:p>
          </table:table-cell>
          <table:table-cell office:value-type="float" office:value="98.879997" calcext:value-type="float">
            <text:p>98.879997</text:p>
          </table:table-cell>
          <table:table-cell office:value-type="float" office:value="98.959999" calcext:value-type="float">
            <text:p>98.959999</text:p>
          </table:table-cell>
          <table:table-cell office:value-type="float" office:value="67.667542" calcext:value-type="float">
            <text:p>67.667542</text:p>
          </table:table-cell>
          <table:table-cell office:value-type="float" office:value="28184200" calcext:value-type="float">
            <text:p>28184200</text:p>
          </table:table-cell>
        </table:table-row>
        <table:table-row table:style-name="ro1">
          <table:table-cell office:value-type="string" calcext:value-type="string">
            <text:p>2002-07-01</text:p>
          </table:table-cell>
          <table:table-cell office:value-type="float" office:value="99.18" calcext:value-type="float">
            <text:p>99.18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96.889999" calcext:value-type="float">
            <text:p>96.889999</text:p>
          </table:table-cell>
          <table:table-cell office:value-type="float" office:value="97.029999" calcext:value-type="float">
            <text:p>97.029999</text:p>
          </table:table-cell>
          <table:table-cell office:value-type="float" office:value="66.347839" calcext:value-type="float">
            <text:p>66.347839</text:p>
          </table:table-cell>
          <table:table-cell office:value-type="float" office:value="20270200" calcext:value-type="float">
            <text:p>20270200</text:p>
          </table:table-cell>
        </table:table-row>
        <table:table-row table:style-name="ro1">
          <table:table-cell office:value-type="string" calcext:value-type="string">
            <text:p>2002-07-02</text:p>
          </table:table-cell>
          <table:table-cell office:value-type="float" office:value="96.860001" calcext:value-type="float">
            <text:p>96.860001</text:p>
          </table:table-cell>
          <table:table-cell office:value-type="float" office:value="97.199997" calcext:value-type="float">
            <text:p>97.199997</text:p>
          </table:table-cell>
          <table:table-cell office:value-type="float" office:value="94.769997" calcext:value-type="float">
            <text:p>94.769997</text:p>
          </table:table-cell>
          <table:table-cell office:value-type="float" office:value="94.970001" calcext:value-type="float">
            <text:p>94.970001</text:p>
          </table:table-cell>
          <table:table-cell office:value-type="float" office:value="64.939278" calcext:value-type="float">
            <text:p>64.939278</text:p>
          </table:table-cell>
          <table:table-cell office:value-type="float" office:value="34213900" calcext:value-type="float">
            <text:p>34213900</text:p>
          </table:table-cell>
        </table:table-row>
        <table:table-row table:style-name="ro1">
          <table:table-cell office:value-type="string" calcext:value-type="string">
            <text:p>2002-07-03</text:p>
          </table:table-cell>
          <table:table-cell office:value-type="float" office:value="94.620003" calcext:value-type="float">
            <text:p>94.620003</text:p>
          </table:table-cell>
          <table:table-cell office:value-type="float" office:value="95.839996" calcext:value-type="float">
            <text:p>95.839996</text:p>
          </table:table-cell>
          <table:table-cell office:value-type="float" office:value="93.720001" calcext:value-type="float">
            <text:p>93.720001</text:p>
          </table:table-cell>
          <table:table-cell office:value-type="float" office:value="95.510002" calcext:value-type="float">
            <text:p>95.510002</text:p>
          </table:table-cell>
          <table:table-cell office:value-type="float" office:value="65.308487" calcext:value-type="float">
            <text:p>65.308487</text:p>
          </table:table-cell>
          <table:table-cell office:value-type="float" office:value="30565800" calcext:value-type="float">
            <text:p>30565800</text:p>
          </table:table-cell>
        </table:table-row>
        <table:table-row table:style-name="ro1">
          <table:table-cell office:value-type="string" calcext:value-type="string">
            <text:p>2002-07-05</text:p>
          </table:table-cell>
          <table:table-cell office:value-type="float" office:value="96.779999" calcext:value-type="float">
            <text:p>96.779999</text:p>
          </table:table-cell>
          <table:table-cell office:value-type="float" office:value="99.529999" calcext:value-type="float">
            <text:p>99.529999</text:p>
          </table:table-cell>
          <table:table-cell office:value-type="float" office:value="96.660004" calcext:value-type="float">
            <text:p>96.660004</text:p>
          </table:table-cell>
          <table:table-cell office:value-type="float" office:value="99.309998" calcext:value-type="float">
            <text:p>99.309998</text:p>
          </table:table-cell>
          <table:table-cell office:value-type="float" office:value="67.906876" calcext:value-type="float">
            <text:p>67.906876</text:p>
          </table:table-cell>
          <table:table-cell office:value-type="float" office:value="19013500" calcext:value-type="float">
            <text:p>19013500</text:p>
          </table:table-cell>
        </table:table-row>
        <table:table-row table:style-name="ro1">
          <table:table-cell office:value-type="string" calcext:value-type="string">
            <text:p>2002-07-08</text:p>
          </table:table-cell>
          <table:table-cell office:value-type="float" office:value="98.980003" calcext:value-type="float">
            <text:p>98.980003</text:p>
          </table:table-cell>
          <table:table-cell office:value-type="float" office:value="99.699997" calcext:value-type="float">
            <text:p>99.699997</text:p>
          </table:table-cell>
          <table:table-cell office:value-type="float" office:value="97.559998" calcext:value-type="float">
            <text:p>97.559998</text:p>
          </table:table-cell>
          <table:table-cell office:value-type="float" office:value="98.07" calcext:value-type="float">
            <text:p>98.07</text:p>
          </table:table-cell>
          <table:table-cell office:value-type="float" office:value="67.05896" calcext:value-type="float">
            <text:p>67.05896</text:p>
          </table:table-cell>
          <table:table-cell office:value-type="float" office:value="19118600" calcext:value-type="float">
            <text:p>19118600</text:p>
          </table:table-cell>
        </table:table-row>
        <table:table-row table:style-name="ro1">
          <table:table-cell office:value-type="string" calcext:value-type="string">
            <text:p>2002-07-09</text:p>
          </table:table-cell>
          <table:table-cell office:value-type="float" office:value="97.730003" calcext:value-type="float">
            <text:p>97.730003</text:p>
          </table:table-cell>
          <table:table-cell office:value-type="float" office:value="98.339996" calcext:value-type="float">
            <text:p>98.339996</text:p>
          </table:table-cell>
          <table:table-cell office:value-type="float" office:value="95.010002" calcext:value-type="float">
            <text:p>95.010002</text:p>
          </table:table-cell>
          <table:table-cell office:value-type="float" office:value="95.599998" calcext:value-type="float">
            <text:p>95.599998</text:p>
          </table:table-cell>
          <table:table-cell office:value-type="float" office:value="65.370064" calcext:value-type="float">
            <text:p>65.370064</text:p>
          </table:table-cell>
          <table:table-cell office:value-type="float" office:value="28620400" calcext:value-type="float">
            <text:p>28620400</text:p>
          </table:table-cell>
        </table:table-row>
        <table:table-row table:style-name="ro1">
          <table:table-cell office:value-type="string" calcext:value-type="string">
            <text:p>2002-07-10</text:p>
          </table:table-cell>
          <table:table-cell office:value-type="float" office:value="96" calcext:value-type="float">
            <text:p>96</text:p>
          </table:table-cell>
          <table:table-cell office:value-type="float" office:value="96.07" calcext:value-type="float">
            <text:p>96.07</text:p>
          </table:table-cell>
          <table:table-cell office:value-type="float" office:value="92.040001" calcext:value-type="float">
            <text:p>92.040001</text:p>
          </table:table-cell>
          <table:table-cell office:value-type="float" office:value="92.120003" calcext:value-type="float">
            <text:p>92.120003</text:p>
          </table:table-cell>
          <table:table-cell office:value-type="float" office:value="62.990475" calcext:value-type="float">
            <text:p>62.990475</text:p>
          </table:table-cell>
          <table:table-cell office:value-type="float" office:value="50522500" calcext:value-type="float">
            <text:p>50522500</text:p>
          </table:table-cell>
        </table:table-row>
        <table:table-row table:style-name="ro1">
          <table:table-cell office:value-type="string" calcext:value-type="string">
            <text:p>2002-07-11</text:p>
          </table:table-cell>
          <table:table-cell office:value-type="float" office:value="91.760002" calcext:value-type="float">
            <text:p>91.760002</text:p>
          </table:table-cell>
          <table:table-cell office:value-type="float" office:value="93.349998" calcext:value-type="float">
            <text:p>93.349998</text:p>
          </table:table-cell>
          <table:table-cell office:value-type="float" office:value="90.32" calcext:value-type="float">
            <text:p>90.32</text:p>
          </table:table-cell>
          <table:table-cell office:value-type="float" office:value="92.870003" calcext:value-type="float">
            <text:p>92.870003</text:p>
          </table:table-cell>
          <table:table-cell office:value-type="float" office:value="63.503311" calcext:value-type="float">
            <text:p>63.503311</text:p>
          </table:table-cell>
          <table:table-cell office:value-type="float" office:value="59476500" calcext:value-type="float">
            <text:p>59476500</text:p>
          </table:table-cell>
        </table:table-row>
        <table:table-row table:style-name="ro1">
          <table:table-cell office:value-type="string" calcext:value-type="string">
            <text:p>2002-07-12</text:p>
          </table:table-cell>
          <table:table-cell office:value-type="float" office:value="93.330002" calcext:value-type="float">
            <text:p>93.330002</text:p>
          </table:table-cell>
          <table:table-cell office:value-type="float" office:value="93.889999" calcext:value-type="float">
            <text:p>93.889999</text:p>
          </table:table-cell>
          <table:table-cell office:value-type="float" office:value="91.519997" calcext:value-type="float">
            <text:p>91.519997</text:p>
          </table:table-cell>
          <table:table-cell office:value-type="float" office:value="91.849998" calcext:value-type="float">
            <text:p>91.849998</text:p>
          </table:table-cell>
          <table:table-cell office:value-type="float" office:value="62.805836" calcext:value-type="float">
            <text:p>62.805836</text:p>
          </table:table-cell>
          <table:table-cell office:value-type="float" office:value="39018600" calcext:value-type="float">
            <text:p>39018600</text:p>
          </table:table-cell>
        </table:table-row>
        <table:table-row table:style-name="ro1">
          <table:table-cell office:value-type="string" calcext:value-type="string">
            <text:p>2002-07-15</text:p>
          </table:table-cell>
          <table:table-cell office:value-type="float" office:value="91.639999" calcext:value-type="float">
            <text:p>91.639999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87.889999" calcext:value-type="float">
            <text:p>87.889999</text:p>
          </table:table-cell>
          <table:table-cell office:value-type="float" office:value="92.339996" calcext:value-type="float">
            <text:p>92.339996</text:p>
          </table:table-cell>
          <table:table-cell office:value-type="float" office:value="63.140854" calcext:value-type="float">
            <text:p>63.140854</text:p>
          </table:table-cell>
          <table:table-cell office:value-type="float" office:value="77317200" calcext:value-type="float">
            <text:p>77317200</text:p>
          </table:table-cell>
        </table:table-row>
        <table:table-row table:style-name="ro1">
          <table:table-cell office:value-type="string" calcext:value-type="string">
            <text:p>2002-07-16</text:p>
          </table:table-cell>
          <table:table-cell office:value-type="float" office:value="91.120003" calcext:value-type="float">
            <text:p>91.120003</text:p>
          </table:table-cell>
          <table:table-cell office:value-type="float" office:value="92.379997" calcext:value-type="float">
            <text:p>92.379997</text:p>
          </table:table-cell>
          <table:table-cell office:value-type="float" office:value="89.870003" calcext:value-type="float">
            <text:p>89.870003</text:p>
          </table:table-cell>
          <table:table-cell office:value-type="float" office:value="90.559998" calcext:value-type="float">
            <text:p>90.559998</text:p>
          </table:table-cell>
          <table:table-cell office:value-type="float" office:value="61.923717" calcext:value-type="float">
            <text:p>61.923717</text:p>
          </table:table-cell>
          <table:table-cell office:value-type="float" office:value="53282400" calcext:value-type="float">
            <text:p>53282400</text:p>
          </table:table-cell>
        </table:table-row>
        <table:table-row table:style-name="ro1">
          <table:table-cell office:value-type="string" calcext:value-type="string">
            <text:p>2002-07-17</text:p>
          </table:table-cell>
          <table:table-cell office:value-type="float" office:value="92.459999" calcext:value-type="float">
            <text:p>92.459999</text:p>
          </table:table-cell>
          <table:table-cell office:value-type="float" office:value="93.300003" calcext:value-type="float">
            <text:p>93.300003</text:p>
          </table:table-cell>
          <table:table-cell office:value-type="float" office:value="89.75" calcext:value-type="float">
            <text:p>89.75</text:p>
          </table:table-cell>
          <table:table-cell office:value-type="float" office:value="90.739998" calcext:value-type="float">
            <text:p>90.739998</text:p>
          </table:table-cell>
          <table:table-cell office:value-type="float" office:value="62.046822" calcext:value-type="float">
            <text:p>62.046822</text:p>
          </table:table-cell>
          <table:table-cell office:value-type="float" office:value="48880600" calcext:value-type="float">
            <text:p>48880600</text:p>
          </table:table-cell>
        </table:table-row>
        <table:table-row table:style-name="ro1">
          <table:table-cell office:value-type="string" calcext:value-type="string">
            <text:p>2002-07-18</text:p>
          </table:table-cell>
          <table:table-cell office:value-type="float" office:value="90.699997" calcext:value-type="float">
            <text:p>90.699997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87.75" calcext:value-type="float">
            <text:p>87.75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60.036484" calcext:value-type="float">
            <text:p>60.036484</text:p>
          </table:table-cell>
          <table:table-cell office:value-type="float" office:value="32656700" calcext:value-type="float">
            <text:p>32656700</text:p>
          </table:table-cell>
        </table:table-row>
        <table:table-row table:style-name="ro1">
          <table:table-cell office:value-type="string" calcext:value-type="string">
            <text:p>2002-07-19</text:p>
          </table:table-cell>
          <table:table-cell office:value-type="float" office:value="86.760002" calcext:value-type="float">
            <text:p>86.760002</text:p>
          </table:table-cell>
          <table:table-cell office:value-type="float" office:value="87.550003" calcext:value-type="float">
            <text:p>87.550003</text:p>
          </table:table-cell>
          <table:table-cell office:value-type="float" office:value="84.300003" calcext:value-type="float">
            <text:p>84.300003</text:p>
          </table:table-cell>
          <table:table-cell office:value-type="float" office:value="84.709999" calcext:value-type="float">
            <text:p>84.709999</text:p>
          </table:table-cell>
          <table:table-cell office:value-type="float" office:value="57.923557" calcext:value-type="float">
            <text:p>57.923557</text:p>
          </table:table-cell>
          <table:table-cell office:value-type="float" office:value="77572600" calcext:value-type="float">
            <text:p>77572600</text:p>
          </table:table-cell>
        </table:table-row>
        <table:table-row table:style-name="ro1">
          <table:table-cell office:value-type="string" calcext:value-type="string">
            <text:p>2002-07-22</text:p>
          </table:table-cell>
          <table:table-cell office:value-type="float" office:value="84.099998" calcext:value-type="float">
            <text:p>84.099998</text:p>
          </table:table-cell>
          <table:table-cell office:value-type="float" office:value="85.910004" calcext:value-type="float">
            <text:p>85.910004</text:p>
          </table:table-cell>
          <table:table-cell office:value-type="float" office:value="81.449997" calcext:value-type="float">
            <text:p>81.449997</text:p>
          </table:table-cell>
          <table:table-cell office:value-type="float" office:value="82.199997" calcext:value-type="float">
            <text:p>82.199997</text:p>
          </table:table-cell>
          <table:table-cell office:value-type="float" office:value="56.207272" calcext:value-type="float">
            <text:p>56.207272</text:p>
          </table:table-cell>
          <table:table-cell office:value-type="float" office:value="78134000" calcext:value-type="float">
            <text:p>78134000</text:p>
          </table:table-cell>
        </table:table-row>
        <table:table-row table:style-name="ro1">
          <table:table-cell office:value-type="string" calcext:value-type="string">
            <text:p>2002-07-23</text:p>
          </table:table-cell>
          <table:table-cell office:value-type="float" office:value="82.550003" calcext:value-type="float">
            <text:p>82.550003</text:p>
          </table:table-cell>
          <table:table-cell office:value-type="float" office:value="83.239998" calcext:value-type="float">
            <text:p>83.239998</text:p>
          </table:table-cell>
          <table:table-cell office:value-type="float" office:value="79.75" calcext:value-type="float">
            <text:p>79.75</text:p>
          </table:table-cell>
          <table:table-cell office:value-type="float" office:value="79.949997" calcext:value-type="float">
            <text:p>79.949997</text:p>
          </table:table-cell>
          <table:table-cell office:value-type="float" office:value="54.668747" calcext:value-type="float">
            <text:p>54.668747</text:p>
          </table:table-cell>
          <table:table-cell office:value-type="float" office:value="74484100" calcext:value-type="float">
            <text:p>74484100</text:p>
          </table:table-cell>
        </table:table-row>
        <table:table-row table:style-name="ro1">
          <table:table-cell office:value-type="string" calcext:value-type="string">
            <text:p>2002-07-24</text:p>
          </table:table-cell>
          <table:table-cell office:value-type="float" office:value="78.129997" calcext:value-type="float">
            <text:p>78.129997</text:p>
          </table:table-cell>
          <table:table-cell office:value-type="float" office:value="85.120003" calcext:value-type="float">
            <text:p>85.120003</text:p>
          </table:table-cell>
          <table:table-cell office:value-type="float" office:value="77.68" calcext:value-type="float">
            <text:p>77.68</text:p>
          </table:table-cell>
          <table:table-cell office:value-type="float" office:value="84.720001" calcext:value-type="float">
            <text:p>84.720001</text:p>
          </table:table-cell>
          <table:table-cell office:value-type="float" office:value="57.930428" calcext:value-type="float">
            <text:p>57.930428</text:p>
          </table:table-cell>
          <table:table-cell office:value-type="float" office:value="107022800" calcext:value-type="float">
            <text:p>107022800</text:p>
          </table:table-cell>
        </table:table-row>
        <table:table-row table:style-name="ro1">
          <table:table-cell office:value-type="string" calcext:value-type="string">
            <text:p>2002-07-25</text:p>
          </table:table-cell>
          <table:table-cell office:value-type="float" office:value="84.269997" calcext:value-type="float">
            <text:p>84.269997</text:p>
          </table:table-cell>
          <table:table-cell office:value-type="float" office:value="85.849998" calcext:value-type="float">
            <text:p>85.849998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84" calcext:value-type="float">
            <text:p>84</text:p>
          </table:table-cell>
          <table:table-cell office:value-type="float" office:value="57.438084" calcext:value-type="float">
            <text:p>57.438084</text:p>
          </table:table-cell>
          <table:table-cell office:value-type="float" office:value="87176600" calcext:value-type="float">
            <text:p>87176600</text:p>
          </table:table-cell>
        </table:table-row>
        <table:table-row table:style-name="ro1">
          <table:table-cell office:value-type="string" calcext:value-type="string">
            <text:p>2002-07-26</text:p>
          </table:table-cell>
          <table:table-cell office:value-type="float" office:value="84.650002" calcext:value-type="float">
            <text:p>84.650002</text:p>
          </table:table-cell>
          <table:table-cell office:value-type="float" office:value="85.93" calcext:value-type="float">
            <text:p>85.93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58.532127" calcext:value-type="float">
            <text:p>58.532127</text:p>
          </table:table-cell>
          <table:table-cell office:value-type="float" office:value="41206800" calcext:value-type="float">
            <text:p>41206800</text:p>
          </table:table-cell>
        </table:table-row>
        <table:table-row table:style-name="ro1">
          <table:table-cell office:value-type="string" calcext:value-type="string">
            <text:p>2002-07-29</text:p>
          </table:table-cell>
          <table:table-cell office:value-type="float" office:value="87.5" calcext:value-type="float">
            <text:p>87.5</text:p>
          </table:table-cell>
          <table:table-cell office:value-type="float" office:value="90.339996" calcext:value-type="float">
            <text:p>90.339996</text:p>
          </table:table-cell>
          <table:table-cell office:value-type="float" office:value="87.300003" calcext:value-type="float">
            <text:p>87.300003</text:p>
          </table:table-cell>
          <table:table-cell office:value-type="float" office:value="89.769997" calcext:value-type="float">
            <text:p>89.769997</text:p>
          </table:table-cell>
          <table:table-cell office:value-type="float" office:value="61.383545" calcext:value-type="float">
            <text:p>61.383545</text:p>
          </table:table-cell>
          <table:table-cell office:value-type="float" office:value="53492900" calcext:value-type="float">
            <text:p>53492900</text:p>
          </table:table-cell>
        </table:table-row>
        <table:table-row table:style-name="ro1">
          <table:table-cell office:value-type="string" calcext:value-type="string">
            <text:p>2002-07-30</text:p>
          </table:table-cell>
          <table:table-cell office:value-type="float" office:value="89.32" calcext:value-type="float">
            <text:p>89.32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88.720001" calcext:value-type="float">
            <text:p>88.720001</text:p>
          </table:table-cell>
          <table:table-cell office:value-type="float" office:value="90.940002" calcext:value-type="float">
            <text:p>90.940002</text:p>
          </table:table-cell>
          <table:table-cell office:value-type="float" office:value="62.183586" calcext:value-type="float">
            <text:p>62.183586</text:p>
          </table:table-cell>
          <table:table-cell office:value-type="float" office:value="47532200" calcext:value-type="float">
            <text:p>47532200</text:p>
          </table:table-cell>
        </table:table-row>
        <table:table-row table:style-name="ro1">
          <table:table-cell office:value-type="string" calcext:value-type="string">
            <text:p>2002-07-31</text:p>
          </table:table-cell>
          <table:table-cell office:value-type="float" office:value="90.489998" calcext:value-type="float">
            <text:p>90.489998</text:p>
          </table:table-cell>
          <table:table-cell office:value-type="float" office:value="91.550003" calcext:value-type="float">
            <text:p>91.550003</text:p>
          </table:table-cell>
          <table:table-cell office:value-type="float" office:value="89.25" calcext:value-type="float">
            <text:p>89.25</text:p>
          </table:table-cell>
          <table:table-cell office:value-type="float" office:value="91.160004" calcext:value-type="float">
            <text:p>91.160004</text:p>
          </table:table-cell>
          <table:table-cell office:value-type="float" office:value="62.33403" calcext:value-type="float">
            <text:p>62.33403</text:p>
          </table:table-cell>
          <table:table-cell office:value-type="float" office:value="44669900" calcext:value-type="float">
            <text:p>44669900</text:p>
          </table:table-cell>
        </table:table-row>
        <table:table-row table:style-name="ro1">
          <table:table-cell office:value-type="string" calcext:value-type="string">
            <text:p>2002-08-01</text:p>
          </table:table-cell>
          <table:table-cell office:value-type="float" office:value="90.879997" calcext:value-type="float">
            <text:p>90.879997</text:p>
          </table:table-cell>
          <table:table-cell office:value-type="float" office:value="91.349998" calcext:value-type="float">
            <text:p>91.349998</text:p>
          </table:table-cell>
          <table:table-cell office:value-type="float" office:value="88.330002" calcext:value-type="float">
            <text:p>88.330002</text:p>
          </table:table-cell>
          <table:table-cell office:value-type="float" office:value="88.779999" calcext:value-type="float">
            <text:p>88.779999</text:p>
          </table:table-cell>
          <table:table-cell office:value-type="float" office:value="60.706596" calcext:value-type="float">
            <text:p>60.706596</text:p>
          </table:table-cell>
          <table:table-cell office:value-type="float" office:value="66571900" calcext:value-type="float">
            <text:p>66571900</text:p>
          </table:table-cell>
        </table:table-row>
        <table:table-row table:style-name="ro1">
          <table:table-cell office:value-type="string" calcext:value-type="string">
            <text:p>2002-08-02</text:p>
          </table:table-cell>
          <table:table-cell office:value-type="float" office:value="88.5" calcext:value-type="float">
            <text:p>88.5</text:p>
          </table:table-cell>
          <table:table-cell office:value-type="float" office:value="88.910004" calcext:value-type="float">
            <text:p>88.910004</text:p>
          </table:table-cell>
          <table:table-cell office:value-type="float" office:value="85.620003" calcext:value-type="float">
            <text:p>85.620003</text:p>
          </table:table-cell>
          <table:table-cell office:value-type="float" office:value="86.790001" calcext:value-type="float">
            <text:p>86.790001</text:p>
          </table:table-cell>
          <table:table-cell office:value-type="float" office:value="59.345863" calcext:value-type="float">
            <text:p>59.345863</text:p>
          </table:table-cell>
          <table:table-cell office:value-type="float" office:value="51772900" calcext:value-type="float">
            <text:p>51772900</text:p>
          </table:table-cell>
        </table:table-row>
        <table:table-row table:style-name="ro1">
          <table:table-cell office:value-type="string" calcext:value-type="string">
            <text:p>2002-08-05</text:p>
          </table:table-cell>
          <table:table-cell office:value-type="float" office:value="86.489998" calcext:value-type="float">
            <text:p>86.489998</text:p>
          </table:table-cell>
          <table:table-cell office:value-type="float" office:value="86.93" calcext:value-type="float">
            <text:p>86.93</text:p>
          </table:table-cell>
          <table:table-cell office:value-type="float" office:value="83.550003" calcext:value-type="float">
            <text:p>83.550003</text:p>
          </table:table-cell>
          <table:table-cell office:value-type="float" office:value="83.769997" calcext:value-type="float">
            <text:p>83.769997</text:p>
          </table:table-cell>
          <table:table-cell office:value-type="float" office:value="57.28083" calcext:value-type="float">
            <text:p>57.28083</text:p>
          </table:table-cell>
          <table:table-cell office:value-type="float" office:value="47191300" calcext:value-type="float">
            <text:p>47191300</text:p>
          </table:table-cell>
        </table:table-row>
        <table:table-row table:style-name="ro1">
          <table:table-cell office:value-type="string" calcext:value-type="string">
            <text:p>2002-08-06</text:p>
          </table:table-cell>
          <table:table-cell office:value-type="float" office:value="85.230003" calcext:value-type="float">
            <text:p>85.230003</text:p>
          </table:table-cell>
          <table:table-cell office:value-type="float" office:value="87.900002" calcext:value-type="float">
            <text:p>87.900002</text:p>
          </table:table-cell>
          <table:table-cell office:value-type="float" office:value="85.110001" calcext:value-type="float">
            <text:p>85.110001</text:p>
          </table:table-cell>
          <table:table-cell office:value-type="float" office:value="86.589996" calcext:value-type="float">
            <text:p>86.589996</text:p>
          </table:table-cell>
          <table:table-cell office:value-type="float" office:value="59.209087" calcext:value-type="float">
            <text:p>59.209087</text:p>
          </table:table-cell>
          <table:table-cell office:value-type="float" office:value="64730000" calcext:value-type="float">
            <text:p>64730000</text:p>
          </table:table-cell>
        </table:table-row>
        <table:table-row table:style-name="ro1">
          <table:table-cell office:value-type="string" calcext:value-type="string">
            <text:p>2002-08-07</text:p>
          </table:table-cell>
          <table:table-cell office:value-type="float" office:value="87.870003" calcext:value-type="float">
            <text:p>87.870003</text:p>
          </table:table-cell>
          <table:table-cell office:value-type="float" office:value="88.5" calcext:value-type="float">
            <text:p>88.5</text:p>
          </table:table-cell>
          <table:table-cell office:value-type="float" office:value="85.769997" calcext:value-type="float">
            <text:p>85.769997</text:p>
          </table:table-cell>
          <table:table-cell office:value-type="float" office:value="88.099998" calcext:value-type="float">
            <text:p>88.099998</text:p>
          </table:table-cell>
          <table:table-cell office:value-type="float" office:value="60.241642" calcext:value-type="float">
            <text:p>60.241642</text:p>
          </table:table-cell>
          <table:table-cell office:value-type="float" office:value="43289400" calcext:value-type="float">
            <text:p>43289400</text:p>
          </table:table-cell>
        </table:table-row>
        <table:table-row table:style-name="ro1">
          <table:table-cell office:value-type="string" calcext:value-type="string">
            <text:p>2002-08-08</text:p>
          </table:table-cell>
          <table:table-cell office:value-type="float" office:value="88.419998" calcext:value-type="float">
            <text:p>88.419998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90.949997" calcext:value-type="float">
            <text:p>90.949997</text:p>
          </table:table-cell>
          <table:table-cell office:value-type="float" office:value="62.19043" calcext:value-type="float">
            <text:p>62.19043</text:p>
          </table:table-cell>
          <table:table-cell office:value-type="float" office:value="48339800" calcext:value-type="float">
            <text:p>48339800</text:p>
          </table:table-cell>
        </table:table-row>
        <table:table-row table:style-name="ro1">
          <table:table-cell office:value-type="string" calcext:value-type="string">
            <text:p>2002-08-09</text:p>
          </table:table-cell>
          <table:table-cell office:value-type="float" office:value="90.099998" calcext:value-type="float">
            <text:p>90.099998</text:p>
          </table:table-cell>
          <table:table-cell office:value-type="float" office:value="91.940002" calcext:value-type="float">
            <text:p>91.940002</text:p>
          </table:table-cell>
          <table:table-cell office:value-type="float" office:value="89.349998" calcext:value-type="float">
            <text:p>89.349998</text:p>
          </table:table-cell>
          <table:table-cell office:value-type="float" office:value="91.290001" calcext:value-type="float">
            <text:p>91.290001</text:p>
          </table:table-cell>
          <table:table-cell office:value-type="float" office:value="62.422916" calcext:value-type="float">
            <text:p>62.422916</text:p>
          </table:table-cell>
          <table:table-cell office:value-type="float" office:value="41879200" calcext:value-type="float">
            <text:p>41879200</text:p>
          </table:table-cell>
        </table:table-row>
        <table:table-row table:style-name="ro1">
          <table:table-cell office:value-type="string" calcext:value-type="string">
            <text:p>2002-08-12</text:p>
          </table:table-cell>
          <table:table-cell office:value-type="float" office:value="89.989998" calcext:value-type="float">
            <text:p>89.989998</text:p>
          </table:table-cell>
          <table:table-cell office:value-type="float" office:value="91.269997" calcext:value-type="float">
            <text:p>91.269997</text:p>
          </table:table-cell>
          <table:table-cell office:value-type="float" office:value="89.550003" calcext:value-type="float">
            <text:p>89.550003</text:p>
          </table:table-cell>
          <table:table-cell office:value-type="float" office:value="90.620003" calcext:value-type="float">
            <text:p>90.620003</text:p>
          </table:table-cell>
          <table:table-cell office:value-type="float" office:value="61.964771" calcext:value-type="float">
            <text:p>61.964771</text:p>
          </table:table-cell>
          <table:table-cell office:value-type="float" office:value="25841700" calcext:value-type="float">
            <text:p>25841700</text:p>
          </table:table-cell>
        </table:table-row>
        <table:table-row table:style-name="ro1">
          <table:table-cell office:value-type="string" calcext:value-type="string">
            <text:p>2002-08-13</text:p>
          </table:table-cell>
          <table:table-cell office:value-type="float" office:value="90.150002" calcext:value-type="float">
            <text:p>90.150002</text:p>
          </table:table-cell>
          <table:table-cell office:value-type="float" office:value="91.660004" calcext:value-type="float">
            <text:p>91.660004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88.970001" calcext:value-type="float">
            <text:p>88.970001</text:p>
          </table:table-cell>
          <table:table-cell office:value-type="float" office:value="60.83651" calcext:value-type="float">
            <text:p>60.83651</text:p>
          </table:table-cell>
          <table:table-cell office:value-type="float" office:value="49690500" calcext:value-type="float">
            <text:p>49690500</text:p>
          </table:table-cell>
        </table:table-row>
        <table:table-row table:style-name="ro1">
          <table:table-cell office:value-type="string" calcext:value-type="string">
            <text:p>2002-08-14</text:p>
          </table:table-cell>
          <table:table-cell office:value-type="float" office:value="89.019997" calcext:value-type="float">
            <text:p>89.019997</text:p>
          </table:table-cell>
          <table:table-cell office:value-type="float" office:value="92.629997" calcext:value-type="float">
            <text:p>92.629997</text:p>
          </table:table-cell>
          <table:table-cell office:value-type="float" office:value="88.019997" calcext:value-type="float">
            <text:p>88.019997</text:p>
          </table:table-cell>
          <table:table-cell office:value-type="float" office:value="92.220001" calcext:value-type="float">
            <text:p>92.220001</text:p>
          </table:table-cell>
          <table:table-cell office:value-type="float" office:value="63.058807" calcext:value-type="float">
            <text:p>63.058807</text:p>
          </table:table-cell>
          <table:table-cell office:value-type="float" office:value="57423600" calcext:value-type="float">
            <text:p>57423600</text:p>
          </table:table-cell>
        </table:table-row>
        <table:table-row table:style-name="ro1">
          <table:table-cell office:value-type="string" calcext:value-type="string">
            <text:p>2002-08-15</text:p>
          </table:table-cell>
          <table:table-cell office:value-type="float" office:value="92.839996" calcext:value-type="float">
            <text:p>92.839996</text:p>
          </table:table-cell>
          <table:table-cell office:value-type="float" office:value="93.989998" calcext:value-type="float">
            <text:p>93.989998</text:p>
          </table:table-cell>
          <table:table-cell office:value-type="float" office:value="92.199997" calcext:value-type="float">
            <text:p>92.199997</text:p>
          </table:table-cell>
          <table:table-cell office:value-type="float" office:value="93.5" calcext:value-type="float">
            <text:p>93.5</text:p>
          </table:table-cell>
          <table:table-cell office:value-type="float" office:value="63.934059" calcext:value-type="float">
            <text:p>63.934059</text:p>
          </table:table-cell>
          <table:table-cell office:value-type="float" office:value="45551500" calcext:value-type="float">
            <text:p>45551500</text:p>
          </table:table-cell>
        </table:table-row>
        <table:table-row table:style-name="ro1">
          <table:table-cell office:value-type="string" calcext:value-type="string">
            <text:p>2002-08-16</text:p>
          </table:table-cell>
          <table:table-cell office:value-type="float" office:value="92.82" calcext:value-type="float">
            <text:p>92.82</text:p>
          </table:table-cell>
          <table:table-cell office:value-type="float" office:value="94.080002" calcext:value-type="float">
            <text:p>94.080002</text:p>
          </table:table-cell>
          <table:table-cell office:value-type="float" office:value="92" calcext:value-type="float">
            <text:p>92</text:p>
          </table:table-cell>
          <table:table-cell office:value-type="float" office:value="93.220001" calcext:value-type="float">
            <text:p>93.220001</text:p>
          </table:table-cell>
          <table:table-cell office:value-type="float" office:value="63.742634" calcext:value-type="float">
            <text:p>63.742634</text:p>
          </table:table-cell>
          <table:table-cell office:value-type="float" office:value="36517300" calcext:value-type="float">
            <text:p>36517300</text:p>
          </table:table-cell>
        </table:table-row>
        <table:table-row table:style-name="ro1">
          <table:table-cell office:value-type="string" calcext:value-type="string">
            <text:p>2002-08-19</text:p>
          </table:table-cell>
          <table:table-cell office:value-type="float" office:value="93.459999" calcext:value-type="float">
            <text:p>93.459999</text:p>
          </table:table-cell>
          <table:table-cell office:value-type="float" office:value="95.75" calcext:value-type="float">
            <text:p>95.75</text:p>
          </table:table-cell>
          <table:table-cell office:value-type="float" office:value="93.099998" calcext:value-type="float">
            <text:p>93.099998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65.233253" calcext:value-type="float">
            <text:p>65.233253</text:p>
          </table:table-cell>
          <table:table-cell office:value-type="float" office:value="33669900" calcext:value-type="float">
            <text:p>33669900</text:p>
          </table:table-cell>
        </table:table-row>
        <table:table-row table:style-name="ro1">
          <table:table-cell office:value-type="string" calcext:value-type="string">
            <text:p>2002-08-20</text:p>
          </table:table-cell>
          <table:table-cell office:value-type="float" office:value="94.82" calcext:value-type="float">
            <text:p>94.82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93.620003" calcext:value-type="float">
            <text:p>93.620003</text:p>
          </table:table-cell>
          <table:table-cell office:value-type="float" office:value="94.389999" calcext:value-type="float">
            <text:p>94.389999</text:p>
          </table:table-cell>
          <table:table-cell office:value-type="float" office:value="64.542633" calcext:value-type="float">
            <text:p>64.542633</text:p>
          </table:table-cell>
          <table:table-cell office:value-type="float" office:value="30508300" calcext:value-type="float">
            <text:p>30508300</text:p>
          </table:table-cell>
        </table:table-row>
        <table:table-row table:style-name="ro1">
          <table:table-cell office:value-type="string" calcext:value-type="string">
            <text:p>2002-08-21</text:p>
          </table:table-cell>
          <table:table-cell office:value-type="float" office:value="95.059998" calcext:value-type="float">
            <text:p>95.059998</text:p>
          </table:table-cell>
          <table:table-cell office:value-type="float" office:value="95.779999" calcext:value-type="float">
            <text:p>95.779999</text:p>
          </table:table-cell>
          <table:table-cell office:value-type="float" office:value="93.57" calcext:value-type="float">
            <text:p>93.57</text:p>
          </table:table-cell>
          <table:table-cell office:value-type="float" office:value="95.75" calcext:value-type="float">
            <text:p>95.75</text:p>
          </table:table-cell>
          <table:table-cell office:value-type="float" office:value="65.472603" calcext:value-type="float">
            <text:p>65.472603</text:p>
          </table:table-cell>
          <table:table-cell office:value-type="float" office:value="39628900" calcext:value-type="float">
            <text:p>39628900</text:p>
          </table:table-cell>
        </table:table-row>
        <table:table-row table:style-name="ro1">
          <table:table-cell office:value-type="string" calcext:value-type="string">
            <text:p>2002-08-22</text:p>
          </table:table-cell>
          <table:table-cell office:value-type="float" office:value="95.489998" calcext:value-type="float">
            <text:p>95.489998</text:p>
          </table:table-cell>
          <table:table-cell office:value-type="float" office:value="97.150002" calcext:value-type="float">
            <text:p>97.150002</text:p>
          </table:table-cell>
          <table:table-cell office:value-type="float" office:value="95.07" calcext:value-type="float">
            <text:p>95.07</text:p>
          </table:table-cell>
          <table:table-cell office:value-type="float" office:value="96.68" calcext:value-type="float">
            <text:p>96.68</text:p>
          </table:table-cell>
          <table:table-cell office:value-type="float" office:value="66.108543" calcext:value-type="float">
            <text:p>66.108543</text:p>
          </table:table-cell>
          <table:table-cell office:value-type="float" office:value="38399800" calcext:value-type="float">
            <text:p>38399800</text:p>
          </table:table-cell>
        </table:table-row>
        <table:table-row table:style-name="ro1">
          <table:table-cell office:value-type="string" calcext:value-type="string">
            <text:p>2002-08-23</text:p>
          </table:table-cell>
          <table:table-cell office:value-type="float" office:value="96.010002" calcext:value-type="float">
            <text:p>96.010002</text:p>
          </table:table-cell>
          <table:table-cell office:value-type="float" office:value="96.150002" calcext:value-type="float">
            <text:p>96.150002</text:p>
          </table:table-cell>
          <table:table-cell office:value-type="float" office:value="94.150002" calcext:value-type="float">
            <text:p>94.150002</text:p>
          </table:table-cell>
          <table:table-cell office:value-type="float" office:value="94.599998" calcext:value-type="float">
            <text:p>94.599998</text:p>
          </table:table-cell>
          <table:table-cell office:value-type="float" office:value="64.686226" calcext:value-type="float">
            <text:p>64.686226</text:p>
          </table:table-cell>
          <table:table-cell office:value-type="float" office:value="33716400" calcext:value-type="float">
            <text:p>33716400</text:p>
          </table:table-cell>
        </table:table-row>
        <table:table-row table:style-name="ro1">
          <table:table-cell office:value-type="string" calcext:value-type="string">
            <text:p>2002-08-26</text:p>
          </table:table-cell>
          <table:table-cell office:value-type="float" office:value="94.910004" calcext:value-type="float">
            <text:p>94.910004</text:p>
          </table:table-cell>
          <table:table-cell office:value-type="float" office:value="95.639999" calcext:value-type="float">
            <text:p>95.639999</text:p>
          </table:table-cell>
          <table:table-cell office:value-type="float" office:value="93.5" calcext:value-type="float">
            <text:p>93.5</text:p>
          </table:table-cell>
          <table:table-cell office:value-type="float" office:value="95.260002" calcext:value-type="float">
            <text:p>95.260002</text:p>
          </table:table-cell>
          <table:table-cell office:value-type="float" office:value="65.137505" calcext:value-type="float">
            <text:p>65.137505</text:p>
          </table:table-cell>
          <table:table-cell office:value-type="float" office:value="33830100" calcext:value-type="float">
            <text:p>33830100</text:p>
          </table:table-cell>
        </table:table-row>
        <table:table-row table:style-name="ro1">
          <table:table-cell office:value-type="string" calcext:value-type="string">
            <text:p>2002-08-27</text:p>
          </table:table-cell>
          <table:table-cell office:value-type="float" office:value="95.699997" calcext:value-type="float">
            <text:p>95.699997</text:p>
          </table:table-cell>
          <table:table-cell office:value-type="float" office:value="96.25" calcext:value-type="float">
            <text:p>96.25</text:p>
          </table:table-cell>
          <table:table-cell office:value-type="float" office:value="93.5" calcext:value-type="float">
            <text:p>93.5</text:p>
          </table:table-cell>
          <table:table-cell office:value-type="float" office:value="94.160004" calcext:value-type="float">
            <text:p>94.160004</text:p>
          </table:table-cell>
          <table:table-cell office:value-type="float" office:value="64.385422" calcext:value-type="float">
            <text:p>64.385422</text:p>
          </table:table-cell>
          <table:table-cell office:value-type="float" office:value="35335700" calcext:value-type="float">
            <text:p>35335700</text:p>
          </table:table-cell>
        </table:table-row>
        <table:table-row table:style-name="ro1">
          <table:table-cell office:value-type="string" calcext:value-type="string">
            <text:p>2002-08-28</text:p>
          </table:table-cell>
          <table:table-cell office:value-type="float" office:value="93.279999" calcext:value-type="float">
            <text:p>93.279999</text:p>
          </table:table-cell>
          <table:table-cell office:value-type="float" office:value="93.489998" calcext:value-type="float">
            <text:p>93.489998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92.099998" calcext:value-type="float">
            <text:p>92.099998</text:p>
          </table:table-cell>
          <table:table-cell office:value-type="float" office:value="62.976753" calcext:value-type="float">
            <text:p>62.976753</text:p>
          </table:table-cell>
          <table:table-cell office:value-type="float" office:value="38970600" calcext:value-type="float">
            <text:p>38970600</text:p>
          </table:table-cell>
        </table:table-row>
        <table:table-row table:style-name="ro1">
          <table:table-cell office:value-type="string" calcext:value-type="string">
            <text:p>2002-08-29</text:p>
          </table:table-cell>
          <table:table-cell office:value-type="float" office:value="91.269997" calcext:value-type="float">
            <text:p>91.269997</text:p>
          </table:table-cell>
          <table:table-cell office:value-type="float" office:value="93.050003" calcext:value-type="float">
            <text:p>93.050003</text:p>
          </table:table-cell>
          <table:table-cell office:value-type="float" office:value="90.809998" calcext:value-type="float">
            <text:p>90.809998</text:p>
          </table:table-cell>
          <table:table-cell office:value-type="float" office:value="92.139999" calcext:value-type="float">
            <text:p>92.139999</text:p>
          </table:table-cell>
          <table:table-cell office:value-type="float" office:value="63.004116" calcext:value-type="float">
            <text:p>63.004116</text:p>
          </table:table-cell>
          <table:table-cell office:value-type="float" office:value="42965700" calcext:value-type="float">
            <text:p>42965700</text:p>
          </table:table-cell>
        </table:table-row>
        <table:table-row table:style-name="ro1">
          <table:table-cell office:value-type="string" calcext:value-type="string">
            <text:p>2002-08-30</text:p>
          </table:table-cell>
          <table:table-cell office:value-type="float" office:value="91.68" calcext:value-type="float">
            <text:p>91.68</text:p>
          </table:table-cell>
          <table:table-cell office:value-type="float" office:value="93.389999" calcext:value-type="float">
            <text:p>93.389999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91.779999" calcext:value-type="float">
            <text:p>91.779999</text:p>
          </table:table-cell>
          <table:table-cell office:value-type="float" office:value="62.757919" calcext:value-type="float">
            <text:p>62.757919</text:p>
          </table:table-cell>
          <table:table-cell office:value-type="float" office:value="30366700" calcext:value-type="float">
            <text:p>30366700</text:p>
          </table:table-cell>
        </table:table-row>
        <table:table-row table:style-name="ro1">
          <table:table-cell office:value-type="string" calcext:value-type="string">
            <text:p>2002-09-03</text:p>
          </table:table-cell>
          <table:table-cell office:value-type="float" office:value="90.730003" calcext:value-type="float">
            <text:p>90.730003</text:p>
          </table:table-cell>
          <table:table-cell office:value-type="float" office:value="91" calcext:value-type="float">
            <text:p>91</text:p>
          </table:table-cell>
          <table:table-cell office:value-type="float" office:value="88.150002" calcext:value-type="float">
            <text:p>88.150002</text:p>
          </table:table-cell>
          <table:table-cell office:value-type="float" office:value="88.279999" calcext:value-type="float">
            <text:p>88.279999</text:p>
          </table:table-cell>
          <table:table-cell office:value-type="float" office:value="60.364704" calcext:value-type="float">
            <text:p>60.364704</text:p>
          </table:table-cell>
          <table:table-cell office:value-type="float" office:value="76586400" calcext:value-type="float">
            <text:p>76586400</text:p>
          </table:table-cell>
        </table:table-row>
        <table:table-row table:style-name="ro1">
          <table:table-cell office:value-type="string" calcext:value-type="string">
            <text:p>2002-09-04</text:p>
          </table:table-cell>
          <table:table-cell office:value-type="float" office:value="88.610001" calcext:value-type="float">
            <text:p>88.610001</text:p>
          </table:table-cell>
          <table:table-cell office:value-type="float" office:value="90.25" calcext:value-type="float">
            <text:p>90.25</text:p>
          </table:table-cell>
          <table:table-cell office:value-type="float" office:value="88.059998" calcext:value-type="float">
            <text:p>88.059998</text:p>
          </table:table-cell>
          <table:table-cell office:value-type="float" office:value="89.540001" calcext:value-type="float">
            <text:p>89.540001</text:p>
          </table:table-cell>
          <table:table-cell office:value-type="float" office:value="61.226254" calcext:value-type="float">
            <text:p>61.226254</text:p>
          </table:table-cell>
          <table:table-cell office:value-type="float" office:value="51099500" calcext:value-type="float">
            <text:p>51099500</text:p>
          </table:table-cell>
        </table:table-row>
        <table:table-row table:style-name="ro1">
          <table:table-cell office:value-type="string" calcext:value-type="string">
            <text:p>2002-09-05</text:p>
          </table:table-cell>
          <table:table-cell office:value-type="float" office:value="88.489998" calcext:value-type="float">
            <text:p>88.489998</text:p>
          </table:table-cell>
          <table:table-cell office:value-type="float" office:value="89.43" calcext:value-type="float">
            <text:p>89.43</text:p>
          </table:table-cell>
          <table:table-cell office:value-type="float" office:value="87.5" calcext:value-type="float">
            <text:p>87.5</text:p>
          </table:table-cell>
          <table:table-cell office:value-type="float" office:value="88.779999" calcext:value-type="float">
            <text:p>88.779999</text:p>
          </table:table-cell>
          <table:table-cell office:value-type="float" office:value="60.706596" calcext:value-type="float">
            <text:p>60.706596</text:p>
          </table:table-cell>
          <table:table-cell office:value-type="float" office:value="67250900" calcext:value-type="float">
            <text:p>67250900</text:p>
          </table:table-cell>
        </table:table-row>
        <table:table-row table:style-name="ro1">
          <table:table-cell office:value-type="string" calcext:value-type="string">
            <text:p>2002-09-06</text:p>
          </table:table-cell>
          <table:table-cell office:value-type="float" office:value="89.75" calcext:value-type="float">
            <text:p>89.75</text:p>
          </table:table-cell>
          <table:table-cell office:value-type="float" office:value="90.57" calcext:value-type="float">
            <text:p>90.57</text:p>
          </table:table-cell>
          <table:table-cell office:value-type="float" office:value="89.339996" calcext:value-type="float">
            <text:p>89.339996</text:p>
          </table:table-cell>
          <table:table-cell office:value-type="float" office:value="90" calcext:value-type="float">
            <text:p>90</text:p>
          </table:table-cell>
          <table:table-cell office:value-type="float" office:value="61.540813" calcext:value-type="float">
            <text:p>61.540813</text:p>
          </table:table-cell>
          <table:table-cell office:value-type="float" office:value="38622200" calcext:value-type="float">
            <text:p>38622200</text:p>
          </table:table-cell>
        </table:table-row>
        <table:table-row table:style-name="ro1">
          <table:table-cell office:value-type="string" calcext:value-type="string">
            <text:p>2002-09-09</text:p>
          </table:table-cell>
          <table:table-cell office:value-type="float" office:value="89.099998" calcext:value-type="float">
            <text:p>89.099998</text:p>
          </table:table-cell>
          <table:table-cell office:value-type="float" office:value="91.349998" calcext:value-type="float">
            <text:p>91.349998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90.660004" calcext:value-type="float">
            <text:p>90.660004</text:p>
          </table:table-cell>
          <table:table-cell office:value-type="float" office:value="61.992119" calcext:value-type="float">
            <text:p>61.992119</text:p>
          </table:table-cell>
          <table:table-cell office:value-type="float" office:value="33998400" calcext:value-type="float">
            <text:p>33998400</text:p>
          </table:table-cell>
        </table:table-row>
        <table:table-row table:style-name="ro1">
          <table:table-cell office:value-type="string" calcext:value-type="string">
            <text:p>2002-09-10</text:p>
          </table:table-cell>
          <table:table-cell office:value-type="float" office:value="91.139999" calcext:value-type="float">
            <text:p>91.139999</text:p>
          </table:table-cell>
          <table:table-cell office:value-type="float" office:value="91.779999" calcext:value-type="float">
            <text:p>91.779999</text:p>
          </table:table-cell>
          <table:table-cell office:value-type="float" office:value="90.559998" calcext:value-type="float">
            <text:p>90.559998</text:p>
          </table:table-cell>
          <table:table-cell office:value-type="float" office:value="91.699997" calcext:value-type="float">
            <text:p>91.699997</text:p>
          </table:table-cell>
          <table:table-cell office:value-type="float" office:value="62.70327" calcext:value-type="float">
            <text:p>62.70327</text:p>
          </table:table-cell>
          <table:table-cell office:value-type="float" office:value="41416600" calcext:value-type="float">
            <text:p>41416600</text:p>
          </table:table-cell>
        </table:table-row>
        <table:table-row table:style-name="ro1">
          <table:table-cell office:value-type="string" calcext:value-type="string">
            <text:p>2002-09-11</text:p>
          </table:table-cell>
          <table:table-cell office:value-type="float" office:value="92.470001" calcext:value-type="float">
            <text:p>92.470001</text:p>
          </table:table-cell>
          <table:table-cell office:value-type="float" office:value="93.330002" calcext:value-type="float">
            <text:p>93.330002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91.129997" calcext:value-type="float">
            <text:p>91.129997</text:p>
          </table:table-cell>
          <table:table-cell office:value-type="float" office:value="62.313519" calcext:value-type="float">
            <text:p>62.313519</text:p>
          </table:table-cell>
          <table:table-cell office:value-type="float" office:value="27711200" calcext:value-type="float">
            <text:p>27711200</text:p>
          </table:table-cell>
        </table:table-row>
        <table:table-row table:style-name="ro1">
          <table:table-cell office:value-type="string" calcext:value-type="string">
            <text:p>2002-09-12</text:p>
          </table:table-cell>
          <table:table-cell office:value-type="float" office:value="90.75" calcext:value-type="float">
            <text:p>90.75</text:p>
          </table:table-cell>
          <table:table-cell office:value-type="float" office:value="90.839996" calcext:value-type="float">
            <text:p>90.839996</text:p>
          </table:table-cell>
          <table:table-cell office:value-type="float" office:value="88.989998" calcext:value-type="float">
            <text:p>88.989998</text:p>
          </table:table-cell>
          <table:table-cell office:value-type="float" office:value="89.449997" calcext:value-type="float">
            <text:p>89.449997</text:p>
          </table:table-cell>
          <table:table-cell office:value-type="float" office:value="61.164745" calcext:value-type="float">
            <text:p>61.164745</text:p>
          </table:table-cell>
          <table:table-cell office:value-type="float" office:value="43601700" calcext:value-type="float">
            <text:p>43601700</text:p>
          </table:table-cell>
        </table:table-row>
        <table:table-row table:style-name="ro1">
          <table:table-cell office:value-type="string" calcext:value-type="string">
            <text:p>2002-09-13</text:p>
          </table:table-cell>
          <table:table-cell office:value-type="float" office:value="88.690002" calcext:value-type="float">
            <text:p>88.690002</text:p>
          </table:table-cell>
          <table:table-cell office:value-type="float" office:value="89.900002" calcext:value-type="float">
            <text:p>89.900002</text:p>
          </table:table-cell>
          <table:table-cell office:value-type="float" office:value="88.25" calcext:value-type="float">
            <text:p>88.25</text:p>
          </table:table-cell>
          <table:table-cell office:value-type="float" office:value="89.669998" calcext:value-type="float">
            <text:p>89.669998</text:p>
          </table:table-cell>
          <table:table-cell office:value-type="float" office:value="61.315178" calcext:value-type="float">
            <text:p>61.315178</text:p>
          </table:table-cell>
          <table:table-cell office:value-type="float" office:value="41131000" calcext:value-type="float">
            <text:p>41131000</text:p>
          </table:table-cell>
        </table:table-row>
        <table:table-row table:style-name="ro1">
          <table:table-cell office:value-type="string" calcext:value-type="string">
            <text:p>2002-09-16</text:p>
          </table:table-cell>
          <table:table-cell office:value-type="float" office:value="89.309998" calcext:value-type="float">
            <text:p>89.309998</text:p>
          </table:table-cell>
          <table:table-cell office:value-type="float" office:value="89.889999" calcext:value-type="float">
            <text:p>89.889999</text:p>
          </table:table-cell>
          <table:table-cell office:value-type="float" office:value="88.459999" calcext:value-type="float">
            <text:p>88.459999</text:p>
          </table:table-cell>
          <table:table-cell office:value-type="float" office:value="89.889999" calcext:value-type="float">
            <text:p>89.889999</text:p>
          </table:table-cell>
          <table:table-cell office:value-type="float" office:value="61.465603" calcext:value-type="float">
            <text:p>61.465603</text:p>
          </table:table-cell>
          <table:table-cell office:value-type="float" office:value="28167600" calcext:value-type="float">
            <text:p>28167600</text:p>
          </table:table-cell>
        </table:table-row>
        <table:table-row table:style-name="ro1">
          <table:table-cell office:value-type="string" calcext:value-type="string">
            <text:p>2002-09-17</text:p>
          </table:table-cell>
          <table:table-cell office:value-type="float" office:value="90.889999" calcext:value-type="float">
            <text:p>90.889999</text:p>
          </table:table-cell>
          <table:table-cell office:value-type="float" office:value="91.190002" calcext:value-type="float">
            <text:p>91.190002</text:p>
          </table:table-cell>
          <table:table-cell office:value-type="float" office:value="87.75" calcext:value-type="float">
            <text:p>87.75</text:p>
          </table:table-cell>
          <table:table-cell office:value-type="float" office:value="87.830002" calcext:value-type="float">
            <text:p>87.830002</text:p>
          </table:table-cell>
          <table:table-cell office:value-type="float" office:value="60.056995" calcext:value-type="float">
            <text:p>60.056995</text:p>
          </table:table-cell>
          <table:table-cell office:value-type="float" office:value="47609700" calcext:value-type="float">
            <text:p>47609700</text:p>
          </table:table-cell>
        </table:table-row>
        <table:table-row table:style-name="ro1">
          <table:table-cell office:value-type="string" calcext:value-type="string">
            <text:p>2002-09-18</text:p>
          </table:table-cell>
          <table:table-cell office:value-type="float" office:value="87.010002" calcext:value-type="float">
            <text:p>87.010002</text:p>
          </table:table-cell>
          <table:table-cell office:value-type="float" office:value="88.5" calcext:value-type="float">
            <text:p>88.5</text:p>
          </table:table-cell>
          <table:table-cell office:value-type="float" office:value="86.279999" calcext:value-type="float">
            <text:p>86.279999</text:p>
          </table:table-cell>
          <table:table-cell office:value-type="float" office:value="86.949997" calcext:value-type="float">
            <text:p>86.949997</text:p>
          </table:table-cell>
          <table:table-cell office:value-type="float" office:value="59.45525" calcext:value-type="float">
            <text:p>59.45525</text:p>
          </table:table-cell>
          <table:table-cell office:value-type="float" office:value="54719400" calcext:value-type="float">
            <text:p>54719400</text:p>
          </table:table-cell>
        </table:table-row>
        <table:table-row table:style-name="ro1">
          <table:table-cell office:value-type="string" calcext:value-type="string">
            <text:p>2002-09-19</text:p>
          </table:table-cell>
          <table:table-cell office:value-type="float" office:value="85.989998" calcext:value-type="float">
            <text:p>85.989998</text:p>
          </table:table-cell>
          <table:table-cell office:value-type="float" office:value="86.800003" calcext:value-type="float">
            <text:p>86.800003</text:p>
          </table:table-cell>
          <table:table-cell table:number-columns-repeated="2" office:value-type="float" office:value="84.699997" calcext:value-type="float">
            <text:p>84.699997</text:p>
          </table:table-cell>
          <table:table-cell office:value-type="float" office:value="57.916763" calcext:value-type="float">
            <text:p>57.916763</text:p>
          </table:table-cell>
          <table:table-cell office:value-type="float" office:value="48510500" calcext:value-type="float">
            <text:p>48510500</text:p>
          </table:table-cell>
        </table:table-row>
        <table:table-row table:style-name="ro1">
          <table:table-cell office:value-type="string" calcext:value-type="string">
            <text:p>2002-09-20</text:p>
          </table:table-cell>
          <table:table-cell office:value-type="float" office:value="84.919998" calcext:value-type="float">
            <text:p>84.919998</text:p>
          </table:table-cell>
          <table:table-cell office:value-type="float" office:value="85.199997" calcext:value-type="float">
            <text:p>85.199997</text:p>
          </table:table-cell>
          <table:table-cell office:value-type="float" office:value="84.050003" calcext:value-type="float">
            <text:p>84.050003</text:p>
          </table:table-cell>
          <table:table-cell office:value-type="float" office:value="84.349998" calcext:value-type="float">
            <text:p>84.349998</text:p>
          </table:table-cell>
          <table:table-cell office:value-type="float" office:value="57.935997" calcext:value-type="float">
            <text:p>57.935997</text:p>
          </table:table-cell>
          <table:table-cell office:value-type="float" office:value="46325600" calcext:value-type="float">
            <text:p>46325600</text:p>
          </table:table-cell>
        </table:table-row>
        <table:table-row table:style-name="ro1">
          <table:table-cell office:value-type="string" calcext:value-type="string">
            <text:p>2002-09-23</text:p>
          </table:table-cell>
          <table:table-cell office:value-type="float" office:value="83.650002" calcext:value-type="float">
            <text:p>83.650002</text:p>
          </table:table-cell>
          <table:table-cell office:value-type="float" office:value="84.059998" calcext:value-type="float">
            <text:p>84.059998</text:p>
          </table:table-cell>
          <table:table-cell office:value-type="float" office:value="82.690002" calcext:value-type="float">
            <text:p>82.690002</text:p>
          </table:table-cell>
          <table:table-cell office:value-type="float" office:value="83.660004" calcext:value-type="float">
            <text:p>83.660004</text:p>
          </table:table-cell>
          <table:table-cell office:value-type="float" office:value="57.462048" calcext:value-type="float">
            <text:p>57.462048</text:p>
          </table:table-cell>
          <table:table-cell office:value-type="float" office:value="46893800" calcext:value-type="float">
            <text:p>46893800</text:p>
          </table:table-cell>
        </table:table-row>
        <table:table-row table:style-name="ro1">
          <table:table-cell office:value-type="string" calcext:value-type="string">
            <text:p>2002-09-24</text:p>
          </table:table-cell>
          <table:table-cell office:value-type="float" office:value="82.440002" calcext:value-type="float">
            <text:p>82.440002</text:p>
          </table:table-cell>
          <table:table-cell office:value-type="float" office:value="83.650002" calcext:value-type="float">
            <text:p>83.650002</text:p>
          </table:table-cell>
          <table:table-cell office:value-type="float" office:value="81.849998" calcext:value-type="float">
            <text:p>81.849998</text:p>
          </table:table-cell>
          <table:table-cell office:value-type="float" office:value="82.309998" calcext:value-type="float">
            <text:p>82.309998</text:p>
          </table:table-cell>
          <table:table-cell office:value-type="float" office:value="56.534824" calcext:value-type="float">
            <text:p>56.534824</text:p>
          </table:table-cell>
          <table:table-cell office:value-type="float" office:value="69507000" calcext:value-type="float">
            <text:p>69507000</text:p>
          </table:table-cell>
        </table:table-row>
        <table:table-row table:style-name="ro1">
          <table:table-cell office:value-type="string" calcext:value-type="string">
            <text:p>2002-09-25</text:p>
          </table:table-cell>
          <table:table-cell office:value-type="float" office:value="83.370003" calcext:value-type="float">
            <text:p>83.370003</text:p>
          </table:table-cell>
          <table:table-cell office:value-type="float" office:value="84.769997" calcext:value-type="float">
            <text:p>84.769997</text:p>
          </table:table-cell>
          <table:table-cell office:value-type="float" office:value="82.040001" calcext:value-type="float">
            <text:p>82.040001</text:p>
          </table:table-cell>
          <table:table-cell office:value-type="float" office:value="84.349998" calcext:value-type="float">
            <text:p>84.349998</text:p>
          </table:table-cell>
          <table:table-cell office:value-type="float" office:value="57.935997" calcext:value-type="float">
            <text:p>57.935997</text:p>
          </table:table-cell>
          <table:table-cell office:value-type="float" office:value="59294400" calcext:value-type="float">
            <text:p>59294400</text:p>
          </table:table-cell>
        </table:table-row>
        <table:table-row table:style-name="ro1">
          <table:table-cell office:value-type="string" calcext:value-type="string">
            <text:p>2002-09-26</text:p>
          </table:table-cell>
          <table:table-cell office:value-type="float" office:value="85.019997" calcext:value-type="float">
            <text:p>85.019997</text:p>
          </table:table-cell>
          <table:table-cell office:value-type="float" office:value="85.970001" calcext:value-type="float">
            <text:p>85.970001</text:p>
          </table:table-cell>
          <table:table-cell office:value-type="float" office:value="84.449997" calcext:value-type="float">
            <text:p>84.449997</text:p>
          </table:table-cell>
          <table:table-cell office:value-type="float" office:value="85.730003" calcext:value-type="float">
            <text:p>85.730003</text:p>
          </table:table-cell>
          <table:table-cell office:value-type="float" office:value="58.883846" calcext:value-type="float">
            <text:p>58.883846</text:p>
          </table:table-cell>
          <table:table-cell office:value-type="float" office:value="53638000" calcext:value-type="float">
            <text:p>53638000</text:p>
          </table:table-cell>
        </table:table-row>
        <table:table-row table:style-name="ro1">
          <table:table-cell office:value-type="string" calcext:value-type="string">
            <text:p>2002-09-27</text:p>
          </table:table-cell>
          <table:table-cell office:value-type="float" office:value="85" calcext:value-type="float">
            <text:p>85</text:p>
          </table:table-cell>
          <table:table-cell office:value-type="float" office:value="85.629997" calcext:value-type="float">
            <text:p>85.629997</text:p>
          </table:table-cell>
          <table:table-cell table:number-columns-repeated="2" office:value-type="float" office:value="82.75" calcext:value-type="float">
            <text:p>82.75</text:p>
          </table:table-cell>
          <table:table-cell office:value-type="float" office:value="56.837029" calcext:value-type="float">
            <text:p>56.837029</text:p>
          </table:table-cell>
          <table:table-cell office:value-type="float" office:value="64648300" calcext:value-type="float">
            <text:p>64648300</text:p>
          </table:table-cell>
        </table:table-row>
        <table:table-row table:style-name="ro1">
          <table:table-cell office:value-type="string" calcext:value-type="string">
            <text:p>2002-09-30</text:p>
          </table:table-cell>
          <table:table-cell office:value-type="float" office:value="82" calcext:value-type="float">
            <text:p>82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80.900002" calcext:value-type="float">
            <text:p>80.900002</text:p>
          </table:table-cell>
          <table:table-cell office:value-type="float" office:value="81.790001" calcext:value-type="float">
            <text:p>81.790001</text:p>
          </table:table-cell>
          <table:table-cell office:value-type="float" office:value="56.177654" calcext:value-type="float">
            <text:p>56.177654</text:p>
          </table:table-cell>
          <table:table-cell office:value-type="float" office:value="73096400" calcext:value-type="float">
            <text:p>73096400</text:p>
          </table:table-cell>
        </table:table-row>
        <table:table-row table:style-name="ro1">
          <table:table-cell office:value-type="string" calcext:value-type="string">
            <text:p>2002-10-01</text:p>
          </table:table-cell>
          <table:table-cell office:value-type="float" office:value="82.43" calcext:value-type="float">
            <text:p>82.43</text:p>
          </table:table-cell>
          <table:table-cell office:value-type="float" office:value="85.769997" calcext:value-type="float">
            <text:p>85.769997</text:p>
          </table:table-cell>
          <table:table-cell office:value-type="float" office:value="81.470001" calcext:value-type="float">
            <text:p>81.470001</text:p>
          </table:table-cell>
          <table:table-cell office:value-type="float" office:value="85.720001" calcext:value-type="float">
            <text:p>85.720001</text:p>
          </table:table-cell>
          <table:table-cell office:value-type="float" office:value="58.876976" calcext:value-type="float">
            <text:p>58.876976</text:p>
          </table:table-cell>
          <table:table-cell office:value-type="float" office:value="67198100" calcext:value-type="float">
            <text:p>67198100</text:p>
          </table:table-cell>
        </table:table-row>
        <table:table-row table:style-name="ro1">
          <table:table-cell office:value-type="string" calcext:value-type="string">
            <text:p>2002-10-02</text:p>
          </table:table-cell>
          <table:table-cell office:value-type="float" office:value="84.690002" calcext:value-type="float">
            <text:p>84.690002</text:p>
          </table:table-cell>
          <table:table-cell office:value-type="float" office:value="85.529999" calcext:value-type="float">
            <text:p>85.529999</text:p>
          </table:table-cell>
          <table:table-cell office:value-type="float" office:value="82.599998" calcext:value-type="float">
            <text:p>82.599998</text:p>
          </table:table-cell>
          <table:table-cell office:value-type="float" office:value="83.150002" calcext:value-type="float">
            <text:p>83.150002</text:p>
          </table:table-cell>
          <table:table-cell office:value-type="float" office:value="57.111782" calcext:value-type="float">
            <text:p>57.111782</text:p>
          </table:table-cell>
          <table:table-cell office:value-type="float" office:value="56749100" calcext:value-type="float">
            <text:p>56749100</text:p>
          </table:table-cell>
        </table:table-row>
        <table:table-row table:style-name="ro1">
          <table:table-cell office:value-type="string" calcext:value-type="string">
            <text:p>2002-10-03</text:p>
          </table:table-cell>
          <table:table-cell office:value-type="float" office:value="83.139999" calcext:value-type="float">
            <text:p>83.139999</text:p>
          </table:table-cell>
          <table:table-cell office:value-type="float" office:value="84.599998" calcext:value-type="float">
            <text:p>84.599998</text:p>
          </table:table-cell>
          <table:table-cell office:value-type="float" office:value="81.949997" calcext:value-type="float">
            <text:p>81.949997</text:p>
          </table:table-cell>
          <table:table-cell office:value-type="float" office:value="82.309998" calcext:value-type="float">
            <text:p>82.309998</text:p>
          </table:table-cell>
          <table:table-cell office:value-type="float" office:value="56.534824" calcext:value-type="float">
            <text:p>56.534824</text:p>
          </table:table-cell>
          <table:table-cell office:value-type="float" office:value="55547000" calcext:value-type="float">
            <text:p>55547000</text:p>
          </table:table-cell>
        </table:table-row>
        <table:table-row table:style-name="ro1">
          <table:table-cell office:value-type="string" calcext:value-type="string">
            <text:p>2002-10-04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82.919998" calcext:value-type="float">
            <text:p>82.919998</text:p>
          </table:table-cell>
          <table:table-cell office:value-type="float" office:value="79.580002" calcext:value-type="float">
            <text:p>79.580002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55.497662" calcext:value-type="float">
            <text:p>55.497662</text:p>
          </table:table-cell>
          <table:table-cell office:value-type="float" office:value="68483700" calcext:value-type="float">
            <text:p>68483700</text:p>
          </table:table-cell>
        </table:table-row>
        <table:table-row table:style-name="ro1">
          <table:table-cell office:value-type="string" calcext:value-type="string">
            <text:p>2002-10-07</text:p>
          </table:table-cell>
          <table:table-cell office:value-type="float" office:value="80.059998" calcext:value-type="float">
            <text:p>80.059998</text:p>
          </table:table-cell>
          <table:table-cell office:value-type="float" office:value="81.199997" calcext:value-type="float">
            <text:p>81.199997</text:p>
          </table:table-cell>
          <table:table-cell office:value-type="float" office:value="78.550003" calcext:value-type="float">
            <text:p>78.550003</text:p>
          </table:table-cell>
          <table:table-cell office:value-type="float" office:value="79.129997" calcext:value-type="float">
            <text:p>79.129997</text:p>
          </table:table-cell>
          <table:table-cell office:value-type="float" office:value="54.350655" calcext:value-type="float">
            <text:p>54.350655</text:p>
          </table:table-cell>
          <table:table-cell office:value-type="float" office:value="53188000" calcext:value-type="float">
            <text:p>53188000</text:p>
          </table:table-cell>
        </table:table-row>
        <table:table-row table:style-name="ro1">
          <table:table-cell office:value-type="string" calcext:value-type="string">
            <text:p>2002-10-08</text:p>
          </table:table-cell>
          <table:table-cell office:value-type="float" office:value="79.809998" calcext:value-type="float">
            <text:p>79.809998</text:p>
          </table:table-cell>
          <table:table-cell office:value-type="float" office:value="81.309998" calcext:value-type="float">
            <text:p>81.309998</text:p>
          </table:table-cell>
          <table:table-cell office:value-type="float" office:value="78.199997" calcext:value-type="float">
            <text:p>78.199997</text:p>
          </table:table-cell>
          <table:table-cell office:value-type="float" office:value="80.370003" calcext:value-type="float">
            <text:p>80.370003</text:p>
          </table:table-cell>
          <table:table-cell office:value-type="float" office:value="55.202328" calcext:value-type="float">
            <text:p>55.202328</text:p>
          </table:table-cell>
          <table:table-cell office:value-type="float" office:value="79531000" calcext:value-type="float">
            <text:p>79531000</text:p>
          </table:table-cell>
        </table:table-row>
        <table:table-row table:style-name="ro1">
          <table:table-cell office:value-type="string" calcext:value-type="string">
            <text:p>2002-10-09</text:p>
          </table:table-cell>
          <table:table-cell office:value-type="float" office:value="79.089996" calcext:value-type="float">
            <text:p>79.089996</text:p>
          </table:table-cell>
          <table:table-cell office:value-type="float" office:value="79.699997" calcext:value-type="float">
            <text:p>79.699997</text:p>
          </table:table-cell>
          <table:table-cell office:value-type="float" office:value="77.779999" calcext:value-type="float">
            <text:p>77.779999</text:p>
          </table:table-cell>
          <table:table-cell office:value-type="float" office:value="78.099998" calcext:value-type="float">
            <text:p>78.099998</text:p>
          </table:table-cell>
          <table:table-cell office:value-type="float" office:value="53.64315" calcext:value-type="float">
            <text:p>53.64315</text:p>
          </table:table-cell>
          <table:table-cell office:value-type="float" office:value="79956400" calcext:value-type="float">
            <text:p>79956400</text:p>
          </table:table-cell>
        </table:table-row>
        <table:table-row table:style-name="ro1">
          <table:table-cell office:value-type="string" calcext:value-type="string">
            <text:p>2002-10-10</text:p>
          </table:table-cell>
          <table:table-cell office:value-type="float" office:value="77.940002" calcext:value-type="float">
            <text:p>77.940002</text:p>
          </table:table-cell>
          <table:table-cell office:value-type="float" office:value="81.07" calcext:value-type="float">
            <text:p>81.07</text:p>
          </table:table-cell>
          <table:table-cell office:value-type="float" office:value="77.07" calcext:value-type="float">
            <text:p>77.07</text:p>
          </table:table-cell>
          <table:table-cell office:value-type="float" office:value="80.629997" calcext:value-type="float">
            <text:p>80.629997</text:p>
          </table:table-cell>
          <table:table-cell office:value-type="float" office:value="55.380878" calcext:value-type="float">
            <text:p>55.380878</text:p>
          </table:table-cell>
          <table:table-cell office:value-type="float" office:value="76749000" calcext:value-type="float">
            <text:p>76749000</text:p>
          </table:table-cell>
        </table:table-row>
        <table:table-row table:style-name="ro1">
          <table:table-cell office:value-type="string" calcext:value-type="string">
            <text:p>2002-10-11</text:p>
          </table:table-cell>
          <table:table-cell office:value-type="float" office:value="82.099998" calcext:value-type="float">
            <text:p>82.099998</text:p>
          </table:table-cell>
          <table:table-cell office:value-type="float" office:value="84.730003" calcext:value-type="float">
            <text:p>84.730003</text:p>
          </table:table-cell>
          <table:table-cell office:value-type="float" office:value="81.82" calcext:value-type="float">
            <text:p>81.82</text:p>
          </table:table-cell>
          <table:table-cell office:value-type="float" office:value="84.160004" calcext:value-type="float">
            <text:p>84.160004</text:p>
          </table:table-cell>
          <table:table-cell office:value-type="float" office:value="57.805504" calcext:value-type="float">
            <text:p>57.805504</text:p>
          </table:table-cell>
          <table:table-cell office:value-type="float" office:value="82308300" calcext:value-type="float">
            <text:p>82308300</text:p>
          </table:table-cell>
        </table:table-row>
        <table:table-row table:style-name="ro1">
          <table:table-cell office:value-type="string" calcext:value-type="string">
            <text:p>2002-10-14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84.849998" calcext:value-type="float">
            <text:p>84.849998</text:p>
          </table:table-cell>
          <table:table-cell office:value-type="float" office:value="83.040001" calcext:value-type="float">
            <text:p>83.040001</text:p>
          </table:table-cell>
          <table:table-cell office:value-type="float" office:value="84.629997" calcext:value-type="float">
            <text:p>84.629997</text:p>
          </table:table-cell>
          <table:table-cell office:value-type="float" office:value="58.128304" calcext:value-type="float">
            <text:p>58.128304</text:p>
          </table:table-cell>
          <table:table-cell office:value-type="float" office:value="40631900" calcext:value-type="float">
            <text:p>40631900</text:p>
          </table:table-cell>
        </table:table-row>
        <table:table-row table:style-name="ro1">
          <table:table-cell office:value-type="string" calcext:value-type="string">
            <text:p>2002-10-15</text:p>
          </table:table-cell>
          <table:table-cell office:value-type="float" office:value="86.989998" calcext:value-type="float">
            <text:p>86.989998</text:p>
          </table:table-cell>
          <table:table-cell office:value-type="float" office:value="88.720001" calcext:value-type="float">
            <text:p>88.720001</text:p>
          </table:table-cell>
          <table:table-cell office:value-type="float" office:value="86.849998" calcext:value-type="float">
            <text:p>86.849998</text:p>
          </table:table-cell>
          <table:table-cell office:value-type="float" office:value="88.699997" calcext:value-type="float">
            <text:p>88.699997</text:p>
          </table:table-cell>
          <table:table-cell office:value-type="float" office:value="60.923801" calcext:value-type="float">
            <text:p>60.923801</text:p>
          </table:table-cell>
          <table:table-cell office:value-type="float" office:value="82320300" calcext:value-type="float">
            <text:p>82320300</text:p>
          </table:table-cell>
        </table:table-row>
        <table:table-row table:style-name="ro1">
          <table:table-cell office:value-type="string" calcext:value-type="string">
            <text:p>2002-10-16</text:p>
          </table:table-cell>
          <table:table-cell office:value-type="float" office:value="87.410004" calcext:value-type="float">
            <text:p>87.410004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85.919998" calcext:value-type="float">
            <text:p>85.919998</text:p>
          </table:table-cell>
          <table:table-cell office:value-type="float" office:value="86.550003" calcext:value-type="float">
            <text:p>86.550003</text:p>
          </table:table-cell>
          <table:table-cell office:value-type="float" office:value="59.447083" calcext:value-type="float">
            <text:p>59.447083</text:p>
          </table:table-cell>
          <table:table-cell office:value-type="float" office:value="62977800" calcext:value-type="float">
            <text:p>62977800</text:p>
          </table:table-cell>
        </table:table-row>
        <table:table-row table:style-name="ro1">
          <table:table-cell office:value-type="string" calcext:value-type="string">
            <text:p>2002-10-17</text:p>
          </table:table-cell>
          <table:table-cell office:value-type="float" office:value="88.870003" calcext:value-type="float">
            <text:p>88.870003</text:p>
          </table:table-cell>
          <table:table-cell office:value-type="float" office:value="89.300003" calcext:value-type="float">
            <text:p>89.300003</text:p>
          </table:table-cell>
          <table:table-cell office:value-type="float" office:value="87.849998" calcext:value-type="float">
            <text:p>87.849998</text:p>
          </table:table-cell>
          <table:table-cell office:value-type="float" office:value="88.269997" calcext:value-type="float">
            <text:p>88.269997</text:p>
          </table:table-cell>
          <table:table-cell office:value-type="float" office:value="60.628445" calcext:value-type="float">
            <text:p>60.628445</text:p>
          </table:table-cell>
          <table:table-cell office:value-type="float" office:value="68534100" calcext:value-type="float">
            <text:p>68534100</text:p>
          </table:table-cell>
        </table:table-row>
        <table:table-row table:style-name="ro1">
          <table:table-cell office:value-type="string" calcext:value-type="string">
            <text:p>2002-10-18</text:p>
          </table:table-cell>
          <table:table-cell office:value-type="float" office:value="87.650002" calcext:value-type="float">
            <text:p>87.650002</text:p>
          </table:table-cell>
          <table:table-cell office:value-type="float" office:value="89.110001" calcext:value-type="float">
            <text:p>89.110001</text:p>
          </table:table-cell>
          <table:table-cell office:value-type="float" office:value="86.93" calcext:value-type="float">
            <text:p>86.93</text:p>
          </table:table-cell>
          <table:table-cell office:value-type="float" office:value="88.639999" calcext:value-type="float">
            <text:p>88.639999</text:p>
          </table:table-cell>
          <table:table-cell office:value-type="float" office:value="60.882591" calcext:value-type="float">
            <text:p>60.882591</text:p>
          </table:table-cell>
          <table:table-cell office:value-type="float" office:value="47448700" calcext:value-type="float">
            <text:p>47448700</text:p>
          </table:table-cell>
        </table:table-row>
        <table:table-row table:style-name="ro1">
          <table:table-cell office:value-type="string" calcext:value-type="string">
            <text:p>2002-10-21</text:p>
          </table:table-cell>
          <table:table-cell office:value-type="float" office:value="88.120003" calcext:value-type="float">
            <text:p>88.120003</text:p>
          </table:table-cell>
          <table:table-cell office:value-type="float" office:value="90.5" calcext:value-type="float">
            <text:p>90.5</text:p>
          </table:table-cell>
          <table:table-cell office:value-type="float" office:value="87.57" calcext:value-type="float">
            <text:p>87.57</text:p>
          </table:table-cell>
          <table:table-cell office:value-type="float" office:value="90.169998" calcext:value-type="float">
            <text:p>90.169998</text:p>
          </table:table-cell>
          <table:table-cell office:value-type="float" office:value="61.933495" calcext:value-type="float">
            <text:p>61.933495</text:p>
          </table:table-cell>
          <table:table-cell office:value-type="float" office:value="45859100" calcext:value-type="float">
            <text:p>45859100</text:p>
          </table:table-cell>
        </table:table-row>
        <table:table-row table:style-name="ro1">
          <table:table-cell office:value-type="string" calcext:value-type="string">
            <text:p>2002-10-22</text:p>
          </table:table-cell>
          <table:table-cell office:value-type="float" office:value="89.050003" calcext:value-type="float">
            <text:p>89.050003</text:p>
          </table:table-cell>
          <table:table-cell office:value-type="float" office:value="90.010002" calcext:value-type="float">
            <text:p>90.010002</text:p>
          </table:table-cell>
          <table:table-cell office:value-type="float" office:value="88.519997" calcext:value-type="float">
            <text:p>88.519997</text:p>
          </table:table-cell>
          <table:table-cell office:value-type="float" office:value="89.519997" calcext:value-type="float">
            <text:p>89.519997</text:p>
          </table:table-cell>
          <table:table-cell office:value-type="float" office:value="61.487015" calcext:value-type="float">
            <text:p>61.487015</text:p>
          </table:table-cell>
          <table:table-cell office:value-type="float" office:value="40966800" calcext:value-type="float">
            <text:p>40966800</text:p>
          </table:table-cell>
        </table:table-row>
        <table:table-row table:style-name="ro1">
          <table:table-cell office:value-type="string" calcext:value-type="string">
            <text:p>2002-10-23</text:p>
          </table:table-cell>
          <table:table-cell office:value-type="float" office:value="88.769997" calcext:value-type="float">
            <text:p>88.769997</text:p>
          </table:table-cell>
          <table:table-cell office:value-type="float" office:value="90.269997" calcext:value-type="float">
            <text:p>90.269997</text:p>
          </table:table-cell>
          <table:table-cell office:value-type="float" office:value="87.68" calcext:value-type="float">
            <text:p>87.68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61.954056" calcext:value-type="float">
            <text:p>61.954056</text:p>
          </table:table-cell>
          <table:table-cell office:value-type="float" office:value="54905800" calcext:value-type="float">
            <text:p>54905800</text:p>
          </table:table-cell>
        </table:table-row>
        <table:table-row table:style-name="ro1">
          <table:table-cell office:value-type="string" calcext:value-type="string">
            <text:p>2002-10-24</text:p>
          </table:table-cell>
          <table:table-cell office:value-type="float" office:value="90.75" calcext:value-type="float">
            <text:p>90.75</text:p>
          </table:table-cell>
          <table:table-cell office:value-type="float" office:value="90.900002" calcext:value-type="float">
            <text:p>90.900002</text:p>
          </table:table-cell>
          <table:table-cell office:value-type="float" office:value="88.099998" calcext:value-type="float">
            <text:p>88.099998</text:p>
          </table:table-cell>
          <table:table-cell office:value-type="float" office:value="88.360001" calcext:value-type="float">
            <text:p>88.360001</text:p>
          </table:table-cell>
          <table:table-cell office:value-type="float" office:value="60.690254" calcext:value-type="float">
            <text:p>60.690254</text:p>
          </table:table-cell>
          <table:table-cell office:value-type="float" office:value="54987400" calcext:value-type="float">
            <text:p>54987400</text:p>
          </table:table-cell>
        </table:table-row>
        <table:table-row table:style-name="ro1">
          <table:table-cell office:value-type="string" calcext:value-type="string">
            <text:p>2002-10-25</text:p>
          </table:table-cell>
          <table:table-cell office:value-type="float" office:value="88.209999" calcext:value-type="float">
            <text:p>88.209999</text:p>
          </table:table-cell>
          <table:table-cell office:value-type="float" office:value="90.389999" calcext:value-type="float">
            <text:p>90.389999</text:p>
          </table:table-cell>
          <table:table-cell office:value-type="float" office:value="87.940002" calcext:value-type="float">
            <text:p>87.940002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61.954056" calcext:value-type="float">
            <text:p>61.954056</text:p>
          </table:table-cell>
          <table:table-cell office:value-type="float" office:value="43672100" calcext:value-type="float">
            <text:p>43672100</text:p>
          </table:table-cell>
        </table:table-row>
        <table:table-row table:style-name="ro1">
          <table:table-cell office:value-type="string" calcext:value-type="string">
            <text:p>2002-10-28</text:p>
          </table:table-cell>
          <table:table-cell office:value-type="float" office:value="91.150002" calcext:value-type="float">
            <text:p>91.150002</text:p>
          </table:table-cell>
          <table:table-cell office:value-type="float" office:value="91.290001" calcext:value-type="float">
            <text:p>91.290001</text:p>
          </table:table-cell>
          <table:table-cell office:value-type="float" office:value="88.849998" calcext:value-type="float">
            <text:p>88.849998</text:p>
          </table:table-cell>
          <table:table-cell office:value-type="float" office:value="89.610001" calcext:value-type="float">
            <text:p>89.610001</text:p>
          </table:table-cell>
          <table:table-cell office:value-type="float" office:value="61.548847" calcext:value-type="float">
            <text:p>61.548847</text:p>
          </table:table-cell>
          <table:table-cell office:value-type="float" office:value="39416100" calcext:value-type="float">
            <text:p>39416100</text:p>
          </table:table-cell>
        </table:table-row>
        <table:table-row table:style-name="ro1">
          <table:table-cell office:value-type="string" calcext:value-type="string">
            <text:p>2002-10-29</text:p>
          </table:table-cell>
          <table:table-cell office:value-type="float" office:value="89.080002" calcext:value-type="float">
            <text:p>89.080002</text:p>
          </table:table-cell>
          <table:table-cell office:value-type="float" office:value="89.489998" calcext:value-type="float">
            <text:p>89.489998</text:p>
          </table:table-cell>
          <table:table-cell office:value-type="float" office:value="87" calcext:value-type="float">
            <text:p>87</text:p>
          </table:table-cell>
          <table:table-cell office:value-type="float" office:value="88.57" calcext:value-type="float">
            <text:p>88.57</text:p>
          </table:table-cell>
          <table:table-cell office:value-type="float" office:value="60.834526" calcext:value-type="float">
            <text:p>60.834526</text:p>
          </table:table-cell>
          <table:table-cell office:value-type="float" office:value="59508200" calcext:value-type="float">
            <text:p>59508200</text:p>
          </table:table-cell>
        </table:table-row>
        <table:table-row table:style-name="ro1">
          <table:table-cell office:value-type="string" calcext:value-type="string">
            <text:p>2002-10-30</text:p>
          </table:table-cell>
          <table:table-cell office:value-type="float" office:value="88.68" calcext:value-type="float">
            <text:p>88.68</text:p>
          </table:table-cell>
          <table:table-cell office:value-type="float" office:value="89.959999" calcext:value-type="float">
            <text:p>89.959999</text:p>
          </table:table-cell>
          <table:table-cell office:value-type="float" office:value="88.230003" calcext:value-type="float">
            <text:p>88.230003</text:p>
          </table:table-cell>
          <table:table-cell office:value-type="float" office:value="89.43" calcext:value-type="float">
            <text:p>89.43</text:p>
          </table:table-cell>
          <table:table-cell office:value-type="float" office:value="61.425186" calcext:value-type="float">
            <text:p>61.425186</text:p>
          </table:table-cell>
          <table:table-cell office:value-type="float" office:value="41688600" calcext:value-type="float">
            <text:p>41688600</text:p>
          </table:table-cell>
        </table:table-row>
        <table:table-row table:style-name="ro1">
          <table:table-cell office:value-type="string" calcext:value-type="string">
            <text:p>2002-10-31</text:p>
          </table:table-cell>
          <table:table-cell office:value-type="float" office:value="89.660004" calcext:value-type="float">
            <text:p>89.660004</text:p>
          </table:table-cell>
          <table:table-cell office:value-type="float" office:value="90.300003" calcext:value-type="float">
            <text:p>90.300003</text:p>
          </table:table-cell>
          <table:table-cell office:value-type="float" office:value="88.190002" calcext:value-type="float">
            <text:p>88.190002</text:p>
          </table:table-cell>
          <table:table-cell office:value-type="float" office:value="88.519997" calcext:value-type="float">
            <text:p>88.519997</text:p>
          </table:table-cell>
          <table:table-cell office:value-type="float" office:value="60.800167" calcext:value-type="float">
            <text:p>60.800167</text:p>
          </table:table-cell>
          <table:table-cell office:value-type="float" office:value="41620600" calcext:value-type="float">
            <text:p>41620600</text:p>
          </table:table-cell>
        </table:table-row>
        <table:table-row table:style-name="ro1">
          <table:table-cell office:value-type="string" calcext:value-type="string">
            <text:p>2002-11-01</text:p>
          </table:table-cell>
          <table:table-cell office:value-type="float" office:value="88.349998" calcext:value-type="float">
            <text:p>88.349998</text:p>
          </table:table-cell>
          <table:table-cell office:value-type="float" office:value="90.82" calcext:value-type="float">
            <text:p>90.82</text:p>
          </table:table-cell>
          <table:table-cell office:value-type="float" office:value="88.050003" calcext:value-type="float">
            <text:p>88.050003</text:p>
          </table:table-cell>
          <table:table-cell office:value-type="float" office:value="90.269997" calcext:value-type="float">
            <text:p>90.269997</text:p>
          </table:table-cell>
          <table:table-cell office:value-type="float" office:value="62.002148" calcext:value-type="float">
            <text:p>62.002148</text:p>
          </table:table-cell>
          <table:table-cell office:value-type="float" office:value="51878900" calcext:value-type="float">
            <text:p>51878900</text:p>
          </table:table-cell>
        </table:table-row>
        <table:table-row table:style-name="ro1">
          <table:table-cell office:value-type="string" calcext:value-type="string">
            <text:p>2002-11-04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92.940002" calcext:value-type="float">
            <text:p>92.940002</text:p>
          </table:table-cell>
          <table:table-cell office:value-type="float" office:value="90.900002" calcext:value-type="float">
            <text:p>90.900002</text:p>
          </table:table-cell>
          <table:table-cell office:value-type="float" office:value="91.129997" calcext:value-type="float">
            <text:p>91.129997</text:p>
          </table:table-cell>
          <table:table-cell office:value-type="float" office:value="62.592861" calcext:value-type="float">
            <text:p>62.592861</text:p>
          </table:table-cell>
          <table:table-cell office:value-type="float" office:value="49080600" calcext:value-type="float">
            <text:p>49080600</text:p>
          </table:table-cell>
        </table:table-row>
        <table:table-row table:style-name="ro1">
          <table:table-cell office:value-type="string" calcext:value-type="string">
            <text:p>2002-11-05</text:p>
          </table:table-cell>
          <table:table-cell office:value-type="float" office:value="90.839996" calcext:value-type="float">
            <text:p>90.839996</text:p>
          </table:table-cell>
          <table:table-cell office:value-type="float" office:value="92.07" calcext:value-type="float">
            <text:p>92.07</text:p>
          </table:table-cell>
          <table:table-cell office:value-type="float" office:value="90.839996" calcext:value-type="float">
            <text:p>90.839996</text:p>
          </table:table-cell>
          <table:table-cell office:value-type="float" office:value="91.849998" calcext:value-type="float">
            <text:p>91.849998</text:p>
          </table:table-cell>
          <table:table-cell office:value-type="float" office:value="63.087383" calcext:value-type="float">
            <text:p>63.087383</text:p>
          </table:table-cell>
          <table:table-cell office:value-type="float" office:value="37270800" calcext:value-type="float">
            <text:p>37270800</text:p>
          </table:table-cell>
        </table:table-row>
        <table:table-row table:style-name="ro1">
          <table:table-cell office:value-type="string" calcext:value-type="string">
            <text:p>2002-11-06</text:p>
          </table:table-cell>
          <table:table-cell office:value-type="float" office:value="92.480003" calcext:value-type="float">
            <text:p>92.480003</text:p>
          </table:table-cell>
          <table:table-cell office:value-type="float" office:value="93.07" calcext:value-type="float">
            <text:p>93.07</text:p>
          </table:table-cell>
          <table:table-cell office:value-type="float" office:value="90.790001" calcext:value-type="float">
            <text:p>90.790001</text:p>
          </table:table-cell>
          <table:table-cell office:value-type="float" office:value="93.040001" calcext:value-type="float">
            <text:p>93.040001</text:p>
          </table:table-cell>
          <table:table-cell office:value-type="float" office:value="63.904758" calcext:value-type="float">
            <text:p>63.904758</text:p>
          </table:table-cell>
          <table:table-cell office:value-type="float" office:value="65013100" calcext:value-type="float">
            <text:p>65013100</text:p>
          </table:table-cell>
        </table:table-row>
        <table:table-row table:style-name="ro1">
          <table:table-cell office:value-type="string" calcext:value-type="string">
            <text:p>2002-11-07</text:p>
          </table:table-cell>
          <table:table-cell office:value-type="float" office:value="92.019997" calcext:value-type="float">
            <text:p>92.019997</text:p>
          </table:table-cell>
          <table:table-cell office:value-type="float" office:value="92.220001" calcext:value-type="float">
            <text:p>92.220001</text:p>
          </table:table-cell>
          <table:table-cell office:value-type="float" office:value="90.220001" calcext:value-type="float">
            <text:p>90.220001</text:p>
          </table:table-cell>
          <table:table-cell office:value-type="float" office:value="90.760002" calcext:value-type="float">
            <text:p>90.760002</text:p>
          </table:table-cell>
          <table:table-cell office:value-type="float" office:value="62.338718" calcext:value-type="float">
            <text:p>62.338718</text:p>
          </table:table-cell>
          <table:table-cell office:value-type="float" office:value="51572000" calcext:value-type="float">
            <text:p>51572000</text:p>
          </table:table-cell>
        </table:table-row>
        <table:table-row table:style-name="ro1">
          <table:table-cell office:value-type="string" calcext:value-type="string">
            <text:p>2002-11-08</text:p>
          </table:table-cell>
          <table:table-cell office:value-type="float" office:value="90.529999" calcext:value-type="float">
            <text:p>90.529999</text:p>
          </table:table-cell>
          <table:table-cell office:value-type="float" office:value="91.57" calcext:value-type="float">
            <text:p>91.57</text:p>
          </table:table-cell>
          <table:table-cell office:value-type="float" office:value="89.519997" calcext:value-type="float">
            <text:p>89.519997</text:p>
          </table:table-cell>
          <table:table-cell office:value-type="float" office:value="89.650002" calcext:value-type="float">
            <text:p>89.650002</text:p>
          </table:table-cell>
          <table:table-cell office:value-type="float" office:value="61.576302" calcext:value-type="float">
            <text:p>61.576302</text:p>
          </table:table-cell>
          <table:table-cell office:value-type="float" office:value="37905400" calcext:value-type="float">
            <text:p>37905400</text:p>
          </table:table-cell>
        </table:table-row>
        <table:table-row table:style-name="ro1">
          <table:table-cell office:value-type="string" calcext:value-type="string">
            <text:p>2002-11-11</text:p>
          </table:table-cell>
          <table:table-cell office:value-type="float" office:value="89.510002" calcext:value-type="float">
            <text:p>89.510002</text:p>
          </table:table-cell>
          <table:table-cell office:value-type="float" office:value="89.559998" calcext:value-type="float">
            <text:p>89.559998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88.260002" calcext:value-type="float">
            <text:p>88.260002</text:p>
          </table:table-cell>
          <table:table-cell office:value-type="float" office:value="60.621563" calcext:value-type="float">
            <text:p>60.621563</text:p>
          </table:table-cell>
          <table:table-cell office:value-type="float" office:value="33505100" calcext:value-type="float">
            <text:p>33505100</text:p>
          </table:table-cell>
        </table:table-row>
        <table:table-row table:style-name="ro1">
          <table:table-cell office:value-type="string" calcext:value-type="string">
            <text:p>2002-11-12</text:p>
          </table:table-cell>
          <table:table-cell office:value-type="float" office:value="88.660004" calcext:value-type="float">
            <text:p>88.660004</text:p>
          </table:table-cell>
          <table:table-cell office:value-type="float" office:value="89.93" calcext:value-type="float">
            <text:p>89.93</text:p>
          </table:table-cell>
          <table:table-cell office:value-type="float" office:value="88.370003" calcext:value-type="float">
            <text:p>88.370003</text:p>
          </table:table-cell>
          <table:table-cell office:value-type="float" office:value="88.959999" calcext:value-type="float">
            <text:p>88.959999</text:p>
          </table:table-cell>
          <table:table-cell office:value-type="float" office:value="61.102386" calcext:value-type="float">
            <text:p>61.102386</text:p>
          </table:table-cell>
          <table:table-cell office:value-type="float" office:value="37724500" calcext:value-type="float">
            <text:p>37724500</text:p>
          </table:table-cell>
        </table:table-row>
        <table:table-row table:style-name="ro1">
          <table:table-cell office:value-type="string" calcext:value-type="string">
            <text:p>2002-11-13</text:p>
          </table:table-cell>
          <table:table-cell office:value-type="float" office:value="88.32" calcext:value-type="float">
            <text:p>88.32</text:p>
          </table:table-cell>
          <table:table-cell office:value-type="float" office:value="89.739998" calcext:value-type="float">
            <text:p>89.739998</text:p>
          </table:table-cell>
          <table:table-cell office:value-type="float" office:value="87.449997" calcext:value-type="float">
            <text:p>87.449997</text:p>
          </table:table-cell>
          <table:table-cell office:value-type="float" office:value="89.050003" calcext:value-type="float">
            <text:p>89.050003</text:p>
          </table:table-cell>
          <table:table-cell office:value-type="float" office:value="61.16423" calcext:value-type="float">
            <text:p>61.16423</text:p>
          </table:table-cell>
          <table:table-cell office:value-type="float" office:value="63891500" calcext:value-type="float">
            <text:p>63891500</text:p>
          </table:table-cell>
        </table:table-row>
        <table:table-row table:style-name="ro1">
          <table:table-cell office:value-type="string" calcext:value-type="string">
            <text:p>2002-11-14</text:p>
          </table:table-cell>
          <table:table-cell office:value-type="float" office:value="90.07" calcext:value-type="float">
            <text:p>90.07</text:p>
          </table:table-cell>
          <table:table-cell office:value-type="float" office:value="91" calcext:value-type="float">
            <text:p>91</text:p>
          </table:table-cell>
          <table:table-cell office:value-type="float" office:value="89.75" calcext:value-type="float">
            <text:p>89.75</text:p>
          </table:table-cell>
          <table:table-cell office:value-type="float" office:value="90.730003" calcext:value-type="float">
            <text:p>90.730003</text:p>
          </table:table-cell>
          <table:table-cell office:value-type="float" office:value="62.318111" calcext:value-type="float">
            <text:p>62.318111</text:p>
          </table:table-cell>
          <table:table-cell office:value-type="float" office:value="31896800" calcext:value-type="float">
            <text:p>31896800</text:p>
          </table:table-cell>
        </table:table-row>
        <table:table-row table:style-name="ro1">
          <table:table-cell office:value-type="string" calcext:value-type="string">
            <text:p>2002-11-15</text:p>
          </table:table-cell>
          <table:table-cell office:value-type="float" office:value="90" calcext:value-type="float">
            <text:p>90</text:p>
          </table:table-cell>
          <table:table-cell office:value-type="float" office:value="91.550003" calcext:value-type="float">
            <text:p>91.550003</text:p>
          </table:table-cell>
          <table:table-cell office:value-type="float" office:value="89.949997" calcext:value-type="float">
            <text:p>89.949997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62.778297" calcext:value-type="float">
            <text:p>62.778297</text:p>
          </table:table-cell>
          <table:table-cell office:value-type="float" office:value="39152100" calcext:value-type="float">
            <text:p>39152100</text:p>
          </table:table-cell>
        </table:table-row>
        <table:table-row table:style-name="ro1">
          <table:table-cell office:value-type="string" calcext:value-type="string">
            <text:p>2002-11-18</text:p>
          </table:table-cell>
          <table:table-cell table:number-columns-repeated="2" office:value-type="float" office:value="92.150002" calcext:value-type="float">
            <text:p>92.150002</text:p>
          </table:table-cell>
          <table:table-cell office:value-type="float" office:value="90.349998" calcext:value-type="float">
            <text:p>90.349998</text:p>
          </table:table-cell>
          <table:table-cell office:value-type="float" office:value="90.480003" calcext:value-type="float">
            <text:p>90.480003</text:p>
          </table:table-cell>
          <table:table-cell office:value-type="float" office:value="62.146389" calcext:value-type="float">
            <text:p>62.146389</text:p>
          </table:table-cell>
          <table:table-cell office:value-type="float" office:value="28934800" calcext:value-type="float">
            <text:p>28934800</text:p>
          </table:table-cell>
        </table:table-row>
        <table:table-row table:style-name="ro1">
          <table:table-cell office:value-type="string" calcext:value-type="string">
            <text:p>2002-11-19</text:p>
          </table:table-cell>
          <table:table-cell office:value-type="float" office:value="90.019997" calcext:value-type="float">
            <text:p>90.019997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89.760002" calcext:value-type="float">
            <text:p>89.760002</text:p>
          </table:table-cell>
          <table:table-cell office:value-type="float" office:value="90.360001" calcext:value-type="float">
            <text:p>90.360001</text:p>
          </table:table-cell>
          <table:table-cell office:value-type="float" office:value="62.063969" calcext:value-type="float">
            <text:p>62.063969</text:p>
          </table:table-cell>
          <table:table-cell office:value-type="float" office:value="32806600" calcext:value-type="float">
            <text:p>32806600</text:p>
          </table:table-cell>
        </table:table-row>
        <table:table-row table:style-name="ro1">
          <table:table-cell office:value-type="string" calcext:value-type="string">
            <text:p>2002-11-20</text:p>
          </table:table-cell>
          <table:table-cell office:value-type="float" office:value="89.980003" calcext:value-type="float">
            <text:p>89.980003</text:p>
          </table:table-cell>
          <table:table-cell office:value-type="float" office:value="92.419998" calcext:value-type="float">
            <text:p>92.419998</text:p>
          </table:table-cell>
          <table:table-cell office:value-type="float" office:value="89.949997" calcext:value-type="float">
            <text:p>89.949997</text:p>
          </table:table-cell>
          <table:table-cell office:value-type="float" office:value="92.370003" calcext:value-type="float">
            <text:p>92.370003</text:p>
          </table:table-cell>
          <table:table-cell office:value-type="float" office:value="63.444515" calcext:value-type="float">
            <text:p>63.444515</text:p>
          </table:table-cell>
          <table:table-cell office:value-type="float" office:value="36688400" calcext:value-type="float">
            <text:p>36688400</text:p>
          </table:table-cell>
        </table:table-row>
        <table:table-row table:style-name="ro1">
          <table:table-cell office:value-type="string" calcext:value-type="string">
            <text:p>2002-11-21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94.190002" calcext:value-type="float">
            <text:p>94.190002</text:p>
          </table:table-cell>
          <table:table-cell office:value-type="float" office:value="92.43" calcext:value-type="float">
            <text:p>92.43</text:p>
          </table:table-cell>
          <table:table-cell office:value-type="float" office:value="94.089996" calcext:value-type="float">
            <text:p>94.089996</text:p>
          </table:table-cell>
          <table:table-cell office:value-type="float" office:value="64.625946" calcext:value-type="float">
            <text:p>64.625946</text:p>
          </table:table-cell>
          <table:table-cell office:value-type="float" office:value="55128200" calcext:value-type="float">
            <text:p>55128200</text:p>
          </table:table-cell>
        </table:table-row>
        <table:table-row table:style-name="ro1">
          <table:table-cell office:value-type="string" calcext:value-type="string">
            <text:p>2002-11-22</text:p>
          </table:table-cell>
          <table:table-cell office:value-type="float" office:value="93.480003" calcext:value-type="float">
            <text:p>93.480003</text:p>
          </table:table-cell>
          <table:table-cell office:value-type="float" office:value="94.269997" calcext:value-type="float">
            <text:p>94.269997</text:p>
          </table:table-cell>
          <table:table-cell office:value-type="float" office:value="93.269997" calcext:value-type="float">
            <text:p>93.269997</text:p>
          </table:table-cell>
          <table:table-cell office:value-type="float" office:value="93.419998" calcext:value-type="float">
            <text:p>93.419998</text:p>
          </table:table-cell>
          <table:table-cell office:value-type="float" office:value="64.165741" calcext:value-type="float">
            <text:p>64.165741</text:p>
          </table:table-cell>
          <table:table-cell office:value-type="float" office:value="32513800" calcext:value-type="float">
            <text:p>32513800</text:p>
          </table:table-cell>
        </table:table-row>
        <table:table-row table:style-name="ro1">
          <table:table-cell office:value-type="string" calcext:value-type="string">
            <text:p>2002-11-25</text:p>
          </table:table-cell>
          <table:table-cell office:value-type="float" office:value="93.43" calcext:value-type="float">
            <text:p>93.43</text:p>
          </table:table-cell>
          <table:table-cell office:value-type="float" office:value="94.260002" calcext:value-type="float">
            <text:p>94.260002</text:p>
          </table:table-cell>
          <table:table-cell office:value-type="float" office:value="92.769997" calcext:value-type="float">
            <text:p>92.769997</text:p>
          </table:table-cell>
          <table:table-cell office:value-type="float" office:value="93.480003" calcext:value-type="float">
            <text:p>93.480003</text:p>
          </table:table-cell>
          <table:table-cell office:value-type="float" office:value="64.206955" calcext:value-type="float">
            <text:p>64.206955</text:p>
          </table:table-cell>
          <table:table-cell office:value-type="float" office:value="33846400" calcext:value-type="float">
            <text:p>33846400</text:p>
          </table:table-cell>
        </table:table-row>
        <table:table-row table:style-name="ro1">
          <table:table-cell office:value-type="string" calcext:value-type="string">
            <text:p>2002-11-26</text:p>
          </table:table-cell>
          <table:table-cell office:value-type="float" office:value="93.07" calcext:value-type="float">
            <text:p>93.07</text:p>
          </table:table-cell>
          <table:table-cell office:value-type="float" office:value="93.449997" calcext:value-type="float">
            <text:p>93.449997</text:p>
          </table:table-cell>
          <table:table-cell office:value-type="float" office:value="91.620003" calcext:value-type="float">
            <text:p>91.620003</text:p>
          </table:table-cell>
          <table:table-cell office:value-type="float" office:value="91.699997" calcext:value-type="float">
            <text:p>91.699997</text:p>
          </table:table-cell>
          <table:table-cell office:value-type="float" office:value="62.984364" calcext:value-type="float">
            <text:p>62.984364</text:p>
          </table:table-cell>
          <table:table-cell office:value-type="float" office:value="42284700" calcext:value-type="float">
            <text:p>42284700</text:p>
          </table:table-cell>
        </table:table-row>
        <table:table-row table:style-name="ro1">
          <table:table-cell office:value-type="string" calcext:value-type="string">
            <text:p>2002-11-27</text:p>
          </table:table-cell>
          <table:table-cell office:value-type="float" office:value="92.519997" calcext:value-type="float">
            <text:p>92.519997</text:p>
          </table:table-cell>
          <table:table-cell office:value-type="float" office:value="94.650002" calcext:value-type="float">
            <text:p>94.650002</text:p>
          </table:table-cell>
          <table:table-cell office:value-type="float" office:value="92.43" calcext:value-type="float">
            <text:p>92.43</text:p>
          </table:table-cell>
          <table:table-cell office:value-type="float" office:value="94.279999" calcext:value-type="float">
            <text:p>94.279999</text:p>
          </table:table-cell>
          <table:table-cell office:value-type="float" office:value="64.756401" calcext:value-type="float">
            <text:p>64.756401</text:p>
          </table:table-cell>
          <table:table-cell office:value-type="float" office:value="37764000" calcext:value-type="float">
            <text:p>37764000</text:p>
          </table:table-cell>
        </table:table-row>
        <table:table-row table:style-name="ro1">
          <table:table-cell office:value-type="string" calcext:value-type="string">
            <text:p>2002-11-29</text:p>
          </table:table-cell>
          <table:table-cell office:value-type="float" office:value="94.800003" calcext:value-type="float">
            <text:p>94.800003</text:p>
          </table:table-cell>
          <table:table-cell office:value-type="float" office:value="94.949997" calcext:value-type="float">
            <text:p>94.949997</text:p>
          </table:table-cell>
          <table:table-cell office:value-type="float" office:value="93.769997" calcext:value-type="float">
            <text:p>93.769997</text:p>
          </table:table-cell>
          <table:table-cell office:value-type="float" office:value="93.980003" calcext:value-type="float">
            <text:p>93.980003</text:p>
          </table:table-cell>
          <table:table-cell office:value-type="float" office:value="64.550362" calcext:value-type="float">
            <text:p>64.550362</text:p>
          </table:table-cell>
          <table:table-cell office:value-type="float" office:value="19385700" calcext:value-type="float">
            <text:p>19385700</text:p>
          </table:table-cell>
        </table:table-row>
        <table:table-row table:style-name="ro1">
          <table:table-cell office:value-type="string" calcext:value-type="string">
            <text:p>2002-12-02</text:p>
          </table:table-cell>
          <table:table-cell office:value-type="float" office:value="95.470001" calcext:value-type="float">
            <text:p>95.470001</text:p>
          </table:table-cell>
          <table:table-cell office:value-type="float" office:value="96.050003" calcext:value-type="float">
            <text:p>96.050003</text:p>
          </table:table-cell>
          <table:table-cell office:value-type="float" office:value="93.220001" calcext:value-type="float">
            <text:p>93.220001</text:p>
          </table:table-cell>
          <table:table-cell office:value-type="float" office:value="94.129997" calcext:value-type="float">
            <text:p>94.129997</text:p>
          </table:table-cell>
          <table:table-cell office:value-type="float" office:value="64.653442" calcext:value-type="float">
            <text:p>64.653442</text:p>
          </table:table-cell>
          <table:table-cell office:value-type="float" office:value="49911900" calcext:value-type="float">
            <text:p>49911900</text:p>
          </table:table-cell>
        </table:table-row>
        <table:table-row table:style-name="ro1">
          <table:table-cell office:value-type="string" calcext:value-type="string">
            <text:p>2002-12-03</text:p>
          </table:table-cell>
          <table:table-cell office:value-type="float" office:value="93.25" calcext:value-type="float">
            <text:p>93.25</text:p>
          </table:table-cell>
          <table:table-cell office:value-type="float" office:value="93.400002" calcext:value-type="float">
            <text:p>93.400002</text:p>
          </table:table-cell>
          <table:table-cell office:value-type="float" office:value="92.349998" calcext:value-type="float">
            <text:p>92.349998</text:p>
          </table:table-cell>
          <table:table-cell office:value-type="float" office:value="92.870003" calcext:value-type="float">
            <text:p>92.870003</text:p>
          </table:table-cell>
          <table:table-cell office:value-type="float" office:value="63.787971" calcext:value-type="float">
            <text:p>63.787971</text:p>
          </table:table-cell>
          <table:table-cell office:value-type="float" office:value="34407700" calcext:value-type="float">
            <text:p>34407700</text:p>
          </table:table-cell>
        </table:table-row>
        <table:table-row table:style-name="ro1">
          <table:table-cell office:value-type="string" calcext:value-type="string">
            <text:p>2002-12-04</text:p>
          </table:table-cell>
          <table:table-cell office:value-type="float" office:value="91.769997" calcext:value-type="float">
            <text:p>91.769997</text:p>
          </table:table-cell>
          <table:table-cell office:value-type="float" office:value="93.139999" calcext:value-type="float">
            <text:p>93.139999</text:p>
          </table:table-cell>
          <table:table-cell office:value-type="float" office:value="91.43" calcext:value-type="float">
            <text:p>91.43</text:p>
          </table:table-cell>
          <table:table-cell office:value-type="float" office:value="92.449997" calcext:value-type="float">
            <text:p>92.449997</text:p>
          </table:table-cell>
          <table:table-cell office:value-type="float" office:value="63.499508" calcext:value-type="float">
            <text:p>63.499508</text:p>
          </table:table-cell>
          <table:table-cell office:value-type="float" office:value="64040800" calcext:value-type="float">
            <text:p>64040800</text:p>
          </table:table-cell>
        </table:table-row>
        <table:table-row table:style-name="ro1">
          <table:table-cell office:value-type="string" calcext:value-type="string">
            <text:p>2002-12-05</text:p>
          </table:table-cell>
          <table:table-cell office:value-type="float" office:value="92.730003" calcext:value-type="float">
            <text:p>92.730003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91.43" calcext:value-type="float">
            <text:p>91.43</text:p>
          </table:table-cell>
          <table:table-cell office:value-type="float" office:value="62.798916" calcext:value-type="float">
            <text:p>62.798916</text:p>
          </table:table-cell>
          <table:table-cell office:value-type="float" office:value="36724900" calcext:value-type="float">
            <text:p>36724900</text:p>
          </table:table-cell>
        </table:table-row>
        <table:table-row table:style-name="ro1">
          <table:table-cell office:value-type="string" calcext:value-type="string">
            <text:p>2002-12-06</text:p>
          </table:table-cell>
          <table:table-cell office:value-type="float" office:value="90.120003" calcext:value-type="float">
            <text:p>90.120003</text:p>
          </table:table-cell>
          <table:table-cell office:value-type="float" office:value="92.169998" calcext:value-type="float">
            <text:p>92.169998</text:p>
          </table:table-cell>
          <table:table-cell office:value-type="float" office:value="89.980003" calcext:value-type="float">
            <text:p>89.980003</text:p>
          </table:table-cell>
          <table:table-cell office:value-type="float" office:value="92.029999" calcext:value-type="float">
            <text:p>92.029999</text:p>
          </table:table-cell>
          <table:table-cell office:value-type="float" office:value="63.210987" calcext:value-type="float">
            <text:p>63.210987</text:p>
          </table:table-cell>
          <table:table-cell office:value-type="float" office:value="49824100" calcext:value-type="float">
            <text:p>49824100</text:p>
          </table:table-cell>
        </table:table-row>
        <table:table-row table:style-name="ro1">
          <table:table-cell office:value-type="string" calcext:value-type="string">
            <text:p>2002-12-09</text:p>
          </table:table-cell>
          <table:table-cell office:value-type="float" office:value="91.07" calcext:value-type="float">
            <text:p>91.07</text:p>
          </table:table-cell>
          <table:table-cell office:value-type="float" office:value="91.459999" calcext:value-type="float">
            <text:p>91.459999</text:p>
          </table:table-cell>
          <table:table-cell office:value-type="float" office:value="89.480003" calcext:value-type="float">
            <text:p>89.480003</text:p>
          </table:table-cell>
          <table:table-cell office:value-type="float" office:value="89.5" calcext:value-type="float">
            <text:p>89.5</text:p>
          </table:table-cell>
          <table:table-cell office:value-type="float" office:value="61.473274" calcext:value-type="float">
            <text:p>61.473274</text:p>
          </table:table-cell>
          <table:table-cell office:value-type="float" office:value="36789600" calcext:value-type="float">
            <text:p>36789600</text:p>
          </table:table-cell>
        </table:table-row>
        <table:table-row table:style-name="ro1">
          <table:table-cell office:value-type="string" calcext:value-type="string">
            <text:p>2002-12-10</text:p>
          </table:table-cell>
          <table:table-cell office:value-type="float" office:value="90.019997" calcext:value-type="float">
            <text:p>90.019997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89.760002" calcext:value-type="float">
            <text:p>89.760002</text:p>
          </table:table-cell>
          <table:table-cell office:value-type="float" office:value="90.699997" calcext:value-type="float">
            <text:p>90.699997</text:p>
          </table:table-cell>
          <table:table-cell office:value-type="float" office:value="62.297501" calcext:value-type="float">
            <text:p>62.297501</text:p>
          </table:table-cell>
          <table:table-cell office:value-type="float" office:value="33319900" calcext:value-type="float">
            <text:p>33319900</text:p>
          </table:table-cell>
        </table:table-row>
        <table:table-row table:style-name="ro1">
          <table:table-cell office:value-type="string" calcext:value-type="string">
            <text:p>2002-12-11</text:p>
          </table:table-cell>
          <table:table-cell office:value-type="float" office:value="90.419998" calcext:value-type="float">
            <text:p>90.419998</text:p>
          </table:table-cell>
          <table:table-cell office:value-type="float" office:value="91.620003" calcext:value-type="float">
            <text:p>91.620003</text:p>
          </table:table-cell>
          <table:table-cell office:value-type="float" office:value="90.160004" calcext:value-type="float">
            <text:p>90.160004</text:p>
          </table:table-cell>
          <table:table-cell office:value-type="float" office:value="90.779999" calcext:value-type="float">
            <text:p>90.779999</text:p>
          </table:table-cell>
          <table:table-cell office:value-type="float" office:value="62.352455" calcext:value-type="float">
            <text:p>62.352455</text:p>
          </table:table-cell>
          <table:table-cell office:value-type="float" office:value="39201000" calcext:value-type="float">
            <text:p>39201000</text:p>
          </table:table-cell>
        </table:table-row>
        <table:table-row table:style-name="ro1">
          <table:table-cell office:value-type="string" calcext:value-type="string">
            <text:p>2002-12-12</text:p>
          </table:table-cell>
          <table:table-cell office:value-type="float" office:value="91.199997" calcext:value-type="float">
            <text:p>91.199997</text:p>
          </table:table-cell>
          <table:table-cell office:value-type="float" office:value="91.489998" calcext:value-type="float">
            <text:p>91.489998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90.769997" calcext:value-type="float">
            <text:p>90.769997</text:p>
          </table:table-cell>
          <table:table-cell office:value-type="float" office:value="62.345581" calcext:value-type="float">
            <text:p>62.345581</text:p>
          </table:table-cell>
          <table:table-cell office:value-type="float" office:value="34465600" calcext:value-type="float">
            <text:p>34465600</text:p>
          </table:table-cell>
        </table:table-row>
        <table:table-row table:style-name="ro1">
          <table:table-cell office:value-type="string" calcext:value-type="string">
            <text:p>2002-12-13</text:p>
          </table:table-cell>
          <table:table-cell office:value-type="float" office:value="89.910004" calcext:value-type="float">
            <text:p>89.910004</text:p>
          </table:table-cell>
          <table:table-cell office:value-type="float" office:value="90.480003" calcext:value-type="float">
            <text:p>90.480003</text:p>
          </table:table-cell>
          <table:table-cell office:value-type="float" office:value="89.269997" calcext:value-type="float">
            <text:p>89.269997</text:p>
          </table:table-cell>
          <table:table-cell office:value-type="float" office:value="89.339996" calcext:value-type="float">
            <text:p>89.339996</text:p>
          </table:table-cell>
          <table:table-cell office:value-type="float" office:value="61.363384" calcext:value-type="float">
            <text:p>61.363384</text:p>
          </table:table-cell>
          <table:table-cell office:value-type="float" office:value="36862200" calcext:value-type="float">
            <text:p>36862200</text:p>
          </table:table-cell>
        </table:table-row>
        <table:table-row table:style-name="ro1">
          <table:table-cell office:value-type="string" calcext:value-type="string">
            <text:p>2002-12-16</text:p>
          </table:table-cell>
          <table:table-cell office:value-type="float" office:value="89.82" calcext:value-type="float">
            <text:p>89.82</text:p>
          </table:table-cell>
          <table:table-cell office:value-type="float" office:value="91.790001" calcext:value-type="float">
            <text:p>91.790001</text:p>
          </table:table-cell>
          <table:table-cell office:value-type="float" office:value="89.660004" calcext:value-type="float">
            <text:p>89.660004</text:p>
          </table:table-cell>
          <table:table-cell office:value-type="float" office:value="91.650002" calcext:value-type="float">
            <text:p>91.650002</text:p>
          </table:table-cell>
          <table:table-cell office:value-type="float" office:value="62.950016" calcext:value-type="float">
            <text:p>62.950016</text:p>
          </table:table-cell>
          <table:table-cell office:value-type="float" office:value="37098400" calcext:value-type="float">
            <text:p>37098400</text:p>
          </table:table-cell>
        </table:table-row>
        <table:table-row table:style-name="ro1">
          <table:table-cell office:value-type="string" calcext:value-type="string">
            <text:p>2002-12-17</text:p>
          </table:table-cell>
          <table:table-cell office:value-type="float" office:value="91.370003" calcext:value-type="float">
            <text:p>91.370003</text:p>
          </table:table-cell>
          <table:table-cell office:value-type="float" office:value="91.739998" calcext:value-type="float">
            <text:p>91.739998</text:p>
          </table:table-cell>
          <table:table-cell office:value-type="float" office:value="90.739998" calcext:value-type="float">
            <text:p>90.739998</text:p>
          </table:table-cell>
          <table:table-cell office:value-type="float" office:value="90.849998" calcext:value-type="float">
            <text:p>90.849998</text:p>
          </table:table-cell>
          <table:table-cell office:value-type="float" office:value="62.400543" calcext:value-type="float">
            <text:p>62.400543</text:p>
          </table:table-cell>
          <table:table-cell office:value-type="float" office:value="32353900" calcext:value-type="float">
            <text:p>32353900</text:p>
          </table:table-cell>
        </table:table-row>
        <table:table-row table:style-name="ro1">
          <table:table-cell office:value-type="string" calcext:value-type="string">
            <text:p>2002-12-18</text:p>
          </table:table-cell>
          <table:table-cell office:value-type="float" office:value="90.32" calcext:value-type="float">
            <text:p>90.32</text:p>
          </table:table-cell>
          <table:table-cell office:value-type="float" office:value="90.400002" calcext:value-type="float">
            <text:p>90.400002</text:p>
          </table:table-cell>
          <table:table-cell office:value-type="float" office:value="89.330002" calcext:value-type="float">
            <text:p>89.330002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61.679329" calcext:value-type="float">
            <text:p>61.679329</text:p>
          </table:table-cell>
          <table:table-cell office:value-type="float" office:value="35612600" calcext:value-type="float">
            <text:p>35612600</text:p>
          </table:table-cell>
        </table:table-row>
        <table:table-row table:style-name="ro1">
          <table:table-cell office:value-type="string" calcext:value-type="string">
            <text:p>2002-12-19</text:p>
          </table:table-cell>
          <table:table-cell office:value-type="float" office:value="89.349998" calcext:value-type="float">
            <text:p>89.349998</text:p>
          </table:table-cell>
          <table:table-cell office:value-type="float" office:value="90.699997" calcext:value-type="float">
            <text:p>90.699997</text:p>
          </table:table-cell>
          <table:table-cell office:value-type="float" office:value="88.599998" calcext:value-type="float">
            <text:p>88.599998</text:p>
          </table:table-cell>
          <table:table-cell office:value-type="float" office:value="89.160004" calcext:value-type="float">
            <text:p>89.160004</text:p>
          </table:table-cell>
          <table:table-cell office:value-type="float" office:value="61.239742" calcext:value-type="float">
            <text:p>61.239742</text:p>
          </table:table-cell>
          <table:table-cell office:value-type="float" office:value="39264200" calcext:value-type="float">
            <text:p>39264200</text:p>
          </table:table-cell>
        </table:table-row>
        <table:table-row table:style-name="ro1">
          <table:table-cell office:value-type="string" calcext:value-type="string">
            <text:p>2002-12-20</text:p>
          </table:table-cell>
          <table:table-cell office:value-type="float" office:value="89.199997" calcext:value-type="float">
            <text:p>89.199997</text:p>
          </table:table-cell>
          <table:table-cell office:value-type="float" office:value="90.019997" calcext:value-type="float">
            <text:p>90.019997</text:p>
          </table:table-cell>
          <table:table-cell office:value-type="float" office:value="89.099998" calcext:value-type="float">
            <text:p>89.099998</text:p>
          </table:table-cell>
          <table:table-cell office:value-type="float" office:value="89.989998" calcext:value-type="float">
            <text:p>89.989998</text:p>
          </table:table-cell>
          <table:table-cell office:value-type="float" office:value="62.113544" calcext:value-type="float">
            <text:p>62.113544</text:p>
          </table:table-cell>
          <table:table-cell office:value-type="float" office:value="31176900" calcext:value-type="float">
            <text:p>31176900</text:p>
          </table:table-cell>
        </table:table-row>
        <table:table-row table:style-name="ro1">
          <table:table-cell office:value-type="string" calcext:value-type="string">
            <text:p>2002-12-23</text:p>
          </table:table-cell>
          <table:table-cell office:value-type="float" office:value="89.589996" calcext:value-type="float">
            <text:p>89.589996</text:p>
          </table:table-cell>
          <table:table-cell office:value-type="float" office:value="90.470001" calcext:value-type="float">
            <text:p>90.470001</text:p>
          </table:table-cell>
          <table:table-cell office:value-type="float" office:value="89.309998" calcext:value-type="float">
            <text:p>89.309998</text:p>
          </table:table-cell>
          <table:table-cell office:value-type="float" office:value="90.019997" calcext:value-type="float">
            <text:p>90.019997</text:p>
          </table:table-cell>
          <table:table-cell office:value-type="float" office:value="62.13427" calcext:value-type="float">
            <text:p>62.13427</text:p>
          </table:table-cell>
          <table:table-cell office:value-type="float" office:value="22599300" calcext:value-type="float">
            <text:p>22599300</text:p>
          </table:table-cell>
        </table:table-row>
        <table:table-row table:style-name="ro1">
          <table:table-cell office:value-type="string" calcext:value-type="string">
            <text:p>2002-12-24</text:p>
          </table:table-cell>
          <table:table-cell office:value-type="float" office:value="89.589996" calcext:value-type="float">
            <text:p>89.589996</text:p>
          </table:table-cell>
          <table:table-cell office:value-type="float" office:value="89.860001" calcext:value-type="float">
            <text:p>89.860001</text:p>
          </table:table-cell>
          <table:table-cell office:value-type="float" office:value="89.25" calcext:value-type="float">
            <text:p>89.25</text:p>
          </table:table-cell>
          <table:table-cell office:value-type="float" office:value="89.349998" calcext:value-type="float">
            <text:p>89.349998</text:p>
          </table:table-cell>
          <table:table-cell office:value-type="float" office:value="61.671833" calcext:value-type="float">
            <text:p>61.671833</text:p>
          </table:table-cell>
          <table:table-cell office:value-type="float" office:value="10937000" calcext:value-type="float">
            <text:p>10937000</text:p>
          </table:table-cell>
        </table:table-row>
        <table:table-row table:style-name="ro1">
          <table:table-cell office:value-type="string" calcext:value-type="string">
            <text:p>2002-12-26</text:p>
          </table:table-cell>
          <table:table-cell office:value-type="float" office:value="89.699997" calcext:value-type="float">
            <text:p>89.699997</text:p>
          </table:table-cell>
          <table:table-cell office:value-type="float" office:value="90.610001" calcext:value-type="float">
            <text:p>90.610001</text:p>
          </table:table-cell>
          <table:table-cell office:value-type="float" office:value="88.839996" calcext:value-type="float">
            <text:p>88.839996</text:p>
          </table:table-cell>
          <table:table-cell office:value-type="float" office:value="89.389999" calcext:value-type="float">
            <text:p>89.389999</text:p>
          </table:table-cell>
          <table:table-cell office:value-type="float" office:value="61.699451" calcext:value-type="float">
            <text:p>61.699451</text:p>
          </table:table-cell>
          <table:table-cell office:value-type="float" office:value="17485600" calcext:value-type="float">
            <text:p>17485600</text:p>
          </table:table-cell>
        </table:table-row>
        <table:table-row table:style-name="ro1">
          <table:table-cell office:value-type="string" calcext:value-type="string">
            <text:p>2002-12-27</text:p>
          </table:table-cell>
          <table:table-cell office:value-type="float" office:value="88.959999" calcext:value-type="float">
            <text:p>88.959999</text:p>
          </table:table-cell>
          <table:table-cell office:value-type="float" office:value="89.290001" calcext:value-type="float">
            <text:p>89.290001</text:p>
          </table:table-cell>
          <table:table-cell table:number-columns-repeated="2" office:value-type="float" office:value="87.379997" calcext:value-type="float">
            <text:p>87.379997</text:p>
          </table:table-cell>
          <table:table-cell office:value-type="float" office:value="60.312057" calcext:value-type="float">
            <text:p>60.312057</text:p>
          </table:table-cell>
          <table:table-cell office:value-type="float" office:value="22205700" calcext:value-type="float">
            <text:p>22205700</text:p>
          </table:table-cell>
        </table:table-row>
        <table:table-row table:style-name="ro1">
          <table:table-cell office:value-type="string" calcext:value-type="string">
            <text:p>2002-12-30</text:p>
          </table:table-cell>
          <table:table-cell office:value-type="float" office:value="87.790001" calcext:value-type="float">
            <text:p>87.790001</text:p>
          </table:table-cell>
          <table:table-cell office:value-type="float" office:value="88.470001" calcext:value-type="float">
            <text:p>88.470001</text:p>
          </table:table-cell>
          <table:table-cell office:value-type="float" office:value="87.220001" calcext:value-type="float">
            <text:p>87.220001</text:p>
          </table:table-cell>
          <table:table-cell office:value-type="float" office:value="88.110001" calcext:value-type="float">
            <text:p>88.110001</text:p>
          </table:table-cell>
          <table:table-cell office:value-type="float" office:value="60.815929" calcext:value-type="float">
            <text:p>60.815929</text:p>
          </table:table-cell>
          <table:table-cell office:value-type="float" office:value="29968000" calcext:value-type="float">
            <text:p>29968000</text:p>
          </table:table-cell>
        </table:table-row>
        <table:table-row table:style-name="ro1">
          <table:table-cell office:value-type="string" calcext:value-type="string">
            <text:p>2002-12-31</text:p>
          </table:table-cell>
          <table:table-cell office:value-type="float" office:value="87.989998" calcext:value-type="float">
            <text:p>87.989998</text:p>
          </table:table-cell>
          <table:table-cell office:value-type="float" office:value="88.43" calcext:value-type="float">
            <text:p>88.43</text:p>
          </table:table-cell>
          <table:table-cell office:value-type="float" office:value="87.110001" calcext:value-type="float">
            <text:p>87.110001</text:p>
          </table:table-cell>
          <table:table-cell office:value-type="float" office:value="88.230003" calcext:value-type="float">
            <text:p>88.230003</text:p>
          </table:table-cell>
          <table:table-cell office:value-type="float" office:value="60.898785" calcext:value-type="float">
            <text:p>60.898785</text:p>
          </table:table-cell>
          <table:table-cell office:value-type="float" office:value="34036600" calcext:value-type="float">
            <text:p>34036600</text:p>
          </table:table-cell>
        </table:table-row>
        <table:table-row table:style-name="ro1">
          <table:table-cell office:value-type="string" calcext:value-type="string">
            <text:p>2003-01-02</text:p>
          </table:table-cell>
          <table:table-cell office:value-type="float" office:value="88.849998" calcext:value-type="float">
            <text:p>88.849998</text:p>
          </table:table-cell>
          <table:table-cell office:value-type="float" office:value="91.300003" calcext:value-type="float">
            <text:p>91.300003</text:p>
          </table:table-cell>
          <table:table-cell office:value-type="float" office:value="88.540001" calcext:value-type="float">
            <text:p>88.540001</text:p>
          </table:table-cell>
          <table:table-cell office:value-type="float" office:value="91.07" calcext:value-type="float">
            <text:p>91.07</text:p>
          </table:table-cell>
          <table:table-cell office:value-type="float" office:value="62.85899" calcext:value-type="float">
            <text:p>62.85899</text:p>
          </table:table-cell>
          <table:table-cell office:value-type="float" office:value="44516300" calcext:value-type="float">
            <text:p>44516300</text:p>
          </table:table-cell>
        </table:table-row>
        <table:table-row table:style-name="ro1">
          <table:table-cell office:value-type="string" calcext:value-type="string">
            <text:p>2003-01-03</text:p>
          </table:table-cell>
          <table:table-cell office:value-type="float" office:value="90.910004" calcext:value-type="float">
            <text:p>90.910004</text:p>
          </table:table-cell>
          <table:table-cell office:value-type="float" office:value="91.379997" calcext:value-type="float">
            <text:p>91.379997</text:p>
          </table:table-cell>
          <table:table-cell office:value-type="float" office:value="90.5" calcext:value-type="float">
            <text:p>90.5</text:p>
          </table:table-cell>
          <table:table-cell office:value-type="float" office:value="91.349998" calcext:value-type="float">
            <text:p>91.349998</text:p>
          </table:table-cell>
          <table:table-cell office:value-type="float" office:value="63.052292" calcext:value-type="float">
            <text:p>63.052292</text:p>
          </table:table-cell>
          <table:table-cell office:value-type="float" office:value="32222600" calcext:value-type="float">
            <text:p>32222600</text:p>
          </table:table-cell>
        </table:table-row>
        <table:table-row table:style-name="ro1">
          <table:table-cell office:value-type="string" calcext:value-type="string">
            <text:p>2003-01-06</text:p>
          </table:table-cell>
          <table:table-cell office:value-type="float" office:value="91.239998" calcext:value-type="float">
            <text:p>91.239998</text:p>
          </table:table-cell>
          <table:table-cell office:value-type="float" office:value="93.489998" calcext:value-type="float">
            <text:p>93.489998</text:p>
          </table:table-cell>
          <table:table-cell office:value-type="float" office:value="91.169998" calcext:value-type="float">
            <text:p>91.169998</text:p>
          </table:table-cell>
          <table:table-cell office:value-type="float" office:value="92.959999" calcext:value-type="float">
            <text:p>92.959999</text:p>
          </table:table-cell>
          <table:table-cell office:value-type="float" office:value="64.163536" calcext:value-type="float">
            <text:p>64.163536</text:p>
          </table:table-cell>
          <table:table-cell office:value-type="float" office:value="40984500" calcext:value-type="float">
            <text:p>40984500</text:p>
          </table:table-cell>
        </table:table-row>
        <table:table-row table:style-name="ro1">
          <table:table-cell office:value-type="string" calcext:value-type="string">
            <text:p>2003-01-07</text:p>
          </table:table-cell>
          <table:table-cell office:value-type="float" office:value="92.900002" calcext:value-type="float">
            <text:p>92.900002</text:p>
          </table:table-cell>
          <table:table-cell office:value-type="float" office:value="93.370003" calcext:value-type="float">
            <text:p>93.370003</text:p>
          </table:table-cell>
          <table:table-cell office:value-type="float" office:value="92.199997" calcext:value-type="float">
            <text:p>92.199997</text:p>
          </table:table-cell>
          <table:table-cell office:value-type="float" office:value="92.730003" calcext:value-type="float">
            <text:p>92.730003</text:p>
          </table:table-cell>
          <table:table-cell office:value-type="float" office:value="64.004807" calcext:value-type="float">
            <text:p>64.004807</text:p>
          </table:table-cell>
          <table:table-cell office:value-type="float" office:value="38640400" calcext:value-type="float">
            <text:p>38640400</text:p>
          </table:table-cell>
        </table:table-row>
        <table:table-row table:style-name="ro1">
          <table:table-cell office:value-type="string" calcext:value-type="string">
            <text:p>2003-01-08</text:p>
          </table:table-cell>
          <table:table-cell office:value-type="float" office:value="92.199997" calcext:value-type="float">
            <text:p>92.199997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91.050003" calcext:value-type="float">
            <text:p>91.050003</text:p>
          </table:table-cell>
          <table:table-cell office:value-type="float" office:value="91.389999" calcext:value-type="float">
            <text:p>91.389999</text:p>
          </table:table-cell>
          <table:table-cell office:value-type="float" office:value="63.079895" calcext:value-type="float">
            <text:p>63.079895</text:p>
          </table:table-cell>
          <table:table-cell office:value-type="float" office:value="38702200" calcext:value-type="float">
            <text:p>38702200</text:p>
          </table:table-cell>
        </table:table-row>
        <table:table-row table:style-name="ro1">
          <table:table-cell office:value-type="string" calcext:value-type="string">
            <text:p>2003-01-09</text:p>
          </table:table-cell>
          <table:table-cell office:value-type="float" office:value="91.82" calcext:value-type="float">
            <text:p>91.82</text:p>
          </table:table-cell>
          <table:table-cell office:value-type="float" office:value="93.18" calcext:value-type="float">
            <text:p>93.18</text:p>
          </table:table-cell>
          <table:table-cell office:value-type="float" office:value="91.410004" calcext:value-type="float">
            <text:p>91.410004</text:p>
          </table:table-cell>
          <table:table-cell office:value-type="float" office:value="92.809998" calcext:value-type="float">
            <text:p>92.809998</text:p>
          </table:table-cell>
          <table:table-cell office:value-type="float" office:value="64.06002" calcext:value-type="float">
            <text:p>64.06002</text:p>
          </table:table-cell>
          <table:table-cell office:value-type="float" office:value="34804900" calcext:value-type="float">
            <text:p>34804900</text:p>
          </table:table-cell>
        </table:table-row>
        <table:table-row table:style-name="ro1">
          <table:table-cell office:value-type="string" calcext:value-type="string">
            <text:p>2003-01-10</text:p>
          </table:table-cell>
          <table:table-cell office:value-type="float" office:value="91.949997" calcext:value-type="float">
            <text:p>91.949997</text:p>
          </table:table-cell>
          <table:table-cell office:value-type="float" office:value="93.639999" calcext:value-type="float">
            <text:p>93.639999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93.059998" calcext:value-type="float">
            <text:p>93.059998</text:p>
          </table:table-cell>
          <table:table-cell office:value-type="float" office:value="64.232582" calcext:value-type="float">
            <text:p>64.232582</text:p>
          </table:table-cell>
          <table:table-cell office:value-type="float" office:value="37768900" calcext:value-type="float">
            <text:p>37768900</text:p>
          </table:table-cell>
        </table:table-row>
        <table:table-row table:style-name="ro1">
          <table:table-cell office:value-type="string" calcext:value-type="string">
            <text:p>2003-01-13</text:p>
          </table:table-cell>
          <table:table-cell office:value-type="float" office:value="93.540001" calcext:value-type="float">
            <text:p>93.540001</text:p>
          </table:table-cell>
          <table:table-cell office:value-type="float" office:value="93.860001" calcext:value-type="float">
            <text:p>93.860001</text:p>
          </table:table-cell>
          <table:table-cell office:value-type="float" office:value="92.440002" calcext:value-type="float">
            <text:p>92.440002</text:p>
          </table:table-cell>
          <table:table-cell office:value-type="float" office:value="93.029999" calcext:value-type="float">
            <text:p>93.029999</text:p>
          </table:table-cell>
          <table:table-cell office:value-type="float" office:value="64.211876" calcext:value-type="float">
            <text:p>64.211876</text:p>
          </table:table-cell>
          <table:table-cell office:value-type="float" office:value="31649900" calcext:value-type="float">
            <text:p>31649900</text:p>
          </table:table-cell>
        </table:table-row>
        <table:table-row table:style-name="ro1">
          <table:table-cell office:value-type="string" calcext:value-type="string">
            <text:p>2003-01-14</text:p>
          </table:table-cell>
          <table:table-cell office:value-type="float" office:value="92.690002" calcext:value-type="float">
            <text:p>92.690002</text:p>
          </table:table-cell>
          <table:table-cell office:value-type="float" office:value="93.830002" calcext:value-type="float">
            <text:p>93.830002</text:p>
          </table:table-cell>
          <table:table-cell office:value-type="float" office:value="92.410004" calcext:value-type="float">
            <text:p>92.410004</text:p>
          </table:table-cell>
          <table:table-cell office:value-type="float" office:value="93.330002" calcext:value-type="float">
            <text:p>93.330002</text:p>
          </table:table-cell>
          <table:table-cell office:value-type="float" office:value="64.418915" calcext:value-type="float">
            <text:p>64.418915</text:p>
          </table:table-cell>
          <table:table-cell office:value-type="float" office:value="30733000" calcext:value-type="float">
            <text:p>30733000</text:p>
          </table:table-cell>
        </table:table-row>
        <table:table-row table:style-name="ro1">
          <table:table-cell office:value-type="string" calcext:value-type="string">
            <text:p>2003-01-15</text:p>
          </table:table-cell>
          <table:table-cell office:value-type="float" office:value="93.540001" calcext:value-type="float">
            <text:p>93.540001</text:p>
          </table:table-cell>
          <table:table-cell office:value-type="float" office:value="93.57" calcext:value-type="float">
            <text:p>93.57</text:p>
          </table:table-cell>
          <table:table-cell office:value-type="float" office:value="91.910004" calcext:value-type="float">
            <text:p>91.910004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63.77702" calcext:value-type="float">
            <text:p>63.77702</text:p>
          </table:table-cell>
          <table:table-cell office:value-type="float" office:value="33511800" calcext:value-type="float">
            <text:p>33511800</text:p>
          </table:table-cell>
        </table:table-row>
        <table:table-row table:style-name="ro1">
          <table:table-cell office:value-type="string" calcext:value-type="string">
            <text:p>2003-01-16</text:p>
          </table:table-cell>
          <table:table-cell office:value-type="float" office:value="92.5" calcext:value-type="float">
            <text:p>92.5</text:p>
          </table:table-cell>
          <table:table-cell office:value-type="float" office:value="92.93" calcext:value-type="float">
            <text:p>92.93</text:p>
          </table:table-cell>
          <table:table-cell office:value-type="float" office:value="91.449997" calcext:value-type="float">
            <text:p>91.449997</text:p>
          </table:table-cell>
          <table:table-cell office:value-type="float" office:value="92.019997" calcext:value-type="float">
            <text:p>92.019997</text:p>
          </table:table-cell>
          <table:table-cell office:value-type="float" office:value="63.514759" calcext:value-type="float">
            <text:p>63.514759</text:p>
          </table:table-cell>
          <table:table-cell office:value-type="float" office:value="44812100" calcext:value-type="float">
            <text:p>44812100</text:p>
          </table:table-cell>
        </table:table-row>
        <table:table-row table:style-name="ro1">
          <table:table-cell office:value-type="string" calcext:value-type="string">
            <text:p>2003-01-17</text:p>
          </table:table-cell>
          <table:table-cell office:value-type="float" office:value="90.989998" calcext:value-type="float">
            <text:p>90.989998</text:p>
          </table:table-cell>
          <table:table-cell office:value-type="float" office:value="92.300003" calcext:value-type="float">
            <text:p>92.300003</text:p>
          </table:table-cell>
          <table:table-cell office:value-type="float" office:value="90.150002" calcext:value-type="float">
            <text:p>90.150002</text:p>
          </table:table-cell>
          <table:table-cell office:value-type="float" office:value="90.660004" calcext:value-type="float">
            <text:p>90.660004</text:p>
          </table:table-cell>
          <table:table-cell office:value-type="float" office:value="62.576031" calcext:value-type="float">
            <text:p>62.576031</text:p>
          </table:table-cell>
          <table:table-cell office:value-type="float" office:value="35618300" calcext:value-type="float">
            <text:p>35618300</text:p>
          </table:table-cell>
        </table:table-row>
        <table:table-row table:style-name="ro1">
          <table:table-cell office:value-type="string" calcext:value-type="string">
            <text:p>2003-01-21</text:p>
          </table:table-cell>
          <table:table-cell office:value-type="float" office:value="90.870003" calcext:value-type="float">
            <text:p>90.870003</text:p>
          </table:table-cell>
          <table:table-cell office:value-type="float" office:value="90.919998" calcext:value-type="float">
            <text:p>90.919998</text:p>
          </table:table-cell>
          <table:table-cell office:value-type="float" office:value="88.949997" calcext:value-type="float">
            <text:p>88.949997</text:p>
          </table:table-cell>
          <table:table-cell office:value-type="float" office:value="89.25" calcext:value-type="float">
            <text:p>89.25</text:p>
          </table:table-cell>
          <table:table-cell office:value-type="float" office:value="61.60281" calcext:value-type="float">
            <text:p>61.60281</text:p>
          </table:table-cell>
          <table:table-cell office:value-type="float" office:value="36826200" calcext:value-type="float">
            <text:p>36826200</text:p>
          </table:table-cell>
        </table:table-row>
        <table:table-row table:style-name="ro1">
          <table:table-cell office:value-type="string" calcext:value-type="string">
            <text:p>2003-01-22</text:p>
          </table:table-cell>
          <table:table-cell office:value-type="float" office:value="88.769997" calcext:value-type="float">
            <text:p>88.769997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88" calcext:value-type="float">
            <text:p>88</text:p>
          </table:table-cell>
          <table:table-cell office:value-type="float" office:value="88.169998" calcext:value-type="float">
            <text:p>88.169998</text:p>
          </table:table-cell>
          <table:table-cell office:value-type="float" office:value="60.857338" calcext:value-type="float">
            <text:p>60.857338</text:p>
          </table:table-cell>
          <table:table-cell office:value-type="float" office:value="42286500" calcext:value-type="float">
            <text:p>42286500</text:p>
          </table:table-cell>
        </table:table-row>
        <table:table-row table:style-name="ro1">
          <table:table-cell office:value-type="string" calcext:value-type="string">
            <text:p>2003-01-23</text:p>
          </table:table-cell>
          <table:table-cell office:value-type="float" office:value="88.75" calcext:value-type="float">
            <text:p>88.75</text:p>
          </table:table-cell>
          <table:table-cell office:value-type="float" office:value="89.379997" calcext:value-type="float">
            <text:p>89.379997</text:p>
          </table:table-cell>
          <table:table-cell office:value-type="float" office:value="87.949997" calcext:value-type="float">
            <text:p>87.949997</text:p>
          </table:table-cell>
          <table:table-cell office:value-type="float" office:value="88.709999" calcext:value-type="float">
            <text:p>88.709999</text:p>
          </table:table-cell>
          <table:table-cell office:value-type="float" office:value="61.230091" calcext:value-type="float">
            <text:p>61.230091</text:p>
          </table:table-cell>
          <table:table-cell office:value-type="float" office:value="55919800" calcext:value-type="float">
            <text:p>55919800</text:p>
          </table:table-cell>
        </table:table-row>
        <table:table-row table:style-name="ro1">
          <table:table-cell office:value-type="string" calcext:value-type="string">
            <text:p>2003-01-24</text:p>
          </table:table-cell>
          <table:table-cell office:value-type="float" office:value="88.589996" calcext:value-type="float">
            <text:p>88.589996</text:p>
          </table:table-cell>
          <table:table-cell office:value-type="float" office:value="88.68" calcext:value-type="float">
            <text:p>88.68</text:p>
          </table:table-cell>
          <table:table-cell office:value-type="float" office:value="86.169998" calcext:value-type="float">
            <text:p>86.169998</text:p>
          </table:table-cell>
          <table:table-cell office:value-type="float" office:value="86.379997" calcext:value-type="float">
            <text:p>86.379997</text:p>
          </table:table-cell>
          <table:table-cell office:value-type="float" office:value="59.621819" calcext:value-type="float">
            <text:p>59.621819</text:p>
          </table:table-cell>
          <table:table-cell office:value-type="float" office:value="68633900" calcext:value-type="float">
            <text:p>68633900</text:p>
          </table:table-cell>
        </table:table-row>
        <table:table-row table:style-name="ro1">
          <table:table-cell office:value-type="string" calcext:value-type="string">
            <text:p>2003-01-27</text:p>
          </table:table-cell>
          <table:table-cell office:value-type="float" office:value="85.730003" calcext:value-type="float">
            <text:p>85.730003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84.5" calcext:value-type="float">
            <text:p>84.5</text:p>
          </table:table-cell>
          <table:table-cell office:value-type="float" office:value="85.199997" calcext:value-type="float">
            <text:p>85.199997</text:p>
          </table:table-cell>
          <table:table-cell office:value-type="float" office:value="58.807384" calcext:value-type="float">
            <text:p>58.807384</text:p>
          </table:table-cell>
          <table:table-cell office:value-type="float" office:value="57884400" calcext:value-type="float">
            <text:p>57884400</text:p>
          </table:table-cell>
        </table:table-row>
        <table:table-row table:style-name="ro1">
          <table:table-cell office:value-type="string" calcext:value-type="string">
            <text:p>2003-01-28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85.129997" calcext:value-type="float">
            <text:p>85.129997</text:p>
          </table:table-cell>
          <table:table-cell office:value-type="float" office:value="85.830002" calcext:value-type="float">
            <text:p>85.830002</text:p>
          </table:table-cell>
          <table:table-cell office:value-type="float" office:value="59.242195" calcext:value-type="float">
            <text:p>59.242195</text:p>
          </table:table-cell>
          <table:table-cell office:value-type="float" office:value="46929100" calcext:value-type="float">
            <text:p>46929100</text:p>
          </table:table-cell>
        </table:table-row>
        <table:table-row table:style-name="ro1">
          <table:table-cell office:value-type="string" calcext:value-type="string">
            <text:p>2003-01-29</text:p>
          </table:table-cell>
          <table:table-cell office:value-type="float" office:value="85.419998" calcext:value-type="float">
            <text:p>85.419998</text:p>
          </table:table-cell>
          <table:table-cell office:value-type="float" office:value="87.18" calcext:value-type="float">
            <text:p>87.18</text:p>
          </table:table-cell>
          <table:table-cell office:value-type="float" office:value="84.769997" calcext:value-type="float">
            <text:p>84.769997</text:p>
          </table:table-cell>
          <table:table-cell office:value-type="float" office:value="86.480003" calcext:value-type="float">
            <text:p>86.480003</text:p>
          </table:table-cell>
          <table:table-cell office:value-type="float" office:value="59.690903" calcext:value-type="float">
            <text:p>59.690903</text:p>
          </table:table-cell>
          <table:table-cell office:value-type="float" office:value="53712200" calcext:value-type="float">
            <text:p>53712200</text:p>
          </table:table-cell>
        </table:table-row>
        <table:table-row table:style-name="ro1">
          <table:table-cell office:value-type="string" calcext:value-type="string">
            <text:p>2003-01-30</text:p>
          </table:table-cell>
          <table:table-cell office:value-type="float" office:value="86.790001" calcext:value-type="float">
            <text:p>86.790001</text:p>
          </table:table-cell>
          <table:table-cell office:value-type="float" office:value="86.879997" calcext:value-type="float">
            <text:p>86.879997</text:p>
          </table:table-cell>
          <table:table-cell office:value-type="float" office:value="84.400002" calcext:value-type="float">
            <text:p>84.400002</text:p>
          </table:table-cell>
          <table:table-cell office:value-type="float" office:value="84.43" calcext:value-type="float">
            <text:p>84.43</text:p>
          </table:table-cell>
          <table:table-cell office:value-type="float" office:value="58.275902" calcext:value-type="float">
            <text:p>58.275902</text:p>
          </table:table-cell>
          <table:table-cell office:value-type="float" office:value="49845900" calcext:value-type="float">
            <text:p>49845900</text:p>
          </table:table-cell>
        </table:table-row>
        <table:table-row table:style-name="ro1">
          <table:table-cell office:value-type="string" calcext:value-type="string">
            <text:p>2003-01-31</text:p>
          </table:table-cell>
          <table:table-cell office:value-type="float" office:value="84.150002" calcext:value-type="float">
            <text:p>84.150002</text:p>
          </table:table-cell>
          <table:table-cell office:value-type="float" office:value="86.209999" calcext:value-type="float">
            <text:p>86.209999</text:p>
          </table:table-cell>
          <table:table-cell office:value-type="float" office:value="84.150002" calcext:value-type="float">
            <text:p>84.150002</text:p>
          </table:table-cell>
          <table:table-cell office:value-type="float" office:value="86.059998" calcext:value-type="float">
            <text:p>86.059998</text:p>
          </table:table-cell>
          <table:table-cell office:value-type="float" office:value="59.400955" calcext:value-type="float">
            <text:p>59.400955</text:p>
          </table:table-cell>
          <table:table-cell office:value-type="float" office:value="55317000" calcext:value-type="float">
            <text:p>55317000</text:p>
          </table:table-cell>
        </table:table-row>
        <table:table-row table:style-name="ro1">
          <table:table-cell office:value-type="string" calcext:value-type="string">
            <text:p>2003-02-03</text:p>
          </table:table-cell>
          <table:table-cell office:value-type="float" office:value="86.139999" calcext:value-type="float">
            <text:p>86.139999</text:p>
          </table:table-cell>
          <table:table-cell office:value-type="float" office:value="86.809998" calcext:value-type="float">
            <text:p>86.809998</text:p>
          </table:table-cell>
          <table:table-cell office:value-type="float" office:value="85.919998" calcext:value-type="float">
            <text:p>85.919998</text:p>
          </table:table-cell>
          <table:table-cell office:value-type="float" office:value="86.230003" calcext:value-type="float">
            <text:p>86.230003</text:p>
          </table:table-cell>
          <table:table-cell office:value-type="float" office:value="59.518299" calcext:value-type="float">
            <text:p>59.518299</text:p>
          </table:table-cell>
          <table:table-cell office:value-type="float" office:value="39696000" calcext:value-type="float">
            <text:p>39696000</text:p>
          </table:table-cell>
        </table:table-row>
        <table:table-row table:style-name="ro1">
          <table:table-cell office:value-type="string" calcext:value-type="string">
            <text:p>2003-02-04</text:p>
          </table:table-cell>
          <table:table-cell office:value-type="float" office:value="85.309998" calcext:value-type="float">
            <text:p>85.309998</text:p>
          </table:table-cell>
          <table:table-cell office:value-type="float" office:value="85.75" calcext:value-type="float">
            <text:p>85.75</text:p>
          </table:table-cell>
          <table:table-cell office:value-type="float" office:value="84.300003" calcext:value-type="float">
            <text:p>84.300003</text:p>
          </table:table-cell>
          <table:table-cell office:value-type="float" office:value="85.379997" calcext:value-type="float">
            <text:p>85.379997</text:p>
          </table:table-cell>
          <table:table-cell office:value-type="float" office:value="58.931618" calcext:value-type="float">
            <text:p>58.931618</text:p>
          </table:table-cell>
          <table:table-cell office:value-type="float" office:value="43633400" calcext:value-type="float">
            <text:p>43633400</text:p>
          </table:table-cell>
        </table:table-row>
        <table:table-row table:style-name="ro1">
          <table:table-cell office:value-type="string" calcext:value-type="string">
            <text:p>2003-02-05</text:p>
          </table:table-cell>
          <table:table-cell office:value-type="float" office:value="85.75" calcext:value-type="float">
            <text:p>85.75</text:p>
          </table:table-cell>
          <table:table-cell office:value-type="float" office:value="86.540001" calcext:value-type="float">
            <text:p>86.540001</text:p>
          </table:table-cell>
          <table:table-cell office:value-type="float" office:value="84.480003" calcext:value-type="float">
            <text:p>84.480003</text:p>
          </table:table-cell>
          <table:table-cell office:value-type="float" office:value="84.849998" calcext:value-type="float">
            <text:p>84.849998</text:p>
          </table:table-cell>
          <table:table-cell office:value-type="float" office:value="58.565781" calcext:value-type="float">
            <text:p>58.565781</text:p>
          </table:table-cell>
          <table:table-cell office:value-type="float" office:value="55270600" calcext:value-type="float">
            <text:p>55270600</text:p>
          </table:table-cell>
        </table:table-row>
        <table:table-row table:style-name="ro1">
          <table:table-cell office:value-type="string" calcext:value-type="string">
            <text:p>2003-02-06</text:p>
          </table:table-cell>
          <table:table-cell office:value-type="float" office:value="84.370003" calcext:value-type="float">
            <text:p>84.370003</text:p>
          </table:table-cell>
          <table:table-cell office:value-type="float" office:value="84.889999" calcext:value-type="float">
            <text:p>84.889999</text:p>
          </table:table-cell>
          <table:table-cell office:value-type="float" office:value="83.650002" calcext:value-type="float">
            <text:p>83.650002</text:p>
          </table:table-cell>
          <table:table-cell office:value-type="float" office:value="84.449997" calcext:value-type="float">
            <text:p>84.449997</text:p>
          </table:table-cell>
          <table:table-cell office:value-type="float" office:value="58.289719" calcext:value-type="float">
            <text:p>58.289719</text:p>
          </table:table-cell>
          <table:table-cell office:value-type="float" office:value="53638000" calcext:value-type="float">
            <text:p>53638000</text:p>
          </table:table-cell>
        </table:table-row>
        <table:table-row table:style-name="ro1">
          <table:table-cell office:value-type="string" calcext:value-type="string">
            <text:p>2003-02-07</text:p>
          </table:table-cell>
          <table:table-cell office:value-type="float" office:value="84.910004" calcext:value-type="float">
            <text:p>84.910004</text:p>
          </table:table-cell>
          <table:table-cell office:value-type="float" office:value="84.989998" calcext:value-type="float">
            <text:p>84.989998</text:p>
          </table:table-cell>
          <table:table-cell office:value-type="float" office:value="82.970001" calcext:value-type="float">
            <text:p>82.970001</text:p>
          </table:table-cell>
          <table:table-cell office:value-type="float" office:value="83.419998" calcext:value-type="float">
            <text:p>83.419998</text:p>
          </table:table-cell>
          <table:table-cell office:value-type="float" office:value="57.578777" calcext:value-type="float">
            <text:p>57.578777</text:p>
          </table:table-cell>
          <table:table-cell office:value-type="float" office:value="43165000" calcext:value-type="float">
            <text:p>43165000</text:p>
          </table:table-cell>
        </table:table-row>
        <table:table-row table:style-name="ro1">
          <table:table-cell office:value-type="string" calcext:value-type="string">
            <text:p>2003-02-10</text:p>
          </table:table-cell>
          <table:table-cell office:value-type="float" office:value="83.459999" calcext:value-type="float">
            <text:p>83.459999</text:p>
          </table:table-cell>
          <table:table-cell office:value-type="float" office:value="84.129997" calcext:value-type="float">
            <text:p>84.129997</text:p>
          </table:table-cell>
          <table:table-cell office:value-type="float" office:value="82.650002" calcext:value-type="float">
            <text:p>82.650002</text:p>
          </table:table-cell>
          <table:table-cell office:value-type="float" office:value="84.010002" calcext:value-type="float">
            <text:p>84.010002</text:p>
          </table:table-cell>
          <table:table-cell office:value-type="float" office:value="57.985992" calcext:value-type="float">
            <text:p>57.985992</text:p>
          </table:table-cell>
          <table:table-cell office:value-type="float" office:value="45455900" calcext:value-type="float">
            <text:p>45455900</text:p>
          </table:table-cell>
        </table:table-row>
        <table:table-row table:style-name="ro1">
          <table:table-cell office:value-type="string" calcext:value-type="string">
            <text:p>2003-02-11</text:p>
          </table:table-cell>
          <table:table-cell office:value-type="float" office:value="84.370003" calcext:value-type="float">
            <text:p>84.370003</text:p>
          </table:table-cell>
          <table:table-cell office:value-type="float" office:value="84.879997" calcext:value-type="float">
            <text:p>84.879997</text:p>
          </table:table-cell>
          <table:table-cell office:value-type="float" office:value="82.830002" calcext:value-type="float">
            <text:p>82.830002</text:p>
          </table:table-cell>
          <table:table-cell office:value-type="float" office:value="83.43" calcext:value-type="float">
            <text:p>83.43</text:p>
          </table:table-cell>
          <table:table-cell office:value-type="float" office:value="57.585693" calcext:value-type="float">
            <text:p>57.585693</text:p>
          </table:table-cell>
          <table:table-cell office:value-type="float" office:value="46861000" calcext:value-type="float">
            <text:p>46861000</text:p>
          </table:table-cell>
        </table:table-row>
        <table:table-row table:style-name="ro1">
          <table:table-cell office:value-type="string" calcext:value-type="string">
            <text:p>2003-02-12</text:p>
          </table:table-cell>
          <table:table-cell office:value-type="float" office:value="83.160004" calcext:value-type="float">
            <text:p>83.160004</text:p>
          </table:table-cell>
          <table:table-cell office:value-type="float" office:value="83.620003" calcext:value-type="float">
            <text:p>83.620003</text:p>
          </table:table-cell>
          <table:table-cell office:value-type="float" office:value="82.089996" calcext:value-type="float">
            <text:p>82.089996</text:p>
          </table:table-cell>
          <table:table-cell office:value-type="float" office:value="82.099998" calcext:value-type="float">
            <text:p>82.099998</text:p>
          </table:table-cell>
          <table:table-cell office:value-type="float" office:value="56.667717" calcext:value-type="float">
            <text:p>56.667717</text:p>
          </table:table-cell>
          <table:table-cell office:value-type="float" office:value="35873600" calcext:value-type="float">
            <text:p>35873600</text:p>
          </table:table-cell>
        </table:table-row>
        <table:table-row table:style-name="ro1">
          <table:table-cell office:value-type="string" calcext:value-type="string">
            <text:p>2003-02-13</text:p>
          </table:table-cell>
          <table:table-cell office:value-type="float" office:value="82.150002" calcext:value-type="float">
            <text:p>82.150002</text:p>
          </table:table-cell>
          <table:table-cell office:value-type="float" office:value="82.660004" calcext:value-type="float">
            <text:p>82.660004</text:p>
          </table:table-cell>
          <table:table-cell office:value-type="float" office:value="81" calcext:value-type="float">
            <text:p>81</text:p>
          </table:table-cell>
          <table:table-cell office:value-type="float" office:value="82.349998" calcext:value-type="float">
            <text:p>82.349998</text:p>
          </table:table-cell>
          <table:table-cell office:value-type="float" office:value="56.840221" calcext:value-type="float">
            <text:p>56.840221</text:p>
          </table:table-cell>
          <table:table-cell office:value-type="float" office:value="57934100" calcext:value-type="float">
            <text:p>57934100</text:p>
          </table:table-cell>
        </table:table-row>
        <table:table-row table:style-name="ro1">
          <table:table-cell office:value-type="string" calcext:value-type="string">
            <text:p>2003-02-14</text:p>
          </table:table-cell>
          <table:table-cell office:value-type="float" office:value="82.370003" calcext:value-type="float">
            <text:p>82.370003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81.82" calcext:value-type="float">
            <text:p>81.82</text:p>
          </table:table-cell>
          <table:table-cell office:value-type="float" office:value="84.150002" calcext:value-type="float">
            <text:p>84.150002</text:p>
          </table:table-cell>
          <table:table-cell office:value-type="float" office:value="58.082645" calcext:value-type="float">
            <text:p>58.082645</text:p>
          </table:table-cell>
          <table:table-cell office:value-type="float" office:value="59580900" calcext:value-type="float">
            <text:p>59580900</text:p>
          </table:table-cell>
        </table:table-row>
        <table:table-row table:style-name="ro1">
          <table:table-cell office:value-type="string" calcext:value-type="string">
            <text:p>2003-02-18</text:p>
          </table:table-cell>
          <table:table-cell office:value-type="float" office:value="84.529999" calcext:value-type="float">
            <text:p>84.529999</text:p>
          </table:table-cell>
          <table:table-cell office:value-type="float" office:value="85.800003" calcext:value-type="float">
            <text:p>85.800003</text:p>
          </table:table-cell>
          <table:table-cell office:value-type="float" office:value="84.389999" calcext:value-type="float">
            <text:p>84.389999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59.104187" calcext:value-type="float">
            <text:p>59.104187</text:p>
          </table:table-cell>
          <table:table-cell office:value-type="float" office:value="39492700" calcext:value-type="float">
            <text:p>39492700</text:p>
          </table:table-cell>
        </table:table-row>
        <table:table-row table:style-name="ro1">
          <table:table-cell office:value-type="string" calcext:value-type="string">
            <text:p>2003-02-19</text:p>
          </table:table-cell>
          <table:table-cell office:value-type="float" office:value="85.32" calcext:value-type="float">
            <text:p>85.32</text:p>
          </table:table-cell>
          <table:table-cell office:value-type="float" office:value="85.470001" calcext:value-type="float">
            <text:p>85.470001</text:p>
          </table:table-cell>
          <table:table-cell office:value-type="float" office:value="84.279999" calcext:value-type="float">
            <text:p>84.279999</text:p>
          </table:table-cell>
          <table:table-cell office:value-type="float" office:value="85.18" calcext:value-type="float">
            <text:p>85.18</text:p>
          </table:table-cell>
          <table:table-cell office:value-type="float" office:value="58.793617" calcext:value-type="float">
            <text:p>58.793617</text:p>
          </table:table-cell>
          <table:table-cell office:value-type="float" office:value="31432000" calcext:value-type="float">
            <text:p>31432000</text:p>
          </table:table-cell>
        </table:table-row>
        <table:table-row table:style-name="ro1">
          <table:table-cell office:value-type="string" calcext:value-type="string">
            <text:p>2003-02-20</text:p>
          </table:table-cell>
          <table:table-cell office:value-type="float" office:value="85.209999" calcext:value-type="float">
            <text:p>85.209999</text:p>
          </table:table-cell>
          <table:table-cell office:value-type="float" office:value="85.419998" calcext:value-type="float">
            <text:p>85.419998</text:p>
          </table:table-cell>
          <table:table-cell office:value-type="float" office:value="84.050003" calcext:value-type="float">
            <text:p>84.050003</text:p>
          </table:table-cell>
          <table:table-cell office:value-type="float" office:value="84.330002" calcext:value-type="float">
            <text:p>84.330002</text:p>
          </table:table-cell>
          <table:table-cell office:value-type="float" office:value="58.206894" calcext:value-type="float">
            <text:p>58.206894</text:p>
          </table:table-cell>
          <table:table-cell office:value-type="float" office:value="29280100" calcext:value-type="float">
            <text:p>29280100</text:p>
          </table:table-cell>
        </table:table-row>
        <table:table-row table:style-name="ro1">
          <table:table-cell office:value-type="string" calcext:value-type="string">
            <text:p>2003-02-21</text:p>
          </table:table-cell>
          <table:table-cell office:value-type="float" office:value="84.379997" calcext:value-type="float">
            <text:p>84.379997</text:p>
          </table:table-cell>
          <table:table-cell office:value-type="float" office:value="85.739998" calcext:value-type="float">
            <text:p>85.739998</text:p>
          </table:table-cell>
          <table:table-cell office:value-type="float" office:value="83.459999" calcext:value-type="float">
            <text:p>83.459999</text:p>
          </table:table-cell>
          <table:table-cell office:value-type="float" office:value="85.18" calcext:value-type="float">
            <text:p>85.18</text:p>
          </table:table-cell>
          <table:table-cell office:value-type="float" office:value="58.793617" calcext:value-type="float">
            <text:p>58.793617</text:p>
          </table:table-cell>
          <table:table-cell office:value-type="float" office:value="60955800" calcext:value-type="float">
            <text:p>60955800</text:p>
          </table:table-cell>
        </table:table-row>
        <table:table-row table:style-name="ro1">
          <table:table-cell office:value-type="string" calcext:value-type="string">
            <text:p>2003-02-24</text:p>
          </table:table-cell>
          <table:table-cell office:value-type="float" office:value="84.93" calcext:value-type="float">
            <text:p>84.93</text:p>
          </table:table-cell>
          <table:table-cell office:value-type="float" office:value="85" calcext:value-type="float">
            <text:p>85</text:p>
          </table:table-cell>
          <table:table-cell office:value-type="float" office:value="83.589996" calcext:value-type="float">
            <text:p>83.589996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57.841068" calcext:value-type="float">
            <text:p>57.841068</text:p>
          </table:table-cell>
          <table:table-cell office:value-type="float" office:value="30628600" calcext:value-type="float">
            <text:p>30628600</text:p>
          </table:table-cell>
        </table:table-row>
        <table:table-row table:style-name="ro1">
          <table:table-cell office:value-type="string" calcext:value-type="string">
            <text:p>2003-02-25</text:p>
          </table:table-cell>
          <table:table-cell office:value-type="float" office:value="82.949997" calcext:value-type="float">
            <text:p>82.949997</text:p>
          </table:table-cell>
          <table:table-cell office:value-type="float" office:value="84.489998" calcext:value-type="float">
            <text:p>84.489998</text:p>
          </table:table-cell>
          <table:table-cell office:value-type="float" office:value="82.220001" calcext:value-type="float">
            <text:p>82.220001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58.303551" calcext:value-type="float">
            <text:p>58.303551</text:p>
          </table:table-cell>
          <table:table-cell office:value-type="float" office:value="56770600" calcext:value-type="float">
            <text:p>56770600</text:p>
          </table:table-cell>
        </table:table-row>
        <table:table-row table:style-name="ro1">
          <table:table-cell office:value-type="string" calcext:value-type="string">
            <text:p>2003-02-26</text:p>
          </table:table-cell>
          <table:table-cell office:value-type="float" office:value="84.019997" calcext:value-type="float">
            <text:p>84.019997</text:p>
          </table:table-cell>
          <table:table-cell office:value-type="float" office:value="84.529999" calcext:value-type="float">
            <text:p>84.529999</text:p>
          </table:table-cell>
          <table:table-cell office:value-type="float" office:value="83.080002" calcext:value-type="float">
            <text:p>83.080002</text:p>
          </table:table-cell>
          <table:table-cell office:value-type="float" office:value="83.239998" calcext:value-type="float">
            <text:p>83.239998</text:p>
          </table:table-cell>
          <table:table-cell office:value-type="float" office:value="57.454544" calcext:value-type="float">
            <text:p>57.454544</text:p>
          </table:table-cell>
          <table:table-cell office:value-type="float" office:value="37787200" calcext:value-type="float">
            <text:p>37787200</text:p>
          </table:table-cell>
        </table:table-row>
        <table:table-row table:style-name="ro1">
          <table:table-cell office:value-type="string" calcext:value-type="string">
            <text:p>2003-02-27</text:p>
          </table:table-cell>
          <table:table-cell office:value-type="float" office:value="83.699997" calcext:value-type="float">
            <text:p>83.699997</text:p>
          </table:table-cell>
          <table:table-cell office:value-type="float" office:value="84.75" calcext:value-type="float">
            <text:p>84.75</text:p>
          </table:table-cell>
          <table:table-cell office:value-type="float" office:value="83.160004" calcext:value-type="float">
            <text:p>83.160004</text:p>
          </table:table-cell>
          <table:table-cell office:value-type="float" office:value="84.339996" calcext:value-type="float">
            <text:p>84.339996</text:p>
          </table:table-cell>
          <table:table-cell office:value-type="float" office:value="58.213791" calcext:value-type="float">
            <text:p>58.213791</text:p>
          </table:table-cell>
          <table:table-cell office:value-type="float" office:value="51126000" calcext:value-type="float">
            <text:p>51126000</text:p>
          </table:table-cell>
        </table:table-row>
        <table:table-row table:style-name="ro1">
          <table:table-cell office:value-type="string" calcext:value-type="string">
            <text:p>2003-02-28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85.230003" calcext:value-type="float">
            <text:p>85.230003</text:p>
          </table:table-cell>
          <table:table-cell office:value-type="float" office:value="84.160004" calcext:value-type="float">
            <text:p>84.160004</text:p>
          </table:table-cell>
          <table:table-cell office:value-type="float" office:value="84.900002" calcext:value-type="float">
            <text:p>84.900002</text:p>
          </table:table-cell>
          <table:table-cell office:value-type="float" office:value="58.600323" calcext:value-type="float">
            <text:p>58.600323</text:p>
          </table:table-cell>
          <table:table-cell office:value-type="float" office:value="43666800" calcext:value-type="float">
            <text:p>43666800</text:p>
          </table:table-cell>
        </table:table-row>
        <table:table-row table:style-name="ro1">
          <table:table-cell office:value-type="string" calcext:value-type="string">
            <text:p>2003-03-03</text:p>
          </table:table-cell>
          <table:table-cell office:value-type="float" office:value="85.260002" calcext:value-type="float">
            <text:p>85.260002</text:p>
          </table:table-cell>
          <table:table-cell office:value-type="float" office:value="85.779999" calcext:value-type="float">
            <text:p>85.779999</text:p>
          </table:table-cell>
          <table:table-cell office:value-type="float" office:value="83.720001" calcext:value-type="float">
            <text:p>83.720001</text:p>
          </table:table-cell>
          <table:table-cell office:value-type="float" office:value="84.089996" calcext:value-type="float">
            <text:p>84.089996</text:p>
          </table:table-cell>
          <table:table-cell office:value-type="float" office:value="58.04121" calcext:value-type="float">
            <text:p>58.04121</text:p>
          </table:table-cell>
          <table:table-cell office:value-type="float" office:value="42923100" calcext:value-type="float">
            <text:p>42923100</text:p>
          </table:table-cell>
        </table:table-row>
        <table:table-row table:style-name="ro1">
          <table:table-cell office:value-type="string" calcext:value-type="string">
            <text:p>2003-03-04</text:p>
          </table:table-cell>
          <table:table-cell office:value-type="float" office:value="83.949997" calcext:value-type="float">
            <text:p>83.949997</text:p>
          </table:table-cell>
          <table:table-cell office:value-type="float" office:value="84.010002" calcext:value-type="float">
            <text:p>84.010002</text:p>
          </table:table-cell>
          <table:table-cell office:value-type="float" office:value="82.650002" calcext:value-type="float">
            <text:p>82.650002</text:p>
          </table:table-cell>
          <table:table-cell office:value-type="float" office:value="82.75" calcext:value-type="float">
            <text:p>82.75</text:p>
          </table:table-cell>
          <table:table-cell office:value-type="float" office:value="57.116322" calcext:value-type="float">
            <text:p>57.116322</text:p>
          </table:table-cell>
          <table:table-cell office:value-type="float" office:value="31440500" calcext:value-type="float">
            <text:p>31440500</text:p>
          </table:table-cell>
        </table:table-row>
        <table:table-row table:style-name="ro1">
          <table:table-cell office:value-type="string" calcext:value-type="string">
            <text:p>2003-03-05</text:p>
          </table:table-cell>
          <table:table-cell office:value-type="float" office:value="82.610001" calcext:value-type="float">
            <text:p>82.610001</text:p>
          </table:table-cell>
          <table:table-cell office:value-type="float" office:value="83.540001" calcext:value-type="float">
            <text:p>83.540001</text:p>
          </table:table-cell>
          <table:table-cell office:value-type="float" office:value="82.360001" calcext:value-type="float">
            <text:p>82.360001</text:p>
          </table:table-cell>
          <table:table-cell office:value-type="float" office:value="83.449997" calcext:value-type="float">
            <text:p>83.449997</text:p>
          </table:table-cell>
          <table:table-cell office:value-type="float" office:value="57.59948" calcext:value-type="float">
            <text:p>57.59948</text:p>
          </table:table-cell>
          <table:table-cell office:value-type="float" office:value="43974700" calcext:value-type="float">
            <text:p>43974700</text:p>
          </table:table-cell>
        </table:table-row>
        <table:table-row table:style-name="ro1">
          <table:table-cell office:value-type="string" calcext:value-type="string">
            <text:p>2003-03-06</text:p>
          </table:table-cell>
          <table:table-cell office:value-type="float" office:value="82.870003" calcext:value-type="float">
            <text:p>82.870003</text:p>
          </table:table-cell>
          <table:table-cell office:value-type="float" office:value="83.519997" calcext:value-type="float">
            <text:p>83.519997</text:p>
          </table:table-cell>
          <table:table-cell office:value-type="float" office:value="82.470001" calcext:value-type="float">
            <text:p>82.470001</text:p>
          </table:table-cell>
          <table:table-cell office:value-type="float" office:value="82.75" calcext:value-type="float">
            <text:p>82.75</text:p>
          </table:table-cell>
          <table:table-cell office:value-type="float" office:value="57.116322" calcext:value-type="float">
            <text:p>57.116322</text:p>
          </table:table-cell>
          <table:table-cell office:value-type="float" office:value="41217700" calcext:value-type="float">
            <text:p>41217700</text:p>
          </table:table-cell>
        </table:table-row>
        <table:table-row table:style-name="ro1">
          <table:table-cell office:value-type="string" calcext:value-type="string">
            <text:p>2003-03-07</text:p>
          </table:table-cell>
          <table:table-cell office:value-type="float" office:value="81.610001" calcext:value-type="float">
            <text:p>81.610001</text:p>
          </table:table-cell>
          <table:table-cell office:value-type="float" office:value="83.989998" calcext:value-type="float">
            <text:p>83.989998</text:p>
          </table:table-cell>
          <table:table-cell office:value-type="float" office:value="81.43" calcext:value-type="float">
            <text:p>81.43</text:p>
          </table:table-cell>
          <table:table-cell office:value-type="float" office:value="83.32" calcext:value-type="float">
            <text:p>83.32</text:p>
          </table:table-cell>
          <table:table-cell office:value-type="float" office:value="57.509731" calcext:value-type="float">
            <text:p>57.509731</text:p>
          </table:table-cell>
          <table:table-cell office:value-type="float" office:value="63538000" calcext:value-type="float">
            <text:p>63538000</text:p>
          </table:table-cell>
        </table:table-row>
        <table:table-row table:style-name="ro1">
          <table:table-cell office:value-type="string" calcext:value-type="string">
            <text:p>2003-03-10</text:p>
          </table:table-cell>
          <table:table-cell office:value-type="float" office:value="82.599998" calcext:value-type="float">
            <text:p>82.599998</text:p>
          </table:table-cell>
          <table:table-cell office:value-type="float" office:value="82.860001" calcext:value-type="float">
            <text:p>82.860001</text:p>
          </table:table-cell>
          <table:table-cell office:value-type="float" office:value="81.099998" calcext:value-type="float">
            <text:p>81.099998</text:p>
          </table:table-cell>
          <table:table-cell office:value-type="float" office:value="81.32" calcext:value-type="float">
            <text:p>81.32</text:p>
          </table:table-cell>
          <table:table-cell office:value-type="float" office:value="56.129318" calcext:value-type="float">
            <text:p>56.129318</text:p>
          </table:table-cell>
          <table:table-cell office:value-type="float" office:value="41014100" calcext:value-type="float">
            <text:p>41014100</text:p>
          </table:table-cell>
        </table:table-row>
        <table:table-row table:style-name="ro1">
          <table:table-cell office:value-type="string" calcext:value-type="string">
            <text:p>2003-03-11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82" calcext:value-type="float">
            <text:p>82</text:p>
          </table:table-cell>
          <table:table-cell office:value-type="float" office:value="80.480003" calcext:value-type="float">
            <text:p>80.480003</text:p>
          </table:table-cell>
          <table:table-cell office:value-type="float" office:value="80.519997" calcext:value-type="float">
            <text:p>80.519997</text:p>
          </table:table-cell>
          <table:table-cell office:value-type="float" office:value="55.577103" calcext:value-type="float">
            <text:p>55.577103</text:p>
          </table:table-cell>
          <table:table-cell office:value-type="float" office:value="48102700" calcext:value-type="float">
            <text:p>48102700</text:p>
          </table:table-cell>
        </table:table-row>
        <table:table-row table:style-name="ro1">
          <table:table-cell office:value-type="string" calcext:value-type="string">
            <text:p>2003-03-12</text:p>
          </table:table-cell>
          <table:table-cell office:value-type="float" office:value="80.379997" calcext:value-type="float">
            <text:p>80.379997</text:p>
          </table:table-cell>
          <table:table-cell office:value-type="float" office:value="81.099998" calcext:value-type="float">
            <text:p>81.099998</text:p>
          </table:table-cell>
          <table:table-cell office:value-type="float" office:value="79.379997" calcext:value-type="float">
            <text:p>79.379997</text:p>
          </table:table-cell>
          <table:table-cell office:value-type="float" office:value="81.059998" calcext:value-type="float">
            <text:p>81.059998</text:p>
          </table:table-cell>
          <table:table-cell office:value-type="float" office:value="55.949844" calcext:value-type="float">
            <text:p>55.949844</text:p>
          </table:table-cell>
          <table:table-cell office:value-type="float" office:value="62459800" calcext:value-type="float">
            <text:p>62459800</text:p>
          </table:table-cell>
        </table:table-row>
        <table:table-row table:style-name="ro1">
          <table:table-cell office:value-type="string" calcext:value-type="string">
            <text:p>2003-03-13</text:p>
          </table:table-cell>
          <table:table-cell office:value-type="float" office:value="82.18" calcext:value-type="float">
            <text:p>82.18</text:p>
          </table:table-cell>
          <table:table-cell office:value-type="float" office:value="83.910004" calcext:value-type="float">
            <text:p>83.910004</text:p>
          </table:table-cell>
          <table:table-cell office:value-type="float" office:value="81.529999" calcext:value-type="float">
            <text:p>81.529999</text:p>
          </table:table-cell>
          <table:table-cell office:value-type="float" office:value="83.860001" calcext:value-type="float">
            <text:p>83.860001</text:p>
          </table:table-cell>
          <table:table-cell office:value-type="float" office:value="57.882515" calcext:value-type="float">
            <text:p>57.882515</text:p>
          </table:table-cell>
          <table:table-cell office:value-type="float" office:value="72117800" calcext:value-type="float">
            <text:p>72117800</text:p>
          </table:table-cell>
        </table:table-row>
        <table:table-row table:style-name="ro1">
          <table:table-cell office:value-type="string" calcext:value-type="string">
            <text:p>2003-03-14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84.769997" calcext:value-type="float">
            <text:p>84.769997</text:p>
          </table:table-cell>
          <table:table-cell office:value-type="float" office:value="83.349998" calcext:value-type="float">
            <text:p>83.349998</text:p>
          </table:table-cell>
          <table:table-cell office:value-type="float" office:value="84.129997" calcext:value-type="float">
            <text:p>84.129997</text:p>
          </table:table-cell>
          <table:table-cell office:value-type="float" office:value="58.06884" calcext:value-type="float">
            <text:p>58.06884</text:p>
          </table:table-cell>
          <table:table-cell office:value-type="float" office:value="63951800" calcext:value-type="float">
            <text:p>63951800</text:p>
          </table:table-cell>
        </table:table-row>
        <table:table-row table:style-name="ro1">
          <table:table-cell office:value-type="string" calcext:value-type="string">
            <text:p>2003-03-17</text:p>
          </table:table-cell>
          <table:table-cell office:value-type="float" office:value="83.459999" calcext:value-type="float">
            <text:p>83.459999</text:p>
          </table:table-cell>
          <table:table-cell office:value-type="float" office:value="86.949997" calcext:value-type="float">
            <text:p>86.949997</text:p>
          </table:table-cell>
          <table:table-cell office:value-type="float" office:value="83.220001" calcext:value-type="float">
            <text:p>83.220001</text:p>
          </table:table-cell>
          <table:table-cell office:value-type="float" office:value="86.779999" calcext:value-type="float">
            <text:p>86.779999</text:p>
          </table:table-cell>
          <table:table-cell office:value-type="float" office:value="59.897903" calcext:value-type="float">
            <text:p>59.897903</text:p>
          </table:table-cell>
          <table:table-cell office:value-type="float" office:value="88217500" calcext:value-type="float">
            <text:p>88217500</text:p>
          </table:table-cell>
        </table:table-row>
        <table:table-row table:style-name="ro1">
          <table:table-cell office:value-type="string" calcext:value-type="string">
            <text:p>2003-03-18</text:p>
          </table:table-cell>
          <table:table-cell office:value-type="float" office:value="87.150002" calcext:value-type="float">
            <text:p>87.150002</text:p>
          </table:table-cell>
          <table:table-cell office:value-type="float" office:value="87.349998" calcext:value-type="float">
            <text:p>87.349998</text:p>
          </table:table-cell>
          <table:table-cell office:value-type="float" office:value="86.279999" calcext:value-type="float">
            <text:p>86.279999</text:p>
          </table:table-cell>
          <table:table-cell office:value-type="float" office:value="87.290001" calcext:value-type="float">
            <text:p>87.290001</text:p>
          </table:table-cell>
          <table:table-cell office:value-type="float" office:value="60.249947" calcext:value-type="float">
            <text:p>60.249947</text:p>
          </table:table-cell>
          <table:table-cell office:value-type="float" office:value="50792300" calcext:value-type="float">
            <text:p>50792300</text:p>
          </table:table-cell>
        </table:table-row>
        <table:table-row table:style-name="ro1">
          <table:table-cell office:value-type="string" calcext:value-type="string">
            <text:p>2003-03-19</text:p>
          </table:table-cell>
          <table:table-cell office:value-type="float" office:value="87.279999" calcext:value-type="float">
            <text:p>87.279999</text:p>
          </table:table-cell>
          <table:table-cell office:value-type="float" office:value="88.160004" calcext:value-type="float">
            <text:p>88.160004</text:p>
          </table:table-cell>
          <table:table-cell office:value-type="float" office:value="86.68" calcext:value-type="float">
            <text:p>86.68</text:p>
          </table:table-cell>
          <table:table-cell office:value-type="float" office:value="87.959999" calcext:value-type="float">
            <text:p>87.959999</text:p>
          </table:table-cell>
          <table:table-cell office:value-type="float" office:value="60.712387" calcext:value-type="float">
            <text:p>60.712387</text:p>
          </table:table-cell>
          <table:table-cell office:value-type="float" office:value="49630800" calcext:value-type="float">
            <text:p>49630800</text:p>
          </table:table-cell>
        </table:table-row>
        <table:table-row table:style-name="ro1">
          <table:table-cell office:value-type="string" calcext:value-type="string">
            <text:p>2003-03-20</text:p>
          </table:table-cell>
          <table:table-cell office:value-type="float" office:value="87.330002" calcext:value-type="float">
            <text:p>87.330002</text:p>
          </table:table-cell>
          <table:table-cell office:value-type="float" office:value="88.589996" calcext:value-type="float">
            <text:p>88.589996</text:p>
          </table:table-cell>
          <table:table-cell office:value-type="float" office:value="86.349998" calcext:value-type="float">
            <text:p>86.349998</text:p>
          </table:table-cell>
          <table:table-cell office:value-type="float" office:value="88.150002" calcext:value-type="float">
            <text:p>88.150002</text:p>
          </table:table-cell>
          <table:table-cell office:value-type="float" office:value="60.843552" calcext:value-type="float">
            <text:p>60.843552</text:p>
          </table:table-cell>
          <table:table-cell office:value-type="float" office:value="67321600" calcext:value-type="float">
            <text:p>67321600</text:p>
          </table:table-cell>
        </table:table-row>
        <table:table-row table:style-name="ro1">
          <table:table-cell office:value-type="string" calcext:value-type="string">
            <text:p>2003-03-21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89.879997" calcext:value-type="float">
            <text:p>89.879997</text:p>
          </table:table-cell>
          <table:table-cell office:value-type="float" office:value="87.93" calcext:value-type="float">
            <text:p>87.93</text:p>
          </table:table-cell>
          <table:table-cell office:value-type="float" office:value="89.669998" calcext:value-type="float">
            <text:p>89.669998</text:p>
          </table:table-cell>
          <table:table-cell office:value-type="float" office:value="62.142254" calcext:value-type="float">
            <text:p>62.142254</text:p>
          </table:table-cell>
          <table:table-cell office:value-type="float" office:value="71165300" calcext:value-type="float">
            <text:p>71165300</text:p>
          </table:table-cell>
        </table:table-row>
        <table:table-row table:style-name="ro1">
          <table:table-cell office:value-type="string" calcext:value-type="string">
            <text:p>2003-03-24</text:p>
          </table:table-cell>
          <table:table-cell office:value-type="float" office:value="88.019997" calcext:value-type="float">
            <text:p>88.019997</text:p>
          </table:table-cell>
          <table:table-cell office:value-type="float" office:value="88.139999" calcext:value-type="float">
            <text:p>88.139999</text:p>
          </table:table-cell>
          <table:table-cell office:value-type="float" office:value="86.349998" calcext:value-type="float">
            <text:p>86.349998</text:p>
          </table:table-cell>
          <table:table-cell office:value-type="float" office:value="86.690002" calcext:value-type="float">
            <text:p>86.690002</text:p>
          </table:table-cell>
          <table:table-cell office:value-type="float" office:value="60.077091" calcext:value-type="float">
            <text:p>60.077091</text:p>
          </table:table-cell>
          <table:table-cell office:value-type="float" office:value="65398900" calcext:value-type="float">
            <text:p>65398900</text:p>
          </table:table-cell>
        </table:table-row>
        <table:table-row table:style-name="ro1">
          <table:table-cell office:value-type="string" calcext:value-type="string">
            <text:p>2003-03-25</text:p>
          </table:table-cell>
          <table:table-cell office:value-type="float" office:value="86.739998" calcext:value-type="float">
            <text:p>86.739998</text:p>
          </table:table-cell>
          <table:table-cell office:value-type="float" office:value="88.260002" calcext:value-type="float">
            <text:p>88.260002</text:p>
          </table:table-cell>
          <table:table-cell office:value-type="float" office:value="86.440002" calcext:value-type="float">
            <text:p>86.440002</text:p>
          </table:table-cell>
          <table:table-cell office:value-type="float" office:value="87.519997" calcext:value-type="float">
            <text:p>87.519997</text:p>
          </table:table-cell>
          <table:table-cell office:value-type="float" office:value="60.652302" calcext:value-type="float">
            <text:p>60.652302</text:p>
          </table:table-cell>
          <table:table-cell office:value-type="float" office:value="61040100" calcext:value-type="float">
            <text:p>61040100</text:p>
          </table:table-cell>
        </table:table-row>
        <table:table-row table:style-name="ro1">
          <table:table-cell office:value-type="string" calcext:value-type="string">
            <text:p>2003-03-26</text:p>
          </table:table-cell>
          <table:table-cell office:value-type="float" office:value="87.559998" calcext:value-type="float">
            <text:p>87.559998</text:p>
          </table:table-cell>
          <table:table-cell office:value-type="float" office:value="87.849998" calcext:value-type="float">
            <text:p>87.849998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87.080002" calcext:value-type="float">
            <text:p>87.080002</text:p>
          </table:table-cell>
          <table:table-cell office:value-type="float" office:value="60.347347" calcext:value-type="float">
            <text:p>60.347347</text:p>
          </table:table-cell>
          <table:table-cell office:value-type="float" office:value="45740800" calcext:value-type="float">
            <text:p>45740800</text:p>
          </table:table-cell>
        </table:table-row>
        <table:table-row table:style-name="ro1">
          <table:table-cell office:value-type="string" calcext:value-type="string">
            <text:p>2003-03-27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87.660004" calcext:value-type="float">
            <text:p>87.660004</text:p>
          </table:table-cell>
          <table:table-cell office:value-type="float" office:value="85.989998" calcext:value-type="float">
            <text:p>85.989998</text:p>
          </table:table-cell>
          <table:table-cell office:value-type="float" office:value="87.150002" calcext:value-type="float">
            <text:p>87.150002</text:p>
          </table:table-cell>
          <table:table-cell office:value-type="float" office:value="60.395882" calcext:value-type="float">
            <text:p>60.395882</text:p>
          </table:table-cell>
          <table:table-cell office:value-type="float" office:value="53120200" calcext:value-type="float">
            <text:p>53120200</text:p>
          </table:table-cell>
        </table:table-row>
        <table:table-row table:style-name="ro1">
          <table:table-cell office:value-type="string" calcext:value-type="string">
            <text:p>2003-03-28</text:p>
          </table:table-cell>
          <table:table-cell office:value-type="float" office:value="86.470001" calcext:value-type="float">
            <text:p>86.470001</text:p>
          </table:table-cell>
          <table:table-cell office:value-type="float" office:value="87.279999" calcext:value-type="float">
            <text:p>87.279999</text:p>
          </table:table-cell>
          <table:table-cell office:value-type="float" office:value="86.25" calcext:value-type="float">
            <text:p>86.25</text:p>
          </table:table-cell>
          <table:table-cell office:value-type="float" office:value="86.709999" calcext:value-type="float">
            <text:p>86.709999</text:p>
          </table:table-cell>
          <table:table-cell office:value-type="float" office:value="60.090954" calcext:value-type="float">
            <text:p>60.090954</text:p>
          </table:table-cell>
          <table:table-cell office:value-type="float" office:value="32583000" calcext:value-type="float">
            <text:p>32583000</text:p>
          </table:table-cell>
        </table:table-row>
        <table:table-row table:style-name="ro1">
          <table:table-cell office:value-type="string" calcext:value-type="string">
            <text:p>2003-03-31</text:p>
          </table:table-cell>
          <table:table-cell office:value-type="float" office:value="85.349998" calcext:value-type="float">
            <text:p>85.349998</text:p>
          </table:table-cell>
          <table:table-cell office:value-type="float" office:value="86.589996" calcext:value-type="float">
            <text:p>86.589996</text:p>
          </table:table-cell>
          <table:table-cell office:value-type="float" office:value="84.400002" calcext:value-type="float">
            <text:p>84.400002</text:p>
          </table:table-cell>
          <table:table-cell office:value-type="float" office:value="84.739998" calcext:value-type="float">
            <text:p>84.739998</text:p>
          </table:table-cell>
          <table:table-cell office:value-type="float" office:value="58.725727" calcext:value-type="float">
            <text:p>58.725727</text:p>
          </table:table-cell>
          <table:table-cell office:value-type="float" office:value="61119500" calcext:value-type="float">
            <text:p>61119500</text:p>
          </table:table-cell>
        </table:table-row>
        <table:table-row table:style-name="ro1">
          <table:table-cell office:value-type="string" calcext:value-type="string">
            <text:p>2003-04-01</text:p>
          </table:table-cell>
          <table:table-cell office:value-type="float" office:value="85.25" calcext:value-type="float">
            <text:p>85.25</text:p>
          </table:table-cell>
          <table:table-cell office:value-type="float" office:value="86.389999" calcext:value-type="float">
            <text:p>86.389999</text:p>
          </table:table-cell>
          <table:table-cell office:value-type="float" office:value="84.910004" calcext:value-type="float">
            <text:p>84.910004</text:p>
          </table:table-cell>
          <table:table-cell office:value-type="float" office:value="86.040001" calcext:value-type="float">
            <text:p>86.040001</text:p>
          </table:table-cell>
          <table:table-cell office:value-type="float" office:value="59.626625" calcext:value-type="float">
            <text:p>59.626625</text:p>
          </table:table-cell>
          <table:table-cell office:value-type="float" office:value="53574000" calcext:value-type="float">
            <text:p>53574000</text:p>
          </table:table-cell>
        </table:table-row>
        <table:table-row table:style-name="ro1">
          <table:table-cell office:value-type="string" calcext:value-type="string">
            <text:p>2003-04-02</text:p>
          </table:table-cell>
          <table:table-cell office:value-type="float" office:value="87.540001" calcext:value-type="float">
            <text:p>87.540001</text:p>
          </table:table-cell>
          <table:table-cell office:value-type="float" office:value="88.769997" calcext:value-type="float">
            <text:p>88.769997</text:p>
          </table:table-cell>
          <table:table-cell office:value-type="float" office:value="87.5" calcext:value-type="float">
            <text:p>87.5</text:p>
          </table:table-cell>
          <table:table-cell office:value-type="float" office:value="88.120003" calcext:value-type="float">
            <text:p>88.120003</text:p>
          </table:table-cell>
          <table:table-cell office:value-type="float" office:value="61.068104" calcext:value-type="float">
            <text:p>61.068104</text:p>
          </table:table-cell>
          <table:table-cell office:value-type="float" office:value="50431200" calcext:value-type="float">
            <text:p>50431200</text:p>
          </table:table-cell>
        </table:table-row>
        <table:table-row table:style-name="ro1">
          <table:table-cell office:value-type="string" calcext:value-type="string">
            <text:p>2003-04-03</text:p>
          </table:table-cell>
          <table:table-cell office:value-type="float" office:value="88.870003" calcext:value-type="float">
            <text:p>88.870003</text:p>
          </table:table-cell>
          <table:table-cell office:value-type="float" office:value="88.989998" calcext:value-type="float">
            <text:p>88.989998</text:p>
          </table:table-cell>
          <table:table-cell office:value-type="float" office:value="87.650002" calcext:value-type="float">
            <text:p>87.650002</text:p>
          </table:table-cell>
          <table:table-cell office:value-type="float" office:value="87.699997" calcext:value-type="float">
            <text:p>87.699997</text:p>
          </table:table-cell>
          <table:table-cell office:value-type="float" office:value="60.777016" calcext:value-type="float">
            <text:p>60.777016</text:p>
          </table:table-cell>
          <table:table-cell office:value-type="float" office:value="48755500" calcext:value-type="float">
            <text:p>48755500</text:p>
          </table:table-cell>
        </table:table-row>
        <table:table-row table:style-name="ro1">
          <table:table-cell office:value-type="string" calcext:value-type="string">
            <text:p>2003-04-04</text:p>
          </table:table-cell>
          <table:table-cell office:value-type="float" office:value="88.43" calcext:value-type="float">
            <text:p>88.43</text:p>
          </table:table-cell>
          <table:table-cell office:value-type="float" office:value="88.589996" calcext:value-type="float">
            <text:p>88.589996</text:p>
          </table:table-cell>
          <table:table-cell office:value-type="float" office:value="87.620003" calcext:value-type="float">
            <text:p>87.620003</text:p>
          </table:table-cell>
          <table:table-cell office:value-type="float" office:value="88.220001" calcext:value-type="float">
            <text:p>88.220001</text:p>
          </table:table-cell>
          <table:table-cell office:value-type="float" office:value="61.137405" calcext:value-type="float">
            <text:p>61.137405</text:p>
          </table:table-cell>
          <table:table-cell office:value-type="float" office:value="36250100" calcext:value-type="float">
            <text:p>36250100</text:p>
          </table:table-cell>
        </table:table-row>
        <table:table-row table:style-name="ro1">
          <table:table-cell office:value-type="string" calcext:value-type="string">
            <text:p>2003-04-07</text:p>
          </table:table-cell>
          <table:table-cell office:value-type="float" office:value="90.339996" calcext:value-type="float">
            <text:p>90.339996</text:p>
          </table:table-cell>
          <table:table-cell office:value-type="float" office:value="90.849998" calcext:value-type="float">
            <text:p>90.849998</text:p>
          </table:table-cell>
          <table:table-cell office:value-type="float" office:value="87.970001" calcext:value-type="float">
            <text:p>87.970001</text:p>
          </table:table-cell>
          <table:table-cell office:value-type="float" office:value="88.050003" calcext:value-type="float">
            <text:p>88.050003</text:p>
          </table:table-cell>
          <table:table-cell office:value-type="float" office:value="61.019569" calcext:value-type="float">
            <text:p>61.019569</text:p>
          </table:table-cell>
          <table:table-cell office:value-type="float" office:value="69776200" calcext:value-type="float">
            <text:p>69776200</text:p>
          </table:table-cell>
        </table:table-row>
        <table:table-row table:style-name="ro1">
          <table:table-cell office:value-type="string" calcext:value-type="string">
            <text:p>2003-04-08</text:p>
          </table:table-cell>
          <table:table-cell office:value-type="float" office:value="88.300003" calcext:value-type="float">
            <text:p>88.300003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87.709999" calcext:value-type="float">
            <text:p>87.709999</text:p>
          </table:table-cell>
          <table:table-cell office:value-type="float" office:value="88.190002" calcext:value-type="float">
            <text:p>88.190002</text:p>
          </table:table-cell>
          <table:table-cell office:value-type="float" office:value="61.116619" calcext:value-type="float">
            <text:p>61.116619</text:p>
          </table:table-cell>
          <table:table-cell office:value-type="float" office:value="39712700" calcext:value-type="float">
            <text:p>39712700</text:p>
          </table:table-cell>
        </table:table-row>
        <table:table-row table:style-name="ro1">
          <table:table-cell office:value-type="string" calcext:value-type="string">
            <text:p>2003-04-09</text:p>
          </table:table-cell>
          <table:table-cell office:value-type="float" office:value="88.360001" calcext:value-type="float">
            <text:p>88.360001</text:p>
          </table:table-cell>
          <table:table-cell office:value-type="float" office:value="89.099998" calcext:value-type="float">
            <text:p>89.099998</text:p>
          </table:table-cell>
          <table:table-cell office:value-type="float" office:value="86.769997" calcext:value-type="float">
            <text:p>86.769997</text:p>
          </table:table-cell>
          <table:table-cell office:value-type="float" office:value="87.029999" calcext:value-type="float">
            <text:p>87.029999</text:p>
          </table:table-cell>
          <table:table-cell office:value-type="float" office:value="60.312737" calcext:value-type="float">
            <text:p>60.312737</text:p>
          </table:table-cell>
          <table:table-cell office:value-type="float" office:value="55647300" calcext:value-type="float">
            <text:p>55647300</text:p>
          </table:table-cell>
        </table:table-row>
        <table:table-row table:style-name="ro1">
          <table:table-cell office:value-type="string" calcext:value-type="string">
            <text:p>2003-04-10</text:p>
          </table:table-cell>
          <table:table-cell office:value-type="float" office:value="87.089996" calcext:value-type="float">
            <text:p>87.089996</text:p>
          </table:table-cell>
          <table:table-cell office:value-type="float" office:value="87.629997" calcext:value-type="float">
            <text:p>87.629997</text:p>
          </table:table-cell>
          <table:table-cell office:value-type="float" office:value="85.709999" calcext:value-type="float">
            <text:p>85.709999</text:p>
          </table:table-cell>
          <table:table-cell office:value-type="float" office:value="87.510002" calcext:value-type="float">
            <text:p>87.510002</text:p>
          </table:table-cell>
          <table:table-cell office:value-type="float" office:value="60.645317" calcext:value-type="float">
            <text:p>60.645317</text:p>
          </table:table-cell>
          <table:table-cell office:value-type="float" office:value="41812400" calcext:value-type="float">
            <text:p>41812400</text:p>
          </table:table-cell>
        </table:table-row>
        <table:table-row table:style-name="ro1">
          <table:table-cell office:value-type="string" calcext:value-type="string">
            <text:p>2003-04-11</text:p>
          </table:table-cell>
          <table:table-cell office:value-type="float" office:value="88.160004" calcext:value-type="float">
            <text:p>88.160004</text:p>
          </table:table-cell>
          <table:table-cell office:value-type="float" office:value="88.699997" calcext:value-type="float">
            <text:p>88.699997</text:p>
          </table:table-cell>
          <table:table-cell office:value-type="float" office:value="86.860001" calcext:value-type="float">
            <text:p>86.860001</text:p>
          </table:table-cell>
          <table:table-cell office:value-type="float" office:value="87.150002" calcext:value-type="float">
            <text:p>87.150002</text:p>
          </table:table-cell>
          <table:table-cell office:value-type="float" office:value="60.395882" calcext:value-type="float">
            <text:p>60.395882</text:p>
          </table:table-cell>
          <table:table-cell office:value-type="float" office:value="47730100" calcext:value-type="float">
            <text:p>47730100</text:p>
          </table:table-cell>
        </table:table-row>
        <table:table-row table:style-name="ro1">
          <table:table-cell office:value-type="string" calcext:value-type="string">
            <text:p>2003-04-14</text:p>
          </table:table-cell>
          <table:table-cell office:value-type="float" office:value="87.470001" calcext:value-type="float">
            <text:p>87.47000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8.949997" calcext:value-type="float">
            <text:p>88.949997</text:p>
          </table:table-cell>
          <table:table-cell office:value-type="float" office:value="61.64328" calcext:value-type="float">
            <text:p>61.64328</text:p>
          </table:table-cell>
          <table:table-cell office:value-type="float" office:value="36711700" calcext:value-type="float">
            <text:p>36711700</text:p>
          </table:table-cell>
        </table:table-row>
        <table:table-row table:style-name="ro1">
          <table:table-cell office:value-type="string" calcext:value-type="string">
            <text:p>2003-04-15</text:p>
          </table:table-cell>
          <table:table-cell office:value-type="float" office:value="88.839996" calcext:value-type="float">
            <text:p>88.839996</text:p>
          </table:table-cell>
          <table:table-cell office:value-type="float" office:value="89.779999" calcext:value-type="float">
            <text:p>89.779999</text:p>
          </table:table-cell>
          <table:table-cell office:value-type="float" office:value="88.419998" calcext:value-type="float">
            <text:p>88.419998</text:p>
          </table:table-cell>
          <table:table-cell office:value-type="float" office:value="89.779999" calcext:value-type="float">
            <text:p>89.779999</text:p>
          </table:table-cell>
          <table:table-cell office:value-type="float" office:value="62.218506" calcext:value-type="float">
            <text:p>62.218506</text:p>
          </table:table-cell>
          <table:table-cell office:value-type="float" office:value="49709800" calcext:value-type="float">
            <text:p>49709800</text:p>
          </table:table-cell>
        </table:table-row>
        <table:table-row table:style-name="ro1">
          <table:table-cell office:value-type="string" calcext:value-type="string">
            <text:p>2003-04-16</text:p>
          </table:table-cell>
          <table:table-cell office:value-type="float" office:value="89.910004" calcext:value-type="float">
            <text:p>89.910004</text:p>
          </table:table-cell>
          <table:table-cell office:value-type="float" office:value="90.059998" calcext:value-type="float">
            <text:p>90.059998</text:p>
          </table:table-cell>
          <table:table-cell office:value-type="float" office:value="88.029999" calcext:value-type="float">
            <text:p>88.029999</text:p>
          </table:table-cell>
          <table:table-cell office:value-type="float" office:value="88.25" calcext:value-type="float">
            <text:p>88.25</text:p>
          </table:table-cell>
          <table:table-cell office:value-type="float" office:value="61.158211" calcext:value-type="float">
            <text:p>61.158211</text:p>
          </table:table-cell>
          <table:table-cell office:value-type="float" office:value="51788000" calcext:value-type="float">
            <text:p>51788000</text:p>
          </table:table-cell>
        </table:table-row>
        <table:table-row table:style-name="ro1">
          <table:table-cell office:value-type="string" calcext:value-type="string">
            <text:p>2003-04-17</text:p>
          </table:table-cell>
          <table:table-cell office:value-type="float" office:value="88.300003" calcext:value-type="float">
            <text:p>88.300003</text:p>
          </table:table-cell>
          <table:table-cell office:value-type="float" office:value="89.720001" calcext:value-type="float">
            <text:p>89.720001</text:p>
          </table:table-cell>
          <table:table-cell office:value-type="float" office:value="88.190002" calcext:value-type="float">
            <text:p>88.190002</text:p>
          </table:table-cell>
          <table:table-cell office:value-type="float" office:value="89.559998" calcext:value-type="float">
            <text:p>89.559998</text:p>
          </table:table-cell>
          <table:table-cell office:value-type="float" office:value="62.066048" calcext:value-type="float">
            <text:p>62.066048</text:p>
          </table:table-cell>
          <table:table-cell office:value-type="float" office:value="37403100" calcext:value-type="float">
            <text:p>37403100</text:p>
          </table:table-cell>
        </table:table-row>
        <table:table-row table:style-name="ro1">
          <table:table-cell office:value-type="string" calcext:value-type="string">
            <text:p>2003-04-21</text:p>
          </table:table-cell>
          <table:table-cell office:value-type="float" office:value="89.860001" calcext:value-type="float">
            <text:p>89.860001</text:p>
          </table:table-cell>
          <table:table-cell office:value-type="float" office:value="90.160004" calcext:value-type="float">
            <text:p>90.160004</text:p>
          </table:table-cell>
          <table:table-cell office:value-type="float" office:value="89.059998" calcext:value-type="float">
            <text:p>89.059998</text:p>
          </table:table-cell>
          <table:table-cell office:value-type="float" office:value="89.650002" calcext:value-type="float">
            <text:p>89.650002</text:p>
          </table:table-cell>
          <table:table-cell office:value-type="float" office:value="62.128395" calcext:value-type="float">
            <text:p>62.128395</text:p>
          </table:table-cell>
          <table:table-cell office:value-type="float" office:value="32052700" calcext:value-type="float">
            <text:p>32052700</text:p>
          </table:table-cell>
        </table:table-row>
        <table:table-row table:style-name="ro1">
          <table:table-cell office:value-type="string" calcext:value-type="string">
            <text:p>2003-04-22</text:p>
          </table:table-cell>
          <table:table-cell office:value-type="float" office:value="89.099998" calcext:value-type="float">
            <text:p>89.099998</text:p>
          </table:table-cell>
          <table:table-cell office:value-type="float" office:value="91.559998" calcext:value-type="float">
            <text:p>91.559998</text:p>
          </table:table-cell>
          <table:table-cell office:value-type="float" office:value="88.889999" calcext:value-type="float">
            <text:p>88.889999</text:p>
          </table:table-cell>
          <table:table-cell office:value-type="float" office:value="91.339996" calcext:value-type="float">
            <text:p>91.339996</text:p>
          </table:table-cell>
          <table:table-cell office:value-type="float" office:value="63.299591" calcext:value-type="float">
            <text:p>63.299591</text:p>
          </table:table-cell>
          <table:table-cell office:value-type="float" office:value="59763600" calcext:value-type="float">
            <text:p>59763600</text:p>
          </table:table-cell>
        </table:table-row>
        <table:table-row table:style-name="ro1">
          <table:table-cell office:value-type="string" calcext:value-type="string">
            <text:p>2003-04-23</text:p>
          </table:table-cell>
          <table:table-cell office:value-type="float" office:value="91.620003" calcext:value-type="float">
            <text:p>91.620003</text:p>
          </table:table-cell>
          <table:table-cell office:value-type="float" office:value="92.349998" calcext:value-type="float">
            <text:p>92.349998</text:p>
          </table:table-cell>
          <table:table-cell office:value-type="float" office:value="91.239998" calcext:value-type="float">
            <text:p>91.239998</text:p>
          </table:table-cell>
          <table:table-cell office:value-type="float" office:value="92.18" calcext:value-type="float">
            <text:p>92.18</text:p>
          </table:table-cell>
          <table:table-cell office:value-type="float" office:value="63.881714" calcext:value-type="float">
            <text:p>63.881714</text:p>
          </table:table-cell>
          <table:table-cell office:value-type="float" office:value="44227100" calcext:value-type="float">
            <text:p>44227100</text:p>
          </table:table-cell>
        </table:table-row>
        <table:table-row table:style-name="ro1">
          <table:table-cell office:value-type="string" calcext:value-type="string">
            <text:p>2003-04-24</text:p>
          </table:table-cell>
          <table:table-cell office:value-type="float" office:value="91.529999" calcext:value-type="float">
            <text:p>91.529999</text:p>
          </table:table-cell>
          <table:table-cell office:value-type="float" office:value="92.080002" calcext:value-type="float">
            <text:p>92.080002</text:p>
          </table:table-cell>
          <table:table-cell office:value-type="float" office:value="90.959999" calcext:value-type="float">
            <text:p>90.959999</text:p>
          </table:table-cell>
          <table:table-cell office:value-type="float" office:value="91.360001" calcext:value-type="float">
            <text:p>91.360001</text:p>
          </table:table-cell>
          <table:table-cell office:value-type="float" office:value="63.313435" calcext:value-type="float">
            <text:p>63.313435</text:p>
          </table:table-cell>
          <table:table-cell office:value-type="float" office:value="49692400" calcext:value-type="float">
            <text:p>49692400</text:p>
          </table:table-cell>
        </table:table-row>
        <table:table-row table:style-name="ro1">
          <table:table-cell office:value-type="string" calcext:value-type="string">
            <text:p>2003-04-25</text:p>
          </table:table-cell>
          <table:table-cell office:value-type="float" office:value="91.300003" calcext:value-type="float">
            <text:p>91.300003</text:p>
          </table:table-cell>
          <table:table-cell office:value-type="float" office:value="91.470001" calcext:value-type="float">
            <text:p>91.470001</text:p>
          </table:table-cell>
          <table:table-cell office:value-type="float" office:value="90.019997" calcext:value-type="float">
            <text:p>90.019997</text:p>
          </table:table-cell>
          <table:table-cell office:value-type="float" office:value="90.230003" calcext:value-type="float">
            <text:p>90.230003</text:p>
          </table:table-cell>
          <table:table-cell office:value-type="float" office:value="62.530342" calcext:value-type="float">
            <text:p>62.530342</text:p>
          </table:table-cell>
          <table:table-cell office:value-type="float" office:value="43917200" calcext:value-type="float">
            <text:p>43917200</text:p>
          </table:table-cell>
        </table:table-row>
        <table:table-row table:style-name="ro1">
          <table:table-cell office:value-type="string" calcext:value-type="string">
            <text:p>2003-04-28</text:p>
          </table:table-cell>
          <table:table-cell office:value-type="float" office:value="90.440002" calcext:value-type="float">
            <text:p>90.440002</text:p>
          </table:table-cell>
          <table:table-cell office:value-type="float" office:value="92.190002" calcext:value-type="float">
            <text:p>92.190002</text:p>
          </table:table-cell>
          <table:table-cell office:value-type="float" office:value="90.300003" calcext:value-type="float">
            <text:p>90.300003</text:p>
          </table:table-cell>
          <table:table-cell office:value-type="float" office:value="91.790001" calcext:value-type="float">
            <text:p>91.790001</text:p>
          </table:table-cell>
          <table:table-cell office:value-type="float" office:value="63.611431" calcext:value-type="float">
            <text:p>63.611431</text:p>
          </table:table-cell>
          <table:table-cell office:value-type="float" office:value="46432900" calcext:value-type="float">
            <text:p>46432900</text:p>
          </table:table-cell>
        </table:table-row>
        <table:table-row table:style-name="ro1">
          <table:table-cell office:value-type="string" calcext:value-type="string">
            <text:p>2003-04-29</text:p>
          </table:table-cell>
          <table:table-cell office:value-type="float" office:value="92.139999" calcext:value-type="float">
            <text:p>92.139999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92.110001" calcext:value-type="float">
            <text:p>92.110001</text:p>
          </table:table-cell>
          <table:table-cell office:value-type="float" office:value="63.833183" calcext:value-type="float">
            <text:p>63.833183</text:p>
          </table:table-cell>
          <table:table-cell office:value-type="float" office:value="52017100" calcext:value-type="float">
            <text:p>52017100</text:p>
          </table:table-cell>
        </table:table-row>
        <table:table-row table:style-name="ro1">
          <table:table-cell office:value-type="string" calcext:value-type="string">
            <text:p>2003-04-30</text:p>
          </table:table-cell>
          <table:table-cell office:value-type="float" office:value="91.910004" calcext:value-type="float">
            <text:p>91.910004</text:p>
          </table:table-cell>
          <table:table-cell office:value-type="float" office:value="92.57" calcext:value-type="float">
            <text:p>92.57</text:p>
          </table:table-cell>
          <table:table-cell office:value-type="float" office:value="91.410004" calcext:value-type="float">
            <text:p>91.410004</text:p>
          </table:table-cell>
          <table:table-cell office:value-type="float" office:value="91.910004" calcext:value-type="float">
            <text:p>91.910004</text:p>
          </table:table-cell>
          <table:table-cell office:value-type="float" office:value="63.694592" calcext:value-type="float">
            <text:p>63.694592</text:p>
          </table:table-cell>
          <table:table-cell office:value-type="float" office:value="48709100" calcext:value-type="float">
            <text:p>48709100</text:p>
          </table:table-cell>
        </table:table-row>
        <table:table-row table:style-name="ro1">
          <table:table-cell office:value-type="string" calcext:value-type="string">
            <text:p>2003-05-01</text:p>
          </table:table-cell>
          <table:table-cell office:value-type="float" office:value="91.919998" calcext:value-type="float">
            <text:p>91.919998</text:p>
          </table:table-cell>
          <table:table-cell office:value-type="float" office:value="92.730003" calcext:value-type="float">
            <text:p>92.730003</text:p>
          </table:table-cell>
          <table:table-cell office:value-type="float" office:value="90.5" calcext:value-type="float">
            <text:p>90.5</text:p>
          </table:table-cell>
          <table:table-cell office:value-type="float" office:value="91.900002" calcext:value-type="float">
            <text:p>91.900002</text:p>
          </table:table-cell>
          <table:table-cell office:value-type="float" office:value="63.687672" calcext:value-type="float">
            <text:p>63.687672</text:p>
          </table:table-cell>
          <table:table-cell office:value-type="float" office:value="50240400" calcext:value-type="float">
            <text:p>50240400</text:p>
          </table:table-cell>
        </table:table-row>
        <table:table-row table:style-name="ro1">
          <table:table-cell office:value-type="string" calcext:value-type="string">
            <text:p>2003-05-02</text:p>
          </table:table-cell>
          <table:table-cell office:value-type="float" office:value="91.559998" calcext:value-type="float">
            <text:p>91.559998</text:p>
          </table:table-cell>
          <table:table-cell office:value-type="float" office:value="93.470001" calcext:value-type="float">
            <text:p>93.470001</text:p>
          </table:table-cell>
          <table:table-cell office:value-type="float" office:value="91.489998" calcext:value-type="float">
            <text:p>91.489998</text:p>
          </table:table-cell>
          <table:table-cell office:value-type="float" office:value="93.209999" calcext:value-type="float">
            <text:p>93.209999</text:p>
          </table:table-cell>
          <table:table-cell office:value-type="float" office:value="64.59552" calcext:value-type="float">
            <text:p>64.59552</text:p>
          </table:table-cell>
          <table:table-cell office:value-type="float" office:value="50201500" calcext:value-type="float">
            <text:p>50201500</text:p>
          </table:table-cell>
        </table:table-row>
        <table:table-row table:style-name="ro1">
          <table:table-cell office:value-type="string" calcext:value-type="string">
            <text:p>2003-05-05</text:p>
          </table:table-cell>
          <table:table-cell office:value-type="float" office:value="93.470001" calcext:value-type="float">
            <text:p>93.470001</text:p>
          </table:table-cell>
          <table:table-cell office:value-type="float" office:value="93.779999" calcext:value-type="float">
            <text:p>93.779999</text:p>
          </table:table-cell>
          <table:table-cell office:value-type="float" office:value="92.5" calcext:value-type="float">
            <text:p>92.5</text:p>
          </table:table-cell>
          <table:table-cell office:value-type="float" office:value="93.029999" calcext:value-type="float">
            <text:p>93.029999</text:p>
          </table:table-cell>
          <table:table-cell office:value-type="float" office:value="64.470779" calcext:value-type="float">
            <text:p>64.470779</text:p>
          </table:table-cell>
          <table:table-cell office:value-type="float" office:value="35437800" calcext:value-type="float">
            <text:p>35437800</text:p>
          </table:table-cell>
        </table:table-row>
        <table:table-row table:style-name="ro1">
          <table:table-cell office:value-type="string" calcext:value-type="string">
            <text:p>2003-05-06</text:p>
          </table:table-cell>
          <table:table-cell office:value-type="float" office:value="93.040001" calcext:value-type="float">
            <text:p>93.040001</text:p>
          </table:table-cell>
          <table:table-cell office:value-type="float" office:value="94.379997" calcext:value-type="float">
            <text:p>94.379997</text:p>
          </table:table-cell>
          <table:table-cell office:value-type="float" office:value="93" calcext:value-type="float">
            <text:p>93</text:p>
          </table:table-cell>
          <table:table-cell office:value-type="float" office:value="93.910004" calcext:value-type="float">
            <text:p>93.910004</text:p>
          </table:table-cell>
          <table:table-cell office:value-type="float" office:value="65.080635" calcext:value-type="float">
            <text:p>65.080635</text:p>
          </table:table-cell>
          <table:table-cell office:value-type="float" office:value="44401000" calcext:value-type="float">
            <text:p>44401000</text:p>
          </table:table-cell>
        </table:table-row>
        <table:table-row table:style-name="ro1">
          <table:table-cell office:value-type="string" calcext:value-type="string">
            <text:p>2003-05-07</text:p>
          </table:table-cell>
          <table:table-cell office:value-type="float" office:value="93.419998" calcext:value-type="float">
            <text:p>93.419998</text:p>
          </table:table-cell>
          <table:table-cell office:value-type="float" office:value="94.139999" calcext:value-type="float">
            <text:p>94.139999</text:p>
          </table:table-cell>
          <table:table-cell office:value-type="float" office:value="92.970001" calcext:value-type="float">
            <text:p>92.970001</text:p>
          </table:table-cell>
          <table:table-cell office:value-type="float" office:value="93.389999" calcext:value-type="float">
            <text:p>93.389999</text:p>
          </table:table-cell>
          <table:table-cell office:value-type="float" office:value="64.720276" calcext:value-type="float">
            <text:p>64.720276</text:p>
          </table:table-cell>
          <table:table-cell office:value-type="float" office:value="41413100" calcext:value-type="float">
            <text:p>41413100</text:p>
          </table:table-cell>
        </table:table-row>
        <table:table-row table:style-name="ro1">
          <table:table-cell office:value-type="string" calcext:value-type="string">
            <text:p>2003-05-08</text:p>
          </table:table-cell>
          <table:table-cell office:value-type="float" office:value="92.519997" calcext:value-type="float">
            <text:p>92.519997</text:p>
          </table:table-cell>
          <table:table-cell office:value-type="float" office:value="93.330002" calcext:value-type="float">
            <text:p>93.330002</text:p>
          </table:table-cell>
          <table:table-cell office:value-type="float" office:value="92.279999" calcext:value-type="float">
            <text:p>92.279999</text:p>
          </table:table-cell>
          <table:table-cell office:value-type="float" office:value="92.449997" calcext:value-type="float">
            <text:p>92.449997</text:p>
          </table:table-cell>
          <table:table-cell office:value-type="float" office:value="64.06881" calcext:value-type="float">
            <text:p>64.06881</text:p>
          </table:table-cell>
          <table:table-cell office:value-type="float" office:value="40570700" calcext:value-type="float">
            <text:p>40570700</text:p>
          </table:table-cell>
        </table:table-row>
        <table:table-row table:style-name="ro1">
          <table:table-cell office:value-type="string" calcext:value-type="string">
            <text:p>2003-05-09</text:p>
          </table:table-cell>
          <table:table-cell office:value-type="float" office:value="92.830002" calcext:value-type="float">
            <text:p>92.830002</text:p>
          </table:table-cell>
          <table:table-cell office:value-type="float" office:value="93.800003" calcext:value-type="float">
            <text:p>93.800003</text:p>
          </table:table-cell>
          <table:table-cell office:value-type="float" office:value="92.610001" calcext:value-type="float">
            <text:p>92.610001</text:p>
          </table:table-cell>
          <table:table-cell office:value-type="float" office:value="93.730003" calcext:value-type="float">
            <text:p>93.730003</text:p>
          </table:table-cell>
          <table:table-cell office:value-type="float" office:value="64.955872" calcext:value-type="float">
            <text:p>64.955872</text:p>
          </table:table-cell>
          <table:table-cell office:value-type="float" office:value="33608100" calcext:value-type="float">
            <text:p>33608100</text:p>
          </table:table-cell>
        </table:table-row>
        <table:table-row table:style-name="ro1">
          <table:table-cell office:value-type="string" calcext:value-type="string">
            <text:p>2003-05-12</text:p>
          </table:table-cell>
          <table:table-cell office:value-type="float" office:value="93.5" calcext:value-type="float">
            <text:p>93.5</text:p>
          </table:table-cell>
          <table:table-cell office:value-type="float" office:value="95.120003" calcext:value-type="float">
            <text:p>95.120003</text:p>
          </table:table-cell>
          <table:table-cell office:value-type="float" office:value="93.279999" calcext:value-type="float">
            <text:p>93.279999</text:p>
          </table:table-cell>
          <table:table-cell office:value-type="float" office:value="94.879997" calcext:value-type="float">
            <text:p>94.879997</text:p>
          </table:table-cell>
          <table:table-cell office:value-type="float" office:value="65.752838" calcext:value-type="float">
            <text:p>65.752838</text:p>
          </table:table-cell>
          <table:table-cell office:value-type="float" office:value="35662300" calcext:value-type="float">
            <text:p>35662300</text:p>
          </table:table-cell>
        </table:table-row>
        <table:table-row table:style-name="ro1">
          <table:table-cell office:value-type="string" calcext:value-type="string">
            <text:p>2003-05-13</text:p>
          </table:table-cell>
          <table:table-cell office:value-type="float" office:value="94.529999" calcext:value-type="float">
            <text:p>94.529999</text:p>
          </table:table-cell>
          <table:table-cell office:value-type="float" office:value="95.18" calcext:value-type="float">
            <text:p>95.18</text:p>
          </table:table-cell>
          <table:table-cell office:value-type="float" office:value="94.260002" calcext:value-type="float">
            <text:p>94.260002</text:p>
          </table:table-cell>
          <table:table-cell office:value-type="float" office:value="94.709999" calcext:value-type="float">
            <text:p>94.709999</text:p>
          </table:table-cell>
          <table:table-cell office:value-type="float" office:value="65.635017" calcext:value-type="float">
            <text:p>65.635017</text:p>
          </table:table-cell>
          <table:table-cell office:value-type="float" office:value="39253600" calcext:value-type="float">
            <text:p>39253600</text:p>
          </table:table-cell>
        </table:table-row>
        <table:table-row table:style-name="ro1">
          <table:table-cell office:value-type="string" calcext:value-type="string">
            <text:p>2003-05-14</text:p>
          </table:table-cell>
          <table:table-cell office:value-type="float" office:value="95.089996" calcext:value-type="float">
            <text:p>95.089996</text:p>
          </table:table-cell>
          <table:table-cell office:value-type="float" office:value="95.239998" calcext:value-type="float">
            <text:p>95.239998</text:p>
          </table:table-cell>
          <table:table-cell office:value-type="float" office:value="93.910004" calcext:value-type="float">
            <text:p>93.910004</text:p>
          </table:table-cell>
          <table:table-cell office:value-type="float" office:value="94.510002" calcext:value-type="float">
            <text:p>94.510002</text:p>
          </table:table-cell>
          <table:table-cell office:value-type="float" office:value="65.496422" calcext:value-type="float">
            <text:p>65.496422</text:p>
          </table:table-cell>
          <table:table-cell office:value-type="float" office:value="32195100" calcext:value-type="float">
            <text:p>32195100</text:p>
          </table:table-cell>
        </table:table-row>
        <table:table-row table:style-name="ro1">
          <table:table-cell office:value-type="string" calcext:value-type="string">
            <text:p>2003-05-15</text:p>
          </table:table-cell>
          <table:table-cell office:value-type="float" office:value="94.889999" calcext:value-type="float">
            <text:p>94.889999</text:p>
          </table:table-cell>
          <table:table-cell office:value-type="float" office:value="95.330002" calcext:value-type="float">
            <text:p>95.330002</text:p>
          </table:table-cell>
          <table:table-cell office:value-type="float" office:value="94.25" calcext:value-type="float">
            <text:p>94.25</text:p>
          </table:table-cell>
          <table:table-cell office:value-type="float" office:value="95.110001" calcext:value-type="float">
            <text:p>95.110001</text:p>
          </table:table-cell>
          <table:table-cell office:value-type="float" office:value="65.912216" calcext:value-type="float">
            <text:p>65.912216</text:p>
          </table:table-cell>
          <table:table-cell office:value-type="float" office:value="43879200" calcext:value-type="float">
            <text:p>43879200</text:p>
          </table:table-cell>
        </table:table-row>
        <table:table-row table:style-name="ro1">
          <table:table-cell office:value-type="string" calcext:value-type="string">
            <text:p>2003-05-16</text:p>
          </table:table-cell>
          <table:table-cell office:value-type="float" office:value="94.889999" calcext:value-type="float">
            <text:p>94.889999</text:p>
          </table:table-cell>
          <table:table-cell office:value-type="float" office:value="95.449997" calcext:value-type="float">
            <text:p>95.449997</text:p>
          </table:table-cell>
          <table:table-cell office:value-type="float" office:value="94.260002" calcext:value-type="float">
            <text:p>94.260002</text:p>
          </table:table-cell>
          <table:table-cell office:value-type="float" office:value="94.870003" calcext:value-type="float">
            <text:p>94.870003</text:p>
          </table:table-cell>
          <table:table-cell office:value-type="float" office:value="65.745918" calcext:value-type="float">
            <text:p>65.745918</text:p>
          </table:table-cell>
          <table:table-cell office:value-type="float" office:value="38905000" calcext:value-type="float">
            <text:p>38905000</text:p>
          </table:table-cell>
        </table:table-row>
        <table:table-row table:style-name="ro1">
          <table:table-cell office:value-type="string" calcext:value-type="string">
            <text:p>2003-05-19</text:p>
          </table:table-cell>
          <table:table-cell office:value-type="float" office:value="94.150002" calcext:value-type="float">
            <text:p>94.150002</text:p>
          </table:table-cell>
          <table:table-cell office:value-type="float" office:value="94.419998" calcext:value-type="float">
            <text:p>94.419998</text:p>
          </table:table-cell>
          <table:table-cell office:value-type="float" office:value="92.330002" calcext:value-type="float">
            <text:p>92.330002</text:p>
          </table:table-cell>
          <table:table-cell office:value-type="float" office:value="92.650002" calcext:value-type="float">
            <text:p>92.650002</text:p>
          </table:table-cell>
          <table:table-cell office:value-type="float" office:value="64.207413" calcext:value-type="float">
            <text:p>64.207413</text:p>
          </table:table-cell>
          <table:table-cell office:value-type="float" office:value="41606000" calcext:value-type="float">
            <text:p>41606000</text:p>
          </table:table-cell>
        </table:table-row>
        <table:table-row table:style-name="ro1">
          <table:table-cell office:value-type="string" calcext:value-type="string">
            <text:p>2003-05-20</text:p>
          </table:table-cell>
          <table:table-cell office:value-type="float" office:value="92.82" calcext:value-type="float">
            <text:p>92.82</text:p>
          </table:table-cell>
          <table:table-cell office:value-type="float" office:value="93.029999" calcext:value-type="float">
            <text:p>93.029999</text:p>
          </table:table-cell>
          <table:table-cell office:value-type="float" office:value="91.589996" calcext:value-type="float">
            <text:p>91.589996</text:p>
          </table:table-cell>
          <table:table-cell office:value-type="float" office:value="92.459999" calcext:value-type="float">
            <text:p>92.459999</text:p>
          </table:table-cell>
          <table:table-cell office:value-type="float" office:value="64.075729" calcext:value-type="float">
            <text:p>64.075729</text:p>
          </table:table-cell>
          <table:table-cell office:value-type="float" office:value="55404600" calcext:value-type="float">
            <text:p>55404600</text:p>
          </table:table-cell>
        </table:table-row>
        <table:table-row table:style-name="ro1">
          <table:table-cell office:value-type="string" calcext:value-type="string">
            <text:p>2003-05-21</text:p>
          </table:table-cell>
          <table:table-cell office:value-type="float" office:value="92.110001" calcext:value-type="float">
            <text:p>92.110001</text:p>
          </table:table-cell>
          <table:table-cell office:value-type="float" office:value="92.879997" calcext:value-type="float">
            <text:p>92.879997</text:p>
          </table:table-cell>
          <table:table-cell office:value-type="float" office:value="91.910004" calcext:value-type="float">
            <text:p>91.910004</text:p>
          </table:table-cell>
          <table:table-cell office:value-type="float" office:value="92.650002" calcext:value-type="float">
            <text:p>92.650002</text:p>
          </table:table-cell>
          <table:table-cell office:value-type="float" office:value="64.207413" calcext:value-type="float">
            <text:p>64.207413</text:p>
          </table:table-cell>
          <table:table-cell office:value-type="float" office:value="49333800" calcext:value-type="float">
            <text:p>49333800</text:p>
          </table:table-cell>
        </table:table-row>
        <table:table-row table:style-name="ro1">
          <table:table-cell office:value-type="string" calcext:value-type="string">
            <text:p>2003-05-22</text:p>
          </table:table-cell>
          <table:table-cell office:value-type="float" office:value="92.949997" calcext:value-type="float">
            <text:p>92.949997</text:p>
          </table:table-cell>
          <table:table-cell office:value-type="float" office:value="94.050003" calcext:value-type="float">
            <text:p>94.050003</text:p>
          </table:table-cell>
          <table:table-cell office:value-type="float" office:value="92.68" calcext:value-type="float">
            <text:p>92.68</text:p>
          </table:table-cell>
          <table:table-cell office:value-type="float" office:value="93.57" calcext:value-type="float">
            <text:p>93.57</text:p>
          </table:table-cell>
          <table:table-cell office:value-type="float" office:value="64.844994" calcext:value-type="float">
            <text:p>64.844994</text:p>
          </table:table-cell>
          <table:table-cell office:value-type="float" office:value="38421800" calcext:value-type="float">
            <text:p>38421800</text:p>
          </table:table-cell>
        </table:table-row>
        <table:table-row table:style-name="ro1">
          <table:table-cell office:value-type="string" calcext:value-type="string">
            <text:p>2003-05-23</text:p>
          </table:table-cell>
          <table:table-cell office:value-type="float" office:value="93.529999" calcext:value-type="float">
            <text:p>93.529999</text:p>
          </table:table-cell>
          <table:table-cell office:value-type="float" office:value="93.980003" calcext:value-type="float">
            <text:p>93.980003</text:p>
          </table:table-cell>
          <table:table-cell office:value-type="float" office:value="93.139999" calcext:value-type="float">
            <text:p>93.139999</text:p>
          </table:table-cell>
          <table:table-cell office:value-type="float" office:value="93.760002" calcext:value-type="float">
            <text:p>93.760002</text:p>
          </table:table-cell>
          <table:table-cell office:value-type="float" office:value="64.976685" calcext:value-type="float">
            <text:p>64.976685</text:p>
          </table:table-cell>
          <table:table-cell office:value-type="float" office:value="26155900" calcext:value-type="float">
            <text:p>26155900</text:p>
          </table:table-cell>
        </table:table-row>
        <table:table-row table:style-name="ro1">
          <table:table-cell office:value-type="string" calcext:value-type="string">
            <text:p>2003-05-27</text:p>
          </table:table-cell>
          <table:table-cell office:value-type="float" office:value="93.300003" calcext:value-type="float">
            <text:p>93.300003</text:p>
          </table:table-cell>
          <table:table-cell office:value-type="float" office:value="95.839996" calcext:value-type="float">
            <text:p>95.839996</text:p>
          </table:table-cell>
          <table:table-cell office:value-type="float" office:value="93.07" calcext:value-type="float">
            <text:p>93.07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66.11319" calcext:value-type="float">
            <text:p>66.11319</text:p>
          </table:table-cell>
          <table:table-cell office:value-type="float" office:value="43719200" calcext:value-type="float">
            <text:p>43719200</text:p>
          </table:table-cell>
        </table:table-row>
        <table:table-row table:style-name="ro1">
          <table:table-cell office:value-type="string" calcext:value-type="string">
            <text:p>2003-05-28</text:p>
          </table:table-cell>
          <table:table-cell office:value-type="float" office:value="95.849998" calcext:value-type="float">
            <text:p>95.849998</text:p>
          </table:table-cell>
          <table:table-cell office:value-type="float" office:value="96.470001" calcext:value-type="float">
            <text:p>96.470001</text:p>
          </table:table-cell>
          <table:table-cell office:value-type="float" office:value="95.43" calcext:value-type="float">
            <text:p>95.43</text:p>
          </table:table-cell>
          <table:table-cell office:value-type="float" office:value="95.669998" calcext:value-type="float">
            <text:p>95.669998</text:p>
          </table:table-cell>
          <table:table-cell office:value-type="float" office:value="66.300308" calcext:value-type="float">
            <text:p>66.300308</text:p>
          </table:table-cell>
          <table:table-cell office:value-type="float" office:value="37727100" calcext:value-type="float">
            <text:p>37727100</text:p>
          </table:table-cell>
        </table:table-row>
        <table:table-row table:style-name="ro1">
          <table:table-cell office:value-type="string" calcext:value-type="string">
            <text:p>2003-05-29</text:p>
          </table:table-cell>
          <table:table-cell office:value-type="float" office:value="95.879997" calcext:value-type="float">
            <text:p>95.879997</text:p>
          </table:table-cell>
          <table:table-cell office:value-type="float" office:value="96.82" calcext:value-type="float">
            <text:p>96.82</text:p>
          </table:table-cell>
          <table:table-cell office:value-type="float" office:value="95.080002" calcext:value-type="float">
            <text:p>95.080002</text:p>
          </table:table-cell>
          <table:table-cell office:value-type="float" office:value="95.419998" calcext:value-type="float">
            <text:p>95.419998</text:p>
          </table:table-cell>
          <table:table-cell office:value-type="float" office:value="66.127083" calcext:value-type="float">
            <text:p>66.127083</text:p>
          </table:table-cell>
          <table:table-cell office:value-type="float" office:value="50844200" calcext:value-type="float">
            <text:p>50844200</text:p>
          </table:table-cell>
        </table:table-row>
        <table:table-row table:style-name="ro1">
          <table:table-cell office:value-type="string" calcext:value-type="string">
            <text:p>2003-05-30</text:p>
          </table:table-cell>
          <table:table-cell office:value-type="float" office:value="95.900002" calcext:value-type="float">
            <text:p>95.900002</text:p>
          </table:table-cell>
          <table:table-cell office:value-type="float" office:value="97.089996" calcext:value-type="float">
            <text:p>97.089996</text:p>
          </table:table-cell>
          <table:table-cell office:value-type="float" office:value="95.559998" calcext:value-type="float">
            <text:p>95.559998</text:p>
          </table:table-cell>
          <table:table-cell office:value-type="float" office:value="96.949997" calcext:value-type="float">
            <text:p>96.949997</text:p>
          </table:table-cell>
          <table:table-cell office:value-type="float" office:value="67.18737" calcext:value-type="float">
            <text:p>67.18737</text:p>
          </table:table-cell>
          <table:table-cell office:value-type="float" office:value="52529500" calcext:value-type="float">
            <text:p>52529500</text:p>
          </table:table-cell>
        </table:table-row>
        <table:table-row table:style-name="ro1">
          <table:table-cell office:value-type="string" calcext:value-type="string">
            <text:p>2003-06-02</text:p>
          </table:table-cell>
          <table:table-cell office:value-type="float" office:value="97.529999" calcext:value-type="float">
            <text:p>97.529999</text:p>
          </table:table-cell>
          <table:table-cell office:value-type="float" office:value="98.449997" calcext:value-type="float">
            <text:p>98.449997</text:p>
          </table:table-cell>
          <table:table-cell office:value-type="float" office:value="96.669998" calcext:value-type="float">
            <text:p>96.669998</text:p>
          </table:table-cell>
          <table:table-cell office:value-type="float" office:value="97.349998" calcext:value-type="float">
            <text:p>97.349998</text:p>
          </table:table-cell>
          <table:table-cell office:value-type="float" office:value="67.464569" calcext:value-type="float">
            <text:p>67.464569</text:p>
          </table:table-cell>
          <table:table-cell office:value-type="float" office:value="50305500" calcext:value-type="float">
            <text:p>50305500</text:p>
          </table:table-cell>
        </table:table-row>
        <table:table-row table:style-name="ro1">
          <table:table-cell office:value-type="string" calcext:value-type="string">
            <text:p>2003-06-03</text:p>
          </table:table-cell>
          <table:table-cell office:value-type="float" office:value="97.150002" calcext:value-type="float">
            <text:p>97.150002</text:p>
          </table:table-cell>
          <table:table-cell office:value-type="float" office:value="97.839996" calcext:value-type="float">
            <text:p>97.839996</text:p>
          </table:table-cell>
          <table:table-cell office:value-type="float" office:value="96.849998" calcext:value-type="float">
            <text:p>96.849998</text:p>
          </table:table-cell>
          <table:table-cell office:value-type="float" office:value="97.75" calcext:value-type="float">
            <text:p>97.75</text:p>
          </table:table-cell>
          <table:table-cell office:value-type="float" office:value="67.741776" calcext:value-type="float">
            <text:p>67.741776</text:p>
          </table:table-cell>
          <table:table-cell office:value-type="float" office:value="38254500" calcext:value-type="float">
            <text:p>38254500</text:p>
          </table:table-cell>
        </table:table-row>
        <table:table-row table:style-name="ro1">
          <table:table-cell office:value-type="string" calcext:value-type="string">
            <text:p>2003-06-04</text:p>
          </table:table-cell>
          <table:table-cell office:value-type="float" office:value="97.660004" calcext:value-type="float">
            <text:p>97.660004</text:p>
          </table:table-cell>
          <table:table-cell office:value-type="float" office:value="99.349998" calcext:value-type="float">
            <text:p>99.349998</text:p>
          </table:table-cell>
          <table:table-cell office:value-type="float" office:value="97.57" calcext:value-type="float">
            <text:p>97.57</text:p>
          </table:table-cell>
          <table:table-cell office:value-type="float" office:value="99.160004" calcext:value-type="float">
            <text:p>99.160004</text:p>
          </table:table-cell>
          <table:table-cell office:value-type="float" office:value="68.718903" calcext:value-type="float">
            <text:p>68.718903</text:p>
          </table:table-cell>
          <table:table-cell office:value-type="float" office:value="49360700" calcext:value-type="float">
            <text:p>49360700</text:p>
          </table:table-cell>
        </table:table-row>
        <table:table-row table:style-name="ro1">
          <table:table-cell office:value-type="string" calcext:value-type="string">
            <text:p>2003-06-05</text:p>
          </table:table-cell>
          <table:table-cell office:value-type="float" office:value="98.580002" calcext:value-type="float">
            <text:p>98.580002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98.269997" calcext:value-type="float">
            <text:p>98.269997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69.058487" calcext:value-type="float">
            <text:p>69.058487</text:p>
          </table:table-cell>
          <table:table-cell office:value-type="float" office:value="46262400" calcext:value-type="float">
            <text:p>46262400</text:p>
          </table:table-cell>
        </table:table-row>
        <table:table-row table:style-name="ro1">
          <table:table-cell office:value-type="string" calcext:value-type="string">
            <text:p>2003-06-06</text:p>
          </table:table-cell>
          <table:table-cell office:value-type="float" office:value="100.400002" calcext:value-type="float">
            <text:p>100.400002</text:p>
          </table:table-cell>
          <table:table-cell office:value-type="float" office:value="101.400002" calcext:value-type="float">
            <text:p>101.400002</text:p>
          </table:table-cell>
          <table:table-cell office:value-type="float" office:value="99.129997" calcext:value-type="float">
            <text:p>99.129997</text:p>
          </table:table-cell>
          <table:table-cell office:value-type="float" office:value="99.260002" calcext:value-type="float">
            <text:p>99.260002</text:p>
          </table:table-cell>
          <table:table-cell office:value-type="float" office:value="68.788216" calcext:value-type="float">
            <text:p>68.788216</text:p>
          </table:table-cell>
          <table:table-cell office:value-type="float" office:value="60356800" calcext:value-type="float">
            <text:p>60356800</text:p>
          </table:table-cell>
        </table:table-row>
        <table:table-row table:style-name="ro1">
          <table:table-cell office:value-type="string" calcext:value-type="string">
            <text:p>2003-06-09</text:p>
          </table:table-cell>
          <table:table-cell office:value-type="float" office:value="98.769997" calcext:value-type="float">
            <text:p>98.769997</text:p>
          </table:table-cell>
          <table:table-cell office:value-type="float" office:value="99.099998" calcext:value-type="float">
            <text:p>99.099998</text:p>
          </table:table-cell>
          <table:table-cell office:value-type="float" office:value="97.769997" calcext:value-type="float">
            <text:p>97.769997</text:p>
          </table:table-cell>
          <table:table-cell office:value-type="float" office:value="98.25" calcext:value-type="float">
            <text:p>98.25</text:p>
          </table:table-cell>
          <table:table-cell office:value-type="float" office:value="68.088303" calcext:value-type="float">
            <text:p>68.088303</text:p>
          </table:table-cell>
          <table:table-cell office:value-type="float" office:value="37808500" calcext:value-type="float">
            <text:p>37808500</text:p>
          </table:table-cell>
        </table:table-row>
        <table:table-row table:style-name="ro1">
          <table:table-cell office:value-type="string" calcext:value-type="string">
            <text:p>2003-06-10</text:p>
          </table:table-cell>
          <table:table-cell office:value-type="float" office:value="98.459999" calcext:value-type="float">
            <text:p>98.459999</text:p>
          </table:table-cell>
          <table:table-cell office:value-type="float" office:value="99.260002" calcext:value-type="float">
            <text:p>99.260002</text:p>
          </table:table-cell>
          <table:table-cell office:value-type="float" office:value="98.190002" calcext:value-type="float">
            <text:p>98.190002</text:p>
          </table:table-cell>
          <table:table-cell office:value-type="float" office:value="99.25" calcext:value-type="float">
            <text:p>99.25</text:p>
          </table:table-cell>
          <table:table-cell office:value-type="float" office:value="68.781296" calcext:value-type="float">
            <text:p>68.781296</text:p>
          </table:table-cell>
          <table:table-cell office:value-type="float" office:value="29965900" calcext:value-type="float">
            <text:p>29965900</text:p>
          </table:table-cell>
        </table:table-row>
        <table:table-row table:style-name="ro1">
          <table:table-cell office:value-type="string" calcext:value-type="string">
            <text:p>2003-06-11</text:p>
          </table:table-cell>
          <table:table-cell office:value-type="float" office:value="99.160004" calcext:value-type="float">
            <text:p>99.160004</text:p>
          </table:table-cell>
          <table:table-cell office:value-type="float" office:value="100.389999" calcext:value-type="float">
            <text:p>100.389999</text:p>
          </table:table-cell>
          <table:table-cell office:value-type="float" office:value="98.709999" calcext:value-type="float">
            <text:p>98.709999</text:p>
          </table:table-cell>
          <table:table-cell office:value-type="float" office:value="100.300003" calcext:value-type="float">
            <text:p>100.300003</text:p>
          </table:table-cell>
          <table:table-cell office:value-type="float" office:value="69.50898" calcext:value-type="float">
            <text:p>69.50898</text:p>
          </table:table-cell>
          <table:table-cell office:value-type="float" office:value="37610200" calcext:value-type="float">
            <text:p>37610200</text:p>
          </table:table-cell>
        </table:table-row>
        <table:table-row table:style-name="ro1">
          <table:table-cell office:value-type="string" calcext:value-type="string">
            <text:p>2003-06-12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0.900002" calcext:value-type="float">
            <text:p>100.900002</text:p>
          </table:table-cell>
          <table:table-cell office:value-type="float" office:value="99.620003" calcext:value-type="float">
            <text:p>99.620003</text:p>
          </table:table-cell>
          <table:table-cell office:value-type="float" office:value="100.610001" calcext:value-type="float">
            <text:p>100.610001</text:p>
          </table:table-cell>
          <table:table-cell office:value-type="float" office:value="69.72377" calcext:value-type="float">
            <text:p>69.72377</text:p>
          </table:table-cell>
          <table:table-cell office:value-type="float" office:value="36442000" calcext:value-type="float">
            <text:p>36442000</text:p>
          </table:table-cell>
        </table:table-row>
        <table:table-row table:style-name="ro1">
          <table:table-cell office:value-type="string" calcext:value-type="string">
            <text:p>2003-06-13</text:p>
          </table:table-cell>
          <table:table-cell office:value-type="float" office:value="100.610001" calcext:value-type="float">
            <text:p>100.610001</text:p>
          </table:table-cell>
          <table:table-cell office:value-type="float" office:value="100.75" calcext:value-type="float">
            <text:p>100.75</text:p>
          </table:table-cell>
          <table:table-cell office:value-type="float" office:value="98.949997" calcext:value-type="float">
            <text:p>98.949997</text:p>
          </table:table-cell>
          <table:table-cell office:value-type="float" office:value="99.559998" calcext:value-type="float">
            <text:p>99.559998</text:p>
          </table:table-cell>
          <table:table-cell office:value-type="float" office:value="68.99614" calcext:value-type="float">
            <text:p>68.99614</text:p>
          </table:table-cell>
          <table:table-cell office:value-type="float" office:value="48628300" calcext:value-type="float">
            <text:p>48628300</text:p>
          </table:table-cell>
        </table:table-row>
        <table:table-row table:style-name="ro1">
          <table:table-cell office:value-type="string" calcext:value-type="string">
            <text:p>2003-06-16</text:p>
          </table:table-cell>
          <table:table-cell office:value-type="float" office:value="99.959999" calcext:value-type="float">
            <text:p>99.959999</text:p>
          </table:table-cell>
          <table:table-cell office:value-type="float" office:value="101.699997" calcext:value-type="float">
            <text:p>101.699997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101.660004" calcext:value-type="float">
            <text:p>101.660004</text:p>
          </table:table-cell>
          <table:table-cell office:value-type="float" office:value="70.451416" calcext:value-type="float">
            <text:p>70.451416</text:p>
          </table:table-cell>
          <table:table-cell office:value-type="float" office:value="36326300" calcext:value-type="float">
            <text:p>36326300</text:p>
          </table:table-cell>
        </table:table-row>
        <table:table-row table:style-name="ro1">
          <table:table-cell office:value-type="string" calcext:value-type="string">
            <text:p>2003-06-17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1.230003" calcext:value-type="float">
            <text:p>101.230003</text:p>
          </table:table-cell>
          <table:table-cell office:value-type="float" office:value="101.660004" calcext:value-type="float">
            <text:p>101.660004</text:p>
          </table:table-cell>
          <table:table-cell office:value-type="float" office:value="70.451416" calcext:value-type="float">
            <text:p>70.451416</text:p>
          </table:table-cell>
          <table:table-cell office:value-type="float" office:value="36801800" calcext:value-type="float">
            <text:p>36801800</text:p>
          </table:table-cell>
        </table:table-row>
        <table:table-row table:style-name="ro1">
          <table:table-cell office:value-type="string" calcext:value-type="string">
            <text:p>2003-06-18</text:p>
          </table:table-cell>
          <table:table-cell office:value-type="float" office:value="101.290001" calcext:value-type="float">
            <text:p>101.290001</text:p>
          </table:table-cell>
          <table:table-cell office:value-type="float" office:value="102.139999" calcext:value-type="float">
            <text:p>102.139999</text:p>
          </table:table-cell>
          <table:table-cell office:value-type="float" office:value="101" calcext:value-type="float">
            <text:p>101</text:p>
          </table:table-cell>
          <table:table-cell office:value-type="float" office:value="101.57" calcext:value-type="float">
            <text:p>101.57</text:p>
          </table:table-cell>
          <table:table-cell office:value-type="float" office:value="70.389091" calcext:value-type="float">
            <text:p>70.389091</text:p>
          </table:table-cell>
          <table:table-cell office:value-type="float" office:value="35521000" calcext:value-type="float">
            <text:p>35521000</text:p>
          </table:table-cell>
        </table:table-row>
        <table:table-row table:style-name="ro1">
          <table:table-cell office:value-type="string" calcext:value-type="string">
            <text:p>2003-06-19</text:p>
          </table:table-cell>
          <table:table-cell office:value-type="float" office:value="101.639999" calcext:value-type="float">
            <text:p>101.639999</text:p>
          </table:table-cell>
          <table:table-cell office:value-type="float" office:value="101.730003" calcext:value-type="float">
            <text:p>101.730003</text:p>
          </table:table-cell>
          <table:table-cell office:value-type="float" office:value="99.839996" calcext:value-type="float">
            <text:p>99.839996</text:p>
          </table:table-cell>
          <table:table-cell office:value-type="float" office:value="100.019997" calcext:value-type="float">
            <text:p>100.019997</text:p>
          </table:table-cell>
          <table:table-cell office:value-type="float" office:value="69.314941" calcext:value-type="float">
            <text:p>69.314941</text:p>
          </table:table-cell>
          <table:table-cell office:value-type="float" office:value="43551700" calcext:value-type="float">
            <text:p>43551700</text:p>
          </table:table-cell>
        </table:table-row>
        <table:table-row table:style-name="ro1">
          <table:table-cell office:value-type="string" calcext:value-type="string">
            <text:p>2003-06-20</text:p>
          </table:table-cell>
          <table:table-cell office:value-type="float" office:value="100.389999" calcext:value-type="float">
            <text:p>100.389999</text:p>
          </table:table-cell>
          <table:table-cell office:value-type="float" office:value="100.5" calcext:value-type="float">
            <text:p>100.5</text:p>
          </table:table-cell>
          <table:table-cell office:value-type="float" office:value="99.419998" calcext:value-type="float">
            <text:p>99.419998</text:p>
          </table:table-cell>
          <table:table-cell office:value-type="float" office:value="99.440002" calcext:value-type="float">
            <text:p>99.440002</text:p>
          </table:table-cell>
          <table:table-cell office:value-type="float" office:value="69.161919" calcext:value-type="float">
            <text:p>69.161919</text:p>
          </table:table-cell>
          <table:table-cell office:value-type="float" office:value="41545000" calcext:value-type="float">
            <text:p>41545000</text:p>
          </table:table-cell>
        </table:table-row>
        <table:table-row table:style-name="ro1">
          <table:table-cell office:value-type="string" calcext:value-type="string">
            <text:p>2003-06-23</text:p>
          </table:table-cell>
          <table:table-cell office:value-type="float" office:value="99.449997" calcext:value-type="float">
            <text:p>99.449997</text:p>
          </table:table-cell>
          <table:table-cell office:value-type="float" office:value="99.660004" calcext:value-type="float">
            <text:p>99.660004</text:p>
          </table:table-cell>
          <table:table-cell office:value-type="float" office:value="97.919998" calcext:value-type="float">
            <text:p>97.919998</text:p>
          </table:table-cell>
          <table:table-cell office:value-type="float" office:value="98.419998" calcext:value-type="float">
            <text:p>98.419998</text:p>
          </table:table-cell>
          <table:table-cell office:value-type="float" office:value="68.452499" calcext:value-type="float">
            <text:p>68.452499</text:p>
          </table:table-cell>
          <table:table-cell office:value-type="float" office:value="34237500" calcext:value-type="float">
            <text:p>34237500</text:p>
          </table:table-cell>
        </table:table-row>
        <table:table-row table:style-name="ro1">
          <table:table-cell office:value-type="string" calcext:value-type="string">
            <text:p>2003-06-24</text:p>
          </table:table-cell>
          <table:table-cell office:value-type="float" office:value="98.220001" calcext:value-type="float">
            <text:p>98.220001</text:p>
          </table:table-cell>
          <table:table-cell office:value-type="float" office:value="99.089996" calcext:value-type="float">
            <text:p>99.089996</text:p>
          </table:table-cell>
          <table:table-cell office:value-type="float" office:value="98.019997" calcext:value-type="float">
            <text:p>98.019997</text:p>
          </table:table-cell>
          <table:table-cell office:value-type="float" office:value="98.519997" calcext:value-type="float">
            <text:p>98.519997</text:p>
          </table:table-cell>
          <table:table-cell office:value-type="float" office:value="68.522011" calcext:value-type="float">
            <text:p>68.522011</text:p>
          </table:table-cell>
          <table:table-cell office:value-type="float" office:value="36213600" calcext:value-type="float">
            <text:p>36213600</text:p>
          </table:table-cell>
        </table:table-row>
        <table:table-row table:style-name="ro1">
          <table:table-cell office:value-type="string" calcext:value-type="string">
            <text:p>2003-06-25</text:p>
          </table:table-cell>
          <table:table-cell office:value-type="float" office:value="98.529999" calcext:value-type="float">
            <text:p>98.529999</text:p>
          </table:table-cell>
          <table:table-cell office:value-type="float" office:value="99.440002" calcext:value-type="float">
            <text:p>99.440002</text:p>
          </table:table-cell>
          <table:table-cell table:number-columns-repeated="2" office:value-type="float" office:value="97.529999" calcext:value-type="float">
            <text:p>97.529999</text:p>
          </table:table-cell>
          <table:table-cell office:value-type="float" office:value="67.833481" calcext:value-type="float">
            <text:p>67.833481</text:p>
          </table:table-cell>
          <table:table-cell office:value-type="float" office:value="47743400" calcext:value-type="float">
            <text:p>47743400</text:p>
          </table:table-cell>
        </table:table-row>
        <table:table-row table:style-name="ro1">
          <table:table-cell office:value-type="string" calcext:value-type="string">
            <text:p>2003-06-26</text:p>
          </table:table-cell>
          <table:table-cell office:value-type="float" office:value="97.779999" calcext:value-type="float">
            <text:p>97.779999</text:p>
          </table:table-cell>
          <table:table-cell office:value-type="float" office:value="98.980003" calcext:value-type="float">
            <text:p>98.980003</text:p>
          </table:table-cell>
          <table:table-cell office:value-type="float" office:value="96.959999" calcext:value-type="float">
            <text:p>96.959999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68.716751" calcext:value-type="float">
            <text:p>68.716751</text:p>
          </table:table-cell>
          <table:table-cell office:value-type="float" office:value="33477300" calcext:value-type="float">
            <text:p>33477300</text:p>
          </table:table-cell>
        </table:table-row>
        <table:table-row table:style-name="ro1">
          <table:table-cell office:value-type="string" calcext:value-type="string">
            <text:p>2003-06-27</text:p>
          </table:table-cell>
          <table:table-cell office:value-type="float" office:value="98.75" calcext:value-type="float">
            <text:p>98.75</text:p>
          </table:table-cell>
          <table:table-cell office:value-type="float" office:value="99.190002" calcext:value-type="float">
            <text:p>99.190002</text:p>
          </table:table-cell>
          <table:table-cell office:value-type="float" office:value="97.580002" calcext:value-type="float">
            <text:p>97.580002</text:p>
          </table:table-cell>
          <table:table-cell office:value-type="float" office:value="97.660004" calcext:value-type="float">
            <text:p>97.660004</text:p>
          </table:table-cell>
          <table:table-cell office:value-type="float" office:value="67.923889" calcext:value-type="float">
            <text:p>67.923889</text:p>
          </table:table-cell>
          <table:table-cell office:value-type="float" office:value="54208800" calcext:value-type="float">
            <text:p>54208800</text:p>
          </table:table-cell>
        </table:table-row>
        <table:table-row table:style-name="ro1">
          <table:table-cell office:value-type="string" calcext:value-type="string">
            <text:p>2003-06-30</text:p>
          </table:table-cell>
          <table:table-cell office:value-type="float" office:value="98.220001" calcext:value-type="float">
            <text:p>98.220001</text:p>
          </table:table-cell>
          <table:table-cell office:value-type="float" office:value="98.669998" calcext:value-type="float">
            <text:p>98.669998</text:p>
          </table:table-cell>
          <table:table-cell office:value-type="float" office:value="97.470001" calcext:value-type="float">
            <text:p>97.470001</text:p>
          </table:table-cell>
          <table:table-cell office:value-type="float" office:value="97.629997" calcext:value-type="float">
            <text:p>97.629997</text:p>
          </table:table-cell>
          <table:table-cell office:value-type="float" office:value="67.903008" calcext:value-type="float">
            <text:p>67.903008</text:p>
          </table:table-cell>
          <table:table-cell office:value-type="float" office:value="33349000" calcext:value-type="float">
            <text:p>33349000</text:p>
          </table:table-cell>
        </table:table-row>
        <table:table-row table:style-name="ro1">
          <table:table-cell office:value-type="string" calcext:value-type="string">
            <text:p>2003-07-01</text:p>
          </table:table-cell>
          <table:table-cell office:value-type="float" office:value="97.25" calcext:value-type="float">
            <text:p>97.25</text:p>
          </table:table-cell>
          <table:table-cell office:value-type="float" office:value="98.849998" calcext:value-type="float">
            <text:p>98.849998</text:p>
          </table:table-cell>
          <table:table-cell office:value-type="float" office:value="96.43" calcext:value-type="float">
            <text:p>96.43</text:p>
          </table:table-cell>
          <table:table-cell office:value-type="float" office:value="98.529999" calcext:value-type="float">
            <text:p>98.529999</text:p>
          </table:table-cell>
          <table:table-cell office:value-type="float" office:value="68.528976" calcext:value-type="float">
            <text:p>68.528976</text:p>
          </table:table-cell>
          <table:table-cell office:value-type="float" office:value="51322800" calcext:value-type="float">
            <text:p>51322800</text:p>
          </table:table-cell>
        </table:table-row>
        <table:table-row table:style-name="ro1">
          <table:table-cell office:value-type="string" calcext:value-type="string">
            <text:p>2003-07-02</text:p>
          </table:table-cell>
          <table:table-cell office:value-type="float" office:value="98.769997" calcext:value-type="float">
            <text:p>98.769997</text:p>
          </table:table-cell>
          <table:table-cell office:value-type="float" office:value="99.790001" calcext:value-type="float">
            <text:p>99.790001</text:p>
          </table:table-cell>
          <table:table-cell office:value-type="float" office:value="98.57" calcext:value-type="float">
            <text:p>98.57</text:p>
          </table:table-cell>
          <table:table-cell office:value-type="float" office:value="99.769997" calcext:value-type="float">
            <text:p>99.769997</text:p>
          </table:table-cell>
          <table:table-cell office:value-type="float" office:value="69.391418" calcext:value-type="float">
            <text:p>69.391418</text:p>
          </table:table-cell>
          <table:table-cell office:value-type="float" office:value="34662100" calcext:value-type="float">
            <text:p>34662100</text:p>
          </table:table-cell>
        </table:table-row>
        <table:table-row table:style-name="ro1">
          <table:table-cell office:value-type="string" calcext:value-type="string">
            <text:p>2003-07-03</text:p>
          </table:table-cell>
          <table:table-cell office:value-type="float" office:value="99.07" calcext:value-type="float">
            <text:p>99.07</text:p>
          </table:table-cell>
          <table:table-cell office:value-type="float" office:value="99.849998" calcext:value-type="float">
            <text:p>99.849998</text:p>
          </table:table-cell>
          <table:table-cell office:value-type="float" office:value="97.900002" calcext:value-type="float">
            <text:p>97.900002</text:p>
          </table:table-cell>
          <table:table-cell office:value-type="float" office:value="98.739998" calcext:value-type="float">
            <text:p>98.739998</text:p>
          </table:table-cell>
          <table:table-cell office:value-type="float" office:value="68.675034" calcext:value-type="float">
            <text:p>68.675034</text:p>
          </table:table-cell>
          <table:table-cell office:value-type="float" office:value="30792800" calcext:value-type="float">
            <text:p>30792800</text:p>
          </table:table-cell>
        </table:table-row>
        <table:table-row table:style-name="ro1">
          <table:table-cell office:value-type="string" calcext:value-type="string">
            <text:p>2003-07-07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100.900002" calcext:value-type="float">
            <text:p>100.900002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100.699997" calcext:value-type="float">
            <text:p>100.699997</text:p>
          </table:table-cell>
          <table:table-cell office:value-type="float" office:value="70.038269" calcext:value-type="float">
            <text:p>70.038269</text:p>
          </table:table-cell>
          <table:table-cell office:value-type="float" office:value="31391100" calcext:value-type="float">
            <text:p>31391100</text:p>
          </table:table-cell>
        </table:table-row>
        <table:table-row table:style-name="ro1">
          <table:table-cell office:value-type="string" calcext:value-type="string">
            <text:p>2003-07-08</text:p>
          </table:table-cell>
          <table:table-cell office:value-type="float" office:value="100.5" calcext:value-type="float">
            <text:p>100.5</text:p>
          </table:table-cell>
          <table:table-cell office:value-type="float" office:value="101.290001" calcext:value-type="float">
            <text:p>101.290001</text:p>
          </table:table-cell>
          <table:table-cell office:value-type="float" office:value="100.169998" calcext:value-type="float">
            <text:p>100.169998</text:p>
          </table:table-cell>
          <table:table-cell office:value-type="float" office:value="101.150002" calcext:value-type="float">
            <text:p>101.150002</text:p>
          </table:table-cell>
          <table:table-cell office:value-type="float" office:value="70.351242" calcext:value-type="float">
            <text:p>70.351242</text:p>
          </table:table-cell>
          <table:table-cell office:value-type="float" office:value="30952500" calcext:value-type="float">
            <text:p>30952500</text:p>
          </table:table-cell>
        </table:table-row>
        <table:table-row table:style-name="ro1">
          <table:table-cell office:value-type="string" calcext:value-type="string">
            <text:p>2003-07-09</text:p>
          </table:table-cell>
          <table:table-cell office:value-type="float" office:value="100.919998" calcext:value-type="float">
            <text:p>100.919998</text:p>
          </table:table-cell>
          <table:table-cell office:value-type="float" office:value="101.400002" calcext:value-type="float">
            <text:p>101.400002</text:p>
          </table:table-cell>
          <table:table-cell office:value-type="float" office:value="100.029999" calcext:value-type="float">
            <text:p>100.029999</text:p>
          </table:table-cell>
          <table:table-cell office:value-type="float" office:value="100.580002" calcext:value-type="float">
            <text:p>100.580002</text:p>
          </table:table-cell>
          <table:table-cell office:value-type="float" office:value="69.954781" calcext:value-type="float">
            <text:p>69.954781</text:p>
          </table:table-cell>
          <table:table-cell office:value-type="float" office:value="36528500" calcext:value-type="float">
            <text:p>36528500</text:p>
          </table:table-cell>
        </table:table-row>
        <table:table-row table:style-name="ro1">
          <table:table-cell office:value-type="string" calcext:value-type="string">
            <text:p>2003-07-10</text:p>
          </table:table-cell>
          <table:table-cell office:value-type="float" office:value="99.839996" calcext:value-type="float">
            <text:p>99.839996</text:p>
          </table:table-cell>
          <table:table-cell office:value-type="float" office:value="100.040001" calcext:value-type="float">
            <text:p>100.040001</text:p>
          </table:table-cell>
          <table:table-cell office:value-type="float" office:value="98.629997" calcext:value-type="float">
            <text:p>98.629997</text:p>
          </table:table-cell>
          <table:table-cell office:value-type="float" office:value="99.300003" calcext:value-type="float">
            <text:p>99.300003</text:p>
          </table:table-cell>
          <table:table-cell office:value-type="float" office:value="69.064537" calcext:value-type="float">
            <text:p>69.064537</text:p>
          </table:table-cell>
          <table:table-cell office:value-type="float" office:value="49777700" calcext:value-type="float">
            <text:p>49777700</text:p>
          </table:table-cell>
        </table:table-row>
        <table:table-row table:style-name="ro1">
          <table:table-cell office:value-type="string" calcext:value-type="string">
            <text:p>2003-07-11</text:p>
          </table:table-cell>
          <table:table-cell office:value-type="float" office:value="99.389999" calcext:value-type="float">
            <text:p>99.389999</text:p>
          </table:table-cell>
          <table:table-cell office:value-type="float" office:value="100.449997" calcext:value-type="float">
            <text:p>100.449997</text:p>
          </table:table-cell>
          <table:table-cell office:value-type="float" office:value="99.389999" calcext:value-type="float">
            <text:p>99.389999</text:p>
          </table:table-cell>
          <table:table-cell office:value-type="float" office:value="100.239998" calcext:value-type="float">
            <text:p>100.239998</text:p>
          </table:table-cell>
          <table:table-cell office:value-type="float" office:value="69.718307" calcext:value-type="float">
            <text:p>69.718307</text:p>
          </table:table-cell>
          <table:table-cell office:value-type="float" office:value="39976300" calcext:value-type="float">
            <text:p>39976300</text:p>
          </table:table-cell>
        </table:table-row>
        <table:table-row table:style-name="ro1">
          <table:table-cell office:value-type="string" calcext:value-type="string">
            <text:p>2003-07-14</text:p>
          </table:table-cell>
          <table:table-cell office:value-type="float" office:value="101.199997" calcext:value-type="float">
            <text:p>101.199997</text:p>
          </table:table-cell>
          <table:table-cell office:value-type="float" office:value="101.900002" calcext:value-type="float">
            <text:p>101.900002</text:p>
          </table:table-cell>
          <table:table-cell office:value-type="float" office:value="100.449997" calcext:value-type="float">
            <text:p>100.449997</text:p>
          </table:table-cell>
          <table:table-cell office:value-type="float" office:value="100.730003" calcext:value-type="float">
            <text:p>100.730003</text:p>
          </table:table-cell>
          <table:table-cell office:value-type="float" office:value="70.059113" calcext:value-type="float">
            <text:p>70.059113</text:p>
          </table:table-cell>
          <table:table-cell office:value-type="float" office:value="42114900" calcext:value-type="float">
            <text:p>42114900</text:p>
          </table:table-cell>
        </table:table-row>
        <table:table-row table:style-name="ro1">
          <table:table-cell office:value-type="string" calcext:value-type="string">
            <text:p>2003-07-15</text:p>
          </table:table-cell>
          <table:table-cell office:value-type="float" office:value="101.379997" calcext:value-type="float">
            <text:p>101.379997</text:p>
          </table:table-cell>
          <table:table-cell office:value-type="float" office:value="101.459999" calcext:value-type="float">
            <text:p>101.459999</text:p>
          </table:table-cell>
          <table:table-cell office:value-type="float" office:value="99.949997" calcext:value-type="float">
            <text:p>99.949997</text:p>
          </table:table-cell>
          <table:table-cell office:value-type="float" office:value="100.510002" calcext:value-type="float">
            <text:p>100.510002</text:p>
          </table:table-cell>
          <table:table-cell office:value-type="float" office:value="69.90612" calcext:value-type="float">
            <text:p>69.90612</text:p>
          </table:table-cell>
          <table:table-cell office:value-type="float" office:value="42573600" calcext:value-type="float">
            <text:p>42573600</text:p>
          </table:table-cell>
        </table:table-row>
        <table:table-row table:style-name="ro1">
          <table:table-cell office:value-type="string" calcext:value-type="string">
            <text:p>2003-07-16</text:p>
          </table:table-cell>
          <table:table-cell office:value-type="float" office:value="100.809998" calcext:value-type="float">
            <text:p>100.809998</text:p>
          </table:table-cell>
          <table:table-cell office:value-type="float" office:value="100.870003" calcext:value-type="float">
            <text:p>100.870003</text:p>
          </table:table-cell>
          <table:table-cell office:value-type="float" office:value="99.230003" calcext:value-type="float">
            <text:p>99.230003</text:p>
          </table:table-cell>
          <table:table-cell office:value-type="float" office:value="99.919998" calcext:value-type="float">
            <text:p>99.919998</text:p>
          </table:table-cell>
          <table:table-cell office:value-type="float" office:value="69.495773" calcext:value-type="float">
            <text:p>69.495773</text:p>
          </table:table-cell>
          <table:table-cell office:value-type="float" office:value="39894200" calcext:value-type="float">
            <text:p>39894200</text:p>
          </table:table-cell>
        </table:table-row>
        <table:table-row table:style-name="ro1">
          <table:table-cell office:value-type="string" calcext:value-type="string">
            <text:p>2003-07-17</text:p>
          </table:table-cell>
          <table:table-cell office:value-type="float" office:value="99.150002" calcext:value-type="float">
            <text:p>99.150002</text:p>
          </table:table-cell>
          <table:table-cell office:value-type="float" office:value="99.879997" calcext:value-type="float">
            <text:p>99.879997</text:p>
          </table:table-cell>
          <table:table-cell office:value-type="float" office:value="98.160004" calcext:value-type="float">
            <text:p>98.160004</text:p>
          </table:table-cell>
          <table:table-cell office:value-type="float" office:value="98.5" calcext:value-type="float">
            <text:p>98.5</text:p>
          </table:table-cell>
          <table:table-cell office:value-type="float" office:value="68.508095" calcext:value-type="float">
            <text:p>68.508095</text:p>
          </table:table-cell>
          <table:table-cell office:value-type="float" office:value="52253500" calcext:value-type="float">
            <text:p>52253500</text:p>
          </table:table-cell>
        </table:table-row>
        <table:table-row table:style-name="ro1">
          <table:table-cell office:value-type="string" calcext:value-type="string">
            <text:p>2003-07-18</text:p>
          </table:table-cell>
          <table:table-cell office:value-type="float" office:value="99.019997" calcext:value-type="float">
            <text:p>99.019997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98.459999" calcext:value-type="float">
            <text:p>98.459999</text:p>
          </table:table-cell>
          <table:table-cell office:value-type="float" office:value="99.510002" calcext:value-type="float">
            <text:p>99.510002</text:p>
          </table:table-cell>
          <table:table-cell office:value-type="float" office:value="69.210571" calcext:value-type="float">
            <text:p>69.210571</text:p>
          </table:table-cell>
          <table:table-cell office:value-type="float" office:value="35698100" calcext:value-type="float">
            <text:p>35698100</text:p>
          </table:table-cell>
        </table:table-row>
        <table:table-row table:style-name="ro1">
          <table:table-cell office:value-type="string" calcext:value-type="string">
            <text:p>2003-07-21</text:p>
          </table:table-cell>
          <table:table-cell office:value-type="float" office:value="99.449997" calcext:value-type="float">
            <text:p>99.449997</text:p>
          </table:table-cell>
          <table:table-cell office:value-type="float" office:value="99.489998" calcext:value-type="float">
            <text:p>99.489998</text:p>
          </table:table-cell>
          <table:table-cell office:value-type="float" office:value="97.849998" calcext:value-type="float">
            <text:p>97.849998</text:p>
          </table:table-cell>
          <table:table-cell office:value-type="float" office:value="98.279999" calcext:value-type="float">
            <text:p>98.279999</text:p>
          </table:table-cell>
          <table:table-cell office:value-type="float" office:value="68.355095" calcext:value-type="float">
            <text:p>68.355095</text:p>
          </table:table-cell>
          <table:table-cell office:value-type="float" office:value="34786000" calcext:value-type="float">
            <text:p>34786000</text:p>
          </table:table-cell>
        </table:table-row>
        <table:table-row table:style-name="ro1">
          <table:table-cell office:value-type="string" calcext:value-type="string">
            <text:p>2003-07-22</text:p>
          </table:table-cell>
          <table:table-cell office:value-type="float" office:value="98.690002" calcext:value-type="float">
            <text:p>98.690002</text:p>
          </table:table-cell>
          <table:table-cell office:value-type="float" office:value="99.410004" calcext:value-type="float">
            <text:p>99.410004</text:p>
          </table:table-cell>
          <table:table-cell office:value-type="float" office:value="97.919998" calcext:value-type="float">
            <text:p>97.919998</text:p>
          </table:table-cell>
          <table:table-cell office:value-type="float" office:value="99.169998" calcext:value-type="float">
            <text:p>99.169998</text:p>
          </table:table-cell>
          <table:table-cell office:value-type="float" office:value="68.974091" calcext:value-type="float">
            <text:p>68.974091</text:p>
          </table:table-cell>
          <table:table-cell office:value-type="float" office:value="49968300" calcext:value-type="float">
            <text:p>49968300</text:p>
          </table:table-cell>
        </table:table-row>
        <table:table-row table:style-name="ro1">
          <table:table-cell office:value-type="string" calcext:value-type="string">
            <text:p>2003-07-23</text:p>
          </table:table-cell>
          <table:table-cell office:value-type="float" office:value="99.209999" calcext:value-type="float">
            <text:p>99.209999</text:p>
          </table:table-cell>
          <table:table-cell office:value-type="float" office:value="99.449997" calcext:value-type="float">
            <text:p>99.449997</text:p>
          </table:table-cell>
          <table:table-cell office:value-type="float" office:value="98.279999" calcext:value-type="float">
            <text:p>98.279999</text:p>
          </table:table-cell>
          <table:table-cell office:value-type="float" office:value="99.239998" calcext:value-type="float">
            <text:p>99.239998</text:p>
          </table:table-cell>
          <table:table-cell office:value-type="float" office:value="69.022827" calcext:value-type="float">
            <text:p>69.022827</text:p>
          </table:table-cell>
          <table:table-cell office:value-type="float" office:value="37275400" calcext:value-type="float">
            <text:p>37275400</text:p>
          </table:table-cell>
        </table:table-row>
        <table:table-row table:style-name="ro1">
          <table:table-cell office:value-type="string" calcext:value-type="string">
            <text:p>2003-07-24</text:p>
          </table:table-cell>
          <table:table-cell office:value-type="float" office:value="99.989998" calcext:value-type="float">
            <text:p>99.989998</text:p>
          </table:table-cell>
          <table:table-cell office:value-type="float" office:value="100.339996" calcext:value-type="float">
            <text:p>100.339996</text:p>
          </table:table-cell>
          <table:table-cell office:value-type="float" office:value="98.370003" calcext:value-type="float">
            <text:p>98.370003</text:p>
          </table:table-cell>
          <table:table-cell office:value-type="float" office:value="98.489998" calcext:value-type="float">
            <text:p>98.489998</text:p>
          </table:table-cell>
          <table:table-cell office:value-type="float" office:value="68.501144" calcext:value-type="float">
            <text:p>68.501144</text:p>
          </table:table-cell>
          <table:table-cell office:value-type="float" office:value="40896200" calcext:value-type="float">
            <text:p>40896200</text:p>
          </table:table-cell>
        </table:table-row>
        <table:table-row table:style-name="ro1">
          <table:table-cell office:value-type="string" calcext:value-type="string">
            <text:p>2003-07-25</text:p>
          </table:table-cell>
          <table:table-cell office:value-type="float" office:value="98.660004" calcext:value-type="float">
            <text:p>98.660004</text:p>
          </table:table-cell>
          <table:table-cell office:value-type="float" office:value="100.290001" calcext:value-type="float">
            <text:p>100.290001</text:p>
          </table:table-cell>
          <table:table-cell office:value-type="float" office:value="98.040001" calcext:value-type="float">
            <text:p>98.040001</text:p>
          </table:table-cell>
          <table:table-cell office:value-type="float" office:value="100.230003" calcext:value-type="float">
            <text:p>100.230003</text:p>
          </table:table-cell>
          <table:table-cell office:value-type="float" office:value="69.711365" calcext:value-type="float">
            <text:p>69.711365</text:p>
          </table:table-cell>
          <table:table-cell office:value-type="float" office:value="43241100" calcext:value-type="float">
            <text:p>43241100</text:p>
          </table:table-cell>
        </table:table-row>
        <table:table-row table:style-name="ro1">
          <table:table-cell office:value-type="string" calcext:value-type="string">
            <text:p>2003-07-28</text:p>
          </table:table-cell>
          <table:table-cell office:value-type="float" office:value="100.370003" calcext:value-type="float">
            <text:p>100.370003</text:p>
          </table:table-cell>
          <table:table-cell office:value-type="float" office:value="100.980003" calcext:value-type="float">
            <text:p>100.980003</text:p>
          </table:table-cell>
          <table:table-cell office:value-type="float" office:value="99.669998" calcext:value-type="float">
            <text:p>99.669998</text:p>
          </table:table-cell>
          <table:table-cell office:value-type="float" office:value="99.860001" calcext:value-type="float">
            <text:p>99.860001</text:p>
          </table:table-cell>
          <table:table-cell office:value-type="float" office:value="69.454002" calcext:value-type="float">
            <text:p>69.454002</text:p>
          </table:table-cell>
          <table:table-cell office:value-type="float" office:value="34382800" calcext:value-type="float">
            <text:p>34382800</text:p>
          </table:table-cell>
        </table:table-row>
        <table:table-row table:style-name="ro1">
          <table:table-cell office:value-type="string" calcext:value-type="string">
            <text:p>2003-07-29</text:p>
          </table:table-cell>
          <table:table-cell office:value-type="float" office:value="100.139999" calcext:value-type="float">
            <text:p>100.139999</text:p>
          </table:table-cell>
          <table:table-cell office:value-type="float" office:value="100.260002" calcext:value-type="float">
            <text:p>100.260002</text:p>
          </table:table-cell>
          <table:table-cell office:value-type="float" office:value="98.68" calcext:value-type="float">
            <text:p>98.68</text:p>
          </table:table-cell>
          <table:table-cell office:value-type="float" office:value="99.400002" calcext:value-type="float">
            <text:p>99.400002</text:p>
          </table:table-cell>
          <table:table-cell office:value-type="float" office:value="69.134102" calcext:value-type="float">
            <text:p>69.134102</text:p>
          </table:table-cell>
          <table:table-cell office:value-type="float" office:value="53472100" calcext:value-type="float">
            <text:p>53472100</text:p>
          </table:table-cell>
        </table:table-row>
        <table:table-row table:style-name="ro1">
          <table:table-cell office:value-type="string" calcext:value-type="string">
            <text:p>2003-07-30</text:p>
          </table:table-cell>
          <table:table-cell office:value-type="float" office:value="99.599998" calcext:value-type="float">
            <text:p>99.599998</text:p>
          </table:table-cell>
          <table:table-cell office:value-type="float" office:value="99.75" calcext:value-type="float">
            <text:p>99.75</text:p>
          </table:table-cell>
          <table:table-cell office:value-type="float" office:value="98.93" calcext:value-type="float">
            <text:p>98.93</text:p>
          </table:table-cell>
          <table:table-cell office:value-type="float" office:value="99.160004" calcext:value-type="float">
            <text:p>99.160004</text:p>
          </table:table-cell>
          <table:table-cell office:value-type="float" office:value="68.96714" calcext:value-type="float">
            <text:p>68.96714</text:p>
          </table:table-cell>
          <table:table-cell office:value-type="float" office:value="28363300" calcext:value-type="float">
            <text:p>28363300</text:p>
          </table:table-cell>
        </table:table-row>
        <table:table-row table:style-name="ro1">
          <table:table-cell office:value-type="string" calcext:value-type="string">
            <text:p>2003-07-31</text:p>
          </table:table-cell>
          <table:table-cell office:value-type="float" office:value="99.980003" calcext:value-type="float">
            <text:p>99.980003</text:p>
          </table:table-cell>
          <table:table-cell office:value-type="float" office:value="100.910004" calcext:value-type="float">
            <text:p>100.910004</text:p>
          </table:table-cell>
          <table:table-cell office:value-type="float" office:value="99.169998" calcext:value-type="float">
            <text:p>99.169998</text:p>
          </table:table-cell>
          <table:table-cell office:value-type="float" office:value="99.389999" calcext:value-type="float">
            <text:p>99.389999</text:p>
          </table:table-cell>
          <table:table-cell office:value-type="float" office:value="69.127129" calcext:value-type="float">
            <text:p>69.127129</text:p>
          </table:table-cell>
          <table:table-cell office:value-type="float" office:value="54937200" calcext:value-type="float">
            <text:p>54937200</text:p>
          </table:table-cell>
        </table:table-row>
        <table:table-row table:style-name="ro1">
          <table:table-cell office:value-type="string" calcext:value-type="string">
            <text:p>2003-08-01</text:p>
          </table:table-cell>
          <table:table-cell office:value-type="float" office:value="99.190002" calcext:value-type="float">
            <text:p>99.190002</text:p>
          </table:table-cell>
          <table:table-cell office:value-type="float" office:value="99.529999" calcext:value-type="float">
            <text:p>99.529999</text:p>
          </table:table-cell>
          <table:table-cell office:value-type="float" office:value="98.239998" calcext:value-type="float">
            <text:p>98.239998</text:p>
          </table:table-cell>
          <table:table-cell office:value-type="float" office:value="98.510002" calcext:value-type="float">
            <text:p>98.510002</text:p>
          </table:table-cell>
          <table:table-cell office:value-type="float" office:value="68.51506" calcext:value-type="float">
            <text:p>68.51506</text:p>
          </table:table-cell>
          <table:table-cell office:value-type="float" office:value="49321000" calcext:value-type="float">
            <text:p>49321000</text:p>
          </table:table-cell>
        </table:table-row>
        <table:table-row table:style-name="ro1">
          <table:table-cell office:value-type="string" calcext:value-type="string">
            <text:p>2003-08-04</text:p>
          </table:table-cell>
          <table:table-cell office:value-type="float" office:value="98.309998" calcext:value-type="float">
            <text:p>98.30999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.510002" calcext:value-type="float">
            <text:p>98.510002</text:p>
          </table:table-cell>
          <table:table-cell office:value-type="float" office:value="68.51506" calcext:value-type="float">
            <text:p>68.51506</text:p>
          </table:table-cell>
          <table:table-cell office:value-type="float" office:value="55214100" calcext:value-type="float">
            <text:p>55214100</text:p>
          </table:table-cell>
        </table:table-row>
        <table:table-row table:style-name="ro1">
          <table:table-cell office:value-type="string" calcext:value-type="string">
            <text:p>2003-08-05</text:p>
          </table:table-cell>
          <table:table-cell office:value-type="float" office:value="98.410004" calcext:value-type="float">
            <text:p>98.410004</text:p>
          </table:table-cell>
          <table:table-cell office:value-type="float" office:value="98.760002" calcext:value-type="float">
            <text:p>98.760002</text:p>
          </table:table-cell>
          <table:table-cell office:value-type="float" office:value="96.339996" calcext:value-type="float">
            <text:p>96.339996</text:p>
          </table:table-cell>
          <table:table-cell office:value-type="float" office:value="96.419998" calcext:value-type="float">
            <text:p>96.419998</text:p>
          </table:table-cell>
          <table:table-cell office:value-type="float" office:value="67.061447" calcext:value-type="float">
            <text:p>67.061447</text:p>
          </table:table-cell>
          <table:table-cell office:value-type="float" office:value="61415600" calcext:value-type="float">
            <text:p>61415600</text:p>
          </table:table-cell>
        </table:table-row>
        <table:table-row table:style-name="ro1">
          <table:table-cell office:value-type="string" calcext:value-type="string">
            <text:p>2003-08-06</text:p>
          </table:table-cell>
          <table:table-cell office:value-type="float" office:value="96.690002" calcext:value-type="float">
            <text:p>96.690002</text:p>
          </table:table-cell>
          <table:table-cell office:value-type="float" office:value="98.059998" calcext:value-type="float">
            <text:p>98.059998</text:p>
          </table:table-cell>
          <table:table-cell office:value-type="float" office:value="96.419998" calcext:value-type="float">
            <text:p>96.419998</text:p>
          </table:table-cell>
          <table:table-cell office:value-type="float" office:value="96.980003" calcext:value-type="float">
            <text:p>96.980003</text:p>
          </table:table-cell>
          <table:table-cell office:value-type="float" office:value="67.450928" calcext:value-type="float">
            <text:p>67.450928</text:p>
          </table:table-cell>
          <table:table-cell office:value-type="float" office:value="50096900" calcext:value-type="float">
            <text:p>50096900</text:p>
          </table:table-cell>
        </table:table-row>
        <table:table-row table:style-name="ro1">
          <table:table-cell office:value-type="string" calcext:value-type="string">
            <text:p>2003-08-07</text:p>
          </table:table-cell>
          <table:table-cell office:value-type="float" office:value="97.169998" calcext:value-type="float">
            <text:p>97.169998</text:p>
          </table:table-cell>
          <table:table-cell office:value-type="float" office:value="98.07" calcext:value-type="float">
            <text:p>98.07</text:p>
          </table:table-cell>
          <table:table-cell office:value-type="float" office:value="96.760002" calcext:value-type="float">
            <text:p>96.760002</text:p>
          </table:table-cell>
          <table:table-cell office:value-type="float" office:value="98" calcext:value-type="float">
            <text:p>98</text:p>
          </table:table-cell>
          <table:table-cell office:value-type="float" office:value="68.160362" calcext:value-type="float">
            <text:p>68.160362</text:p>
          </table:table-cell>
          <table:table-cell office:value-type="float" office:value="43427400" calcext:value-type="float">
            <text:p>43427400</text:p>
          </table:table-cell>
        </table:table-row>
        <table:table-row table:style-name="ro1">
          <table:table-cell office:value-type="string" calcext:value-type="string">
            <text:p>2003-08-08</text:p>
          </table:table-cell>
          <table:table-cell office:value-type="float" office:value="98.32" calcext:value-type="float">
            <text:p>98.32</text:p>
          </table:table-cell>
          <table:table-cell office:value-type="float" office:value="98.550003" calcext:value-type="float">
            <text:p>98.550003</text:p>
          </table:table-cell>
          <table:table-cell office:value-type="float" office:value="97.760002" calcext:value-type="float">
            <text:p>97.760002</text:p>
          </table:table-cell>
          <table:table-cell office:value-type="float" office:value="98.279999" calcext:value-type="float">
            <text:p>98.279999</text:p>
          </table:table-cell>
          <table:table-cell office:value-type="float" office:value="68.355095" calcext:value-type="float">
            <text:p>68.355095</text:p>
          </table:table-cell>
          <table:table-cell office:value-type="float" office:value="27357300" calcext:value-type="float">
            <text:p>27357300</text:p>
          </table:table-cell>
        </table:table-row>
        <table:table-row table:style-name="ro1">
          <table:table-cell office:value-type="string" calcext:value-type="string">
            <text:p>2003-08-11</text:p>
          </table:table-cell>
          <table:table-cell office:value-type="float" office:value="98.260002" calcext:value-type="float">
            <text:p>98.260002</text:p>
          </table:table-cell>
          <table:table-cell office:value-type="float" office:value="99.040001" calcext:value-type="float">
            <text:p>99.040001</text:p>
          </table:table-cell>
          <table:table-cell office:value-type="float" office:value="97.839996" calcext:value-type="float">
            <text:p>97.839996</text:p>
          </table:table-cell>
          <table:table-cell office:value-type="float" office:value="98.650002" calcext:value-type="float">
            <text:p>98.650002</text:p>
          </table:table-cell>
          <table:table-cell office:value-type="float" office:value="68.612457" calcext:value-type="float">
            <text:p>68.612457</text:p>
          </table:table-cell>
          <table:table-cell office:value-type="float" office:value="34631400" calcext:value-type="float">
            <text:p>34631400</text:p>
          </table:table-cell>
        </table:table-row>
        <table:table-row table:style-name="ro1">
          <table:table-cell office:value-type="string" calcext:value-type="string">
            <text:p>2003-08-12</text:p>
          </table:table-cell>
          <table:table-cell office:value-type="float" office:value="98.709999" calcext:value-type="float">
            <text:p>98.709999</text:p>
          </table:table-cell>
          <table:table-cell office:value-type="float" office:value="99.589996" calcext:value-type="float">
            <text:p>99.589996</text:p>
          </table:table-cell>
          <table:table-cell office:value-type="float" office:value="98.419998" calcext:value-type="float">
            <text:p>98.419998</text:p>
          </table:table-cell>
          <table:table-cell office:value-type="float" office:value="99.550003" calcext:value-type="float">
            <text:p>99.550003</text:p>
          </table:table-cell>
          <table:table-cell office:value-type="float" office:value="69.238403" calcext:value-type="float">
            <text:p>69.238403</text:p>
          </table:table-cell>
          <table:table-cell office:value-type="float" office:value="43285600" calcext:value-type="float">
            <text:p>43285600</text:p>
          </table:table-cell>
        </table:table-row>
        <table:table-row table:style-name="ro1">
          <table:table-cell office:value-type="string" calcext:value-type="string">
            <text:p>2003-08-13</text:p>
          </table:table-cell>
          <table:table-cell office:value-type="float" office:value="99.82" calcext:value-type="float">
            <text:p>99.82</text:p>
          </table:table-cell>
          <table:table-cell office:value-type="float" office:value="99.849998" calcext:value-type="float">
            <text:p>99.849998</text:p>
          </table:table-cell>
          <table:table-cell office:value-type="float" office:value="98.529999" calcext:value-type="float">
            <text:p>98.529999</text:p>
          </table:table-cell>
          <table:table-cell office:value-type="float" office:value="99.040001" calcext:value-type="float">
            <text:p>99.040001</text:p>
          </table:table-cell>
          <table:table-cell office:value-type="float" office:value="68.883682" calcext:value-type="float">
            <text:p>68.883682</text:p>
          </table:table-cell>
          <table:table-cell office:value-type="float" office:value="36152000" calcext:value-type="float">
            <text:p>36152000</text:p>
          </table:table-cell>
        </table:table-row>
        <table:table-row table:style-name="ro1">
          <table:table-cell office:value-type="string" calcext:value-type="string">
            <text:p>2003-08-14</text:p>
          </table:table-cell>
          <table:table-cell office:value-type="float" office:value="99.099998" calcext:value-type="float">
            <text:p>99.099998</text:p>
          </table:table-cell>
          <table:table-cell office:value-type="float" office:value="99.75" calcext:value-type="float">
            <text:p>99.75</text:p>
          </table:table-cell>
          <table:table-cell office:value-type="float" office:value="98.449997" calcext:value-type="float">
            <text:p>98.449997</text:p>
          </table:table-cell>
          <table:table-cell office:value-type="float" office:value="99.309998" calcext:value-type="float">
            <text:p>99.309998</text:p>
          </table:table-cell>
          <table:table-cell office:value-type="float" office:value="69.071487" calcext:value-type="float">
            <text:p>69.071487</text:p>
          </table:table-cell>
          <table:table-cell office:value-type="float" office:value="35525100" calcext:value-type="float">
            <text:p>35525100</text:p>
          </table:table-cell>
        </table:table-row>
        <table:table-row table:style-name="ro1">
          <table:table-cell office:value-type="string" calcext:value-type="string">
            <text:p>2003-08-15</text:p>
          </table:table-cell>
          <table:table-cell office:value-type="float" office:value="99.360001" calcext:value-type="float">
            <text:p>99.360001</text:p>
          </table:table-cell>
          <table:table-cell office:value-type="float" office:value="99.790001" calcext:value-type="float">
            <text:p>99.790001</text:p>
          </table:table-cell>
          <table:table-cell office:value-type="float" office:value="99.120003" calcext:value-type="float">
            <text:p>99.120003</text:p>
          </table:table-cell>
          <table:table-cell office:value-type="float" office:value="99.620003" calcext:value-type="float">
            <text:p>99.620003</text:p>
          </table:table-cell>
          <table:table-cell office:value-type="float" office:value="69.287094" calcext:value-type="float">
            <text:p>69.287094</text:p>
          </table:table-cell>
          <table:table-cell office:value-type="float" office:value="12567000" calcext:value-type="float">
            <text:p>12567000</text:p>
          </table:table-cell>
        </table:table-row>
        <table:table-row table:style-name="ro1">
          <table:table-cell office:value-type="string" calcext:value-type="string">
            <text:p>2003-08-18</text:p>
          </table:table-cell>
          <table:table-cell office:value-type="float" office:value="99.93" calcext:value-type="float">
            <text:p>99.93</text:p>
          </table:table-cell>
          <table:table-cell office:value-type="float" office:value="100.599998" calcext:value-type="float">
            <text:p>100.599998</text:p>
          </table:table-cell>
          <table:table-cell office:value-type="float" office:value="99.739998" calcext:value-type="float">
            <text:p>99.739998</text:p>
          </table:table-cell>
          <table:table-cell office:value-type="float" office:value="100.480003" calcext:value-type="float">
            <text:p>100.480003</text:p>
          </table:table-cell>
          <table:table-cell office:value-type="float" office:value="69.885246" calcext:value-type="float">
            <text:p>69.885246</text:p>
          </table:table-cell>
          <table:table-cell office:value-type="float" office:value="22873800" calcext:value-type="float">
            <text:p>22873800</text:p>
          </table:table-cell>
        </table:table-row>
        <table:table-row table:style-name="ro1">
          <table:table-cell office:value-type="string" calcext:value-type="string">
            <text:p>2003-08-19</text:p>
          </table:table-cell>
          <table:table-cell office:value-type="float" office:value="100.690002" calcext:value-type="float">
            <text:p>100.690002</text:p>
          </table:table-cell>
          <table:table-cell office:value-type="float" office:value="100.940002" calcext:value-type="float">
            <text:p>100.940002</text:p>
          </table:table-cell>
          <table:table-cell office:value-type="float" office:value="100" calcext:value-type="float">
            <text:p>100</text:p>
          </table:table-cell>
          <table:table-cell office:value-type="float" office:value="100.860001" calcext:value-type="float">
            <text:p>100.860001</text:p>
          </table:table-cell>
          <table:table-cell office:value-type="float" office:value="70.149521" calcext:value-type="float">
            <text:p>70.149521</text:p>
          </table:table-cell>
          <table:table-cell office:value-type="float" office:value="37437700" calcext:value-type="float">
            <text:p>37437700</text:p>
          </table:table-cell>
        </table:table-row>
        <table:table-row table:style-name="ro1">
          <table:table-cell office:value-type="string" calcext:value-type="string">
            <text:p>2003-08-20</text:p>
          </table:table-cell>
          <table:table-cell office:value-type="float" office:value="100.290001" calcext:value-type="float">
            <text:p>100.290001</text:p>
          </table:table-cell>
          <table:table-cell office:value-type="float" office:value="100.889999" calcext:value-type="float">
            <text:p>100.889999</text:p>
          </table:table-cell>
          <table:table-cell office:value-type="float" office:value="100.160004" calcext:value-type="float">
            <text:p>100.160004</text:p>
          </table:table-cell>
          <table:table-cell office:value-type="float" office:value="100.449997" calcext:value-type="float">
            <text:p>100.449997</text:p>
          </table:table-cell>
          <table:table-cell office:value-type="float" office:value="69.864395" calcext:value-type="float">
            <text:p>69.864395</text:p>
          </table:table-cell>
          <table:table-cell office:value-type="float" office:value="21295300" calcext:value-type="float">
            <text:p>21295300</text:p>
          </table:table-cell>
        </table:table-row>
        <table:table-row table:style-name="ro1">
          <table:table-cell office:value-type="string" calcext:value-type="string">
            <text:p>2003-08-21</text:p>
          </table:table-cell>
          <table:table-cell office:value-type="float" office:value="101.050003" calcext:value-type="float">
            <text:p>101.050003</text:p>
          </table:table-cell>
          <table:table-cell office:value-type="float" office:value="101.519997" calcext:value-type="float">
            <text:p>101.519997</text:p>
          </table:table-cell>
          <table:table-cell office:value-type="float" office:value="100.400002" calcext:value-type="float">
            <text:p>100.400002</text:p>
          </table:table-cell>
          <table:table-cell office:value-type="float" office:value="100.769997" calcext:value-type="float">
            <text:p>100.769997</text:p>
          </table:table-cell>
          <table:table-cell office:value-type="float" office:value="70.086929" calcext:value-type="float">
            <text:p>70.086929</text:p>
          </table:table-cell>
          <table:table-cell office:value-type="float" office:value="46494200" calcext:value-type="float">
            <text:p>46494200</text:p>
          </table:table-cell>
        </table:table-row>
        <table:table-row table:style-name="ro1">
          <table:table-cell office:value-type="string" calcext:value-type="string">
            <text:p>2003-08-22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1.82" calcext:value-type="float">
            <text:p>101.82</text:p>
          </table:table-cell>
          <table:table-cell office:value-type="float" office:value="99.730003" calcext:value-type="float">
            <text:p>99.730003</text:p>
          </table:table-cell>
          <table:table-cell office:value-type="float" office:value="99.769997" calcext:value-type="float">
            <text:p>99.769997</text:p>
          </table:table-cell>
          <table:table-cell office:value-type="float" office:value="69.391418" calcext:value-type="float">
            <text:p>69.391418</text:p>
          </table:table-cell>
          <table:table-cell office:value-type="float" office:value="52040300" calcext:value-type="float">
            <text:p>52040300</text:p>
          </table:table-cell>
        </table:table-row>
        <table:table-row table:style-name="ro1">
          <table:table-cell office:value-type="string" calcext:value-type="string">
            <text:p>2003-08-25</text:p>
          </table:table-cell>
          <table:table-cell office:value-type="float" office:value="99.709999" calcext:value-type="float">
            <text:p>99.709999</text:p>
          </table:table-cell>
          <table:table-cell office:value-type="float" office:value="100.830002" calcext:value-type="float">
            <text:p>100.830002</text:p>
          </table:table-cell>
          <table:table-cell office:value-type="float" office:value="99.279999" calcext:value-type="float">
            <text:p>99.279999</text:p>
          </table:table-cell>
          <table:table-cell office:value-type="float" office:value="99.93" calcext:value-type="float">
            <text:p>99.93</text:p>
          </table:table-cell>
          <table:table-cell office:value-type="float" office:value="69.502708" calcext:value-type="float">
            <text:p>69.502708</text:p>
          </table:table-cell>
          <table:table-cell office:value-type="float" office:value="23473000" calcext:value-type="float">
            <text:p>23473000</text:p>
          </table:table-cell>
        </table:table-row>
        <table:table-row table:style-name="ro1">
          <table:table-cell office:value-type="string" calcext:value-type="string">
            <text:p>2003-08-26</text:p>
          </table:table-cell>
          <table:table-cell office:value-type="float" office:value="99.5" calcext:value-type="float">
            <text:p>99.5</text:p>
          </table:table-cell>
          <table:table-cell office:value-type="float" office:value="100.389999" calcext:value-type="float">
            <text:p>100.389999</text:p>
          </table:table-cell>
          <table:table-cell office:value-type="float" office:value="98.830002" calcext:value-type="float">
            <text:p>98.830002</text:p>
          </table:table-cell>
          <table:table-cell office:value-type="float" office:value="100.110001" calcext:value-type="float">
            <text:p>100.110001</text:p>
          </table:table-cell>
          <table:table-cell office:value-type="float" office:value="69.627937" calcext:value-type="float">
            <text:p>69.627937</text:p>
          </table:table-cell>
          <table:table-cell office:value-type="float" office:value="45065800" calcext:value-type="float">
            <text:p>45065800</text:p>
          </table:table-cell>
        </table:table-row>
        <table:table-row table:style-name="ro1">
          <table:table-cell office:value-type="string" calcext:value-type="string">
            <text:p>2003-08-27</text:p>
          </table:table-cell>
          <table:table-cell office:value-type="float" office:value="100.050003" calcext:value-type="float">
            <text:p>100.050003</text:p>
          </table:table-cell>
          <table:table-cell office:value-type="float" office:value="100.360001" calcext:value-type="float">
            <text:p>100.360001</text:p>
          </table:table-cell>
          <table:table-cell office:value-type="float" office:value="99.57" calcext:value-type="float">
            <text:p>99.57</text:p>
          </table:table-cell>
          <table:table-cell office:value-type="float" office:value="100.139999" calcext:value-type="float">
            <text:p>100.139999</text:p>
          </table:table-cell>
          <table:table-cell office:value-type="float" office:value="69.648773" calcext:value-type="float">
            <text:p>69.648773</text:p>
          </table:table-cell>
          <table:table-cell office:value-type="float" office:value="18919500" calcext:value-type="float">
            <text:p>18919500</text:p>
          </table:table-cell>
        </table:table-row>
        <table:table-row table:style-name="ro1">
          <table:table-cell office:value-type="string" calcext:value-type="string">
            <text:p>2003-08-28</text:p>
          </table:table-cell>
          <table:table-cell office:value-type="float" office:value="100.400002" calcext:value-type="float">
            <text:p>100.400002</text:p>
          </table:table-cell>
          <table:table-cell office:value-type="float" office:value="101" calcext:value-type="float">
            <text:p>101</text:p>
          </table:table-cell>
          <table:table-cell office:value-type="float" office:value="99.660004" calcext:value-type="float">
            <text:p>99.660004</text:p>
          </table:table-cell>
          <table:table-cell office:value-type="float" office:value="100.760002" calcext:value-type="float">
            <text:p>100.760002</text:p>
          </table:table-cell>
          <table:table-cell office:value-type="float" office:value="70.079948" calcext:value-type="float">
            <text:p>70.079948</text:p>
          </table:table-cell>
          <table:table-cell office:value-type="float" office:value="27402400" calcext:value-type="float">
            <text:p>27402400</text:p>
          </table:table-cell>
        </table:table-row>
        <table:table-row table:style-name="ro1">
          <table:table-cell office:value-type="string" calcext:value-type="string">
            <text:p>2003-08-29</text:p>
          </table:table-cell>
          <table:table-cell office:value-type="float" office:value="100.610001" calcext:value-type="float">
            <text:p>100.610001</text:p>
          </table:table-cell>
          <table:table-cell office:value-type="float" office:value="101.480003" calcext:value-type="float">
            <text:p>101.480003</text:p>
          </table:table-cell>
          <table:table-cell office:value-type="float" office:value="100.480003" calcext:value-type="float">
            <text:p>100.480003</text:p>
          </table:table-cell>
          <table:table-cell office:value-type="float" office:value="101.440002" calcext:value-type="float">
            <text:p>101.440002</text:p>
          </table:table-cell>
          <table:table-cell office:value-type="float" office:value="70.552925" calcext:value-type="float">
            <text:p>70.552925</text:p>
          </table:table-cell>
          <table:table-cell office:value-type="float" office:value="28706600" calcext:value-type="float">
            <text:p>28706600</text:p>
          </table:table-cell>
        </table:table-row>
        <table:table-row table:style-name="ro1">
          <table:table-cell office:value-type="string" calcext:value-type="string">
            <text:p>2003-09-02</text:p>
          </table:table-cell>
          <table:table-cell office:value-type="float" office:value="101.639999" calcext:value-type="float">
            <text:p>101.639999</text:p>
          </table:table-cell>
          <table:table-cell office:value-type="float" office:value="102.879997" calcext:value-type="float">
            <text:p>102.879997</text:p>
          </table:table-cell>
          <table:table-cell office:value-type="float" office:value="101.050003" calcext:value-type="float">
            <text:p>101.050003</text:p>
          </table:table-cell>
          <table:table-cell office:value-type="float" office:value="102.800003" calcext:value-type="float">
            <text:p>102.800003</text:p>
          </table:table-cell>
          <table:table-cell office:value-type="float" office:value="71.498817" calcext:value-type="float">
            <text:p>71.498817</text:p>
          </table:table-cell>
          <table:table-cell office:value-type="float" office:value="49419100" calcext:value-type="float">
            <text:p>49419100</text:p>
          </table:table-cell>
        </table:table-row>
        <table:table-row table:style-name="ro1">
          <table:table-cell office:value-type="string" calcext:value-type="string">
            <text:p>2003-09-03</text:p>
          </table:table-cell>
          <table:table-cell office:value-type="float" office:value="103.029999" calcext:value-type="float">
            <text:p>103.029999</text:p>
          </table:table-cell>
          <table:table-cell office:value-type="float" office:value="103.699997" calcext:value-type="float">
            <text:p>103.699997</text:p>
          </table:table-cell>
          <table:table-cell office:value-type="float" office:value="102.779999" calcext:value-type="float">
            <text:p>102.779999</text:p>
          </table:table-cell>
          <table:table-cell office:value-type="float" office:value="103.360001" calcext:value-type="float">
            <text:p>103.360001</text:p>
          </table:table-cell>
          <table:table-cell office:value-type="float" office:value="71.888344" calcext:value-type="float">
            <text:p>71.888344</text:p>
          </table:table-cell>
          <table:table-cell office:value-type="float" office:value="44912400" calcext:value-type="float">
            <text:p>44912400</text:p>
          </table:table-cell>
        </table:table-row>
        <table:table-row table:style-name="ro1">
          <table:table-cell office:value-type="string" calcext:value-type="string">
            <text:p>2003-09-04</text:p>
          </table:table-cell>
          <table:table-cell office:value-type="float" office:value="103.099998" calcext:value-type="float">
            <text:p>103.099998</text:p>
          </table:table-cell>
          <table:table-cell office:value-type="float" office:value="103.550003" calcext:value-type="float">
            <text:p>103.550003</text:p>
          </table:table-cell>
          <table:table-cell office:value-type="float" office:value="102.760002" calcext:value-type="float">
            <text:p>102.760002</text:p>
          </table:table-cell>
          <table:table-cell office:value-type="float" office:value="103.410004" calcext:value-type="float">
            <text:p>103.410004</text:p>
          </table:table-cell>
          <table:table-cell office:value-type="float" office:value="71.923119" calcext:value-type="float">
            <text:p>71.923119</text:p>
          </table:table-cell>
          <table:table-cell office:value-type="float" office:value="28381000" calcext:value-type="float">
            <text:p>28381000</text:p>
          </table:table-cell>
        </table:table-row>
        <table:table-row table:style-name="ro1">
          <table:table-cell office:value-type="string" calcext:value-type="string">
            <text:p>2003-09-05</text:p>
          </table:table-cell>
          <table:table-cell office:value-type="float" office:value="102.940002" calcext:value-type="float">
            <text:p>102.940002</text:p>
          </table:table-cell>
          <table:table-cell office:value-type="float" office:value="103.550003" calcext:value-type="float">
            <text:p>103.550003</text:p>
          </table:table-cell>
          <table:table-cell office:value-type="float" office:value="102.400002" calcext:value-type="float">
            <text:p>102.400002</text:p>
          </table:table-cell>
          <table:table-cell office:value-type="float" office:value="102.830002" calcext:value-type="float">
            <text:p>102.830002</text:p>
          </table:table-cell>
          <table:table-cell office:value-type="float" office:value="71.519707" calcext:value-type="float">
            <text:p>71.519707</text:p>
          </table:table-cell>
          <table:table-cell office:value-type="float" office:value="31637300" calcext:value-type="float">
            <text:p>31637300</text:p>
          </table:table-cell>
        </table:table-row>
        <table:table-row table:style-name="ro1">
          <table:table-cell office:value-type="string" calcext:value-type="string">
            <text:p>2003-09-08</text:p>
          </table:table-cell>
          <table:table-cell office:value-type="float" office:value="103.040001" calcext:value-type="float">
            <text:p>103.040001</text:p>
          </table:table-cell>
          <table:table-cell office:value-type="float" office:value="103.879997" calcext:value-type="float">
            <text:p>103.879997</text:p>
          </table:table-cell>
          <table:table-cell office:value-type="float" office:value="102.93" calcext:value-type="float">
            <text:p>102.93</text:p>
          </table:table-cell>
          <table:table-cell office:value-type="float" office:value="103.68" calcext:value-type="float">
            <text:p>103.68</text:p>
          </table:table-cell>
          <table:table-cell office:value-type="float" office:value="72.110901" calcext:value-type="float">
            <text:p>72.110901</text:p>
          </table:table-cell>
          <table:table-cell office:value-type="float" office:value="32632800" calcext:value-type="float">
            <text:p>32632800</text:p>
          </table:table-cell>
        </table:table-row>
        <table:table-row table:style-name="ro1">
          <table:table-cell office:value-type="string" calcext:value-type="string">
            <text:p>2003-09-09</text:p>
          </table:table-cell>
          <table:table-cell office:value-type="float" office:value="103.370003" calcext:value-type="float">
            <text:p>103.370003</text:p>
          </table:table-cell>
          <table:table-cell office:value-type="float" office:value="103.459999" calcext:value-type="float">
            <text:p>103.459999</text:p>
          </table:table-cell>
          <table:table-cell office:value-type="float" office:value="102.68" calcext:value-type="float">
            <text:p>102.68</text:p>
          </table:table-cell>
          <table:table-cell office:value-type="float" office:value="103" calcext:value-type="float">
            <text:p>103</text:p>
          </table:table-cell>
          <table:table-cell office:value-type="float" office:value="71.637917" calcext:value-type="float">
            <text:p>71.637917</text:p>
          </table:table-cell>
          <table:table-cell office:value-type="float" office:value="35053200" calcext:value-type="float">
            <text:p>35053200</text:p>
          </table:table-cell>
        </table:table-row>
        <table:table-row table:style-name="ro1">
          <table:table-cell office:value-type="string" calcext:value-type="string">
            <text:p>2003-09-10</text:p>
          </table:table-cell>
          <table:table-cell office:value-type="float" office:value="102.529999" calcext:value-type="float">
            <text:p>102.529999</text:p>
          </table:table-cell>
          <table:table-cell office:value-type="float" office:value="102.800003" calcext:value-type="float">
            <text:p>102.800003</text:p>
          </table:table-cell>
          <table:table-cell office:value-type="float" office:value="101.550003" calcext:value-type="float">
            <text:p>101.550003</text:p>
          </table:table-cell>
          <table:table-cell office:value-type="float" office:value="101.959999" calcext:value-type="float">
            <text:p>101.959999</text:p>
          </table:table-cell>
          <table:table-cell office:value-type="float" office:value="70.914627" calcext:value-type="float">
            <text:p>70.914627</text:p>
          </table:table-cell>
          <table:table-cell office:value-type="float" office:value="45904900" calcext:value-type="float">
            <text:p>45904900</text:p>
          </table:table-cell>
        </table:table-row>
        <table:table-row table:style-name="ro1">
          <table:table-cell office:value-type="string" calcext:value-type="string">
            <text:p>2003-09-11</text:p>
          </table:table-cell>
          <table:table-cell office:value-type="float" office:value="102.099998" calcext:value-type="float">
            <text:p>102.099998</text:p>
          </table:table-cell>
          <table:table-cell office:value-type="float" office:value="102.760002" calcext:value-type="float">
            <text:p>102.760002</text:p>
          </table:table-cell>
          <table:table-cell office:value-type="float" office:value="101.839996" calcext:value-type="float">
            <text:p>101.839996</text:p>
          </table:table-cell>
          <table:table-cell office:value-type="float" office:value="102.260002" calcext:value-type="float">
            <text:p>102.260002</text:p>
          </table:table-cell>
          <table:table-cell office:value-type="float" office:value="71.12326" calcext:value-type="float">
            <text:p>71.12326</text:p>
          </table:table-cell>
          <table:table-cell office:value-type="float" office:value="38396300" calcext:value-type="float">
            <text:p>38396300</text:p>
          </table:table-cell>
        </table:table-row>
        <table:table-row table:style-name="ro1">
          <table:table-cell office:value-type="string" calcext:value-type="string">
            <text:p>2003-09-12</text:p>
          </table:table-cell>
          <table:table-cell office:value-type="float" office:value="101.910004" calcext:value-type="float">
            <text:p>101.910004</text:p>
          </table:table-cell>
          <table:table-cell office:value-type="float" office:value="102.639999" calcext:value-type="float">
            <text:p>102.639999</text:p>
          </table:table-cell>
          <table:table-cell office:value-type="float" office:value="101.349998" calcext:value-type="float">
            <text:p>101.349998</text:p>
          </table:table-cell>
          <table:table-cell office:value-type="float" office:value="102.449997" calcext:value-type="float">
            <text:p>102.449997</text:p>
          </table:table-cell>
          <table:table-cell office:value-type="float" office:value="71.255417" calcext:value-type="float">
            <text:p>71.255417</text:p>
          </table:table-cell>
          <table:table-cell office:value-type="float" office:value="42524800" calcext:value-type="float">
            <text:p>42524800</text:p>
          </table:table-cell>
        </table:table-row>
        <table:table-row table:style-name="ro1">
          <table:table-cell office:value-type="string" calcext:value-type="string">
            <text:p>2003-09-15</text:p>
          </table:table-cell>
          <table:table-cell office:value-type="float" office:value="102.519997" calcext:value-type="float">
            <text:p>102.519997</text:p>
          </table:table-cell>
          <table:table-cell office:value-type="float" office:value="102.629997" calcext:value-type="float">
            <text:p>102.629997</text:p>
          </table:table-cell>
          <table:table-cell office:value-type="float" office:value="101.949997" calcext:value-type="float">
            <text:p>101.949997</text:p>
          </table:table-cell>
          <table:table-cell office:value-type="float" office:value="102.089996" calcext:value-type="float">
            <text:p>102.089996</text:p>
          </table:table-cell>
          <table:table-cell office:value-type="float" office:value="71.005035" calcext:value-type="float">
            <text:p>71.005035</text:p>
          </table:table-cell>
          <table:table-cell office:value-type="float" office:value="21312800" calcext:value-type="float">
            <text:p>21312800</text:p>
          </table:table-cell>
        </table:table-row>
        <table:table-row table:style-name="ro1">
          <table:table-cell office:value-type="string" calcext:value-type="string">
            <text:p>2003-09-16</text:p>
          </table:table-cell>
          <table:table-cell office:value-type="float" office:value="102.230003" calcext:value-type="float">
            <text:p>102.230003</text:p>
          </table:table-cell>
          <table:table-cell office:value-type="float" office:value="103.639999" calcext:value-type="float">
            <text:p>103.639999</text:p>
          </table:table-cell>
          <table:table-cell office:value-type="float" office:value="102.169998" calcext:value-type="float">
            <text:p>102.169998</text:p>
          </table:table-cell>
          <table:table-cell office:value-type="float" office:value="103.580002" calcext:value-type="float">
            <text:p>103.580002</text:p>
          </table:table-cell>
          <table:table-cell office:value-type="float" office:value="72.041336" calcext:value-type="float">
            <text:p>72.041336</text:p>
          </table:table-cell>
          <table:table-cell office:value-type="float" office:value="37892600" calcext:value-type="float">
            <text:p>37892600</text:p>
          </table:table-cell>
        </table:table-row>
        <table:table-row table:style-name="ro1">
          <table:table-cell office:value-type="string" calcext:value-type="string">
            <text:p>2003-09-17</text:p>
          </table:table-cell>
          <table:table-cell office:value-type="float" office:value="103.480003" calcext:value-type="float">
            <text:p>103.480003</text:p>
          </table:table-cell>
          <table:table-cell office:value-type="float" office:value="103.790001" calcext:value-type="float">
            <text:p>103.790001</text:p>
          </table:table-cell>
          <table:table-cell office:value-type="float" office:value="103.050003" calcext:value-type="float">
            <text:p>103.050003</text:p>
          </table:table-cell>
          <table:table-cell office:value-type="float" office:value="103.379997" calcext:value-type="float">
            <text:p>103.379997</text:p>
          </table:table-cell>
          <table:table-cell office:value-type="float" office:value="71.902229" calcext:value-type="float">
            <text:p>71.902229</text:p>
          </table:table-cell>
          <table:table-cell office:value-type="float" office:value="31885800" calcext:value-type="float">
            <text:p>31885800</text:p>
          </table:table-cell>
        </table:table-row>
        <table:table-row table:style-name="ro1">
          <table:table-cell office:value-type="string" calcext:value-type="string">
            <text:p>2003-09-18</text:p>
          </table:table-cell>
          <table:table-cell office:value-type="float" office:value="103.400002" calcext:value-type="float">
            <text:p>103.400002</text:p>
          </table:table-cell>
          <table:table-cell office:value-type="float" office:value="104.699997" calcext:value-type="float">
            <text:p>104.699997</text:p>
          </table:table-cell>
          <table:table-cell office:value-type="float" office:value="103.169998" calcext:value-type="float">
            <text:p>103.169998</text:p>
          </table:table-cell>
          <table:table-cell office:value-type="float" office:value="104.599998" calcext:value-type="float">
            <text:p>104.599998</text:p>
          </table:table-cell>
          <table:table-cell office:value-type="float" office:value="72.750763" calcext:value-type="float">
            <text:p>72.750763</text:p>
          </table:table-cell>
          <table:table-cell office:value-type="float" office:value="30243600" calcext:value-type="float">
            <text:p>30243600</text:p>
          </table:table-cell>
        </table:table-row>
        <table:table-row table:style-name="ro1">
          <table:table-cell office:value-type="string" calcext:value-type="string">
            <text:p>2003-09-19</text:p>
          </table:table-cell>
          <table:table-cell office:value-type="float" office:value="104.269997" calcext:value-type="float">
            <text:p>104.269997</text:p>
          </table:table-cell>
          <table:table-cell office:value-type="float" office:value="104.599998" calcext:value-type="float">
            <text:p>104.599998</text:p>
          </table:table-cell>
          <table:table-cell office:value-type="float" office:value="103.400002" calcext:value-type="float">
            <text:p>103.400002</text:p>
          </table:table-cell>
          <table:table-cell office:value-type="float" office:value="103.669998" calcext:value-type="float">
            <text:p>103.669998</text:p>
          </table:table-cell>
          <table:table-cell office:value-type="float" office:value="72.380714" calcext:value-type="float">
            <text:p>72.380714</text:p>
          </table:table-cell>
          <table:table-cell office:value-type="float" office:value="34331600" calcext:value-type="float">
            <text:p>34331600</text:p>
          </table:table-cell>
        </table:table-row>
        <table:table-row table:style-name="ro1">
          <table:table-cell office:value-type="string" calcext:value-type="string">
            <text:p>2003-09-22</text:p>
          </table:table-cell>
          <table:table-cell office:value-type="float" office:value="102.849998" calcext:value-type="float">
            <text:p>102.849998</text:p>
          </table:table-cell>
          <table:table-cell office:value-type="float" office:value="102.959999" calcext:value-type="float">
            <text:p>102.959999</text:p>
          </table:table-cell>
          <table:table-cell office:value-type="float" office:value="102.029999" calcext:value-type="float">
            <text:p>102.029999</text:p>
          </table:table-cell>
          <table:table-cell office:value-type="float" office:value="102.550003" calcext:value-type="float">
            <text:p>102.550003</text:p>
          </table:table-cell>
          <table:table-cell office:value-type="float" office:value="71.59877" calcext:value-type="float">
            <text:p>71.59877</text:p>
          </table:table-cell>
          <table:table-cell office:value-type="float" office:value="36677400" calcext:value-type="float">
            <text:p>36677400</text:p>
          </table:table-cell>
        </table:table-row>
        <table:table-row table:style-name="ro1">
          <table:table-cell office:value-type="string" calcext:value-type="string">
            <text:p>2003-09-23</text:p>
          </table:table-cell>
          <table:table-cell office:value-type="float" office:value="102.589996" calcext:value-type="float">
            <text:p>102.589996</text:p>
          </table:table-cell>
          <table:table-cell office:value-type="float" office:value="103.290001" calcext:value-type="float">
            <text:p>103.290001</text:p>
          </table:table-cell>
          <table:table-cell office:value-type="float" office:value="102.360001" calcext:value-type="float">
            <text:p>102.360001</text:p>
          </table:table-cell>
          <table:table-cell office:value-type="float" office:value="102.940002" calcext:value-type="float">
            <text:p>102.940002</text:p>
          </table:table-cell>
          <table:table-cell office:value-type="float" office:value="71.871056" calcext:value-type="float">
            <text:p>71.871056</text:p>
          </table:table-cell>
          <table:table-cell office:value-type="float" office:value="32489200" calcext:value-type="float">
            <text:p>32489200</text:p>
          </table:table-cell>
        </table:table-row>
        <table:table-row table:style-name="ro1">
          <table:table-cell office:value-type="string" calcext:value-type="string">
            <text:p>2003-09-24</text:p>
          </table:table-cell>
          <table:table-cell office:value-type="float" office:value="103.120003" calcext:value-type="float">
            <text:p>103.120003</text:p>
          </table:table-cell>
          <table:table-cell office:value-type="float" office:value="103.220001" calcext:value-type="float">
            <text:p>103.220001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1.110001" calcext:value-type="float">
            <text:p>101.110001</text:p>
          </table:table-cell>
          <table:table-cell office:value-type="float" office:value="70.593384" calcext:value-type="float">
            <text:p>70.593384</text:p>
          </table:table-cell>
          <table:table-cell office:value-type="float" office:value="41694700" calcext:value-type="float">
            <text:p>41694700</text:p>
          </table:table-cell>
        </table:table-row>
        <table:table-row table:style-name="ro1">
          <table:table-cell office:value-type="string" calcext:value-type="string">
            <text:p>2003-09-25</text:p>
          </table:table-cell>
          <table:table-cell office:value-type="float" office:value="101.410004" calcext:value-type="float">
            <text:p>101.410004</text:p>
          </table:table-cell>
          <table:table-cell office:value-type="float" office:value="101.879997" calcext:value-type="float">
            <text:p>101.879997</text:p>
          </table:table-cell>
          <table:table-cell office:value-type="float" office:value="100.199997" calcext:value-type="float">
            <text:p>100.199997</text:p>
          </table:table-cell>
          <table:table-cell office:value-type="float" office:value="100.279999" calcext:value-type="float">
            <text:p>100.279999</text:p>
          </table:table-cell>
          <table:table-cell office:value-type="float" office:value="70.013847" calcext:value-type="float">
            <text:p>70.013847</text:p>
          </table:table-cell>
          <table:table-cell office:value-type="float" office:value="52673100" calcext:value-type="float">
            <text:p>52673100</text:p>
          </table:table-cell>
        </table:table-row>
        <table:table-row table:style-name="ro1">
          <table:table-cell office:value-type="string" calcext:value-type="string">
            <text:p>2003-09-26</text:p>
          </table:table-cell>
          <table:table-cell office:value-type="float" office:value="100.440002" calcext:value-type="float">
            <text:p>100.440002</text:p>
          </table:table-cell>
          <table:table-cell office:value-type="float" office:value="100.660004" calcext:value-type="float">
            <text:p>100.660004</text:p>
          </table:table-cell>
          <table:table-cell office:value-type="float" office:value="99.849998" calcext:value-type="float">
            <text:p>99.849998</text:p>
          </table:table-cell>
          <table:table-cell office:value-type="float" office:value="99.949997" calcext:value-type="float">
            <text:p>99.949997</text:p>
          </table:table-cell>
          <table:table-cell office:value-type="float" office:value="69.78347" calcext:value-type="float">
            <text:p>69.78347</text:p>
          </table:table-cell>
          <table:table-cell office:value-type="float" office:value="42914700" calcext:value-type="float">
            <text:p>42914700</text:p>
          </table:table-cell>
        </table:table-row>
        <table:table-row table:style-name="ro1">
          <table:table-cell office:value-type="string" calcext:value-type="string">
            <text:p>2003-09-29</text:p>
          </table:table-cell>
          <table:table-cell office:value-type="float" office:value="100.300003" calcext:value-type="float">
            <text:p>100.300003</text:p>
          </table:table-cell>
          <table:table-cell office:value-type="float" office:value="100.989998" calcext:value-type="float">
            <text:p>100.989998</text:p>
          </table:table-cell>
          <table:table-cell office:value-type="float" office:value="99.790001" calcext:value-type="float">
            <text:p>99.790001</text:p>
          </table:table-cell>
          <table:table-cell office:value-type="float" office:value="100.93" calcext:value-type="float">
            <text:p>100.93</text:p>
          </table:table-cell>
          <table:table-cell office:value-type="float" office:value="70.467712" calcext:value-type="float">
            <text:p>70.467712</text:p>
          </table:table-cell>
          <table:table-cell office:value-type="float" office:value="36771600" calcext:value-type="float">
            <text:p>36771600</text:p>
          </table:table-cell>
        </table:table-row>
        <table:table-row table:style-name="ro1">
          <table:table-cell office:value-type="string" calcext:value-type="string">
            <text:p>2003-09-30</text:p>
          </table:table-cell>
          <table:table-cell office:value-type="float" office:value="100.480003" calcext:value-type="float">
            <text:p>100.480003</text:p>
          </table:table-cell>
          <table:table-cell office:value-type="float" office:value="100.760002" calcext:value-type="float">
            <text:p>100.760002</text:p>
          </table:table-cell>
          <table:table-cell office:value-type="float" office:value="99.25" calcext:value-type="float">
            <text:p>99.25</text:p>
          </table:table-cell>
          <table:table-cell office:value-type="float" office:value="99.949997" calcext:value-type="float">
            <text:p>99.949997</text:p>
          </table:table-cell>
          <table:table-cell office:value-type="float" office:value="69.78347" calcext:value-type="float">
            <text:p>69.78347</text:p>
          </table:table-cell>
          <table:table-cell office:value-type="float" office:value="70764500" calcext:value-type="float">
            <text:p>70764500</text:p>
          </table:table-cell>
        </table:table-row>
        <table:table-row table:style-name="ro1">
          <table:table-cell office:value-type="string" calcext:value-type="string">
            <text:p>2003-10-01</text:p>
          </table:table-cell>
          <table:table-cell office:value-type="float" office:value="100.239998" calcext:value-type="float">
            <text:p>100.23999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0.199997" calcext:value-type="float">
            <text:p>100.199997</text:p>
          </table:table-cell>
          <table:table-cell office:value-type="float" office:value="102.080002" calcext:value-type="float">
            <text:p>102.080002</text:p>
          </table:table-cell>
          <table:table-cell office:value-type="float" office:value="71.27063" calcext:value-type="float">
            <text:p>71.27063</text:p>
          </table:table-cell>
          <table:table-cell office:value-type="float" office:value="65797600" calcext:value-type="float">
            <text:p>65797600</text:p>
          </table:table-cell>
        </table:table-row>
        <table:table-row table:style-name="ro1">
          <table:table-cell office:value-type="string" calcext:value-type="string">
            <text:p>2003-10-02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2.559998" calcext:value-type="float">
            <text:p>102.559998</text:p>
          </table:table-cell>
          <table:table-cell office:value-type="float" office:value="101.629997" calcext:value-type="float">
            <text:p>101.629997</text:p>
          </table:table-cell>
          <table:table-cell office:value-type="float" office:value="102.449997" calcext:value-type="float">
            <text:p>102.449997</text:p>
          </table:table-cell>
          <table:table-cell office:value-type="float" office:value="71.528931" calcext:value-type="float">
            <text:p>71.528931</text:p>
          </table:table-cell>
          <table:table-cell office:value-type="float" office:value="44591500" calcext:value-type="float">
            <text:p>44591500</text:p>
          </table:table-cell>
        </table:table-row>
        <table:table-row table:style-name="ro1">
          <table:table-cell office:value-type="string" calcext:value-type="string">
            <text:p>2003-10-03</text:p>
          </table:table-cell>
          <table:table-cell office:value-type="float" office:value="103.669998" calcext:value-type="float">
            <text:p>103.669998</text:p>
          </table:table-cell>
          <table:table-cell office:value-type="float" office:value="104.279999" calcext:value-type="float">
            <text:p>104.279999</text:p>
          </table:table-cell>
          <table:table-cell office:value-type="float" office:value="103.080002" calcext:value-type="float">
            <text:p>103.080002</text:p>
          </table:table-cell>
          <table:table-cell office:value-type="float" office:value="103.389999" calcext:value-type="float">
            <text:p>103.389999</text:p>
          </table:table-cell>
          <table:table-cell office:value-type="float" office:value="72.185234" calcext:value-type="float">
            <text:p>72.185234</text:p>
          </table:table-cell>
          <table:table-cell office:value-type="float" office:value="48806900" calcext:value-type="float">
            <text:p>48806900</text:p>
          </table:table-cell>
        </table:table-row>
        <table:table-row table:style-name="ro1">
          <table:table-cell office:value-type="string" calcext:value-type="string">
            <text:p>2003-10-06</text:p>
          </table:table-cell>
          <table:table-cell office:value-type="float" office:value="103.480003" calcext:value-type="float">
            <text:p>103.480003</text:p>
          </table:table-cell>
          <table:table-cell office:value-type="float" office:value="103.989998" calcext:value-type="float">
            <text:p>103.989998</text:p>
          </table:table-cell>
          <table:table-cell office:value-type="float" office:value="103.199997" calcext:value-type="float">
            <text:p>103.199997</text:p>
          </table:table-cell>
          <table:table-cell office:value-type="float" office:value="103.860001" calcext:value-type="float">
            <text:p>103.860001</text:p>
          </table:table-cell>
          <table:table-cell office:value-type="float" office:value="72.513344" calcext:value-type="float">
            <text:p>72.513344</text:p>
          </table:table-cell>
          <table:table-cell office:value-type="float" office:value="20226500" calcext:value-type="float">
            <text:p>20226500</text:p>
          </table:table-cell>
        </table:table-row>
        <table:table-row table:style-name="ro1">
          <table:table-cell office:value-type="string" calcext:value-type="string">
            <text:p>2003-10-07</text:p>
          </table:table-cell>
          <table:table-cell office:value-type="float" office:value="103.260002" calcext:value-type="float">
            <text:p>103.260002</text:p>
          </table:table-cell>
          <table:table-cell office:value-type="float" office:value="104.309998" calcext:value-type="float">
            <text:p>104.309998</text:p>
          </table:table-cell>
          <table:table-cell office:value-type="float" office:value="102.910004" calcext:value-type="float">
            <text:p>102.910004</text:p>
          </table:table-cell>
          <table:table-cell office:value-type="float" office:value="104.260002" calcext:value-type="float">
            <text:p>104.260002</text:p>
          </table:table-cell>
          <table:table-cell office:value-type="float" office:value="72.792679" calcext:value-type="float">
            <text:p>72.792679</text:p>
          </table:table-cell>
          <table:table-cell office:value-type="float" office:value="42602900" calcext:value-type="float">
            <text:p>42602900</text:p>
          </table:table-cell>
        </table:table-row>
        <table:table-row table:style-name="ro1">
          <table:table-cell office:value-type="string" calcext:value-type="string">
            <text:p>2003-10-08</text:p>
          </table:table-cell>
          <table:table-cell office:value-type="float" office:value="104.330002" calcext:value-type="float">
            <text:p>104.330002</text:p>
          </table:table-cell>
          <table:table-cell office:value-type="float" office:value="104.389999" calcext:value-type="float">
            <text:p>104.389999</text:p>
          </table:table-cell>
          <table:table-cell office:value-type="float" office:value="103.410004" calcext:value-type="float">
            <text:p>103.410004</text:p>
          </table:table-cell>
          <table:table-cell office:value-type="float" office:value="104" calcext:value-type="float">
            <text:p>104</text:p>
          </table:table-cell>
          <table:table-cell office:value-type="float" office:value="72.611099" calcext:value-type="float">
            <text:p>72.611099</text:p>
          </table:table-cell>
          <table:table-cell office:value-type="float" office:value="30920800" calcext:value-type="float">
            <text:p>30920800</text:p>
          </table:table-cell>
        </table:table-row>
        <table:table-row table:style-name="ro1">
          <table:table-cell office:value-type="string" calcext:value-type="string">
            <text:p>2003-10-09</text:p>
          </table:table-cell>
          <table:table-cell office:value-type="float" office:value="104.879997" calcext:value-type="float">
            <text:p>104.879997</text:p>
          </table:table-cell>
          <table:table-cell office:value-type="float" office:value="105.220001" calcext:value-type="float">
            <text:p>105.220001</text:p>
          </table:table-cell>
          <table:table-cell office:value-type="float" office:value="103.830002" calcext:value-type="float">
            <text:p>103.830002</text:p>
          </table:table-cell>
          <table:table-cell office:value-type="float" office:value="104.279999" calcext:value-type="float">
            <text:p>104.279999</text:p>
          </table:table-cell>
          <table:table-cell office:value-type="float" office:value="72.806618" calcext:value-type="float">
            <text:p>72.806618</text:p>
          </table:table-cell>
          <table:table-cell office:value-type="float" office:value="40066500" calcext:value-type="float">
            <text:p>40066500</text:p>
          </table:table-cell>
        </table:table-row>
        <table:table-row table:style-name="ro1">
          <table:table-cell office:value-type="string" calcext:value-type="string">
            <text:p>2003-10-10</text:p>
          </table:table-cell>
          <table:table-cell office:value-type="float" office:value="104.269997" calcext:value-type="float">
            <text:p>104.269997</text:p>
          </table:table-cell>
          <table:table-cell office:value-type="float" office:value="104.599998" calcext:value-type="float">
            <text:p>104.599998</text:p>
          </table:table-cell>
          <table:table-cell office:value-type="float" office:value="103.910004" calcext:value-type="float">
            <text:p>103.910004</text:p>
          </table:table-cell>
          <table:table-cell office:value-type="float" office:value="104.57" calcext:value-type="float">
            <text:p>104.57</text:p>
          </table:table-cell>
          <table:table-cell office:value-type="float" office:value="73.009071" calcext:value-type="float">
            <text:p>73.009071</text:p>
          </table:table-cell>
          <table:table-cell office:value-type="float" office:value="22682800" calcext:value-type="float">
            <text:p>22682800</text:p>
          </table:table-cell>
        </table:table-row>
        <table:table-row table:style-name="ro1">
          <table:table-cell office:value-type="string" calcext:value-type="string">
            <text:p>2003-10-13</text:p>
          </table:table-cell>
          <table:table-cell office:value-type="float" office:value="104.709999" calcext:value-type="float">
            <text:p>104.709999</text:p>
          </table:table-cell>
          <table:table-cell office:value-type="float" office:value="105.290001" calcext:value-type="float">
            <text:p>105.290001</text:p>
          </table:table-cell>
          <table:table-cell office:value-type="float" office:value="104.510002" calcext:value-type="float">
            <text:p>104.510002</text:p>
          </table:table-cell>
          <table:table-cell office:value-type="float" office:value="104.900002" calcext:value-type="float">
            <text:p>104.900002</text:p>
          </table:table-cell>
          <table:table-cell office:value-type="float" office:value="73.239502" calcext:value-type="float">
            <text:p>73.239502</text:p>
          </table:table-cell>
          <table:table-cell office:value-type="float" office:value="23825600" calcext:value-type="float">
            <text:p>23825600</text:p>
          </table:table-cell>
        </table:table-row>
        <table:table-row table:style-name="ro1">
          <table:table-cell office:value-type="string" calcext:value-type="string">
            <text:p>2003-10-14</text:p>
          </table:table-cell>
          <table:table-cell office:value-type="float" office:value="104.800003" calcext:value-type="float">
            <text:p>104.800003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4.360001" calcext:value-type="float">
            <text:p>104.360001</text:p>
          </table:table-cell>
          <table:table-cell office:value-type="float" office:value="105.269997" calcext:value-type="float">
            <text:p>105.269997</text:p>
          </table:table-cell>
          <table:table-cell office:value-type="float" office:value="73.49781" calcext:value-type="float">
            <text:p>73.49781</text:p>
          </table:table-cell>
          <table:table-cell office:value-type="float" office:value="38484400" calcext:value-type="float">
            <text:p>38484400</text:p>
          </table:table-cell>
        </table:table-row>
        <table:table-row table:style-name="ro1">
          <table:table-cell office:value-type="string" calcext:value-type="string">
            <text:p>2003-10-15</text:p>
          </table:table-cell>
          <table:table-cell office:value-type="float" office:value="105.860001" calcext:value-type="float">
            <text:p>105.860001</text:p>
          </table:table-cell>
          <table:table-cell office:value-type="float" office:value="105.889999" calcext:value-type="float">
            <text:p>105.889999</text:p>
          </table:table-cell>
          <table:table-cell office:value-type="float" office:value="104.639999" calcext:value-type="float">
            <text:p>104.639999</text:p>
          </table:table-cell>
          <table:table-cell office:value-type="float" office:value="104.989998" calcext:value-type="float">
            <text:p>104.989998</text:p>
          </table:table-cell>
          <table:table-cell office:value-type="float" office:value="73.302307" calcext:value-type="float">
            <text:p>73.302307</text:p>
          </table:table-cell>
          <table:table-cell office:value-type="float" office:value="39021700" calcext:value-type="float">
            <text:p>39021700</text:p>
          </table:table-cell>
        </table:table-row>
        <table:table-row table:style-name="ro1">
          <table:table-cell office:value-type="string" calcext:value-type="string">
            <text:p>2003-10-16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5.730003" calcext:value-type="float">
            <text:p>105.730003</text:p>
          </table:table-cell>
          <table:table-cell office:value-type="float" office:value="104.650002" calcext:value-type="float">
            <text:p>104.650002</text:p>
          </table:table-cell>
          <table:table-cell office:value-type="float" office:value="105.410004" calcext:value-type="float">
            <text:p>105.410004</text:p>
          </table:table-cell>
          <table:table-cell office:value-type="float" office:value="73.595551" calcext:value-type="float">
            <text:p>73.595551</text:p>
          </table:table-cell>
          <table:table-cell office:value-type="float" office:value="32772200" calcext:value-type="float">
            <text:p>32772200</text:p>
          </table:table-cell>
        </table:table-row>
        <table:table-row table:style-name="ro1">
          <table:table-cell office:value-type="string" calcext:value-type="string">
            <text:p>2003-10-17</text:p>
          </table:table-cell>
          <table:table-cell office:value-type="float" office:value="105.470001" calcext:value-type="float">
            <text:p>105.470001</text:p>
          </table:table-cell>
          <table:table-cell office:value-type="float" office:value="105.629997" calcext:value-type="float">
            <text:p>105.629997</text:p>
          </table:table-cell>
          <table:table-cell office:value-type="float" office:value="103.980003" calcext:value-type="float">
            <text:p>103.980003</text:p>
          </table:table-cell>
          <table:table-cell office:value-type="float" office:value="104.260002" calcext:value-type="float">
            <text:p>104.260002</text:p>
          </table:table-cell>
          <table:table-cell office:value-type="float" office:value="72.792679" calcext:value-type="float">
            <text:p>72.792679</text:p>
          </table:table-cell>
          <table:table-cell office:value-type="float" office:value="32790300" calcext:value-type="float">
            <text:p>32790300</text:p>
          </table:table-cell>
        </table:table-row>
        <table:table-row table:style-name="ro1">
          <table:table-cell office:value-type="string" calcext:value-type="string">
            <text:p>2003-10-20</text:p>
          </table:table-cell>
          <table:table-cell office:value-type="float" office:value="104.449997" calcext:value-type="float">
            <text:p>104.449997</text:p>
          </table:table-cell>
          <table:table-cell office:value-type="float" office:value="105.040001" calcext:value-type="float">
            <text:p>105.040001</text:p>
          </table:table-cell>
          <table:table-cell office:value-type="float" office:value="103.940002" calcext:value-type="float">
            <text:p>103.940002</text:p>
          </table:table-cell>
          <table:table-cell office:value-type="float" office:value="105.040001" calcext:value-type="float">
            <text:p>105.040001</text:p>
          </table:table-cell>
          <table:table-cell office:value-type="float" office:value="73.337234" calcext:value-type="float">
            <text:p>73.337234</text:p>
          </table:table-cell>
          <table:table-cell office:value-type="float" office:value="27657000" calcext:value-type="float">
            <text:p>27657000</text:p>
          </table:table-cell>
        </table:table-row>
        <table:table-row table:style-name="ro1">
          <table:table-cell office:value-type="string" calcext:value-type="string">
            <text:p>2003-10-21</text:p>
          </table:table-cell>
          <table:table-cell office:value-type="float" office:value="104.82" calcext:value-type="float">
            <text:p>104.82</text:p>
          </table:table-cell>
          <table:table-cell office:value-type="float" office:value="105.279999" calcext:value-type="float">
            <text:p>105.279999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4.860001" calcext:value-type="float">
            <text:p>104.860001</text:p>
          </table:table-cell>
          <table:table-cell office:value-type="float" office:value="73.211578" calcext:value-type="float">
            <text:p>73.211578</text:p>
          </table:table-cell>
          <table:table-cell office:value-type="float" office:value="26729100" calcext:value-type="float">
            <text:p>26729100</text:p>
          </table:table-cell>
        </table:table-row>
        <table:table-row table:style-name="ro1">
          <table:table-cell office:value-type="string" calcext:value-type="string">
            <text:p>2003-10-22</text:p>
          </table:table-cell>
          <table:table-cell office:value-type="float" office:value="104.029999" calcext:value-type="float">
            <text:p>104.029999</text:p>
          </table:table-cell>
          <table:table-cell office:value-type="float" office:value="104.190002" calcext:value-type="float">
            <text:p>104.190002</text:p>
          </table:table-cell>
          <table:table-cell office:value-type="float" office:value="103.190002" calcext:value-type="float">
            <text:p>103.190002</text:p>
          </table:table-cell>
          <table:table-cell office:value-type="float" office:value="103.540001" calcext:value-type="float">
            <text:p>103.540001</text:p>
          </table:table-cell>
          <table:table-cell office:value-type="float" office:value="72.28997" calcext:value-type="float">
            <text:p>72.28997</text:p>
          </table:table-cell>
          <table:table-cell office:value-type="float" office:value="33914500" calcext:value-type="float">
            <text:p>33914500</text:p>
          </table:table-cell>
        </table:table-row>
        <table:table-row table:style-name="ro1">
          <table:table-cell office:value-type="string" calcext:value-type="string">
            <text:p>2003-10-23</text:p>
          </table:table-cell>
          <table:table-cell office:value-type="float" office:value="102.889999" calcext:value-type="float">
            <text:p>102.889999</text:p>
          </table:table-cell>
          <table:table-cell office:value-type="float" office:value="103.949997" calcext:value-type="float">
            <text:p>103.949997</text:p>
          </table:table-cell>
          <table:table-cell office:value-type="float" office:value="102.839996" calcext:value-type="float">
            <text:p>102.839996</text:p>
          </table:table-cell>
          <table:table-cell office:value-type="float" office:value="103.349998" calcext:value-type="float">
            <text:p>103.349998</text:p>
          </table:table-cell>
          <table:table-cell office:value-type="float" office:value="72.157303" calcext:value-type="float">
            <text:p>72.157303</text:p>
          </table:table-cell>
          <table:table-cell office:value-type="float" office:value="45830500" calcext:value-type="float">
            <text:p>45830500</text:p>
          </table:table-cell>
        </table:table-row>
        <table:table-row table:style-name="ro1">
          <table:table-cell office:value-type="string" calcext:value-type="string">
            <text:p>2003-10-24</text:p>
          </table:table-cell>
          <table:table-cell office:value-type="float" office:value="102.830002" calcext:value-type="float">
            <text:p>102.830002</text:p>
          </table:table-cell>
          <table:table-cell office:value-type="float" office:value="103.580002" calcext:value-type="float">
            <text:p>103.580002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580002" calcext:value-type="float">
            <text:p>103.580002</text:p>
          </table:table-cell>
          <table:table-cell office:value-type="float" office:value="72.317902" calcext:value-type="float">
            <text:p>72.317902</text:p>
          </table:table-cell>
          <table:table-cell office:value-type="float" office:value="51723600" calcext:value-type="float">
            <text:p>51723600</text:p>
          </table:table-cell>
        </table:table-row>
        <table:table-row table:style-name="ro1">
          <table:table-cell office:value-type="string" calcext:value-type="string">
            <text:p>2003-10-27</text:p>
          </table:table-cell>
          <table:table-cell office:value-type="float" office:value="103.739998" calcext:value-type="float">
            <text:p>103.739998</text:p>
          </table:table-cell>
          <table:table-cell office:value-type="float" office:value="104.18" calcext:value-type="float">
            <text:p>104.18</text:p>
          </table:table-cell>
          <table:table-cell office:value-type="float" office:value="103.269997" calcext:value-type="float">
            <text:p>103.269997</text:p>
          </table:table-cell>
          <table:table-cell office:value-type="float" office:value="103.629997" calcext:value-type="float">
            <text:p>103.629997</text:p>
          </table:table-cell>
          <table:table-cell office:value-type="float" office:value="72.352783" calcext:value-type="float">
            <text:p>72.352783</text:p>
          </table:table-cell>
          <table:table-cell office:value-type="float" office:value="32460200" calcext:value-type="float">
            <text:p>32460200</text:p>
          </table:table-cell>
        </table:table-row>
        <table:table-row table:style-name="ro1">
          <table:table-cell office:value-type="string" calcext:value-type="string">
            <text:p>2003-10-28</text:p>
          </table:table-cell>
          <table:table-cell office:value-type="float" office:value="103.980003" calcext:value-type="float">
            <text:p>103.980003</text:p>
          </table:table-cell>
          <table:table-cell office:value-type="float" office:value="105.150002" calcext:value-type="float">
            <text:p>105.15000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040001" calcext:value-type="float">
            <text:p>105.040001</text:p>
          </table:table-cell>
          <table:table-cell office:value-type="float" office:value="73.337234" calcext:value-type="float">
            <text:p>73.337234</text:p>
          </table:table-cell>
          <table:table-cell office:value-type="float" office:value="34956200" calcext:value-type="float">
            <text:p>34956200</text:p>
          </table:table-cell>
        </table:table-row>
        <table:table-row table:style-name="ro1">
          <table:table-cell office:value-type="string" calcext:value-type="string">
            <text:p>2003-10-29</text:p>
          </table:table-cell>
          <table:table-cell office:value-type="float" office:value="104.769997" calcext:value-type="float">
            <text:p>104.769997</text:p>
          </table:table-cell>
          <table:table-cell office:value-type="float" office:value="105.43" calcext:value-type="float">
            <text:p>105.43</text:p>
          </table:table-cell>
          <table:table-cell office:value-type="float" office:value="103.870003" calcext:value-type="float">
            <text:p>103.870003</text:p>
          </table:table-cell>
          <table:table-cell office:value-type="float" office:value="105.18" calcext:value-type="float">
            <text:p>105.18</text:p>
          </table:table-cell>
          <table:table-cell office:value-type="float" office:value="73.43499" calcext:value-type="float">
            <text:p>73.43499</text:p>
          </table:table-cell>
          <table:table-cell office:value-type="float" office:value="30955400" calcext:value-type="float">
            <text:p>30955400</text:p>
          </table:table-cell>
        </table:table-row>
        <table:table-row table:style-name="ro1">
          <table:table-cell office:value-type="string" calcext:value-type="string">
            <text:p>2003-10-30</text:p>
          </table:table-cell>
          <table:table-cell office:value-type="float" office:value="105.790001" calcext:value-type="float">
            <text:p>105.790001</text:p>
          </table:table-cell>
          <table:table-cell office:value-type="float" office:value="105.970001" calcext:value-type="float">
            <text:p>105.970001</text:p>
          </table:table-cell>
          <table:table-cell office:value-type="float" office:value="104.800003" calcext:value-type="float">
            <text:p>104.800003</text:p>
          </table:table-cell>
          <table:table-cell office:value-type="float" office:value="105.400002" calcext:value-type="float">
            <text:p>105.400002</text:p>
          </table:table-cell>
          <table:table-cell office:value-type="float" office:value="73.588577" calcext:value-type="float">
            <text:p>73.588577</text:p>
          </table:table-cell>
          <table:table-cell office:value-type="float" office:value="39123100" calcext:value-type="float">
            <text:p>39123100</text:p>
          </table:table-cell>
        </table:table-row>
        <table:table-row table:style-name="ro1">
          <table:table-cell office:value-type="string" calcext:value-type="string">
            <text:p>2003-10-31</text:p>
          </table:table-cell>
          <table:table-cell office:value-type="float" office:value="105.400002" calcext:value-type="float">
            <text:p>105.400002</text:p>
          </table:table-cell>
          <table:table-cell office:value-type="float" office:value="105.739998" calcext:value-type="float">
            <text:p>105.739998</text:p>
          </table:table-cell>
          <table:table-cell office:value-type="float" office:value="105.220001" calcext:value-type="float">
            <text:p>105.220001</text:p>
          </table:table-cell>
          <table:table-cell office:value-type="float" office:value="105.300003" calcext:value-type="float">
            <text:p>105.300003</text:p>
          </table:table-cell>
          <table:table-cell office:value-type="float" office:value="73.518753" calcext:value-type="float">
            <text:p>73.518753</text:p>
          </table:table-cell>
          <table:table-cell office:value-type="float" office:value="25761600" calcext:value-type="float">
            <text:p>25761600</text:p>
          </table:table-cell>
        </table:table-row>
        <table:table-row table:style-name="ro1">
          <table:table-cell office:value-type="string" calcext:value-type="string">
            <text:p>2003-11-03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6.610001" calcext:value-type="float">
            <text:p>106.610001</text:p>
          </table:table-cell>
          <table:table-cell office:value-type="float" office:value="105.709999" calcext:value-type="float">
            <text:p>105.709999</text:p>
          </table:table-cell>
          <table:table-cell office:value-type="float" office:value="105.989998" calcext:value-type="float">
            <text:p>105.989998</text:p>
          </table:table-cell>
          <table:table-cell office:value-type="float" office:value="74.000504" calcext:value-type="float">
            <text:p>74.000504</text:p>
          </table:table-cell>
          <table:table-cell office:value-type="float" office:value="37589300" calcext:value-type="float">
            <text:p>37589300</text:p>
          </table:table-cell>
        </table:table-row>
        <table:table-row table:style-name="ro1">
          <table:table-cell office:value-type="string" calcext:value-type="string">
            <text:p>2003-11-04</text:p>
          </table:table-cell>
          <table:table-cell office:value-type="float" office:value="105.989998" calcext:value-type="float">
            <text:p>105.989998</text:p>
          </table:table-cell>
          <table:table-cell office:value-type="float" office:value="106.269997" calcext:value-type="float">
            <text:p>106.269997</text:p>
          </table:table-cell>
          <table:table-cell office:value-type="float" office:value="105.580002" calcext:value-type="float">
            <text:p>105.580002</text:p>
          </table:table-cell>
          <table:table-cell office:value-type="float" office:value="105.760002" calcext:value-type="float">
            <text:p>105.760002</text:p>
          </table:table-cell>
          <table:table-cell office:value-type="float" office:value="73.839912" calcext:value-type="float">
            <text:p>73.839912</text:p>
          </table:table-cell>
          <table:table-cell office:value-type="float" office:value="31421600" calcext:value-type="float">
            <text:p>31421600</text:p>
          </table:table-cell>
        </table:table-row>
        <table:table-row table:style-name="ro1">
          <table:table-cell office:value-type="string" calcext:value-type="string">
            <text:p>2003-11-05</text:p>
          </table:table-cell>
          <table:table-cell office:value-type="float" office:value="105.489998" calcext:value-type="float">
            <text:p>105.489998</text:p>
          </table:table-cell>
          <table:table-cell office:value-type="float" office:value="105.970001" calcext:value-type="float">
            <text:p>105.970001</text:p>
          </table:table-cell>
          <table:table-cell office:value-type="float" office:value="104.900002" calcext:value-type="float">
            <text:p>104.900002</text:p>
          </table:table-cell>
          <table:table-cell office:value-type="float" office:value="105.839996" calcext:value-type="float">
            <text:p>105.839996</text:p>
          </table:table-cell>
          <table:table-cell office:value-type="float" office:value="73.895775" calcext:value-type="float">
            <text:p>73.895775</text:p>
          </table:table-cell>
          <table:table-cell office:value-type="float" office:value="33558800" calcext:value-type="float">
            <text:p>33558800</text:p>
          </table:table-cell>
        </table:table-row>
        <table:table-row table:style-name="ro1">
          <table:table-cell office:value-type="string" calcext:value-type="string">
            <text:p>2003-11-06</text:p>
          </table:table-cell>
          <table:table-cell office:value-type="float" office:value="105.599998" calcext:value-type="float">
            <text:p>105.599998</text:p>
          </table:table-cell>
          <table:table-cell office:value-type="float" office:value="106.440002" calcext:value-type="float">
            <text:p>106.440002</text:p>
          </table:table-cell>
          <table:table-cell office:value-type="float" office:value="105.099998" calcext:value-type="float">
            <text:p>105.099998</text:p>
          </table:table-cell>
          <table:table-cell office:value-type="float" office:value="106.400002" calcext:value-type="float">
            <text:p>106.400002</text:p>
          </table:table-cell>
          <table:table-cell office:value-type="float" office:value="74.286766" calcext:value-type="float">
            <text:p>74.286766</text:p>
          </table:table-cell>
          <table:table-cell office:value-type="float" office:value="28392300" calcext:value-type="float">
            <text:p>28392300</text:p>
          </table:table-cell>
        </table:table-row>
        <table:table-row table:style-name="ro1">
          <table:table-cell office:value-type="string" calcext:value-type="string">
            <text:p>2003-11-07</text:p>
          </table:table-cell>
          <table:table-cell office:value-type="float" office:value="106.639999" calcext:value-type="float">
            <text:p>106.639999</text:p>
          </table:table-cell>
          <table:table-cell office:value-type="float" office:value="106.720001" calcext:value-type="float">
            <text:p>106.720001</text:p>
          </table:table-cell>
          <table:table-cell office:value-type="float" office:value="105.57" calcext:value-type="float">
            <text:p>105.57</text:p>
          </table:table-cell>
          <table:table-cell office:value-type="float" office:value="105.610001" calcext:value-type="float">
            <text:p>105.610001</text:p>
          </table:table-cell>
          <table:table-cell office:value-type="float" office:value="73.735199" calcext:value-type="float">
            <text:p>73.735199</text:p>
          </table:table-cell>
          <table:table-cell office:value-type="float" office:value="31723200" calcext:value-type="float">
            <text:p>31723200</text:p>
          </table:table-cell>
        </table:table-row>
        <table:table-row table:style-name="ro1">
          <table:table-cell office:value-type="string" calcext:value-type="string">
            <text:p>2003-11-10</text:p>
          </table:table-cell>
          <table:table-cell office:value-type="float" office:value="105.739998" calcext:value-type="float">
            <text:p>105.739998</text:p>
          </table:table-cell>
          <table:table-cell office:value-type="float" office:value="105.839996" calcext:value-type="float">
            <text:p>105.839996</text:p>
          </table:table-cell>
          <table:table-cell office:value-type="float" office:value="105.010002" calcext:value-type="float">
            <text:p>105.010002</text:p>
          </table:table-cell>
          <table:table-cell office:value-type="float" office:value="105.18" calcext:value-type="float">
            <text:p>105.18</text:p>
          </table:table-cell>
          <table:table-cell office:value-type="float" office:value="73.43499" calcext:value-type="float">
            <text:p>73.43499</text:p>
          </table:table-cell>
          <table:table-cell office:value-type="float" office:value="25530800" calcext:value-type="float">
            <text:p>25530800</text:p>
          </table:table-cell>
        </table:table-row>
        <table:table-row table:style-name="ro1">
          <table:table-cell office:value-type="string" calcext:value-type="string">
            <text:p>2003-11-11</text:p>
          </table:table-cell>
          <table:table-cell office:value-type="float" office:value="105.089996" calcext:value-type="float">
            <text:p>105.089996</text:p>
          </table:table-cell>
          <table:table-cell office:value-type="float" office:value="105.330002" calcext:value-type="float">
            <text:p>105.330002</text:p>
          </table:table-cell>
          <table:table-cell office:value-type="float" office:value="104.800003" calcext:value-type="float">
            <text:p>104.800003</text:p>
          </table:table-cell>
          <table:table-cell office:value-type="float" office:value="105.150002" calcext:value-type="float">
            <text:p>105.150002</text:p>
          </table:table-cell>
          <table:table-cell office:value-type="float" office:value="73.414024" calcext:value-type="float">
            <text:p>73.414024</text:p>
          </table:table-cell>
          <table:table-cell office:value-type="float" office:value="26558600" calcext:value-type="float">
            <text:p>26558600</text:p>
          </table:table-cell>
        </table:table-row>
        <table:table-row table:style-name="ro1">
          <table:table-cell office:value-type="string" calcext:value-type="string">
            <text:p>2003-11-12</text:p>
          </table:table-cell>
          <table:table-cell office:value-type="float" office:value="105.230003" calcext:value-type="float">
            <text:p>105.230003</text:p>
          </table:table-cell>
          <table:table-cell office:value-type="float" office:value="106.470001" calcext:value-type="float">
            <text:p>106.470001</text:p>
          </table:table-cell>
          <table:table-cell office:value-type="float" office:value="105.160004" calcext:value-type="float">
            <text:p>105.160004</text:p>
          </table:table-cell>
          <table:table-cell office:value-type="float" office:value="106.330002" calcext:value-type="float">
            <text:p>106.330002</text:p>
          </table:table-cell>
          <table:table-cell office:value-type="float" office:value="74.237892" calcext:value-type="float">
            <text:p>74.237892</text:p>
          </table:table-cell>
          <table:table-cell office:value-type="float" office:value="28000000" calcext:value-type="float">
            <text:p>28000000</text:p>
          </table:table-cell>
        </table:table-row>
        <table:table-row table:style-name="ro1">
          <table:table-cell office:value-type="string" calcext:value-type="string">
            <text:p>2003-11-13</text:p>
          </table:table-cell>
          <table:table-cell office:value-type="float" office:value="106.010002" calcext:value-type="float">
            <text:p>106.010002</text:p>
          </table:table-cell>
          <table:table-cell office:value-type="float" office:value="106.540001" calcext:value-type="float">
            <text:p>106.540001</text:p>
          </table:table-cell>
          <table:table-cell office:value-type="float" office:value="105.779999" calcext:value-type="float">
            <text:p>105.779999</text:p>
          </table:table-cell>
          <table:table-cell office:value-type="float" office:value="106.360001" calcext:value-type="float">
            <text:p>106.360001</text:p>
          </table:table-cell>
          <table:table-cell office:value-type="float" office:value="74.25882" calcext:value-type="float">
            <text:p>74.25882</text:p>
          </table:table-cell>
          <table:table-cell office:value-type="float" office:value="29714800" calcext:value-type="float">
            <text:p>29714800</text:p>
          </table:table-cell>
        </table:table-row>
        <table:table-row table:style-name="ro1">
          <table:table-cell office:value-type="string" calcext:value-type="string">
            <text:p>2003-11-14</text:p>
          </table:table-cell>
          <table:table-cell office:value-type="float" office:value="106.400002" calcext:value-type="float">
            <text:p>106.400002</text:p>
          </table:table-cell>
          <table:table-cell office:value-type="float" office:value="106.949997" calcext:value-type="float">
            <text:p>106.949997</text:p>
          </table:table-cell>
          <table:table-cell office:value-type="float" office:value="105.290001" calcext:value-type="float">
            <text:p>105.290001</text:p>
          </table:table-cell>
          <table:table-cell office:value-type="float" office:value="105.459999" calcext:value-type="float">
            <text:p>105.459999</text:p>
          </table:table-cell>
          <table:table-cell office:value-type="float" office:value="73.63044" calcext:value-type="float">
            <text:p>73.63044</text:p>
          </table:table-cell>
          <table:table-cell office:value-type="float" office:value="49158500" calcext:value-type="float">
            <text:p>49158500</text:p>
          </table:table-cell>
        </table:table-row>
        <table:table-row table:style-name="ro1">
          <table:table-cell office:value-type="string" calcext:value-type="string">
            <text:p>2003-11-17</text:p>
          </table:table-cell>
          <table:table-cell office:value-type="float" office:value="104.910004" calcext:value-type="float">
            <text:p>104.910004</text:p>
          </table:table-cell>
          <table:table-cell office:value-type="float" office:value="105.139999" calcext:value-type="float">
            <text:p>105.139999</text:p>
          </table:table-cell>
          <table:table-cell office:value-type="float" office:value="104.040001" calcext:value-type="float">
            <text:p>104.040001</text:p>
          </table:table-cell>
          <table:table-cell office:value-type="float" office:value="104.93" calcext:value-type="float">
            <text:p>104.93</text:p>
          </table:table-cell>
          <table:table-cell office:value-type="float" office:value="73.260437" calcext:value-type="float">
            <text:p>73.260437</text:p>
          </table:table-cell>
          <table:table-cell office:value-type="float" office:value="44382100" calcext:value-type="float">
            <text:p>44382100</text:p>
          </table:table-cell>
        </table:table-row>
        <table:table-row table:style-name="ro1">
          <table:table-cell office:value-type="string" calcext:value-type="string">
            <text:p>2003-11-18</text:p>
          </table:table-cell>
          <table:table-cell office:value-type="float" office:value="105.239998" calcext:value-type="float">
            <text:p>105.239998</text:p>
          </table:table-cell>
          <table:table-cell office:value-type="float" office:value="105.449997" calcext:value-type="float">
            <text:p>105.449997</text:p>
          </table:table-cell>
          <table:table-cell office:value-type="float" office:value="103.699997" calcext:value-type="float">
            <text:p>103.699997</text:p>
          </table:table-cell>
          <table:table-cell office:value-type="float" office:value="103.839996" calcext:value-type="float">
            <text:p>103.839996</text:p>
          </table:table-cell>
          <table:table-cell office:value-type="float" office:value="72.499405" calcext:value-type="float">
            <text:p>72.499405</text:p>
          </table:table-cell>
          <table:table-cell office:value-type="float" office:value="41155000" calcext:value-type="float">
            <text:p>41155000</text:p>
          </table:table-cell>
        </table:table-row>
        <table:table-row table:style-name="ro1">
          <table:table-cell office:value-type="string" calcext:value-type="string">
            <text:p>2003-11-19</text:p>
          </table:table-cell>
          <table:table-cell office:value-type="float" office:value="104.029999" calcext:value-type="float">
            <text:p>104.029999</text:p>
          </table:table-cell>
          <table:table-cell office:value-type="float" office:value="105.010002" calcext:value-type="float">
            <text:p>105.010002</text:p>
          </table:table-cell>
          <table:table-cell office:value-type="float" office:value="103.919998" calcext:value-type="float">
            <text:p>103.919998</text:p>
          </table:table-cell>
          <table:table-cell office:value-type="float" office:value="104.720001" calcext:value-type="float">
            <text:p>104.720001</text:p>
          </table:table-cell>
          <table:table-cell office:value-type="float" office:value="73.11377" calcext:value-type="float">
            <text:p>73.11377</text:p>
          </table:table-cell>
          <table:table-cell office:value-type="float" office:value="29827000" calcext:value-type="float">
            <text:p>29827000</text:p>
          </table:table-cell>
        </table:table-row>
        <table:table-row table:style-name="ro1">
          <table:table-cell office:value-type="string" calcext:value-type="string">
            <text:p>2003-11-20</text:p>
          </table:table-cell>
          <table:table-cell office:value-type="float" office:value="104" calcext:value-type="float">
            <text:p>104</text:p>
          </table:table-cell>
          <table:table-cell office:value-type="float" office:value="105.239998" calcext:value-type="float">
            <text:p>105.239998</text:p>
          </table:table-cell>
          <table:table-cell office:value-type="float" office:value="103.75" calcext:value-type="float">
            <text:p>103.75</text:p>
          </table:table-cell>
          <table:table-cell office:value-type="float" office:value="103.779999" calcext:value-type="float">
            <text:p>103.779999</text:p>
          </table:table-cell>
          <table:table-cell office:value-type="float" office:value="72.457542" calcext:value-type="float">
            <text:p>72.457542</text:p>
          </table:table-cell>
          <table:table-cell office:value-type="float" office:value="53578700" calcext:value-type="float">
            <text:p>53578700</text:p>
          </table:table-cell>
        </table:table-row>
        <table:table-row table:style-name="ro1">
          <table:table-cell office:value-type="string" calcext:value-type="string">
            <text:p>2003-11-21</text:p>
          </table:table-cell>
          <table:table-cell office:value-type="float" office:value="104.239998" calcext:value-type="float">
            <text:p>104.239998</text:p>
          </table:table-cell>
          <table:table-cell office:value-type="float" office:value="104.330002" calcext:value-type="float">
            <text:p>104.330002</text:p>
          </table:table-cell>
          <table:table-cell office:value-type="float" office:value="103.620003" calcext:value-type="float">
            <text:p>103.620003</text:p>
          </table:table-cell>
          <table:table-cell office:value-type="float" office:value="104.209999" calcext:value-type="float">
            <text:p>104.209999</text:p>
          </table:table-cell>
          <table:table-cell office:value-type="float" office:value="72.757751" calcext:value-type="float">
            <text:p>72.757751</text:p>
          </table:table-cell>
          <table:table-cell office:value-type="float" office:value="30016000" calcext:value-type="float">
            <text:p>30016000</text:p>
          </table:table-cell>
        </table:table-row>
        <table:table-row table:style-name="ro1">
          <table:table-cell office:value-type="string" calcext:value-type="string">
            <text:p>2003-11-24</text:p>
          </table:table-cell>
          <table:table-cell office:value-type="float" office:value="104.690002" calcext:value-type="float">
            <text:p>104.690002</text:p>
          </table:table-cell>
          <table:table-cell office:value-type="float" office:value="105.779999" calcext:value-type="float">
            <text:p>105.779999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5.589996" calcext:value-type="float">
            <text:p>105.589996</text:p>
          </table:table-cell>
          <table:table-cell office:value-type="float" office:value="73.721222" calcext:value-type="float">
            <text:p>73.721222</text:p>
          </table:table-cell>
          <table:table-cell office:value-type="float" office:value="28906400" calcext:value-type="float">
            <text:p>28906400</text:p>
          </table:table-cell>
        </table:table-row>
        <table:table-row table:style-name="ro1">
          <table:table-cell office:value-type="string" calcext:value-type="string">
            <text:p>2003-11-25</text:p>
          </table:table-cell>
          <table:table-cell office:value-type="float" office:value="105.730003" calcext:value-type="float">
            <text:p>105.730003</text:p>
          </table:table-cell>
          <table:table-cell office:value-type="float" office:value="106.419998" calcext:value-type="float">
            <text:p>106.419998</text:p>
          </table:table-cell>
          <table:table-cell office:value-type="float" office:value="105.449997" calcext:value-type="float">
            <text:p>105.449997</text:p>
          </table:table-cell>
          <table:table-cell office:value-type="float" office:value="105.989998" calcext:value-type="float">
            <text:p>105.989998</text:p>
          </table:table-cell>
          <table:table-cell office:value-type="float" office:value="74.000504" calcext:value-type="float">
            <text:p>74.000504</text:p>
          </table:table-cell>
          <table:table-cell office:value-type="float" office:value="37580000" calcext:value-type="float">
            <text:p>37580000</text:p>
          </table:table-cell>
        </table:table-row>
        <table:table-row table:style-name="ro1">
          <table:table-cell office:value-type="string" calcext:value-type="string">
            <text:p>2003-11-26</text:p>
          </table:table-cell>
          <table:table-cell office:value-type="float" office:value="106.419998" calcext:value-type="float">
            <text:p>106.419998</text:p>
          </table:table-cell>
          <table:table-cell office:value-type="float" office:value="106.449997" calcext:value-type="float">
            <text:p>106.449997</text:p>
          </table:table-cell>
          <table:table-cell office:value-type="float" office:value="105.389999" calcext:value-type="float">
            <text:p>105.389999</text:p>
          </table:table-cell>
          <table:table-cell office:value-type="float" office:value="106.370003" calcext:value-type="float">
            <text:p>106.370003</text:p>
          </table:table-cell>
          <table:table-cell office:value-type="float" office:value="74.265816" calcext:value-type="float">
            <text:p>74.265816</text:p>
          </table:table-cell>
          <table:table-cell office:value-type="float" office:value="33053600" calcext:value-type="float">
            <text:p>33053600</text:p>
          </table:table-cell>
        </table:table-row>
        <table:table-row table:style-name="ro1">
          <table:table-cell office:value-type="string" calcext:value-type="string">
            <text:p>2003-11-28</text:p>
          </table:table-cell>
          <table:table-cell office:value-type="float" office:value="106.279999" calcext:value-type="float">
            <text:p>106.279999</text:p>
          </table:table-cell>
          <table:table-cell office:value-type="float" office:value="106.660004" calcext:value-type="float">
            <text:p>106.660004</text:p>
          </table:table-cell>
          <table:table-cell office:value-type="float" office:value="106.199997" calcext:value-type="float">
            <text:p>106.199997</text:p>
          </table:table-cell>
          <table:table-cell office:value-type="float" office:value="106.449997" calcext:value-type="float">
            <text:p>106.449997</text:p>
          </table:table-cell>
          <table:table-cell office:value-type="float" office:value="74.321678" calcext:value-type="float">
            <text:p>74.321678</text:p>
          </table:table-cell>
          <table:table-cell office:value-type="float" office:value="10507500" calcext:value-type="float">
            <text:p>10507500</text:p>
          </table:table-cell>
        </table:table-row>
        <table:table-row table:style-name="ro1">
          <table:table-cell office:value-type="string" calcext:value-type="string">
            <text:p>2003-12-01</text:p>
          </table:table-cell>
          <table:table-cell office:value-type="float" office:value="106.849998" calcext:value-type="float">
            <text:p>106.849998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6.800003" calcext:value-type="float">
            <text:p>106.800003</text:p>
          </table:table-cell>
          <table:table-cell office:value-type="float" office:value="107.599998" calcext:value-type="float">
            <text:p>107.599998</text:p>
          </table:table-cell>
          <table:table-cell office:value-type="float" office:value="75.124596" calcext:value-type="float">
            <text:p>75.124596</text:p>
          </table:table-cell>
          <table:table-cell office:value-type="float" office:value="38699000" calcext:value-type="float">
            <text:p>38699000</text:p>
          </table:table-cell>
        </table:table-row>
        <table:table-row table:style-name="ro1">
          <table:table-cell office:value-type="string" calcext:value-type="string">
            <text:p>2003-12-02</text:p>
          </table:table-cell>
          <table:table-cell office:value-type="float" office:value="107.379997" calcext:value-type="float">
            <text:p>107.379997</text:p>
          </table:table-cell>
          <table:table-cell office:value-type="float" office:value="107.769997" calcext:value-type="float">
            <text:p>107.769997</text:p>
          </table:table-cell>
          <table:table-cell office:value-type="float" office:value="107.07" calcext:value-type="float">
            <text:p>107.07</text:p>
          </table:table-cell>
          <table:table-cell office:value-type="float" office:value="107.330002" calcext:value-type="float">
            <text:p>107.330002</text:p>
          </table:table-cell>
          <table:table-cell office:value-type="float" office:value="74.936081" calcext:value-type="float">
            <text:p>74.936081</text:p>
          </table:table-cell>
          <table:table-cell office:value-type="float" office:value="35352000" calcext:value-type="float">
            <text:p>35352000</text:p>
          </table:table-cell>
        </table:table-row>
        <table:table-row table:style-name="ro1">
          <table:table-cell office:value-type="string" calcext:value-type="string">
            <text:p>2003-12-03</text:p>
          </table:table-cell>
          <table:table-cell office:value-type="float" office:value="107.650002" calcext:value-type="float">
            <text:p>107.650002</text:p>
          </table:table-cell>
          <table:table-cell office:value-type="float" office:value="108.080002" calcext:value-type="float">
            <text:p>108.080002</text:p>
          </table:table-cell>
          <table:table-cell office:value-type="float" office:value="107.07" calcext:value-type="float">
            <text:p>107.07</text:p>
          </table:table-cell>
          <table:table-cell office:value-type="float" office:value="107.160004" calcext:value-type="float">
            <text:p>107.160004</text:p>
          </table:table-cell>
          <table:table-cell office:value-type="float" office:value="74.817368" calcext:value-type="float">
            <text:p>74.817368</text:p>
          </table:table-cell>
          <table:table-cell office:value-type="float" office:value="39078600" calcext:value-type="float">
            <text:p>39078600</text:p>
          </table:table-cell>
        </table:table-row>
        <table:table-row table:style-name="ro1">
          <table:table-cell office:value-type="string" calcext:value-type="string">
            <text:p>2003-12-04</text:p>
          </table:table-cell>
          <table:table-cell office:value-type="float" office:value="107.169998" calcext:value-type="float">
            <text:p>107.169998</text:p>
          </table:table-cell>
          <table:table-cell office:value-type="float" office:value="107.720001" calcext:value-type="float">
            <text:p>107.720001</text:p>
          </table:table-cell>
          <table:table-cell office:value-type="float" office:value="106.940002" calcext:value-type="float">
            <text:p>106.940002</text:p>
          </table:table-cell>
          <table:table-cell office:value-type="float" office:value="107.599998" calcext:value-type="float">
            <text:p>107.599998</text:p>
          </table:table-cell>
          <table:table-cell office:value-type="float" office:value="75.124596" calcext:value-type="float">
            <text:p>75.124596</text:p>
          </table:table-cell>
          <table:table-cell office:value-type="float" office:value="36089500" calcext:value-type="float">
            <text:p>36089500</text:p>
          </table:table-cell>
        </table:table-row>
        <table:table-row table:style-name="ro1">
          <table:table-cell office:value-type="string" calcext:value-type="string">
            <text:p>2003-12-05</text:p>
          </table:table-cell>
          <table:table-cell office:value-type="float" office:value="107.120003" calcext:value-type="float">
            <text:p>107.120003</text:p>
          </table:table-cell>
          <table:table-cell office:value-type="float" office:value="107.800003" calcext:value-type="float">
            <text:p>107.800003</text:p>
          </table:table-cell>
          <table:table-cell office:value-type="float" office:value="106.620003" calcext:value-type="float">
            <text:p>106.620003</text:p>
          </table:table-cell>
          <table:table-cell office:value-type="float" office:value="106.849998" calcext:value-type="float">
            <text:p>106.849998</text:p>
          </table:table-cell>
          <table:table-cell office:value-type="float" office:value="74.600914" calcext:value-type="float">
            <text:p>74.600914</text:p>
          </table:table-cell>
          <table:table-cell office:value-type="float" office:value="28824400" calcext:value-type="float">
            <text:p>28824400</text:p>
          </table:table-cell>
        </table:table-row>
        <table:table-row table:style-name="ro1">
          <table:table-cell office:value-type="string" calcext:value-type="string">
            <text:p>2003-12-08</text:p>
          </table:table-cell>
          <table:table-cell office:value-type="float" office:value="106.739998" calcext:value-type="float">
            <text:p>106.739998</text:p>
          </table:table-cell>
          <table:table-cell office:value-type="float" office:value="107.639999" calcext:value-type="float">
            <text:p>107.639999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7.57" calcext:value-type="float">
            <text:p>107.57</text:p>
          </table:table-cell>
          <table:table-cell office:value-type="float" office:value="75.103645" calcext:value-type="float">
            <text:p>75.103645</text:p>
          </table:table-cell>
          <table:table-cell office:value-type="float" office:value="32482900" calcext:value-type="float">
            <text:p>32482900</text:p>
          </table:table-cell>
        </table:table-row>
        <table:table-row table:style-name="ro1">
          <table:table-cell office:value-type="string" calcext:value-type="string">
            <text:p>2003-12-09</text:p>
          </table:table-cell>
          <table:table-cell office:value-type="float" office:value="107.900002" calcext:value-type="float">
            <text:p>107.900002</text:p>
          </table:table-cell>
          <table:table-cell office:value-type="float" office:value="107.93" calcext:value-type="float">
            <text:p>107.93</text:p>
          </table:table-cell>
          <table:table-cell office:value-type="float" office:value="106.540001" calcext:value-type="float">
            <text:p>106.540001</text:p>
          </table:table-cell>
          <table:table-cell office:value-type="float" office:value="106.739998" calcext:value-type="float">
            <text:p>106.739998</text:p>
          </table:table-cell>
          <table:table-cell office:value-type="float" office:value="74.524162" calcext:value-type="float">
            <text:p>74.524162</text:p>
          </table:table-cell>
          <table:table-cell office:value-type="float" office:value="43596100" calcext:value-type="float">
            <text:p>43596100</text:p>
          </table:table-cell>
        </table:table-row>
        <table:table-row table:style-name="ro1">
          <table:table-cell office:value-type="string" calcext:value-type="string">
            <text:p>2003-12-10</text:p>
          </table:table-cell>
          <table:table-cell office:value-type="float" office:value="106.769997" calcext:value-type="float">
            <text:p>106.769997</text:p>
          </table:table-cell>
          <table:table-cell office:value-type="float" office:value="106.980003" calcext:value-type="float">
            <text:p>106.980003</text:p>
          </table:table-cell>
          <table:table-cell office:value-type="float" office:value="105.959999" calcext:value-type="float">
            <text:p>105.959999</text:p>
          </table:table-cell>
          <table:table-cell office:value-type="float" office:value="106.730003" calcext:value-type="float">
            <text:p>106.730003</text:p>
          </table:table-cell>
          <table:table-cell office:value-type="float" office:value="74.517189" calcext:value-type="float">
            <text:p>74.517189</text:p>
          </table:table-cell>
          <table:table-cell office:value-type="float" office:value="36915400" calcext:value-type="float">
            <text:p>36915400</text:p>
          </table:table-cell>
        </table:table-row>
        <table:table-row table:style-name="ro1">
          <table:table-cell office:value-type="string" calcext:value-type="string">
            <text:p>2003-12-11</text:p>
          </table:table-cell>
          <table:table-cell office:value-type="float" office:value="106.68" calcext:value-type="float">
            <text:p>106.68</text:p>
          </table:table-cell>
          <table:table-cell office:value-type="float" office:value="108.099998" calcext:value-type="float">
            <text:p>108.099998</text:p>
          </table:table-cell>
          <table:table-cell office:value-type="float" office:value="106.669998" calcext:value-type="float">
            <text:p>106.669998</text:p>
          </table:table-cell>
          <table:table-cell office:value-type="float" office:value="107.93" calcext:value-type="float">
            <text:p>107.93</text:p>
          </table:table-cell>
          <table:table-cell office:value-type="float" office:value="75.354988" calcext:value-type="float">
            <text:p>75.354988</text:p>
          </table:table-cell>
          <table:table-cell office:value-type="float" office:value="45304000" calcext:value-type="float">
            <text:p>45304000</text:p>
          </table:table-cell>
        </table:table-row>
        <table:table-row table:style-name="ro1">
          <table:table-cell office:value-type="string" calcext:value-type="string">
            <text:p>2003-12-12</text:p>
          </table:table-cell>
          <table:table-cell office:value-type="float" office:value="107.970001" calcext:value-type="float">
            <text:p>107.970001</text:p>
          </table:table-cell>
          <table:table-cell office:value-type="float" office:value="108.199997" calcext:value-type="float">
            <text:p>108.199997</text:p>
          </table:table-cell>
          <table:table-cell office:value-type="float" office:value="107.389999" calcext:value-type="float">
            <text:p>107.389999</text:p>
          </table:table-cell>
          <table:table-cell office:value-type="float" office:value="108.139999" calcext:value-type="float">
            <text:p>108.139999</text:p>
          </table:table-cell>
          <table:table-cell office:value-type="float" office:value="75.501617" calcext:value-type="float">
            <text:p>75.501617</text:p>
          </table:table-cell>
          <table:table-cell office:value-type="float" office:value="34142200" calcext:value-type="float">
            <text:p>34142200</text:p>
          </table:table-cell>
        </table:table-row>
        <table:table-row table:style-name="ro1">
          <table:table-cell office:value-type="string" calcext:value-type="string">
            <text:p>2003-12-15</text:p>
          </table:table-cell>
          <table:table-cell office:value-type="float" office:value="109.169998" calcext:value-type="float">
            <text:p>109.169998</text:p>
          </table:table-cell>
          <table:table-cell office:value-type="float" office:value="109.230003" calcext:value-type="float">
            <text:p>109.230003</text:p>
          </table:table-cell>
          <table:table-cell office:value-type="float" office:value="107.480003" calcext:value-type="float">
            <text:p>107.480003</text:p>
          </table:table-cell>
          <table:table-cell office:value-type="float" office:value="107.599998" calcext:value-type="float">
            <text:p>107.599998</text:p>
          </table:table-cell>
          <table:table-cell office:value-type="float" office:value="75.124596" calcext:value-type="float">
            <text:p>75.124596</text:p>
          </table:table-cell>
          <table:table-cell office:value-type="float" office:value="38693400" calcext:value-type="float">
            <text:p>38693400</text:p>
          </table:table-cell>
        </table:table-row>
        <table:table-row table:style-name="ro1">
          <table:table-cell office:value-type="string" calcext:value-type="string">
            <text:p>2003-12-16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8.5" calcext:value-type="float">
            <text:p>108.5</text:p>
          </table:table-cell>
          <table:table-cell office:value-type="float" office:value="107.519997" calcext:value-type="float">
            <text:p>107.519997</text:p>
          </table:table-cell>
          <table:table-cell office:value-type="float" office:value="108.160004" calcext:value-type="float">
            <text:p>108.160004</text:p>
          </table:table-cell>
          <table:table-cell office:value-type="float" office:value="75.515541" calcext:value-type="float">
            <text:p>75.515541</text:p>
          </table:table-cell>
          <table:table-cell office:value-type="float" office:value="32894200" calcext:value-type="float">
            <text:p>32894200</text:p>
          </table:table-cell>
        </table:table-row>
        <table:table-row table:style-name="ro1">
          <table:table-cell office:value-type="string" calcext:value-type="string">
            <text:p>2003-12-17</text:p>
          </table:table-cell>
          <table:table-cell office:value-type="float" office:value="108.059998" calcext:value-type="float">
            <text:p>108.059998</text:p>
          </table:table-cell>
          <table:table-cell office:value-type="float" office:value="108.5" calcext:value-type="float">
            <text:p>108.5</text:p>
          </table:table-cell>
          <table:table-cell office:value-type="float" office:value="107.800003" calcext:value-type="float">
            <text:p>107.800003</text:p>
          </table:table-cell>
          <table:table-cell office:value-type="float" office:value="108.5" calcext:value-type="float">
            <text:p>108.5</text:p>
          </table:table-cell>
          <table:table-cell office:value-type="float" office:value="75.75296" calcext:value-type="float">
            <text:p>75.75296</text:p>
          </table:table-cell>
          <table:table-cell office:value-type="float" office:value="23198800" calcext:value-type="float">
            <text:p>23198800</text:p>
          </table:table-cell>
        </table:table-row>
        <table:table-row table:style-name="ro1">
          <table:table-cell office:value-type="string" calcext:value-type="string">
            <text:p>2003-12-18</text:p>
          </table:table-cell>
          <table:table-cell office:value-type="float" office:value="108.550003" calcext:value-type="float">
            <text:p>108.550003</text:p>
          </table:table-cell>
          <table:table-cell office:value-type="float" office:value="109.730003" calcext:value-type="float">
            <text:p>109.730003</text:p>
          </table:table-cell>
          <table:table-cell office:value-type="float" office:value="108.389999" calcext:value-type="float">
            <text:p>108.389999</text:p>
          </table:table-cell>
          <table:table-cell office:value-type="float" office:value="109.720001" calcext:value-type="float">
            <text:p>109.720001</text:p>
          </table:table-cell>
          <table:table-cell office:value-type="float" office:value="76.604729" calcext:value-type="float">
            <text:p>76.604729</text:p>
          </table:table-cell>
          <table:table-cell office:value-type="float" office:value="29353100" calcext:value-type="float">
            <text:p>29353100</text:p>
          </table:table-cell>
        </table:table-row>
        <table:table-row table:style-name="ro1">
          <table:table-cell office:value-type="string" calcext:value-type="string">
            <text:p>2003-12-19</text:p>
          </table:table-cell>
          <table:table-cell office:value-type="float" office:value="109.300003" calcext:value-type="float">
            <text:p>109.300003</text:p>
          </table:table-cell>
          <table:table-cell office:value-type="float" office:value="109.370003" calcext:value-type="float">
            <text:p>109.370003</text:p>
          </table:table-cell>
          <table:table-cell office:value-type="float" office:value="108.580002" calcext:value-type="float">
            <text:p>108.580002</text:p>
          </table:table-cell>
          <table:table-cell office:value-type="float" office:value="108.900002" calcext:value-type="float">
            <text:p>108.900002</text:p>
          </table:table-cell>
          <table:table-cell office:value-type="float" office:value="76.391449" calcext:value-type="float">
            <text:p>76.391449</text:p>
          </table:table-cell>
          <table:table-cell office:value-type="float" office:value="41465100" calcext:value-type="float">
            <text:p>41465100</text:p>
          </table:table-cell>
        </table:table-row>
        <table:table-row table:style-name="ro1">
          <table:table-cell office:value-type="string" calcext:value-type="string">
            <text:p>2003-12-22</text:p>
          </table:table-cell>
          <table:table-cell office:value-type="float" office:value="108.790001" calcext:value-type="float">
            <text:p>108.790001</text:p>
          </table:table-cell>
          <table:table-cell office:value-type="float" office:value="109.660004" calcext:value-type="float">
            <text:p>109.660004</text:p>
          </table:table-cell>
          <table:table-cell office:value-type="float" office:value="108.779999" calcext:value-type="float">
            <text:p>108.779999</text:p>
          </table:table-cell>
          <table:table-cell office:value-type="float" office:value="109.660004" calcext:value-type="float">
            <text:p>109.660004</text:p>
          </table:table-cell>
          <table:table-cell office:value-type="float" office:value="76.924606" calcext:value-type="float">
            <text:p>76.924606</text:p>
          </table:table-cell>
          <table:table-cell office:value-type="float" office:value="27611300" calcext:value-type="float">
            <text:p>27611300</text:p>
          </table:table-cell>
        </table:table-row>
        <table:table-row table:style-name="ro1">
          <table:table-cell office:value-type="string" calcext:value-type="string">
            <text:p>2003-12-23</text:p>
          </table:table-cell>
          <table:table-cell office:value-type="float" office:value="109.480003" calcext:value-type="float">
            <text:p>109.480003</text:p>
          </table:table-cell>
          <table:table-cell office:value-type="float" office:value="109.949997" calcext:value-type="float">
            <text:p>109.949997</text:p>
          </table:table-cell>
          <table:table-cell office:value-type="float" office:value="109.379997" calcext:value-type="float">
            <text:p>109.379997</text:p>
          </table:table-cell>
          <table:table-cell office:value-type="float" office:value="109.730003" calcext:value-type="float">
            <text:p>109.730003</text:p>
          </table:table-cell>
          <table:table-cell office:value-type="float" office:value="76.973717" calcext:value-type="float">
            <text:p>76.973717</text:p>
          </table:table-cell>
          <table:table-cell office:value-type="float" office:value="24741200" calcext:value-type="float">
            <text:p>24741200</text:p>
          </table:table-cell>
        </table:table-row>
        <table:table-row table:style-name="ro1">
          <table:table-cell office:value-type="string" calcext:value-type="string">
            <text:p>2003-12-24</text:p>
          </table:table-cell>
          <table:table-cell office:value-type="float" office:value="109.519997" calcext:value-type="float">
            <text:p>109.519997</text:p>
          </table:table-cell>
          <table:table-cell office:value-type="float" office:value="109.879997" calcext:value-type="float">
            <text:p>109.879997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9.620003" calcext:value-type="float">
            <text:p>109.620003</text:p>
          </table:table-cell>
          <table:table-cell office:value-type="float" office:value="76.896553" calcext:value-type="float">
            <text:p>76.896553</text:p>
          </table:table-cell>
          <table:table-cell office:value-type="float" office:value="8055800" calcext:value-type="float">
            <text:p>8055800</text:p>
          </table:table-cell>
        </table:table-row>
        <table:table-row table:style-name="ro1">
          <table:table-cell office:value-type="string" calcext:value-type="string">
            <text:p>2003-12-26</text:p>
          </table:table-cell>
          <table:table-cell office:value-type="float" office:value="109.709999" calcext:value-type="float">
            <text:p>109.709999</text:p>
          </table:table-cell>
          <table:table-cell office:value-type="float" office:value="110.080002" calcext:value-type="float">
            <text:p>110.080002</text:p>
          </table:table-cell>
          <table:table-cell office:value-type="float" office:value="109.629997" calcext:value-type="float">
            <text:p>109.629997</text:p>
          </table:table-cell>
          <table:table-cell office:value-type="float" office:value="109.699997" calcext:value-type="float">
            <text:p>109.699997</text:p>
          </table:table-cell>
          <table:table-cell office:value-type="float" office:value="76.952682" calcext:value-type="float">
            <text:p>76.952682</text:p>
          </table:table-cell>
          <table:table-cell office:value-type="float" office:value="8308400" calcext:value-type="float">
            <text:p>8308400</text:p>
          </table:table-cell>
        </table:table-row>
        <table:table-row table:style-name="ro1">
          <table:table-cell office:value-type="string" calcext:value-type="string">
            <text:p>2003-12-29</text:p>
          </table:table-cell>
          <table:table-cell office:value-type="float" office:value="110.099998" calcext:value-type="float">
            <text:p>110.099998</text:p>
          </table:table-cell>
          <table:table-cell office:value-type="float" office:value="111.269997" calcext:value-type="float">
            <text:p>111.269997</text:p>
          </table:table-cell>
          <table:table-cell office:value-type="float" office:value="109.779999" calcext:value-type="float">
            <text:p>109.779999</text:p>
          </table:table-cell>
          <table:table-cell office:value-type="float" office:value="111.160004" calcext:value-type="float">
            <text:p>111.160004</text:p>
          </table:table-cell>
          <table:table-cell office:value-type="float" office:value="77.976837" calcext:value-type="float">
            <text:p>77.976837</text:p>
          </table:table-cell>
          <table:table-cell office:value-type="float" office:value="22483700" calcext:value-type="float">
            <text:p>22483700</text:p>
          </table:table-cell>
        </table:table-row>
        <table:table-row table:style-name="ro1">
          <table:table-cell office:value-type="string" calcext:value-type="string">
            <text:p>2003-12-30</text:p>
          </table:table-cell>
          <table:table-cell office:value-type="float" office:value="111.089996" calcext:value-type="float">
            <text:p>111.089996</text:p>
          </table:table-cell>
          <table:table-cell office:value-type="float" office:value="111.269997" calcext:value-type="float">
            <text:p>111.269997</text:p>
          </table:table-cell>
          <table:table-cell office:value-type="float" office:value="110.849998" calcext:value-type="float">
            <text:p>110.849998</text:p>
          </table:table-cell>
          <table:table-cell office:value-type="float" office:value="111.18" calcext:value-type="float">
            <text:p>111.18</text:p>
          </table:table-cell>
          <table:table-cell office:value-type="float" office:value="77.990868" calcext:value-type="float">
            <text:p>77.990868</text:p>
          </table:table-cell>
          <table:table-cell office:value-type="float" office:value="19559500" calcext:value-type="float">
            <text:p>19559500</text:p>
          </table:table-cell>
        </table:table-row>
        <table:table-row table:style-name="ro1">
          <table:table-cell office:value-type="string" calcext:value-type="string">
            <text:p>2003-12-31</text:p>
          </table:table-cell>
          <table:table-cell office:value-type="float" office:value="111.220001" calcext:value-type="float">
            <text:p>111.220001</text:p>
          </table:table-cell>
          <table:table-cell office:value-type="float" office:value="111.519997" calcext:value-type="float">
            <text:p>111.519997</text:p>
          </table:table-cell>
          <table:table-cell office:value-type="float" office:value="110.839996" calcext:value-type="float">
            <text:p>110.839996</text:p>
          </table:table-cell>
          <table:table-cell office:value-type="float" office:value="111.279999" calcext:value-type="float">
            <text:p>111.279999</text:p>
          </table:table-cell>
          <table:table-cell office:value-type="float" office:value="78.06102" calcext:value-type="float">
            <text:p>78.06102</text:p>
          </table:table-cell>
          <table:table-cell office:value-type="float" office:value="31501800" calcext:value-type="float">
            <text:p>31501800</text:p>
          </table:table-cell>
        </table:table-row>
        <table:table-row table:style-name="ro1">
          <table:table-cell office:value-type="string" calcext:value-type="string">
            <text:p>2004-01-02</text:p>
          </table:table-cell>
          <table:table-cell office:value-type="float" office:value="111.739998" calcext:value-type="float">
            <text:p>111.739998</text:p>
          </table:table-cell>
          <table:table-cell office:value-type="float" office:value="112.190002" calcext:value-type="float">
            <text:p>112.190002</text:p>
          </table:table-cell>
          <table:table-cell office:value-type="float" office:value="110.730003" calcext:value-type="float">
            <text:p>110.730003</text:p>
          </table:table-cell>
          <table:table-cell office:value-type="float" office:value="111.230003" calcext:value-type="float">
            <text:p>111.230003</text:p>
          </table:table-cell>
          <table:table-cell office:value-type="float" office:value="78.025963" calcext:value-type="float">
            <text:p>78.025963</text:p>
          </table:table-cell>
          <table:table-cell office:value-type="float" office:value="38072300" calcext:value-type="float">
            <text:p>38072300</text:p>
          </table:table-cell>
        </table:table-row>
        <table:table-row table:style-name="ro1">
          <table:table-cell office:value-type="string" calcext:value-type="string">
            <text:p>2004-01-05</text:p>
          </table:table-cell>
          <table:table-cell office:value-type="float" office:value="111.690002" calcext:value-type="float">
            <text:p>111.690002</text:p>
          </table:table-cell>
          <table:table-cell office:value-type="float" office:value="112.519997" calcext:value-type="float">
            <text:p>112.519997</text:p>
          </table:table-cell>
          <table:table-cell office:value-type="float" office:value="111.589996" calcext:value-type="float">
            <text:p>111.589996</text:p>
          </table:table-cell>
          <table:table-cell office:value-type="float" office:value="112.440002" calcext:value-type="float">
            <text:p>112.440002</text:p>
          </table:table-cell>
          <table:table-cell office:value-type="float" office:value="78.874725" calcext:value-type="float">
            <text:p>78.874725</text:p>
          </table:table-cell>
          <table:table-cell office:value-type="float" office:value="27959800" calcext:value-type="float">
            <text:p>27959800</text:p>
          </table:table-cell>
        </table:table-row>
        <table:table-row table:style-name="ro1">
          <table:table-cell office:value-type="string" calcext:value-type="string">
            <text:p>2004-01-06</text:p>
          </table:table-cell>
          <table:table-cell office:value-type="float" office:value="112.160004" calcext:value-type="float">
            <text:p>112.160004</text:p>
          </table:table-cell>
          <table:table-cell office:value-type="float" office:value="112.730003" calcext:value-type="float">
            <text:p>112.730003</text:p>
          </table:table-cell>
          <table:table-cell office:value-type="float" office:value="112" calcext:value-type="float">
            <text:p>112</text:p>
          </table:table-cell>
          <table:table-cell office:value-type="float" office:value="112.550003" calcext:value-type="float">
            <text:p>112.550003</text:p>
          </table:table-cell>
          <table:table-cell office:value-type="float" office:value="78.951897" calcext:value-type="float">
            <text:p>78.951897</text:p>
          </table:table-cell>
          <table:table-cell office:value-type="float" office:value="20472800" calcext:value-type="float">
            <text:p>20472800</text:p>
          </table:table-cell>
        </table:table-row>
        <table:table-row table:style-name="ro1">
          <table:table-cell office:value-type="string" calcext:value-type="string">
            <text:p>2004-01-07</text:p>
          </table:table-cell>
          <table:table-cell office:value-type="float" office:value="112.389999" calcext:value-type="float">
            <text:p>112.389999</text:p>
          </table:table-cell>
          <table:table-cell office:value-type="float" office:value="113.059998" calcext:value-type="float">
            <text:p>113.059998</text:p>
          </table:table-cell>
          <table:table-cell office:value-type="float" office:value="111.889999" calcext:value-type="float">
            <text:p>111.889999</text:p>
          </table:table-cell>
          <table:table-cell office:value-type="float" office:value="112.93" calcext:value-type="float">
            <text:p>112.93</text:p>
          </table:table-cell>
          <table:table-cell office:value-type="float" office:value="79.218491" calcext:value-type="float">
            <text:p>79.218491</text:p>
          </table:table-cell>
          <table:table-cell office:value-type="float" office:value="30170400" calcext:value-type="float">
            <text:p>30170400</text:p>
          </table:table-cell>
        </table:table-row>
        <table:table-row table:style-name="ro1">
          <table:table-cell office:value-type="string" calcext:value-type="string">
            <text:p>2004-01-08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410004" calcext:value-type="float">
            <text:p>113.410004</text:p>
          </table:table-cell>
          <table:table-cell office:value-type="float" office:value="112.769997" calcext:value-type="float">
            <text:p>112.769997</text:p>
          </table:table-cell>
          <table:table-cell office:value-type="float" office:value="113.379997" calcext:value-type="float">
            <text:p>113.379997</text:p>
          </table:table-cell>
          <table:table-cell office:value-type="float" office:value="79.534119" calcext:value-type="float">
            <text:p>79.534119</text:p>
          </table:table-cell>
          <table:table-cell office:value-type="float" office:value="36438400" calcext:value-type="float">
            <text:p>36438400</text:p>
          </table:table-cell>
        </table:table-row>
        <table:table-row table:style-name="ro1">
          <table:table-cell office:value-type="string" calcext:value-type="string">
            <text:p>2004-01-09</text:p>
          </table:table-cell>
          <table:table-cell office:value-type="float" office:value="112.830002" calcext:value-type="float">
            <text:p>112.830002</text:p>
          </table:table-cell>
          <table:table-cell office:value-type="float" office:value="113.5" calcext:value-type="float">
            <text:p>113.5</text:p>
          </table:table-cell>
          <table:table-cell office:value-type="float" office:value="112.269997" calcext:value-type="float">
            <text:p>112.269997</text:p>
          </table:table-cell>
          <table:table-cell office:value-type="float" office:value="112.389999" calcext:value-type="float">
            <text:p>112.389999</text:p>
          </table:table-cell>
          <table:table-cell office:value-type="float" office:value="78.839645" calcext:value-type="float">
            <text:p>78.839645</text:p>
          </table:table-cell>
          <table:table-cell office:value-type="float" office:value="54084300" calcext:value-type="float">
            <text:p>54084300</text:p>
          </table:table-cell>
        </table:table-row>
        <table:table-row table:style-name="ro1">
          <table:table-cell office:value-type="string" calcext:value-type="string">
            <text:p>2004-01-12</text:p>
          </table:table-cell>
          <table:table-cell office:value-type="float" office:value="112.550003" calcext:value-type="float">
            <text:p>112.550003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2.360001" calcext:value-type="float">
            <text:p>112.360001</text:p>
          </table:table-cell>
          <table:table-cell office:value-type="float" office:value="113.220001" calcext:value-type="float">
            <text:p>113.220001</text:p>
          </table:table-cell>
          <table:table-cell office:value-type="float" office:value="79.421906" calcext:value-type="float">
            <text:p>79.421906</text:p>
          </table:table-cell>
          <table:table-cell office:value-type="float" office:value="31564100" calcext:value-type="float">
            <text:p>31564100</text:p>
          </table:table-cell>
        </table:table-row>
        <table:table-row table:style-name="ro1">
          <table:table-cell office:value-type="string" calcext:value-type="string">
            <text:p>2004-01-13</text:p>
          </table:table-cell>
          <table:table-cell office:value-type="float" office:value="113.089996" calcext:value-type="float">
            <text:p>113.089996</text:p>
          </table:table-cell>
          <table:table-cell office:value-type="float" office:value="113.230003" calcext:value-type="float">
            <text:p>113.230003</text:p>
          </table:table-cell>
          <table:table-cell office:value-type="float" office:value="111.760002" calcext:value-type="float">
            <text:p>111.760002</text:p>
          </table:table-cell>
          <table:table-cell office:value-type="float" office:value="112.559998" calcext:value-type="float">
            <text:p>112.559998</text:p>
          </table:table-cell>
          <table:table-cell office:value-type="float" office:value="78.958893" calcext:value-type="float">
            <text:p>78.958893</text:p>
          </table:table-cell>
          <table:table-cell office:value-type="float" office:value="54239700" calcext:value-type="float">
            <text:p>54239700</text:p>
          </table:table-cell>
        </table:table-row>
        <table:table-row table:style-name="ro1">
          <table:table-cell office:value-type="string" calcext:value-type="string">
            <text:p>2004-01-14</text:p>
          </table:table-cell>
          <table:table-cell office:value-type="float" office:value="112.760002" calcext:value-type="float">
            <text:p>112.760002</text:p>
          </table:table-cell>
          <table:table-cell office:value-type="float" office:value="113.660004" calcext:value-type="float">
            <text:p>113.660004</text:p>
          </table:table-cell>
          <table:table-cell office:value-type="float" office:value="112.669998" calcext:value-type="float">
            <text:p>112.669998</text:p>
          </table:table-cell>
          <table:table-cell office:value-type="float" office:value="113.5" calcext:value-type="float">
            <text:p>113.5</text:p>
          </table:table-cell>
          <table:table-cell office:value-type="float" office:value="79.618309" calcext:value-type="float">
            <text:p>79.618309</text:p>
          </table:table-cell>
          <table:table-cell office:value-type="float" office:value="30112800" calcext:value-type="float">
            <text:p>30112800</text:p>
          </table:table-cell>
        </table:table-row>
        <table:table-row table:style-name="ro1">
          <table:table-cell office:value-type="string" calcext:value-type="string">
            <text:p>2004-01-15</text:p>
          </table:table-cell>
          <table:table-cell office:value-type="float" office:value="113.57" calcext:value-type="float">
            <text:p>113.57</text:p>
          </table:table-cell>
          <table:table-cell office:value-type="float" office:value="114.059998" calcext:value-type="float">
            <text:p>114.059998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113.779999" calcext:value-type="float">
            <text:p>113.779999</text:p>
          </table:table-cell>
          <table:table-cell office:value-type="float" office:value="79.814735" calcext:value-type="float">
            <text:p>79.814735</text:p>
          </table:table-cell>
          <table:table-cell office:value-type="float" office:value="38408700" calcext:value-type="float">
            <text:p>38408700</text:p>
          </table:table-cell>
        </table:table-row>
        <table:table-row table:style-name="ro1">
          <table:table-cell office:value-type="string" calcext:value-type="string">
            <text:p>2004-01-16</text:p>
          </table:table-cell>
          <table:table-cell office:value-type="float" office:value="114.040001" calcext:value-type="float">
            <text:p>114.040001</text:p>
          </table:table-cell>
          <table:table-cell office:value-type="float" office:value="114.309998" calcext:value-type="float">
            <text:p>114.309998</text:p>
          </table:table-cell>
          <table:table-cell office:value-type="float" office:value="113.629997" calcext:value-type="float">
            <text:p>113.629997</text:p>
          </table:table-cell>
          <table:table-cell office:value-type="float" office:value="114.230003" calcext:value-type="float">
            <text:p>114.230003</text:p>
          </table:table-cell>
          <table:table-cell office:value-type="float" office:value="80.130386" calcext:value-type="float">
            <text:p>80.130386</text:p>
          </table:table-cell>
          <table:table-cell office:value-type="float" office:value="31922700" calcext:value-type="float">
            <text:p>31922700</text:p>
          </table:table-cell>
        </table:table-row>
        <table:table-row table:style-name="ro1">
          <table:table-cell office:value-type="string" calcext:value-type="string">
            <text:p>2004-01-20</text:p>
          </table:table-cell>
          <table:table-cell office:value-type="float" office:value="114.529999" calcext:value-type="float">
            <text:p>114.529999</text:p>
          </table:table-cell>
          <table:table-cell office:value-type="float" office:value="114.650002" calcext:value-type="float">
            <text:p>114.650002</text:p>
          </table:table-cell>
          <table:table-cell office:value-type="float" office:value="113.82" calcext:value-type="float">
            <text:p>113.82</text:p>
          </table:table-cell>
          <table:table-cell office:value-type="float" office:value="114.199997" calcext:value-type="float">
            <text:p>114.199997</text:p>
          </table:table-cell>
          <table:table-cell office:value-type="float" office:value="80.109337" calcext:value-type="float">
            <text:p>80.109337</text:p>
          </table:table-cell>
          <table:table-cell office:value-type="float" office:value="29863000" calcext:value-type="float">
            <text:p>29863000</text:p>
          </table:table-cell>
        </table:table-row>
        <table:table-row table:style-name="ro1">
          <table:table-cell office:value-type="string" calcext:value-type="string">
            <text:p>2004-01-21</text:p>
          </table:table-cell>
          <table:table-cell office:value-type="float" office:value="114.129997" calcext:value-type="float">
            <text:p>114.129997</text:p>
          </table:table-cell>
          <table:table-cell office:value-type="float" office:value="115.300003" calcext:value-type="float">
            <text:p>115.300003</text:p>
          </table:table-cell>
          <table:table-cell office:value-type="float" office:value="113.720001" calcext:value-type="float">
            <text:p>113.720001</text:p>
          </table:table-cell>
          <table:table-cell office:value-type="float" office:value="115.099998" calcext:value-type="float">
            <text:p>115.099998</text:p>
          </table:table-cell>
          <table:table-cell office:value-type="float" office:value="80.740707" calcext:value-type="float">
            <text:p>80.740707</text:p>
          </table:table-cell>
          <table:table-cell office:value-type="float" office:value="30725000" calcext:value-type="float">
            <text:p>30725000</text:p>
          </table:table-cell>
        </table:table-row>
        <table:table-row table:style-name="ro1">
          <table:table-cell office:value-type="string" calcext:value-type="string">
            <text:p>2004-01-22</text:p>
          </table:table-cell>
          <table:table-cell office:value-type="float" office:value="115.139999" calcext:value-type="float">
            <text:p>115.139999</text:p>
          </table:table-cell>
          <table:table-cell office:value-type="float" office:value="115.379997" calcext:value-type="float">
            <text:p>115.379997</text:p>
          </table:table-cell>
          <table:table-cell office:value-type="float" office:value="114.580002" calcext:value-type="float">
            <text:p>114.580002</text:p>
          </table:table-cell>
          <table:table-cell office:value-type="float" office:value="114.800003" calcext:value-type="float">
            <text:p>114.800003</text:p>
          </table:table-cell>
          <table:table-cell office:value-type="float" office:value="80.530243" calcext:value-type="float">
            <text:p>80.530243</text:p>
          </table:table-cell>
          <table:table-cell office:value-type="float" office:value="29888500" calcext:value-type="float">
            <text:p>29888500</text:p>
          </table:table-cell>
        </table:table-row>
        <table:table-row table:style-name="ro1">
          <table:table-cell office:value-type="string" calcext:value-type="string">
            <text:p>2004-01-23</text:p>
          </table:table-cell>
          <table:table-cell office:value-type="float" office:value="115" calcext:value-type="float">
            <text:p>115</text:p>
          </table:table-cell>
          <table:table-cell office:value-type="float" office:value="115.370003" calcext:value-type="float">
            <text:p>115.370003</text:p>
          </table:table-cell>
          <table:table-cell office:value-type="float" office:value="113.949997" calcext:value-type="float">
            <text:p>113.949997</text:p>
          </table:table-cell>
          <table:table-cell office:value-type="float" office:value="114.43" calcext:value-type="float">
            <text:p>114.43</text:p>
          </table:table-cell>
          <table:table-cell office:value-type="float" office:value="80.270729" calcext:value-type="float">
            <text:p>80.270729</text:p>
          </table:table-cell>
          <table:table-cell office:value-type="float" office:value="44245300" calcext:value-type="float">
            <text:p>44245300</text:p>
          </table:table-cell>
        </table:table-row>
        <table:table-row table:style-name="ro1">
          <table:table-cell office:value-type="string" calcext:value-type="string">
            <text:p>2004-01-26</text:p>
          </table:table-cell>
          <table:table-cell office:value-type="float" office:value="114.389999" calcext:value-type="float">
            <text:p>114.389999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4.379997" calcext:value-type="float">
            <text:p>114.379997</text:p>
          </table:table-cell>
          <table:table-cell office:value-type="float" office:value="115.870003" calcext:value-type="float">
            <text:p>115.870003</text:p>
          </table:table-cell>
          <table:table-cell office:value-type="float" office:value="81.280876" calcext:value-type="float">
            <text:p>81.280876</text:p>
          </table:table-cell>
          <table:table-cell office:value-type="float" office:value="30460600" calcext:value-type="float">
            <text:p>30460600</text:p>
          </table:table-cell>
        </table:table-row>
        <table:table-row table:style-name="ro1">
          <table:table-cell office:value-type="string" calcext:value-type="string">
            <text:p>2004-01-27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6.5" calcext:value-type="float">
            <text:p>116.5</text:p>
          </table:table-cell>
          <table:table-cell office:value-type="float" office:value="114.650002" calcext:value-type="float">
            <text:p>114.650002</text:p>
          </table:table-cell>
          <table:table-cell office:value-type="float" office:value="114.68" calcext:value-type="float">
            <text:p>114.68</text:p>
          </table:table-cell>
          <table:table-cell office:value-type="float" office:value="80.446037" calcext:value-type="float">
            <text:p>80.446037</text:p>
          </table:table-cell>
          <table:table-cell office:value-type="float" office:value="35322800" calcext:value-type="float">
            <text:p>35322800</text:p>
          </table:table-cell>
        </table:table-row>
        <table:table-row table:style-name="ro1">
          <table:table-cell office:value-type="string" calcext:value-type="string">
            <text:p>2004-01-28</text:p>
          </table:table-cell>
          <table:table-cell office:value-type="float" office:value="114.980003" calcext:value-type="float">
            <text:p>114.980003</text:p>
          </table:table-cell>
          <table:table-cell office:value-type="float" office:value="115.279999" calcext:value-type="float">
            <text:p>115.279999</text:p>
          </table:table-cell>
          <table:table-cell office:value-type="float" office:value="112.940002" calcext:value-type="float">
            <text:p>112.940002</text:p>
          </table:table-cell>
          <table:table-cell office:value-type="float" office:value="113.370003" calcext:value-type="float">
            <text:p>113.370003</text:p>
          </table:table-cell>
          <table:table-cell office:value-type="float" office:value="79.527122" calcext:value-type="float">
            <text:p>79.527122</text:p>
          </table:table-cell>
          <table:table-cell office:value-type="float" office:value="52621300" calcext:value-type="float">
            <text:p>52621300</text:p>
          </table:table-cell>
        </table:table-row>
        <table:table-row table:style-name="ro1">
          <table:table-cell office:value-type="string" calcext:value-type="string">
            <text:p>2004-01-29</text:p>
          </table:table-cell>
          <table:table-cell office:value-type="float" office:value="113.559998" calcext:value-type="float">
            <text:p>113.559998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2.559998" calcext:value-type="float">
            <text:p>112.559998</text:p>
          </table:table-cell>
          <table:table-cell office:value-type="float" office:value="113.480003" calcext:value-type="float">
            <text:p>113.480003</text:p>
          </table:table-cell>
          <table:table-cell office:value-type="float" office:value="79.604279" calcext:value-type="float">
            <text:p>79.604279</text:p>
          </table:table-cell>
          <table:table-cell office:value-type="float" office:value="60117100" calcext:value-type="float">
            <text:p>60117100</text:p>
          </table:table-cell>
        </table:table-row>
        <table:table-row table:style-name="ro1">
          <table:table-cell office:value-type="string" calcext:value-type="string">
            <text:p>2004-01-30</text:p>
          </table:table-cell>
          <table:table-cell office:value-type="float" office:value="113.519997" calcext:value-type="float">
            <text:p>113.519997</text:p>
          </table:table-cell>
          <table:table-cell office:value-type="float" office:value="113.720001" calcext:value-type="float">
            <text:p>113.720001</text:p>
          </table:table-cell>
          <table:table-cell office:value-type="float" office:value="113.089996" calcext:value-type="float">
            <text:p>113.089996</text:p>
          </table:table-cell>
          <table:table-cell office:value-type="float" office:value="113.480003" calcext:value-type="float">
            <text:p>113.480003</text:p>
          </table:table-cell>
          <table:table-cell office:value-type="float" office:value="79.604279" calcext:value-type="float">
            <text:p>79.604279</text:p>
          </table:table-cell>
          <table:table-cell office:value-type="float" office:value="30984400" calcext:value-type="float">
            <text:p>30984400</text:p>
          </table:table-cell>
        </table:table-row>
        <table:table-row table:style-name="ro1">
          <table:table-cell office:value-type="string" calcext:value-type="string">
            <text:p>2004-02-02</text:p>
          </table:table-cell>
          <table:table-cell office:value-type="float" office:value="113.699997" calcext:value-type="float">
            <text:p>113.699997</text:p>
          </table:table-cell>
          <table:table-cell office:value-type="float" office:value="114.68" calcext:value-type="float">
            <text:p>114.68</text:p>
          </table:table-cell>
          <table:table-cell office:value-type="float" office:value="113.120003" calcext:value-type="float">
            <text:p>113.120003</text:p>
          </table:table-cell>
          <table:table-cell office:value-type="float" office:value="113.970001" calcext:value-type="float">
            <text:p>113.970001</text:p>
          </table:table-cell>
          <table:table-cell office:value-type="float" office:value="79.947998" calcext:value-type="float">
            <text:p>79.947998</text:p>
          </table:table-cell>
          <table:table-cell office:value-type="float" office:value="38832400" calcext:value-type="float">
            <text:p>38832400</text:p>
          </table:table-cell>
        </table:table-row>
        <table:table-row table:style-name="ro1">
          <table:table-cell office:value-type="string" calcext:value-type="string">
            <text:p>2004-02-03</text:p>
          </table:table-cell>
          <table:table-cell office:value-type="float" office:value="113.739998" calcext:value-type="float">
            <text:p>113.739998</text:p>
          </table:table-cell>
          <table:table-cell office:value-type="float" office:value="114.139999" calcext:value-type="float">
            <text:p>114.139999</text:p>
          </table:table-cell>
          <table:table-cell office:value-type="float" office:value="113.440002" calcext:value-type="float">
            <text:p>113.440002</text:p>
          </table:table-cell>
          <table:table-cell office:value-type="float" office:value="113.779999" calcext:value-type="float">
            <text:p>113.779999</text:p>
          </table:table-cell>
          <table:table-cell office:value-type="float" office:value="79.814735" calcext:value-type="float">
            <text:p>79.814735</text:p>
          </table:table-cell>
          <table:table-cell office:value-type="float" office:value="25093500" calcext:value-type="float">
            <text:p>25093500</text:p>
          </table:table-cell>
        </table:table-row>
        <table:table-row table:style-name="ro1">
          <table:table-cell office:value-type="string" calcext:value-type="string">
            <text:p>2004-02-04</text:p>
          </table:table-cell>
          <table:table-cell office:value-type="float" office:value="113.190002" calcext:value-type="float">
            <text:p>113.190002</text:p>
          </table:table-cell>
          <table:table-cell office:value-type="float" office:value="113.730003" calcext:value-type="float">
            <text:p>113.730003</text:p>
          </table:table-cell>
          <table:table-cell office:value-type="float" office:value="112.790001" calcext:value-type="float">
            <text:p>112.790001</text:p>
          </table:table-cell>
          <table:table-cell office:value-type="float" office:value="112.849998" calcext:value-type="float">
            <text:p>112.849998</text:p>
          </table:table-cell>
          <table:table-cell office:value-type="float" office:value="79.162331" calcext:value-type="float">
            <text:p>79.162331</text:p>
          </table:table-cell>
          <table:table-cell office:value-type="float" office:value="39332600" calcext:value-type="float">
            <text:p>39332600</text:p>
          </table:table-cell>
        </table:table-row>
        <table:table-row table:style-name="ro1">
          <table:table-cell office:value-type="string" calcext:value-type="string">
            <text:p>2004-02-05</text:p>
          </table:table-cell>
          <table:table-cell office:value-type="float" office:value="113.169998" calcext:value-type="float">
            <text:p>113.169998</text:p>
          </table:table-cell>
          <table:table-cell office:value-type="float" office:value="113.540001" calcext:value-type="float">
            <text:p>113.540001</text:p>
          </table:table-cell>
          <table:table-cell office:value-type="float" office:value="112.779999" calcext:value-type="float">
            <text:p>112.779999</text:p>
          </table:table-cell>
          <table:table-cell office:value-type="float" office:value="113.18" calcext:value-type="float">
            <text:p>113.18</text:p>
          </table:table-cell>
          <table:table-cell office:value-type="float" office:value="79.393806" calcext:value-type="float">
            <text:p>79.393806</text:p>
          </table:table-cell>
          <table:table-cell office:value-type="float" office:value="37226800" calcext:value-type="float">
            <text:p>37226800</text:p>
          </table:table-cell>
        </table:table-row>
        <table:table-row table:style-name="ro1">
          <table:table-cell office:value-type="string" calcext:value-type="string">
            <text:p>2004-02-06</text:p>
          </table:table-cell>
          <table:table-cell office:value-type="float" office:value="113.419998" calcext:value-type="float">
            <text:p>113.419998</text:p>
          </table:table-cell>
          <table:table-cell office:value-type="float" office:value="114.699997" calcext:value-type="float">
            <text:p>114.699997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114.449997" calcext:value-type="float">
            <text:p>114.449997</text:p>
          </table:table-cell>
          <table:table-cell office:value-type="float" office:value="80.284698" calcext:value-type="float">
            <text:p>80.284698</text:p>
          </table:table-cell>
          <table:table-cell office:value-type="float" office:value="37216000" calcext:value-type="float">
            <text:p>37216000</text:p>
          </table:table-cell>
        </table:table-row>
        <table:table-row table:style-name="ro1">
          <table:table-cell office:value-type="string" calcext:value-type="string">
            <text:p>2004-02-09</text:p>
          </table:table-cell>
          <table:table-cell office:value-type="float" office:value="114.669998" calcext:value-type="float">
            <text:p>114.669998</text:p>
          </table:table-cell>
          <table:table-cell office:value-type="float" office:value="114.870003" calcext:value-type="float">
            <text:p>114.870003</text:p>
          </table:table-cell>
          <table:table-cell office:value-type="float" office:value="114.290001" calcext:value-type="float">
            <text:p>114.290001</text:p>
          </table:table-cell>
          <table:table-cell office:value-type="float" office:value="114.480003" calcext:value-type="float">
            <text:p>114.480003</text:p>
          </table:table-cell>
          <table:table-cell office:value-type="float" office:value="80.305763" calcext:value-type="float">
            <text:p>80.305763</text:p>
          </table:table-cell>
          <table:table-cell office:value-type="float" office:value="24851300" calcext:value-type="float">
            <text:p>24851300</text:p>
          </table:table-cell>
        </table:table-row>
        <table:table-row table:style-name="ro1">
          <table:table-cell office:value-type="string" calcext:value-type="string">
            <text:p>2004-02-10</text:p>
          </table:table-cell>
          <table:table-cell office:value-type="float" office:value="114.279999" calcext:value-type="float">
            <text:p>114.279999</text:p>
          </table:table-cell>
          <table:table-cell office:value-type="float" office:value="115.139999" calcext:value-type="float">
            <text:p>115.139999</text:p>
          </table:table-cell>
          <table:table-cell office:value-type="float" office:value="114.260002" calcext:value-type="float">
            <text:p>114.260002</text:p>
          </table:table-cell>
          <table:table-cell office:value-type="float" office:value="114.849998" calcext:value-type="float">
            <text:p>114.849998</text:p>
          </table:table-cell>
          <table:table-cell office:value-type="float" office:value="80.565323" calcext:value-type="float">
            <text:p>80.565323</text:p>
          </table:table-cell>
          <table:table-cell office:value-type="float" office:value="27908100" calcext:value-type="float">
            <text:p>27908100</text:p>
          </table:table-cell>
        </table:table-row>
        <table:table-row table:style-name="ro1">
          <table:table-cell office:value-type="string" calcext:value-type="string">
            <text:p>2004-02-11</text:p>
          </table:table-cell>
          <table:table-cell office:value-type="float" office:value="114.849998" calcext:value-type="float">
            <text:p>114.849998</text:p>
          </table:table-cell>
          <table:table-cell office:value-type="float" office:value="116.389999" calcext:value-type="float">
            <text:p>116.389999</text:p>
          </table:table-cell>
          <table:table-cell office:value-type="float" office:value="114.169998" calcext:value-type="float">
            <text:p>114.169998</text:p>
          </table:table-cell>
          <table:table-cell office:value-type="float" office:value="116.07" calcext:value-type="float">
            <text:p>116.07</text:p>
          </table:table-cell>
          <table:table-cell office:value-type="float" office:value="81.421104" calcext:value-type="float">
            <text:p>81.421104</text:p>
          </table:table-cell>
          <table:table-cell office:value-type="float" office:value="42965700" calcext:value-type="float">
            <text:p>42965700</text:p>
          </table:table-cell>
        </table:table-row>
        <table:table-row table:style-name="ro1">
          <table:table-cell office:value-type="string" calcext:value-type="string">
            <text:p>2004-02-12</text:p>
          </table:table-cell>
          <table:table-cell office:value-type="float" office:value="115.970001" calcext:value-type="float">
            <text:p>115.970001</text:p>
          </table:table-cell>
          <table:table-cell office:value-type="float" office:value="116.269997" calcext:value-type="float">
            <text:p>116.269997</text:p>
          </table:table-cell>
          <table:table-cell office:value-type="float" office:value="115.580002" calcext:value-type="float">
            <text:p>115.580002</text:p>
          </table:table-cell>
          <table:table-cell office:value-type="float" office:value="115.650002" calcext:value-type="float">
            <text:p>115.650002</text:p>
          </table:table-cell>
          <table:table-cell office:value-type="float" office:value="81.126495" calcext:value-type="float">
            <text:p>81.126495</text:p>
          </table:table-cell>
          <table:table-cell office:value-type="float" office:value="27814700" calcext:value-type="float">
            <text:p>27814700</text:p>
          </table:table-cell>
        </table:table-row>
        <table:table-row table:style-name="ro1">
          <table:table-cell office:value-type="string" calcext:value-type="string">
            <text:p>2004-02-13</text:p>
          </table:table-cell>
          <table:table-cell office:value-type="float" office:value="115.82" calcext:value-type="float">
            <text:p>115.82</text:p>
          </table:table-cell>
          <table:table-cell office:value-type="float" office:value="116.199997" calcext:value-type="float">
            <text:p>116.199997</text:p>
          </table:table-cell>
          <table:table-cell office:value-type="float" office:value="114.75" calcext:value-type="float">
            <text:p>114.75</text:p>
          </table:table-cell>
          <table:table-cell office:value-type="float" office:value="115.129997" calcext:value-type="float">
            <text:p>115.129997</text:p>
          </table:table-cell>
          <table:table-cell office:value-type="float" office:value="80.761703" calcext:value-type="float">
            <text:p>80.761703</text:p>
          </table:table-cell>
          <table:table-cell office:value-type="float" office:value="44739900" calcext:value-type="float">
            <text:p>44739900</text:p>
          </table:table-cell>
        </table:table-row>
        <table:table-row table:style-name="ro1">
          <table:table-cell office:value-type="string" calcext:value-type="string">
            <text:p>2004-02-17</text:p>
          </table:table-cell>
          <table:table-cell office:value-type="float" office:value="115.849998" calcext:value-type="float">
            <text:p>115.849998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5.769997" calcext:value-type="float">
            <text:p>115.769997</text:p>
          </table:table-cell>
          <table:table-cell office:value-type="float" office:value="116.169998" calcext:value-type="float">
            <text:p>116.169998</text:p>
          </table:table-cell>
          <table:table-cell office:value-type="float" office:value="81.491257" calcext:value-type="float">
            <text:p>81.491257</text:p>
          </table:table-cell>
          <table:table-cell office:value-type="float" office:value="23984300" calcext:value-type="float">
            <text:p>23984300</text:p>
          </table:table-cell>
        </table:table-row>
        <table:table-row table:style-name="ro1">
          <table:table-cell office:value-type="string" calcext:value-type="string">
            <text:p>2004-02-18</text:p>
          </table:table-cell>
          <table:table-cell office:value-type="float" office:value="116.199997" calcext:value-type="float">
            <text:p>116.199997</text:p>
          </table:table-cell>
          <table:table-cell office:value-type="float" office:value="116.599998" calcext:value-type="float">
            <text:p>116.599998</text:p>
          </table:table-cell>
          <table:table-cell office:value-type="float" office:value="115.349998" calcext:value-type="float">
            <text:p>115.349998</text:p>
          </table:table-cell>
          <table:table-cell office:value-type="float" office:value="115.660004" calcext:value-type="float">
            <text:p>115.660004</text:p>
          </table:table-cell>
          <table:table-cell office:value-type="float" office:value="81.133492" calcext:value-type="float">
            <text:p>81.133492</text:p>
          </table:table-cell>
          <table:table-cell office:value-type="float" office:value="28618000" calcext:value-type="float">
            <text:p>28618000</text:p>
          </table:table-cell>
        </table:table-row>
        <table:table-row table:style-name="ro1">
          <table:table-cell office:value-type="string" calcext:value-type="string">
            <text:p>2004-02-19</text:p>
          </table:table-cell>
          <table:table-cell office:value-type="float" office:value="116.330002" calcext:value-type="float">
            <text:p>116.330002</text:p>
          </table:table-cell>
          <table:table-cell office:value-type="float" office:value="116.389999" calcext:value-type="float">
            <text:p>116.389999</text:p>
          </table:table-cell>
          <table:table-cell office:value-type="float" office:value="115.059998" calcext:value-type="float">
            <text:p>115.059998</text:p>
          </table:table-cell>
          <table:table-cell office:value-type="float" office:value="115.230003" calcext:value-type="float">
            <text:p>115.230003</text:p>
          </table:table-cell>
          <table:table-cell office:value-type="float" office:value="80.831848" calcext:value-type="float">
            <text:p>80.831848</text:p>
          </table:table-cell>
          <table:table-cell office:value-type="float" office:value="51146200" calcext:value-type="float">
            <text:p>51146200</text:p>
          </table:table-cell>
        </table:table-row>
        <table:table-row table:style-name="ro1">
          <table:table-cell office:value-type="string" calcext:value-type="string">
            <text:p>2004-02-20</text:p>
          </table:table-cell>
          <table:table-cell office:value-type="float" office:value="115.480003" calcext:value-type="float">
            <text:p>115.480003</text:p>
          </table:table-cell>
          <table:table-cell office:value-type="float" office:value="115.559998" calcext:value-type="float">
            <text:p>115.55999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4.879997" calcext:value-type="float">
            <text:p>114.879997</text:p>
          </table:table-cell>
          <table:table-cell office:value-type="float" office:value="80.586349" calcext:value-type="float">
            <text:p>80.586349</text:p>
          </table:table-cell>
          <table:table-cell office:value-type="float" office:value="46728800" calcext:value-type="float">
            <text:p>46728800</text:p>
          </table:table-cell>
        </table:table-row>
        <table:table-row table:style-name="ro1">
          <table:table-cell office:value-type="string" calcext:value-type="string">
            <text:p>2004-02-23</text:p>
          </table:table-cell>
          <table:table-cell office:value-type="float" office:value="115.220001" calcext:value-type="float">
            <text:p>115.220001</text:p>
          </table:table-cell>
          <table:table-cell office:value-type="float" office:value="115.260002" calcext:value-type="float">
            <text:p>115.260002</text:p>
          </table:table-cell>
          <table:table-cell office:value-type="float" office:value="114.169998" calcext:value-type="float">
            <text:p>114.169998</text:p>
          </table:table-cell>
          <table:table-cell office:value-type="float" office:value="114.589996" calcext:value-type="float">
            <text:p>114.589996</text:p>
          </table:table-cell>
          <table:table-cell office:value-type="float" office:value="80.382896" calcext:value-type="float">
            <text:p>80.382896</text:p>
          </table:table-cell>
          <table:table-cell office:value-type="float" office:value="36357000" calcext:value-type="float">
            <text:p>36357000</text:p>
          </table:table-cell>
        </table:table-row>
        <table:table-row table:style-name="ro1">
          <table:table-cell office:value-type="string" calcext:value-type="string">
            <text:p>2004-02-24</text:p>
          </table:table-cell>
          <table:table-cell office:value-type="float" office:value="114.269997" calcext:value-type="float">
            <text:p>114.269997</text:p>
          </table:table-cell>
          <table:table-cell office:value-type="float" office:value="114.989998" calcext:value-type="float">
            <text:p>114.989998</text:p>
          </table:table-cell>
          <table:table-cell office:value-type="float" office:value="113.029999" calcext:value-type="float">
            <text:p>113.029999</text:p>
          </table:table-cell>
          <table:table-cell office:value-type="float" office:value="114.389999" calcext:value-type="float">
            <text:p>114.389999</text:p>
          </table:table-cell>
          <table:table-cell office:value-type="float" office:value="80.242645" calcext:value-type="float">
            <text:p>80.242645</text:p>
          </table:table-cell>
          <table:table-cell office:value-type="float" office:value="43953000" calcext:value-type="float">
            <text:p>43953000</text:p>
          </table:table-cell>
        </table:table-row>
        <table:table-row table:style-name="ro1">
          <table:table-cell office:value-type="string" calcext:value-type="string">
            <text:p>2004-02-25</text:p>
          </table:table-cell>
          <table:table-cell office:value-type="float" office:value="114.459999" calcext:value-type="float">
            <text:p>114.459999</text:p>
          </table:table-cell>
          <table:table-cell office:value-type="float" office:value="115.059998" calcext:value-type="float">
            <text:p>115.05999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4.870003" calcext:value-type="float">
            <text:p>114.870003</text:p>
          </table:table-cell>
          <table:table-cell office:value-type="float" office:value="80.579338" calcext:value-type="float">
            <text:p>80.579338</text:p>
          </table:table-cell>
          <table:table-cell office:value-type="float" office:value="31213600" calcext:value-type="float">
            <text:p>31213600</text:p>
          </table:table-cell>
        </table:table-row>
        <table:table-row table:style-name="ro1">
          <table:table-cell office:value-type="string" calcext:value-type="string">
            <text:p>2004-02-26</text:p>
          </table:table-cell>
          <table:table-cell office:value-type="float" office:value="114.610001" calcext:value-type="float">
            <text:p>114.610001</text:p>
          </table:table-cell>
          <table:table-cell office:value-type="float" office:value="115.290001" calcext:value-type="float">
            <text:p>115.290001</text:p>
          </table:table-cell>
          <table:table-cell office:value-type="float" office:value="114.339996" calcext:value-type="float">
            <text:p>114.339996</text:p>
          </table:table-cell>
          <table:table-cell office:value-type="float" office:value="114.940002" calcext:value-type="float">
            <text:p>114.940002</text:p>
          </table:table-cell>
          <table:table-cell office:value-type="float" office:value="80.628433" calcext:value-type="float">
            <text:p>80.628433</text:p>
          </table:table-cell>
          <table:table-cell office:value-type="float" office:value="29683000" calcext:value-type="float">
            <text:p>29683000</text:p>
          </table:table-cell>
        </table:table-row>
        <table:table-row table:style-name="ro1">
          <table:table-cell office:value-type="string" calcext:value-type="string">
            <text:p>2004-02-27</text:p>
          </table:table-cell>
          <table:table-cell office:value-type="float" office:value="115.190002" calcext:value-type="float">
            <text:p>115.190002</text:p>
          </table:table-cell>
          <table:table-cell office:value-type="float" office:value="115.739998" calcext:value-type="float">
            <text:p>115.739998</text:p>
          </table:table-cell>
          <table:table-cell office:value-type="float" office:value="114.629997" calcext:value-type="float">
            <text:p>114.629997</text:p>
          </table:table-cell>
          <table:table-cell office:value-type="float" office:value="115.019997" calcext:value-type="float">
            <text:p>115.019997</text:p>
          </table:table-cell>
          <table:table-cell office:value-type="float" office:value="80.684563" calcext:value-type="float">
            <text:p>80.684563</text:p>
          </table:table-cell>
          <table:table-cell office:value-type="float" office:value="39312000" calcext:value-type="float">
            <text:p>39312000</text:p>
          </table:table-cell>
        </table:table-row>
        <table:table-row table:style-name="ro1">
          <table:table-cell office:value-type="string" calcext:value-type="string">
            <text:p>2004-03-01</text:p>
          </table:table-cell>
          <table:table-cell office:value-type="float" office:value="115.43" calcext:value-type="float">
            <text:p>115.43</text:p>
          </table:table-cell>
          <table:table-cell office:value-type="float" office:value="116.339996" calcext:value-type="float">
            <text:p>116.339996</text:p>
          </table:table-cell>
          <table:table-cell office:value-type="float" office:value="115.25" calcext:value-type="float">
            <text:p>115.25</text:p>
          </table:table-cell>
          <table:table-cell office:value-type="float" office:value="116.160004" calcext:value-type="float">
            <text:p>116.160004</text:p>
          </table:table-cell>
          <table:table-cell office:value-type="float" office:value="81.484253" calcext:value-type="float">
            <text:p>81.484253</text:p>
          </table:table-cell>
          <table:table-cell office:value-type="float" office:value="33130800" calcext:value-type="float">
            <text:p>33130800</text:p>
          </table:table-cell>
        </table:table-row>
        <table:table-row table:style-name="ro1">
          <table:table-cell office:value-type="string" calcext:value-type="string">
            <text:p>2004-03-02</text:p>
          </table:table-cell>
          <table:table-cell office:value-type="float" office:value="115.940002" calcext:value-type="float">
            <text:p>115.940002</text:p>
          </table:table-cell>
          <table:table-cell office:value-type="float" office:value="116.970001" calcext:value-type="float">
            <text:p>116.970001</text:p>
          </table:table-cell>
          <table:table-cell office:value-type="float" office:value="115.230003" calcext:value-type="float">
            <text:p>115.230003</text:p>
          </table:table-cell>
          <table:table-cell office:value-type="float" office:value="115.480003" calcext:value-type="float">
            <text:p>115.480003</text:p>
          </table:table-cell>
          <table:table-cell office:value-type="float" office:value="81.007256" calcext:value-type="float">
            <text:p>81.007256</text:p>
          </table:table-cell>
          <table:table-cell office:value-type="float" office:value="38556400" calcext:value-type="float">
            <text:p>38556400</text:p>
          </table:table-cell>
        </table:table-row>
        <table:table-row table:style-name="ro1">
          <table:table-cell office:value-type="string" calcext:value-type="string">
            <text:p>2004-03-03</text:p>
          </table:table-cell>
          <table:table-cell office:value-type="float" office:value="115.25" calcext:value-type="float">
            <text:p>115.25</text:p>
          </table:table-cell>
          <table:table-cell office:value-type="float" office:value="115.870003" calcext:value-type="float">
            <text:p>115.870003</text:p>
          </table:table-cell>
          <table:table-cell office:value-type="float" office:value="114.919998" calcext:value-type="float">
            <text:p>114.919998</text:p>
          </table:table-cell>
          <table:table-cell office:value-type="float" office:value="115.690002" calcext:value-type="float">
            <text:p>115.690002</text:p>
          </table:table-cell>
          <table:table-cell office:value-type="float" office:value="81.154556" calcext:value-type="float">
            <text:p>81.154556</text:p>
          </table:table-cell>
          <table:table-cell office:value-type="float" office:value="31346200" calcext:value-type="float">
            <text:p>31346200</text:p>
          </table:table-cell>
        </table:table-row>
        <table:table-row table:style-name="ro1">
          <table:table-cell office:value-type="string" calcext:value-type="string">
            <text:p>2004-03-04</text:p>
          </table:table-cell>
          <table:table-cell office:value-type="float" office:value="115.720001" calcext:value-type="float">
            <text:p>115.720001</text:p>
          </table:table-cell>
          <table:table-cell office:value-type="float" office:value="116.099998" calcext:value-type="float">
            <text:p>116.099998</text:p>
          </table:table-cell>
          <table:table-cell office:value-type="float" office:value="115.519997" calcext:value-type="float">
            <text:p>115.519997</text:p>
          </table:table-cell>
          <table:table-cell office:value-type="float" office:value="115.989998" calcext:value-type="float">
            <text:p>115.989998</text:p>
          </table:table-cell>
          <table:table-cell office:value-type="float" office:value="81.364983" calcext:value-type="float">
            <text:p>81.364983</text:p>
          </table:table-cell>
          <table:table-cell office:value-type="float" office:value="21060000" calcext:value-type="float">
            <text:p>21060000</text:p>
          </table:table-cell>
        </table:table-row>
        <table:table-row table:style-name="ro1">
          <table:table-cell office:value-type="string" calcext:value-type="string">
            <text:p>2004-03-05</text:p>
          </table:table-cell>
          <table:table-cell office:value-type="float" office:value="115.419998" calcext:value-type="float">
            <text:p>115.419998</text:p>
          </table:table-cell>
          <table:table-cell office:value-type="float" office:value="116.949997" calcext:value-type="float">
            <text:p>116.949997</text:p>
          </table:table-cell>
          <table:table-cell office:value-type="float" office:value="115.279999" calcext:value-type="float">
            <text:p>115.279999</text:p>
          </table:table-cell>
          <table:table-cell office:value-type="float" office:value="116.379997" calcext:value-type="float">
            <text:p>116.379997</text:p>
          </table:table-cell>
          <table:table-cell office:value-type="float" office:value="81.638603" calcext:value-type="float">
            <text:p>81.638603</text:p>
          </table:table-cell>
          <table:table-cell office:value-type="float" office:value="55905600" calcext:value-type="float">
            <text:p>55905600</text:p>
          </table:table-cell>
        </table:table-row>
        <table:table-row table:style-name="ro1">
          <table:table-cell office:value-type="string" calcext:value-type="string">
            <text:p>2004-03-08</text:p>
          </table:table-cell>
          <table:table-cell office:value-type="float" office:value="116.339996" calcext:value-type="float">
            <text:p>116.339996</text:p>
          </table:table-cell>
          <table:table-cell office:value-type="float" office:value="116.620003" calcext:value-type="float">
            <text:p>116.620003</text:p>
          </table:table-cell>
          <table:table-cell office:value-type="float" office:value="114.910004" calcext:value-type="float">
            <text:p>114.910004</text:p>
          </table:table-cell>
          <table:table-cell office:value-type="float" office:value="114.959999" calcext:value-type="float">
            <text:p>114.959999</text:p>
          </table:table-cell>
          <table:table-cell office:value-type="float" office:value="80.642479" calcext:value-type="float">
            <text:p>80.642479</text:p>
          </table:table-cell>
          <table:table-cell office:value-type="float" office:value="39281600" calcext:value-type="float">
            <text:p>39281600</text:p>
          </table:table-cell>
        </table:table-row>
        <table:table-row table:style-name="ro1">
          <table:table-cell office:value-type="string" calcext:value-type="string">
            <text:p>2004-03-09</text:p>
          </table:table-cell>
          <table:table-cell office:value-type="float" office:value="115.099998" calcext:value-type="float">
            <text:p>115.099998</text:p>
          </table:table-cell>
          <table:table-cell office:value-type="float" office:value="115.209999" calcext:value-type="float">
            <text:p>115.209999</text:p>
          </table:table-cell>
          <table:table-cell office:value-type="float" office:value="114.239998" calcext:value-type="float">
            <text:p>114.239998</text:p>
          </table:table-cell>
          <table:table-cell office:value-type="float" office:value="114.5" calcext:value-type="float">
            <text:p>114.5</text:p>
          </table:table-cell>
          <table:table-cell office:value-type="float" office:value="80.319801" calcext:value-type="float">
            <text:p>80.319801</text:p>
          </table:table-cell>
          <table:table-cell office:value-type="float" office:value="39746100" calcext:value-type="float">
            <text:p>39746100</text:p>
          </table:table-cell>
        </table:table-row>
        <table:table-row table:style-name="ro1">
          <table:table-cell office:value-type="string" calcext:value-type="string">
            <text:p>2004-03-10</text:p>
          </table:table-cell>
          <table:table-cell office:value-type="float" office:value="114.720001" calcext:value-type="float">
            <text:p>114.720001</text:p>
          </table:table-cell>
          <table:table-cell office:value-type="float" office:value="114.769997" calcext:value-type="float">
            <text:p>114.769997</text:p>
          </table:table-cell>
          <table:table-cell office:value-type="float" office:value="112.559998" calcext:value-type="float">
            <text:p>112.559998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78.972954" calcext:value-type="float">
            <text:p>78.972954</text:p>
          </table:table-cell>
          <table:table-cell office:value-type="float" office:value="67671800" calcext:value-type="float">
            <text:p>67671800</text:p>
          </table:table-cell>
        </table:table-row>
        <table:table-row table:style-name="ro1">
          <table:table-cell office:value-type="string" calcext:value-type="string">
            <text:p>2004-03-11</text:p>
          </table:table-cell>
          <table:table-cell office:value-type="float" office:value="112.400002" calcext:value-type="float">
            <text:p>112.400002</text:p>
          </table:table-cell>
          <table:table-cell office:value-type="float" office:value="113.269997" calcext:value-type="float">
            <text:p>113.269997</text:p>
          </table:table-cell>
          <table:table-cell office:value-type="float" office:value="111.099998" calcext:value-type="float">
            <text:p>111.099998</text:p>
          </table:table-cell>
          <table:table-cell office:value-type="float" office:value="111.120003" calcext:value-type="float">
            <text:p>111.120003</text:p>
          </table:table-cell>
          <table:table-cell office:value-type="float" office:value="77.948753" calcext:value-type="float">
            <text:p>77.948753</text:p>
          </table:table-cell>
          <table:table-cell office:value-type="float" office:value="89134800" calcext:value-type="float">
            <text:p>89134800</text:p>
          </table:table-cell>
        </table:table-row>
        <table:table-row table:style-name="ro1">
          <table:table-cell office:value-type="string" calcext:value-type="string">
            <text:p>2004-03-12</text:p>
          </table:table-cell>
          <table:table-cell office:value-type="float" office:value="111.730003" calcext:value-type="float">
            <text:p>111.730003</text:p>
          </table:table-cell>
          <table:table-cell office:value-type="float" office:value="112.709999" calcext:value-type="float">
            <text:p>112.709999</text:p>
          </table:table-cell>
          <table:table-cell office:value-type="float" office:value="111.580002" calcext:value-type="float">
            <text:p>111.580002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78.972954" calcext:value-type="float">
            <text:p>78.972954</text:p>
          </table:table-cell>
          <table:table-cell office:value-type="float" office:value="54012200" calcext:value-type="float">
            <text:p>54012200</text:p>
          </table:table-cell>
        </table:table-row>
        <table:table-row table:style-name="ro1">
          <table:table-cell office:value-type="string" calcext:value-type="string">
            <text:p>2004-03-15</text:p>
          </table:table-cell>
          <table:table-cell office:value-type="float" office:value="112.269997" calcext:value-type="float">
            <text:p>112.269997</text:p>
          </table:table-cell>
          <table:table-cell office:value-type="float" office:value="112.349998" calcext:value-type="float">
            <text:p>112.349998</text:p>
          </table:table-cell>
          <table:table-cell office:value-type="float" office:value="110.900002" calcext:value-type="float">
            <text:p>110.900002</text:p>
          </table:table-cell>
          <table:table-cell office:value-type="float" office:value="111.199997" calcext:value-type="float">
            <text:p>111.199997</text:p>
          </table:table-cell>
          <table:table-cell office:value-type="float" office:value="78.004875" calcext:value-type="float">
            <text:p>78.004875</text:p>
          </table:table-cell>
          <table:table-cell office:value-type="float" office:value="57677200" calcext:value-type="float">
            <text:p>57677200</text:p>
          </table:table-cell>
        </table:table-row>
        <table:table-row table:style-name="ro1">
          <table:table-cell office:value-type="string" calcext:value-type="string">
            <text:p>2004-03-16</text:p>
          </table:table-cell>
          <table:table-cell office:value-type="float" office:value="111.779999" calcext:value-type="float">
            <text:p>111.779999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110.839996" calcext:value-type="float">
            <text:p>110.839996</text:p>
          </table:table-cell>
          <table:table-cell office:value-type="float" office:value="111.790001" calcext:value-type="float">
            <text:p>111.790001</text:p>
          </table:table-cell>
          <table:table-cell office:value-type="float" office:value="78.418777" calcext:value-type="float">
            <text:p>78.418777</text:p>
          </table:table-cell>
          <table:table-cell office:value-type="float" office:value="59832600" calcext:value-type="float">
            <text:p>59832600</text:p>
          </table:table-cell>
        </table:table-row>
        <table:table-row table:style-name="ro1">
          <table:table-cell office:value-type="string" calcext:value-type="string">
            <text:p>2004-03-17</text:p>
          </table:table-cell>
          <table:table-cell office:value-type="float" office:value="112.18" calcext:value-type="float">
            <text:p>112.18</text:p>
          </table:table-cell>
          <table:table-cell office:value-type="float" office:value="113.260002" calcext:value-type="float">
            <text:p>113.260002</text:p>
          </table:table-cell>
          <table:table-cell office:value-type="float" office:value="112.099998" calcext:value-type="float">
            <text:p>112.099998</text:p>
          </table:table-cell>
          <table:table-cell office:value-type="float" office:value="113.040001" calcext:value-type="float">
            <text:p>113.040001</text:p>
          </table:table-cell>
          <table:table-cell office:value-type="float" office:value="79.295616" calcext:value-type="float">
            <text:p>79.295616</text:p>
          </table:table-cell>
          <table:table-cell office:value-type="float" office:value="41607300" calcext:value-type="float">
            <text:p>41607300</text:p>
          </table:table-cell>
        </table:table-row>
        <table:table-row table:style-name="ro1">
          <table:table-cell office:value-type="string" calcext:value-type="string">
            <text:p>2004-03-18</text:p>
          </table:table-cell>
          <table:table-cell office:value-type="float" office:value="112.699997" calcext:value-type="float">
            <text:p>112.699997</text:p>
          </table:table-cell>
          <table:table-cell office:value-type="float" office:value="113.269997" calcext:value-type="float">
            <text:p>113.269997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3.07" calcext:value-type="float">
            <text:p>113.07</text:p>
          </table:table-cell>
          <table:table-cell office:value-type="float" office:value="79.316658" calcext:value-type="float">
            <text:p>79.316658</text:p>
          </table:table-cell>
          <table:table-cell office:value-type="float" office:value="60014300" calcext:value-type="float">
            <text:p>60014300</text:p>
          </table:table-cell>
        </table:table-row>
        <table:table-row table:style-name="ro1">
          <table:table-cell office:value-type="string" calcext:value-type="string">
            <text:p>2004-03-19</text:p>
          </table:table-cell>
          <table:table-cell office:value-type="float" office:value="112.410004" calcext:value-type="float">
            <text:p>112.410004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1.040001" calcext:value-type="float">
            <text:p>111.040001</text:p>
          </table:table-cell>
          <table:table-cell office:value-type="float" office:value="111.059998" calcext:value-type="float">
            <text:p>111.059998</text:p>
          </table:table-cell>
          <table:table-cell office:value-type="float" office:value="78.179771" calcext:value-type="float">
            <text:p>78.179771</text:p>
          </table:table-cell>
          <table:table-cell office:value-type="float" office:value="48636200" calcext:value-type="float">
            <text:p>48636200</text:p>
          </table:table-cell>
        </table:table-row>
        <table:table-row table:style-name="ro1">
          <table:table-cell office:value-type="string" calcext:value-type="string">
            <text:p>2004-03-22</text:p>
          </table:table-cell>
          <table:table-cell office:value-type="float" office:value="110.540001" calcext:value-type="float">
            <text:p>110.540001</text:p>
          </table:table-cell>
          <table:table-cell office:value-type="float" office:value="110.57" calcext:value-type="float">
            <text:p>110.57</text:p>
          </table:table-cell>
          <table:table-cell office:value-type="float" office:value="109.099998" calcext:value-type="float">
            <text:p>109.099998</text:p>
          </table:table-cell>
          <table:table-cell office:value-type="float" office:value="109.650002" calcext:value-type="float">
            <text:p>109.650002</text:p>
          </table:table-cell>
          <table:table-cell office:value-type="float" office:value="77.187233" calcext:value-type="float">
            <text:p>77.187233</text:p>
          </table:table-cell>
          <table:table-cell office:value-type="float" office:value="62752100" calcext:value-type="float">
            <text:p>62752100</text:p>
          </table:table-cell>
        </table:table-row>
        <table:table-row table:style-name="ro1">
          <table:table-cell office:value-type="string" calcext:value-type="string">
            <text:p>2004-03-23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0.400002" calcext:value-type="float">
            <text:p>110.400002</text:p>
          </table:table-cell>
          <table:table-cell office:value-type="float" office:value="109.360001" calcext:value-type="float">
            <text:p>109.360001</text:p>
          </table:table-cell>
          <table:table-cell office:value-type="float" office:value="109.459999" calcext:value-type="float">
            <text:p>109.459999</text:p>
          </table:table-cell>
          <table:table-cell office:value-type="float" office:value="77.05349" calcext:value-type="float">
            <text:p>77.05349</text:p>
          </table:table-cell>
          <table:table-cell office:value-type="float" office:value="54080200" calcext:value-type="float">
            <text:p>54080200</text:p>
          </table:table-cell>
        </table:table-row>
        <table:table-row table:style-name="ro1">
          <table:table-cell office:value-type="string" calcext:value-type="string">
            <text:p>2004-03-24</text:p>
          </table:table-cell>
          <table:table-cell office:value-type="float" office:value="109.580002" calcext:value-type="float">
            <text:p>109.580002</text:p>
          </table:table-cell>
          <table:table-cell office:value-type="float" office:value="110.139999" calcext:value-type="float">
            <text:p>110.139999</text:p>
          </table:table-cell>
          <table:table-cell office:value-type="float" office:value="108.849998" calcext:value-type="float">
            <text:p>108.849998</text:p>
          </table:table-cell>
          <table:table-cell office:value-type="float" office:value="109.550003" calcext:value-type="float">
            <text:p>109.550003</text:p>
          </table:table-cell>
          <table:table-cell office:value-type="float" office:value="77.116844" calcext:value-type="float">
            <text:p>77.116844</text:p>
          </table:table-cell>
          <table:table-cell office:value-type="float" office:value="51584300" calcext:value-type="float">
            <text:p>51584300</text:p>
          </table:table-cell>
        </table:table-row>
        <table:table-row table:style-name="ro1">
          <table:table-cell office:value-type="string" calcext:value-type="string">
            <text:p>2004-03-25</text:p>
          </table:table-cell>
          <table:table-cell office:value-type="float" office:value="110.080002" calcext:value-type="float">
            <text:p>110.080002</text:p>
          </table:table-cell>
          <table:table-cell office:value-type="float" office:value="111.300003" calcext:value-type="float">
            <text:p>111.300003</text:p>
          </table:table-cell>
          <table:table-cell office:value-type="float" office:value="109.790001" calcext:value-type="float">
            <text:p>109.790001</text:p>
          </table:table-cell>
          <table:table-cell office:value-type="float" office:value="111" calcext:value-type="float">
            <text:p>111</text:p>
          </table:table-cell>
          <table:table-cell office:value-type="float" office:value="78.137543" calcext:value-type="float">
            <text:p>78.137543</text:p>
          </table:table-cell>
          <table:table-cell office:value-type="float" office:value="49873600" calcext:value-type="float">
            <text:p>49873600</text:p>
          </table:table-cell>
        </table:table-row>
        <table:table-row table:style-name="ro1">
          <table:table-cell office:value-type="string" calcext:value-type="string">
            <text:p>2004-03-26</text:p>
          </table:table-cell>
          <table:table-cell office:value-type="float" office:value="110.959999" calcext:value-type="float">
            <text:p>110.959999</text:p>
          </table:table-cell>
          <table:table-cell office:value-type="float" office:value="111.790001" calcext:value-type="float">
            <text:p>111.790001</text:p>
          </table:table-cell>
          <table:table-cell office:value-type="float" office:value="110.800003" calcext:value-type="float">
            <text:p>110.800003</text:p>
          </table:table-cell>
          <table:table-cell office:value-type="float" office:value="111.029999" calcext:value-type="float">
            <text:p>111.029999</text:p>
          </table:table-cell>
          <table:table-cell office:value-type="float" office:value="78.158676" calcext:value-type="float">
            <text:p>78.158676</text:p>
          </table:table-cell>
          <table:table-cell office:value-type="float" office:value="37409500" calcext:value-type="float">
            <text:p>37409500</text:p>
          </table:table-cell>
        </table:table-row>
        <table:table-row table:style-name="ro1">
          <table:table-cell office:value-type="string" calcext:value-type="string">
            <text:p>2004-03-29</text:p>
          </table:table-cell>
          <table:table-cell office:value-type="float" office:value="111.629997" calcext:value-type="float">
            <text:p>111.629997</text:p>
          </table:table-cell>
          <table:table-cell office:value-type="float" office:value="112.739998" calcext:value-type="float">
            <text:p>112.739998</text:p>
          </table:table-cell>
          <table:table-cell office:value-type="float" office:value="111.580002" calcext:value-type="float">
            <text:p>111.580002</text:p>
          </table:table-cell>
          <table:table-cell office:value-type="float" office:value="112.589996" calcext:value-type="float">
            <text:p>112.589996</text:p>
          </table:table-cell>
          <table:table-cell office:value-type="float" office:value="79.256836" calcext:value-type="float">
            <text:p>79.256836</text:p>
          </table:table-cell>
          <table:table-cell office:value-type="float" office:value="44113600" calcext:value-type="float">
            <text:p>44113600</text:p>
          </table:table-cell>
        </table:table-row>
        <table:table-row table:style-name="ro1">
          <table:table-cell office:value-type="string" calcext:value-type="string">
            <text:p>2004-03-30</text:p>
          </table:table-cell>
          <table:table-cell office:value-type="float" office:value="112.300003" calcext:value-type="float">
            <text:p>112.300003</text:p>
          </table:table-cell>
          <table:table-cell office:value-type="float" office:value="113.07" calcext:value-type="float">
            <text:p>113.07</text:p>
          </table:table-cell>
          <table:table-cell office:value-type="float" office:value="112.220001" calcext:value-type="float">
            <text:p>112.220001</text:p>
          </table:table-cell>
          <table:table-cell office:value-type="float" office:value="112.970001" calcext:value-type="float">
            <text:p>112.970001</text:p>
          </table:table-cell>
          <table:table-cell office:value-type="float" office:value="79.524338" calcext:value-type="float">
            <text:p>79.524338</text:p>
          </table:table-cell>
          <table:table-cell office:value-type="float" office:value="39059900" calcext:value-type="float">
            <text:p>39059900</text:p>
          </table:table-cell>
        </table:table-row>
        <table:table-row table:style-name="ro1">
          <table:table-cell office:value-type="string" calcext:value-type="string">
            <text:p>2004-03-31</text:p>
          </table:table-cell>
          <table:table-cell office:value-type="float" office:value="112.989998" calcext:value-type="float">
            <text:p>112.989998</text:p>
          </table:table-cell>
          <table:table-cell office:value-type="float" office:value="113.400002" calcext:value-type="float">
            <text:p>113.400002</text:p>
          </table:table-cell>
          <table:table-cell office:value-type="float" office:value="112.379997" calcext:value-type="float">
            <text:p>112.379997</text:p>
          </table:table-cell>
          <table:table-cell office:value-type="float" office:value="113.099998" calcext:value-type="float">
            <text:p>113.099998</text:p>
          </table:table-cell>
          <table:table-cell office:value-type="float" office:value="79.615837" calcext:value-type="float">
            <text:p>79.615837</text:p>
          </table:table-cell>
          <table:table-cell office:value-type="float" office:value="48517600" calcext:value-type="float">
            <text:p>48517600</text:p>
          </table:table-cell>
        </table:table-row>
        <table:table-row table:style-name="ro1">
          <table:table-cell office:value-type="string" calcext:value-type="string">
            <text:p>2004-04-01</text:p>
          </table:table-cell>
          <table:table-cell office:value-type="float" office:value="113.07" calcext:value-type="float">
            <text:p>113.07</text:p>
          </table:table-cell>
          <table:table-cell office:value-type="float" office:value="113.870003" calcext:value-type="float">
            <text:p>113.870003</text:p>
          </table:table-cell>
          <table:table-cell office:value-type="float" office:value="113.050003" calcext:value-type="float">
            <text:p>113.050003</text:p>
          </table:table-cell>
          <table:table-cell office:value-type="float" office:value="113.779999" calcext:value-type="float">
            <text:p>113.779999</text:p>
          </table:table-cell>
          <table:table-cell office:value-type="float" office:value="80.094528" calcext:value-type="float">
            <text:p>80.094528</text:p>
          </table:table-cell>
          <table:table-cell office:value-type="float" office:value="45103800" calcext:value-type="float">
            <text:p>45103800</text:p>
          </table:table-cell>
        </table:table-row>
        <table:table-row table:style-name="ro1">
          <table:table-cell office:value-type="string" calcext:value-type="string">
            <text:p>2004-04-02</text:p>
          </table:table-cell>
          <table:table-cell office:value-type="float" office:value="114.809998" calcext:value-type="float">
            <text:p>114.809998</text:p>
          </table:table-cell>
          <table:table-cell office:value-type="float" office:value="114.839996" calcext:value-type="float">
            <text:p>114.839996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114.639999" calcext:value-type="float">
            <text:p>114.639999</text:p>
          </table:table-cell>
          <table:table-cell office:value-type="float" office:value="80.699921" calcext:value-type="float">
            <text:p>80.699921</text:p>
          </table:table-cell>
          <table:table-cell office:value-type="float" office:value="50987700" calcext:value-type="float">
            <text:p>50987700</text:p>
          </table:table-cell>
        </table:table-row>
        <table:table-row table:style-name="ro1">
          <table:table-cell office:value-type="string" calcext:value-type="string">
            <text:p>2004-04-05</text:p>
          </table:table-cell>
          <table:table-cell office:value-type="float" office:value="114.459999" calcext:value-type="float">
            <text:p>114.459999</text:p>
          </table:table-cell>
          <table:table-cell office:value-type="float" office:value="115.379997" calcext:value-type="float">
            <text:p>115.379997</text:p>
          </table:table-cell>
          <table:table-cell office:value-type="float" office:value="114.440002" calcext:value-type="float">
            <text:p>114.440002</text:p>
          </table:table-cell>
          <table:table-cell office:value-type="float" office:value="115.269997" calcext:value-type="float">
            <text:p>115.269997</text:p>
          </table:table-cell>
          <table:table-cell office:value-type="float" office:value="81.143417" calcext:value-type="float">
            <text:p>81.143417</text:p>
          </table:table-cell>
          <table:table-cell office:value-type="float" office:value="30251800" calcext:value-type="float">
            <text:p>30251800</text:p>
          </table:table-cell>
        </table:table-row>
        <table:table-row table:style-name="ro1">
          <table:table-cell office:value-type="string" calcext:value-type="string">
            <text:p>2004-04-06</text:p>
          </table:table-cell>
          <table:table-cell office:value-type="float" office:value="114.830002" calcext:value-type="float">
            <text:p>114.830002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4.620003" calcext:value-type="float">
            <text:p>114.620003</text:p>
          </table:table-cell>
          <table:table-cell office:value-type="float" office:value="114.900002" calcext:value-type="float">
            <text:p>114.900002</text:p>
          </table:table-cell>
          <table:table-cell office:value-type="float" office:value="80.882904" calcext:value-type="float">
            <text:p>80.882904</text:p>
          </table:table-cell>
          <table:table-cell office:value-type="float" office:value="28420900" calcext:value-type="float">
            <text:p>28420900</text:p>
          </table:table-cell>
        </table:table-row>
        <table:table-row table:style-name="ro1">
          <table:table-cell office:value-type="string" calcext:value-type="string">
            <text:p>2004-04-07</text:p>
          </table:table-cell>
          <table:table-cell office:value-type="float" office:value="114.949997" calcext:value-type="float">
            <text:p>114.949997</text:p>
          </table:table-cell>
          <table:table-cell office:value-type="float" office:value="114.980003" calcext:value-type="float">
            <text:p>114.980003</text:p>
          </table:table-cell>
          <table:table-cell office:value-type="float" office:value="114.110001" calcext:value-type="float">
            <text:p>114.110001</text:p>
          </table:table-cell>
          <table:table-cell office:value-type="float" office:value="114.629997" calcext:value-type="float">
            <text:p>114.629997</text:p>
          </table:table-cell>
          <table:table-cell office:value-type="float" office:value="80.692848" calcext:value-type="float">
            <text:p>80.692848</text:p>
          </table:table-cell>
          <table:table-cell office:value-type="float" office:value="45890500" calcext:value-type="float">
            <text:p>45890500</text:p>
          </table:table-cell>
        </table:table-row>
        <table:table-row table:style-name="ro1">
          <table:table-cell office:value-type="string" calcext:value-type="string">
            <text:p>2004-04-08</text:p>
          </table:table-cell>
          <table:table-cell table:number-columns-repeated="2" office:value-type="float" office:value="115.410004" calcext:value-type="float">
            <text:p>115.410004</text:p>
          </table:table-cell>
          <table:table-cell office:value-type="float" office:value="113.739998" calcext:value-type="float">
            <text:p>113.739998</text:p>
          </table:table-cell>
          <table:table-cell office:value-type="float" office:value="114.370003" calcext:value-type="float">
            <text:p>114.370003</text:p>
          </table:table-cell>
          <table:table-cell office:value-type="float" office:value="80.50985" calcext:value-type="float">
            <text:p>80.50985</text:p>
          </table:table-cell>
          <table:table-cell office:value-type="float" office:value="46929700" calcext:value-type="float">
            <text:p>46929700</text:p>
          </table:table-cell>
        </table:table-row>
        <table:table-row table:style-name="ro1">
          <table:table-cell office:value-type="string" calcext:value-type="string">
            <text:p>2004-04-12</text:p>
          </table:table-cell>
          <table:table-cell office:value-type="float" office:value="114.580002" calcext:value-type="float">
            <text:p>114.580002</text:p>
          </table:table-cell>
          <table:table-cell office:value-type="float" office:value="115.080002" calcext:value-type="float">
            <text:p>115.080002</text:p>
          </table:table-cell>
          <table:table-cell office:value-type="float" office:value="114.57" calcext:value-type="float">
            <text:p>114.57</text:p>
          </table:table-cell>
          <table:table-cell office:value-type="float" office:value="114.82" calcext:value-type="float">
            <text:p>114.82</text:p>
          </table:table-cell>
          <table:table-cell office:value-type="float" office:value="80.826637" calcext:value-type="float">
            <text:p>80.826637</text:p>
          </table:table-cell>
          <table:table-cell office:value-type="float" office:value="23085200" calcext:value-type="float">
            <text:p>23085200</text:p>
          </table:table-cell>
        </table:table-row>
        <table:table-row table:style-name="ro1">
          <table:table-cell office:value-type="string" calcext:value-type="string">
            <text:p>2004-04-13</text:p>
          </table:table-cell>
          <table:table-cell office:value-type="float" office:value="115.260002" calcext:value-type="float">
            <text:p>115.260002</text:p>
          </table:table-cell>
          <table:table-cell office:value-type="float" office:value="115.300003" calcext:value-type="float">
            <text:p>115.300003</text:p>
          </table:table-cell>
          <table:table-cell office:value-type="float" office:value="113.019997" calcext:value-type="float">
            <text:p>113.019997</text:p>
          </table:table-cell>
          <table:table-cell office:value-type="float" office:value="113.209999" calcext:value-type="float">
            <text:p>113.209999</text:p>
          </table:table-cell>
          <table:table-cell office:value-type="float" office:value="79.693291" calcext:value-type="float">
            <text:p>79.693291</text:p>
          </table:table-cell>
          <table:table-cell office:value-type="float" office:value="56210300" calcext:value-type="float">
            <text:p>56210300</text:p>
          </table:table-cell>
        </table:table-row>
        <table:table-row table:style-name="ro1">
          <table:table-cell office:value-type="string" calcext:value-type="string">
            <text:p>2004-04-14</text:p>
          </table:table-cell>
          <table:table-cell office:value-type="float" office:value="112.610001" calcext:value-type="float">
            <text:p>112.610001</text:p>
          </table:table-cell>
          <table:table-cell office:value-type="float" office:value="113.639999" calcext:value-type="float">
            <text:p>113.639999</text:p>
          </table:table-cell>
          <table:table-cell office:value-type="float" office:value="112.550003" calcext:value-type="float">
            <text:p>112.550003</text:p>
          </table:table-cell>
          <table:table-cell office:value-type="float" office:value="113.389999" calcext:value-type="float">
            <text:p>113.389999</text:p>
          </table:table-cell>
          <table:table-cell office:value-type="float" office:value="79.819977" calcext:value-type="float">
            <text:p>79.819977</text:p>
          </table:table-cell>
          <table:table-cell office:value-type="float" office:value="62322300" calcext:value-type="float">
            <text:p>62322300</text:p>
          </table:table-cell>
        </table:table-row>
        <table:table-row table:style-name="ro1">
          <table:table-cell office:value-type="string" calcext:value-type="string">
            <text:p>2004-04-15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113.779999" calcext:value-type="float">
            <text:p>113.779999</text:p>
          </table:table-cell>
          <table:table-cell office:value-type="float" office:value="112.360001" calcext:value-type="float">
            <text:p>112.360001</text:p>
          </table:table-cell>
          <table:table-cell office:value-type="float" office:value="112.959999" calcext:value-type="float">
            <text:p>112.959999</text:p>
          </table:table-cell>
          <table:table-cell office:value-type="float" office:value="79.517319" calcext:value-type="float">
            <text:p>79.517319</text:p>
          </table:table-cell>
          <table:table-cell office:value-type="float" office:value="61602500" calcext:value-type="float">
            <text:p>61602500</text:p>
          </table:table-cell>
        </table:table-row>
        <table:table-row table:style-name="ro1">
          <table:table-cell office:value-type="string" calcext:value-type="string">
            <text:p>2004-04-16</text:p>
          </table:table-cell>
          <table:table-cell office:value-type="float" office:value="113.379997" calcext:value-type="float">
            <text:p>113.379997</text:p>
          </table:table-cell>
          <table:table-cell office:value-type="float" office:value="114.050003" calcext:value-type="float">
            <text:p>114.050003</text:p>
          </table:table-cell>
          <table:table-cell office:value-type="float" office:value="112.980003" calcext:value-type="float">
            <text:p>112.980003</text:p>
          </table:table-cell>
          <table:table-cell office:value-type="float" office:value="113.830002" calcext:value-type="float">
            <text:p>113.830002</text:p>
          </table:table-cell>
          <table:table-cell office:value-type="float" office:value="80.129715" calcext:value-type="float">
            <text:p>80.129715</text:p>
          </table:table-cell>
          <table:table-cell office:value-type="float" office:value="47059200" calcext:value-type="float">
            <text:p>47059200</text:p>
          </table:table-cell>
        </table:table-row>
        <table:table-row table:style-name="ro1">
          <table:table-cell office:value-type="string" calcext:value-type="string">
            <text:p>2004-04-19</text:p>
          </table:table-cell>
          <table:table-cell office:value-type="float" office:value="113.550003" calcext:value-type="float">
            <text:p>113.550003</text:p>
          </table:table-cell>
          <table:table-cell office:value-type="float" office:value="113.989998" calcext:value-type="float">
            <text:p>113.989998</text:p>
          </table:table-cell>
          <table:table-cell office:value-type="float" office:value="113.269997" calcext:value-type="float">
            <text:p>113.269997</text:p>
          </table:table-cell>
          <table:table-cell office:value-type="float" office:value="113.830002" calcext:value-type="float">
            <text:p>113.830002</text:p>
          </table:table-cell>
          <table:table-cell office:value-type="float" office:value="80.129715" calcext:value-type="float">
            <text:p>80.129715</text:p>
          </table:table-cell>
          <table:table-cell office:value-type="float" office:value="28277600" calcext:value-type="float">
            <text:p>28277600</text:p>
          </table:table-cell>
        </table:table-row>
        <table:table-row table:style-name="ro1">
          <table:table-cell office:value-type="string" calcext:value-type="string">
            <text:p>2004-04-20</text:p>
          </table:table-cell>
          <table:table-cell office:value-type="float" office:value="114.080002" calcext:value-type="float">
            <text:p>114.080002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1.779999" calcext:value-type="float">
            <text:p>111.779999</text:p>
          </table:table-cell>
          <table:table-cell office:value-type="float" office:value="111.919998" calcext:value-type="float">
            <text:p>111.919998</text:p>
          </table:table-cell>
          <table:table-cell office:value-type="float" office:value="78.78521" calcext:value-type="float">
            <text:p>78.78521</text:p>
          </table:table-cell>
          <table:table-cell office:value-type="float" office:value="53299400" calcext:value-type="float">
            <text:p>53299400</text:p>
          </table:table-cell>
        </table:table-row>
        <table:table-row table:style-name="ro1">
          <table:table-cell office:value-type="string" calcext:value-type="string">
            <text:p>2004-04-21</text:p>
          </table:table-cell>
          <table:table-cell office:value-type="float" office:value="112.199997" calcext:value-type="float">
            <text:p>112.199997</text:p>
          </table:table-cell>
          <table:table-cell office:value-type="float" office:value="112.949997" calcext:value-type="float">
            <text:p>112.949997</text:p>
          </table:table-cell>
          <table:table-cell office:value-type="float" office:value="111.870003" calcext:value-type="float">
            <text:p>111.870003</text:p>
          </table:table-cell>
          <table:table-cell office:value-type="float" office:value="112.669998" calcext:value-type="float">
            <text:p>112.669998</text:p>
          </table:table-cell>
          <table:table-cell office:value-type="float" office:value="79.313126" calcext:value-type="float">
            <text:p>79.313126</text:p>
          </table:table-cell>
          <table:table-cell office:value-type="float" office:value="50177300" calcext:value-type="float">
            <text:p>50177300</text:p>
          </table:table-cell>
        </table:table-row>
        <table:table-row table:style-name="ro1">
          <table:table-cell office:value-type="string" calcext:value-type="string">
            <text:p>2004-04-22</text:p>
          </table:table-cell>
          <table:table-cell office:value-type="float" office:value="112.480003" calcext:value-type="float">
            <text:p>112.480003</text:p>
          </table:table-cell>
          <table:table-cell office:value-type="float" office:value="114.669998" calcext:value-type="float">
            <text:p>114.669998</text:p>
          </table:table-cell>
          <table:table-cell office:value-type="float" office:value="112.440002" calcext:value-type="float">
            <text:p>112.440002</text:p>
          </table:table-cell>
          <table:table-cell office:value-type="float" office:value="114.25" calcext:value-type="float">
            <text:p>114.25</text:p>
          </table:table-cell>
          <table:table-cell office:value-type="float" office:value="80.425385" calcext:value-type="float">
            <text:p>80.425385</text:p>
          </table:table-cell>
          <table:table-cell office:value-type="float" office:value="62071500" calcext:value-type="float">
            <text:p>62071500</text:p>
          </table:table-cell>
        </table:table-row>
        <table:table-row table:style-name="ro1">
          <table:table-cell office:value-type="string" calcext:value-type="string">
            <text:p>2004-04-23</text:p>
          </table:table-cell>
          <table:table-cell office:value-type="float" office:value="114.419998" calcext:value-type="float">
            <text:p>114.419998</text:p>
          </table:table-cell>
          <table:table-cell office:value-type="float" office:value="114.57" calcext:value-type="float">
            <text:p>114.57</text:p>
          </table:table-cell>
          <table:table-cell office:value-type="float" office:value="113.790001" calcext:value-type="float">
            <text:p>113.790001</text:p>
          </table:table-cell>
          <table:table-cell office:value-type="float" office:value="114.360001" calcext:value-type="float">
            <text:p>114.360001</text:p>
          </table:table-cell>
          <table:table-cell office:value-type="float" office:value="80.502846" calcext:value-type="float">
            <text:p>80.502846</text:p>
          </table:table-cell>
          <table:table-cell office:value-type="float" office:value="29395700" calcext:value-type="float">
            <text:p>29395700</text:p>
          </table:table-cell>
        </table:table-row>
        <table:table-row table:style-name="ro1">
          <table:table-cell office:value-type="string" calcext:value-type="string">
            <text:p>2004-04-26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940002" calcext:value-type="float">
            <text:p>114.940002</text:p>
          </table:table-cell>
          <table:table-cell office:value-type="float" office:value="113.599998" calcext:value-type="float">
            <text:p>113.599998</text:p>
          </table:table-cell>
          <table:table-cell office:value-type="float" office:value="114.199997" calcext:value-type="float">
            <text:p>114.199997</text:p>
          </table:table-cell>
          <table:table-cell office:value-type="float" office:value="80.390175" calcext:value-type="float">
            <text:p>80.390175</text:p>
          </table:table-cell>
          <table:table-cell office:value-type="float" office:value="35515200" calcext:value-type="float">
            <text:p>35515200</text:p>
          </table:table-cell>
        </table:table-row>
        <table:table-row table:style-name="ro1">
          <table:table-cell office:value-type="string" calcext:value-type="string">
            <text:p>2004-04-27</text:p>
          </table:table-cell>
          <table:table-cell office:value-type="float" office:value="114.230003" calcext:value-type="float">
            <text:p>114.230003</text:p>
          </table:table-cell>
          <table:table-cell office:value-type="float" office:value="115.120003" calcext:value-type="float">
            <text:p>115.120003</text:p>
          </table:table-cell>
          <table:table-cell office:value-type="float" office:value="113.959999" calcext:value-type="float">
            <text:p>113.959999</text:p>
          </table:table-cell>
          <table:table-cell office:value-type="float" office:value="114.300003" calcext:value-type="float">
            <text:p>114.300003</text:p>
          </table:table-cell>
          <table:table-cell office:value-type="float" office:value="80.460587" calcext:value-type="float">
            <text:p>80.460587</text:p>
          </table:table-cell>
          <table:table-cell office:value-type="float" office:value="43485500" calcext:value-type="float">
            <text:p>43485500</text:p>
          </table:table-cell>
        </table:table-row>
        <table:table-row table:style-name="ro1">
          <table:table-cell office:value-type="string" calcext:value-type="string">
            <text:p>2004-04-28</text:p>
          </table:table-cell>
          <table:table-cell office:value-type="float" office:value="113.889999" calcext:value-type="float">
            <text:p>113.889999</text:p>
          </table:table-cell>
          <table:table-cell office:value-type="float" office:value="114.010002" calcext:value-type="float">
            <text:p>114.010002</text:p>
          </table:table-cell>
          <table:table-cell office:value-type="float" office:value="112.5" calcext:value-type="float">
            <text:p>112.5</text:p>
          </table:table-cell>
          <table:table-cell office:value-type="float" office:value="112.82" calcext:value-type="float">
            <text:p>112.82</text:p>
          </table:table-cell>
          <table:table-cell office:value-type="float" office:value="79.418724" calcext:value-type="float">
            <text:p>79.418724</text:p>
          </table:table-cell>
          <table:table-cell office:value-type="float" office:value="50165800" calcext:value-type="float">
            <text:p>50165800</text:p>
          </table:table-cell>
        </table:table-row>
        <table:table-row table:style-name="ro1">
          <table:table-cell office:value-type="string" calcext:value-type="string">
            <text:p>2004-04-29</text:p>
          </table:table-cell>
          <table:table-cell office:value-type="float" office:value="112.720001" calcext:value-type="float">
            <text:p>112.720001</text:p>
          </table:table-cell>
          <table:table-cell office:value-type="float" office:value="113.32" calcext:value-type="float">
            <text:p>113.32</text:p>
          </table:table-cell>
          <table:table-cell office:value-type="float" office:value="111.160004" calcext:value-type="float">
            <text:p>111.160004</text:p>
          </table:table-cell>
          <table:table-cell office:value-type="float" office:value="111.830002" calcext:value-type="float">
            <text:p>111.830002</text:p>
          </table:table-cell>
          <table:table-cell office:value-type="float" office:value="78.721825" calcext:value-type="float">
            <text:p>78.721825</text:p>
          </table:table-cell>
          <table:table-cell office:value-type="float" office:value="69687600" calcext:value-type="float">
            <text:p>69687600</text:p>
          </table:table-cell>
        </table:table-row>
        <table:table-row table:style-name="ro1">
          <table:table-cell office:value-type="string" calcext:value-type="string">
            <text:p>2004-04-30</text:p>
          </table:table-cell>
          <table:table-cell office:value-type="float" office:value="112.169998" calcext:value-type="float">
            <text:p>112.169998</text:p>
          </table:table-cell>
          <table:table-cell office:value-type="float" office:value="112.379997" calcext:value-type="float">
            <text:p>112.379997</text:p>
          </table:table-cell>
          <table:table-cell office:value-type="float" office:value="110.900002" calcext:value-type="float">
            <text:p>110.900002</text:p>
          </table:table-cell>
          <table:table-cell office:value-type="float" office:value="110.959999" calcext:value-type="float">
            <text:p>110.959999</text:p>
          </table:table-cell>
          <table:table-cell office:value-type="float" office:value="78.109406" calcext:value-type="float">
            <text:p>78.109406</text:p>
          </table:table-cell>
          <table:table-cell office:value-type="float" office:value="48681400" calcext:value-type="float">
            <text:p>48681400</text:p>
          </table:table-cell>
        </table:table-row>
        <table:table-row table:style-name="ro1">
          <table:table-cell office:value-type="string" calcext:value-type="string">
            <text:p>2004-05-03</text:p>
          </table:table-cell>
          <table:table-cell office:value-type="float" office:value="111.370003" calcext:value-type="float">
            <text:p>111.370003</text:p>
          </table:table-cell>
          <table:table-cell office:value-type="float" office:value="112.290001" calcext:value-type="float">
            <text:p>112.290001</text:p>
          </table:table-cell>
          <table:table-cell office:value-type="float" office:value="111.349998" calcext:value-type="float">
            <text:p>111.349998</text:p>
          </table:table-cell>
          <table:table-cell office:value-type="float" office:value="112.150002" calcext:value-type="float">
            <text:p>112.150002</text:p>
          </table:table-cell>
          <table:table-cell office:value-type="float" office:value="78.947105" calcext:value-type="float">
            <text:p>78.947105</text:p>
          </table:table-cell>
          <table:table-cell office:value-type="float" office:value="33758000" calcext:value-type="float">
            <text:p>33758000</text:p>
          </table:table-cell>
        </table:table-row>
        <table:table-row table:style-name="ro1">
          <table:table-cell office:value-type="string" calcext:value-type="string">
            <text:p>2004-05-04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3.260002" calcext:value-type="float">
            <text:p>113.260002</text:p>
          </table:table-cell>
          <table:table-cell office:value-type="float" office:value="111.660004" calcext:value-type="float">
            <text:p>111.660004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78.88372" calcext:value-type="float">
            <text:p>78.88372</text:p>
          </table:table-cell>
          <table:table-cell office:value-type="float" office:value="51185100" calcext:value-type="float">
            <text:p>51185100</text:p>
          </table:table-cell>
        </table:table-row>
        <table:table-row table:style-name="ro1">
          <table:table-cell office:value-type="string" calcext:value-type="string">
            <text:p>2004-05-05</text:p>
          </table:table-cell>
          <table:table-cell office:value-type="float" office:value="112.410004" calcext:value-type="float">
            <text:p>112.410004</text:p>
          </table:table-cell>
          <table:table-cell office:value-type="float" office:value="112.959999" calcext:value-type="float">
            <text:p>112.959999</text:p>
          </table:table-cell>
          <table:table-cell office:value-type="float" office:value="112.160004" calcext:value-type="float">
            <text:p>112.160004</text:p>
          </table:table-cell>
          <table:table-cell office:value-type="float" office:value="112.779999" calcext:value-type="float">
            <text:p>112.779999</text:p>
          </table:table-cell>
          <table:table-cell office:value-type="float" office:value="79.390579" calcext:value-type="float">
            <text:p>79.390579</text:p>
          </table:table-cell>
          <table:table-cell office:value-type="float" office:value="34405000" calcext:value-type="float">
            <text:p>34405000</text:p>
          </table:table-cell>
        </table:table-row>
        <table:table-row table:style-name="ro1">
          <table:table-cell office:value-type="string" calcext:value-type="string">
            <text:p>2004-05-06</text:p>
          </table:table-cell>
          <table:table-cell office:value-type="float" office:value="112.019997" calcext:value-type="float">
            <text:p>112.019997</text:p>
          </table:table-cell>
          <table:table-cell office:value-type="float" office:value="112.589996" calcext:value-type="float">
            <text:p>112.589996</text:p>
          </table:table-cell>
          <table:table-cell office:value-type="float" office:value="111" calcext:value-type="float">
            <text:p>111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78.707756" calcext:value-type="float">
            <text:p>78.707756</text:p>
          </table:table-cell>
          <table:table-cell office:value-type="float" office:value="54997000" calcext:value-type="float">
            <text:p>54997000</text:p>
          </table:table-cell>
        </table:table-row>
        <table:table-row table:style-name="ro1">
          <table:table-cell office:value-type="string" calcext:value-type="string">
            <text:p>2004-05-07</text:p>
          </table:table-cell>
          <table:table-cell office:value-type="float" office:value="111.220001" calcext:value-type="float">
            <text:p>111.220001</text:p>
          </table:table-cell>
          <table:table-cell office:value-type="float" office:value="112.230003" calcext:value-type="float">
            <text:p>112.230003</text:p>
          </table:table-cell>
          <table:table-cell table:number-columns-repeated="2" office:value-type="float" office:value="109.959999" calcext:value-type="float">
            <text:p>109.959999</text:p>
          </table:table-cell>
          <table:table-cell office:value-type="float" office:value="77.405464" calcext:value-type="float">
            <text:p>77.405464</text:p>
          </table:table-cell>
          <table:table-cell office:value-type="float" office:value="60950000" calcext:value-type="float">
            <text:p>60950000</text:p>
          </table:table-cell>
        </table:table-row>
        <table:table-row table:style-name="ro1">
          <table:table-cell office:value-type="string" calcext:value-type="string">
            <text:p>2004-05-10</text:p>
          </table:table-cell>
          <table:table-cell office:value-type="float" office:value="109.440002" calcext:value-type="float">
            <text:p>109.440002</text:p>
          </table:table-cell>
          <table:table-cell office:value-type="float" office:value="109.75" calcext:value-type="float">
            <text:p>109.75</text:p>
          </table:table-cell>
          <table:table-cell office:value-type="float" office:value="108.360001" calcext:value-type="float">
            <text:p>108.360001</text:p>
          </table:table-cell>
          <table:table-cell office:value-type="float" office:value="108.830002" calcext:value-type="float">
            <text:p>108.830002</text:p>
          </table:table-cell>
          <table:table-cell office:value-type="float" office:value="76.610016" calcext:value-type="float">
            <text:p>76.610016</text:p>
          </table:table-cell>
          <table:table-cell office:value-type="float" office:value="75279400" calcext:value-type="float">
            <text:p>75279400</text:p>
          </table:table-cell>
        </table:table-row>
        <table:table-row table:style-name="ro1">
          <table:table-cell office:value-type="string" calcext:value-type="string">
            <text:p>2004-05-11</text:p>
          </table:table-cell>
          <table:table-cell office:value-type="float" office:value="109.459999" calcext:value-type="float">
            <text:p>109.459999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109.330002" calcext:value-type="float">
            <text:p>109.330002</text:p>
          </table:table-cell>
          <table:table-cell office:value-type="float" office:value="109.75" calcext:value-type="float">
            <text:p>109.75</text:p>
          </table:table-cell>
          <table:table-cell office:value-type="float" office:value="77.257629" calcext:value-type="float">
            <text:p>77.257629</text:p>
          </table:table-cell>
          <table:table-cell office:value-type="float" office:value="48300600" calcext:value-type="float">
            <text:p>48300600</text:p>
          </table:table-cell>
        </table:table-row>
        <table:table-row table:style-name="ro1">
          <table:table-cell office:value-type="string" calcext:value-type="string">
            <text:p>2004-05-12</text:p>
          </table:table-cell>
          <table:table-cell office:value-type="float" office:value="109.57" calcext:value-type="float">
            <text:p>109.57</text:p>
          </table:table-cell>
          <table:table-cell office:value-type="float" office:value="110.540001" calcext:value-type="float">
            <text:p>110.540001</text:p>
          </table:table-cell>
          <table:table-cell office:value-type="float" office:value="108.059998" calcext:value-type="float">
            <text:p>108.059998</text:p>
          </table:table-cell>
          <table:table-cell office:value-type="float" office:value="110.449997" calcext:value-type="float">
            <text:p>110.449997</text:p>
          </table:table-cell>
          <table:table-cell office:value-type="float" office:value="77.750404" calcext:value-type="float">
            <text:p>77.750404</text:p>
          </table:table-cell>
          <table:table-cell office:value-type="float" office:value="90830500" calcext:value-type="float">
            <text:p>90830500</text:p>
          </table:table-cell>
        </table:table-row>
        <table:table-row table:style-name="ro1">
          <table:table-cell office:value-type="string" calcext:value-type="string">
            <text:p>2004-05-13</text:p>
          </table:table-cell>
          <table:table-cell office:value-type="float" office:value="109.760002" calcext:value-type="float">
            <text:p>109.760002</text:p>
          </table:table-cell>
          <table:table-cell office:value-type="float" office:value="110.809998" calcext:value-type="float">
            <text:p>110.809998</text:p>
          </table:table-cell>
          <table:table-cell office:value-type="float" office:value="109.629997" calcext:value-type="float">
            <text:p>109.629997</text:p>
          </table:table-cell>
          <table:table-cell office:value-type="float" office:value="109.989998" calcext:value-type="float">
            <text:p>109.989998</text:p>
          </table:table-cell>
          <table:table-cell office:value-type="float" office:value="77.42659" calcext:value-type="float">
            <text:p>77.42659</text:p>
          </table:table-cell>
          <table:table-cell office:value-type="float" office:value="57393700" calcext:value-type="float">
            <text:p>57393700</text:p>
          </table:table-cell>
        </table:table-row>
        <table:table-row table:style-name="ro1">
          <table:table-cell office:value-type="string" calcext:value-type="string">
            <text:p>2004-05-14</text:p>
          </table:table-cell>
          <table:table-cell office:value-type="float" office:value="109.949997" calcext:value-type="float">
            <text:p>109.949997</text:p>
          </table:table-cell>
          <table:table-cell office:value-type="float" office:value="110.739998" calcext:value-type="float">
            <text:p>110.739998</text:p>
          </table:table-cell>
          <table:table-cell office:value-type="float" office:value="109.269997" calcext:value-type="float">
            <text:p>109.269997</text:p>
          </table:table-cell>
          <table:table-cell office:value-type="float" office:value="110.040001" calcext:value-type="float">
            <text:p>110.040001</text:p>
          </table:table-cell>
          <table:table-cell office:value-type="float" office:value="77.461777" calcext:value-type="float">
            <text:p>77.461777</text:p>
          </table:table-cell>
          <table:table-cell office:value-type="float" office:value="54123100" calcext:value-type="float">
            <text:p>54123100</text:p>
          </table:table-cell>
        </table:table-row>
        <table:table-row table:style-name="ro1">
          <table:table-cell office:value-type="string" calcext:value-type="string">
            <text:p>2004-05-17</text:p>
          </table:table-cell>
          <table:table-cell office:value-type="float" office:value="108.889999" calcext:value-type="float">
            <text:p>108.889999</text:p>
          </table:table-cell>
          <table:table-cell office:value-type="float" office:value="109.5" calcext:value-type="float">
            <text:p>109.5</text:p>
          </table:table-cell>
          <table:table-cell office:value-type="float" office:value="108.410004" calcext:value-type="float">
            <text:p>108.410004</text:p>
          </table:table-cell>
          <table:table-cell office:value-type="float" office:value="109.099998" calcext:value-type="float">
            <text:p>109.099998</text:p>
          </table:table-cell>
          <table:table-cell office:value-type="float" office:value="76.800087" calcext:value-type="float">
            <text:p>76.800087</text:p>
          </table:table-cell>
          <table:table-cell office:value-type="float" office:value="55020400" calcext:value-type="float">
            <text:p>55020400</text:p>
          </table:table-cell>
        </table:table-row>
        <table:table-row table:style-name="ro1">
          <table:table-cell office:value-type="string" calcext:value-type="string">
            <text:p>2004-05-18</text:p>
          </table:table-cell>
          <table:table-cell office:value-type="float" office:value="109.489998" calcext:value-type="float">
            <text:p>109.489998</text:p>
          </table:table-cell>
          <table:table-cell office:value-type="float" office:value="109.940002" calcext:value-type="float">
            <text:p>109.940002</text:p>
          </table:table-cell>
          <table:table-cell office:value-type="float" office:value="109.330002" calcext:value-type="float">
            <text:p>109.330002</text:p>
          </table:table-cell>
          <table:table-cell office:value-type="float" office:value="109.650002" calcext:value-type="float">
            <text:p>109.650002</text:p>
          </table:table-cell>
          <table:table-cell office:value-type="float" office:value="77.187233" calcext:value-type="float">
            <text:p>77.187233</text:p>
          </table:table-cell>
          <table:table-cell office:value-type="float" office:value="30193100" calcext:value-type="float">
            <text:p>30193100</text:p>
          </table:table-cell>
        </table:table-row>
        <table:table-row table:style-name="ro1">
          <table:table-cell office:value-type="string" calcext:value-type="string">
            <text:p>2004-05-19</text:p>
          </table:table-cell>
          <table:table-cell office:value-type="float" office:value="110.5" calcext:value-type="float">
            <text:p>110.5</text:p>
          </table:table-cell>
          <table:table-cell office:value-type="float" office:value="111.18" calcext:value-type="float">
            <text:p>111.18</text:p>
          </table:table-cell>
          <table:table-cell office:value-type="float" office:value="109.150002" calcext:value-type="float">
            <text:p>109.150002</text:p>
          </table:table-cell>
          <table:table-cell office:value-type="float" office:value="109.269997" calcext:value-type="float">
            <text:p>109.269997</text:p>
          </table:table-cell>
          <table:table-cell office:value-type="float" office:value="76.919754" calcext:value-type="float">
            <text:p>76.919754</text:p>
          </table:table-cell>
          <table:table-cell office:value-type="float" office:value="54804100" calcext:value-type="float">
            <text:p>54804100</text:p>
          </table:table-cell>
        </table:table-row>
        <table:table-row table:style-name="ro1">
          <table:table-cell office:value-type="string" calcext:value-type="string">
            <text:p>2004-05-20</text:p>
          </table:table-cell>
          <table:table-cell office:value-type="float" office:value="109.449997" calcext:value-type="float">
            <text:p>109.449997</text:p>
          </table:table-cell>
          <table:table-cell office:value-type="float" office:value="109.870003" calcext:value-type="float">
            <text:p>109.870003</text:p>
          </table:table-cell>
          <table:table-cell office:value-type="float" office:value="109.040001" calcext:value-type="float">
            <text:p>109.040001</text:p>
          </table:table-cell>
          <table:table-cell office:value-type="float" office:value="109.620003" calcext:value-type="float">
            <text:p>109.620003</text:p>
          </table:table-cell>
          <table:table-cell office:value-type="float" office:value="77.166115" calcext:value-type="float">
            <text:p>77.166115</text:p>
          </table:table-cell>
          <table:table-cell office:value-type="float" office:value="38082900" calcext:value-type="float">
            <text:p>38082900</text:p>
          </table:table-cell>
        </table:table-row>
        <table:table-row table:style-name="ro1">
          <table:table-cell office:value-type="string" calcext:value-type="string">
            <text:p>2004-05-21</text:p>
          </table:table-cell>
          <table:table-cell office:value-type="float" office:value="109.970001" calcext:value-type="float">
            <text:p>109.970001</text:p>
          </table:table-cell>
          <table:table-cell office:value-type="float" office:value="110.550003" calcext:value-type="float">
            <text:p>110.550003</text:p>
          </table:table-cell>
          <table:table-cell office:value-type="float" office:value="109.470001" calcext:value-type="float">
            <text:p>109.470001</text:p>
          </table:table-cell>
          <table:table-cell office:value-type="float" office:value="109.809998" calcext:value-type="float">
            <text:p>109.809998</text:p>
          </table:table-cell>
          <table:table-cell office:value-type="float" office:value="77.299873" calcext:value-type="float">
            <text:p>77.299873</text:p>
          </table:table-cell>
          <table:table-cell office:value-type="float" office:value="47480400" calcext:value-type="float">
            <text:p>47480400</text:p>
          </table:table-cell>
        </table:table-row>
        <table:table-row table:style-name="ro1">
          <table:table-cell office:value-type="string" calcext:value-type="string">
            <text:p>2004-05-24</text:p>
          </table:table-cell>
          <table:table-cell office:value-type="float" office:value="110.529999" calcext:value-type="float">
            <text:p>110.529999</text:p>
          </table:table-cell>
          <table:table-cell office:value-type="float" office:value="110.760002" calcext:value-type="float">
            <text:p>110.760002</text:p>
          </table:table-cell>
          <table:table-cell office:value-type="float" office:value="109.68" calcext:value-type="float">
            <text:p>109.68</text:p>
          </table:table-cell>
          <table:table-cell office:value-type="float" office:value="110.269997" calcext:value-type="float">
            <text:p>110.269997</text:p>
          </table:table-cell>
          <table:table-cell office:value-type="float" office:value="77.623672" calcext:value-type="float">
            <text:p>77.623672</text:p>
          </table:table-cell>
          <table:table-cell office:value-type="float" office:value="40961500" calcext:value-type="float">
            <text:p>40961500</text:p>
          </table:table-cell>
        </table:table-row>
        <table:table-row table:style-name="ro1">
          <table:table-cell office:value-type="string" calcext:value-type="string">
            <text:p>2004-05-25</text:p>
          </table:table-cell>
          <table:table-cell office:value-type="float" office:value="109.900002" calcext:value-type="float">
            <text:p>109.900002</text:p>
          </table:table-cell>
          <table:table-cell office:value-type="float" office:value="111.980003" calcext:value-type="float">
            <text:p>111.980003</text:p>
          </table:table-cell>
          <table:table-cell office:value-type="float" office:value="109.599998" calcext:value-type="float">
            <text:p>109.599998</text:p>
          </table:table-cell>
          <table:table-cell office:value-type="float" office:value="111.849998" calcext:value-type="float">
            <text:p>111.849998</text:p>
          </table:table-cell>
          <table:table-cell office:value-type="float" office:value="78.735878" calcext:value-type="float">
            <text:p>78.735878</text:p>
          </table:table-cell>
          <table:table-cell office:value-type="float" office:value="48668000" calcext:value-type="float">
            <text:p>48668000</text:p>
          </table:table-cell>
        </table:table-row>
        <table:table-row table:style-name="ro1">
          <table:table-cell office:value-type="string" calcext:value-type="string">
            <text:p>2004-05-26</text:p>
          </table:table-cell>
          <table:table-cell office:value-type="float" office:value="111.660004" calcext:value-type="float">
            <text:p>111.660004</text:p>
          </table:table-cell>
          <table:table-cell office:value-type="float" office:value="112.290001" calcext:value-type="float">
            <text:p>112.290001</text:p>
          </table:table-cell>
          <table:table-cell office:value-type="float" office:value="111.510002" calcext:value-type="float">
            <text:p>111.510002</text:p>
          </table:table-cell>
          <table:table-cell office:value-type="float" office:value="112.239998" calcext:value-type="float">
            <text:p>112.239998</text:p>
          </table:table-cell>
          <table:table-cell office:value-type="float" office:value="79.01046" calcext:value-type="float">
            <text:p>79.01046</text:p>
          </table:table-cell>
          <table:table-cell office:value-type="float" office:value="35977000" calcext:value-type="float">
            <text:p>35977000</text:p>
          </table:table-cell>
        </table:table-row>
        <table:table-row table:style-name="ro1">
          <table:table-cell office:value-type="string" calcext:value-type="string">
            <text:p>2004-05-27</text:p>
          </table:table-cell>
          <table:table-cell office:value-type="float" office:value="112.540001" calcext:value-type="float">
            <text:p>112.540001</text:p>
          </table:table-cell>
          <table:table-cell office:value-type="float" office:value="113.029999" calcext:value-type="float">
            <text:p>113.029999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112.870003" calcext:value-type="float">
            <text:p>112.870003</text:p>
          </table:table-cell>
          <table:table-cell office:value-type="float" office:value="79.453918" calcext:value-type="float">
            <text:p>79.453918</text:p>
          </table:table-cell>
          <table:table-cell office:value-type="float" office:value="45306900" calcext:value-type="float">
            <text:p>45306900</text:p>
          </table:table-cell>
        </table:table-row>
        <table:table-row table:style-name="ro1">
          <table:table-cell office:value-type="string" calcext:value-type="string">
            <text:p>2004-05-28</text:p>
          </table:table-cell>
          <table:table-cell office:value-type="float" office:value="112.730003" calcext:value-type="float">
            <text:p>112.730003</text:p>
          </table:table-cell>
          <table:table-cell office:value-type="float" office:value="112.879997" calcext:value-type="float">
            <text:p>112.879997</text:p>
          </table:table-cell>
          <table:table-cell office:value-type="float" office:value="112.360001" calcext:value-type="float">
            <text:p>112.360001</text:p>
          </table:table-cell>
          <table:table-cell office:value-type="float" office:value="112.860001" calcext:value-type="float">
            <text:p>112.860001</text:p>
          </table:table-cell>
          <table:table-cell office:value-type="float" office:value="79.446899" calcext:value-type="float">
            <text:p>79.446899</text:p>
          </table:table-cell>
          <table:table-cell office:value-type="float" office:value="23367200" calcext:value-type="float">
            <text:p>23367200</text:p>
          </table:table-cell>
        </table:table-row>
        <table:table-row table:style-name="ro1">
          <table:table-cell office:value-type="string" calcext:value-type="string">
            <text:p>2004-06-01</text:p>
          </table:table-cell>
          <table:table-cell office:value-type="float" office:value="112.459999" calcext:value-type="float">
            <text:p>112.459999</text:p>
          </table:table-cell>
          <table:table-cell office:value-type="float" office:value="112.860001" calcext:value-type="float">
            <text:p>112.860001</text:p>
          </table:table-cell>
          <table:table-cell office:value-type="float" office:value="111.870003" calcext:value-type="float">
            <text:p>111.870003</text:p>
          </table:table-cell>
          <table:table-cell office:value-type="float" office:value="112.709999" calcext:value-type="float">
            <text:p>112.709999</text:p>
          </table:table-cell>
          <table:table-cell office:value-type="float" office:value="79.341309" calcext:value-type="float">
            <text:p>79.341309</text:p>
          </table:table-cell>
          <table:table-cell office:value-type="float" office:value="41044700" calcext:value-type="float">
            <text:p>41044700</text:p>
          </table:table-cell>
        </table:table-row>
        <table:table-row table:style-name="ro1">
          <table:table-cell office:value-type="string" calcext:value-type="string">
            <text:p>2004-06-02</text:p>
          </table:table-cell>
          <table:table-cell office:value-type="float" office:value="113.029999" calcext:value-type="float">
            <text:p>113.029999</text:p>
          </table:table-cell>
          <table:table-cell office:value-type="float" office:value="113.480003" calcext:value-type="float">
            <text:p>113.480003</text:p>
          </table:table-cell>
          <table:table-cell office:value-type="float" office:value="112.459999" calcext:value-type="float">
            <text:p>112.459999</text:p>
          </table:table-cell>
          <table:table-cell office:value-type="float" office:value="113.129997" calcext:value-type="float">
            <text:p>113.129997</text:p>
          </table:table-cell>
          <table:table-cell office:value-type="float" office:value="79.636993" calcext:value-type="float">
            <text:p>79.636993</text:p>
          </table:table-cell>
          <table:table-cell office:value-type="float" office:value="39774200" calcext:value-type="float">
            <text:p>39774200</text:p>
          </table:table-cell>
        </table:table-row>
        <table:table-row table:style-name="ro1">
          <table:table-cell office:value-type="string" calcext:value-type="string">
            <text:p>2004-06-03</text:p>
          </table:table-cell>
          <table:table-cell office:value-type="float" office:value="112.809998" calcext:value-type="float">
            <text:p>112.809998</text:p>
          </table:table-cell>
          <table:table-cell office:value-type="float" office:value="113.190002" calcext:value-type="float">
            <text:p>113.190002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2.089996" calcext:value-type="float">
            <text:p>112.089996</text:p>
          </table:table-cell>
          <table:table-cell office:value-type="float" office:value="78.904854" calcext:value-type="float">
            <text:p>78.904854</text:p>
          </table:table-cell>
          <table:table-cell office:value-type="float" office:value="38688300" calcext:value-type="float">
            <text:p>38688300</text:p>
          </table:table-cell>
        </table:table-row>
        <table:table-row table:style-name="ro1">
          <table:table-cell office:value-type="string" calcext:value-type="string">
            <text:p>2004-06-04</text:p>
          </table:table-cell>
          <table:table-cell office:value-type="float" office:value="112.980003" calcext:value-type="float">
            <text:p>112.980003</text:p>
          </table:table-cell>
          <table:table-cell office:value-type="float" office:value="113.580002" calcext:value-type="float">
            <text:p>113.580002</text:p>
          </table:table-cell>
          <table:table-cell office:value-type="float" office:value="112.709999" calcext:value-type="float">
            <text:p>112.709999</text:p>
          </table:table-cell>
          <table:table-cell office:value-type="float" office:value="112.980003" calcext:value-type="float">
            <text:p>112.980003</text:p>
          </table:table-cell>
          <table:table-cell office:value-type="float" office:value="79.531357" calcext:value-type="float">
            <text:p>79.531357</text:p>
          </table:table-cell>
          <table:table-cell office:value-type="float" office:value="32739500" calcext:value-type="float">
            <text:p>32739500</text:p>
          </table:table-cell>
        </table:table-row>
        <table:table-row table:style-name="ro1">
          <table:table-cell office:value-type="string" calcext:value-type="string">
            <text:p>2004-06-07</text:p>
          </table:table-cell>
          <table:table-cell office:value-type="float" office:value="113.43" calcext:value-type="float">
            <text:p>113.43</text:p>
          </table:table-cell>
          <table:table-cell office:value-type="float" office:value="114.809998" calcext:value-type="float">
            <text:p>114.809998</text:p>
          </table:table-cell>
          <table:table-cell office:value-type="float" office:value="113.419998" calcext:value-type="float">
            <text:p>113.419998</text:p>
          </table:table-cell>
          <table:table-cell office:value-type="float" office:value="114.699997" calcext:value-type="float">
            <text:p>114.699997</text:p>
          </table:table-cell>
          <table:table-cell office:value-type="float" office:value="80.742157" calcext:value-type="float">
            <text:p>80.742157</text:p>
          </table:table-cell>
          <table:table-cell office:value-type="float" office:value="31643800" calcext:value-type="float">
            <text:p>31643800</text:p>
          </table:table-cell>
        </table:table-row>
        <table:table-row table:style-name="ro1">
          <table:table-cell office:value-type="string" calcext:value-type="string">
            <text:p>2004-06-08</text:p>
          </table:table-cell>
          <table:table-cell office:value-type="float" office:value="114.370003" calcext:value-type="float">
            <text:p>114.370003</text:p>
          </table:table-cell>
          <table:table-cell office:value-type="float" office:value="114.919998" calcext:value-type="float">
            <text:p>114.919998</text:p>
          </table:table-cell>
          <table:table-cell office:value-type="float" office:value="114.169998" calcext:value-type="float">
            <text:p>114.169998</text:p>
          </table:table-cell>
          <table:table-cell office:value-type="float" office:value="114.860001" calcext:value-type="float">
            <text:p>114.860001</text:p>
          </table:table-cell>
          <table:table-cell office:value-type="float" office:value="80.85479" calcext:value-type="float">
            <text:p>80.85479</text:p>
          </table:table-cell>
          <table:table-cell office:value-type="float" office:value="32846500" calcext:value-type="float">
            <text:p>32846500</text:p>
          </table:table-cell>
        </table:table-row>
        <table:table-row table:style-name="ro1">
          <table:table-cell office:value-type="string" calcext:value-type="string">
            <text:p>2004-06-09</text:p>
          </table:table-cell>
          <table:table-cell office:value-type="float" office:value="114.510002" calcext:value-type="float">
            <text:p>114.510002</text:p>
          </table:table-cell>
          <table:table-cell office:value-type="float" office:value="114.699997" calcext:value-type="float">
            <text:p>114.699997</text:p>
          </table:table-cell>
          <table:table-cell office:value-type="float" office:value="113.720001" calcext:value-type="float">
            <text:p>113.720001</text:p>
          </table:table-cell>
          <table:table-cell office:value-type="float" office:value="113.790001" calcext:value-type="float">
            <text:p>113.790001</text:p>
          </table:table-cell>
          <table:table-cell office:value-type="float" office:value="80.101555" calcext:value-type="float">
            <text:p>80.101555</text:p>
          </table:table-cell>
          <table:table-cell office:value-type="float" office:value="36737600" calcext:value-type="float">
            <text:p>36737600</text:p>
          </table:table-cell>
        </table:table-row>
        <table:table-row table:style-name="ro1">
          <table:table-cell office:value-type="string" calcext:value-type="string">
            <text:p>2004-06-10</text:p>
          </table:table-cell>
          <table:table-cell office:value-type="float" office:value="114.040001" calcext:value-type="float">
            <text:p>114.040001</text:p>
          </table:table-cell>
          <table:table-cell office:value-type="float" office:value="114.349998" calcext:value-type="float">
            <text:p>114.349998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4.349998" calcext:value-type="float">
            <text:p>114.349998</text:p>
          </table:table-cell>
          <table:table-cell office:value-type="float" office:value="80.495773" calcext:value-type="float">
            <text:p>80.495773</text:p>
          </table:table-cell>
          <table:table-cell office:value-type="float" office:value="21711000" calcext:value-type="float">
            <text:p>21711000</text:p>
          </table:table-cell>
        </table:table-row>
        <table:table-row table:style-name="ro1">
          <table:table-cell office:value-type="string" calcext:value-type="string">
            <text:p>2004-06-14</text:p>
          </table:table-cell>
          <table:table-cell office:value-type="float" office:value="113.82" calcext:value-type="float">
            <text:p>113.82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2.870003" calcext:value-type="float">
            <text:p>112.870003</text:p>
          </table:table-cell>
          <table:table-cell office:value-type="float" office:value="113.220001" calcext:value-type="float">
            <text:p>113.220001</text:p>
          </table:table-cell>
          <table:table-cell office:value-type="float" office:value="79.70034" calcext:value-type="float">
            <text:p>79.70034</text:p>
          </table:table-cell>
          <table:table-cell office:value-type="float" office:value="34633000" calcext:value-type="float">
            <text:p>34633000</text:p>
          </table:table-cell>
        </table:table-row>
        <table:table-row table:style-name="ro1">
          <table:table-cell office:value-type="string" calcext:value-type="string">
            <text:p>2004-06-15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114.449997" calcext:value-type="float">
            <text:p>114.449997</text:p>
          </table:table-cell>
          <table:table-cell office:value-type="float" office:value="113.510002" calcext:value-type="float">
            <text:p>113.510002</text:p>
          </table:table-cell>
          <table:table-cell office:value-type="float" office:value="114.019997" calcext:value-type="float">
            <text:p>114.019997</text:p>
          </table:table-cell>
          <table:table-cell office:value-type="float" office:value="80.263466" calcext:value-type="float">
            <text:p>80.263466</text:p>
          </table:table-cell>
          <table:table-cell office:value-type="float" office:value="37445000" calcext:value-type="float">
            <text:p>37445000</text:p>
          </table:table-cell>
        </table:table-row>
        <table:table-row table:style-name="ro1">
          <table:table-cell office:value-type="string" calcext:value-type="string">
            <text:p>2004-06-16</text:p>
          </table:table-cell>
          <table:table-cell office:value-type="float" office:value="114" calcext:value-type="float">
            <text:p>114</text:p>
          </table:table-cell>
          <table:table-cell office:value-type="float" office:value="114.199997" calcext:value-type="float">
            <text:p>114.199997</text:p>
          </table:table-cell>
          <table:table-cell office:value-type="float" office:value="113.699997" calcext:value-type="float">
            <text:p>113.699997</text:p>
          </table:table-cell>
          <table:table-cell office:value-type="float" office:value="114" calcext:value-type="float">
            <text:p>114</text:p>
          </table:table-cell>
          <table:table-cell office:value-type="float" office:value="80.249382" calcext:value-type="float">
            <text:p>80.249382</text:p>
          </table:table-cell>
          <table:table-cell office:value-type="float" office:value="26633400" calcext:value-type="float">
            <text:p>26633400</text:p>
          </table:table-cell>
        </table:table-row>
        <table:table-row table:style-name="ro1">
          <table:table-cell office:value-type="string" calcext:value-type="string">
            <text:p>2004-06-17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4.07" calcext:value-type="float">
            <text:p>114.07</text:p>
          </table:table-cell>
          <table:table-cell office:value-type="float" office:value="113.330002" calcext:value-type="float">
            <text:p>113.330002</text:p>
          </table:table-cell>
          <table:table-cell office:value-type="float" office:value="113.830002" calcext:value-type="float">
            <text:p>113.830002</text:p>
          </table:table-cell>
          <table:table-cell office:value-type="float" office:value="80.129715" calcext:value-type="float">
            <text:p>80.129715</text:p>
          </table:table-cell>
          <table:table-cell office:value-type="float" office:value="28402400" calcext:value-type="float">
            <text:p>28402400</text:p>
          </table:table-cell>
        </table:table-row>
        <table:table-row table:style-name="ro1">
          <table:table-cell office:value-type="string" calcext:value-type="string">
            <text:p>2004-06-18</text:p>
          </table:table-cell>
          <table:table-cell office:value-type="float" office:value="113.269997" calcext:value-type="float">
            <text:p>113.269997</text:p>
          </table:table-cell>
          <table:table-cell office:value-type="float" office:value="114.220001" calcext:value-type="float">
            <text:p>114.220001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3.629997" calcext:value-type="float">
            <text:p>113.629997</text:p>
          </table:table-cell>
          <table:table-cell office:value-type="float" office:value="80.280907" calcext:value-type="float">
            <text:p>80.280907</text:p>
          </table:table-cell>
          <table:table-cell office:value-type="float" office:value="31799800" calcext:value-type="float">
            <text:p>31799800</text:p>
          </table:table-cell>
        </table:table-row>
        <table:table-row table:style-name="ro1">
          <table:table-cell office:value-type="string" calcext:value-type="string">
            <text:p>2004-06-2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4.139999" calcext:value-type="float">
            <text:p>114.139999</text:p>
          </table:table-cell>
          <table:table-cell office:value-type="float" office:value="113.129997" calcext:value-type="float">
            <text:p>113.129997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79.977119" calcext:value-type="float">
            <text:p>79.977119</text:p>
          </table:table-cell>
          <table:table-cell office:value-type="float" office:value="25284000" calcext:value-type="float">
            <text:p>25284000</text:p>
          </table:table-cell>
        </table:table-row>
        <table:table-row table:style-name="ro1">
          <table:table-cell office:value-type="string" calcext:value-type="string">
            <text:p>2004-06-22</text:p>
          </table:table-cell>
          <table:table-cell office:value-type="float" office:value="113.129997" calcext:value-type="float">
            <text:p>113.129997</text:p>
          </table:table-cell>
          <table:table-cell office:value-type="float" office:value="113.879997" calcext:value-type="float">
            <text:p>113.879997</text:p>
          </table:table-cell>
          <table:table-cell office:value-type="float" office:value="112.669998" calcext:value-type="float">
            <text:p>112.669998</text:p>
          </table:table-cell>
          <table:table-cell office:value-type="float" office:value="113.769997" calcext:value-type="float">
            <text:p>113.769997</text:p>
          </table:table-cell>
          <table:table-cell office:value-type="float" office:value="80.379829" calcext:value-type="float">
            <text:p>80.379829</text:p>
          </table:table-cell>
          <table:table-cell office:value-type="float" office:value="37334000" calcext:value-type="float">
            <text:p>37334000</text:p>
          </table:table-cell>
        </table:table-row>
        <table:table-row table:style-name="ro1">
          <table:table-cell office:value-type="string" calcext:value-type="string">
            <text:p>2004-06-23</text:p>
          </table:table-cell>
          <table:table-cell office:value-type="float" office:value="113.610001" calcext:value-type="float">
            <text:p>113.610001</text:p>
          </table:table-cell>
          <table:table-cell office:value-type="float" office:value="114.839996" calcext:value-type="float">
            <text:p>114.839996</text:p>
          </table:table-cell>
          <table:table-cell office:value-type="float" office:value="113.419998" calcext:value-type="float">
            <text:p>113.419998</text:p>
          </table:table-cell>
          <table:table-cell office:value-type="float" office:value="114.75" calcext:value-type="float">
            <text:p>114.75</text:p>
          </table:table-cell>
          <table:table-cell office:value-type="float" office:value="81.072182" calcext:value-type="float">
            <text:p>81.072182</text:p>
          </table:table-cell>
          <table:table-cell office:value-type="float" office:value="35580000" calcext:value-type="float">
            <text:p>35580000</text:p>
          </table:table-cell>
        </table:table-row>
        <table:table-row table:style-name="ro1">
          <table:table-cell office:value-type="string" calcext:value-type="string">
            <text:p>2004-06-24</text:p>
          </table:table-cell>
          <table:table-cell office:value-type="float" office:value="114.559998" calcext:value-type="float">
            <text:p>114.559998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4.260002" calcext:value-type="float">
            <text:p>114.260002</text:p>
          </table:table-cell>
          <table:table-cell office:value-type="float" office:value="114.389999" calcext:value-type="float">
            <text:p>114.389999</text:p>
          </table:table-cell>
          <table:table-cell office:value-type="float" office:value="80.817856" calcext:value-type="float">
            <text:p>80.817856</text:p>
          </table:table-cell>
          <table:table-cell office:value-type="float" office:value="35272100" calcext:value-type="float">
            <text:p>35272100</text:p>
          </table:table-cell>
        </table:table-row>
        <table:table-row table:style-name="ro1">
          <table:table-cell office:value-type="string" calcext:value-type="string">
            <text:p>2004-06-25</text:p>
          </table:table-cell>
          <table:table-cell office:value-type="float" office:value="114.410004" calcext:value-type="float">
            <text:p>114.410004</text:p>
          </table:table-cell>
          <table:table-cell office:value-type="float" office:value="114.940002" calcext:value-type="float">
            <text:p>114.940002</text:p>
          </table:table-cell>
          <table:table-cell office:value-type="float" office:value="113.68" calcext:value-type="float">
            <text:p>113.68</text:p>
          </table:table-cell>
          <table:table-cell office:value-type="float" office:value="113.839996" calcext:value-type="float">
            <text:p>113.839996</text:p>
          </table:table-cell>
          <table:table-cell office:value-type="float" office:value="80.429283" calcext:value-type="float">
            <text:p>80.429283</text:p>
          </table:table-cell>
          <table:table-cell office:value-type="float" office:value="32837900" calcext:value-type="float">
            <text:p>32837900</text:p>
          </table:table-cell>
        </table:table-row>
        <table:table-row table:style-name="ro1">
          <table:table-cell office:value-type="string" calcext:value-type="string">
            <text:p>2004-06-28</text:p>
          </table:table-cell>
          <table:table-cell office:value-type="float" office:value="114.519997" calcext:value-type="float">
            <text:p>114.519997</text:p>
          </table:table-cell>
          <table:table-cell office:value-type="float" office:value="114.610001" calcext:value-type="float">
            <text:p>114.610001</text:p>
          </table:table-cell>
          <table:table-cell office:value-type="float" office:value="113.410004" calcext:value-type="float">
            <text:p>113.410004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80.153732" calcext:value-type="float">
            <text:p>80.153732</text:p>
          </table:table-cell>
          <table:table-cell office:value-type="float" office:value="40824500" calcext:value-type="float">
            <text:p>40824500</text:p>
          </table:table-cell>
        </table:table-row>
        <table:table-row table:style-name="ro1">
          <table:table-cell office:value-type="string" calcext:value-type="string">
            <text:p>2004-06-29</text:p>
          </table:table-cell>
          <table:table-cell office:value-type="float" office:value="113.529999" calcext:value-type="float">
            <text:p>113.529999</text:p>
          </table:table-cell>
          <table:table-cell office:value-type="float" office:value="114.169998" calcext:value-type="float">
            <text:p>114.169998</text:p>
          </table:table-cell>
          <table:table-cell office:value-type="float" office:value="113.419998" calcext:value-type="float">
            <text:p>113.419998</text:p>
          </table:table-cell>
          <table:table-cell office:value-type="float" office:value="113.919998" calcext:value-type="float">
            <text:p>113.919998</text:p>
          </table:table-cell>
          <table:table-cell office:value-type="float" office:value="80.485817" calcext:value-type="float">
            <text:p>80.485817</text:p>
          </table:table-cell>
          <table:table-cell office:value-type="float" office:value="28418100" calcext:value-type="float">
            <text:p>28418100</text:p>
          </table:table-cell>
        </table:table-row>
        <table:table-row table:style-name="ro1">
          <table:table-cell office:value-type="string" calcext:value-type="string">
            <text:p>2004-06-30</text:p>
          </table:table-cell>
          <table:table-cell office:value-type="float" office:value="114.07" calcext:value-type="float">
            <text:p>114.07</text:p>
          </table:table-cell>
          <table:table-cell office:value-type="float" office:value="114.790001" calcext:value-type="float">
            <text:p>114.790001</text:p>
          </table:table-cell>
          <table:table-cell office:value-type="float" office:value="113.650002" calcext:value-type="float">
            <text:p>113.650002</text:p>
          </table:table-cell>
          <table:table-cell office:value-type="float" office:value="114.529999" calcext:value-type="float">
            <text:p>114.529999</text:p>
          </table:table-cell>
          <table:table-cell office:value-type="float" office:value="80.916771" calcext:value-type="float">
            <text:p>80.916771</text:p>
          </table:table-cell>
          <table:table-cell office:value-type="float" office:value="52230600" calcext:value-type="float">
            <text:p>52230600</text:p>
          </table:table-cell>
        </table:table-row>
        <table:table-row table:style-name="ro1">
          <table:table-cell office:value-type="string" calcext:value-type="string">
            <text:p>2004-07-01</text:p>
          </table:table-cell>
          <table:table-cell office:value-type="float" office:value="114.25" calcext:value-type="float">
            <text:p>114.25</text:p>
          </table:table-cell>
          <table:table-cell office:value-type="float" office:value="114.400002" calcext:value-type="float">
            <text:p>114.400002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112.940002" calcext:value-type="float">
            <text:p>112.940002</text:p>
          </table:table-cell>
          <table:table-cell office:value-type="float" office:value="79.793396" calcext:value-type="float">
            <text:p>79.793396</text:p>
          </table:table-cell>
          <table:table-cell office:value-type="float" office:value="57734700" calcext:value-type="float">
            <text:p>57734700</text:p>
          </table:table-cell>
        </table:table-row>
        <table:table-row table:style-name="ro1">
          <table:table-cell office:value-type="string" calcext:value-type="string">
            <text:p>2004-07-02</text:p>
          </table:table-cell>
          <table:table-cell office:value-type="float" office:value="113.160004" calcext:value-type="float">
            <text:p>113.160004</text:p>
          </table:table-cell>
          <table:table-cell office:value-type="float" office:value="113.290001" calcext:value-type="float">
            <text:p>113.290001</text:p>
          </table:table-cell>
          <table:table-cell office:value-type="float" office:value="112.599998" calcext:value-type="float">
            <text:p>112.599998</text:p>
          </table:table-cell>
          <table:table-cell office:value-type="float" office:value="112.879997" calcext:value-type="float">
            <text:p>112.879997</text:p>
          </table:table-cell>
          <table:table-cell office:value-type="float" office:value="79.751022" calcext:value-type="float">
            <text:p>79.751022</text:p>
          </table:table-cell>
          <table:table-cell office:value-type="float" office:value="34615100" calcext:value-type="float">
            <text:p>34615100</text:p>
          </table:table-cell>
        </table:table-row>
        <table:table-row table:style-name="ro1">
          <table:table-cell office:value-type="string" calcext:value-type="string">
            <text:p>2004-07-06</text:p>
          </table:table-cell>
          <table:table-cell office:value-type="float" office:value="112.370003" calcext:value-type="float">
            <text:p>112.370003</text:p>
          </table:table-cell>
          <table:table-cell office:value-type="float" office:value="112.449997" calcext:value-type="float">
            <text:p>112.449997</text:p>
          </table:table-cell>
          <table:table-cell office:value-type="float" office:value="111.629997" calcext:value-type="float">
            <text:p>111.629997</text:p>
          </table:table-cell>
          <table:table-cell office:value-type="float" office:value="111.889999" calcext:value-type="float">
            <text:p>111.889999</text:p>
          </table:table-cell>
          <table:table-cell office:value-type="float" office:value="79.051598" calcext:value-type="float">
            <text:p>79.051598</text:p>
          </table:table-cell>
          <table:table-cell office:value-type="float" office:value="38698200" calcext:value-type="float">
            <text:p>38698200</text:p>
          </table:table-cell>
        </table:table-row>
        <table:table-row table:style-name="ro1">
          <table:table-cell office:value-type="string" calcext:value-type="string">
            <text:p>2004-07-07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2.220001" calcext:value-type="float">
            <text:p>112.220001</text:p>
          </table:table-cell>
          <table:table-cell office:value-type="float" office:value="79.284744" calcext:value-type="float">
            <text:p>79.284744</text:p>
          </table:table-cell>
          <table:table-cell office:value-type="float" office:value="29839800" calcext:value-type="float">
            <text:p>29839800</text:p>
          </table:table-cell>
        </table:table-row>
        <table:table-row table:style-name="ro1">
          <table:table-cell office:value-type="string" calcext:value-type="string">
            <text:p>2004-07-08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1.199997" calcext:value-type="float">
            <text:p>111.199997</text:p>
          </table:table-cell>
          <table:table-cell office:value-type="float" office:value="111.440002" calcext:value-type="float">
            <text:p>111.440002</text:p>
          </table:table-cell>
          <table:table-cell office:value-type="float" office:value="78.733665" calcext:value-type="float">
            <text:p>78.733665</text:p>
          </table:table-cell>
          <table:table-cell office:value-type="float" office:value="45291100" calcext:value-type="float">
            <text:p>45291100</text:p>
          </table:table-cell>
        </table:table-row>
        <table:table-row table:style-name="ro1">
          <table:table-cell office:value-type="string" calcext:value-type="string">
            <text:p>2004-07-09</text:p>
          </table:table-cell>
          <table:table-cell office:value-type="float" office:value="111.720001" calcext:value-type="float">
            <text:p>111.720001</text:p>
          </table:table-cell>
          <table:table-cell office:value-type="float" office:value="111.940002" calcext:value-type="float">
            <text:p>111.940002</text:p>
          </table:table-cell>
          <table:table-cell office:value-type="float" office:value="111.379997" calcext:value-type="float">
            <text:p>111.379997</text:p>
          </table:table-cell>
          <table:table-cell office:value-type="float" office:value="111.730003" calcext:value-type="float">
            <text:p>111.730003</text:p>
          </table:table-cell>
          <table:table-cell office:value-type="float" office:value="78.938515" calcext:value-type="float">
            <text:p>78.938515</text:p>
          </table:table-cell>
          <table:table-cell office:value-type="float" office:value="27412900" calcext:value-type="float">
            <text:p>27412900</text:p>
          </table:table-cell>
        </table:table-row>
        <table:table-row table:style-name="ro1">
          <table:table-cell office:value-type="string" calcext:value-type="string">
            <text:p>2004-07-12</text:p>
          </table:table-cell>
          <table:table-cell office:value-type="float" office:value="111.519997" calcext:value-type="float">
            <text:p>111.519997</text:p>
          </table:table-cell>
          <table:table-cell office:value-type="float" office:value="112.040001" calcext:value-type="float">
            <text:p>112.040001</text:p>
          </table:table-cell>
          <table:table-cell office:value-type="float" office:value="111" calcext:value-type="float">
            <text:p>111</text:p>
          </table:table-cell>
          <table:table-cell office:value-type="float" office:value="111.779999" calcext:value-type="float">
            <text:p>111.779999</text:p>
          </table:table-cell>
          <table:table-cell office:value-type="float" office:value="78.973877" calcext:value-type="float">
            <text:p>78.973877</text:p>
          </table:table-cell>
          <table:table-cell office:value-type="float" office:value="35691300" calcext:value-type="float">
            <text:p>35691300</text:p>
          </table:table-cell>
        </table:table-row>
        <table:table-row table:style-name="ro1">
          <table:table-cell office:value-type="string" calcext:value-type="string">
            <text:p>2004-07-13</text:p>
          </table:table-cell>
          <table:table-cell office:value-type="float" office:value="111.919998" calcext:value-type="float">
            <text:p>111.919998</text:p>
          </table:table-cell>
          <table:table-cell office:value-type="float" office:value="112.019997" calcext:value-type="float">
            <text:p>112.019997</text:p>
          </table:table-cell>
          <table:table-cell office:value-type="float" office:value="111.599998" calcext:value-type="float">
            <text:p>111.599998</text:p>
          </table:table-cell>
          <table:table-cell office:value-type="float" office:value="111.860001" calcext:value-type="float">
            <text:p>111.860001</text:p>
          </table:table-cell>
          <table:table-cell office:value-type="float" office:value="79.030388" calcext:value-type="float">
            <text:p>79.030388</text:p>
          </table:table-cell>
          <table:table-cell office:value-type="float" office:value="26752000" calcext:value-type="float">
            <text:p>26752000</text:p>
          </table:table-cell>
        </table:table-row>
        <table:table-row table:style-name="ro1">
          <table:table-cell office:value-type="string" calcext:value-type="string">
            <text:p>2004-07-14</text:p>
          </table:table-cell>
          <table:table-cell office:value-type="float" office:value="111.260002" calcext:value-type="float">
            <text:p>111.260002</text:p>
          </table:table-cell>
          <table:table-cell office:value-type="float" office:value="112.389999" calcext:value-type="float">
            <text:p>112.389999</text:p>
          </table:table-cell>
          <table:table-cell office:value-type="float" office:value="111.120003" calcext:value-type="float">
            <text:p>111.120003</text:p>
          </table:table-cell>
          <table:table-cell office:value-type="float" office:value="111.519997" calcext:value-type="float">
            <text:p>111.519997</text:p>
          </table:table-cell>
          <table:table-cell office:value-type="float" office:value="78.790169" calcext:value-type="float">
            <text:p>78.790169</text:p>
          </table:table-cell>
          <table:table-cell office:value-type="float" office:value="54089400" calcext:value-type="float">
            <text:p>54089400</text:p>
          </table:table-cell>
        </table:table-row>
        <table:table-row table:style-name="ro1">
          <table:table-cell office:value-type="string" calcext:value-type="string">
            <text:p>2004-07-15</text:p>
          </table:table-cell>
          <table:table-cell office:value-type="float" office:value="111.739998" calcext:value-type="float">
            <text:p>111.739998</text:p>
          </table:table-cell>
          <table:table-cell office:value-type="float" office:value="111.910004" calcext:value-type="float">
            <text:p>111.910004</text:p>
          </table:table-cell>
          <table:table-cell office:value-type="float" office:value="110.699997" calcext:value-type="float">
            <text:p>110.699997</text:p>
          </table:table-cell>
          <table:table-cell office:value-type="float" office:value="110.800003" calcext:value-type="float">
            <text:p>110.800003</text:p>
          </table:table-cell>
          <table:table-cell office:value-type="float" office:value="78.281487" calcext:value-type="float">
            <text:p>78.281487</text:p>
          </table:table-cell>
          <table:table-cell office:value-type="float" office:value="38403500" calcext:value-type="float">
            <text:p>38403500</text:p>
          </table:table-cell>
        </table:table-row>
        <table:table-row table:style-name="ro1">
          <table:table-cell office:value-type="string" calcext:value-type="string">
            <text:p>2004-07-16</text:p>
          </table:table-cell>
          <table:table-cell office:value-type="float" office:value="111.57" calcext:value-type="float">
            <text:p>111.57</text:p>
          </table:table-cell>
          <table:table-cell office:value-type="float" office:value="111.669998" calcext:value-type="float">
            <text:p>111.669998</text:p>
          </table:table-cell>
          <table:table-cell office:value-type="float" office:value="110.440002" calcext:value-type="float">
            <text:p>110.440002</text:p>
          </table:table-cell>
          <table:table-cell office:value-type="float" office:value="110.709999" calcext:value-type="float">
            <text:p>110.709999</text:p>
          </table:table-cell>
          <table:table-cell office:value-type="float" office:value="78.217896" calcext:value-type="float">
            <text:p>78.217896</text:p>
          </table:table-cell>
          <table:table-cell office:value-type="float" office:value="40871200" calcext:value-type="float">
            <text:p>40871200</text:p>
          </table:table-cell>
        </table:table-row>
        <table:table-row table:style-name="ro1">
          <table:table-cell office:value-type="string" calcext:value-type="string">
            <text:p>2004-07-19</text:p>
          </table:table-cell>
          <table:table-cell office:value-type="float" office:value="110.75" calcext:value-type="float">
            <text:p>110.75</text:p>
          </table:table-cell>
          <table:table-cell office:value-type="float" office:value="110.959999" calcext:value-type="float">
            <text:p>110.959999</text:p>
          </table:table-cell>
          <table:table-cell office:value-type="float" office:value="109.989998" calcext:value-type="float">
            <text:p>109.989998</text:p>
          </table:table-cell>
          <table:table-cell office:value-type="float" office:value="110.239998" calcext:value-type="float">
            <text:p>110.239998</text:p>
          </table:table-cell>
          <table:table-cell office:value-type="float" office:value="77.885834" calcext:value-type="float">
            <text:p>77.885834</text:p>
          </table:table-cell>
          <table:table-cell office:value-type="float" office:value="39592800" calcext:value-type="float">
            <text:p>39592800</text:p>
          </table:table-cell>
        </table:table-row>
        <table:table-row table:style-name="ro1">
          <table:table-cell office:value-type="string" calcext:value-type="string">
            <text:p>2004-07-20</text:p>
          </table:table-cell>
          <table:table-cell office:value-type="float" office:value="110.529999" calcext:value-type="float">
            <text:p>110.529999</text:p>
          </table:table-cell>
          <table:table-cell office:value-type="float" office:value="111.900002" calcext:value-type="float">
            <text:p>111.900002</text:p>
          </table:table-cell>
          <table:table-cell office:value-type="float" office:value="110.25" calcext:value-type="float">
            <text:p>110.25</text:p>
          </table:table-cell>
          <table:table-cell office:value-type="float" office:value="111.639999" calcext:value-type="float">
            <text:p>111.639999</text:p>
          </table:table-cell>
          <table:table-cell office:value-type="float" office:value="78.874992" calcext:value-type="float">
            <text:p>78.874992</text:p>
          </table:table-cell>
          <table:table-cell office:value-type="float" office:value="46679800" calcext:value-type="float">
            <text:p>46679800</text:p>
          </table:table-cell>
        </table:table-row>
        <table:table-row table:style-name="ro1">
          <table:table-cell office:value-type="string" calcext:value-type="string">
            <text:p>2004-07-21</text:p>
          </table:table-cell>
          <table:table-cell office:value-type="float" office:value="111.82" calcext:value-type="float">
            <text:p>111.82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109.449997" calcext:value-type="float">
            <text:p>109.449997</text:p>
          </table:table-cell>
          <table:table-cell office:value-type="float" office:value="109.580002" calcext:value-type="float">
            <text:p>109.580002</text:p>
          </table:table-cell>
          <table:table-cell office:value-type="float" office:value="77.419571" calcext:value-type="float">
            <text:p>77.419571</text:p>
          </table:table-cell>
          <table:table-cell office:value-type="float" office:value="56241100" calcext:value-type="float">
            <text:p>56241100</text:p>
          </table:table-cell>
        </table:table-row>
        <table:table-row table:style-name="ro1">
          <table:table-cell office:value-type="string" calcext:value-type="string">
            <text:p>2004-07-22</text:p>
          </table:table-cell>
          <table:table-cell office:value-type="float" office:value="109.360001" calcext:value-type="float">
            <text:p>109.360001</text:p>
          </table:table-cell>
          <table:table-cell office:value-type="float" office:value="110.389999" calcext:value-type="float">
            <text:p>110.389999</text:p>
          </table:table-cell>
          <table:table-cell office:value-type="float" office:value="108.769997" calcext:value-type="float">
            <text:p>108.769997</text:p>
          </table:table-cell>
          <table:table-cell office:value-type="float" office:value="109.879997" calcext:value-type="float">
            <text:p>109.879997</text:p>
          </table:table-cell>
          <table:table-cell office:value-type="float" office:value="77.631485" calcext:value-type="float">
            <text:p>77.631485</text:p>
          </table:table-cell>
          <table:table-cell office:value-type="float" office:value="72477100" calcext:value-type="float">
            <text:p>72477100</text:p>
          </table:table-cell>
        </table:table-row>
        <table:table-row table:style-name="ro1">
          <table:table-cell office:value-type="string" calcext:value-type="string">
            <text:p>2004-07-23</text:p>
          </table:table-cell>
          <table:table-cell office:value-type="float" office:value="109.620003" calcext:value-type="float">
            <text:p>109.620003</text:p>
          </table:table-cell>
          <table:table-cell office:value-type="float" office:value="109.709999" calcext:value-type="float">
            <text:p>109.709999</text:p>
          </table:table-cell>
          <table:table-cell office:value-type="float" office:value="108.690002" calcext:value-type="float">
            <text:p>108.690002</text:p>
          </table:table-cell>
          <table:table-cell office:value-type="float" office:value="108.959999" calcext:value-type="float">
            <text:p>108.959999</text:p>
          </table:table-cell>
          <table:table-cell office:value-type="float" office:value="76.981499" calcext:value-type="float">
            <text:p>76.981499</text:p>
          </table:table-cell>
          <table:table-cell office:value-type="float" office:value="49610500" calcext:value-type="float">
            <text:p>49610500</text:p>
          </table:table-cell>
        </table:table-row>
        <table:table-row table:style-name="ro1">
          <table:table-cell office:value-type="string" calcext:value-type="string">
            <text:p>2004-07-26</text:p>
          </table:table-cell>
          <table:table-cell office:value-type="float" office:value="109.190002" calcext:value-type="float">
            <text:p>109.190002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8.209999" calcext:value-type="float">
            <text:p>108.209999</text:p>
          </table:table-cell>
          <table:table-cell office:value-type="float" office:value="108.75" calcext:value-type="float">
            <text:p>108.75</text:p>
          </table:table-cell>
          <table:table-cell office:value-type="float" office:value="76.833138" calcext:value-type="float">
            <text:p>76.833138</text:p>
          </table:table-cell>
          <table:table-cell office:value-type="float" office:value="49679100" calcext:value-type="float">
            <text:p>49679100</text:p>
          </table:table-cell>
        </table:table-row>
        <table:table-row table:style-name="ro1">
          <table:table-cell office:value-type="string" calcext:value-type="string">
            <text:p>2004-07-27</text:p>
          </table:table-cell>
          <table:table-cell office:value-type="float" office:value="109.050003" calcext:value-type="float">
            <text:p>109.050003</text:p>
          </table:table-cell>
          <table:table-cell office:value-type="float" office:value="110.110001" calcext:value-type="float">
            <text:p>110.110001</text:p>
          </table:table-cell>
          <table:table-cell office:value-type="float" office:value="108.970001" calcext:value-type="float">
            <text:p>108.970001</text:p>
          </table:table-cell>
          <table:table-cell office:value-type="float" office:value="109.769997" calcext:value-type="float">
            <text:p>109.769997</text:p>
          </table:table-cell>
          <table:table-cell office:value-type="float" office:value="77.553741" calcext:value-type="float">
            <text:p>77.553741</text:p>
          </table:table-cell>
          <table:table-cell office:value-type="float" office:value="51295100" calcext:value-type="float">
            <text:p>51295100</text:p>
          </table:table-cell>
        </table:table-row>
        <table:table-row table:style-name="ro1">
          <table:table-cell office:value-type="string" calcext:value-type="string">
            <text:p>2004-07-28</text:p>
          </table:table-cell>
          <table:table-cell office:value-type="float" office:value="109.550003" calcext:value-type="float">
            <text:p>109.550003</text:p>
          </table:table-cell>
          <table:table-cell office:value-type="float" office:value="110.370003" calcext:value-type="float">
            <text:p>110.370003</text:p>
          </table:table-cell>
          <table:table-cell office:value-type="float" office:value="108.589996" calcext:value-type="float">
            <text:p>108.589996</text:p>
          </table:table-cell>
          <table:table-cell office:value-type="float" office:value="110.099998" calcext:value-type="float">
            <text:p>110.099998</text:p>
          </table:table-cell>
          <table:table-cell office:value-type="float" office:value="77.786964" calcext:value-type="float">
            <text:p>77.786964</text:p>
          </table:table-cell>
          <table:table-cell office:value-type="float" office:value="65862300" calcext:value-type="float">
            <text:p>65862300</text:p>
          </table:table-cell>
        </table:table-row>
        <table:table-row table:style-name="ro1">
          <table:table-cell office:value-type="string" calcext:value-type="string">
            <text:p>2004-07-29</text:p>
          </table:table-cell>
          <table:table-cell office:value-type="float" office:value="110.540001" calcext:value-type="float">
            <text:p>110.540001</text:p>
          </table:table-cell>
          <table:table-cell office:value-type="float" office:value="110.870003" calcext:value-type="float">
            <text:p>110.870003</text:p>
          </table:table-cell>
          <table:table-cell office:value-type="float" office:value="110" calcext:value-type="float">
            <text:p>110</text:p>
          </table:table-cell>
          <table:table-cell office:value-type="float" office:value="110.57" calcext:value-type="float">
            <text:p>110.57</text:p>
          </table:table-cell>
          <table:table-cell office:value-type="float" office:value="78.118973" calcext:value-type="float">
            <text:p>78.118973</text:p>
          </table:table-cell>
          <table:table-cell office:value-type="float" office:value="52200500" calcext:value-type="float">
            <text:p>52200500</text:p>
          </table:table-cell>
        </table:table-row>
        <table:table-row table:style-name="ro1">
          <table:table-cell office:value-type="string" calcext:value-type="string">
            <text:p>2004-07-30</text:p>
          </table:table-cell>
          <table:table-cell office:value-type="float" office:value="110.32" calcext:value-type="float">
            <text:p>110.32</text:p>
          </table:table-cell>
          <table:table-cell office:value-type="float" office:value="110.900002" calcext:value-type="float">
            <text:p>110.900002</text:p>
          </table:table-cell>
          <table:table-cell office:value-type="float" office:value="110.099998" calcext:value-type="float">
            <text:p>110.099998</text:p>
          </table:table-cell>
          <table:table-cell office:value-type="float" office:value="110.839996" calcext:value-type="float">
            <text:p>110.839996</text:p>
          </table:table-cell>
          <table:table-cell office:value-type="float" office:value="78.309746" calcext:value-type="float">
            <text:p>78.309746</text:p>
          </table:table-cell>
          <table:table-cell office:value-type="float" office:value="41581700" calcext:value-type="float">
            <text:p>41581700</text:p>
          </table:table-cell>
        </table:table-row>
        <table:table-row table:style-name="ro1">
          <table:table-cell office:value-type="string" calcext:value-type="string">
            <text:p>2004-08-02</text:p>
          </table:table-cell>
          <table:table-cell office:value-type="float" office:value="110.190002" calcext:value-type="float">
            <text:p>110.190002</text:p>
          </table:table-cell>
          <table:table-cell office:value-type="float" office:value="111.360001" calcext:value-type="float">
            <text:p>111.360001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111.07" calcext:value-type="float">
            <text:p>111.07</text:p>
          </table:table-cell>
          <table:table-cell office:value-type="float" office:value="78.472214" calcext:value-type="float">
            <text:p>78.472214</text:p>
          </table:table-cell>
          <table:table-cell office:value-type="float" office:value="38263100" calcext:value-type="float">
            <text:p>38263100</text:p>
          </table:table-cell>
        </table:table-row>
        <table:table-row table:style-name="ro1">
          <table:table-cell office:value-type="string" calcext:value-type="string">
            <text:p>2004-08-03</text:p>
          </table:table-cell>
          <table:table-cell office:value-type="float" office:value="110.93" calcext:value-type="float">
            <text:p>110.93</text:p>
          </table:table-cell>
          <table:table-cell office:value-type="float" office:value="111.059998" calcext:value-type="float">
            <text:p>111.059998</text:p>
          </table:table-cell>
          <table:table-cell office:value-type="float" office:value="110.160004" calcext:value-type="float">
            <text:p>110.160004</text:p>
          </table:table-cell>
          <table:table-cell office:value-type="float" office:value="110.209999" calcext:value-type="float">
            <text:p>110.209999</text:p>
          </table:table-cell>
          <table:table-cell office:value-type="float" office:value="77.864639" calcext:value-type="float">
            <text:p>77.864639</text:p>
          </table:table-cell>
          <table:table-cell office:value-type="float" office:value="40948800" calcext:value-type="float">
            <text:p>40948800</text:p>
          </table:table-cell>
        </table:table-row>
        <table:table-row table:style-name="ro1">
          <table:table-cell office:value-type="string" calcext:value-type="string">
            <text:p>2004-08-04</text:p>
          </table:table-cell>
          <table:table-cell office:value-type="float" office:value="109.889999" calcext:value-type="float">
            <text:p>109.889999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9.639999" calcext:value-type="float">
            <text:p>109.639999</text:p>
          </table:table-cell>
          <table:table-cell office:value-type="float" office:value="110.199997" calcext:value-type="float">
            <text:p>110.199997</text:p>
          </table:table-cell>
          <table:table-cell office:value-type="float" office:value="77.85759" calcext:value-type="float">
            <text:p>77.85759</text:p>
          </table:table-cell>
          <table:table-cell office:value-type="float" office:value="40763200" calcext:value-type="float">
            <text:p>40763200</text:p>
          </table:table-cell>
        </table:table-row>
        <table:table-row table:style-name="ro1">
          <table:table-cell office:value-type="string" calcext:value-type="string">
            <text:p>2004-08-05</text:p>
          </table:table-cell>
          <table:table-cell office:value-type="float" office:value="110.290001" calcext:value-type="float">
            <text:p>110.290001</text:p>
          </table:table-cell>
          <table:table-cell office:value-type="float" office:value="110.379997" calcext:value-type="float">
            <text:p>110.379997</text:p>
          </table:table-cell>
          <table:table-cell office:value-type="float" office:value="108.269997" calcext:value-type="float">
            <text:p>108.269997</text:p>
          </table:table-cell>
          <table:table-cell office:value-type="float" office:value="108.400002" calcext:value-type="float">
            <text:p>108.400002</text:p>
          </table:table-cell>
          <table:table-cell office:value-type="float" office:value="76.585861" calcext:value-type="float">
            <text:p>76.585861</text:p>
          </table:table-cell>
          <table:table-cell office:value-type="float" office:value="50772000" calcext:value-type="float">
            <text:p>50772000</text:p>
          </table:table-cell>
        </table:table-row>
        <table:table-row table:style-name="ro1">
          <table:table-cell office:value-type="string" calcext:value-type="string">
            <text:p>2004-08-06</text:p>
          </table:table-cell>
          <table:table-cell office:value-type="float" office:value="107.629997" calcext:value-type="float">
            <text:p>107.629997</text:p>
          </table:table-cell>
          <table:table-cell office:value-type="float" office:value="107.959999" calcext:value-type="float">
            <text:p>107.959999</text:p>
          </table:table-cell>
          <table:table-cell office:value-type="float" office:value="106.620003" calcext:value-type="float">
            <text:p>106.620003</text:p>
          </table:table-cell>
          <table:table-cell office:value-type="float" office:value="106.849998" calcext:value-type="float">
            <text:p>106.849998</text:p>
          </table:table-cell>
          <table:table-cell office:value-type="float" office:value="75.490768" calcext:value-type="float">
            <text:p>75.490768</text:p>
          </table:table-cell>
          <table:table-cell office:value-type="float" office:value="74729000" calcext:value-type="float">
            <text:p>74729000</text:p>
          </table:table-cell>
        </table:table-row>
        <table:table-row table:style-name="ro1">
          <table:table-cell office:value-type="string" calcext:value-type="string">
            <text:p>2004-08-09</text:p>
          </table:table-cell>
          <table:table-cell office:value-type="float" office:value="107.019997" calcext:value-type="float">
            <text:p>107.019997</text:p>
          </table:table-cell>
          <table:table-cell office:value-type="float" office:value="107.480003" calcext:value-type="float">
            <text:p>107.480003</text:p>
          </table:table-cell>
          <table:table-cell office:value-type="float" office:value="106.870003" calcext:value-type="float">
            <text:p>106.870003</text:p>
          </table:table-cell>
          <table:table-cell office:value-type="float" office:value="107" calcext:value-type="float">
            <text:p>107</text:p>
          </table:table-cell>
          <table:table-cell office:value-type="float" office:value="75.596725" calcext:value-type="float">
            <text:p>75.596725</text:p>
          </table:table-cell>
          <table:table-cell office:value-type="float" office:value="37476300" calcext:value-type="float">
            <text:p>37476300</text:p>
          </table:table-cell>
        </table:table-row>
        <table:table-row table:style-name="ro1">
          <table:table-cell office:value-type="string" calcext:value-type="string">
            <text:p>2004-08-10</text:p>
          </table:table-cell>
          <table:table-cell office:value-type="float" office:value="107.309998" calcext:value-type="float">
            <text:p>107.309998</text:p>
          </table:table-cell>
          <table:table-cell office:value-type="float" office:value="108.410004" calcext:value-type="float">
            <text:p>108.410004</text:p>
          </table:table-cell>
          <table:table-cell office:value-type="float" office:value="107.260002" calcext:value-type="float">
            <text:p>107.260002</text:p>
          </table:table-cell>
          <table:table-cell office:value-type="float" office:value="108.379997" calcext:value-type="float">
            <text:p>108.379997</text:p>
          </table:table-cell>
          <table:table-cell office:value-type="float" office:value="76.571716" calcext:value-type="float">
            <text:p>76.571716</text:p>
          </table:table-cell>
          <table:table-cell office:value-type="float" office:value="55870600" calcext:value-type="float">
            <text:p>55870600</text:p>
          </table:table-cell>
        </table:table-row>
        <table:table-row table:style-name="ro1">
          <table:table-cell office:value-type="string" calcext:value-type="string">
            <text:p>2004-08-11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8.330002" calcext:value-type="float">
            <text:p>108.330002</text:p>
          </table:table-cell>
          <table:table-cell office:value-type="float" office:value="107.099998" calcext:value-type="float">
            <text:p>107.099998</text:p>
          </table:table-cell>
          <table:table-cell office:value-type="float" office:value="108.160004" calcext:value-type="float">
            <text:p>108.160004</text:p>
          </table:table-cell>
          <table:table-cell office:value-type="float" office:value="76.416298" calcext:value-type="float">
            <text:p>76.416298</text:p>
          </table:table-cell>
          <table:table-cell office:value-type="float" office:value="52933200" calcext:value-type="float">
            <text:p>52933200</text:p>
          </table:table-cell>
        </table:table-row>
        <table:table-row table:style-name="ro1">
          <table:table-cell office:value-type="string" calcext:value-type="string">
            <text:p>2004-08-12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7.949997" calcext:value-type="float">
            <text:p>107.949997</text:p>
          </table:table-cell>
          <table:table-cell office:value-type="float" office:value="106.629997" calcext:value-type="float">
            <text:p>106.629997</text:p>
          </table:table-cell>
          <table:table-cell office:value-type="float" office:value="106.980003" calcext:value-type="float">
            <text:p>106.980003</text:p>
          </table:table-cell>
          <table:table-cell office:value-type="float" office:value="75.582596" calcext:value-type="float">
            <text:p>75.582596</text:p>
          </table:table-cell>
          <table:table-cell office:value-type="float" office:value="50015900" calcext:value-type="float">
            <text:p>50015900</text:p>
          </table:table-cell>
        </table:table-row>
        <table:table-row table:style-name="ro1">
          <table:table-cell office:value-type="string" calcext:value-type="string">
            <text:p>2004-08-13</text:p>
          </table:table-cell>
          <table:table-cell office:value-type="float" office:value="107.099998" calcext:value-type="float">
            <text:p>107.099998</text:p>
          </table:table-cell>
          <table:table-cell office:value-type="float" office:value="107.349998" calcext:value-type="float">
            <text:p>107.349998</text:p>
          </table:table-cell>
          <table:table-cell office:value-type="float" office:value="106.589996" calcext:value-type="float">
            <text:p>106.589996</text:p>
          </table:table-cell>
          <table:table-cell office:value-type="float" office:value="107.190002" calcext:value-type="float">
            <text:p>107.190002</text:p>
          </table:table-cell>
          <table:table-cell office:value-type="float" office:value="75.730988" calcext:value-type="float">
            <text:p>75.730988</text:p>
          </table:table-cell>
          <table:table-cell office:value-type="float" office:value="41634700" calcext:value-type="float">
            <text:p>41634700</text:p>
          </table:table-cell>
        </table:table-row>
        <table:table-row table:style-name="ro1">
          <table:table-cell office:value-type="string" calcext:value-type="string">
            <text:p>2004-08-16</text:p>
          </table:table-cell>
          <table:table-cell office:value-type="float" office:value="107.139999" calcext:value-type="float">
            <text:p>107.139999</text:p>
          </table:table-cell>
          <table:table-cell office:value-type="float" office:value="108.639999" calcext:value-type="float">
            <text:p>108.639999</text:p>
          </table:table-cell>
          <table:table-cell office:value-type="float" office:value="107.099998" calcext:value-type="float">
            <text:p>107.099998</text:p>
          </table:table-cell>
          <table:table-cell office:value-type="float" office:value="108.300003" calcext:value-type="float">
            <text:p>108.300003</text:p>
          </table:table-cell>
          <table:table-cell office:value-type="float" office:value="76.515213" calcext:value-type="float">
            <text:p>76.515213</text:p>
          </table:table-cell>
          <table:table-cell office:value-type="float" office:value="45731900" calcext:value-type="float">
            <text:p>45731900</text:p>
          </table:table-cell>
        </table:table-row>
        <table:table-row table:style-name="ro1">
          <table:table-cell office:value-type="string" calcext:value-type="string">
            <text:p>2004-08-1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9.279999" calcext:value-type="float">
            <text:p>109.279999</text:p>
          </table:table-cell>
          <table:table-cell office:value-type="float" office:value="108.529999" calcext:value-type="float">
            <text:p>108.529999</text:p>
          </table:table-cell>
          <table:table-cell office:value-type="float" office:value="108.910004" calcext:value-type="float">
            <text:p>108.910004</text:p>
          </table:table-cell>
          <table:table-cell office:value-type="float" office:value="76.946198" calcext:value-type="float">
            <text:p>76.946198</text:p>
          </table:table-cell>
          <table:table-cell office:value-type="float" office:value="40701600" calcext:value-type="float">
            <text:p>40701600</text:p>
          </table:table-cell>
        </table:table-row>
        <table:table-row table:style-name="ro1">
          <table:table-cell office:value-type="string" calcext:value-type="string">
            <text:p>2004-08-18</text:p>
          </table:table-cell>
          <table:table-cell office:value-type="float" office:value="108.519997" calcext:value-type="float">
            <text:p>108.519997</text:p>
          </table:table-cell>
          <table:table-cell office:value-type="float" office:value="110.169998" calcext:value-type="float">
            <text:p>110.169998</text:p>
          </table:table-cell>
          <table:table-cell office:value-type="float" office:value="108.489998" calcext:value-type="float">
            <text:p>108.489998</text:p>
          </table:table-cell>
          <table:table-cell office:value-type="float" office:value="110.029999" calcext:value-type="float">
            <text:p>110.029999</text:p>
          </table:table-cell>
          <table:table-cell office:value-type="float" office:value="77.737473" calcext:value-type="float">
            <text:p>77.737473</text:p>
          </table:table-cell>
          <table:table-cell office:value-type="float" office:value="43165400" calcext:value-type="float">
            <text:p>43165400</text:p>
          </table:table-cell>
        </table:table-row>
        <table:table-row table:style-name="ro1">
          <table:table-cell office:value-type="string" calcext:value-type="string">
            <text:p>2004-08-19</text:p>
          </table:table-cell>
          <table:table-cell office:value-type="float" office:value="109.809998" calcext:value-type="float">
            <text:p>109.809998</text:p>
          </table:table-cell>
          <table:table-cell office:value-type="float" office:value="110.019997" calcext:value-type="float">
            <text:p>110.019997</text:p>
          </table:table-cell>
          <table:table-cell office:value-type="float" office:value="109.18" calcext:value-type="float">
            <text:p>109.18</text:p>
          </table:table-cell>
          <table:table-cell office:value-type="float" office:value="109.709999" calcext:value-type="float">
            <text:p>109.709999</text:p>
          </table:table-cell>
          <table:table-cell office:value-type="float" office:value="77.511398" calcext:value-type="float">
            <text:p>77.511398</text:p>
          </table:table-cell>
          <table:table-cell office:value-type="float" office:value="39881600" calcext:value-type="float">
            <text:p>39881600</text:p>
          </table:table-cell>
        </table:table-row>
        <table:table-row table:style-name="ro1">
          <table:table-cell office:value-type="string" calcext:value-type="string">
            <text:p>2004-08-20</text:p>
          </table:table-cell>
          <table:table-cell office:value-type="float" office:value="109.610001" calcext:value-type="float">
            <text:p>109.610001</text:p>
          </table:table-cell>
          <table:table-cell office:value-type="float" office:value="110.629997" calcext:value-type="float">
            <text:p>110.629997</text:p>
          </table:table-cell>
          <table:table-cell office:value-type="float" office:value="109.510002" calcext:value-type="float">
            <text:p>109.510002</text:p>
          </table:table-cell>
          <table:table-cell office:value-type="float" office:value="110.480003" calcext:value-type="float">
            <text:p>110.480003</text:p>
          </table:table-cell>
          <table:table-cell office:value-type="float" office:value="78.055382" calcext:value-type="float">
            <text:p>78.055382</text:p>
          </table:table-cell>
          <table:table-cell office:value-type="float" office:value="44870900" calcext:value-type="float">
            <text:p>44870900</text:p>
          </table:table-cell>
        </table:table-row>
        <table:table-row table:style-name="ro1">
          <table:table-cell office:value-type="string" calcext:value-type="string">
            <text:p>2004-08-23</text:p>
          </table:table-cell>
          <table:table-cell office:value-type="float" office:value="110.550003" calcext:value-type="float">
            <text:p>110.550003</text:p>
          </table:table-cell>
          <table:table-cell office:value-type="float" office:value="110.769997" calcext:value-type="float">
            <text:p>110.769997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110.199997" calcext:value-type="float">
            <text:p>110.199997</text:p>
          </table:table-cell>
          <table:table-cell office:value-type="float" office:value="77.85759" calcext:value-type="float">
            <text:p>77.85759</text:p>
          </table:table-cell>
          <table:table-cell office:value-type="float" office:value="33745100" calcext:value-type="float">
            <text:p>33745100</text:p>
          </table:table-cell>
        </table:table-row>
        <table:table-row table:style-name="ro1">
          <table:table-cell office:value-type="string" calcext:value-type="string">
            <text:p>2004-08-24</text:p>
          </table:table-cell>
          <table:table-cell office:value-type="float" office:value="110.639999" calcext:value-type="float">
            <text:p>110.639999</text:p>
          </table:table-cell>
          <table:table-cell office:value-type="float" office:value="110.730003" calcext:value-type="float">
            <text:p>110.730003</text:p>
          </table:table-cell>
          <table:table-cell office:value-type="float" office:value="109.849998" calcext:value-type="float">
            <text:p>109.849998</text:p>
          </table:table-cell>
          <table:table-cell office:value-type="float" office:value="110.349998" calcext:value-type="float">
            <text:p>110.349998</text:p>
          </table:table-cell>
          <table:table-cell office:value-type="float" office:value="77.963585" calcext:value-type="float">
            <text:p>77.963585</text:p>
          </table:table-cell>
          <table:table-cell office:value-type="float" office:value="30453100" calcext:value-type="float">
            <text:p>30453100</text:p>
          </table:table-cell>
        </table:table-row>
        <table:table-row table:style-name="ro1">
          <table:table-cell office:value-type="string" calcext:value-type="string">
            <text:p>2004-08-25</text:p>
          </table:table-cell>
          <table:table-cell office:value-type="float" office:value="110.330002" calcext:value-type="float">
            <text:p>110.330002</text:p>
          </table:table-cell>
          <table:table-cell office:value-type="float" office:value="111.269997" calcext:value-type="float">
            <text:p>111.269997</text:p>
          </table:table-cell>
          <table:table-cell office:value-type="float" office:value="109.900002" calcext:value-type="float">
            <text:p>109.900002</text:p>
          </table:table-cell>
          <table:table-cell office:value-type="float" office:value="111.099998" calcext:value-type="float">
            <text:p>111.099998</text:p>
          </table:table-cell>
          <table:table-cell office:value-type="float" office:value="78.493431" calcext:value-type="float">
            <text:p>78.493431</text:p>
          </table:table-cell>
          <table:table-cell office:value-type="float" office:value="38551400" calcext:value-type="float">
            <text:p>38551400</text:p>
          </table:table-cell>
        </table:table-row>
        <table:table-row table:style-name="ro1">
          <table:table-cell office:value-type="string" calcext:value-type="string">
            <text:p>2004-08-26</text:p>
          </table:table-cell>
          <table:table-cell office:value-type="float" office:value="110.959999" calcext:value-type="float">
            <text:p>110.959999</text:p>
          </table:table-cell>
          <table:table-cell office:value-type="float" office:value="111.309998" calcext:value-type="float">
            <text:p>111.309998</text:p>
          </table:table-cell>
          <table:table-cell office:value-type="float" office:value="110.849998" calcext:value-type="float">
            <text:p>110.849998</text:p>
          </table:table-cell>
          <table:table-cell office:value-type="float" office:value="111.099998" calcext:value-type="float">
            <text:p>111.099998</text:p>
          </table:table-cell>
          <table:table-cell office:value-type="float" office:value="78.493431" calcext:value-type="float">
            <text:p>78.493431</text:p>
          </table:table-cell>
          <table:table-cell office:value-type="float" office:value="26629500" calcext:value-type="float">
            <text:p>26629500</text:p>
          </table:table-cell>
        </table:table-row>
        <table:table-row table:style-name="ro1">
          <table:table-cell office:value-type="string" calcext:value-type="string">
            <text:p>2004-08-27</text:p>
          </table:table-cell>
          <table:table-cell office:value-type="float" office:value="111.199997" calcext:value-type="float">
            <text:p>111.199997</text:p>
          </table:table-cell>
          <table:table-cell office:value-type="float" office:value="111.629997" calcext:value-type="float">
            <text:p>111.629997</text:p>
          </table:table-cell>
          <table:table-cell office:value-type="float" office:value="111.050003" calcext:value-type="float">
            <text:p>111.050003</text:p>
          </table:table-cell>
          <table:table-cell office:value-type="float" office:value="111.449997" calcext:value-type="float">
            <text:p>111.449997</text:p>
          </table:table-cell>
          <table:table-cell office:value-type="float" office:value="78.740753" calcext:value-type="float">
            <text:p>78.740753</text:p>
          </table:table-cell>
          <table:table-cell office:value-type="float" office:value="24902900" calcext:value-type="float">
            <text:p>24902900</text:p>
          </table:table-cell>
        </table:table-row>
        <table:table-row table:style-name="ro1">
          <table:table-cell office:value-type="string" calcext:value-type="string">
            <text:p>2004-08-30</text:p>
          </table:table-cell>
          <table:table-cell office:value-type="float" office:value="111.220001" calcext:value-type="float">
            <text:p>111.220001</text:p>
          </table:table-cell>
          <table:table-cell office:value-type="float" office:value="111.339996" calcext:value-type="float">
            <text:p>111.339996</text:p>
          </table:table-cell>
          <table:table-cell office:value-type="float" office:value="110.449997" calcext:value-type="float">
            <text:p>110.449997</text:p>
          </table:table-cell>
          <table:table-cell office:value-type="float" office:value="110.529999" calcext:value-type="float">
            <text:p>110.529999</text:p>
          </table:table-cell>
          <table:table-cell office:value-type="float" office:value="78.090744" calcext:value-type="float">
            <text:p>78.090744</text:p>
          </table:table-cell>
          <table:table-cell office:value-type="float" office:value="26726500" calcext:value-type="float">
            <text:p>26726500</text:p>
          </table:table-cell>
        </table:table-row>
        <table:table-row table:style-name="ro1">
          <table:table-cell office:value-type="string" calcext:value-type="string">
            <text:p>2004-08-31</text:p>
          </table:table-cell>
          <table:table-cell office:value-type="float" office:value="110.660004" calcext:value-type="float">
            <text:p>110.660004</text:p>
          </table:table-cell>
          <table:table-cell office:value-type="float" office:value="111.160004" calcext:value-type="float">
            <text:p>111.160004</text:p>
          </table:table-cell>
          <table:table-cell office:value-type="float" office:value="110.099998" calcext:value-type="float">
            <text:p>110.099998</text:p>
          </table:table-cell>
          <table:table-cell office:value-type="float" office:value="111.110001" calcext:value-type="float">
            <text:p>111.110001</text:p>
          </table:table-cell>
          <table:table-cell office:value-type="float" office:value="78.500511" calcext:value-type="float">
            <text:p>78.500511</text:p>
          </table:table-cell>
          <table:table-cell office:value-type="float" office:value="44125300" calcext:value-type="float">
            <text:p>44125300</text:p>
          </table:table-cell>
        </table:table-row>
        <table:table-row table:style-name="ro1">
          <table:table-cell office:value-type="string" calcext:value-type="string">
            <text:p>2004-09-01</text:p>
          </table:table-cell>
          <table:table-cell office:value-type="float" office:value="110.949997" calcext:value-type="float">
            <text:p>110.949997</text:p>
          </table:table-cell>
          <table:table-cell office:value-type="float" office:value="111.639999" calcext:value-type="float">
            <text:p>111.639999</text:p>
          </table:table-cell>
          <table:table-cell office:value-type="float" office:value="110.480003" calcext:value-type="float">
            <text:p>110.480003</text:p>
          </table:table-cell>
          <table:table-cell office:value-type="float" office:value="111.32" calcext:value-type="float">
            <text:p>111.32</text:p>
          </table:table-cell>
          <table:table-cell office:value-type="float" office:value="78.648865" calcext:value-type="float">
            <text:p>78.648865</text:p>
          </table:table-cell>
          <table:table-cell office:value-type="float" office:value="52778300" calcext:value-type="float">
            <text:p>52778300</text:p>
          </table:table-cell>
        </table:table-row>
        <table:table-row table:style-name="ro1">
          <table:table-cell office:value-type="string" calcext:value-type="string">
            <text:p>2004-09-02</text:p>
          </table:table-cell>
          <table:table-cell office:value-type="float" office:value="111.239998" calcext:value-type="float">
            <text:p>111.239998</text:p>
          </table:table-cell>
          <table:table-cell office:value-type="float" office:value="112.699997" calcext:value-type="float">
            <text:p>112.699997</text:p>
          </table:table-cell>
          <table:table-cell office:value-type="float" office:value="111.239998" calcext:value-type="float">
            <text:p>111.239998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79.539101" calcext:value-type="float">
            <text:p>79.539101</text:p>
          </table:table-cell>
          <table:table-cell office:value-type="float" office:value="42736600" calcext:value-type="float">
            <text:p>42736600</text:p>
          </table:table-cell>
        </table:table-row>
        <table:table-row table:style-name="ro1">
          <table:table-cell office:value-type="string" calcext:value-type="string">
            <text:p>2004-09-03</text:p>
          </table:table-cell>
          <table:table-cell office:value-type="float" office:value="112.330002" calcext:value-type="float">
            <text:p>112.330002</text:p>
          </table:table-cell>
          <table:table-cell office:value-type="float" office:value="112.82" calcext:value-type="float">
            <text:p>112.82</text:p>
          </table:table-cell>
          <table:table-cell office:value-type="float" office:value="112.010002" calcext:value-type="float">
            <text:p>112.010002</text:p>
          </table:table-cell>
          <table:table-cell office:value-type="float" office:value="112.120003" calcext:value-type="float">
            <text:p>112.120003</text:p>
          </table:table-cell>
          <table:table-cell office:value-type="float" office:value="79.214096" calcext:value-type="float">
            <text:p>79.214096</text:p>
          </table:table-cell>
          <table:table-cell office:value-type="float" office:value="30480500" calcext:value-type="float">
            <text:p>30480500</text:p>
          </table:table-cell>
        </table:table-row>
        <table:table-row table:style-name="ro1">
          <table:table-cell office:value-type="string" calcext:value-type="string">
            <text:p>2004-09-07</text:p>
          </table:table-cell>
          <table:table-cell office:value-type="float" office:value="112.540001" calcext:value-type="float">
            <text:p>112.540001</text:p>
          </table:table-cell>
          <table:table-cell office:value-type="float" office:value="113.129997" calcext:value-type="float">
            <text:p>113.129997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2.860001" calcext:value-type="float">
            <text:p>112.860001</text:p>
          </table:table-cell>
          <table:table-cell office:value-type="float" office:value="79.7369" calcext:value-type="float">
            <text:p>79.7369</text:p>
          </table:table-cell>
          <table:table-cell office:value-type="float" office:value="37338800" calcext:value-type="float">
            <text:p>37338800</text:p>
          </table:table-cell>
        </table:table-row>
        <table:table-row table:style-name="ro1">
          <table:table-cell office:value-type="string" calcext:value-type="string">
            <text:p>2004-09-08</text:p>
          </table:table-cell>
          <table:table-cell office:value-type="float" office:value="112.620003" calcext:value-type="float">
            <text:p>112.620003</text:p>
          </table:table-cell>
          <table:table-cell office:value-type="float" office:value="113.059998" calcext:value-type="float">
            <text:p>113.059998</text:p>
          </table:table-cell>
          <table:table-cell office:value-type="float" office:value="112.309998" calcext:value-type="float">
            <text:p>112.309998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79.539101" calcext:value-type="float">
            <text:p>79.539101</text:p>
          </table:table-cell>
          <table:table-cell office:value-type="float" office:value="32963100" calcext:value-type="float">
            <text:p>32963100</text:p>
          </table:table-cell>
        </table:table-row>
        <table:table-row table:style-name="ro1">
          <table:table-cell office:value-type="string" calcext:value-type="string">
            <text:p>2004-09-09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2.879997" calcext:value-type="float">
            <text:p>112.879997</text:p>
          </table:table-cell>
          <table:table-cell office:value-type="float" office:value="112.029999" calcext:value-type="float">
            <text:p>112.029999</text:p>
          </table:table-cell>
          <table:table-cell office:value-type="float" office:value="112.480003" calcext:value-type="float">
            <text:p>112.480003</text:p>
          </table:table-cell>
          <table:table-cell office:value-type="float" office:value="79.468414" calcext:value-type="float">
            <text:p>79.468414</text:p>
          </table:table-cell>
          <table:table-cell office:value-type="float" office:value="34314800" calcext:value-type="float">
            <text:p>34314800</text:p>
          </table:table-cell>
        </table:table-row>
        <table:table-row table:style-name="ro1">
          <table:table-cell office:value-type="string" calcext:value-type="string">
            <text:p>2004-09-10</text:p>
          </table:table-cell>
          <table:table-cell office:value-type="float" office:value="112.519997" calcext:value-type="float">
            <text:p>112.519997</text:p>
          </table:table-cell>
          <table:table-cell office:value-type="float" office:value="113.269997" calcext:value-type="float">
            <text:p>113.269997</text:p>
          </table:table-cell>
          <table:table-cell office:value-type="float" office:value="112.080002" calcext:value-type="float">
            <text:p>112.080002</text:p>
          </table:table-cell>
          <table:table-cell office:value-type="float" office:value="113.059998" calcext:value-type="float">
            <text:p>113.059998</text:p>
          </table:table-cell>
          <table:table-cell office:value-type="float" office:value="79.878204" calcext:value-type="float">
            <text:p>79.878204</text:p>
          </table:table-cell>
          <table:table-cell office:value-type="float" office:value="27900600" calcext:value-type="float">
            <text:p>27900600</text:p>
          </table:table-cell>
        </table:table-row>
        <table:table-row table:style-name="ro1">
          <table:table-cell office:value-type="string" calcext:value-type="string">
            <text:p>2004-09-13</text:p>
          </table:table-cell>
          <table:table-cell office:value-type="float" office:value="113.309998" calcext:value-type="float">
            <text:p>113.309998</text:p>
          </table:table-cell>
          <table:table-cell office:value-type="float" office:value="113.739998" calcext:value-type="float">
            <text:p>113.739998</text:p>
          </table:table-cell>
          <table:table-cell office:value-type="float" office:value="113.010002" calcext:value-type="float">
            <text:p>113.010002</text:p>
          </table:table-cell>
          <table:table-cell office:value-type="float" office:value="113.43" calcext:value-type="float">
            <text:p>113.43</text:p>
          </table:table-cell>
          <table:table-cell office:value-type="float" office:value="80.139618" calcext:value-type="float">
            <text:p>80.139618</text:p>
          </table:table-cell>
          <table:table-cell office:value-type="float" office:value="44398100" calcext:value-type="float">
            <text:p>44398100</text:p>
          </table:table-cell>
        </table:table-row>
        <table:table-row table:style-name="ro1">
          <table:table-cell office:value-type="string" calcext:value-type="string">
            <text:p>2004-09-14</text:p>
          </table:table-cell>
          <table:table-cell office:value-type="float" office:value="113.300003" calcext:value-type="float">
            <text:p>113.300003</text:p>
          </table:table-cell>
          <table:table-cell office:value-type="float" office:value="113.690002" calcext:value-type="float">
            <text:p>113.690002</text:p>
          </table:table-cell>
          <table:table-cell office:value-type="float" office:value="113.190002" calcext:value-type="float">
            <text:p>113.190002</text:p>
          </table:table-cell>
          <table:table-cell office:value-type="float" office:value="113.660004" calcext:value-type="float">
            <text:p>113.660004</text:p>
          </table:table-cell>
          <table:table-cell office:value-type="float" office:value="80.302116" calcext:value-type="float">
            <text:p>80.302116</text:p>
          </table:table-cell>
          <table:table-cell office:value-type="float" office:value="28048900" calcext:value-type="float">
            <text:p>28048900</text:p>
          </table:table-cell>
        </table:table-row>
        <table:table-row table:style-name="ro1">
          <table:table-cell office:value-type="string" calcext:value-type="string">
            <text:p>2004-09-15</text:p>
          </table:table-cell>
          <table:table-cell office:value-type="float" office:value="113.300003" calcext:value-type="float">
            <text:p>113.300003</text:p>
          </table:table-cell>
          <table:table-cell office:value-type="float" office:value="113.360001" calcext:value-type="float">
            <text:p>113.360001</text:p>
          </table:table-cell>
          <table:table-cell office:value-type="float" office:value="112.68" calcext:value-type="float">
            <text:p>112.68</text:p>
          </table:table-cell>
          <table:table-cell office:value-type="float" office:value="112.800003" calcext:value-type="float">
            <text:p>112.800003</text:p>
          </table:table-cell>
          <table:table-cell office:value-type="float" office:value="79.694511" calcext:value-type="float">
            <text:p>79.694511</text:p>
          </table:table-cell>
          <table:table-cell office:value-type="float" office:value="38295000" calcext:value-type="float">
            <text:p>38295000</text:p>
          </table:table-cell>
        </table:table-row>
        <table:table-row table:style-name="ro1">
          <table:table-cell office:value-type="string" calcext:value-type="string">
            <text:p>2004-09-16</text:p>
          </table:table-cell>
          <table:table-cell office:value-type="float" office:value="112.849998" calcext:value-type="float">
            <text:p>112.849998</text:p>
          </table:table-cell>
          <table:table-cell office:value-type="float" office:value="113.370003" calcext:value-type="float">
            <text:p>113.370003</text:p>
          </table:table-cell>
          <table:table-cell office:value-type="float" office:value="112.800003" calcext:value-type="float">
            <text:p>112.800003</text:p>
          </table:table-cell>
          <table:table-cell office:value-type="float" office:value="113.139999" calcext:value-type="float">
            <text:p>113.139999</text:p>
          </table:table-cell>
          <table:table-cell office:value-type="float" office:value="79.934723" calcext:value-type="float">
            <text:p>79.934723</text:p>
          </table:table-cell>
          <table:table-cell office:value-type="float" office:value="23911700" calcext:value-type="float">
            <text:p>23911700</text:p>
          </table:table-cell>
        </table:table-row>
        <table:table-row table:style-name="ro1">
          <table:table-cell office:value-type="string" calcext:value-type="string">
            <text:p>2004-09-17</text:p>
          </table:table-cell>
          <table:table-cell office:value-type="float" office:value="112.949997" calcext:value-type="float">
            <text:p>112.949997</text:p>
          </table:table-cell>
          <table:table-cell office:value-type="float" office:value="113.360001" calcext:value-type="float">
            <text:p>113.360001</text:p>
          </table:table-cell>
          <table:table-cell office:value-type="float" office:value="112.690002" calcext:value-type="float">
            <text:p>112.690002</text:p>
          </table:table-cell>
          <table:table-cell office:value-type="float" office:value="113.150002" calcext:value-type="float">
            <text:p>113.150002</text:p>
          </table:table-cell>
          <table:table-cell office:value-type="float" office:value="80.274559" calcext:value-type="float">
            <text:p>80.274559</text:p>
          </table:table-cell>
          <table:table-cell office:value-type="float" office:value="33683000" calcext:value-type="float">
            <text:p>33683000</text:p>
          </table:table-cell>
        </table:table-row>
        <table:table-row table:style-name="ro1">
          <table:table-cell office:value-type="string" calcext:value-type="string">
            <text:p>2004-09-20</text:p>
          </table:table-cell>
          <table:table-cell office:value-type="float" office:value="112.669998" calcext:value-type="float">
            <text:p>112.669998</text:p>
          </table:table-cell>
          <table:table-cell office:value-type="float" office:value="112.989998" calcext:value-type="float">
            <text:p>112.989998</text:p>
          </table:table-cell>
          <table:table-cell office:value-type="float" office:value="112.279999" calcext:value-type="float">
            <text:p>112.279999</text:p>
          </table:table-cell>
          <table:table-cell office:value-type="float" office:value="112.470001" calcext:value-type="float">
            <text:p>112.470001</text:p>
          </table:table-cell>
          <table:table-cell office:value-type="float" office:value="79.79213" calcext:value-type="float">
            <text:p>79.79213</text:p>
          </table:table-cell>
          <table:table-cell office:value-type="float" office:value="37149400" calcext:value-type="float">
            <text:p>37149400</text:p>
          </table:table-cell>
        </table:table-row>
        <table:table-row table:style-name="ro1">
          <table:table-cell office:value-type="string" calcext:value-type="string">
            <text:p>2004-09-21</text:p>
          </table:table-cell>
          <table:table-cell office:value-type="float" office:value="112.75" calcext:value-type="float">
            <text:p>112.75</text:p>
          </table:table-cell>
          <table:table-cell office:value-type="float" office:value="113.470001" calcext:value-type="float">
            <text:p>113.470001</text:p>
          </table:table-cell>
          <table:table-cell office:value-type="float" office:value="112.540001" calcext:value-type="float">
            <text:p>112.540001</text:p>
          </table:table-cell>
          <table:table-cell office:value-type="float" office:value="112.959999" calcext:value-type="float">
            <text:p>112.959999</text:p>
          </table:table-cell>
          <table:table-cell office:value-type="float" office:value="80.139748" calcext:value-type="float">
            <text:p>80.139748</text:p>
          </table:table-cell>
          <table:table-cell office:value-type="float" office:value="40920800" calcext:value-type="float">
            <text:p>40920800</text:p>
          </table:table-cell>
        </table:table-row>
        <table:table-row table:style-name="ro1">
          <table:table-cell office:value-type="string" calcext:value-type="string">
            <text:p>2004-09-22</text:p>
          </table:table-cell>
          <table:table-cell office:value-type="float" office:value="112.5" calcext:value-type="float">
            <text:p>112.5</text:p>
          </table:table-cell>
          <table:table-cell office:value-type="float" office:value="112.519997" calcext:value-type="float">
            <text:p>112.519997</text:p>
          </table:table-cell>
          <table:table-cell office:value-type="float" office:value="111.470001" calcext:value-type="float">
            <text:p>111.470001</text:p>
          </table:table-cell>
          <table:table-cell office:value-type="float" office:value="111.550003" calcext:value-type="float">
            <text:p>111.550003</text:p>
          </table:table-cell>
          <table:table-cell office:value-type="float" office:value="79.139435" calcext:value-type="float">
            <text:p>79.139435</text:p>
          </table:table-cell>
          <table:table-cell office:value-type="float" office:value="49042100" calcext:value-type="float">
            <text:p>49042100</text:p>
          </table:table-cell>
        </table:table-row>
        <table:table-row table:style-name="ro1">
          <table:table-cell office:value-type="string" calcext:value-type="string">
            <text:p>2004-09-23</text:p>
          </table:table-cell>
          <table:table-cell office:value-type="float" office:value="111.599998" calcext:value-type="float">
            <text:p>111.599998</text:p>
          </table:table-cell>
          <table:table-cell office:value-type="float" office:value="111.699997" calcext:value-type="float">
            <text:p>111.699997</text:p>
          </table:table-cell>
          <table:table-cell table:number-columns-repeated="2" office:value-type="float" office:value="110.949997" calcext:value-type="float">
            <text:p>110.949997</text:p>
          </table:table-cell>
          <table:table-cell office:value-type="float" office:value="78.713753" calcext:value-type="float">
            <text:p>78.713753</text:p>
          </table:table-cell>
          <table:table-cell office:value-type="float" office:value="44068700" calcext:value-type="float">
            <text:p>44068700</text:p>
          </table:table-cell>
        </table:table-row>
        <table:table-row table:style-name="ro1">
          <table:table-cell office:value-type="string" calcext:value-type="string">
            <text:p>2004-09-24</text:p>
          </table:table-cell>
          <table:table-cell office:value-type="float" office:value="111.169998" calcext:value-type="float">
            <text:p>111.169998</text:p>
          </table:table-cell>
          <table:table-cell office:value-type="float" office:value="111.730003" calcext:value-type="float">
            <text:p>111.730003</text:p>
          </table:table-cell>
          <table:table-cell office:value-type="float" office:value="111.129997" calcext:value-type="float">
            <text:p>111.129997</text:p>
          </table:table-cell>
          <table:table-cell office:value-type="float" office:value="111.459999" calcext:value-type="float">
            <text:p>111.459999</text:p>
          </table:table-cell>
          <table:table-cell office:value-type="float" office:value="79.075554" calcext:value-type="float">
            <text:p>79.075554</text:p>
          </table:table-cell>
          <table:table-cell office:value-type="float" office:value="34981100" calcext:value-type="float">
            <text:p>34981100</text:p>
          </table:table-cell>
        </table:table-row>
        <table:table-row table:style-name="ro1">
          <table:table-cell office:value-type="string" calcext:value-type="string">
            <text:p>2004-09-27</text:p>
          </table:table-cell>
          <table:table-cell office:value-type="float" office:value="111.099998" calcext:value-type="float">
            <text:p>111.099998</text:p>
          </table:table-cell>
          <table:table-cell office:value-type="float" office:value="111.199997" calcext:value-type="float">
            <text:p>111.199997</text:p>
          </table:table-cell>
          <table:table-cell office:value-type="float" office:value="110.580002" calcext:value-type="float">
            <text:p>110.580002</text:p>
          </table:table-cell>
          <table:table-cell office:value-type="float" office:value="110.75" calcext:value-type="float">
            <text:p>110.75</text:p>
          </table:table-cell>
          <table:table-cell office:value-type="float" office:value="78.571854" calcext:value-type="float">
            <text:p>78.571854</text:p>
          </table:table-cell>
          <table:table-cell office:value-type="float" office:value="39355100" calcext:value-type="float">
            <text:p>39355100</text:p>
          </table:table-cell>
        </table:table-row>
        <table:table-row table:style-name="ro1">
          <table:table-cell office:value-type="string" calcext:value-type="string">
            <text:p>2004-09-28</text:p>
          </table:table-cell>
          <table:table-cell office:value-type="float" office:value="110.910004" calcext:value-type="float">
            <text:p>110.910004</text:p>
          </table:table-cell>
          <table:table-cell office:value-type="float" office:value="111.510002" calcext:value-type="float">
            <text:p>111.510002</text:p>
          </table:table-cell>
          <table:table-cell office:value-type="float" office:value="110.410004" calcext:value-type="float">
            <text:p>110.410004</text:p>
          </table:table-cell>
          <table:table-cell office:value-type="float" office:value="111.279999" calcext:value-type="float">
            <text:p>111.279999</text:p>
          </table:table-cell>
          <table:table-cell office:value-type="float" office:value="78.947876" calcext:value-type="float">
            <text:p>78.947876</text:p>
          </table:table-cell>
          <table:table-cell office:value-type="float" office:value="41662900" calcext:value-type="float">
            <text:p>41662900</text:p>
          </table:table-cell>
        </table:table-row>
        <table:table-row table:style-name="ro1">
          <table:table-cell office:value-type="string" calcext:value-type="string">
            <text:p>2004-09-29</text:p>
          </table:table-cell>
          <table:table-cell office:value-type="float" office:value="111.209999" calcext:value-type="float">
            <text:p>111.209999</text:p>
          </table:table-cell>
          <table:table-cell office:value-type="float" office:value="111.849998" calcext:value-type="float">
            <text:p>111.849998</text:p>
          </table:table-cell>
          <table:table-cell office:value-type="float" office:value="111" calcext:value-type="float">
            <text:p>111</text:p>
          </table:table-cell>
          <table:table-cell office:value-type="float" office:value="111.839996" calcext:value-type="float">
            <text:p>111.839996</text:p>
          </table:table-cell>
          <table:table-cell office:value-type="float" office:value="79.345154" calcext:value-type="float">
            <text:p>79.345154</text:p>
          </table:table-cell>
          <table:table-cell office:value-type="float" office:value="33325700" calcext:value-type="float">
            <text:p>33325700</text:p>
          </table:table-cell>
        </table:table-row>
        <table:table-row table:style-name="ro1">
          <table:table-cell office:value-type="string" calcext:value-type="string">
            <text:p>2004-09-30</text:p>
          </table:table-cell>
          <table:table-cell office:value-type="float" office:value="111.550003" calcext:value-type="float">
            <text:p>111.550003</text:p>
          </table:table-cell>
          <table:table-cell office:value-type="float" office:value="111.980003" calcext:value-type="float">
            <text:p>111.980003</text:p>
          </table:table-cell>
          <table:table-cell office:value-type="float" office:value="111.260002" calcext:value-type="float">
            <text:p>111.260002</text:p>
          </table:table-cell>
          <table:table-cell office:value-type="float" office:value="111.760002" calcext:value-type="float">
            <text:p>111.760002</text:p>
          </table:table-cell>
          <table:table-cell office:value-type="float" office:value="79.288429" calcext:value-type="float">
            <text:p>79.288429</text:p>
          </table:table-cell>
          <table:table-cell office:value-type="float" office:value="43536700" calcext:value-type="float">
            <text:p>43536700</text:p>
          </table:table-cell>
        </table:table-row>
        <table:table-row table:style-name="ro1">
          <table:table-cell office:value-type="string" calcext:value-type="string">
            <text:p>2004-10-01</text:p>
          </table:table-cell>
          <table:table-cell office:value-type="float" office:value="112.260002" calcext:value-type="float">
            <text:p>112.260002</text:p>
          </table:table-cell>
          <table:table-cell office:value-type="float" office:value="113.650002" calcext:value-type="float">
            <text:p>113.650002</text:p>
          </table:table-cell>
          <table:table-cell office:value-type="float" office:value="112.209999" calcext:value-type="float">
            <text:p>112.209999</text:p>
          </table:table-cell>
          <table:table-cell office:value-type="float" office:value="113.650002" calcext:value-type="float">
            <text:p>113.650002</text:p>
          </table:table-cell>
          <table:table-cell office:value-type="float" office:value="80.629234" calcext:value-type="float">
            <text:p>80.629234</text:p>
          </table:table-cell>
          <table:table-cell office:value-type="float" office:value="62824300" calcext:value-type="float">
            <text:p>62824300</text:p>
          </table:table-cell>
        </table:table-row>
        <table:table-row table:style-name="ro1">
          <table:table-cell office:value-type="string" calcext:value-type="string">
            <text:p>2004-10-04</text:p>
          </table:table-cell>
          <table:table-cell office:value-type="float" office:value="114.099998" calcext:value-type="float">
            <text:p>114.099998</text:p>
          </table:table-cell>
          <table:table-cell office:value-type="float" office:value="114.440002" calcext:value-type="float">
            <text:p>114.440002</text:p>
          </table:table-cell>
          <table:table-cell office:value-type="float" office:value="113.800003" calcext:value-type="float">
            <text:p>113.800003</text:p>
          </table:table-cell>
          <table:table-cell office:value-type="float" office:value="113.839996" calcext:value-type="float">
            <text:p>113.839996</text:p>
          </table:table-cell>
          <table:table-cell office:value-type="float" office:value="80.764084" calcext:value-type="float">
            <text:p>80.764084</text:p>
          </table:table-cell>
          <table:table-cell office:value-type="float" office:value="33082400" calcext:value-type="float">
            <text:p>33082400</text:p>
          </table:table-cell>
        </table:table-row>
        <table:table-row table:style-name="ro1">
          <table:table-cell office:value-type="string" calcext:value-type="string">
            <text:p>2004-10-05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14.160004" calcext:value-type="float">
            <text:p>114.160004</text:p>
          </table:table-cell>
          <table:table-cell office:value-type="float" office:value="113.540001" calcext:value-type="float">
            <text:p>113.540001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80.806641" calcext:value-type="float">
            <text:p>80.806641</text:p>
          </table:table-cell>
          <table:table-cell office:value-type="float" office:value="36910600" calcext:value-type="float">
            <text:p>36910600</text:p>
          </table:table-cell>
        </table:table-row>
        <table:table-row table:style-name="ro1">
          <table:table-cell office:value-type="string" calcext:value-type="string">
            <text:p>2004-10-06</text:p>
          </table:table-cell>
          <table:table-cell office:value-type="float" office:value="113.769997" calcext:value-type="float">
            <text:p>113.769997</text:p>
          </table:table-cell>
          <table:table-cell office:value-type="float" office:value="114.68" calcext:value-type="float">
            <text:p>114.68</text:p>
          </table:table-cell>
          <table:table-cell office:value-type="float" office:value="113.68" calcext:value-type="float">
            <text:p>113.68</text:p>
          </table:table-cell>
          <table:table-cell office:value-type="float" office:value="114.68" calcext:value-type="float">
            <text:p>114.68</text:p>
          </table:table-cell>
          <table:table-cell office:value-type="float" office:value="81.360023" calcext:value-type="float">
            <text:p>81.360023</text:p>
          </table:table-cell>
          <table:table-cell office:value-type="float" office:value="42297800" calcext:value-type="float">
            <text:p>42297800</text:p>
          </table:table-cell>
        </table:table-row>
        <table:table-row table:style-name="ro1">
          <table:table-cell office:value-type="string" calcext:value-type="string">
            <text:p>2004-10-07</text:p>
          </table:table-cell>
          <table:table-cell office:value-type="float" office:value="114.379997" calcext:value-type="float">
            <text:p>114.379997</text:p>
          </table:table-cell>
          <table:table-cell office:value-type="float" office:value="114.400002" calcext:value-type="float">
            <text:p>114.400002</text:p>
          </table:table-cell>
          <table:table-cell office:value-type="float" office:value="113.360001" calcext:value-type="float">
            <text:p>113.360001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80.487381" calcext:value-type="float">
            <text:p>80.487381</text:p>
          </table:table-cell>
          <table:table-cell office:value-type="float" office:value="39388800" calcext:value-type="float">
            <text:p>39388800</text:p>
          </table:table-cell>
        </table:table-row>
        <table:table-row table:style-name="ro1">
          <table:table-cell office:value-type="string" calcext:value-type="string">
            <text:p>2004-10-08</text:p>
          </table:table-cell>
          <table:table-cell office:value-type="float" office:value="113.150002" calcext:value-type="float">
            <text:p>113.150002</text:p>
          </table:table-cell>
          <table:table-cell office:value-type="float" office:value="113.769997" calcext:value-type="float">
            <text:p>113.769997</text:p>
          </table:table-cell>
          <table:table-cell office:value-type="float" office:value="112.349998" calcext:value-type="float">
            <text:p>112.349998</text:p>
          </table:table-cell>
          <table:table-cell office:value-type="float" office:value="112.510002" calcext:value-type="float">
            <text:p>112.510002</text:p>
          </table:table-cell>
          <table:table-cell office:value-type="float" office:value="79.820488" calcext:value-type="float">
            <text:p>79.820488</text:p>
          </table:table-cell>
          <table:table-cell office:value-type="float" office:value="51872600" calcext:value-type="float">
            <text:p>51872600</text:p>
          </table:table-cell>
        </table:table-row>
        <table:table-row table:style-name="ro1">
          <table:table-cell office:value-type="string" calcext:value-type="string">
            <text:p>2004-10-11</text:p>
          </table:table-cell>
          <table:table-cell office:value-type="float" office:value="112.779999" calcext:value-type="float">
            <text:p>112.779999</text:p>
          </table:table-cell>
          <table:table-cell office:value-type="float" office:value="113.019997" calcext:value-type="float">
            <text:p>113.019997</text:p>
          </table:table-cell>
          <table:table-cell office:value-type="float" office:value="112.639999" calcext:value-type="float">
            <text:p>112.639999</text:p>
          </table:table-cell>
          <table:table-cell office:value-type="float" office:value="112.970001" calcext:value-type="float">
            <text:p>112.970001</text:p>
          </table:table-cell>
          <table:table-cell office:value-type="float" office:value="80.146873" calcext:value-type="float">
            <text:p>80.146873</text:p>
          </table:table-cell>
          <table:table-cell office:value-type="float" office:value="20229100" calcext:value-type="float">
            <text:p>20229100</text:p>
          </table:table-cell>
        </table:table-row>
        <table:table-row table:style-name="ro1">
          <table:table-cell office:value-type="string" calcext:value-type="string">
            <text:p>2004-10-12</text:p>
          </table:table-cell>
          <table:table-cell office:value-type="float" office:value="112.199997" calcext:value-type="float">
            <text:p>112.199997</text:p>
          </table:table-cell>
          <table:table-cell office:value-type="float" office:value="112.830002" calcext:value-type="float">
            <text:p>112.830002</text:p>
          </table:table-cell>
          <table:table-cell office:value-type="float" office:value="111.940002" calcext:value-type="float">
            <text:p>111.940002</text:p>
          </table:table-cell>
          <table:table-cell office:value-type="float" office:value="112.529999" calcext:value-type="float">
            <text:p>112.529999</text:p>
          </table:table-cell>
          <table:table-cell office:value-type="float" office:value="79.834694" calcext:value-type="float">
            <text:p>79.834694</text:p>
          </table:table-cell>
          <table:table-cell office:value-type="float" office:value="41754700" calcext:value-type="float">
            <text:p>41754700</text:p>
          </table:table-cell>
        </table:table-row>
        <table:table-row table:style-name="ro1">
          <table:table-cell office:value-type="string" calcext:value-type="string">
            <text:p>2004-10-13</text:p>
          </table:table-cell>
          <table:table-cell office:value-type="float" office:value="113" calcext:value-type="float">
            <text:p>113</text:p>
          </table:table-cell>
          <table:table-cell office:value-type="float" office:value="113.07" calcext:value-type="float">
            <text:p>113.07</text:p>
          </table:table-cell>
          <table:table-cell office:value-type="float" office:value="111.32" calcext:value-type="float">
            <text:p>111.32</text:p>
          </table:table-cell>
          <table:table-cell office:value-type="float" office:value="111.540001" calcext:value-type="float">
            <text:p>111.540001</text:p>
          </table:table-cell>
          <table:table-cell office:value-type="float" office:value="79.132362" calcext:value-type="float">
            <text:p>79.132362</text:p>
          </table:table-cell>
          <table:table-cell office:value-type="float" office:value="54212600" calcext:value-type="float">
            <text:p>54212600</text:p>
          </table:table-cell>
        </table:table-row>
        <table:table-row table:style-name="ro1">
          <table:table-cell office:value-type="string" calcext:value-type="string">
            <text:p>2004-10-14</text:p>
          </table:table-cell>
          <table:table-cell office:value-type="float" office:value="111.68" calcext:value-type="float">
            <text:p>111.68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0.580002" calcext:value-type="float">
            <text:p>110.580002</text:p>
          </table:table-cell>
          <table:table-cell office:value-type="float" office:value="110.639999" calcext:value-type="float">
            <text:p>110.639999</text:p>
          </table:table-cell>
          <table:table-cell office:value-type="float" office:value="78.493835" calcext:value-type="float">
            <text:p>78.493835</text:p>
          </table:table-cell>
          <table:table-cell office:value-type="float" office:value="64082200" calcext:value-type="float">
            <text:p>64082200</text:p>
          </table:table-cell>
        </table:table-row>
        <table:table-row table:style-name="ro1">
          <table:table-cell office:value-type="string" calcext:value-type="string">
            <text:p>2004-10-15</text:p>
          </table:table-cell>
          <table:table-cell office:value-type="float" office:value="111.019997" calcext:value-type="float">
            <text:p>111.019997</text:p>
          </table:table-cell>
          <table:table-cell office:value-type="float" office:value="111.739998" calcext:value-type="float">
            <text:p>111.739998</text:p>
          </table:table-cell>
          <table:table-cell office:value-type="float" office:value="110.57" calcext:value-type="float">
            <text:p>110.57</text:p>
          </table:table-cell>
          <table:table-cell office:value-type="float" office:value="111.260002" calcext:value-type="float">
            <text:p>111.260002</text:p>
          </table:table-cell>
          <table:table-cell office:value-type="float" office:value="78.933655" calcext:value-type="float">
            <text:p>78.933655</text:p>
          </table:table-cell>
          <table:table-cell office:value-type="float" office:value="63482200" calcext:value-type="float">
            <text:p>63482200</text:p>
          </table:table-cell>
        </table:table-row>
        <table:table-row table:style-name="ro1">
          <table:table-cell office:value-type="string" calcext:value-type="string">
            <text:p>2004-10-18</text:p>
          </table:table-cell>
          <table:table-cell office:value-type="float" office:value="110.889999" calcext:value-type="float">
            <text:p>110.889999</text:p>
          </table:table-cell>
          <table:table-cell office:value-type="float" office:value="111.900002" calcext:value-type="float">
            <text:p>111.900002</text:p>
          </table:table-cell>
          <table:table-cell office:value-type="float" office:value="110.699997" calcext:value-type="float">
            <text:p>110.699997</text:p>
          </table:table-cell>
          <table:table-cell office:value-type="float" office:value="111.68" calcext:value-type="float">
            <text:p>111.68</text:p>
          </table:table-cell>
          <table:table-cell office:value-type="float" office:value="79.231644" calcext:value-type="float">
            <text:p>79.231644</text:p>
          </table:table-cell>
          <table:table-cell office:value-type="float" office:value="43535100" calcext:value-type="float">
            <text:p>43535100</text:p>
          </table:table-cell>
        </table:table-row>
        <table:table-row table:style-name="ro1">
          <table:table-cell office:value-type="string" calcext:value-type="string">
            <text:p>2004-10-19</text:p>
          </table:table-cell>
          <table:table-cell office:value-type="float" office:value="112.019997" calcext:value-type="float">
            <text:p>112.019997</text:p>
          </table:table-cell>
          <table:table-cell office:value-type="float" office:value="112.230003" calcext:value-type="float">
            <text:p>112.230003</text:p>
          </table:table-cell>
          <table:table-cell office:value-type="float" office:value="110.589996" calcext:value-type="float">
            <text:p>110.589996</text:p>
          </table:table-cell>
          <table:table-cell office:value-type="float" office:value="110.739998" calcext:value-type="float">
            <text:p>110.739998</text:p>
          </table:table-cell>
          <table:table-cell office:value-type="float" office:value="78.564781" calcext:value-type="float">
            <text:p>78.564781</text:p>
          </table:table-cell>
          <table:table-cell office:value-type="float" office:value="55851900" calcext:value-type="float">
            <text:p>55851900</text:p>
          </table:table-cell>
        </table:table-row>
        <table:table-row table:style-name="ro1">
          <table:table-cell office:value-type="string" calcext:value-type="string">
            <text:p>2004-10-20</text:p>
          </table:table-cell>
          <table:table-cell office:value-type="float" office:value="110.379997" calcext:value-type="float">
            <text:p>110.379997</text:p>
          </table:table-cell>
          <table:table-cell office:value-type="float" office:value="110.82" calcext:value-type="float">
            <text:p>110.82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0.519997" calcext:value-type="float">
            <text:p>110.519997</text:p>
          </table:table-cell>
          <table:table-cell office:value-type="float" office:value="78.408691" calcext:value-type="float">
            <text:p>78.408691</text:p>
          </table:table-cell>
          <table:table-cell office:value-type="float" office:value="57118500" calcext:value-type="float">
            <text:p>57118500</text:p>
          </table:table-cell>
        </table:table-row>
        <table:table-row table:style-name="ro1">
          <table:table-cell office:value-type="string" calcext:value-type="string">
            <text:p>2004-10-21</text:p>
          </table:table-cell>
          <table:table-cell office:value-type="float" office:value="110.790001" calcext:value-type="float">
            <text:p>110.790001</text:p>
          </table:table-cell>
          <table:table-cell office:value-type="float" office:value="111.32" calcext:value-type="float">
            <text:p>111.32</text:p>
          </table:table-cell>
          <table:table-cell office:value-type="float" office:value="110.209999" calcext:value-type="float">
            <text:p>110.209999</text:p>
          </table:table-cell>
          <table:table-cell office:value-type="float" office:value="111.239998" calcext:value-type="float">
            <text:p>111.239998</text:p>
          </table:table-cell>
          <table:table-cell office:value-type="float" office:value="78.919487" calcext:value-type="float">
            <text:p>78.919487</text:p>
          </table:table-cell>
          <table:table-cell office:value-type="float" office:value="53218300" calcext:value-type="float">
            <text:p>53218300</text:p>
          </table:table-cell>
        </table:table-row>
        <table:table-row table:style-name="ro1">
          <table:table-cell office:value-type="string" calcext:value-type="string">
            <text:p>2004-10-22</text:p>
          </table:table-cell>
          <table:table-cell office:value-type="float" office:value="111.190002" calcext:value-type="float">
            <text:p>111.190002</text:p>
          </table:table-cell>
          <table:table-cell office:value-type="float" office:value="111.25" calcext:value-type="float">
            <text:p>111.25</text:p>
          </table:table-cell>
          <table:table-cell office:value-type="float" office:value="109.860001" calcext:value-type="float">
            <text:p>109.860001</text:p>
          </table:table-cell>
          <table:table-cell office:value-type="float" office:value="109.989998" calcext:value-type="float">
            <text:p>109.989998</text:p>
          </table:table-cell>
          <table:table-cell office:value-type="float" office:value="78.032692" calcext:value-type="float">
            <text:p>78.032692</text:p>
          </table:table-cell>
          <table:table-cell office:value-type="float" office:value="48752400" calcext:value-type="float">
            <text:p>48752400</text:p>
          </table:table-cell>
        </table:table-row>
        <table:table-row table:style-name="ro1">
          <table:table-cell office:value-type="string" calcext:value-type="string">
            <text:p>2004-10-25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0.120003" calcext:value-type="float">
            <text:p>110.120003</text:p>
          </table:table-cell>
          <table:table-cell office:value-type="float" office:value="109.349998" calcext:value-type="float">
            <text:p>109.349998</text:p>
          </table:table-cell>
          <table:table-cell office:value-type="float" office:value="109.860001" calcext:value-type="float">
            <text:p>109.860001</text:p>
          </table:table-cell>
          <table:table-cell office:value-type="float" office:value="77.94046" calcext:value-type="float">
            <text:p>77.94046</text:p>
          </table:table-cell>
          <table:table-cell office:value-type="float" office:value="43990900" calcext:value-type="float">
            <text:p>43990900</text:p>
          </table:table-cell>
        </table:table-row>
        <table:table-row table:style-name="ro1">
          <table:table-cell office:value-type="string" calcext:value-type="string">
            <text:p>2004-10-26</text:p>
          </table:table-cell>
          <table:table-cell office:value-type="float" office:value="110.129997" calcext:value-type="float">
            <text:p>110.129997</text:p>
          </table:table-cell>
          <table:table-cell office:value-type="float" office:value="111.599998" calcext:value-type="float">
            <text:p>111.599998</text:p>
          </table:table-cell>
          <table:table-cell office:value-type="float" office:value="109.879997" calcext:value-type="float">
            <text:p>109.879997</text:p>
          </table:table-cell>
          <table:table-cell office:value-type="float" office:value="111.540001" calcext:value-type="float">
            <text:p>111.540001</text:p>
          </table:table-cell>
          <table:table-cell office:value-type="float" office:value="79.132362" calcext:value-type="float">
            <text:p>79.132362</text:p>
          </table:table-cell>
          <table:table-cell office:value-type="float" office:value="54337400" calcext:value-type="float">
            <text:p>54337400</text:p>
          </table:table-cell>
        </table:table-row>
        <table:table-row table:style-name="ro1">
          <table:table-cell office:value-type="string" calcext:value-type="string">
            <text:p>2004-10-27</text:p>
          </table:table-cell>
          <table:table-cell office:value-type="float" office:value="111.379997" calcext:value-type="float">
            <text:p>111.379997</text:p>
          </table:table-cell>
          <table:table-cell office:value-type="float" office:value="113.099998" calcext:value-type="float">
            <text:p>113.099998</text:p>
          </table:table-cell>
          <table:table-cell office:value-type="float" office:value="111.120003" calcext:value-type="float">
            <text:p>111.120003</text:p>
          </table:table-cell>
          <table:table-cell office:value-type="float" office:value="112.879997" calcext:value-type="float">
            <text:p>112.879997</text:p>
          </table:table-cell>
          <table:table-cell office:value-type="float" office:value="80.082993" calcext:value-type="float">
            <text:p>80.082993</text:p>
          </table:table-cell>
          <table:table-cell office:value-type="float" office:value="73896000" calcext:value-type="float">
            <text:p>73896000</text:p>
          </table:table-cell>
        </table:table-row>
        <table:table-row table:style-name="ro1">
          <table:table-cell office:value-type="string" calcext:value-type="string">
            <text:p>2004-10-28</text:p>
          </table:table-cell>
          <table:table-cell office:value-type="float" office:value="112.779999" calcext:value-type="float">
            <text:p>112.779999</text:p>
          </table:table-cell>
          <table:table-cell office:value-type="float" office:value="113.559998" calcext:value-type="float">
            <text:p>113.559998</text:p>
          </table:table-cell>
          <table:table-cell office:value-type="float" office:value="112.489998" calcext:value-type="float">
            <text:p>112.489998</text:p>
          </table:table-cell>
          <table:table-cell office:value-type="float" office:value="113.220001" calcext:value-type="float">
            <text:p>113.220001</text:p>
          </table:table-cell>
          <table:table-cell office:value-type="float" office:value="80.324234" calcext:value-type="float">
            <text:p>80.324234</text:p>
          </table:table-cell>
          <table:table-cell office:value-type="float" office:value="54413300" calcext:value-type="float">
            <text:p>54413300</text:p>
          </table:table-cell>
        </table:table-row>
        <table:table-row table:style-name="ro1">
          <table:table-cell office:value-type="string" calcext:value-type="string">
            <text:p>2004-10-29</text:p>
          </table:table-cell>
          <table:table-cell office:value-type="float" office:value="113.120003" calcext:value-type="float">
            <text:p>113.120003</text:p>
          </table:table-cell>
          <table:table-cell office:value-type="float" office:value="113.639999" calcext:value-type="float">
            <text:p>113.639999</text:p>
          </table:table-cell>
          <table:table-cell office:value-type="float" office:value="112.900002" calcext:value-type="float">
            <text:p>112.900002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80.31002" calcext:value-type="float">
            <text:p>80.31002</text:p>
          </table:table-cell>
          <table:table-cell office:value-type="float" office:value="48820200" calcext:value-type="float">
            <text:p>48820200</text:p>
          </table:table-cell>
        </table:table-row>
        <table:table-row table:style-name="ro1">
          <table:table-cell office:value-type="string" calcext:value-type="string">
            <text:p>2004-11-01</text:p>
          </table:table-cell>
          <table:table-cell office:value-type="float" office:value="113.559998" calcext:value-type="float">
            <text:p>113.559998</text:p>
          </table:table-cell>
          <table:table-cell office:value-type="float" office:value="113.839996" calcext:value-type="float">
            <text:p>113.839996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113.510002" calcext:value-type="float">
            <text:p>113.510002</text:p>
          </table:table-cell>
          <table:table-cell office:value-type="float" office:value="80.529938" calcext:value-type="float">
            <text:p>80.529938</text:p>
          </table:table-cell>
          <table:table-cell office:value-type="float" office:value="36720900" calcext:value-type="float">
            <text:p>36720900</text:p>
          </table:table-cell>
        </table:table-row>
        <table:table-row table:style-name="ro1">
          <table:table-cell office:value-type="string" calcext:value-type="string">
            <text:p>2004-11-02</text:p>
          </table:table-cell>
          <table:table-cell office:value-type="float" office:value="113.669998" calcext:value-type="float">
            <text:p>113.669998</text:p>
          </table:table-cell>
          <table:table-cell office:value-type="float" office:value="114.57" calcext:value-type="float">
            <text:p>114.57</text:p>
          </table:table-cell>
          <table:table-cell office:value-type="float" office:value="113.220001" calcext:value-type="float">
            <text:p>113.220001</text:p>
          </table:table-cell>
          <table:table-cell office:value-type="float" office:value="113.550003" calcext:value-type="float">
            <text:p>113.550003</text:p>
          </table:table-cell>
          <table:table-cell office:value-type="float" office:value="80.558327" calcext:value-type="float">
            <text:p>80.558327</text:p>
          </table:table-cell>
          <table:table-cell office:value-type="float" office:value="56210000" calcext:value-type="float">
            <text:p>56210000</text:p>
          </table:table-cell>
        </table:table-row>
        <table:table-row table:style-name="ro1">
          <table:table-cell office:value-type="string" calcext:value-type="string">
            <text:p>2004-11-03</text:p>
          </table:table-cell>
          <table:table-cell office:value-type="float" office:value="115.029999" calcext:value-type="float">
            <text:p>115.029999</text:p>
          </table:table-cell>
          <table:table-cell office:value-type="float" office:value="115.360001" calcext:value-type="float">
            <text:p>115.360001</text:p>
          </table:table-cell>
          <table:table-cell office:value-type="float" office:value="114.239998" calcext:value-type="float">
            <text:p>114.239998</text:p>
          </table:table-cell>
          <table:table-cell office:value-type="float" office:value="114.980003" calcext:value-type="float">
            <text:p>114.980003</text:p>
          </table:table-cell>
          <table:table-cell office:value-type="float" office:value="81.572861" calcext:value-type="float">
            <text:p>81.572861</text:p>
          </table:table-cell>
          <table:table-cell office:value-type="float" office:value="76960200" calcext:value-type="float">
            <text:p>76960200</text:p>
          </table:table-cell>
        </table:table-row>
        <table:table-row table:style-name="ro1">
          <table:table-cell office:value-type="string" calcext:value-type="string">
            <text:p>2004-11-04</text:p>
          </table:table-cell>
          <table:table-cell office:value-type="float" office:value="114.779999" calcext:value-type="float">
            <text:p>114.779999</text:p>
          </table:table-cell>
          <table:table-cell office:value-type="float" office:value="116.669998" calcext:value-type="float">
            <text:p>116.669998</text:p>
          </table:table-cell>
          <table:table-cell office:value-type="float" office:value="114.68" calcext:value-type="float">
            <text:p>114.68</text:p>
          </table:table-cell>
          <table:table-cell office:value-type="float" office:value="116.550003" calcext:value-type="float">
            <text:p>116.550003</text:p>
          </table:table-cell>
          <table:table-cell office:value-type="float" office:value="82.686676" calcext:value-type="float">
            <text:p>82.686676</text:p>
          </table:table-cell>
          <table:table-cell office:value-type="float" office:value="55350300" calcext:value-type="float">
            <text:p>55350300</text:p>
          </table:table-cell>
        </table:table-row>
        <table:table-row table:style-name="ro1">
          <table:table-cell office:value-type="string" calcext:value-type="string">
            <text:p>2004-11-05</text:p>
          </table:table-cell>
          <table:table-cell office:value-type="float" office:value="117.050003" calcext:value-type="float">
            <text:p>117.050003</text:p>
          </table:table-cell>
          <table:table-cell office:value-type="float" office:value="117.639999" calcext:value-type="float">
            <text:p>117.639999</text:p>
          </table:table-cell>
          <table:table-cell office:value-type="float" office:value="116.489998" calcext:value-type="float">
            <text:p>116.489998</text:p>
          </table:table-cell>
          <table:table-cell office:value-type="float" office:value="117.279999" calcext:value-type="float">
            <text:p>117.279999</text:p>
          </table:table-cell>
          <table:table-cell office:value-type="float" office:value="83.20459" calcext:value-type="float">
            <text:p>83.20459</text:p>
          </table:table-cell>
          <table:table-cell office:value-type="float" office:value="63287200" calcext:value-type="float">
            <text:p>63287200</text:p>
          </table:table-cell>
        </table:table-row>
        <table:table-row table:style-name="ro1">
          <table:table-cell office:value-type="string" calcext:value-type="string">
            <text:p>2004-11-08</text:p>
          </table:table-cell>
          <table:table-cell office:value-type="float" office:value="116.980003" calcext:value-type="float">
            <text:p>116.980003</text:p>
          </table:table-cell>
          <table:table-cell office:value-type="float" office:value="117.230003" calcext:value-type="float">
            <text:p>117.230003</text:p>
          </table:table-cell>
          <table:table-cell office:value-type="float" office:value="116.720001" calcext:value-type="float">
            <text:p>116.720001</text:p>
          </table:table-cell>
          <table:table-cell office:value-type="float" office:value="117.110001" calcext:value-type="float">
            <text:p>117.110001</text:p>
          </table:table-cell>
          <table:table-cell office:value-type="float" office:value="83.083984" calcext:value-type="float">
            <text:p>83.083984</text:p>
          </table:table-cell>
          <table:table-cell office:value-type="float" office:value="33863800" calcext:value-type="float">
            <text:p>33863800</text:p>
          </table:table-cell>
        </table:table-row>
        <table:table-row table:style-name="ro1">
          <table:table-cell office:value-type="string" calcext:value-type="string">
            <text:p>2004-11-09</text:p>
          </table:table-cell>
          <table:table-cell office:value-type="float" office:value="117.080002" calcext:value-type="float">
            <text:p>117.080002</text:p>
          </table:table-cell>
          <table:table-cell office:value-type="float" office:value="117.5" calcext:value-type="float">
            <text:p>117.5</text:p>
          </table:table-cell>
          <table:table-cell office:value-type="float" office:value="116.760002" calcext:value-type="float">
            <text:p>116.760002</text:p>
          </table:table-cell>
          <table:table-cell office:value-type="float" office:value="116.879997" calcext:value-type="float">
            <text:p>116.879997</text:p>
          </table:table-cell>
          <table:table-cell office:value-type="float" office:value="82.920822" calcext:value-type="float">
            <text:p>82.920822</text:p>
          </table:table-cell>
          <table:table-cell office:value-type="float" office:value="44658100" calcext:value-type="float">
            <text:p>44658100</text:p>
          </table:table-cell>
        </table:table-row>
        <table:table-row table:style-name="ro1">
          <table:table-cell office:value-type="string" calcext:value-type="string">
            <text:p>2004-11-10</text:p>
          </table:table-cell>
          <table:table-cell office:value-type="float" office:value="117.059998" calcext:value-type="float">
            <text:p>117.059998</text:p>
          </table:table-cell>
          <table:table-cell office:value-type="float" office:value="117.550003" calcext:value-type="float">
            <text:p>117.550003</text:p>
          </table:table-cell>
          <table:table-cell office:value-type="float" office:value="116.760002" calcext:value-type="float">
            <text:p>116.760002</text:p>
          </table:table-cell>
          <table:table-cell office:value-type="float" office:value="116.970001" calcext:value-type="float">
            <text:p>116.970001</text:p>
          </table:table-cell>
          <table:table-cell office:value-type="float" office:value="82.984657" calcext:value-type="float">
            <text:p>82.984657</text:p>
          </table:table-cell>
          <table:table-cell office:value-type="float" office:value="45265400" calcext:value-type="float">
            <text:p>45265400</text:p>
          </table:table-cell>
        </table:table-row>
        <table:table-row table:style-name="ro1">
          <table:table-cell office:value-type="string" calcext:value-type="string">
            <text:p>2004-11-11</text:p>
          </table:table-cell>
          <table:table-cell office:value-type="float" office:value="117.18" calcext:value-type="float">
            <text:p>117.18</text:p>
          </table:table-cell>
          <table:table-cell office:value-type="float" office:value="118.120003" calcext:value-type="float">
            <text:p>118.120003</text:p>
          </table:table-cell>
          <table:table-cell office:value-type="float" office:value="117.099998" calcext:value-type="float">
            <text:p>117.099998</text:p>
          </table:table-cell>
          <table:table-cell office:value-type="float" office:value="117.860001" calcext:value-type="float">
            <text:p>117.860001</text:p>
          </table:table-cell>
          <table:table-cell office:value-type="float" office:value="83.616081" calcext:value-type="float">
            <text:p>83.616081</text:p>
          </table:table-cell>
          <table:table-cell office:value-type="float" office:value="37863200" calcext:value-type="float">
            <text:p>37863200</text:p>
          </table:table-cell>
        </table:table-row>
        <table:table-row table:style-name="ro1">
          <table:table-cell office:value-type="string" calcext:value-type="string">
            <text:p>2004-11-12</text:p>
          </table:table-cell>
          <table:table-cell office:value-type="float" office:value="117.970001" calcext:value-type="float">
            <text:p>117.970001</text:p>
          </table:table-cell>
          <table:table-cell office:value-type="float" office:value="119" calcext:value-type="float">
            <text:p>119</text:p>
          </table:table-cell>
          <table:table-cell office:value-type="float" office:value="117.68" calcext:value-type="float">
            <text:p>117.68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84.275879" calcext:value-type="float">
            <text:p>84.275879</text:p>
          </table:table-cell>
          <table:table-cell office:value-type="float" office:value="55583700" calcext:value-type="float">
            <text:p>55583700</text:p>
          </table:table-cell>
        </table:table-row>
        <table:table-row table:style-name="ro1">
          <table:table-cell office:value-type="string" calcext:value-type="string">
            <text:p>2004-11-15</text:p>
          </table:table-cell>
          <table:table-cell office:value-type="float" office:value="118.5" calcext:value-type="float">
            <text:p>118.5</text:p>
          </table:table-cell>
          <table:table-cell office:value-type="float" office:value="118.769997" calcext:value-type="float">
            <text:p>118.769997</text:p>
          </table:table-cell>
          <table:table-cell office:value-type="float" office:value="118.230003" calcext:value-type="float">
            <text:p>118.230003</text:p>
          </table:table-cell>
          <table:table-cell office:value-type="float" office:value="118.730003" calcext:value-type="float">
            <text:p>118.730003</text:p>
          </table:table-cell>
          <table:table-cell office:value-type="float" office:value="84.482964" calcext:value-type="float">
            <text:p>84.482964</text:p>
          </table:table-cell>
          <table:table-cell office:value-type="float" office:value="35297900" calcext:value-type="float">
            <text:p>35297900</text:p>
          </table:table-cell>
        </table:table-row>
        <table:table-row table:style-name="ro1">
          <table:table-cell office:value-type="string" calcext:value-type="string">
            <text:p>2004-11-16</text:p>
          </table:table-cell>
          <table:table-cell office:value-type="float" office:value="118.360001" calcext:value-type="float">
            <text:p>118.360001</text:p>
          </table:table-cell>
          <table:table-cell office:value-type="float" office:value="118.410004" calcext:value-type="float">
            <text:p>118.410004</text:p>
          </table:table-cell>
          <table:table-cell office:value-type="float" office:value="117.730003" calcext:value-type="float">
            <text:p>117.730003</text:p>
          </table:table-cell>
          <table:table-cell office:value-type="float" office:value="117.879997" calcext:value-type="float">
            <text:p>117.879997</text:p>
          </table:table-cell>
          <table:table-cell office:value-type="float" office:value="83.878113" calcext:value-type="float">
            <text:p>83.878113</text:p>
          </table:table-cell>
          <table:table-cell office:value-type="float" office:value="40028700" calcext:value-type="float">
            <text:p>40028700</text:p>
          </table:table-cell>
        </table:table-row>
        <table:table-row table:style-name="ro1">
          <table:table-cell office:value-type="string" calcext:value-type="string">
            <text:p>2004-11-17</text:p>
          </table:table-cell>
          <table:table-cell office:value-type="float" office:value="118.370003" calcext:value-type="float">
            <text:p>118.370003</text:p>
          </table:table-cell>
          <table:table-cell office:value-type="float" office:value="119.139999" calcext:value-type="float">
            <text:p>119.139999</text:p>
          </table:table-cell>
          <table:table-cell office:value-type="float" office:value="118.07" calcext:value-type="float">
            <text:p>118.07</text:p>
          </table:table-cell>
          <table:table-cell office:value-type="float" office:value="118.580002" calcext:value-type="float">
            <text:p>118.580002</text:p>
          </table:table-cell>
          <table:table-cell office:value-type="float" office:value="84.376198" calcext:value-type="float">
            <text:p>84.376198</text:p>
          </table:table-cell>
          <table:table-cell office:value-type="float" office:value="54494000" calcext:value-type="float">
            <text:p>54494000</text:p>
          </table:table-cell>
        </table:table-row>
        <table:table-row table:style-name="ro1">
          <table:table-cell office:value-type="string" calcext:value-type="string">
            <text:p>2004-11-18</text:p>
          </table:table-cell>
          <table:table-cell office:value-type="float" office:value="118.529999" calcext:value-type="float">
            <text:p>118.529999</text:p>
          </table:table-cell>
          <table:table-cell office:value-type="float" office:value="118.800003" calcext:value-type="float">
            <text:p>118.800003</text:p>
          </table:table-cell>
          <table:table-cell office:value-type="float" office:value="118.230003" calcext:value-type="float">
            <text:p>118.230003</text:p>
          </table:table-cell>
          <table:table-cell office:value-type="float" office:value="118.739998" calcext:value-type="float">
            <text:p>118.739998</text:p>
          </table:table-cell>
          <table:table-cell office:value-type="float" office:value="84.490028" calcext:value-type="float">
            <text:p>84.490028</text:p>
          </table:table-cell>
          <table:table-cell office:value-type="float" office:value="31854300" calcext:value-type="float">
            <text:p>31854300</text:p>
          </table:table-cell>
        </table:table-row>
        <table:table-row table:style-name="ro1">
          <table:table-cell office:value-type="string" calcext:value-type="string">
            <text:p>2004-11-19</text:p>
          </table:table-cell>
          <table:table-cell office:value-type="float" office:value="118.699997" calcext:value-type="float">
            <text:p>118.699997</text:p>
          </table:table-cell>
          <table:table-cell office:value-type="float" office:value="118.720001" calcext:value-type="float">
            <text:p>118.720001</text:p>
          </table:table-cell>
          <table:table-cell office:value-type="float" office:value="117.139999" calcext:value-type="float">
            <text:p>117.139999</text:p>
          </table:table-cell>
          <table:table-cell office:value-type="float" office:value="117.419998" calcext:value-type="float">
            <text:p>117.419998</text:p>
          </table:table-cell>
          <table:table-cell office:value-type="float" office:value="83.550797" calcext:value-type="float">
            <text:p>83.550797</text:p>
          </table:table-cell>
          <table:table-cell office:value-type="float" office:value="54276500" calcext:value-type="float">
            <text:p>54276500</text:p>
          </table:table-cell>
        </table:table-row>
        <table:table-row table:style-name="ro1">
          <table:table-cell office:value-type="string" calcext:value-type="string">
            <text:p>2004-11-22</text:p>
          </table:table-cell>
          <table:table-cell office:value-type="float" office:value="117.169998" calcext:value-type="float">
            <text:p>117.169998</text:p>
          </table:table-cell>
          <table:table-cell office:value-type="float" office:value="118.120003" calcext:value-type="float">
            <text:p>118.120003</text:p>
          </table:table-cell>
          <table:table-cell office:value-type="float" office:value="117.029999" calcext:value-type="float">
            <text:p>117.029999</text:p>
          </table:table-cell>
          <table:table-cell office:value-type="float" office:value="117.980003" calcext:value-type="float">
            <text:p>117.980003</text:p>
          </table:table-cell>
          <table:table-cell office:value-type="float" office:value="83.949272" calcext:value-type="float">
            <text:p>83.949272</text:p>
          </table:table-cell>
          <table:table-cell office:value-type="float" office:value="37560200" calcext:value-type="float">
            <text:p>37560200</text:p>
          </table:table-cell>
        </table:table-row>
        <table:table-row table:style-name="ro1">
          <table:table-cell office:value-type="string" calcext:value-type="string">
            <text:p>2004-11-23</text:p>
          </table:table-cell>
          <table:table-cell office:value-type="float" office:value="117.93" calcext:value-type="float">
            <text:p>117.93</text:p>
          </table:table-cell>
          <table:table-cell office:value-type="float" office:value="118.260002" calcext:value-type="float">
            <text:p>118.260002</text:p>
          </table:table-cell>
          <table:table-cell office:value-type="float" office:value="117.370003" calcext:value-type="float">
            <text:p>117.370003</text:p>
          </table:table-cell>
          <table:table-cell office:value-type="float" office:value="118.160004" calcext:value-type="float">
            <text:p>118.160004</text:p>
          </table:table-cell>
          <table:table-cell office:value-type="float" office:value="84.077354" calcext:value-type="float">
            <text:p>84.077354</text:p>
          </table:table-cell>
          <table:table-cell office:value-type="float" office:value="41968800" calcext:value-type="float">
            <text:p>41968800</text:p>
          </table:table-cell>
        </table:table-row>
        <table:table-row table:style-name="ro1">
          <table:table-cell office:value-type="string" calcext:value-type="string">
            <text:p>2004-11-24</text:p>
          </table:table-cell>
          <table:table-cell office:value-type="float" office:value="118.269997" calcext:value-type="float">
            <text:p>118.269997</text:p>
          </table:table-cell>
          <table:table-cell office:value-type="float" office:value="118.589996" calcext:value-type="float">
            <text:p>118.589996</text:p>
          </table:table-cell>
          <table:table-cell office:value-type="float" office:value="118.050003" calcext:value-type="float">
            <text:p>118.050003</text:p>
          </table:table-cell>
          <table:table-cell office:value-type="float" office:value="118.440002" calcext:value-type="float">
            <text:p>118.440002</text:p>
          </table:table-cell>
          <table:table-cell office:value-type="float" office:value="84.276588" calcext:value-type="float">
            <text:p>84.276588</text:p>
          </table:table-cell>
          <table:table-cell office:value-type="float" office:value="29724800" calcext:value-type="float">
            <text:p>29724800</text:p>
          </table:table-cell>
        </table:table-row>
        <table:table-row table:style-name="ro1">
          <table:table-cell office:value-type="string" calcext:value-type="string">
            <text:p>2004-11-26</text:p>
          </table:table-cell>
          <table:table-cell office:value-type="float" office:value="118.510002" calcext:value-type="float">
            <text:p>118.510002</text:p>
          </table:table-cell>
          <table:table-cell office:value-type="float" office:value="118.980003" calcext:value-type="float">
            <text:p>118.980003</text:p>
          </table:table-cell>
          <table:table-cell office:value-type="float" office:value="118.300003" calcext:value-type="float">
            <text:p>118.300003</text:p>
          </table:table-cell>
          <table:table-cell office:value-type="float" office:value="118.349998" calcext:value-type="float">
            <text:p>118.349998</text:p>
          </table:table-cell>
          <table:table-cell office:value-type="float" office:value="84.212524" calcext:value-type="float">
            <text:p>84.212524</text:p>
          </table:table-cell>
          <table:table-cell office:value-type="float" office:value="15487700" calcext:value-type="float">
            <text:p>15487700</text:p>
          </table:table-cell>
        </table:table-row>
        <table:table-row table:style-name="ro1">
          <table:table-cell office:value-type="string" calcext:value-type="string">
            <text:p>2004-11-29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119.010002" calcext:value-type="float">
            <text:p>119.010002</text:p>
          </table:table-cell>
          <table:table-cell office:value-type="float" office:value="117.480003" calcext:value-type="float">
            <text:p>117.480003</text:p>
          </table:table-cell>
          <table:table-cell office:value-type="float" office:value="117.809998" calcext:value-type="float">
            <text:p>117.809998</text:p>
          </table:table-cell>
          <table:table-cell office:value-type="float" office:value="83.828285" calcext:value-type="float">
            <text:p>83.828285</text:p>
          </table:table-cell>
          <table:table-cell office:value-type="float" office:value="61460800" calcext:value-type="float">
            <text:p>61460800</text:p>
          </table:table-cell>
        </table:table-row>
        <table:table-row table:style-name="ro1">
          <table:table-cell office:value-type="string" calcext:value-type="string">
            <text:p>2004-11-30</text:p>
          </table:table-cell>
          <table:table-cell office:value-type="float" office:value="118" calcext:value-type="float">
            <text:p>118</text:p>
          </table:table-cell>
          <table:table-cell office:value-type="float" office:value="118.239998" calcext:value-type="float">
            <text:p>118.239998</text:p>
          </table:table-cell>
          <table:table-cell office:value-type="float" office:value="117.639999" calcext:value-type="float">
            <text:p>117.639999</text:p>
          </table:table-cell>
          <table:table-cell office:value-type="float" office:value="117.889999" calcext:value-type="float">
            <text:p>117.889999</text:p>
          </table:table-cell>
          <table:table-cell office:value-type="float" office:value="83.885208" calcext:value-type="float">
            <text:p>83.885208</text:p>
          </table:table-cell>
          <table:table-cell office:value-type="float" office:value="53685200" calcext:value-type="float">
            <text:p>53685200</text:p>
          </table:table-cell>
        </table:table-row>
        <table:table-row table:style-name="ro1">
          <table:table-cell office:value-type="string" calcext:value-type="string">
            <text:p>2004-12-01</text:p>
          </table:table-cell>
          <table:table-cell office:value-type="float" office:value="118.160004" calcext:value-type="float">
            <text:p>118.160004</text:p>
          </table:table-cell>
          <table:table-cell office:value-type="float" office:value="119.5" calcext:value-type="float">
            <text:p>119.5</text:p>
          </table:table-cell>
          <table:table-cell office:value-type="float" office:value="118.099998" calcext:value-type="float">
            <text:p>118.099998</text:p>
          </table:table-cell>
          <table:table-cell office:value-type="float" office:value="119.230003" calcext:value-type="float">
            <text:p>119.230003</text:p>
          </table:table-cell>
          <table:table-cell office:value-type="float" office:value="84.838684" calcext:value-type="float">
            <text:p>84.838684</text:p>
          </table:table-cell>
          <table:table-cell office:value-type="float" office:value="49898300" calcext:value-type="float">
            <text:p>49898300</text:p>
          </table:table-cell>
        </table:table-row>
        <table:table-row table:style-name="ro1">
          <table:table-cell office:value-type="string" calcext:value-type="string">
            <text:p>2004-12-02</text:p>
          </table:table-cell>
          <table:table-cell office:value-type="float" office:value="119.099998" calcext:value-type="float">
            <text:p>119.099998</text:p>
          </table:table-cell>
          <table:table-cell office:value-type="float" office:value="119.870003" calcext:value-type="float">
            <text:p>119.870003</text:p>
          </table:table-cell>
          <table:table-cell office:value-type="float" office:value="119.010002" calcext:value-type="float">
            <text:p>119.010002</text:p>
          </table:table-cell>
          <table:table-cell office:value-type="float" office:value="119.330002" calcext:value-type="float">
            <text:p>119.330002</text:p>
          </table:table-cell>
          <table:table-cell office:value-type="float" office:value="84.909836" calcext:value-type="float">
            <text:p>84.909836</text:p>
          </table:table-cell>
          <table:table-cell office:value-type="float" office:value="60163500" calcext:value-type="float">
            <text:p>60163500</text:p>
          </table:table-cell>
        </table:table-row>
        <table:table-row table:style-name="ro1">
          <table:table-cell office:value-type="string" calcext:value-type="string">
            <text:p>2004-12-03</text:p>
          </table:table-cell>
          <table:table-cell office:value-type="float" office:value="119.309998" calcext:value-type="float">
            <text:p>119.309998</text:p>
          </table:table-cell>
          <table:table-cell office:value-type="float" office:value="120.139999" calcext:value-type="float">
            <text:p>120.139999</text:p>
          </table:table-cell>
          <table:table-cell office:value-type="float" office:value="119.089996" calcext:value-type="float">
            <text:p>119.089996</text:p>
          </table:table-cell>
          <table:table-cell office:value-type="float" office:value="119.25" calcext:value-type="float">
            <text:p>119.25</text:p>
          </table:table-cell>
          <table:table-cell office:value-type="float" office:value="84.852905" calcext:value-type="float">
            <text:p>84.852905</text:p>
          </table:table-cell>
          <table:table-cell office:value-type="float" office:value="49067900" calcext:value-type="float">
            <text:p>49067900</text:p>
          </table:table-cell>
        </table:table-row>
        <table:table-row table:style-name="ro1">
          <table:table-cell office:value-type="string" calcext:value-type="string">
            <text:p>2004-12-06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119.639999" calcext:value-type="float">
            <text:p>119.639999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84.824486" calcext:value-type="float">
            <text:p>84.824486</text:p>
          </table:table-cell>
          <table:table-cell office:value-type="float" office:value="33030500" calcext:value-type="float">
            <text:p>33030500</text:p>
          </table:table-cell>
        </table:table-row>
        <table:table-row table:style-name="ro1">
          <table:table-cell office:value-type="string" calcext:value-type="string">
            <text:p>2004-12-07</text:p>
          </table:table-cell>
          <table:table-cell office:value-type="float" office:value="119.489998" calcext:value-type="float">
            <text:p>119.489998</text:p>
          </table:table-cell>
          <table:table-cell office:value-type="float" office:value="119.620003" calcext:value-type="float">
            <text:p>119.620003</text:p>
          </table:table-cell>
          <table:table-cell office:value-type="float" office:value="118.040001" calcext:value-type="float">
            <text:p>118.040001</text:p>
          </table:table-cell>
          <table:table-cell office:value-type="float" office:value="118.099998" calcext:value-type="float">
            <text:p>118.099998</text:p>
          </table:table-cell>
          <table:table-cell office:value-type="float" office:value="84.034653" calcext:value-type="float">
            <text:p>84.034653</text:p>
          </table:table-cell>
          <table:table-cell office:value-type="float" office:value="52047200" calcext:value-type="float">
            <text:p>52047200</text:p>
          </table:table-cell>
        </table:table-row>
        <table:table-row table:style-name="ro1">
          <table:table-cell office:value-type="string" calcext:value-type="string">
            <text:p>2004-12-08</text:p>
          </table:table-cell>
          <table:table-cell office:value-type="float" office:value="118.209999" calcext:value-type="float">
            <text:p>118.209999</text:p>
          </table:table-cell>
          <table:table-cell office:value-type="float" office:value="118.82" calcext:value-type="float">
            <text:p>118.82</text:p>
          </table:table-cell>
          <table:table-cell office:value-type="float" office:value="118.010002" calcext:value-type="float">
            <text:p>118.010002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84.525635" calcext:value-type="float">
            <text:p>84.525635</text:p>
          </table:table-cell>
          <table:table-cell office:value-type="float" office:value="43895100" calcext:value-type="float">
            <text:p>43895100</text:p>
          </table:table-cell>
        </table:table-row>
        <table:table-row table:style-name="ro1">
          <table:table-cell office:value-type="string" calcext:value-type="string">
            <text:p>2004-12-09</text:p>
          </table:table-cell>
          <table:table-cell office:value-type="float" office:value="118.139999" calcext:value-type="float">
            <text:p>118.139999</text:p>
          </table:table-cell>
          <table:table-cell office:value-type="float" office:value="119.459999" calcext:value-type="float">
            <text:p>119.459999</text:p>
          </table:table-cell>
          <table:table-cell office:value-type="float" office:value="117.730003" calcext:value-type="float">
            <text:p>117.730003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84.824486" calcext:value-type="float">
            <text:p>84.824486</text:p>
          </table:table-cell>
          <table:table-cell office:value-type="float" office:value="60922800" calcext:value-type="float">
            <text:p>60922800</text:p>
          </table:table-cell>
        </table:table-row>
        <table:table-row table:style-name="ro1">
          <table:table-cell office:value-type="string" calcext:value-type="string">
            <text:p>2004-12-10</text:p>
          </table:table-cell>
          <table:table-cell office:value-type="float" office:value="118.919998" calcext:value-type="float">
            <text:p>118.919998</text:p>
          </table:table-cell>
          <table:table-cell office:value-type="float" office:value="119.559998" calcext:value-type="float">
            <text:p>119.559998</text:p>
          </table:table-cell>
          <table:table-cell office:value-type="float" office:value="118.849998" calcext:value-type="float">
            <text:p>118.849998</text:p>
          </table:table-cell>
          <table:table-cell office:value-type="float" office:value="119.330002" calcext:value-type="float">
            <text:p>119.330002</text:p>
          </table:table-cell>
          <table:table-cell office:value-type="float" office:value="84.909836" calcext:value-type="float">
            <text:p>84.909836</text:p>
          </table:table-cell>
          <table:table-cell office:value-type="float" office:value="47828600" calcext:value-type="float">
            <text:p>47828600</text:p>
          </table:table-cell>
        </table:table-row>
        <table:table-row table:style-name="ro1">
          <table:table-cell office:value-type="string" calcext:value-type="string">
            <text:p>2004-12-13</text:p>
          </table:table-cell>
          <table:table-cell office:value-type="float" office:value="119.760002" calcext:value-type="float">
            <text:p>119.760002</text:p>
          </table:table-cell>
          <table:table-cell office:value-type="float" office:value="120.400002" calcext:value-type="float">
            <text:p>120.400002</text:p>
          </table:table-cell>
          <table:table-cell office:value-type="float" office:value="119.349998" calcext:value-type="float">
            <text:p>119.349998</text:p>
          </table:table-cell>
          <table:table-cell office:value-type="float" office:value="120.370003" calcext:value-type="float">
            <text:p>120.370003</text:p>
          </table:table-cell>
          <table:table-cell office:value-type="float" office:value="85.649879" calcext:value-type="float">
            <text:p>85.649879</text:p>
          </table:table-cell>
          <table:table-cell office:value-type="float" office:value="38541000" calcext:value-type="float">
            <text:p>38541000</text:p>
          </table:table-cell>
        </table:table-row>
        <table:table-row table:style-name="ro1">
          <table:table-cell office:value-type="string" calcext:value-type="string">
            <text:p>2004-12-14</text:p>
          </table:table-cell>
          <table:table-cell office:value-type="float" office:value="120.18" calcext:value-type="float">
            <text:p>120.18</text:p>
          </table:table-cell>
          <table:table-cell office:value-type="float" office:value="120.959999" calcext:value-type="float">
            <text:p>120.959999</text:p>
          </table:table-cell>
          <table:table-cell office:value-type="float" office:value="120.18" calcext:value-type="float">
            <text:p>120.18</text:p>
          </table:table-cell>
          <table:table-cell office:value-type="float" office:value="120.790001" calcext:value-type="float">
            <text:p>120.790001</text:p>
          </table:table-cell>
          <table:table-cell office:value-type="float" office:value="85.94873" calcext:value-type="float">
            <text:p>85.94873</text:p>
          </table:table-cell>
          <table:table-cell office:value-type="float" office:value="41500700" calcext:value-type="float">
            <text:p>41500700</text:p>
          </table:table-cell>
        </table:table-row>
        <table:table-row table:style-name="ro1">
          <table:table-cell office:value-type="string" calcext:value-type="string">
            <text:p>2004-12-15</text:p>
          </table:table-cell>
          <table:table-cell office:value-type="float" office:value="120.699997" calcext:value-type="float">
            <text:p>120.699997</text:p>
          </table:table-cell>
          <table:table-cell office:value-type="float" office:value="121.110001" calcext:value-type="float">
            <text:p>121.110001</text:p>
          </table:table-cell>
          <table:table-cell office:value-type="float" office:value="120.309998" calcext:value-type="float">
            <text:p>120.309998</text:p>
          </table:table-cell>
          <table:table-cell office:value-type="float" office:value="120.879997" calcext:value-type="float">
            <text:p>120.879997</text:p>
          </table:table-cell>
          <table:table-cell office:value-type="float" office:value="86.012733" calcext:value-type="float">
            <text:p>86.012733</text:p>
          </table:table-cell>
          <table:table-cell office:value-type="float" office:value="46699200" calcext:value-type="float">
            <text:p>46699200</text:p>
          </table:table-cell>
        </table:table-row>
        <table:table-row table:style-name="ro1">
          <table:table-cell office:value-type="string" calcext:value-type="string">
            <text:p>2004-12-16</text:p>
          </table:table-cell>
          <table:table-cell office:value-type="float" office:value="120.720001" calcext:value-type="float">
            <text:p>120.720001</text:p>
          </table:table-cell>
          <table:table-cell office:value-type="float" office:value="121.239998" calcext:value-type="float">
            <text:p>121.239998</text:p>
          </table:table-cell>
          <table:table-cell office:value-type="float" office:value="120.040001" calcext:value-type="float">
            <text:p>120.040001</text:p>
          </table:table-cell>
          <table:table-cell office:value-type="float" office:value="120.809998" calcext:value-type="float">
            <text:p>120.809998</text:p>
          </table:table-cell>
          <table:table-cell office:value-type="float" office:value="85.962944" calcext:value-type="float">
            <text:p>85.962944</text:p>
          </table:table-cell>
          <table:table-cell office:value-type="float" office:value="51641800" calcext:value-type="float">
            <text:p>51641800</text:p>
          </table:table-cell>
        </table:table-row>
        <table:table-row table:style-name="ro1">
          <table:table-cell office:value-type="string" calcext:value-type="string">
            <text:p>2004-12-17</text:p>
          </table:table-cell>
          <table:table-cell office:value-type="float" office:value="119.459999" calcext:value-type="float">
            <text:p>119.459999</text:p>
          </table:table-cell>
          <table:table-cell office:value-type="float" office:value="119.970001" calcext:value-type="float">
            <text:p>119.970001</text:p>
          </table:table-cell>
          <table:table-cell office:value-type="float" office:value="119.160004" calcext:value-type="float">
            <text:p>119.160004</text:p>
          </table:table-cell>
          <table:table-cell office:value-type="float" office:value="119.440002" calcext:value-type="float">
            <text:p>119.440002</text:p>
          </table:table-cell>
          <table:table-cell office:value-type="float" office:value="85.389618" calcext:value-type="float">
            <text:p>85.389618</text:p>
          </table:table-cell>
          <table:table-cell office:value-type="float" office:value="70761900" calcext:value-type="float">
            <text:p>70761900</text:p>
          </table:table-cell>
        </table:table-row>
        <table:table-row table:style-name="ro1">
          <table:table-cell office:value-type="string" calcext:value-type="string">
            <text:p>2004-12-20</text:p>
          </table:table-cell>
          <table:table-cell office:value-type="float" office:value="119.75" calcext:value-type="float">
            <text:p>119.75</text:p>
          </table:table-cell>
          <table:table-cell office:value-type="float" office:value="120.290001" calcext:value-type="float">
            <text:p>120.290001</text:p>
          </table:table-cell>
          <table:table-cell office:value-type="float" office:value="119.169998" calcext:value-type="float">
            <text:p>119.169998</text:p>
          </table:table-cell>
          <table:table-cell office:value-type="float" office:value="119.470001" calcext:value-type="float">
            <text:p>119.470001</text:p>
          </table:table-cell>
          <table:table-cell office:value-type="float" office:value="85.411049" calcext:value-type="float">
            <text:p>85.411049</text:p>
          </table:table-cell>
          <table:table-cell office:value-type="float" office:value="47187400" calcext:value-type="float">
            <text:p>47187400</text:p>
          </table:table-cell>
        </table:table-row>
        <table:table-row table:style-name="ro1">
          <table:table-cell office:value-type="string" calcext:value-type="string">
            <text:p>2004-12-21</text:p>
          </table:table-cell>
          <table:table-cell office:value-type="float" office:value="119.599998" calcext:value-type="float">
            <text:p>119.599998</text:p>
          </table:table-cell>
          <table:table-cell office:value-type="float" office:value="120.480003" calcext:value-type="float">
            <text:p>120.480003</text:p>
          </table:table-cell>
          <table:table-cell office:value-type="float" office:value="119.459999" calcext:value-type="float">
            <text:p>119.459999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86.068764" calcext:value-type="float">
            <text:p>86.068764</text:p>
          </table:table-cell>
          <table:table-cell office:value-type="float" office:value="33094200" calcext:value-type="float">
            <text:p>33094200</text:p>
          </table:table-cell>
        </table:table-row>
        <table:table-row table:style-name="ro1">
          <table:table-cell office:value-type="string" calcext:value-type="string">
            <text:p>2004-12-22</text:p>
          </table:table-cell>
          <table:table-cell office:value-type="float" office:value="120.379997" calcext:value-type="float">
            <text:p>120.379997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120.300003" calcext:value-type="float">
            <text:p>120.300003</text:p>
          </table:table-cell>
          <table:table-cell office:value-type="float" office:value="120.68" calcext:value-type="float">
            <text:p>120.68</text:p>
          </table:table-cell>
          <table:table-cell office:value-type="float" office:value="86.276093" calcext:value-type="float">
            <text:p>86.276093</text:p>
          </table:table-cell>
          <table:table-cell office:value-type="float" office:value="31500700" calcext:value-type="float">
            <text:p>31500700</text:p>
          </table:table-cell>
        </table:table-row>
        <table:table-row table:style-name="ro1">
          <table:table-cell office:value-type="string" calcext:value-type="string">
            <text:p>2004-12-23</text:p>
          </table:table-cell>
          <table:table-cell office:value-type="float" office:value="120.870003" calcext:value-type="float">
            <text:p>120.870003</text:p>
          </table:table-cell>
          <table:table-cell office:value-type="float" office:value="121.279999" calcext:value-type="float">
            <text:p>121.279999</text:p>
          </table:table-cell>
          <table:table-cell office:value-type="float" office:value="120.660004" calcext:value-type="float">
            <text:p>120.660004</text:p>
          </table:table-cell>
          <table:table-cell office:value-type="float" office:value="120.769997" calcext:value-type="float">
            <text:p>120.769997</text:p>
          </table:table-cell>
          <table:table-cell office:value-type="float" office:value="86.340431" calcext:value-type="float">
            <text:p>86.340431</text:p>
          </table:table-cell>
          <table:table-cell office:value-type="float" office:value="25646100" calcext:value-type="float">
            <text:p>25646100</text:p>
          </table:table-cell>
        </table:table-row>
        <table:table-row table:style-name="ro1">
          <table:table-cell office:value-type="string" calcext:value-type="string">
            <text:p>2004-12-27</text:p>
          </table:table-cell>
          <table:table-cell office:value-type="float" office:value="121.199997" calcext:value-type="float">
            <text:p>121.199997</text:p>
          </table:table-cell>
          <table:table-cell office:value-type="float" office:value="121.360001" calcext:value-type="float">
            <text:p>121.360001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120.519997" calcext:value-type="float">
            <text:p>120.519997</text:p>
          </table:table-cell>
          <table:table-cell office:value-type="float" office:value="86.161682" calcext:value-type="float">
            <text:p>86.161682</text:p>
          </table:table-cell>
          <table:table-cell office:value-type="float" office:value="29944100" calcext:value-type="float">
            <text:p>29944100</text:p>
          </table:table-cell>
        </table:table-row>
        <table:table-row table:style-name="ro1">
          <table:table-cell office:value-type="string" calcext:value-type="string">
            <text:p>2004-12-28</text:p>
          </table:table-cell>
          <table:table-cell office:value-type="float" office:value="120.639999" calcext:value-type="float">
            <text:p>120.639999</text:p>
          </table:table-cell>
          <table:table-cell office:value-type="float" office:value="121.330002" calcext:value-type="float">
            <text:p>121.330002</text:p>
          </table:table-cell>
          <table:table-cell office:value-type="float" office:value="120.599998" calcext:value-type="float">
            <text:p>120.599998</text:p>
          </table:table-cell>
          <table:table-cell office:value-type="float" office:value="121.18" calcext:value-type="float">
            <text:p>121.18</text:p>
          </table:table-cell>
          <table:table-cell office:value-type="float" office:value="86.633537" calcext:value-type="float">
            <text:p>86.633537</text:p>
          </table:table-cell>
          <table:table-cell office:value-type="float" office:value="23422900" calcext:value-type="float">
            <text:p>23422900</text:p>
          </table:table-cell>
        </table:table-row>
        <table:table-row table:style-name="ro1">
          <table:table-cell office:value-type="string" calcext:value-type="string">
            <text:p>2004-12-29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121.400002" calcext:value-type="float">
            <text:p>121.400002</text:p>
          </table:table-cell>
          <table:table-cell office:value-type="float" office:value="120.949997" calcext:value-type="float">
            <text:p>120.949997</text:p>
          </table:table-cell>
          <table:table-cell office:value-type="float" office:value="121.360001" calcext:value-type="float">
            <text:p>121.360001</text:p>
          </table:table-cell>
          <table:table-cell office:value-type="float" office:value="86.762238" calcext:value-type="float">
            <text:p>86.762238</text:p>
          </table:table-cell>
          <table:table-cell office:value-type="float" office:value="22650600" calcext:value-type="float">
            <text:p>22650600</text:p>
          </table:table-cell>
        </table:table-row>
        <table:table-row table:style-name="ro1">
          <table:table-cell office:value-type="string" calcext:value-type="string">
            <text:p>2004-12-30</text:p>
          </table:table-cell>
          <table:table-cell office:value-type="float" office:value="121.400002" calcext:value-type="float">
            <text:p>121.400002</text:p>
          </table:table-cell>
          <table:table-cell office:value-type="float" office:value="121.57" calcext:value-type="float">
            <text:p>121.57</text:p>
          </table:table-cell>
          <table:table-cell office:value-type="float" office:value="121.040001" calcext:value-type="float">
            <text:p>121.040001</text:p>
          </table:table-cell>
          <table:table-cell office:value-type="float" office:value="121.129997" calcext:value-type="float">
            <text:p>121.129997</text:p>
          </table:table-cell>
          <table:table-cell office:value-type="float" office:value="86.597809" calcext:value-type="float">
            <text:p>86.597809</text:p>
          </table:table-cell>
          <table:table-cell office:value-type="float" office:value="21076900" calcext:value-type="float">
            <text:p>21076900</text:p>
          </table:table-cell>
        </table:table-row>
        <table:table-row table:style-name="ro1">
          <table:table-cell office:value-type="string" calcext:value-type="string">
            <text:p>2004-12-31</text:p>
          </table:table-cell>
          <table:table-cell office:value-type="float" office:value="121.300003" calcext:value-type="float">
            <text:p>121.300003</text:p>
          </table:table-cell>
          <table:table-cell office:value-type="float" office:value="121.660004" calcext:value-type="float">
            <text:p>121.660004</text:p>
          </table:table-cell>
          <table:table-cell office:value-type="float" office:value="120.800003" calcext:value-type="float">
            <text:p>120.800003</text:p>
          </table:table-cell>
          <table:table-cell office:value-type="float" office:value="120.870003" calcext:value-type="float">
            <text:p>120.870003</text:p>
          </table:table-cell>
          <table:table-cell office:value-type="float" office:value="86.411911" calcext:value-type="float">
            <text:p>86.411911</text:p>
          </table:table-cell>
          <table:table-cell office:value-type="float" office:value="28648800" calcext:value-type="float">
            <text:p>28648800</text:p>
          </table:table-cell>
        </table:table-row>
        <table:table-row table:style-name="ro1">
          <table:table-cell office:value-type="string" calcext:value-type="string">
            <text:p>2005-01-03</text:p>
          </table:table-cell>
          <table:table-cell office:value-type="float" office:value="121.559998" calcext:value-type="float">
            <text:p>121.559998</text:p>
          </table:table-cell>
          <table:table-cell office:value-type="float" office:value="121.760002" calcext:value-type="float">
            <text:p>121.760002</text:p>
          </table:table-cell>
          <table:table-cell office:value-type="float" office:value="119.900002" calcext:value-type="float">
            <text:p>119.900002</text:p>
          </table:table-cell>
          <table:table-cell office:value-type="float" office:value="120.300003" calcext:value-type="float">
            <text:p>120.300003</text:p>
          </table:table-cell>
          <table:table-cell office:value-type="float" office:value="86.00444" calcext:value-type="float">
            <text:p>86.00444</text:p>
          </table:table-cell>
          <table:table-cell office:value-type="float" office:value="55748000" calcext:value-type="float">
            <text:p>55748000</text:p>
          </table:table-cell>
        </table:table-row>
        <table:table-row table:style-name="ro1">
          <table:table-cell office:value-type="string" calcext:value-type="string">
            <text:p>2005-01-04</text:p>
          </table:table-cell>
          <table:table-cell office:value-type="float" office:value="120.459999" calcext:value-type="float">
            <text:p>120.459999</text:p>
          </table:table-cell>
          <table:table-cell office:value-type="float" office:value="120.540001" calcext:value-type="float">
            <text:p>120.540001</text:p>
          </table:table-cell>
          <table:table-cell office:value-type="float" office:value="118.440002" calcext:value-type="float">
            <text:p>118.440002</text:p>
          </table:table-cell>
          <table:table-cell office:value-type="float" office:value="118.830002" calcext:value-type="float">
            <text:p>118.830002</text:p>
          </table:table-cell>
          <table:table-cell office:value-type="float" office:value="84.953476" calcext:value-type="float">
            <text:p>84.953476</text:p>
          </table:table-cell>
          <table:table-cell office:value-type="float" office:value="69167600" calcext:value-type="float">
            <text:p>69167600</text:p>
          </table:table-cell>
        </table:table-row>
        <table:table-row table:style-name="ro1">
          <table:table-cell office:value-type="string" calcext:value-type="string">
            <text:p>2005-01-05</text:p>
          </table:table-cell>
          <table:table-cell office:value-type="float" office:value="118.739998" calcext:value-type="float">
            <text:p>118.739998</text:p>
          </table:table-cell>
          <table:table-cell office:value-type="float" office:value="119.25" calcext:value-type="float">
            <text:p>119.25</text:p>
          </table:table-cell>
          <table:table-cell office:value-type="float" office:value="118" calcext:value-type="float">
            <text:p>118</text:p>
          </table:table-cell>
          <table:table-cell office:value-type="float" office:value="118.010002" calcext:value-type="float">
            <text:p>118.010002</text:p>
          </table:table-cell>
          <table:table-cell office:value-type="float" office:value="84.367256" calcext:value-type="float">
            <text:p>84.367256</text:p>
          </table:table-cell>
          <table:table-cell office:value-type="float" office:value="65667300" calcext:value-type="float">
            <text:p>65667300</text:p>
          </table:table-cell>
        </table:table-row>
        <table:table-row table:style-name="ro1">
          <table:table-cell office:value-type="string" calcext:value-type="string">
            <text:p>2005-01-06</text:p>
          </table:table-cell>
          <table:table-cell office:value-type="float" office:value="118.440002" calcext:value-type="float">
            <text:p>118.440002</text:p>
          </table:table-cell>
          <table:table-cell office:value-type="float" office:value="119.150002" calcext:value-type="float">
            <text:p>119.150002</text:p>
          </table:table-cell>
          <table:table-cell office:value-type="float" office:value="118.260002" calcext:value-type="float">
            <text:p>118.260002</text:p>
          </table:table-cell>
          <table:table-cell office:value-type="float" office:value="118.610001" calcext:value-type="float">
            <text:p>118.610001</text:p>
          </table:table-cell>
          <table:table-cell office:value-type="float" office:value="84.796219" calcext:value-type="float">
            <text:p>84.796219</text:p>
          </table:table-cell>
          <table:table-cell office:value-type="float" office:value="47814700" calcext:value-type="float">
            <text:p>47814700</text:p>
          </table:table-cell>
        </table:table-row>
        <table:table-row table:style-name="ro1">
          <table:table-cell office:value-type="string" calcext:value-type="string">
            <text:p>2005-01-07</text:p>
          </table:table-cell>
          <table:table-cell office:value-type="float" office:value="118.970001" calcext:value-type="float">
            <text:p>118.970001</text:p>
          </table:table-cell>
          <table:table-cell office:value-type="float" office:value="119.230003" calcext:value-type="float">
            <text:p>119.230003</text:p>
          </table:table-cell>
          <table:table-cell office:value-type="float" office:value="118.129997" calcext:value-type="float">
            <text:p>118.129997</text:p>
          </table:table-cell>
          <table:table-cell office:value-type="float" office:value="118.440002" calcext:value-type="float">
            <text:p>118.440002</text:p>
          </table:table-cell>
          <table:table-cell office:value-type="float" office:value="84.674698" calcext:value-type="float">
            <text:p>84.674698</text:p>
          </table:table-cell>
          <table:table-cell office:value-type="float" office:value="55847700" calcext:value-type="float">
            <text:p>55847700</text:p>
          </table:table-cell>
        </table:table-row>
        <table:table-row table:style-name="ro1">
          <table:table-cell office:value-type="string" calcext:value-type="string">
            <text:p>2005-01-10</text:p>
          </table:table-cell>
          <table:table-cell office:value-type="float" office:value="118.339996" calcext:value-type="float">
            <text:p>118.339996</text:p>
          </table:table-cell>
          <table:table-cell office:value-type="float" office:value="119.459999" calcext:value-type="float">
            <text:p>119.459999</text:p>
          </table:table-cell>
          <table:table-cell office:value-type="float" office:value="118.339996" calcext:value-type="float">
            <text:p>118.339996</text:p>
          </table:table-cell>
          <table:table-cell office:value-type="float" office:value="119" calcext:value-type="float">
            <text:p>119</text:p>
          </table:table-cell>
          <table:table-cell office:value-type="float" office:value="85.075027" calcext:value-type="float">
            <text:p>85.075027</text:p>
          </table:table-cell>
          <table:table-cell office:value-type="float" office:value="56563300" calcext:value-type="float">
            <text:p>56563300</text:p>
          </table:table-cell>
        </table:table-row>
        <table:table-row table:style-name="ro1">
          <table:table-cell office:value-type="string" calcext:value-type="string">
            <text:p>2005-01-11</text:p>
          </table:table-cell>
          <table:table-cell office:value-type="float" office:value="118.639999" calcext:value-type="float">
            <text:p>118.639999</text:p>
          </table:table-cell>
          <table:table-cell office:value-type="float" office:value="118.739998" calcext:value-type="float">
            <text:p>118.739998</text:p>
          </table:table-cell>
          <table:table-cell office:value-type="float" office:value="117.989998" calcext:value-type="float">
            <text:p>117.989998</text:p>
          </table:table-cell>
          <table:table-cell office:value-type="float" office:value="118.18" calcext:value-type="float">
            <text:p>118.18</text:p>
          </table:table-cell>
          <table:table-cell office:value-type="float" office:value="84.488777" calcext:value-type="float">
            <text:p>84.488777</text:p>
          </table:table-cell>
          <table:table-cell office:value-type="float" office:value="63099700" calcext:value-type="float">
            <text:p>63099700</text:p>
          </table:table-cell>
        </table:table-row>
        <table:table-row table:style-name="ro1">
          <table:table-cell office:value-type="string" calcext:value-type="string">
            <text:p>2005-01-12</text:p>
          </table:table-cell>
          <table:table-cell office:value-type="float" office:value="118.400002" calcext:value-type="float">
            <text:p>118.400002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117.519997" calcext:value-type="float">
            <text:p>117.519997</text:p>
          </table:table-cell>
          <table:table-cell office:value-type="float" office:value="118.57" calcext:value-type="float">
            <text:p>118.57</text:p>
          </table:table-cell>
          <table:table-cell office:value-type="float" office:value="84.767616" calcext:value-type="float">
            <text:p>84.767616</text:p>
          </table:table-cell>
          <table:table-cell office:value-type="float" office:value="72720500" calcext:value-type="float">
            <text:p>72720500</text:p>
          </table:table-cell>
        </table:table-row>
        <table:table-row table:style-name="ro1">
          <table:table-cell office:value-type="string" calcext:value-type="string">
            <text:p>2005-01-13</text:p>
          </table:table-cell>
          <table:table-cell office:value-type="float" office:value="118.639999" calcext:value-type="float">
            <text:p>118.639999</text:p>
          </table:table-cell>
          <table:table-cell office:value-type="float" office:value="118.730003" calcext:value-type="float">
            <text:p>118.730003</text:p>
          </table:table-cell>
          <table:table-cell office:value-type="float" office:value="117.5" calcext:value-type="float">
            <text:p>117.5</text:p>
          </table:table-cell>
          <table:table-cell office:value-type="float" office:value="117.620003" calcext:value-type="float">
            <text:p>117.620003</text:p>
          </table:table-cell>
          <table:table-cell office:value-type="float" office:value="84.088463" calcext:value-type="float">
            <text:p>84.088463</text:p>
          </table:table-cell>
          <table:table-cell office:value-type="float" office:value="55537500" calcext:value-type="float">
            <text:p>55537500</text:p>
          </table:table-cell>
        </table:table-row>
        <table:table-row table:style-name="ro1">
          <table:table-cell office:value-type="string" calcext:value-type="string">
            <text:p>2005-01-14</text:p>
          </table:table-cell>
          <table:table-cell office:value-type="float" office:value="117.970001" calcext:value-type="float">
            <text:p>117.970001</text:p>
          </table:table-cell>
          <table:table-cell office:value-type="float" office:value="118.529999" calcext:value-type="float">
            <text:p>118.529999</text:p>
          </table:table-cell>
          <table:table-cell office:value-type="float" office:value="117.760002" calcext:value-type="float">
            <text:p>117.760002</text:p>
          </table:table-cell>
          <table:table-cell office:value-type="float" office:value="118.239998" calcext:value-type="float">
            <text:p>118.239998</text:p>
          </table:table-cell>
          <table:table-cell office:value-type="float" office:value="84.531685" calcext:value-type="float">
            <text:p>84.531685</text:p>
          </table:table-cell>
          <table:table-cell office:value-type="float" office:value="42032500" calcext:value-type="float">
            <text:p>42032500</text:p>
          </table:table-cell>
        </table:table-row>
        <table:table-row table:style-name="ro1">
          <table:table-cell office:value-type="string" calcext:value-type="string">
            <text:p>2005-01-18</text:p>
          </table:table-cell>
          <table:table-cell office:value-type="float" office:value="118.050003" calcext:value-type="float">
            <text:p>118.050003</text:p>
          </table:table-cell>
          <table:table-cell office:value-type="float" office:value="119.620003" calcext:value-type="float">
            <text:p>119.620003</text:p>
          </table:table-cell>
          <table:table-cell office:value-type="float" office:value="117.949997" calcext:value-type="float">
            <text:p>117.949997</text:p>
          </table:table-cell>
          <table:table-cell office:value-type="float" office:value="119.470001" calcext:value-type="float">
            <text:p>119.470001</text:p>
          </table:table-cell>
          <table:table-cell office:value-type="float" office:value="85.411049" calcext:value-type="float">
            <text:p>85.411049</text:p>
          </table:table-cell>
          <table:table-cell office:value-type="float" office:value="57391700" calcext:value-type="float">
            <text:p>57391700</text:p>
          </table:table-cell>
        </table:table-row>
        <table:table-row table:style-name="ro1">
          <table:table-cell office:value-type="string" calcext:value-type="string">
            <text:p>2005-01-19</text:p>
          </table:table-cell>
          <table:table-cell office:value-type="float" office:value="119.43" calcext:value-type="float">
            <text:p>119.43</text:p>
          </table:table-cell>
          <table:table-cell office:value-type="float" office:value="119.519997" calcext:value-type="float">
            <text:p>119.519997</text:p>
          </table:table-cell>
          <table:table-cell office:value-type="float" office:value="118.209999" calcext:value-type="float">
            <text:p>118.209999</text:p>
          </table:table-cell>
          <table:table-cell office:value-type="float" office:value="118.220001" calcext:value-type="float">
            <text:p>118.220001</text:p>
          </table:table-cell>
          <table:table-cell office:value-type="float" office:value="84.517403" calcext:value-type="float">
            <text:p>84.517403</text:p>
          </table:table-cell>
          <table:table-cell office:value-type="float" office:value="54378900" calcext:value-type="float">
            <text:p>54378900</text:p>
          </table:table-cell>
        </table:table-row>
        <table:table-row table:style-name="ro1">
          <table:table-cell office:value-type="string" calcext:value-type="string">
            <text:p>2005-01-20</text:p>
          </table:table-cell>
          <table:table-cell office:value-type="float" office:value="117.889999" calcext:value-type="float">
            <text:p>117.889999</text:p>
          </table:table-cell>
          <table:table-cell office:value-type="float" office:value="118.199997" calcext:value-type="float">
            <text:p>118.199997</text:p>
          </table:table-cell>
          <table:table-cell office:value-type="float" office:value="117.290001" calcext:value-type="float">
            <text:p>117.290001</text:p>
          </table:table-cell>
          <table:table-cell office:value-type="float" office:value="117.5" calcext:value-type="float">
            <text:p>117.5</text:p>
          </table:table-cell>
          <table:table-cell office:value-type="float" office:value="84.002647" calcext:value-type="float">
            <text:p>84.002647</text:p>
          </table:table-cell>
          <table:table-cell office:value-type="float" office:value="72049300" calcext:value-type="float">
            <text:p>72049300</text:p>
          </table:table-cell>
        </table:table-row>
        <table:table-row table:style-name="ro1">
          <table:table-cell office:value-type="string" calcext:value-type="string">
            <text:p>2005-01-21</text:p>
          </table:table-cell>
          <table:table-cell office:value-type="float" office:value="117.790001" calcext:value-type="float">
            <text:p>117.790001</text:p>
          </table:table-cell>
          <table:table-cell office:value-type="float" office:value="118" calcext:value-type="float">
            <text:p>118</text:p>
          </table:table-cell>
          <table:table-cell office:value-type="float" office:value="116.650002" calcext:value-type="float">
            <text:p>116.650002</text:p>
          </table:table-cell>
          <table:table-cell office:value-type="float" office:value="116.779999" calcext:value-type="float">
            <text:p>116.779999</text:p>
          </table:table-cell>
          <table:table-cell office:value-type="float" office:value="83.487915" calcext:value-type="float">
            <text:p>83.487915</text:p>
          </table:table-cell>
          <table:table-cell office:value-type="float" office:value="63160400" calcext:value-type="float">
            <text:p>63160400</text:p>
          </table:table-cell>
        </table:table-row>
        <table:table-row table:style-name="ro1">
          <table:table-cell office:value-type="string" calcext:value-type="string">
            <text:p>2005-01-24</text:p>
          </table:table-cell>
          <table:table-cell office:value-type="float" office:value="117.089996" calcext:value-type="float">
            <text:p>117.089996</text:p>
          </table:table-cell>
          <table:table-cell office:value-type="float" office:value="117.339996" calcext:value-type="float">
            <text:p>117.339996</text:p>
          </table:table-cell>
          <table:table-cell office:value-type="float" office:value="116.370003" calcext:value-type="float">
            <text:p>116.370003</text:p>
          </table:table-cell>
          <table:table-cell office:value-type="float" office:value="116.550003" calcext:value-type="float">
            <text:p>116.550003</text:p>
          </table:table-cell>
          <table:table-cell office:value-type="float" office:value="83.323486" calcext:value-type="float">
            <text:p>83.323486</text:p>
          </table:table-cell>
          <table:table-cell office:value-type="float" office:value="58441900" calcext:value-type="float">
            <text:p>58441900</text:p>
          </table:table-cell>
        </table:table-row>
        <table:table-row table:style-name="ro1">
          <table:table-cell office:value-type="string" calcext:value-type="string">
            <text:p>2005-01-25</text:p>
          </table:table-cell>
          <table:table-cell office:value-type="float" office:value="116.910004" calcext:value-type="float">
            <text:p>116.910004</text:p>
          </table:table-cell>
          <table:table-cell office:value-type="float" office:value="117.470001" calcext:value-type="float">
            <text:p>117.470001</text:p>
          </table:table-cell>
          <table:table-cell office:value-type="float" office:value="116.720001" calcext:value-type="float">
            <text:p>116.720001</text:p>
          </table:table-cell>
          <table:table-cell office:value-type="float" office:value="116.879997" calcext:value-type="float">
            <text:p>116.879997</text:p>
          </table:table-cell>
          <table:table-cell office:value-type="float" office:value="83.559402" calcext:value-type="float">
            <text:p>83.559402</text:p>
          </table:table-cell>
          <table:table-cell office:value-type="float" office:value="68245000" calcext:value-type="float">
            <text:p>68245000</text:p>
          </table:table-cell>
        </table:table-row>
        <table:table-row table:style-name="ro1">
          <table:table-cell office:value-type="string" calcext:value-type="string">
            <text:p>2005-01-26</text:p>
          </table:table-cell>
          <table:table-cell office:value-type="float" office:value="117.32" calcext:value-type="float">
            <text:p>117.32</text:p>
          </table:table-cell>
          <table:table-cell office:value-type="float" office:value="117.599998" calcext:value-type="float">
            <text:p>117.599998</text:p>
          </table:table-cell>
          <table:table-cell office:value-type="float" office:value="117.040001" calcext:value-type="float">
            <text:p>117.040001</text:p>
          </table:table-cell>
          <table:table-cell office:value-type="float" office:value="117.230003" calcext:value-type="float">
            <text:p>117.230003</text:p>
          </table:table-cell>
          <table:table-cell office:value-type="float" office:value="83.809647" calcext:value-type="float">
            <text:p>83.809647</text:p>
          </table:table-cell>
          <table:table-cell office:value-type="float" office:value="57195100" calcext:value-type="float">
            <text:p>57195100</text:p>
          </table:table-cell>
        </table:table-row>
        <table:table-row table:style-name="ro1">
          <table:table-cell office:value-type="string" calcext:value-type="string">
            <text:p>2005-01-27</text:p>
          </table:table-cell>
          <table:table-cell office:value-type="float" office:value="117.190002" calcext:value-type="float">
            <text:p>117.190002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6.980003" calcext:value-type="float">
            <text:p>116.980003</text:p>
          </table:table-cell>
          <table:table-cell office:value-type="float" office:value="117.43" calcext:value-type="float">
            <text:p>117.43</text:p>
          </table:table-cell>
          <table:table-cell office:value-type="float" office:value="83.952614" calcext:value-type="float">
            <text:p>83.952614</text:p>
          </table:table-cell>
          <table:table-cell office:value-type="float" office:value="55878800" calcext:value-type="float">
            <text:p>55878800</text:p>
          </table:table-cell>
        </table:table-row>
        <table:table-row table:style-name="ro1">
          <table:table-cell office:value-type="string" calcext:value-type="string">
            <text:p>2005-01-28</text:p>
          </table:table-cell>
          <table:table-cell office:value-type="float" office:value="117.489998" calcext:value-type="float">
            <text:p>117.489998</text:p>
          </table:table-cell>
          <table:table-cell office:value-type="float" office:value="117.550003" calcext:value-type="float">
            <text:p>117.550003</text:p>
          </table:table-cell>
          <table:table-cell office:value-type="float" office:value="116.610001" calcext:value-type="float">
            <text:p>116.610001</text:p>
          </table:table-cell>
          <table:table-cell office:value-type="float" office:value="117.43" calcext:value-type="float">
            <text:p>117.43</text:p>
          </table:table-cell>
          <table:table-cell office:value-type="float" office:value="83.952614" calcext:value-type="float">
            <text:p>83.952614</text:p>
          </table:table-cell>
          <table:table-cell office:value-type="float" office:value="60738900" calcext:value-type="float">
            <text:p>60738900</text:p>
          </table:table-cell>
        </table:table-row>
        <table:table-row table:style-name="ro1">
          <table:table-cell office:value-type="string" calcext:value-type="string">
            <text:p>2005-01-31</text:p>
          </table:table-cell>
          <table:table-cell office:value-type="float" office:value="117.949997" calcext:value-type="float">
            <text:p>117.949997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7.709999" calcext:value-type="float">
            <text:p>117.709999</text:p>
          </table:table-cell>
          <table:table-cell office:value-type="float" office:value="118.160004" calcext:value-type="float">
            <text:p>118.160004</text:p>
          </table:table-cell>
          <table:table-cell office:value-type="float" office:value="84.474533" calcext:value-type="float">
            <text:p>84.474533</text:p>
          </table:table-cell>
          <table:table-cell office:value-type="float" office:value="52532700" calcext:value-type="float">
            <text:p>52532700</text:p>
          </table:table-cell>
        </table:table-row>
        <table:table-row table:style-name="ro1">
          <table:table-cell office:value-type="string" calcext:value-type="string">
            <text:p>2005-02-01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9.080002" calcext:value-type="float">
            <text:p>119.080002</text:p>
          </table:table-cell>
          <table:table-cell office:value-type="float" office:value="118.099998" calcext:value-type="float">
            <text:p>118.099998</text:p>
          </table:table-cell>
          <table:table-cell office:value-type="float" office:value="118.910004" calcext:value-type="float">
            <text:p>118.910004</text:p>
          </table:table-cell>
          <table:table-cell office:value-type="float" office:value="85.010704" calcext:value-type="float">
            <text:p>85.010704</text:p>
          </table:table-cell>
          <table:table-cell office:value-type="float" office:value="49841200" calcext:value-type="float">
            <text:p>49841200</text:p>
          </table:table-cell>
        </table:table-row>
        <table:table-row table:style-name="ro1">
          <table:table-cell office:value-type="string" calcext:value-type="string">
            <text:p>2005-02-02</text:p>
          </table:table-cell>
          <table:table-cell office:value-type="float" office:value="119.059998" calcext:value-type="float">
            <text:p>119.059998</text:p>
          </table:table-cell>
          <table:table-cell office:value-type="float" office:value="119.589996" calcext:value-type="float">
            <text:p>119.589996</text:p>
          </table:table-cell>
          <table:table-cell office:value-type="float" office:value="118.900002" calcext:value-type="float">
            <text:p>118.900002</text:p>
          </table:table-cell>
          <table:table-cell office:value-type="float" office:value="119.269997" calcext:value-type="float">
            <text:p>119.269997</text:p>
          </table:table-cell>
          <table:table-cell office:value-type="float" office:value="85.268051" calcext:value-type="float">
            <text:p>85.268051</text:p>
          </table:table-cell>
          <table:table-cell office:value-type="float" office:value="52468900" calcext:value-type="float">
            <text:p>52468900</text:p>
          </table:table-cell>
        </table:table-row>
        <table:table-row table:style-name="ro1">
          <table:table-cell office:value-type="string" calcext:value-type="string">
            <text:p>2005-02-03</text:p>
          </table:table-cell>
          <table:table-cell office:value-type="float" office:value="119.059998" calcext:value-type="float">
            <text:p>119.059998</text:p>
          </table:table-cell>
          <table:table-cell office:value-type="float" office:value="119.160004" calcext:value-type="float">
            <text:p>119.160004</text:p>
          </table:table-cell>
          <table:table-cell office:value-type="float" office:value="118.57" calcext:value-type="float">
            <text:p>118.57</text:p>
          </table:table-cell>
          <table:table-cell office:value-type="float" office:value="118.959999" calcext:value-type="float">
            <text:p>118.959999</text:p>
          </table:table-cell>
          <table:table-cell office:value-type="float" office:value="85.046432" calcext:value-type="float">
            <text:p>85.046432</text:p>
          </table:table-cell>
          <table:table-cell office:value-type="float" office:value="48837100" calcext:value-type="float">
            <text:p>48837100</text:p>
          </table:table-cell>
        </table:table-row>
        <table:table-row table:style-name="ro1">
          <table:table-cell office:value-type="string" calcext:value-type="string">
            <text:p>2005-02-04</text:p>
          </table:table-cell>
          <table:table-cell office:value-type="float" office:value="119" calcext:value-type="float">
            <text:p>119</text:p>
          </table:table-cell>
          <table:table-cell office:value-type="float" office:value="120.43" calcext:value-type="float">
            <text:p>120.43</text:p>
          </table:table-cell>
          <table:table-cell office:value-type="float" office:value="118.980003" calcext:value-type="float">
            <text:p>118.980003</text:p>
          </table:table-cell>
          <table:table-cell office:value-type="float" office:value="120.230003" calcext:value-type="float">
            <text:p>120.230003</text:p>
          </table:table-cell>
          <table:table-cell office:value-type="float" office:value="85.954384" calcext:value-type="float">
            <text:p>85.954384</text:p>
          </table:table-cell>
          <table:table-cell office:value-type="float" office:value="50024600" calcext:value-type="float">
            <text:p>50024600</text:p>
          </table:table-cell>
        </table:table-row>
        <table:table-row table:style-name="ro1">
          <table:table-cell office:value-type="string" calcext:value-type="string">
            <text:p>2005-02-07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0.519997" calcext:value-type="float">
            <text:p>120.519997</text:p>
          </table:table-cell>
          <table:table-cell office:value-type="float" office:value="119.959999" calcext:value-type="float">
            <text:p>119.959999</text:p>
          </table:table-cell>
          <table:table-cell office:value-type="float" office:value="120.07" calcext:value-type="float">
            <text:p>120.07</text:p>
          </table:table-cell>
          <table:table-cell office:value-type="float" office:value="85.839981" calcext:value-type="float">
            <text:p>85.839981</text:p>
          </table:table-cell>
          <table:table-cell office:value-type="float" office:value="45412000" calcext:value-type="float">
            <text:p>45412000</text:p>
          </table:table-cell>
        </table:table-row>
        <table:table-row table:style-name="ro1">
          <table:table-cell office:value-type="string" calcext:value-type="string">
            <text:p>2005-02-08</text:p>
          </table:table-cell>
          <table:table-cell office:value-type="float" office:value="120.169998" calcext:value-type="float">
            <text:p>120.169998</text:p>
          </table:table-cell>
          <table:table-cell office:value-type="float" office:value="120.650002" calcext:value-type="float">
            <text:p>120.650002</text:p>
          </table:table-cell>
          <table:table-cell office:value-type="float" office:value="120.07" calcext:value-type="float">
            <text:p>120.07</text:p>
          </table:table-cell>
          <table:table-cell office:value-type="float" office:value="120.209999" calcext:value-type="float">
            <text:p>120.209999</text:p>
          </table:table-cell>
          <table:table-cell office:value-type="float" office:value="85.940048" calcext:value-type="float">
            <text:p>85.940048</text:p>
          </table:table-cell>
          <table:table-cell office:value-type="float" office:value="39263500" calcext:value-type="float">
            <text:p>39263500</text:p>
          </table:table-cell>
        </table:table-row>
        <table:table-row table:style-name="ro1">
          <table:table-cell office:value-type="string" calcext:value-type="string">
            <text:p>2005-02-09</text:p>
          </table:table-cell>
          <table:table-cell office:value-type="float" office:value="120.419998" calcext:value-type="float">
            <text:p>120.419998</text:p>
          </table:table-cell>
          <table:table-cell office:value-type="float" office:value="120.489998" calcext:value-type="float">
            <text:p>120.489998</text:p>
          </table:table-cell>
          <table:table-cell office:value-type="float" office:value="119.25" calcext:value-type="float">
            <text:p>119.25</text:p>
          </table:table-cell>
          <table:table-cell office:value-type="float" office:value="119.309998" calcext:value-type="float">
            <text:p>119.309998</text:p>
          </table:table-cell>
          <table:table-cell office:value-type="float" office:value="85.296646" calcext:value-type="float">
            <text:p>85.296646</text:p>
          </table:table-cell>
          <table:table-cell office:value-type="float" office:value="55279400" calcext:value-type="float">
            <text:p>55279400</text:p>
          </table:table-cell>
        </table:table-row>
        <table:table-row table:style-name="ro1">
          <table:table-cell office:value-type="string" calcext:value-type="string">
            <text:p>2005-02-10</text:p>
          </table:table-cell>
          <table:table-cell office:value-type="float" office:value="119.660004" calcext:value-type="float">
            <text:p>119.660004</text:p>
          </table:table-cell>
          <table:table-cell office:value-type="float" office:value="120.019997" calcext:value-type="float">
            <text:p>120.019997</text:p>
          </table:table-cell>
          <table:table-cell office:value-type="float" office:value="119.260002" calcext:value-type="float">
            <text:p>119.260002</text:p>
          </table:table-cell>
          <table:table-cell office:value-type="float" office:value="119.739998" calcext:value-type="float">
            <text:p>119.739998</text:p>
          </table:table-cell>
          <table:table-cell office:value-type="float" office:value="85.604088" calcext:value-type="float">
            <text:p>85.604088</text:p>
          </table:table-cell>
          <table:table-cell office:value-type="float" office:value="45858600" calcext:value-type="float">
            <text:p>45858600</text:p>
          </table:table-cell>
        </table:table-row>
        <table:table-row table:style-name="ro1">
          <table:table-cell office:value-type="string" calcext:value-type="string">
            <text:p>2005-02-11</text:p>
          </table:table-cell>
          <table:table-cell office:value-type="float" office:value="119.699997" calcext:value-type="float">
            <text:p>119.699997</text:p>
          </table:table-cell>
          <table:table-cell office:value-type="float" office:value="121.040001" calcext:value-type="float">
            <text:p>121.040001</text:p>
          </table:table-cell>
          <table:table-cell office:value-type="float" office:value="119.459999" calcext:value-type="float">
            <text:p>119.459999</text:p>
          </table:table-cell>
          <table:table-cell office:value-type="float" office:value="120.769997" calcext:value-type="float">
            <text:p>120.769997</text:p>
          </table:table-cell>
          <table:table-cell office:value-type="float" office:value="86.340431" calcext:value-type="float">
            <text:p>86.340431</text:p>
          </table:table-cell>
          <table:table-cell office:value-type="float" office:value="53133000" calcext:value-type="float">
            <text:p>53133000</text:p>
          </table:table-cell>
        </table:table-row>
        <table:table-row table:style-name="ro1">
          <table:table-cell office:value-type="string" calcext:value-type="string">
            <text:p>2005-02-14</text:p>
          </table:table-cell>
          <table:table-cell office:value-type="float" office:value="120.690002" calcext:value-type="float">
            <text:p>120.690002</text:p>
          </table:table-cell>
          <table:table-cell office:value-type="float" office:value="120.860001" calcext:value-type="float">
            <text:p>120.860001</text:p>
          </table:table-cell>
          <table:table-cell office:value-type="float" office:value="120.480003" calcext:value-type="float">
            <text:p>120.480003</text:p>
          </table:table-cell>
          <table:table-cell office:value-type="float" office:value="120.68" calcext:value-type="float">
            <text:p>120.68</text:p>
          </table:table-cell>
          <table:table-cell office:value-type="float" office:value="86.276093" calcext:value-type="float">
            <text:p>86.276093</text:p>
          </table:table-cell>
          <table:table-cell office:value-type="float" office:value="32432100" calcext:value-type="float">
            <text:p>32432100</text:p>
          </table:table-cell>
        </table:table-row>
        <table:table-row table:style-name="ro1">
          <table:table-cell office:value-type="string" calcext:value-type="string">
            <text:p>2005-02-15</text:p>
          </table:table-cell>
          <table:table-cell office:value-type="float" office:value="120.800003" calcext:value-type="float">
            <text:p>120.800003</text:p>
          </table:table-cell>
          <table:table-cell office:value-type="float" office:value="121.43" calcext:value-type="float">
            <text:p>121.43</text:p>
          </table:table-cell>
          <table:table-cell office:value-type="float" office:value="120.68" calcext:value-type="float">
            <text:p>120.68</text:p>
          </table:table-cell>
          <table:table-cell office:value-type="float" office:value="121.129997" calcext:value-type="float">
            <text:p>121.129997</text:p>
          </table:table-cell>
          <table:table-cell office:value-type="float" office:value="86.597809" calcext:value-type="float">
            <text:p>86.597809</text:p>
          </table:table-cell>
          <table:table-cell office:value-type="float" office:value="43852700" calcext:value-type="float">
            <text:p>43852700</text:p>
          </table:table-cell>
        </table:table-row>
        <table:table-row table:style-name="ro1">
          <table:table-cell office:value-type="string" calcext:value-type="string">
            <text:p>2005-02-16</text:p>
          </table:table-cell>
          <table:table-cell office:value-type="float" office:value="120.93" calcext:value-type="float">
            <text:p>120.93</text:p>
          </table:table-cell>
          <table:table-cell office:value-type="float" office:value="121.459999" calcext:value-type="float">
            <text:p>121.459999</text:p>
          </table:table-cell>
          <table:table-cell office:value-type="float" office:value="120.669998" calcext:value-type="float">
            <text:p>120.669998</text:p>
          </table:table-cell>
          <table:table-cell office:value-type="float" office:value="121.209999" calcext:value-type="float">
            <text:p>121.209999</text:p>
          </table:table-cell>
          <table:table-cell office:value-type="float" office:value="86.655006" calcext:value-type="float">
            <text:p>86.655006</text:p>
          </table:table-cell>
          <table:table-cell office:value-type="float" office:value="55523000" calcext:value-type="float">
            <text:p>55523000</text:p>
          </table:table-cell>
        </table:table-row>
        <table:table-row table:style-name="ro1">
          <table:table-cell office:value-type="string" calcext:value-type="string">
            <text:p>2005-02-17</text:p>
          </table:table-cell>
          <table:table-cell office:value-type="float" office:value="121.230003" calcext:value-type="float">
            <text:p>121.230003</text:p>
          </table:table-cell>
          <table:table-cell office:value-type="float" office:value="121.330002" calcext:value-type="float">
            <text:p>121.330002</text:p>
          </table:table-cell>
          <table:table-cell office:value-type="float" office:value="120.220001" calcext:value-type="float">
            <text:p>120.220001</text:p>
          </table:table-cell>
          <table:table-cell office:value-type="float" office:value="120.230003" calcext:value-type="float">
            <text:p>120.230003</text:p>
          </table:table-cell>
          <table:table-cell office:value-type="float" office:value="85.954384" calcext:value-type="float">
            <text:p>85.954384</text:p>
          </table:table-cell>
          <table:table-cell office:value-type="float" office:value="58124000" calcext:value-type="float">
            <text:p>58124000</text:p>
          </table:table-cell>
        </table:table-row>
        <table:table-row table:style-name="ro1">
          <table:table-cell office:value-type="string" calcext:value-type="string">
            <text:p>2005-02-18</text:p>
          </table:table-cell>
          <table:table-cell office:value-type="float" office:value="120.239998" calcext:value-type="float">
            <text:p>120.239998</text:p>
          </table:table-cell>
          <table:table-cell office:value-type="float" office:value="120.480003" calcext:value-type="float">
            <text:p>120.480003</text:p>
          </table:table-cell>
          <table:table-cell office:value-type="float" office:value="119.900002" calcext:value-type="float">
            <text:p>119.900002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86.068764" calcext:value-type="float">
            <text:p>86.068764</text:p>
          </table:table-cell>
          <table:table-cell office:value-type="float" office:value="47723300" calcext:value-type="float">
            <text:p>47723300</text:p>
          </table:table-cell>
        </table:table-row>
        <table:table-row table:style-name="ro1">
          <table:table-cell office:value-type="string" calcext:value-type="string">
            <text:p>2005-02-22</text:p>
          </table:table-cell>
          <table:table-cell office:value-type="float" office:value="119.900002" calcext:value-type="float">
            <text:p>119.900002</text:p>
          </table:table-cell>
          <table:table-cell office:value-type="float" office:value="120.470001" calcext:value-type="float">
            <text:p>120.470001</text:p>
          </table:table-cell>
          <table:table-cell office:value-type="float" office:value="118.580002" calcext:value-type="float">
            <text:p>118.580002</text:p>
          </table:table-cell>
          <table:table-cell office:value-type="float" office:value="118.599998" calcext:value-type="float">
            <text:p>118.599998</text:p>
          </table:table-cell>
          <table:table-cell office:value-type="float" office:value="84.78907" calcext:value-type="float">
            <text:p>84.78907</text:p>
          </table:table-cell>
          <table:table-cell office:value-type="float" office:value="80697600" calcext:value-type="float">
            <text:p>80697600</text:p>
          </table:table-cell>
        </table:table-row>
        <table:table-row table:style-name="ro1">
          <table:table-cell office:value-type="string" calcext:value-type="string">
            <text:p>2005-02-23</text:p>
          </table:table-cell>
          <table:table-cell office:value-type="float" office:value="118.93" calcext:value-type="float">
            <text:p>118.93</text:p>
          </table:table-cell>
          <table:table-cell office:value-type="float" office:value="119.57" calcext:value-type="float">
            <text:p>119.57</text:p>
          </table:table-cell>
          <table:table-cell office:value-type="float" office:value="118.620003" calcext:value-type="float">
            <text:p>118.620003</text:p>
          </table:table-cell>
          <table:table-cell office:value-type="float" office:value="119.449997" calcext:value-type="float">
            <text:p>119.449997</text:p>
          </table:table-cell>
          <table:table-cell office:value-type="float" office:value="85.396729" calcext:value-type="float">
            <text:p>85.396729</text:p>
          </table:table-cell>
          <table:table-cell office:value-type="float" office:value="68292600" calcext:value-type="float">
            <text:p>68292600</text:p>
          </table:table-cell>
        </table:table-row>
        <table:table-row table:style-name="ro1">
          <table:table-cell office:value-type="string" calcext:value-type="string">
            <text:p>2005-02-24</text:p>
          </table:table-cell>
          <table:table-cell office:value-type="float" office:value="119.239998" calcext:value-type="float">
            <text:p>119.239998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8.980003" calcext:value-type="float">
            <text:p>118.980003</text:p>
          </table:table-cell>
          <table:table-cell office:value-type="float" office:value="120.239998" calcext:value-type="float">
            <text:p>120.239998</text:p>
          </table:table-cell>
          <table:table-cell office:value-type="float" office:value="85.961555" calcext:value-type="float">
            <text:p>85.961555</text:p>
          </table:table-cell>
          <table:table-cell office:value-type="float" office:value="68563600" calcext:value-type="float">
            <text:p>68563600</text:p>
          </table:table-cell>
        </table:table-row>
        <table:table-row table:style-name="ro1">
          <table:table-cell office:value-type="string" calcext:value-type="string">
            <text:p>2005-02-25</text:p>
          </table:table-cell>
          <table:table-cell office:value-type="float" office:value="120.269997" calcext:value-type="float">
            <text:p>120.269997</text:p>
          </table:table-cell>
          <table:table-cell office:value-type="float" office:value="121.669998" calcext:value-type="float">
            <text:p>121.669998</text:p>
          </table:table-cell>
          <table:table-cell office:value-type="float" office:value="120.18" calcext:value-type="float">
            <text:p>120.18</text:p>
          </table:table-cell>
          <table:table-cell office:value-type="float" office:value="121.43" calcext:value-type="float">
            <text:p>121.43</text:p>
          </table:table-cell>
          <table:table-cell office:value-type="float" office:value="86.812286" calcext:value-type="float">
            <text:p>86.812286</text:p>
          </table:table-cell>
          <table:table-cell office:value-type="float" office:value="60899900" calcext:value-type="float">
            <text:p>60899900</text:p>
          </table:table-cell>
        </table:table-row>
        <table:table-row table:style-name="ro1">
          <table:table-cell office:value-type="string" calcext:value-type="string">
            <text:p>2005-02-28</text:p>
          </table:table-cell>
          <table:table-cell office:value-type="float" office:value="121.150002" calcext:value-type="float">
            <text:p>121.150002</text:p>
          </table:table-cell>
          <table:table-cell office:value-type="float" office:value="121.300003" calcext:value-type="float">
            <text:p>121.300003</text:p>
          </table:table-cell>
          <table:table-cell office:value-type="float" office:value="120.040001" calcext:value-type="float">
            <text:p>120.040001</text:p>
          </table:table-cell>
          <table:table-cell office:value-type="float" office:value="120.629997" calcext:value-type="float">
            <text:p>120.629997</text:p>
          </table:table-cell>
          <table:table-cell office:value-type="float" office:value="86.240341" calcext:value-type="float">
            <text:p>86.240341</text:p>
          </table:table-cell>
          <table:table-cell office:value-type="float" office:value="69381300" calcext:value-type="float">
            <text:p>69381300</text:p>
          </table:table-cell>
        </table:table-row>
        <table:table-row table:style-name="ro1">
          <table:table-cell office:value-type="string" calcext:value-type="string">
            <text:p>2005-03-01</text:p>
          </table:table-cell>
          <table:table-cell office:value-type="float" office:value="120.82" calcext:value-type="float">
            <text:p>120.82</text:p>
          </table:table-cell>
          <table:table-cell office:value-type="float" office:value="121.519997" calcext:value-type="float">
            <text:p>121.519997</text:p>
          </table:table-cell>
          <table:table-cell office:value-type="float" office:value="120.779999" calcext:value-type="float">
            <text:p>120.779999</text:p>
          </table:table-cell>
          <table:table-cell office:value-type="float" office:value="121.230003" calcext:value-type="float">
            <text:p>121.230003</text:p>
          </table:table-cell>
          <table:table-cell office:value-type="float" office:value="86.669296" calcext:value-type="float">
            <text:p>86.669296</text:p>
          </table:table-cell>
          <table:table-cell office:value-type="float" office:value="47294400" calcext:value-type="float">
            <text:p>47294400</text:p>
          </table:table-cell>
        </table:table-row>
        <table:table-row table:style-name="ro1">
          <table:table-cell office:value-type="string" calcext:value-type="string">
            <text:p>2005-03-02</text:p>
          </table:table-cell>
          <table:table-cell office:value-type="float" office:value="120.760002" calcext:value-type="float">
            <text:p>120.760002</text:p>
          </table:table-cell>
          <table:table-cell office:value-type="float" office:value="121.93" calcext:value-type="float">
            <text:p>121.93</text:p>
          </table:table-cell>
          <table:table-cell office:value-type="float" office:value="120.650002" calcext:value-type="float">
            <text:p>120.650002</text:p>
          </table:table-cell>
          <table:table-cell office:value-type="float" office:value="121.169998" calcext:value-type="float">
            <text:p>121.169998</text:p>
          </table:table-cell>
          <table:table-cell office:value-type="float" office:value="86.626411" calcext:value-type="float">
            <text:p>86.626411</text:p>
          </table:table-cell>
          <table:table-cell office:value-type="float" office:value="64226500" calcext:value-type="float">
            <text:p>64226500</text:p>
          </table:table-cell>
        </table:table-row>
        <table:table-row table:style-name="ro1">
          <table:table-cell office:value-type="string" calcext:value-type="string">
            <text:p>2005-03-03</text:p>
          </table:table-cell>
          <table:table-cell office:value-type="float" office:value="121.660004" calcext:value-type="float">
            <text:p>121.660004</text:p>
          </table:table-cell>
          <table:table-cell office:value-type="float" office:value="121.900002" calcext:value-type="float">
            <text:p>121.900002</text:p>
          </table:table-cell>
          <table:table-cell office:value-type="float" office:value="120.699997" calcext:value-type="float">
            <text:p>120.699997</text:p>
          </table:table-cell>
          <table:table-cell office:value-type="float" office:value="121.220001" calcext:value-type="float">
            <text:p>121.220001</text:p>
          </table:table-cell>
          <table:table-cell office:value-type="float" office:value="86.66214" calcext:value-type="float">
            <text:p>86.66214</text:p>
          </table:table-cell>
          <table:table-cell office:value-type="float" office:value="61230800" calcext:value-type="float">
            <text:p>61230800</text:p>
          </table:table-cell>
        </table:table-row>
        <table:table-row table:style-name="ro1">
          <table:table-cell office:value-type="string" calcext:value-type="string">
            <text:p>2005-03-04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122.830002" calcext:value-type="float">
            <text:p>122.830002</text:p>
          </table:table-cell>
          <table:table-cell office:value-type="float" office:value="121.790001" calcext:value-type="float">
            <text:p>121.790001</text:p>
          </table:table-cell>
          <table:table-cell office:value-type="float" office:value="122.730003" calcext:value-type="float">
            <text:p>122.730003</text:p>
          </table:table-cell>
          <table:table-cell office:value-type="float" office:value="87.741692" calcext:value-type="float">
            <text:p>87.741692</text:p>
          </table:table-cell>
          <table:table-cell office:value-type="float" office:value="56168500" calcext:value-type="float">
            <text:p>56168500</text:p>
          </table:table-cell>
        </table:table-row>
        <table:table-row table:style-name="ro1">
          <table:table-cell office:value-type="string" calcext:value-type="string">
            <text:p>2005-03-07</text:p>
          </table:table-cell>
          <table:table-cell office:value-type="float" office:value="122.660004" calcext:value-type="float">
            <text:p>122.660004</text:p>
          </table:table-cell>
          <table:table-cell office:value-type="float" office:value="123.25" calcext:value-type="float">
            <text:p>123.25</text:p>
          </table:table-cell>
          <table:table-cell office:value-type="float" office:value="122.400002" calcext:value-type="float">
            <text:p>122.400002</text:p>
          </table:table-cell>
          <table:table-cell office:value-type="float" office:value="122.790001" calcext:value-type="float">
            <text:p>122.790001</text:p>
          </table:table-cell>
          <table:table-cell office:value-type="float" office:value="87.784576" calcext:value-type="float">
            <text:p>87.784576</text:p>
          </table:table-cell>
          <table:table-cell office:value-type="float" office:value="43442400" calcext:value-type="float">
            <text:p>43442400</text:p>
          </table:table-cell>
        </table:table-row>
        <table:table-row table:style-name="ro1">
          <table:table-cell office:value-type="string" calcext:value-type="string">
            <text:p>2005-03-08</text:p>
          </table:table-cell>
          <table:table-cell office:value-type="float" office:value="122.669998" calcext:value-type="float">
            <text:p>122.669998</text:p>
          </table:table-cell>
          <table:table-cell office:value-type="float" office:value="123" calcext:value-type="float">
            <text:p>123</text:p>
          </table:table-cell>
          <table:table-cell office:value-type="float" office:value="122.110001" calcext:value-type="float">
            <text:p>122.110001</text:p>
          </table:table-cell>
          <table:table-cell office:value-type="float" office:value="122.330002" calcext:value-type="float">
            <text:p>122.330002</text:p>
          </table:table-cell>
          <table:table-cell office:value-type="float" office:value="87.455688" calcext:value-type="float">
            <text:p>87.455688</text:p>
          </table:table-cell>
          <table:table-cell office:value-type="float" office:value="44362000" calcext:value-type="float">
            <text:p>44362000</text:p>
          </table:table-cell>
        </table:table-row>
        <table:table-row table:style-name="ro1">
          <table:table-cell office:value-type="string" calcext:value-type="string">
            <text:p>2005-03-09</text:p>
          </table:table-cell>
          <table:table-cell office:value-type="float" office:value="121.970001" calcext:value-type="float">
            <text:p>121.970001</text:p>
          </table:table-cell>
          <table:table-cell office:value-type="float" office:value="122.290001" calcext:value-type="float">
            <text:p>122.290001</text:p>
          </table:table-cell>
          <table:table-cell office:value-type="float" office:value="120.959999" calcext:value-type="float">
            <text:p>120.959999</text:p>
          </table:table-cell>
          <table:table-cell office:value-type="float" office:value="120.970001" calcext:value-type="float">
            <text:p>120.970001</text:p>
          </table:table-cell>
          <table:table-cell office:value-type="float" office:value="86.483414" calcext:value-type="float">
            <text:p>86.483414</text:p>
          </table:table-cell>
          <table:table-cell office:value-type="float" office:value="73263600" calcext:value-type="float">
            <text:p>73263600</text:p>
          </table:table-cell>
        </table:table-row>
        <table:table-row table:style-name="ro1">
          <table:table-cell office:value-type="string" calcext:value-type="string">
            <text:p>2005-03-10</text:p>
          </table:table-cell>
          <table:table-cell office:value-type="float" office:value="121.199997" calcext:value-type="float">
            <text:p>121.199997</text:p>
          </table:table-cell>
          <table:table-cell office:value-type="float" office:value="121.5" calcext:value-type="float">
            <text:p>121.5</text:p>
          </table:table-cell>
          <table:table-cell office:value-type="float" office:value="120.400002" calcext:value-type="float">
            <text:p>120.400002</text:p>
          </table:table-cell>
          <table:table-cell office:value-type="float" office:value="121.239998" calcext:value-type="float">
            <text:p>121.239998</text:p>
          </table:table-cell>
          <table:table-cell office:value-type="float" office:value="86.67643" calcext:value-type="float">
            <text:p>86.67643</text:p>
          </table:table-cell>
          <table:table-cell office:value-type="float" office:value="65149000" calcext:value-type="float">
            <text:p>65149000</text:p>
          </table:table-cell>
        </table:table-row>
        <table:table-row table:style-name="ro1">
          <table:table-cell office:value-type="string" calcext:value-type="string">
            <text:p>2005-03-11</text:p>
          </table:table-cell>
          <table:table-cell office:value-type="float" office:value="121.309998" calcext:value-type="float">
            <text:p>121.309998</text:p>
          </table:table-cell>
          <table:table-cell office:value-type="float" office:value="121.720001" calcext:value-type="float">
            <text:p>121.720001</text:p>
          </table:table-cell>
          <table:table-cell office:value-type="float" office:value="120.160004" calcext:value-type="float">
            <text:p>120.160004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86.068764" calcext:value-type="float">
            <text:p>86.068764</text:p>
          </table:table-cell>
          <table:table-cell office:value-type="float" office:value="57976500" calcext:value-type="float">
            <text:p>57976500</text:p>
          </table:table-cell>
        </table:table-row>
        <table:table-row table:style-name="ro1">
          <table:table-cell office:value-type="string" calcext:value-type="string">
            <text:p>2005-03-14</text:p>
          </table:table-cell>
          <table:table-cell office:value-type="float" office:value="120.610001" calcext:value-type="float">
            <text:p>120.610001</text:p>
          </table:table-cell>
          <table:table-cell office:value-type="float" office:value="121.160004" calcext:value-type="float">
            <text:p>121.160004</text:p>
          </table:table-cell>
          <table:table-cell office:value-type="float" office:value="120.279999" calcext:value-type="float">
            <text:p>120.279999</text:p>
          </table:table-cell>
          <table:table-cell office:value-type="float" office:value="121.139999" calcext:value-type="float">
            <text:p>121.139999</text:p>
          </table:table-cell>
          <table:table-cell office:value-type="float" office:value="86.604965" calcext:value-type="float">
            <text:p>86.604965</text:p>
          </table:table-cell>
          <table:table-cell office:value-type="float" office:value="36336400" calcext:value-type="float">
            <text:p>36336400</text:p>
          </table:table-cell>
        </table:table-row>
        <table:table-row table:style-name="ro1">
          <table:table-cell office:value-type="string" calcext:value-type="string">
            <text:p>2005-03-15</text:p>
          </table:table-cell>
          <table:table-cell office:value-type="float" office:value="121.419998" calcext:value-type="float">
            <text:p>121.419998</text:p>
          </table:table-cell>
          <table:table-cell office:value-type="float" office:value="121.459999" calcext:value-type="float">
            <text:p>121.459999</text:p>
          </table:table-cell>
          <table:table-cell office:value-type="float" office:value="120.080002" calcext:value-type="float">
            <text:p>120.080002</text:p>
          </table:table-cell>
          <table:table-cell office:value-type="float" office:value="120.139999" calcext:value-type="float">
            <text:p>120.139999</text:p>
          </table:table-cell>
          <table:table-cell office:value-type="float" office:value="85.890053" calcext:value-type="float">
            <text:p>85.890053</text:p>
          </table:table-cell>
          <table:table-cell office:value-type="float" office:value="62438500" calcext:value-type="float">
            <text:p>62438500</text:p>
          </table:table-cell>
        </table:table-row>
        <table:table-row table:style-name="ro1">
          <table:table-cell office:value-type="string" calcext:value-type="string">
            <text:p>2005-03-16</text:p>
          </table:table-cell>
          <table:table-cell office:value-type="float" office:value="119.699997" calcext:value-type="float">
            <text:p>119.699997</text:p>
          </table:table-cell>
          <table:table-cell office:value-type="float" office:value="120.160004" calcext:value-type="float">
            <text:p>120.160004</text:p>
          </table:table-cell>
          <table:table-cell office:value-type="float" office:value="118.900002" calcext:value-type="float">
            <text:p>118.900002</text:p>
          </table:table-cell>
          <table:table-cell office:value-type="float" office:value="119.120003" calcext:value-type="float">
            <text:p>119.120003</text:p>
          </table:table-cell>
          <table:table-cell office:value-type="float" office:value="85.16082" calcext:value-type="float">
            <text:p>85.16082</text:p>
          </table:table-cell>
          <table:table-cell office:value-type="float" office:value="74874200" calcext:value-type="float">
            <text:p>74874200</text:p>
          </table:table-cell>
        </table:table-row>
        <table:table-row table:style-name="ro1">
          <table:table-cell office:value-type="string" calcext:value-type="string">
            <text:p>2005-03-17</text:p>
          </table:table-cell>
          <table:table-cell office:value-type="float" office:value="119.309998" calcext:value-type="float">
            <text:p>119.309998</text:p>
          </table:table-cell>
          <table:table-cell office:value-type="float" office:value="119.739998" calcext:value-type="float">
            <text:p>119.739998</text:p>
          </table:table-cell>
          <table:table-cell office:value-type="float" office:value="118.980003" calcext:value-type="float">
            <text:p>118.980003</text:p>
          </table:table-cell>
          <table:table-cell office:value-type="float" office:value="119.360001" calcext:value-type="float">
            <text:p>119.360001</text:p>
          </table:table-cell>
          <table:table-cell office:value-type="float" office:value="85.332413" calcext:value-type="float">
            <text:p>85.332413</text:p>
          </table:table-cell>
          <table:table-cell office:value-type="float" office:value="62584200" calcext:value-type="float">
            <text:p>62584200</text:p>
          </table:table-cell>
        </table:table-row>
        <table:table-row table:style-name="ro1">
          <table:table-cell office:value-type="string" calcext:value-type="string">
            <text:p>2005-03-18</text:p>
          </table:table-cell>
          <table:table-cell office:value-type="float" office:value="119.110001" calcext:value-type="float">
            <text:p>119.110001</text:p>
          </table:table-cell>
          <table:table-cell office:value-type="float" office:value="119.529999" calcext:value-type="float">
            <text:p>119.529999</text:p>
          </table:table-cell>
          <table:table-cell office:value-type="float" office:value="118.150002" calcext:value-type="float">
            <text:p>118.150002</text:p>
          </table:table-cell>
          <table:table-cell office:value-type="float" office:value="118.540001" calcext:value-type="float">
            <text:p>118.540001</text:p>
          </table:table-cell>
          <table:table-cell office:value-type="float" office:value="85.079033" calcext:value-type="float">
            <text:p>85.079033</text:p>
          </table:table-cell>
          <table:table-cell office:value-type="float" office:value="60232000" calcext:value-type="float">
            <text:p>60232000</text:p>
          </table:table-cell>
        </table:table-row>
        <table:table-row table:style-name="ro1">
          <table:table-cell office:value-type="string" calcext:value-type="string">
            <text:p>2005-03-21</text:p>
          </table:table-cell>
          <table:table-cell office:value-type="float" office:value="118.709999" calcext:value-type="float">
            <text:p>118.709999</text:p>
          </table:table-cell>
          <table:table-cell office:value-type="float" office:value="118.779999" calcext:value-type="float">
            <text:p>118.779999</text:p>
          </table:table-cell>
          <table:table-cell office:value-type="float" office:value="117.760002" calcext:value-type="float">
            <text:p>117.760002</text:p>
          </table:table-cell>
          <table:table-cell office:value-type="float" office:value="118.099998" calcext:value-type="float">
            <text:p>118.099998</text:p>
          </table:table-cell>
          <table:table-cell office:value-type="float" office:value="84.763268" calcext:value-type="float">
            <text:p>84.763268</text:p>
          </table:table-cell>
          <table:table-cell office:value-type="float" office:value="61244300" calcext:value-type="float">
            <text:p>61244300</text:p>
          </table:table-cell>
        </table:table-row>
        <table:table-row table:style-name="ro1">
          <table:table-cell office:value-type="string" calcext:value-type="string">
            <text:p>2005-03-22</text:p>
          </table:table-cell>
          <table:table-cell office:value-type="float" office:value="118.370003" calcext:value-type="float">
            <text:p>118.370003</text:p>
          </table:table-cell>
          <table:table-cell office:value-type="float" office:value="118.93" calcext:value-type="float">
            <text:p>118.93</text:p>
          </table:table-cell>
          <table:table-cell table:number-columns-repeated="2" office:value-type="float" office:value="116.900002" calcext:value-type="float">
            <text:p>116.900002</text:p>
          </table:table-cell>
          <table:table-cell office:value-type="float" office:value="83.901962" calcext:value-type="float">
            <text:p>83.901962</text:p>
          </table:table-cell>
          <table:table-cell office:value-type="float" office:value="92472400" calcext:value-type="float">
            <text:p>92472400</text:p>
          </table:table-cell>
        </table:table-row>
        <table:table-row table:style-name="ro1">
          <table:table-cell office:value-type="string" calcext:value-type="string">
            <text:p>2005-03-23</text:p>
          </table:table-cell>
          <table:table-cell office:value-type="float" office:value="116.949997" calcext:value-type="float">
            <text:p>116.949997</text:p>
          </table:table-cell>
          <table:table-cell office:value-type="float" office:value="117.720001" calcext:value-type="float">
            <text:p>117.720001</text:p>
          </table:table-cell>
          <table:table-cell office:value-type="float" office:value="116.75" calcext:value-type="float">
            <text:p>116.75</text:p>
          </table:table-cell>
          <table:table-cell office:value-type="float" office:value="117" calcext:value-type="float">
            <text:p>117</text:p>
          </table:table-cell>
          <table:table-cell office:value-type="float" office:value="83.973778" calcext:value-type="float">
            <text:p>83.973778</text:p>
          </table:table-cell>
          <table:table-cell office:value-type="float" office:value="70817300" calcext:value-type="float">
            <text:p>70817300</text:p>
          </table:table-cell>
        </table:table-row>
        <table:table-row table:style-name="ro1">
          <table:table-cell office:value-type="string" calcext:value-type="string">
            <text:p>2005-03-24</text:p>
          </table:table-cell>
          <table:table-cell office:value-type="float" office:value="117.459999" calcext:value-type="float">
            <text:p>117.459999</text:p>
          </table:table-cell>
          <table:table-cell office:value-type="float" office:value="117.989998" calcext:value-type="float">
            <text:p>117.989998</text:p>
          </table:table-cell>
          <table:table-cell office:value-type="float" office:value="117.059998" calcext:value-type="float">
            <text:p>117.059998</text:p>
          </table:table-cell>
          <table:table-cell office:value-type="float" office:value="117.139999" calcext:value-type="float">
            <text:p>117.139999</text:p>
          </table:table-cell>
          <table:table-cell office:value-type="float" office:value="84.074234" calcext:value-type="float">
            <text:p>84.074234</text:p>
          </table:table-cell>
          <table:table-cell office:value-type="float" office:value="51932500" calcext:value-type="float">
            <text:p>51932500</text:p>
          </table:table-cell>
        </table:table-row>
        <table:table-row table:style-name="ro1">
          <table:table-cell office:value-type="string" calcext:value-type="string">
            <text:p>2005-03-28</text:p>
          </table:table-cell>
          <table:table-cell office:value-type="float" office:value="117.419998" calcext:value-type="float">
            <text:p>117.419998</text:p>
          </table:table-cell>
          <table:table-cell office:value-type="float" office:value="117.940002" calcext:value-type="float">
            <text:p>117.940002</text:p>
          </table:table-cell>
          <table:table-cell table:number-columns-repeated="2" office:value-type="float" office:value="117.309998" calcext:value-type="float">
            <text:p>117.309998</text:p>
          </table:table-cell>
          <table:table-cell office:value-type="float" office:value="84.196243" calcext:value-type="float">
            <text:p>84.196243</text:p>
          </table:table-cell>
          <table:table-cell office:value-type="float" office:value="46765500" calcext:value-type="float">
            <text:p>46765500</text:p>
          </table:table-cell>
        </table:table-row>
        <table:table-row table:style-name="ro1">
          <table:table-cell office:value-type="string" calcext:value-type="string">
            <text:p>2005-03-29</text:p>
          </table:table-cell>
          <table:table-cell office:value-type="float" office:value="117.139999" calcext:value-type="float">
            <text:p>117.139999</text:p>
          </table:table-cell>
          <table:table-cell office:value-type="float" office:value="117.900002" calcext:value-type="float">
            <text:p>117.900002</text:p>
          </table:table-cell>
          <table:table-cell office:value-type="float" office:value="116.25" calcext:value-type="float">
            <text:p>116.25</text:p>
          </table:table-cell>
          <table:table-cell office:value-type="float" office:value="116.529999" calcext:value-type="float">
            <text:p>116.529999</text:p>
          </table:table-cell>
          <table:table-cell office:value-type="float" office:value="83.636406" calcext:value-type="float">
            <text:p>83.636406</text:p>
          </table:table-cell>
          <table:table-cell office:value-type="float" office:value="71160300" calcext:value-type="float">
            <text:p>71160300</text:p>
          </table:table-cell>
        </table:table-row>
        <table:table-row table:style-name="ro1">
          <table:table-cell office:value-type="string" calcext:value-type="string">
            <text:p>2005-03-30</text:p>
          </table:table-cell>
          <table:table-cell office:value-type="float" office:value="116.779999" calcext:value-type="float">
            <text:p>116.779999</text:p>
          </table:table-cell>
          <table:table-cell office:value-type="float" office:value="118.199997" calcext:value-type="float">
            <text:p>118.199997</text:p>
          </table:table-cell>
          <table:table-cell office:value-type="float" office:value="116.769997" calcext:value-type="float">
            <text:p>116.769997</text:p>
          </table:table-cell>
          <table:table-cell office:value-type="float" office:value="118.18" calcext:value-type="float">
            <text:p>118.18</text:p>
          </table:table-cell>
          <table:table-cell office:value-type="float" office:value="84.820663" calcext:value-type="float">
            <text:p>84.820663</text:p>
          </table:table-cell>
          <table:table-cell office:value-type="float" office:value="62002100" calcext:value-type="float">
            <text:p>62002100</text:p>
          </table:table-cell>
        </table:table-row>
        <table:table-row table:style-name="ro1">
          <table:table-cell office:value-type="string" calcext:value-type="string">
            <text:p>2005-03-31</text:p>
          </table:table-cell>
          <table:table-cell office:value-type="float" office:value="118.190002" calcext:value-type="float">
            <text:p>118.190002</text:p>
          </table:table-cell>
          <table:table-cell office:value-type="float" office:value="118.459999" calcext:value-type="float">
            <text:p>118.459999</text:p>
          </table:table-cell>
          <table:table-cell office:value-type="float" office:value="117.870003" calcext:value-type="float">
            <text:p>117.870003</text:p>
          </table:table-cell>
          <table:table-cell office:value-type="float" office:value="117.959999" calcext:value-type="float">
            <text:p>117.959999</text:p>
          </table:table-cell>
          <table:table-cell office:value-type="float" office:value="84.662804" calcext:value-type="float">
            <text:p>84.662804</text:p>
          </table:table-cell>
          <table:table-cell office:value-type="float" office:value="64575400" calcext:value-type="float">
            <text:p>64575400</text:p>
          </table:table-cell>
        </table:table-row>
        <table:table-row table:style-name="ro1">
          <table:table-cell office:value-type="string" calcext:value-type="string">
            <text:p>2005-04-01</text:p>
          </table:table-cell>
          <table:table-cell office:value-type="float" office:value="118.629997" calcext:value-type="float">
            <text:p>118.629997</text:p>
          </table:table-cell>
          <table:table-cell office:value-type="float" office:value="118.989998" calcext:value-type="float">
            <text:p>118.989998</text:p>
          </table:table-cell>
          <table:table-cell office:value-type="float" office:value="116.910004" calcext:value-type="float">
            <text:p>116.910004</text:p>
          </table:table-cell>
          <table:table-cell office:value-type="float" office:value="117.43" calcext:value-type="float">
            <text:p>117.43</text:p>
          </table:table-cell>
          <table:table-cell office:value-type="float" office:value="84.282387" calcext:value-type="float">
            <text:p>84.282387</text:p>
          </table:table-cell>
          <table:table-cell office:value-type="float" office:value="95255300" calcext:value-type="float">
            <text:p>95255300</text:p>
          </table:table-cell>
        </table:table-row>
        <table:table-row table:style-name="ro1">
          <table:table-cell office:value-type="string" calcext:value-type="string">
            <text:p>2005-04-04</text:p>
          </table:table-cell>
          <table:table-cell office:value-type="float" office:value="117.360001" calcext:value-type="float">
            <text:p>117.360001</text:p>
          </table:table-cell>
          <table:table-cell office:value-type="float" office:value="117.860001" calcext:value-type="float">
            <text:p>117.860001</text:p>
          </table:table-cell>
          <table:table-cell office:value-type="float" office:value="116.739998" calcext:value-type="float">
            <text:p>116.739998</text:p>
          </table:table-cell>
          <table:table-cell office:value-type="float" office:value="117.629997" calcext:value-type="float">
            <text:p>117.629997</text:p>
          </table:table-cell>
          <table:table-cell office:value-type="float" office:value="84.425926" calcext:value-type="float">
            <text:p>84.425926</text:p>
          </table:table-cell>
          <table:table-cell office:value-type="float" office:value="71581200" calcext:value-type="float">
            <text:p>71581200</text:p>
          </table:table-cell>
        </table:table-row>
        <table:table-row table:style-name="ro1">
          <table:table-cell office:value-type="string" calcext:value-type="string">
            <text:p>2005-04-05</text:p>
          </table:table-cell>
          <table:table-cell office:value-type="float" office:value="117.779999" calcext:value-type="float">
            <text:p>117.779999</text:p>
          </table:table-cell>
          <table:table-cell office:value-type="float" office:value="118.379997" calcext:value-type="float">
            <text:p>118.379997</text:p>
          </table:table-cell>
          <table:table-cell office:value-type="float" office:value="117.669998" calcext:value-type="float">
            <text:p>117.669998</text:p>
          </table:table-cell>
          <table:table-cell office:value-type="float" office:value="118.190002" calcext:value-type="float">
            <text:p>118.190002</text:p>
          </table:table-cell>
          <table:table-cell office:value-type="float" office:value="84.827858" calcext:value-type="float">
            <text:p>84.827858</text:p>
          </table:table-cell>
          <table:table-cell office:value-type="float" office:value="46853900" calcext:value-type="float">
            <text:p>46853900</text:p>
          </table:table-cell>
        </table:table-row>
        <table:table-row table:style-name="ro1">
          <table:table-cell office:value-type="string" calcext:value-type="string">
            <text:p>2005-04-06</text:p>
          </table:table-cell>
          <table:table-cell office:value-type="float" office:value="118.449997" calcext:value-type="float">
            <text:p>118.449997</text:p>
          </table:table-cell>
          <table:table-cell office:value-type="float" office:value="118.949997" calcext:value-type="float">
            <text:p>118.949997</text:p>
          </table:table-cell>
          <table:table-cell office:value-type="float" office:value="118.18" calcext:value-type="float">
            <text:p>118.18</text:p>
          </table:table-cell>
          <table:table-cell office:value-type="float" office:value="118.599998" calcext:value-type="float">
            <text:p>118.599998</text:p>
          </table:table-cell>
          <table:table-cell office:value-type="float" office:value="85.122116" calcext:value-type="float">
            <text:p>85.122116</text:p>
          </table:table-cell>
          <table:table-cell office:value-type="float" office:value="53268200" calcext:value-type="float">
            <text:p>53268200</text:p>
          </table:table-cell>
        </table:table-row>
        <table:table-row table:style-name="ro1">
          <table:table-cell office:value-type="string" calcext:value-type="string">
            <text:p>2005-04-07</text:p>
          </table:table-cell>
          <table:table-cell office:value-type="float" office:value="118.410004" calcext:value-type="float">
            <text:p>118.410004</text:p>
          </table:table-cell>
          <table:table-cell office:value-type="float" office:value="119.260002" calcext:value-type="float">
            <text:p>119.260002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9.239998" calcext:value-type="float">
            <text:p>119.239998</text:p>
          </table:table-cell>
          <table:table-cell office:value-type="float" office:value="85.581459" calcext:value-type="float">
            <text:p>85.581459</text:p>
          </table:table-cell>
          <table:table-cell office:value-type="float" office:value="46734600" calcext:value-type="float">
            <text:p>46734600</text:p>
          </table:table-cell>
        </table:table-row>
        <table:table-row table:style-name="ro1">
          <table:table-cell office:value-type="string" calcext:value-type="string">
            <text:p>2005-04-08</text:p>
          </table:table-cell>
          <table:table-cell office:value-type="float" office:value="119.169998" calcext:value-type="float">
            <text:p>119.169998</text:p>
          </table:table-cell>
          <table:table-cell office:value-type="float" office:value="119.209999" calcext:value-type="float">
            <text:p>119.20999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84.691452" calcext:value-type="float">
            <text:p>84.691452</text:p>
          </table:table-cell>
          <table:table-cell office:value-type="float" office:value="63772900" calcext:value-type="float">
            <text:p>63772900</text:p>
          </table:table-cell>
        </table:table-row>
        <table:table-row table:style-name="ro1">
          <table:table-cell office:value-type="string" calcext:value-type="string">
            <text:p>2005-04-11</text:p>
          </table:table-cell>
          <table:table-cell office:value-type="float" office:value="118.290001" calcext:value-type="float">
            <text:p>118.290001</text:p>
          </table:table-cell>
          <table:table-cell office:value-type="float" office:value="118.419998" calcext:value-type="float">
            <text:p>118.419998</text:p>
          </table:table-cell>
          <table:table-cell office:value-type="float" office:value="117.830002" calcext:value-type="float">
            <text:p>117.830002</text:p>
          </table:table-cell>
          <table:table-cell office:value-type="float" office:value="118.089996" calcext:value-type="float">
            <text:p>118.089996</text:p>
          </table:table-cell>
          <table:table-cell office:value-type="float" office:value="84.756058" calcext:value-type="float">
            <text:p>84.756058</text:p>
          </table:table-cell>
          <table:table-cell office:value-type="float" office:value="44945000" calcext:value-type="float">
            <text:p>44945000</text:p>
          </table:table-cell>
        </table:table-row>
        <table:table-row table:style-name="ro1">
          <table:table-cell office:value-type="string" calcext:value-type="string">
            <text:p>2005-04-12</text:p>
          </table:table-cell>
          <table:table-cell office:value-type="float" office:value="117.889999" calcext:value-type="float">
            <text:p>117.889999</text:p>
          </table:table-cell>
          <table:table-cell office:value-type="float" office:value="119.059998" calcext:value-type="float">
            <text:p>119.059998</text:p>
          </table:table-cell>
          <table:table-cell office:value-type="float" office:value="117.07" calcext:value-type="float">
            <text:p>117.07</text:p>
          </table:table-cell>
          <table:table-cell office:value-type="float" office:value="118.699997" calcext:value-type="float">
            <text:p>118.699997</text:p>
          </table:table-cell>
          <table:table-cell office:value-type="float" office:value="85.193878" calcext:value-type="float">
            <text:p>85.193878</text:p>
          </table:table-cell>
          <table:table-cell office:value-type="float" office:value="86144800" calcext:value-type="float">
            <text:p>86144800</text:p>
          </table:table-cell>
        </table:table-row>
        <table:table-row table:style-name="ro1">
          <table:table-cell office:value-type="string" calcext:value-type="string">
            <text:p>2005-04-13</text:p>
          </table:table-cell>
          <table:table-cell office:value-type="float" office:value="118.559998" calcext:value-type="float">
            <text:p>118.559998</text:p>
          </table:table-cell>
          <table:table-cell office:value-type="float" office:value="118.800003" calcext:value-type="float">
            <text:p>118.800003</text:p>
          </table:table-cell>
          <table:table-cell office:value-type="float" office:value="117.129997" calcext:value-type="float">
            <text:p>117.129997</text:p>
          </table:table-cell>
          <table:table-cell office:value-type="float" office:value="117.300003" calcext:value-type="float">
            <text:p>117.300003</text:p>
          </table:table-cell>
          <table:table-cell office:value-type="float" office:value="84.189056" calcext:value-type="float">
            <text:p>84.189056</text:p>
          </table:table-cell>
          <table:table-cell office:value-type="float" office:value="65949000" calcext:value-type="float">
            <text:p>65949000</text:p>
          </table:table-cell>
        </table:table-row>
        <table:table-row table:style-name="ro1">
          <table:table-cell office:value-type="string" calcext:value-type="string">
            <text:p>2005-04-14</text:p>
          </table:table-cell>
          <table:table-cell office:value-type="float" office:value="117.400002" calcext:value-type="float">
            <text:p>117.400002</text:p>
          </table:table-cell>
          <table:table-cell office:value-type="float" office:value="117.5" calcext:value-type="float">
            <text:p>117.5</text:p>
          </table:table-cell>
          <table:table-cell table:number-columns-repeated="2" office:value-type="float" office:value="115.769997" calcext:value-type="float">
            <text:p>115.769997</text:p>
          </table:table-cell>
          <table:table-cell office:value-type="float" office:value="83.090942" calcext:value-type="float">
            <text:p>83.090942</text:p>
          </table:table-cell>
          <table:table-cell office:value-type="float" office:value="96119800" calcext:value-type="float">
            <text:p>96119800</text:p>
          </table:table-cell>
        </table:table-row>
        <table:table-row table:style-name="ro1">
          <table:table-cell office:value-type="string" calcext:value-type="string">
            <text:p>2005-04-15</text:p>
          </table:table-cell>
          <table:table-cell office:value-type="float" office:value="115.739998" calcext:value-type="float">
            <text:p>115.739998</text:p>
          </table:table-cell>
          <table:table-cell office:value-type="float" office:value="116.199997" calcext:value-type="float">
            <text:p>116.199997</text:p>
          </table:table-cell>
          <table:table-cell office:value-type="float" office:value="114.099998" calcext:value-type="float">
            <text:p>114.099998</text:p>
          </table:table-cell>
          <table:table-cell office:value-type="float" office:value="114.150002" calcext:value-type="float">
            <text:p>114.150002</text:p>
          </table:table-cell>
          <table:table-cell office:value-type="float" office:value="81.928238" calcext:value-type="float">
            <text:p>81.928238</text:p>
          </table:table-cell>
          <table:table-cell office:value-type="float" office:value="128677300" calcext:value-type="float">
            <text:p>128677300</text:p>
          </table:table-cell>
        </table:table-row>
        <table:table-row table:style-name="ro1">
          <table:table-cell office:value-type="string" calcext:value-type="string">
            <text:p>2005-04-18</text:p>
          </table:table-cell>
          <table:table-cell office:value-type="float" office:value="114.120003" calcext:value-type="float">
            <text:p>114.120003</text:p>
          </table:table-cell>
          <table:table-cell office:value-type="float" office:value="114.959999" calcext:value-type="float">
            <text:p>114.959999</text:p>
          </table:table-cell>
          <table:table-cell office:value-type="float" office:value="113.959999" calcext:value-type="float">
            <text:p>113.959999</text:p>
          </table:table-cell>
          <table:table-cell office:value-type="float" office:value="114.5" calcext:value-type="float">
            <text:p>114.5</text:p>
          </table:table-cell>
          <table:table-cell office:value-type="float" office:value="82.179459" calcext:value-type="float">
            <text:p>82.179459</text:p>
          </table:table-cell>
          <table:table-cell office:value-type="float" office:value="100035200" calcext:value-type="float">
            <text:p>100035200</text:p>
          </table:table-cell>
        </table:table-row>
        <table:table-row table:style-name="ro1">
          <table:table-cell office:value-type="string" calcext:value-type="string">
            <text:p>2005-04-19</text:p>
          </table:table-cell>
          <table:table-cell office:value-type="float" office:value="115.099998" calcext:value-type="float">
            <text:p>115.099998</text:p>
          </table:table-cell>
          <table:table-cell office:value-type="float" office:value="115.529999" calcext:value-type="float">
            <text:p>115.529999</text:p>
          </table:table-cell>
          <table:table-cell office:value-type="float" office:value="114.830002" calcext:value-type="float">
            <text:p>114.830002</text:p>
          </table:table-cell>
          <table:table-cell office:value-type="float" office:value="115.410004" calcext:value-type="float">
            <text:p>115.410004</text:p>
          </table:table-cell>
          <table:table-cell office:value-type="float" office:value="82.832581" calcext:value-type="float">
            <text:p>82.832581</text:p>
          </table:table-cell>
          <table:table-cell office:value-type="float" office:value="64930100" calcext:value-type="float">
            <text:p>64930100</text:p>
          </table:table-cell>
        </table:table-row>
        <table:table-row table:style-name="ro1">
          <table:table-cell office:value-type="string" calcext:value-type="string">
            <text:p>2005-04-20</text:p>
          </table:table-cell>
          <table:table-cell office:value-type="float" office:value="115.379997" calcext:value-type="float">
            <text:p>115.379997</text:p>
          </table:table-cell>
          <table:table-cell office:value-type="float" office:value="115.629997" calcext:value-type="float">
            <text:p>115.629997</text:p>
          </table:table-cell>
          <table:table-cell office:value-type="float" office:value="113.550003" calcext:value-type="float">
            <text:p>113.550003</text:p>
          </table:table-cell>
          <table:table-cell office:value-type="float" office:value="113.800003" calcext:value-type="float">
            <text:p>113.800003</text:p>
          </table:table-cell>
          <table:table-cell office:value-type="float" office:value="81.67701" calcext:value-type="float">
            <text:p>81.67701</text:p>
          </table:table-cell>
          <table:table-cell office:value-type="float" office:value="107735900" calcext:value-type="float">
            <text:p>107735900</text:p>
          </table:table-cell>
        </table:table-row>
        <table:table-row table:style-name="ro1">
          <table:table-cell office:value-type="string" calcext:value-type="string">
            <text:p>2005-04-21</text:p>
          </table:table-cell>
          <table:table-cell office:value-type="float" office:value="114.790001" calcext:value-type="float">
            <text:p>114.790001</text:p>
          </table:table-cell>
          <table:table-cell office:value-type="float" office:value="116.209999" calcext:value-type="float">
            <text:p>116.209999</text:p>
          </table:table-cell>
          <table:table-cell office:value-type="float" office:value="114.379997" calcext:value-type="float">
            <text:p>114.379997</text:p>
          </table:table-cell>
          <table:table-cell office:value-type="float" office:value="116.010002" calcext:value-type="float">
            <text:p>116.010002</text:p>
          </table:table-cell>
          <table:table-cell office:value-type="float" office:value="83.263191" calcext:value-type="float">
            <text:p>83.263191</text:p>
          </table:table-cell>
          <table:table-cell office:value-type="float" office:value="86952200" calcext:value-type="float">
            <text:p>86952200</text:p>
          </table:table-cell>
        </table:table-row>
        <table:table-row table:style-name="ro1">
          <table:table-cell office:value-type="string" calcext:value-type="string">
            <text:p>2005-04-22</text:p>
          </table:table-cell>
          <table:table-cell office:value-type="float" office:value="115.739998" calcext:value-type="float">
            <text:p>115.739998</text:p>
          </table:table-cell>
          <table:table-cell office:value-type="float" office:value="116.5" calcext:value-type="float">
            <text:p>116.5</text:p>
          </table:table-cell>
          <table:table-cell office:value-type="float" office:value="114.269997" calcext:value-type="float">
            <text:p>114.269997</text:p>
          </table:table-cell>
          <table:table-cell office:value-type="float" office:value="115.57" calcext:value-type="float">
            <text:p>115.57</text:p>
          </table:table-cell>
          <table:table-cell office:value-type="float" office:value="82.947426" calcext:value-type="float">
            <text:p>82.947426</text:p>
          </table:table-cell>
          <table:table-cell office:value-type="float" office:value="88845800" calcext:value-type="float">
            <text:p>88845800</text:p>
          </table:table-cell>
        </table:table-row>
        <table:table-row table:style-name="ro1">
          <table:table-cell office:value-type="string" calcext:value-type="string">
            <text:p>2005-04-25</text:p>
          </table:table-cell>
          <table:table-cell office:value-type="float" office:value="115.860001" calcext:value-type="float">
            <text:p>115.860001</text:p>
          </table:table-cell>
          <table:table-cell office:value-type="float" office:value="116.5" calcext:value-type="float">
            <text:p>116.5</text:p>
          </table:table-cell>
          <table:table-cell office:value-type="float" office:value="115.720001" calcext:value-type="float">
            <text:p>115.720001</text:p>
          </table:table-cell>
          <table:table-cell office:value-type="float" office:value="116.330002" calcext:value-type="float">
            <text:p>116.330002</text:p>
          </table:table-cell>
          <table:table-cell office:value-type="float" office:value="83.492889" calcext:value-type="float">
            <text:p>83.492889</text:p>
          </table:table-cell>
          <table:table-cell office:value-type="float" office:value="52284100" calcext:value-type="float">
            <text:p>52284100</text:p>
          </table:table-cell>
        </table:table-row>
        <table:table-row table:style-name="ro1">
          <table:table-cell office:value-type="string" calcext:value-type="string">
            <text:p>2005-04-26</text:p>
          </table:table-cell>
          <table:table-cell office:value-type="float" office:value="115.959999" calcext:value-type="float">
            <text:p>115.959999</text:p>
          </table:table-cell>
          <table:table-cell office:value-type="float" office:value="116.769997" calcext:value-type="float">
            <text:p>116.769997</text:p>
          </table:table-cell>
          <table:table-cell office:value-type="float" office:value="115.150002" calcext:value-type="float">
            <text:p>115.150002</text:p>
          </table:table-cell>
          <table:table-cell office:value-type="float" office:value="115.199997" calcext:value-type="float">
            <text:p>115.199997</text:p>
          </table:table-cell>
          <table:table-cell office:value-type="float" office:value="82.681839" calcext:value-type="float">
            <text:p>82.681839</text:p>
          </table:table-cell>
          <table:table-cell office:value-type="float" office:value="72626000" calcext:value-type="float">
            <text:p>72626000</text:p>
          </table:table-cell>
        </table:table-row>
        <table:table-row table:style-name="ro1">
          <table:table-cell office:value-type="string" calcext:value-type="string">
            <text:p>2005-04-27</text:p>
          </table:table-cell>
          <table:table-cell office:value-type="float" office:value="114.860001" calcext:value-type="float">
            <text:p>114.860001</text:p>
          </table:table-cell>
          <table:table-cell office:value-type="float" office:value="116.07" calcext:value-type="float">
            <text:p>116.07</text:p>
          </table:table-cell>
          <table:table-cell office:value-type="float" office:value="114.440002" calcext:value-type="float">
            <text:p>114.440002</text:p>
          </table:table-cell>
          <table:table-cell office:value-type="float" office:value="115.650002" calcext:value-type="float">
            <text:p>115.650002</text:p>
          </table:table-cell>
          <table:table-cell office:value-type="float" office:value="83.004845" calcext:value-type="float">
            <text:p>83.004845</text:p>
          </table:table-cell>
          <table:table-cell office:value-type="float" office:value="84131900" calcext:value-type="float">
            <text:p>84131900</text:p>
          </table:table-cell>
        </table:table-row>
        <table:table-row table:style-name="ro1">
          <table:table-cell office:value-type="string" calcext:value-type="string">
            <text:p>2005-04-28</text:p>
          </table:table-cell>
          <table:table-cell office:value-type="float" office:value="115.269997" calcext:value-type="float">
            <text:p>115.269997</text:p>
          </table:table-cell>
          <table:table-cell office:value-type="float" office:value="115.68" calcext:value-type="float">
            <text:p>115.68</text:p>
          </table:table-cell>
          <table:table-cell table:number-columns-repeated="2" office:value-type="float" office:value="114.199997" calcext:value-type="float">
            <text:p>114.199997</text:p>
          </table:table-cell>
          <table:table-cell office:value-type="float" office:value="81.964127" calcext:value-type="float">
            <text:p>81.964127</text:p>
          </table:table-cell>
          <table:table-cell office:value-type="float" office:value="72481500" calcext:value-type="float">
            <text:p>72481500</text:p>
          </table:table-cell>
        </table:table-row>
        <table:table-row table:style-name="ro1">
          <table:table-cell office:value-type="string" calcext:value-type="string">
            <text:p>2005-04-29</text:p>
          </table:table-cell>
          <table:table-cell office:value-type="float" office:value="115.07" calcext:value-type="float">
            <text:p>115.07</text:p>
          </table:table-cell>
          <table:table-cell office:value-type="float" office:value="115.870003" calcext:value-type="float">
            <text:p>115.870003</text:p>
          </table:table-cell>
          <table:table-cell office:value-type="float" office:value="113.970001" calcext:value-type="float">
            <text:p>113.97000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3.076607" calcext:value-type="float">
            <text:p>83.076607</text:p>
          </table:table-cell>
          <table:table-cell office:value-type="float" office:value="103993800" calcext:value-type="float">
            <text:p>103993800</text:p>
          </table:table-cell>
        </table:table-row>
        <table:table-row table:style-name="ro1">
          <table:table-cell office:value-type="string" calcext:value-type="string">
            <text:p>2005-05-02</text:p>
          </table:table-cell>
          <table:table-cell office:value-type="float" office:value="116.07" calcext:value-type="float">
            <text:p>116.07</text:p>
          </table:table-cell>
          <table:table-cell office:value-type="float" office:value="116.410004" calcext:value-type="float">
            <text:p>116.410004</text:p>
          </table:table-cell>
          <table:table-cell office:value-type="float" office:value="115.519997" calcext:value-type="float">
            <text:p>115.519997</text:p>
          </table:table-cell>
          <table:table-cell office:value-type="float" office:value="116.400002" calcext:value-type="float">
            <text:p>116.400002</text:p>
          </table:table-cell>
          <table:table-cell office:value-type="float" office:value="83.543129" calcext:value-type="float">
            <text:p>83.543129</text:p>
          </table:table-cell>
          <table:table-cell office:value-type="float" office:value="56026400" calcext:value-type="float">
            <text:p>56026400</text:p>
          </table:table-cell>
        </table:table-row>
        <table:table-row table:style-name="ro1">
          <table:table-cell office:value-type="string" calcext:value-type="string">
            <text:p>2005-05-03</text:p>
          </table:table-cell>
          <table:table-cell office:value-type="float" office:value="116.07" calcext:value-type="float">
            <text:p>116.07</text:p>
          </table:table-cell>
          <table:table-cell office:value-type="float" office:value="116.849998" calcext:value-type="float">
            <text:p>116.849998</text:p>
          </table:table-cell>
          <table:table-cell office:value-type="float" office:value="115.690002" calcext:value-type="float">
            <text:p>115.690002</text:p>
          </table:table-cell>
          <table:table-cell office:value-type="float" office:value="116.599998" calcext:value-type="float">
            <text:p>116.599998</text:p>
          </table:table-cell>
          <table:table-cell office:value-type="float" office:value="83.686668" calcext:value-type="float">
            <text:p>83.686668</text:p>
          </table:table-cell>
          <table:table-cell office:value-type="float" office:value="86000300" calcext:value-type="float">
            <text:p>86000300</text:p>
          </table:table-cell>
        </table:table-row>
        <table:table-row table:style-name="ro1">
          <table:table-cell office:value-type="string" calcext:value-type="string">
            <text:p>2005-05-04</text:p>
          </table:table-cell>
          <table:table-cell office:value-type="float" office:value="116.650002" calcext:value-type="float">
            <text:p>116.650002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6.279999" calcext:value-type="float">
            <text:p>116.279999</text:p>
          </table:table-cell>
          <table:table-cell office:value-type="float" office:value="117.5" calcext:value-type="float">
            <text:p>117.5</text:p>
          </table:table-cell>
          <table:table-cell office:value-type="float" office:value="84.332588" calcext:value-type="float">
            <text:p>84.332588</text:p>
          </table:table-cell>
          <table:table-cell office:value-type="float" office:value="81055700" calcext:value-type="float">
            <text:p>81055700</text:p>
          </table:table-cell>
        </table:table-row>
        <table:table-row table:style-name="ro1">
          <table:table-cell office:value-type="string" calcext:value-type="string">
            <text:p>2005-05-05</text:p>
          </table:table-cell>
          <table:table-cell office:value-type="float" office:value="117.669998" calcext:value-type="float">
            <text:p>117.669998</text:p>
          </table:table-cell>
          <table:table-cell office:value-type="float" office:value="118" calcext:value-type="float">
            <text:p>118</text:p>
          </table:table-cell>
          <table:table-cell office:value-type="float" office:value="116.739998" calcext:value-type="float">
            <text:p>116.739998</text:p>
          </table:table-cell>
          <table:table-cell office:value-type="float" office:value="117.459999" calcext:value-type="float">
            <text:p>117.459999</text:p>
          </table:table-cell>
          <table:table-cell office:value-type="float" office:value="84.303917" calcext:value-type="float">
            <text:p>84.303917</text:p>
          </table:table-cell>
          <table:table-cell office:value-type="float" office:value="96906700" calcext:value-type="float">
            <text:p>96906700</text:p>
          </table:table-cell>
        </table:table-row>
        <table:table-row table:style-name="ro1">
          <table:table-cell office:value-type="string" calcext:value-type="string">
            <text:p>2005-05-06</text:p>
          </table:table-cell>
          <table:table-cell office:value-type="float" office:value="117.93" calcext:value-type="float">
            <text:p>117.93</text:p>
          </table:table-cell>
          <table:table-cell office:value-type="float" office:value="117.989998" calcext:value-type="float">
            <text:p>117.989998</text:p>
          </table:table-cell>
          <table:table-cell office:value-type="float" office:value="117.059998" calcext:value-type="float">
            <text:p>117.059998</text:p>
          </table:table-cell>
          <table:table-cell office:value-type="float" office:value="117.089996" calcext:value-type="float">
            <text:p>117.089996</text:p>
          </table:table-cell>
          <table:table-cell office:value-type="float" office:value="84.038322" calcext:value-type="float">
            <text:p>84.038322</text:p>
          </table:table-cell>
          <table:table-cell office:value-type="float" office:value="67415400" calcext:value-type="float">
            <text:p>67415400</text:p>
          </table:table-cell>
        </table:table-row>
        <table:table-row table:style-name="ro1">
          <table:table-cell office:value-type="string" calcext:value-type="string">
            <text:p>2005-05-09</text:p>
          </table:table-cell>
          <table:table-cell office:value-type="float" office:value="117.209999" calcext:value-type="float">
            <text:p>117.209999</text:p>
          </table:table-cell>
          <table:table-cell office:value-type="float" office:value="118.080002" calcext:value-type="float">
            <text:p>118.080002</text:p>
          </table:table-cell>
          <table:table-cell office:value-type="float" office:value="117.050003" calcext:value-type="float">
            <text:p>117.050003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562271" calcext:value-type="float">
            <text:p>84.562271</text:p>
          </table:table-cell>
          <table:table-cell office:value-type="float" office:value="43750500" calcext:value-type="float">
            <text:p>43750500</text:p>
          </table:table-cell>
        </table:table-row>
        <table:table-row table:style-name="ro1">
          <table:table-cell office:value-type="string" calcext:value-type="string">
            <text:p>2005-05-10</text:p>
          </table:table-cell>
          <table:table-cell office:value-type="float" office:value="117.360001" calcext:value-type="float">
            <text:p>117.360001</text:p>
          </table:table-cell>
          <table:table-cell office:value-type="float" office:value="117.5" calcext:value-type="float">
            <text:p>117.5</text:p>
          </table:table-cell>
          <table:table-cell office:value-type="float" office:value="116.389999" calcext:value-type="float">
            <text:p>116.389999</text:p>
          </table:table-cell>
          <table:table-cell office:value-type="float" office:value="116.599998" calcext:value-type="float">
            <text:p>116.599998</text:p>
          </table:table-cell>
          <table:table-cell office:value-type="float" office:value="83.686668" calcext:value-type="float">
            <text:p>83.686668</text:p>
          </table:table-cell>
          <table:table-cell office:value-type="float" office:value="74613500" calcext:value-type="float">
            <text:p>74613500</text:p>
          </table:table-cell>
        </table:table-row>
        <table:table-row table:style-name="ro1">
          <table:table-cell office:value-type="string" calcext:value-type="string">
            <text:p>2005-05-11</text:p>
          </table:table-cell>
          <table:table-cell office:value-type="float" office:value="116.93" calcext:value-type="float">
            <text:p>116.93</text:p>
          </table:table-cell>
          <table:table-cell office:value-type="float" office:value="117.400002" calcext:value-type="float">
            <text:p>117.400002</text:p>
          </table:table-cell>
          <table:table-cell office:value-type="float" office:value="115.849998" calcext:value-type="float">
            <text:p>115.849998</text:p>
          </table:table-cell>
          <table:table-cell office:value-type="float" office:value="117.239998" calcext:value-type="float">
            <text:p>117.239998</text:p>
          </table:table-cell>
          <table:table-cell office:value-type="float" office:value="84.146027" calcext:value-type="float">
            <text:p>84.146027</text:p>
          </table:table-cell>
          <table:table-cell office:value-type="float" office:value="91647400" calcext:value-type="float">
            <text:p>91647400</text:p>
          </table:table-cell>
        </table:table-row>
        <table:table-row table:style-name="ro1">
          <table:table-cell office:value-type="string" calcext:value-type="string">
            <text:p>2005-05-12</text:p>
          </table:table-cell>
          <table:table-cell office:value-type="float" office:value="117.32" calcext:value-type="float">
            <text:p>117.32</text:p>
          </table:table-cell>
          <table:table-cell office:value-type="float" office:value="117.589996" calcext:value-type="float">
            <text:p>117.589996</text:p>
          </table:table-cell>
          <table:table-cell table:number-columns-repeated="2" office:value-type="float" office:value="115.949997" calcext:value-type="float">
            <text:p>115.949997</text:p>
          </table:table-cell>
          <table:table-cell office:value-type="float" office:value="83.220154" calcext:value-type="float">
            <text:p>83.220154</text:p>
          </table:table-cell>
          <table:table-cell office:value-type="float" office:value="95086800" calcext:value-type="float">
            <text:p>95086800</text:p>
          </table:table-cell>
        </table:table-row>
        <table:table-row table:style-name="ro1">
          <table:table-cell office:value-type="string" calcext:value-type="string">
            <text:p>2005-05-13</text:p>
          </table:table-cell>
          <table:table-cell office:value-type="float" office:value="116.300003" calcext:value-type="float">
            <text:p>116.300003</text:p>
          </table:table-cell>
          <table:table-cell office:value-type="float" office:value="116.620003" calcext:value-type="float">
            <text:p>116.620003</text:p>
          </table:table-cell>
          <table:table-cell office:value-type="float" office:value="114.800003" calcext:value-type="float">
            <text:p>114.800003</text:p>
          </table:table-cell>
          <table:table-cell office:value-type="float" office:value="115.720001" calcext:value-type="float">
            <text:p>115.720001</text:p>
          </table:table-cell>
          <table:table-cell office:value-type="float" office:value="83.055061" calcext:value-type="float">
            <text:p>83.055061</text:p>
          </table:table-cell>
          <table:table-cell office:value-type="float" office:value="85267000" calcext:value-type="float">
            <text:p>85267000</text:p>
          </table:table-cell>
        </table:table-row>
        <table:table-row table:style-name="ro1">
          <table:table-cell office:value-type="string" calcext:value-type="string">
            <text:p>2005-05-16</text:p>
          </table:table-cell>
          <table:table-cell office:value-type="float" office:value="115.699997" calcext:value-type="float">
            <text:p>115.699997</text:p>
          </table:table-cell>
          <table:table-cell office:value-type="float" office:value="116.839996" calcext:value-type="float">
            <text:p>116.839996</text:p>
          </table:table-cell>
          <table:table-cell office:value-type="float" office:value="115.660004" calcext:value-type="float">
            <text:p>115.660004</text:p>
          </table:table-cell>
          <table:table-cell office:value-type="float" office:value="116.800003" calcext:value-type="float">
            <text:p>116.800003</text:p>
          </table:table-cell>
          <table:table-cell office:value-type="float" office:value="83.830231" calcext:value-type="float">
            <text:p>83.830231</text:p>
          </table:table-cell>
          <table:table-cell office:value-type="float" office:value="49207000" calcext:value-type="float">
            <text:p>49207000</text:p>
          </table:table-cell>
        </table:table-row>
        <table:table-row table:style-name="ro1">
          <table:table-cell office:value-type="string" calcext:value-type="string">
            <text:p>2005-05-17</text:p>
          </table:table-cell>
          <table:table-cell office:value-type="float" office:value="116.410004" calcext:value-type="float">
            <text:p>116.410004</text:p>
          </table:table-cell>
          <table:table-cell office:value-type="float" office:value="117.699997" calcext:value-type="float">
            <text:p>117.699997</text:p>
          </table:table-cell>
          <table:table-cell office:value-type="float" office:value="116.160004" calcext:value-type="float">
            <text:p>116.160004</text:p>
          </table:table-cell>
          <table:table-cell office:value-type="float" office:value="117.580002" calcext:value-type="float">
            <text:p>117.580002</text:p>
          </table:table-cell>
          <table:table-cell office:value-type="float" office:value="84.390045" calcext:value-type="float">
            <text:p>84.390045</text:p>
          </table:table-cell>
          <table:table-cell office:value-type="float" office:value="61071800" calcext:value-type="float">
            <text:p>61071800</text:p>
          </table:table-cell>
        </table:table-row>
        <table:table-row table:style-name="ro1">
          <table:table-cell office:value-type="string" calcext:value-type="string">
            <text:p>2005-05-18</text:p>
          </table:table-cell>
          <table:table-cell office:value-type="float" office:value="118.089996" calcext:value-type="float">
            <text:p>118.089996</text:p>
          </table:table-cell>
          <table:table-cell office:value-type="float" office:value="119.080002" calcext:value-type="float">
            <text:p>119.080002</text:p>
          </table:table-cell>
          <table:table-cell office:value-type="float" office:value="118.010002" calcext:value-type="float">
            <text:p>118.010002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85.258469" calcext:value-type="float">
            <text:p>85.258469</text:p>
          </table:table-cell>
          <table:table-cell office:value-type="float" office:value="77944900" calcext:value-type="float">
            <text:p>77944900</text:p>
          </table:table-cell>
        </table:table-row>
        <table:table-row table:style-name="ro1">
          <table:table-cell office:value-type="string" calcext:value-type="string">
            <text:p>2005-05-19</text:p>
          </table:table-cell>
          <table:table-cell office:value-type="float" office:value="119.019997" calcext:value-type="float">
            <text:p>119.019997</text:p>
          </table:table-cell>
          <table:table-cell office:value-type="float" office:value="119.410004" calcext:value-type="float">
            <text:p>119.410004</text:p>
          </table:table-cell>
          <table:table-cell office:value-type="float" office:value="118.699997" calcext:value-type="float">
            <text:p>118.699997</text:p>
          </table:table-cell>
          <table:table-cell office:value-type="float" office:value="119.290001" calcext:value-type="float">
            <text:p>119.290001</text:p>
          </table:table-cell>
          <table:table-cell office:value-type="float" office:value="85.617348" calcext:value-type="float">
            <text:p>85.617348</text:p>
          </table:table-cell>
          <table:table-cell office:value-type="float" office:value="61768100" calcext:value-type="float">
            <text:p>61768100</text:p>
          </table:table-cell>
        </table:table-row>
        <table:table-row table:style-name="ro1">
          <table:table-cell office:value-type="string" calcext:value-type="string">
            <text:p>2005-05-20</text:p>
          </table:table-cell>
          <table:table-cell office:value-type="float" office:value="119.339996" calcext:value-type="float">
            <text:p>119.339996</text:p>
          </table:table-cell>
          <table:table-cell office:value-type="float" office:value="119.389999" calcext:value-type="float">
            <text:p>119.389999</text:p>
          </table:table-cell>
          <table:table-cell office:value-type="float" office:value="118.739998" calcext:value-type="float">
            <text:p>118.739998</text:p>
          </table:table-cell>
          <table:table-cell office:value-type="float" office:value="119.120003" calcext:value-type="float">
            <text:p>119.120003</text:p>
          </table:table-cell>
          <table:table-cell office:value-type="float" office:value="85.495331" calcext:value-type="float">
            <text:p>85.495331</text:p>
          </table:table-cell>
          <table:table-cell office:value-type="float" office:value="46345500" calcext:value-type="float">
            <text:p>46345500</text:p>
          </table:table-cell>
        </table:table-row>
        <table:table-row table:style-name="ro1">
          <table:table-cell office:value-type="string" calcext:value-type="string">
            <text:p>2005-05-23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120.040001" calcext:value-type="float">
            <text:p>120.040001</text:p>
          </table:table-cell>
          <table:table-cell office:value-type="float" office:value="119.190002" calcext:value-type="float">
            <text:p>119.190002</text:p>
          </table:table-cell>
          <table:table-cell office:value-type="float" office:value="119.779999" calcext:value-type="float">
            <text:p>119.779999</text:p>
          </table:table-cell>
          <table:table-cell office:value-type="float" office:value="85.969017" calcext:value-type="float">
            <text:p>85.969017</text:p>
          </table:table-cell>
          <table:table-cell office:value-type="float" office:value="51047900" calcext:value-type="float">
            <text:p>51047900</text:p>
          </table:table-cell>
        </table:table-row>
        <table:table-row table:style-name="ro1">
          <table:table-cell office:value-type="string" calcext:value-type="string">
            <text:p>2005-05-24</text:p>
          </table:table-cell>
          <table:table-cell office:value-type="float" office:value="119.440002" calcext:value-type="float">
            <text:p>119.440002</text:p>
          </table:table-cell>
          <table:table-cell office:value-type="float" office:value="119.830002" calcext:value-type="float">
            <text:p>119.830002</text:p>
          </table:table-cell>
          <table:table-cell office:value-type="float" office:value="119.199997" calcext:value-type="float">
            <text:p>119.199997</text:p>
          </table:table-cell>
          <table:table-cell office:value-type="float" office:value="119.5" calcext:value-type="float">
            <text:p>119.5</text:p>
          </table:table-cell>
          <table:table-cell office:value-type="float" office:value="85.768066" calcext:value-type="float">
            <text:p>85.768066</text:p>
          </table:table-cell>
          <table:table-cell office:value-type="float" office:value="50654100" calcext:value-type="float">
            <text:p>50654100</text:p>
          </table:table-cell>
        </table:table-row>
        <table:table-row table:style-name="ro1">
          <table:table-cell office:value-type="string" calcext:value-type="string">
            <text:p>2005-05-25</text:p>
          </table:table-cell>
          <table:table-cell office:value-type="float" office:value="119.349998" calcext:value-type="float">
            <text:p>119.349998</text:p>
          </table:table-cell>
          <table:table-cell office:value-type="float" office:value="119.870003" calcext:value-type="float">
            <text:p>119.870003</text:p>
          </table:table-cell>
          <table:table-cell office:value-type="float" office:value="118.830002" calcext:value-type="float">
            <text:p>118.830002</text:p>
          </table:table-cell>
          <table:table-cell office:value-type="float" office:value="119.410004" calcext:value-type="float">
            <text:p>119.410004</text:p>
          </table:table-cell>
          <table:table-cell office:value-type="float" office:value="85.703438" calcext:value-type="float">
            <text:p>85.703438</text:p>
          </table:table-cell>
          <table:table-cell office:value-type="float" office:value="47608800" calcext:value-type="float">
            <text:p>47608800</text:p>
          </table:table-cell>
        </table:table-row>
        <table:table-row table:style-name="ro1">
          <table:table-cell office:value-type="string" calcext:value-type="string">
            <text:p>2005-05-26</text:p>
          </table:table-cell>
          <table:table-cell office:value-type="float" office:value="119.790001" calcext:value-type="float">
            <text:p>119.790001</text:p>
          </table:table-cell>
          <table:table-cell office:value-type="float" office:value="120.209999" calcext:value-type="float">
            <text:p>120.209999</text:p>
          </table:table-cell>
          <table:table-cell office:value-type="float" office:value="119.620003" calcext:value-type="float">
            <text:p>119.620003</text:p>
          </table:table-cell>
          <table:table-cell office:value-type="float" office:value="120.050003" calcext:value-type="float">
            <text:p>120.050003</text:p>
          </table:table-cell>
          <table:table-cell office:value-type="float" office:value="86.162811" calcext:value-type="float">
            <text:p>86.162811</text:p>
          </table:table-cell>
          <table:table-cell office:value-type="float" office:value="43256200" calcext:value-type="float">
            <text:p>43256200</text:p>
          </table:table-cell>
        </table:table-row>
        <table:table-row table:style-name="ro1">
          <table:table-cell office:value-type="string" calcext:value-type="string">
            <text:p>2005-05-27</text:p>
          </table:table-cell>
          <table:table-cell office:value-type="float" office:value="120.059998" calcext:value-type="float">
            <text:p>120.059998</text:p>
          </table:table-cell>
          <table:table-cell office:value-type="float" office:value="120.25" calcext:value-type="float">
            <text:p>120.25</text:p>
          </table:table-cell>
          <table:table-cell office:value-type="float" office:value="119.800003" calcext:value-type="float">
            <text:p>119.800003</text:p>
          </table:table-cell>
          <table:table-cell office:value-type="float" office:value="120.25" calcext:value-type="float">
            <text:p>120.25</text:p>
          </table:table-cell>
          <table:table-cell office:value-type="float" office:value="86.306358" calcext:value-type="float">
            <text:p>86.306358</text:p>
          </table:table-cell>
          <table:table-cell office:value-type="float" office:value="24596100" calcext:value-type="float">
            <text:p>24596100</text:p>
          </table:table-cell>
        </table:table-row>
        <table:table-row table:style-name="ro1">
          <table:table-cell office:value-type="string" calcext:value-type="string">
            <text:p>2005-05-31</text:p>
          </table:table-cell>
          <table:table-cell office:value-type="float" office:value="120.080002" calcext:value-type="float">
            <text:p>120.080002</text:p>
          </table:table-cell>
          <table:table-cell office:value-type="float" office:value="120.169998" calcext:value-type="float">
            <text:p>120.169998</text:p>
          </table:table-cell>
          <table:table-cell office:value-type="float" office:value="119.400002" calcext:value-type="float">
            <text:p>119.400002</text:p>
          </table:table-cell>
          <table:table-cell office:value-type="float" office:value="119.480003" calcext:value-type="float">
            <text:p>119.480003</text:p>
          </table:table-cell>
          <table:table-cell office:value-type="float" office:value="85.753677" calcext:value-type="float">
            <text:p>85.753677</text:p>
          </table:table-cell>
          <table:table-cell office:value-type="float" office:value="43377200" calcext:value-type="float">
            <text:p>43377200</text:p>
          </table:table-cell>
        </table:table-row>
        <table:table-row table:style-name="ro1">
          <table:table-cell office:value-type="string" calcext:value-type="string">
            <text:p>2005-06-01</text:p>
          </table:table-cell>
          <table:table-cell office:value-type="float" office:value="119.519997" calcext:value-type="float">
            <text:p>119.519997</text:p>
          </table:table-cell>
          <table:table-cell office:value-type="float" office:value="120.919998" calcext:value-type="float">
            <text:p>120.919998</text:p>
          </table:table-cell>
          <table:table-cell office:value-type="float" office:value="119.449997" calcext:value-type="float">
            <text:p>119.449997</text:p>
          </table:table-cell>
          <table:table-cell office:value-type="float" office:value="120.5" calcext:value-type="float">
            <text:p>120.5</text:p>
          </table:table-cell>
          <table:table-cell office:value-type="float" office:value="86.485802" calcext:value-type="float">
            <text:p>86.485802</text:p>
          </table:table-cell>
          <table:table-cell office:value-type="float" office:value="69611000" calcext:value-type="float">
            <text:p>69611000</text:p>
          </table:table-cell>
        </table:table-row>
        <table:table-row table:style-name="ro1">
          <table:table-cell office:value-type="string" calcext:value-type="string">
            <text:p>2005-06-02</text:p>
          </table:table-cell>
          <table:table-cell office:value-type="float" office:value="120.230003" calcext:value-type="float">
            <text:p>120.230003</text:p>
          </table:table-cell>
          <table:table-cell office:value-type="float" office:value="120.839996" calcext:value-type="float">
            <text:p>120.839996</text:p>
          </table:table-cell>
          <table:table-cell office:value-type="float" office:value="120.099998" calcext:value-type="float">
            <text:p>120.099998</text:p>
          </table:table-cell>
          <table:table-cell office:value-type="float" office:value="120.760002" calcext:value-type="float">
            <text:p>120.760002</text:p>
          </table:table-cell>
          <table:table-cell office:value-type="float" office:value="86.672386" calcext:value-type="float">
            <text:p>86.672386</text:p>
          </table:table-cell>
          <table:table-cell office:value-type="float" office:value="39704500" calcext:value-type="float">
            <text:p>39704500</text:p>
          </table:table-cell>
        </table:table-row>
        <table:table-row table:style-name="ro1">
          <table:table-cell office:value-type="string" calcext:value-type="string">
            <text:p>2005-06-03</text:p>
          </table:table-cell>
          <table:table-cell office:value-type="float" office:value="120.550003" calcext:value-type="float">
            <text:p>120.550003</text:p>
          </table:table-cell>
          <table:table-cell office:value-type="float" office:value="120.889999" calcext:value-type="float">
            <text:p>120.889999</text:p>
          </table:table-cell>
          <table:table-cell office:value-type="float" office:value="119.730003" calcext:value-type="float">
            <text:p>119.730003</text:p>
          </table:table-cell>
          <table:table-cell office:value-type="float" office:value="120.150002" calcext:value-type="float">
            <text:p>120.150002</text:p>
          </table:table-cell>
          <table:table-cell office:value-type="float" office:value="86.234589" calcext:value-type="float">
            <text:p>86.234589</text:p>
          </table:table-cell>
          <table:table-cell office:value-type="float" office:value="60999400" calcext:value-type="float">
            <text:p>60999400</text:p>
          </table:table-cell>
        </table:table-row>
        <table:table-row table:style-name="ro1">
          <table:table-cell office:value-type="string" calcext:value-type="string">
            <text:p>2005-06-06</text:p>
          </table:table-cell>
          <table:table-cell office:value-type="float" office:value="119.949997" calcext:value-type="float">
            <text:p>119.949997</text:p>
          </table:table-cell>
          <table:table-cell office:value-type="float" office:value="120.199997" calcext:value-type="float">
            <text:p>120.199997</text:p>
          </table:table-cell>
          <table:table-cell office:value-type="float" office:value="119.550003" calcext:value-type="float">
            <text:p>119.550003</text:p>
          </table:table-cell>
          <table:table-cell office:value-type="float" office:value="120.040001" calcext:value-type="float">
            <text:p>120.040001</text:p>
          </table:table-cell>
          <table:table-cell office:value-type="float" office:value="86.155647" calcext:value-type="float">
            <text:p>86.155647</text:p>
          </table:table-cell>
          <table:table-cell office:value-type="float" office:value="36046400" calcext:value-type="float">
            <text:p>36046400</text:p>
          </table:table-cell>
        </table:table-row>
        <table:table-row table:style-name="ro1">
          <table:table-cell office:value-type="string" calcext:value-type="string">
            <text:p>2005-06-07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0.010002" calcext:value-type="float">
            <text:p>120.010002</text:p>
          </table:table-cell>
          <table:table-cell office:value-type="float" office:value="120.129997" calcext:value-type="float">
            <text:p>120.129997</text:p>
          </table:table-cell>
          <table:table-cell office:value-type="float" office:value="86.220215" calcext:value-type="float">
            <text:p>86.220215</text:p>
          </table:table-cell>
          <table:table-cell office:value-type="float" office:value="66501300" calcext:value-type="float">
            <text:p>66501300</text:p>
          </table:table-cell>
        </table:table-row>
        <table:table-row table:style-name="ro1">
          <table:table-cell office:value-type="string" calcext:value-type="string">
            <text:p>2005-06-08</text:p>
          </table:table-cell>
          <table:table-cell office:value-type="float" office:value="120.43" calcext:value-type="float">
            <text:p>120.43</text:p>
          </table:table-cell>
          <table:table-cell office:value-type="float" office:value="120.589996" calcext:value-type="float">
            <text:p>120.589996</text:p>
          </table:table-cell>
          <table:table-cell office:value-type="float" office:value="119.669998" calcext:value-type="float">
            <text:p>119.669998</text:p>
          </table:table-cell>
          <table:table-cell office:value-type="float" office:value="119.910004" calcext:value-type="float">
            <text:p>119.910004</text:p>
          </table:table-cell>
          <table:table-cell office:value-type="float" office:value="86.062347" calcext:value-type="float">
            <text:p>86.062347</text:p>
          </table:table-cell>
          <table:table-cell office:value-type="float" office:value="46881200" calcext:value-type="float">
            <text:p>46881200</text:p>
          </table:table-cell>
        </table:table-row>
        <table:table-row table:style-name="ro1">
          <table:table-cell office:value-type="string" calcext:value-type="string">
            <text:p>2005-06-09</text:p>
          </table:table-cell>
          <table:table-cell office:value-type="float" office:value="119.739998" calcext:value-type="float">
            <text:p>119.739998</text:p>
          </table:table-cell>
          <table:table-cell office:value-type="float" office:value="120.580002" calcext:value-type="float">
            <text:p>120.580002</text:p>
          </table:table-cell>
          <table:table-cell office:value-type="float" office:value="119.440002" calcext:value-type="float">
            <text:p>119.440002</text:p>
          </table:table-cell>
          <table:table-cell office:value-type="float" office:value="120.480003" calcext:value-type="float">
            <text:p>120.480003</text:p>
          </table:table-cell>
          <table:table-cell office:value-type="float" office:value="86.471436" calcext:value-type="float">
            <text:p>86.471436</text:p>
          </table:table-cell>
          <table:table-cell office:value-type="float" office:value="56653300" calcext:value-type="float">
            <text:p>56653300</text:p>
          </table:table-cell>
        </table:table-row>
        <table:table-row table:style-name="ro1">
          <table:table-cell office:value-type="string" calcext:value-type="string">
            <text:p>2005-06-10</text:p>
          </table:table-cell>
          <table:table-cell office:value-type="float" office:value="120.559998" calcext:value-type="float">
            <text:p>120.559998</text:p>
          </table:table-cell>
          <table:table-cell office:value-type="float" office:value="120.650002" calcext:value-type="float">
            <text:p>120.650002</text:p>
          </table:table-cell>
          <table:table-cell office:value-type="float" office:value="119.599998" calcext:value-type="float">
            <text:p>119.599998</text:p>
          </table:table-cell>
          <table:table-cell office:value-type="float" office:value="120.199997" calcext:value-type="float">
            <text:p>120.199997</text:p>
          </table:table-cell>
          <table:table-cell office:value-type="float" office:value="86.270477" calcext:value-type="float">
            <text:p>86.270477</text:p>
          </table:table-cell>
          <table:table-cell office:value-type="float" office:value="36465300" calcext:value-type="float">
            <text:p>36465300</text:p>
          </table:table-cell>
        </table:table-row>
        <table:table-row table:style-name="ro1">
          <table:table-cell office:value-type="string" calcext:value-type="string">
            <text:p>2005-06-13</text:p>
          </table:table-cell>
          <table:table-cell office:value-type="float" office:value="119.940002" calcext:value-type="float">
            <text:p>119.940002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120.580002" calcext:value-type="float">
            <text:p>120.580002</text:p>
          </table:table-cell>
          <table:table-cell office:value-type="float" office:value="86.543213" calcext:value-type="float">
            <text:p>86.543213</text:p>
          </table:table-cell>
          <table:table-cell office:value-type="float" office:value="49383200" calcext:value-type="float">
            <text:p>49383200</text:p>
          </table:table-cell>
        </table:table-row>
        <table:table-row table:style-name="ro1">
          <table:table-cell office:value-type="string" calcext:value-type="string">
            <text:p>2005-06-14</text:p>
          </table:table-cell>
          <table:table-cell office:value-type="float" office:value="120.449997" calcext:value-type="float">
            <text:p>120.449997</text:p>
          </table:table-cell>
          <table:table-cell office:value-type="float" office:value="121.199997" calcext:value-type="float">
            <text:p>121.199997</text:p>
          </table:table-cell>
          <table:table-cell office:value-type="float" office:value="120.379997" calcext:value-type="float">
            <text:p>120.379997</text:p>
          </table:table-cell>
          <table:table-cell office:value-type="float" office:value="120.860001" calcext:value-type="float">
            <text:p>120.860001</text:p>
          </table:table-cell>
          <table:table-cell office:value-type="float" office:value="86.744148" calcext:value-type="float">
            <text:p>86.744148</text:p>
          </table:table-cell>
          <table:table-cell office:value-type="float" office:value="33857100" calcext:value-type="float">
            <text:p>33857100</text:p>
          </table:table-cell>
        </table:table-row>
        <table:table-row table:style-name="ro1">
          <table:table-cell office:value-type="string" calcext:value-type="string">
            <text:p>2005-06-15</text:p>
          </table:table-cell>
          <table:table-cell office:value-type="float" office:value="121.160004" calcext:value-type="float">
            <text:p>121.160004</text:p>
          </table:table-cell>
          <table:table-cell office:value-type="float" office:value="121.239998" calcext:value-type="float">
            <text:p>121.239998</text:p>
          </table:table-cell>
          <table:table-cell office:value-type="float" office:value="120.230003" calcext:value-type="float">
            <text:p>120.230003</text:p>
          </table:table-cell>
          <table:table-cell office:value-type="float" office:value="121.089996" calcext:value-type="float">
            <text:p>121.089996</text:p>
          </table:table-cell>
          <table:table-cell office:value-type="float" office:value="86.909218" calcext:value-type="float">
            <text:p>86.909218</text:p>
          </table:table-cell>
          <table:table-cell office:value-type="float" office:value="53195600" calcext:value-type="float">
            <text:p>53195600</text:p>
          </table:table-cell>
        </table:table-row>
        <table:table-row table:style-name="ro1">
          <table:table-cell office:value-type="string" calcext:value-type="string">
            <text:p>2005-06-16</text:p>
          </table:table-cell>
          <table:table-cell office:value-type="float" office:value="121.059998" calcext:value-type="float">
            <text:p>121.059998</text:p>
          </table:table-cell>
          <table:table-cell office:value-type="float" office:value="121.639999" calcext:value-type="float">
            <text:p>121.639999</text:p>
          </table:table-cell>
          <table:table-cell office:value-type="float" office:value="120.919998" calcext:value-type="float">
            <text:p>120.919998</text:p>
          </table:table-cell>
          <table:table-cell office:value-type="float" office:value="121.400002" calcext:value-type="float">
            <text:p>121.400002</text:p>
          </table:table-cell>
          <table:table-cell office:value-type="float" office:value="87.131729" calcext:value-type="float">
            <text:p>87.131729</text:p>
          </table:table-cell>
          <table:table-cell office:value-type="float" office:value="46564500" calcext:value-type="float">
            <text:p>46564500</text:p>
          </table:table-cell>
        </table:table-row>
        <table:table-row table:style-name="ro1">
          <table:table-cell office:value-type="string" calcext:value-type="string">
            <text:p>2005-06-17</text:p>
          </table:table-cell>
          <table:table-cell office:value-type="float" office:value="121.540001" calcext:value-type="float">
            <text:p>121.540001</text:p>
          </table:table-cell>
          <table:table-cell office:value-type="float" office:value="121.900002" calcext:value-type="float">
            <text:p>121.900002</text:p>
          </table:table-cell>
          <table:table-cell office:value-type="float" office:value="121.220001" calcext:value-type="float">
            <text:p>121.220001</text:p>
          </table:table-cell>
          <table:table-cell office:value-type="float" office:value="121.360001" calcext:value-type="float">
            <text:p>121.360001</text:p>
          </table:table-cell>
          <table:table-cell office:value-type="float" office:value="87.454559" calcext:value-type="float">
            <text:p>87.454559</text:p>
          </table:table-cell>
          <table:table-cell office:value-type="float" office:value="51529400" calcext:value-type="float">
            <text:p>51529400</text:p>
          </table:table-cell>
        </table:table-row>
        <table:table-row table:style-name="ro1">
          <table:table-cell office:value-type="string" calcext:value-type="string">
            <text:p>2005-06-20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121.839996" calcext:value-type="float">
            <text:p>121.839996</text:p>
          </table:table-cell>
          <table:table-cell office:value-type="float" office:value="120.940002" calcext:value-type="float">
            <text:p>120.940002</text:p>
          </table:table-cell>
          <table:table-cell office:value-type="float" office:value="121.400002" calcext:value-type="float">
            <text:p>121.400002</text:p>
          </table:table-cell>
          <table:table-cell office:value-type="float" office:value="87.483383" calcext:value-type="float">
            <text:p>87.483383</text:p>
          </table:table-cell>
          <table:table-cell office:value-type="float" office:value="41019400" calcext:value-type="float">
            <text:p>41019400</text:p>
          </table:table-cell>
        </table:table-row>
        <table:table-row table:style-name="ro1">
          <table:table-cell office:value-type="string" calcext:value-type="string">
            <text:p>2005-06-21</text:p>
          </table:table-cell>
          <table:table-cell office:value-type="float" office:value="121.5" calcext:value-type="float">
            <text:p>121.5</text:p>
          </table:table-cell>
          <table:table-cell office:value-type="float" office:value="121.650002" calcext:value-type="float">
            <text:p>121.650002</text:p>
          </table:table-cell>
          <table:table-cell office:value-type="float" office:value="121.029999" calcext:value-type="float">
            <text:p>121.029999</text:p>
          </table:table-cell>
          <table:table-cell office:value-type="float" office:value="121.470001" calcext:value-type="float">
            <text:p>121.470001</text:p>
          </table:table-cell>
          <table:table-cell office:value-type="float" office:value="87.533859" calcext:value-type="float">
            <text:p>87.533859</text:p>
          </table:table-cell>
          <table:table-cell office:value-type="float" office:value="39879800" calcext:value-type="float">
            <text:p>39879800</text:p>
          </table:table-cell>
        </table:table-row>
        <table:table-row table:style-name="ro1">
          <table:table-cell office:value-type="string" calcext:value-type="string">
            <text:p>2005-06-22</text:p>
          </table:table-cell>
          <table:table-cell office:value-type="float" office:value="121.68" calcext:value-type="float">
            <text:p>121.68</text:p>
          </table:table-cell>
          <table:table-cell office:value-type="float" office:value="121.940002" calcext:value-type="float">
            <text:p>121.940002</text:p>
          </table:table-cell>
          <table:table-cell office:value-type="float" office:value="121.07" calcext:value-type="float">
            <text:p>121.07</text:p>
          </table:table-cell>
          <table:table-cell office:value-type="float" office:value="121.57" calcext:value-type="float">
            <text:p>121.57</text:p>
          </table:table-cell>
          <table:table-cell office:value-type="float" office:value="87.605881" calcext:value-type="float">
            <text:p>87.605881</text:p>
          </table:table-cell>
          <table:table-cell office:value-type="float" office:value="46310100" calcext:value-type="float">
            <text:p>46310100</text:p>
          </table:table-cell>
        </table:table-row>
        <table:table-row table:style-name="ro1">
          <table:table-cell office:value-type="string" calcext:value-type="string">
            <text:p>2005-06-23</text:p>
          </table:table-cell>
          <table:table-cell office:value-type="float" office:value="121.32" calcext:value-type="float">
            <text:p>121.32</text:p>
          </table:table-cell>
          <table:table-cell office:value-type="float" office:value="121.599998" calcext:value-type="float">
            <text:p>121.599998</text:p>
          </table:table-cell>
          <table:table-cell office:value-type="float" office:value="119.830002" calcext:value-type="float">
            <text:p>119.830002</text:p>
          </table:table-cell>
          <table:table-cell office:value-type="float" office:value="119.860001" calcext:value-type="float">
            <text:p>119.860001</text:p>
          </table:table-cell>
          <table:table-cell office:value-type="float" office:value="86.373657" calcext:value-type="float">
            <text:p>86.373657</text:p>
          </table:table-cell>
          <table:table-cell office:value-type="float" office:value="62185600" calcext:value-type="float">
            <text:p>62185600</text:p>
          </table:table-cell>
        </table:table-row>
        <table:table-row table:style-name="ro1">
          <table:table-cell office:value-type="string" calcext:value-type="string">
            <text:p>2005-06-24</text:p>
          </table:table-cell>
          <table:table-cell office:value-type="float" office:value="119.879997" calcext:value-type="float">
            <text:p>119.879997</text:p>
          </table:table-cell>
          <table:table-cell office:value-type="float" office:value="120.010002" calcext:value-type="float">
            <text:p>120.010002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118.980003" calcext:value-type="float">
            <text:p>118.980003</text:p>
          </table:table-cell>
          <table:table-cell office:value-type="float" office:value="85.739494" calcext:value-type="float">
            <text:p>85.739494</text:p>
          </table:table-cell>
          <table:table-cell office:value-type="float" office:value="58572500" calcext:value-type="float">
            <text:p>58572500</text:p>
          </table:table-cell>
        </table:table-row>
        <table:table-row table:style-name="ro1">
          <table:table-cell office:value-type="string" calcext:value-type="string">
            <text:p>2005-06-27</text:p>
          </table:table-cell>
          <table:table-cell office:value-type="float" office:value="118.970001" calcext:value-type="float">
            <text:p>118.970001</text:p>
          </table:table-cell>
          <table:table-cell office:value-type="float" office:value="119.410004" calcext:value-type="float">
            <text:p>119.41000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9.150002" calcext:value-type="float">
            <text:p>119.150002</text:p>
          </table:table-cell>
          <table:table-cell office:value-type="float" office:value="85.862" calcext:value-type="float">
            <text:p>85.862</text:p>
          </table:table-cell>
          <table:table-cell office:value-type="float" office:value="48183800" calcext:value-type="float">
            <text:p>48183800</text:p>
          </table:table-cell>
        </table:table-row>
        <table:table-row table:style-name="ro1">
          <table:table-cell office:value-type="string" calcext:value-type="string">
            <text:p>2005-06-28</text:p>
          </table:table-cell>
          <table:table-cell office:value-type="float" office:value="119.400002" calcext:value-type="float">
            <text:p>119.400002</text:p>
          </table:table-cell>
          <table:table-cell office:value-type="float" office:value="120.239998" calcext:value-type="float">
            <text:p>120.239998</text:p>
          </table:table-cell>
          <table:table-cell office:value-type="float" office:value="119.370003" calcext:value-type="float">
            <text:p>119.370003</text:p>
          </table:table-cell>
          <table:table-cell office:value-type="float" office:value="120.150002" calcext:value-type="float">
            <text:p>120.150002</text:p>
          </table:table-cell>
          <table:table-cell office:value-type="float" office:value="86.582657" calcext:value-type="float">
            <text:p>86.582657</text:p>
          </table:table-cell>
          <table:table-cell office:value-type="float" office:value="41174200" calcext:value-type="float">
            <text:p>41174200</text:p>
          </table:table-cell>
        </table:table-row>
        <table:table-row table:style-name="ro1">
          <table:table-cell office:value-type="string" calcext:value-type="string">
            <text:p>2005-06-29</text:p>
          </table:table-cell>
          <table:table-cell office:value-type="float" office:value="120.370003" calcext:value-type="float">
            <text:p>120.370003</text:p>
          </table:table-cell>
          <table:table-cell office:value-type="float" office:value="120.400002" calcext:value-type="float">
            <text:p>120.400002</text:p>
          </table:table-cell>
          <table:table-cell office:value-type="float" office:value="119.760002" calcext:value-type="float">
            <text:p>119.760002</text:p>
          </table:table-cell>
          <table:table-cell office:value-type="float" office:value="119.830002" calcext:value-type="float">
            <text:p>119.830002</text:p>
          </table:table-cell>
          <table:table-cell office:value-type="float" office:value="86.352036" calcext:value-type="float">
            <text:p>86.352036</text:p>
          </table:table-cell>
          <table:table-cell office:value-type="float" office:value="42316500" calcext:value-type="float">
            <text:p>42316500</text:p>
          </table:table-cell>
        </table:table-row>
        <table:table-row table:style-name="ro1">
          <table:table-cell office:value-type="string" calcext:value-type="string">
            <text:p>2005-06-30</text:p>
          </table:table-cell>
          <table:table-cell office:value-type="float" office:value="120.220001" calcext:value-type="float">
            <text:p>120.220001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8.949997" calcext:value-type="float">
            <text:p>118.949997</text:p>
          </table:table-cell>
          <table:table-cell office:value-type="float" office:value="119.18" calcext:value-type="float">
            <text:p>119.18</text:p>
          </table:table-cell>
          <table:table-cell office:value-type="float" office:value="85.883621" calcext:value-type="float">
            <text:p>85.883621</text:p>
          </table:table-cell>
          <table:table-cell office:value-type="float" office:value="62288800" calcext:value-type="float">
            <text:p>62288800</text:p>
          </table:table-cell>
        </table:table-row>
        <table:table-row table:style-name="ro1">
          <table:table-cell office:value-type="string" calcext:value-type="string">
            <text:p>2005-07-01</text:p>
          </table:table-cell>
          <table:table-cell office:value-type="float" office:value="119.449997" calcext:value-type="float">
            <text:p>119.449997</text:p>
          </table:table-cell>
          <table:table-cell office:value-type="float" office:value="119.800003" calcext:value-type="float">
            <text:p>119.800003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119.529999" calcext:value-type="float">
            <text:p>119.529999</text:p>
          </table:table-cell>
          <table:table-cell office:value-type="float" office:value="86.135826" calcext:value-type="float">
            <text:p>86.135826</text:p>
          </table:table-cell>
          <table:table-cell office:value-type="float" office:value="49737500" calcext:value-type="float">
            <text:p>49737500</text:p>
          </table:table-cell>
        </table:table-row>
        <table:table-row table:style-name="ro1">
          <table:table-cell office:value-type="string" calcext:value-type="string">
            <text:p>2005-07-05</text:p>
          </table:table-cell>
          <table:table-cell office:value-type="float" office:value="119.25" calcext:value-type="float">
            <text:p>119.25</text:p>
          </table:table-cell>
          <table:table-cell office:value-type="float" office:value="120.650002" calcext:value-type="float">
            <text:p>120.650002</text:p>
          </table:table-cell>
          <table:table-cell office:value-type="float" office:value="119.190002" calcext:value-type="float">
            <text:p>119.190002</text:p>
          </table:table-cell>
          <table:table-cell office:value-type="float" office:value="120.489998" calcext:value-type="float">
            <text:p>120.489998</text:p>
          </table:table-cell>
          <table:table-cell office:value-type="float" office:value="86.827637" calcext:value-type="float">
            <text:p>86.827637</text:p>
          </table:table-cell>
          <table:table-cell office:value-type="float" office:value="51549000" calcext:value-type="float">
            <text:p>51549000</text:p>
          </table:table-cell>
        </table:table-row>
        <table:table-row table:style-name="ro1">
          <table:table-cell office:value-type="string" calcext:value-type="string">
            <text:p>2005-07-06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120.650002" calcext:value-type="float">
            <text:p>120.650002</text:p>
          </table:table-cell>
          <table:table-cell office:value-type="float" office:value="119.410004" calcext:value-type="float">
            <text:p>119.410004</text:p>
          </table:table-cell>
          <table:table-cell office:value-type="float" office:value="119.480003" calcext:value-type="float">
            <text:p>119.480003</text:p>
          </table:table-cell>
          <table:table-cell office:value-type="float" office:value="86.099808" calcext:value-type="float">
            <text:p>86.099808</text:p>
          </table:table-cell>
          <table:table-cell office:value-type="float" office:value="52363600" calcext:value-type="float">
            <text:p>52363600</text:p>
          </table:table-cell>
        </table:table-row>
        <table:table-row table:style-name="ro1">
          <table:table-cell office:value-type="string" calcext:value-type="string">
            <text:p>2005-07-07</text:p>
          </table:table-cell>
          <table:table-cell office:value-type="float" office:value="118.290001" calcext:value-type="float">
            <text:p>118.290001</text:p>
          </table:table-cell>
          <table:table-cell office:value-type="float" office:value="119.949997" calcext:value-type="float">
            <text:p>119.949997</text:p>
          </table:table-cell>
          <table:table-cell office:value-type="float" office:value="118.260002" calcext:value-type="float">
            <text:p>118.260002</text:p>
          </table:table-cell>
          <table:table-cell office:value-type="float" office:value="119.949997" calcext:value-type="float">
            <text:p>119.949997</text:p>
          </table:table-cell>
          <table:table-cell office:value-type="float" office:value="86.438492" calcext:value-type="float">
            <text:p>86.438492</text:p>
          </table:table-cell>
          <table:table-cell office:value-type="float" office:value="103268800" calcext:value-type="float">
            <text:p>103268800</text:p>
          </table:table-cell>
        </table:table-row>
        <table:table-row table:style-name="ro1">
          <table:table-cell office:value-type="string" calcext:value-type="string">
            <text:p>2005-07-08</text:p>
          </table:table-cell>
          <table:table-cell office:value-type="float" office:value="119.970001" calcext:value-type="float">
            <text:p>119.970001</text:p>
          </table:table-cell>
          <table:table-cell office:value-type="float" office:value="121.32" calcext:value-type="float">
            <text:p>121.32</text:p>
          </table:table-cell>
          <table:table-cell office:value-type="float" office:value="119.720001" calcext:value-type="float">
            <text:p>119.720001</text:p>
          </table:table-cell>
          <table:table-cell office:value-type="float" office:value="121.32" calcext:value-type="float">
            <text:p>121.32</text:p>
          </table:table-cell>
          <table:table-cell office:value-type="float" office:value="87.425751" calcext:value-type="float">
            <text:p>87.425751</text:p>
          </table:table-cell>
          <table:table-cell office:value-type="float" office:value="64491200" calcext:value-type="float">
            <text:p>64491200</text:p>
          </table:table-cell>
        </table:table-row>
        <table:table-row table:style-name="ro1">
          <table:table-cell office:value-type="string" calcext:value-type="string">
            <text:p>2005-07-11</text:p>
          </table:table-cell>
          <table:table-cell office:value-type="float" office:value="121.330002" calcext:value-type="float">
            <text:p>121.330002</text:p>
          </table:table-cell>
          <table:table-cell office:value-type="float" office:value="122.099998" calcext:value-type="float">
            <text:p>122.099998</text:p>
          </table:table-cell>
          <table:table-cell office:value-type="float" office:value="121.309998" calcext:value-type="float">
            <text:p>121.309998</text:p>
          </table:table-cell>
          <table:table-cell office:value-type="float" office:value="121.940002" calcext:value-type="float">
            <text:p>121.940002</text:p>
          </table:table-cell>
          <table:table-cell office:value-type="float" office:value="87.872551" calcext:value-type="float">
            <text:p>87.872551</text:p>
          </table:table-cell>
          <table:table-cell office:value-type="float" office:value="49688300" calcext:value-type="float">
            <text:p>49688300</text:p>
          </table:table-cell>
        </table:table-row>
        <table:table-row table:style-name="ro1">
          <table:table-cell office:value-type="string" calcext:value-type="string">
            <text:p>2005-07-12</text:p>
          </table:table-cell>
          <table:table-cell office:value-type="float" office:value="121.989998" calcext:value-type="float">
            <text:p>121.989998</text:p>
          </table:table-cell>
          <table:table-cell office:value-type="float" office:value="122.629997" calcext:value-type="float">
            <text:p>122.629997</text:p>
          </table:table-cell>
          <table:table-cell office:value-type="float" office:value="121.639999" calcext:value-type="float">
            <text:p>121.639999</text:p>
          </table:table-cell>
          <table:table-cell office:value-type="float" office:value="122.260002" calcext:value-type="float">
            <text:p>122.260002</text:p>
          </table:table-cell>
          <table:table-cell office:value-type="float" office:value="88.103157" calcext:value-type="float">
            <text:p>88.103157</text:p>
          </table:table-cell>
          <table:table-cell office:value-type="float" office:value="51871100" calcext:value-type="float">
            <text:p>51871100</text:p>
          </table:table-cell>
        </table:table-row>
        <table:table-row table:style-name="ro1">
          <table:table-cell office:value-type="string" calcext:value-type="string">
            <text:p>2005-07-13</text:p>
          </table:table-cell>
          <table:table-cell office:value-type="float" office:value="122.269997" calcext:value-type="float">
            <text:p>122.269997</text:p>
          </table:table-cell>
          <table:table-cell office:value-type="float" office:value="122.519997" calcext:value-type="float">
            <text:p>122.519997</text:p>
          </table:table-cell>
          <table:table-cell office:value-type="float" office:value="121.989998" calcext:value-type="float">
            <text:p>121.989998</text:p>
          </table:table-cell>
          <table:table-cell office:value-type="float" office:value="122.43" calcext:value-type="float">
            <text:p>122.43</text:p>
          </table:table-cell>
          <table:table-cell office:value-type="float" office:value="88.225655" calcext:value-type="float">
            <text:p>88.225655</text:p>
          </table:table-cell>
          <table:table-cell office:value-type="float" office:value="41182300" calcext:value-type="float">
            <text:p>41182300</text:p>
          </table:table-cell>
        </table:table-row>
        <table:table-row table:style-name="ro1">
          <table:table-cell office:value-type="string" calcext:value-type="string">
            <text:p>2005-07-14</text:p>
          </table:table-cell>
          <table:table-cell office:value-type="float" office:value="122.980003" calcext:value-type="float">
            <text:p>122.980003</text:p>
          </table:table-cell>
          <table:table-cell office:value-type="float" office:value="123.440002" calcext:value-type="float">
            <text:p>123.440002</text:p>
          </table:table-cell>
          <table:table-cell office:value-type="float" office:value="122.489998" calcext:value-type="float">
            <text:p>122.489998</text:p>
          </table:table-cell>
          <table:table-cell office:value-type="float" office:value="122.910004" calcext:value-type="float">
            <text:p>122.910004</text:p>
          </table:table-cell>
          <table:table-cell office:value-type="float" office:value="88.571571" calcext:value-type="float">
            <text:p>88.571571</text:p>
          </table:table-cell>
          <table:table-cell office:value-type="float" office:value="63638800" calcext:value-type="float">
            <text:p>63638800</text:p>
          </table:table-cell>
        </table:table-row>
        <table:table-row table:style-name="ro1">
          <table:table-cell office:value-type="string" calcext:value-type="string">
            <text:p>2005-07-15</text:p>
          </table:table-cell>
          <table:table-cell office:value-type="float" office:value="122.790001" calcext:value-type="float">
            <text:p>122.790001</text:p>
          </table:table-cell>
          <table:table-cell office:value-type="float" office:value="123.040001" calcext:value-type="float">
            <text:p>123.040001</text:p>
          </table:table-cell>
          <table:table-cell office:value-type="float" office:value="122.360001" calcext:value-type="float">
            <text:p>122.360001</text:p>
          </table:table-cell>
          <table:table-cell office:value-type="float" office:value="122.839996" calcext:value-type="float">
            <text:p>122.839996</text:p>
          </table:table-cell>
          <table:table-cell office:value-type="float" office:value="88.521095" calcext:value-type="float">
            <text:p>88.521095</text:p>
          </table:table-cell>
          <table:table-cell office:value-type="float" office:value="56075900" calcext:value-type="float">
            <text:p>56075900</text:p>
          </table:table-cell>
        </table:table-row>
        <table:table-row table:style-name="ro1">
          <table:table-cell office:value-type="string" calcext:value-type="string">
            <text:p>2005-07-18</text:p>
          </table:table-cell>
          <table:table-cell office:value-type="float" office:value="122.5" calcext:value-type="float">
            <text:p>122.5</text:p>
          </table:table-cell>
          <table:table-cell office:value-type="float" office:value="122.629997" calcext:value-type="float">
            <text:p>122.629997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122.349998" calcext:value-type="float">
            <text:p>122.349998</text:p>
          </table:table-cell>
          <table:table-cell office:value-type="float" office:value="88.168015" calcext:value-type="float">
            <text:p>88.168015</text:p>
          </table:table-cell>
          <table:table-cell office:value-type="float" office:value="56598400" calcext:value-type="float">
            <text:p>56598400</text:p>
          </table:table-cell>
        </table:table-row>
        <table:table-row table:style-name="ro1">
          <table:table-cell office:value-type="string" calcext:value-type="string">
            <text:p>2005-07-19</text:p>
          </table:table-cell>
          <table:table-cell office:value-type="float" office:value="122.709999" calcext:value-type="float">
            <text:p>122.709999</text:p>
          </table:table-cell>
          <table:table-cell office:value-type="float" office:value="123.110001" calcext:value-type="float">
            <text:p>123.110001</text:p>
          </table:table-cell>
          <table:table-cell office:value-type="float" office:value="122.410004" calcext:value-type="float">
            <text:p>122.410004</text:p>
          </table:table-cell>
          <table:table-cell office:value-type="float" office:value="123.019997" calcext:value-type="float">
            <text:p>123.019997</text:p>
          </table:table-cell>
          <table:table-cell office:value-type="float" office:value="88.65081" calcext:value-type="float">
            <text:p>88.65081</text:p>
          </table:table-cell>
          <table:table-cell office:value-type="float" office:value="59165700" calcext:value-type="float">
            <text:p>59165700</text:p>
          </table:table-cell>
        </table:table-row>
        <table:table-row table:style-name="ro1">
          <table:table-cell office:value-type="string" calcext:value-type="string">
            <text:p>2005-07-20</text:p>
          </table:table-cell>
          <table:table-cell office:value-type="float" office:value="122.589996" calcext:value-type="float">
            <text:p>122.589996</text:p>
          </table:table-cell>
          <table:table-cell office:value-type="float" office:value="123.730003" calcext:value-type="float">
            <text:p>123.730003</text:p>
          </table:table-cell>
          <table:table-cell office:value-type="float" office:value="122.300003" calcext:value-type="float">
            <text:p>122.300003</text:p>
          </table:table-cell>
          <table:table-cell office:value-type="float" office:value="123.440002" calcext:value-type="float">
            <text:p>123.440002</text:p>
          </table:table-cell>
          <table:table-cell office:value-type="float" office:value="88.953476" calcext:value-type="float">
            <text:p>88.953476</text:p>
          </table:table-cell>
          <table:table-cell office:value-type="float" office:value="69477000" calcext:value-type="float">
            <text:p>69477000</text:p>
          </table:table-cell>
        </table:table-row>
        <table:table-row table:style-name="ro1">
          <table:table-cell office:value-type="string" calcext:value-type="string">
            <text:p>2005-07-21</text:p>
          </table:table-cell>
          <table:table-cell office:value-type="float" office:value="123.550003" calcext:value-type="float">
            <text:p>123.550003</text:p>
          </table:table-cell>
          <table:table-cell office:value-type="float" office:value="123.610001" calcext:value-type="float">
            <text:p>123.610001</text:p>
          </table:table-cell>
          <table:table-cell office:value-type="float" office:value="122.470001" calcext:value-type="float">
            <text:p>122.470001</text:p>
          </table:table-cell>
          <table:table-cell office:value-type="float" office:value="122.720001" calcext:value-type="float">
            <text:p>122.720001</text:p>
          </table:table-cell>
          <table:table-cell office:value-type="float" office:value="88.434639" calcext:value-type="float">
            <text:p>88.434639</text:p>
          </table:table-cell>
          <table:table-cell office:value-type="float" office:value="101110900" calcext:value-type="float">
            <text:p>101110900</text:p>
          </table:table-cell>
        </table:table-row>
        <table:table-row table:style-name="ro1">
          <table:table-cell office:value-type="string" calcext:value-type="string">
            <text:p>2005-07-22</text:p>
          </table:table-cell>
          <table:table-cell office:value-type="float" office:value="122.879997" calcext:value-type="float">
            <text:p>122.879997</text:p>
          </table:table-cell>
          <table:table-cell office:value-type="float" office:value="123.559998" calcext:value-type="float">
            <text:p>123.559998</text:p>
          </table:table-cell>
          <table:table-cell office:value-type="float" office:value="122.629997" calcext:value-type="float">
            <text:p>122.629997</text:p>
          </table:table-cell>
          <table:table-cell office:value-type="float" office:value="123.540001" calcext:value-type="float">
            <text:p>123.540001</text:p>
          </table:table-cell>
          <table:table-cell office:value-type="float" office:value="89.02552" calcext:value-type="float">
            <text:p>89.02552</text:p>
          </table:table-cell>
          <table:table-cell office:value-type="float" office:value="52607100" calcext:value-type="float">
            <text:p>52607100</text:p>
          </table:table-cell>
        </table:table-row>
        <table:table-row table:style-name="ro1">
          <table:table-cell office:value-type="string" calcext:value-type="string">
            <text:p>2005-07-25</text:p>
          </table:table-cell>
          <table:table-cell office:value-type="float" office:value="123.410004" calcext:value-type="float">
            <text:p>123.410004</text:p>
          </table:table-cell>
          <table:table-cell office:value-type="float" office:value="123.949997" calcext:value-type="float">
            <text:p>123.949997</text:p>
          </table:table-cell>
          <table:table-cell office:value-type="float" office:value="122.849998" calcext:value-type="float">
            <text:p>122.849998</text:p>
          </table:table-cell>
          <table:table-cell office:value-type="float" office:value="123.190002" calcext:value-type="float">
            <text:p>123.190002</text:p>
          </table:table-cell>
          <table:table-cell office:value-type="float" office:value="88.773315" calcext:value-type="float">
            <text:p>88.773315</text:p>
          </table:table-cell>
          <table:table-cell office:value-type="float" office:value="57301600" calcext:value-type="float">
            <text:p>57301600</text:p>
          </table:table-cell>
        </table:table-row>
        <table:table-row table:style-name="ro1">
          <table:table-cell office:value-type="string" calcext:value-type="string">
            <text:p>2005-07-26</text:p>
          </table:table-cell>
          <table:table-cell office:value-type="float" office:value="123.230003" calcext:value-type="float">
            <text:p>123.230003</text:p>
          </table:table-cell>
          <table:table-cell office:value-type="float" office:value="123.529999" calcext:value-type="float">
            <text:p>123.529999</text:p>
          </table:table-cell>
          <table:table-cell office:value-type="float" office:value="122.949997" calcext:value-type="float">
            <text:p>122.949997</text:p>
          </table:table-cell>
          <table:table-cell office:value-type="float" office:value="123.339996" calcext:value-type="float">
            <text:p>123.339996</text:p>
          </table:table-cell>
          <table:table-cell office:value-type="float" office:value="88.881409" calcext:value-type="float">
            <text:p>88.881409</text:p>
          </table:table-cell>
          <table:table-cell office:value-type="float" office:value="42758800" calcext:value-type="float">
            <text:p>42758800</text:p>
          </table:table-cell>
        </table:table-row>
        <table:table-row table:style-name="ro1">
          <table:table-cell office:value-type="string" calcext:value-type="string">
            <text:p>2005-07-27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889999" calcext:value-type="float">
            <text:p>123.889999</text:p>
          </table:table-cell>
          <table:table-cell office:value-type="float" office:value="123.050003" calcext:value-type="float">
            <text:p>123.050003</text:p>
          </table:table-cell>
          <table:table-cell office:value-type="float" office:value="123.790001" calcext:value-type="float">
            <text:p>123.790001</text:p>
          </table:table-cell>
          <table:table-cell office:value-type="float" office:value="89.205696" calcext:value-type="float">
            <text:p>89.205696</text:p>
          </table:table-cell>
          <table:table-cell office:value-type="float" office:value="43181600" calcext:value-type="float">
            <text:p>43181600</text:p>
          </table:table-cell>
        </table:table-row>
        <table:table-row table:style-name="ro1">
          <table:table-cell office:value-type="string" calcext:value-type="string">
            <text:p>2005-07-28</text:p>
          </table:table-cell>
          <table:table-cell office:value-type="float" office:value="123.959999" calcext:value-type="float">
            <text:p>123.959999</text:p>
          </table:table-cell>
          <table:table-cell office:value-type="float" office:value="124.639999" calcext:value-type="float">
            <text:p>124.639999</text:p>
          </table:table-cell>
          <table:table-cell office:value-type="float" office:value="123.639999" calcext:value-type="float">
            <text:p>123.639999</text:p>
          </table:table-cell>
          <table:table-cell office:value-type="float" office:value="124.57" calcext:value-type="float">
            <text:p>124.57</text:p>
          </table:table-cell>
          <table:table-cell office:value-type="float" office:value="89.767776" calcext:value-type="float">
            <text:p>89.767776</text:p>
          </table:table-cell>
          <table:table-cell office:value-type="float" office:value="47880700" calcext:value-type="float">
            <text:p>47880700</text:p>
          </table:table-cell>
        </table:table-row>
        <table:table-row table:style-name="ro1">
          <table:table-cell office:value-type="string" calcext:value-type="string">
            <text:p>2005-07-29</text:p>
          </table:table-cell>
          <table:table-cell office:value-type="float" office:value="124.410004" calcext:value-type="float">
            <text:p>124.410004</text:p>
          </table:table-cell>
          <table:table-cell office:value-type="float" office:value="124.629997" calcext:value-type="float">
            <text:p>124.629997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739998" calcext:value-type="float">
            <text:p>123.739998</text:p>
          </table:table-cell>
          <table:table-cell office:value-type="float" office:value="89.16967" calcext:value-type="float">
            <text:p>89.16967</text:p>
          </table:table-cell>
          <table:table-cell office:value-type="float" office:value="62358100" calcext:value-type="float">
            <text:p>62358100</text:p>
          </table:table-cell>
        </table:table-row>
        <table:table-row table:style-name="ro1">
          <table:table-cell office:value-type="string" calcext:value-type="string">
            <text:p>2005-08-01</text:p>
          </table:table-cell>
          <table:table-cell office:value-type="float" office:value="123.830002" calcext:value-type="float">
            <text:p>123.830002</text:p>
          </table:table-cell>
          <table:table-cell office:value-type="float" office:value="124.040001" calcext:value-type="float">
            <text:p>124.040001</text:p>
          </table:table-cell>
          <table:table-cell office:value-type="float" office:value="123.449997" calcext:value-type="float">
            <text:p>123.449997</text:p>
          </table:table-cell>
          <table:table-cell office:value-type="float" office:value="123.650002" calcext:value-type="float">
            <text:p>123.650002</text:p>
          </table:table-cell>
          <table:table-cell office:value-type="float" office:value="89.104813" calcext:value-type="float">
            <text:p>89.104813</text:p>
          </table:table-cell>
          <table:table-cell office:value-type="float" office:value="40418200" calcext:value-type="float">
            <text:p>40418200</text:p>
          </table:table-cell>
        </table:table-row>
        <table:table-row table:style-name="ro1">
          <table:table-cell office:value-type="string" calcext:value-type="string">
            <text:p>2005-08-02</text:p>
          </table:table-cell>
          <table:table-cell office:value-type="float" office:value="123.870003" calcext:value-type="float">
            <text:p>123.870003</text:p>
          </table:table-cell>
          <table:table-cell office:value-type="float" office:value="124.599998" calcext:value-type="float">
            <text:p>124.599998</text:p>
          </table:table-cell>
          <table:table-cell office:value-type="float" office:value="123.739998" calcext:value-type="float">
            <text:p>123.739998</text:p>
          </table:table-cell>
          <table:table-cell office:value-type="float" office:value="124.389999" calcext:value-type="float">
            <text:p>124.389999</text:p>
          </table:table-cell>
          <table:table-cell office:value-type="float" office:value="89.638062" calcext:value-type="float">
            <text:p>89.638062</text:p>
          </table:table-cell>
          <table:table-cell office:value-type="float" office:value="45147400" calcext:value-type="float">
            <text:p>45147400</text:p>
          </table:table-cell>
        </table:table-row>
        <table:table-row table:style-name="ro1">
          <table:table-cell office:value-type="string" calcext:value-type="string">
            <text:p>2005-08-03</text:p>
          </table:table-cell>
          <table:table-cell office:value-type="float" office:value="124.25" calcext:value-type="float">
            <text:p>124.25</text:p>
          </table:table-cell>
          <table:table-cell office:value-type="float" office:value="124.739998" calcext:value-type="float">
            <text:p>124.739998</text:p>
          </table:table-cell>
          <table:table-cell office:value-type="float" office:value="124.120003" calcext:value-type="float">
            <text:p>124.120003</text:p>
          </table:table-cell>
          <table:table-cell office:value-type="float" office:value="124.720001" calcext:value-type="float">
            <text:p>124.720001</text:p>
          </table:table-cell>
          <table:table-cell office:value-type="float" office:value="89.875877" calcext:value-type="float">
            <text:p>89.875877</text:p>
          </table:table-cell>
          <table:table-cell office:value-type="float" office:value="36837200" calcext:value-type="float">
            <text:p>36837200</text:p>
          </table:table-cell>
        </table:table-row>
        <table:table-row table:style-name="ro1">
          <table:table-cell office:value-type="string" calcext:value-type="string">
            <text:p>2005-08-04</text:p>
          </table:table-cell>
          <table:table-cell office:value-type="float" office:value="124.230003" calcext:value-type="float">
            <text:p>124.230003</text:p>
          </table:table-cell>
          <table:table-cell office:value-type="float" office:value="124.309998" calcext:value-type="float">
            <text:p>124.309998</text:p>
          </table:table-cell>
          <table:table-cell office:value-type="float" office:value="123.57" calcext:value-type="float">
            <text:p>123.57</text:p>
          </table:table-cell>
          <table:table-cell office:value-type="float" office:value="123.720001" calcext:value-type="float">
            <text:p>123.720001</text:p>
          </table:table-cell>
          <table:table-cell office:value-type="float" office:value="89.155251" calcext:value-type="float">
            <text:p>89.155251</text:p>
          </table:table-cell>
          <table:table-cell office:value-type="float" office:value="50855600" calcext:value-type="float">
            <text:p>50855600</text:p>
          </table:table-cell>
        </table:table-row>
        <table:table-row table:style-name="ro1">
          <table:table-cell office:value-type="string" calcext:value-type="string">
            <text:p>2005-08-05</text:p>
          </table:table-cell>
          <table:table-cell office:value-type="float" office:value="123.449997" calcext:value-type="float">
            <text:p>123.449997</text:p>
          </table:table-cell>
          <table:table-cell office:value-type="float" office:value="123.980003" calcext:value-type="float">
            <text:p>123.980003</text:p>
          </table:table-cell>
          <table:table-cell office:value-type="float" office:value="122.669998" calcext:value-type="float">
            <text:p>122.669998</text:p>
          </table:table-cell>
          <table:table-cell office:value-type="float" office:value="122.879997" calcext:value-type="float">
            <text:p>122.879997</text:p>
          </table:table-cell>
          <table:table-cell office:value-type="float" office:value="88.549927" calcext:value-type="float">
            <text:p>88.549927</text:p>
          </table:table-cell>
          <table:table-cell office:value-type="float" office:value="53595500" calcext:value-type="float">
            <text:p>53595500</text:p>
          </table:table-cell>
        </table:table-row>
        <table:table-row table:style-name="ro1">
          <table:table-cell office:value-type="string" calcext:value-type="string">
            <text:p>2005-08-08</text:p>
          </table:table-cell>
          <table:table-cell office:value-type="float" office:value="123.150002" calcext:value-type="float">
            <text:p>123.150002</text:p>
          </table:table-cell>
          <table:table-cell office:value-type="float" office:value="123.410004" calcext:value-type="float">
            <text:p>123.410004</text:p>
          </table:table-cell>
          <table:table-cell office:value-type="float" office:value="122.379997" calcext:value-type="float">
            <text:p>122.379997</text:p>
          </table:table-cell>
          <table:table-cell office:value-type="float" office:value="122.650002" calcext:value-type="float">
            <text:p>122.650002</text:p>
          </table:table-cell>
          <table:table-cell office:value-type="float" office:value="88.384171" calcext:value-type="float">
            <text:p>88.384171</text:p>
          </table:table-cell>
          <table:table-cell office:value-type="float" office:value="47616000" calcext:value-type="float">
            <text:p>47616000</text:p>
          </table:table-cell>
        </table:table-row>
        <table:table-row table:style-name="ro1">
          <table:table-cell office:value-type="string" calcext:value-type="string">
            <text:p>2005-08-09</text:p>
          </table:table-cell>
          <table:table-cell office:value-type="float" office:value="123.059998" calcext:value-type="float">
            <text:p>123.059998</text:p>
          </table:table-cell>
          <table:table-cell office:value-type="float" office:value="123.589996" calcext:value-type="float">
            <text:p>123.589996</text:p>
          </table:table-cell>
          <table:table-cell office:value-type="float" office:value="122.870003" calcext:value-type="float">
            <text:p>122.870003</text:p>
          </table:table-cell>
          <table:table-cell office:value-type="float" office:value="123.389999" calcext:value-type="float">
            <text:p>123.389999</text:p>
          </table:table-cell>
          <table:table-cell office:value-type="float" office:value="88.917419" calcext:value-type="float">
            <text:p>88.917419</text:p>
          </table:table-cell>
          <table:table-cell office:value-type="float" office:value="47170000" calcext:value-type="float">
            <text:p>47170000</text:p>
          </table:table-cell>
        </table:table-row>
        <table:table-row table:style-name="ro1">
          <table:table-cell office:value-type="string" calcext:value-type="string">
            <text:p>2005-08-10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4.5" calcext:value-type="float">
            <text:p>124.5</text:p>
          </table:table-cell>
          <table:table-cell office:value-type="float" office:value="122.82" calcext:value-type="float">
            <text:p>122.82</text:p>
          </table:table-cell>
          <table:table-cell office:value-type="float" office:value="123.330002" calcext:value-type="float">
            <text:p>123.330002</text:p>
          </table:table-cell>
          <table:table-cell office:value-type="float" office:value="88.874207" calcext:value-type="float">
            <text:p>88.874207</text:p>
          </table:table-cell>
          <table:table-cell office:value-type="float" office:value="72863700" calcext:value-type="float">
            <text:p>72863700</text:p>
          </table:table-cell>
        </table:table-row>
        <table:table-row table:style-name="ro1">
          <table:table-cell office:value-type="string" calcext:value-type="string">
            <text:p>2005-08-11</text:p>
          </table:table-cell>
          <table:table-cell office:value-type="float" office:value="123.269997" calcext:value-type="float">
            <text:p>123.269997</text:p>
          </table:table-cell>
          <table:table-cell office:value-type="float" office:value="124.029999" calcext:value-type="float">
            <text:p>124.029999</text:p>
          </table:table-cell>
          <table:table-cell office:value-type="float" office:value="123.010002" calcext:value-type="float">
            <text:p>123.010002</text:p>
          </table:table-cell>
          <table:table-cell office:value-type="float" office:value="123.82" calcext:value-type="float">
            <text:p>123.82</text:p>
          </table:table-cell>
          <table:table-cell office:value-type="float" office:value="89.227318" calcext:value-type="float">
            <text:p>89.227318</text:p>
          </table:table-cell>
          <table:table-cell office:value-type="float" office:value="58570200" calcext:value-type="float">
            <text:p>58570200</text:p>
          </table:table-cell>
        </table:table-row>
        <table:table-row table:style-name="ro1">
          <table:table-cell office:value-type="string" calcext:value-type="string">
            <text:p>2005-08-12</text:p>
          </table:table-cell>
          <table:table-cell office:value-type="float" office:value="123.57" calcext:value-type="float">
            <text:p>123.57</text:p>
          </table:table-cell>
          <table:table-cell office:value-type="float" office:value="123.690002" calcext:value-type="float">
            <text:p>123.690002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3.059998" calcext:value-type="float">
            <text:p>123.059998</text:p>
          </table:table-cell>
          <table:table-cell office:value-type="float" office:value="88.679619" calcext:value-type="float">
            <text:p>88.679619</text:p>
          </table:table-cell>
          <table:table-cell office:value-type="float" office:value="54776900" calcext:value-type="float">
            <text:p>54776900</text:p>
          </table:table-cell>
        </table:table-row>
        <table:table-row table:style-name="ro1">
          <table:table-cell office:value-type="string" calcext:value-type="string">
            <text:p>2005-08-15</text:p>
          </table:table-cell>
          <table:table-cell office:value-type="float" office:value="123.220001" calcext:value-type="float">
            <text:p>123.220001</text:p>
          </table:table-cell>
          <table:table-cell office:value-type="float" office:value="123.870003" calcext:value-type="float">
            <text:p>123.870003</text:p>
          </table:table-cell>
          <table:table-cell office:value-type="float" office:value="122.830002" calcext:value-type="float">
            <text:p>122.830002</text:p>
          </table:table-cell>
          <table:table-cell office:value-type="float" office:value="123.82" calcext:value-type="float">
            <text:p>123.82</text:p>
          </table:table-cell>
          <table:table-cell office:value-type="float" office:value="89.227318" calcext:value-type="float">
            <text:p>89.227318</text:p>
          </table:table-cell>
          <table:table-cell office:value-type="float" office:value="36208500" calcext:value-type="float">
            <text:p>36208500</text:p>
          </table:table-cell>
        </table:table-row>
        <table:table-row table:style-name="ro1">
          <table:table-cell office:value-type="string" calcext:value-type="string">
            <text:p>2005-08-16</text:p>
          </table:table-cell>
          <table:table-cell office:value-type="float" office:value="123.440002" calcext:value-type="float">
            <text:p>123.440002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122.089996" calcext:value-type="float">
            <text:p>122.089996</text:p>
          </table:table-cell>
          <table:table-cell office:value-type="float" office:value="122.209999" calcext:value-type="float">
            <text:p>122.209999</text:p>
          </table:table-cell>
          <table:table-cell office:value-type="float" office:value="88.067131" calcext:value-type="float">
            <text:p>88.067131</text:p>
          </table:table-cell>
          <table:table-cell office:value-type="float" office:value="71942100" calcext:value-type="float">
            <text:p>71942100</text:p>
          </table:table-cell>
        </table:table-row>
        <table:table-row table:style-name="ro1">
          <table:table-cell office:value-type="string" calcext:value-type="string">
            <text:p>2005-08-17</text:p>
          </table:table-cell>
          <table:table-cell office:value-type="float" office:value="122.190002" calcext:value-type="float">
            <text:p>122.190002</text:p>
          </table:table-cell>
          <table:table-cell office:value-type="float" office:value="122.870003" calcext:value-type="float">
            <text:p>122.870003</text:p>
          </table:table-cell>
          <table:table-cell office:value-type="float" office:value="122.029999" calcext:value-type="float">
            <text:p>122.029999</text:p>
          </table:table-cell>
          <table:table-cell office:value-type="float" office:value="122.199997" calcext:value-type="float">
            <text:p>122.199997</text:p>
          </table:table-cell>
          <table:table-cell office:value-type="float" office:value="88.059898" calcext:value-type="float">
            <text:p>88.059898</text:p>
          </table:table-cell>
          <table:table-cell office:value-type="float" office:value="62275100" calcext:value-type="float">
            <text:p>62275100</text:p>
          </table:table-cell>
        </table:table-row>
        <table:table-row table:style-name="ro1">
          <table:table-cell office:value-type="string" calcext:value-type="string">
            <text:p>2005-08-18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122.559998" calcext:value-type="float">
            <text:p>122.559998</text:p>
          </table:table-cell>
          <table:table-cell office:value-type="float" office:value="121.839996" calcext:value-type="float">
            <text:p>121.839996</text:p>
          </table:table-cell>
          <table:table-cell office:value-type="float" office:value="122.190002" calcext:value-type="float">
            <text:p>122.190002</text:p>
          </table:table-cell>
          <table:table-cell office:value-type="float" office:value="88.052696" calcext:value-type="float">
            <text:p>88.052696</text:p>
          </table:table-cell>
          <table:table-cell office:value-type="float" office:value="53388600" calcext:value-type="float">
            <text:p>53388600</text:p>
          </table:table-cell>
        </table:table-row>
        <table:table-row table:style-name="ro1">
          <table:table-cell office:value-type="string" calcext:value-type="string">
            <text:p>2005-08-19</text:p>
          </table:table-cell>
          <table:table-cell office:value-type="float" office:value="122.629997" calcext:value-type="float">
            <text:p>122.629997</text:p>
          </table:table-cell>
          <table:table-cell office:value-type="float" office:value="122.82" calcext:value-type="float">
            <text:p>122.82</text:p>
          </table:table-cell>
          <table:table-cell office:value-type="float" office:value="122.199997" calcext:value-type="float">
            <text:p>122.199997</text:p>
          </table:table-cell>
          <table:table-cell office:value-type="float" office:value="122.470001" calcext:value-type="float">
            <text:p>122.470001</text:p>
          </table:table-cell>
          <table:table-cell office:value-type="float" office:value="88.254494" calcext:value-type="float">
            <text:p>88.254494</text:p>
          </table:table-cell>
          <table:table-cell office:value-type="float" office:value="39842100" calcext:value-type="float">
            <text:p>39842100</text:p>
          </table:table-cell>
        </table:table-row>
        <table:table-row table:style-name="ro1">
          <table:table-cell office:value-type="string" calcext:value-type="string">
            <text:p>2005-08-22</text:p>
          </table:table-cell>
          <table:table-cell office:value-type="float" office:value="122.580002" calcext:value-type="float">
            <text:p>122.580002</text:p>
          </table:table-cell>
          <table:table-cell office:value-type="float" office:value="123.230003" calcext:value-type="float">
            <text:p>123.230003</text:p>
          </table:table-cell>
          <table:table-cell office:value-type="float" office:value="121.879997" calcext:value-type="float">
            <text:p>121.879997</text:p>
          </table:table-cell>
          <table:table-cell office:value-type="float" office:value="122.470001" calcext:value-type="float">
            <text:p>122.470001</text:p>
          </table:table-cell>
          <table:table-cell office:value-type="float" office:value="88.254494" calcext:value-type="float">
            <text:p>88.254494</text:p>
          </table:table-cell>
          <table:table-cell office:value-type="float" office:value="69912000" calcext:value-type="float">
            <text:p>69912000</text:p>
          </table:table-cell>
        </table:table-row>
        <table:table-row table:style-name="ro1">
          <table:table-cell office:value-type="string" calcext:value-type="string">
            <text:p>2005-08-23</text:p>
          </table:table-cell>
          <table:table-cell office:value-type="float" office:value="122.5" calcext:value-type="float">
            <text:p>122.5</text:p>
          </table:table-cell>
          <table:table-cell office:value-type="float" office:value="122.610001" calcext:value-type="float">
            <text:p>122.610001</text:p>
          </table:table-cell>
          <table:table-cell office:value-type="float" office:value="121.150002" calcext:value-type="float">
            <text:p>121.150002</text:p>
          </table:table-cell>
          <table:table-cell office:value-type="float" office:value="122.239998" calcext:value-type="float">
            <text:p>122.239998</text:p>
          </table:table-cell>
          <table:table-cell office:value-type="float" office:value="88.088753" calcext:value-type="float">
            <text:p>88.088753</text:p>
          </table:table-cell>
          <table:table-cell office:value-type="float" office:value="55168600" calcext:value-type="float">
            <text:p>55168600</text:p>
          </table:table-cell>
        </table:table-row>
        <table:table-row table:style-name="ro1">
          <table:table-cell office:value-type="string" calcext:value-type="string">
            <text:p>2005-08-24</text:p>
          </table:table-cell>
          <table:table-cell office:value-type="float" office:value="121.940002" calcext:value-type="float">
            <text:p>121.940002</text:p>
          </table:table-cell>
          <table:table-cell office:value-type="float" office:value="122.730003" calcext:value-type="float">
            <text:p>122.730003</text:p>
          </table:table-cell>
          <table:table-cell office:value-type="float" office:value="121.089996" calcext:value-type="float">
            <text:p>121.089996</text:p>
          </table:table-cell>
          <table:table-cell office:value-type="float" office:value="121.150002" calcext:value-type="float">
            <text:p>121.150002</text:p>
          </table:table-cell>
          <table:table-cell office:value-type="float" office:value="87.303261" calcext:value-type="float">
            <text:p>87.303261</text:p>
          </table:table-cell>
          <table:table-cell office:value-type="float" office:value="79104600" calcext:value-type="float">
            <text:p>79104600</text:p>
          </table:table-cell>
        </table:table-row>
        <table:table-row table:style-name="ro1">
          <table:table-cell office:value-type="string" calcext:value-type="string">
            <text:p>2005-08-25</text:p>
          </table:table-cell>
          <table:table-cell office:value-type="float" office:value="121.349998" calcext:value-type="float">
            <text:p>121.349998</text:p>
          </table:table-cell>
          <table:table-cell office:value-type="float" office:value="121.669998" calcext:value-type="float">
            <text:p>121.669998</text:p>
          </table:table-cell>
          <table:table-cell office:value-type="float" office:value="121.209999" calcext:value-type="float">
            <text:p>121.209999</text:p>
          </table:table-cell>
          <table:table-cell office:value-type="float" office:value="121.589996" calcext:value-type="float">
            <text:p>121.589996</text:p>
          </table:table-cell>
          <table:table-cell office:value-type="float" office:value="87.620316" calcext:value-type="float">
            <text:p>87.620316</text:p>
          </table:table-cell>
          <table:table-cell office:value-type="float" office:value="35631100" calcext:value-type="float">
            <text:p>35631100</text:p>
          </table:table-cell>
        </table:table-row>
        <table:table-row table:style-name="ro1">
          <table:table-cell office:value-type="string" calcext:value-type="string">
            <text:p>2005-08-26</text:p>
          </table:table-cell>
          <table:table-cell office:value-type="float" office:value="121.480003" calcext:value-type="float">
            <text:p>121.480003</text:p>
          </table:table-cell>
          <table:table-cell office:value-type="float" office:value="121.489998" calcext:value-type="float">
            <text:p>121.489998</text:p>
          </table:table-cell>
          <table:table-cell office:value-type="float" office:value="120.68" calcext:value-type="float">
            <text:p>120.68</text:p>
          </table:table-cell>
          <table:table-cell office:value-type="float" office:value="120.760002" calcext:value-type="float">
            <text:p>120.760002</text:p>
          </table:table-cell>
          <table:table-cell office:value-type="float" office:value="87.022209" calcext:value-type="float">
            <text:p>87.022209</text:p>
          </table:table-cell>
          <table:table-cell office:value-type="float" office:value="61956800" calcext:value-type="float">
            <text:p>61956800</text:p>
          </table:table-cell>
        </table:table-row>
        <table:table-row table:style-name="ro1">
          <table:table-cell office:value-type="string" calcext:value-type="string">
            <text:p>2005-08-29</text:p>
          </table:table-cell>
          <table:table-cell office:value-type="float" office:value="120.410004" calcext:value-type="float">
            <text:p>120.410004</text:p>
          </table:table-cell>
          <table:table-cell office:value-type="float" office:value="121.779999" calcext:value-type="float">
            <text:p>121.779999</text:p>
          </table:table-cell>
          <table:table-cell office:value-type="float" office:value="120.379997" calcext:value-type="float">
            <text:p>120.379997</text:p>
          </table:table-cell>
          <table:table-cell office:value-type="float" office:value="121.690002" calcext:value-type="float">
            <text:p>121.690002</text:p>
          </table:table-cell>
          <table:table-cell office:value-type="float" office:value="87.692383" calcext:value-type="float">
            <text:p>87.692383</text:p>
          </table:table-cell>
          <table:table-cell office:value-type="float" office:value="56179200" calcext:value-type="float">
            <text:p>56179200</text:p>
          </table:table-cell>
        </table:table-row>
        <table:table-row table:style-name="ro1">
          <table:table-cell office:value-type="string" calcext:value-type="string">
            <text:p>2005-08-30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300003" calcext:value-type="float">
            <text:p>121.300003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121.050003" calcext:value-type="float">
            <text:p>121.050003</text:p>
          </table:table-cell>
          <table:table-cell office:value-type="float" office:value="87.231201" calcext:value-type="float">
            <text:p>87.231201</text:p>
          </table:table-cell>
          <table:table-cell office:value-type="float" office:value="74160200" calcext:value-type="float">
            <text:p>74160200</text:p>
          </table:table-cell>
        </table:table-row>
        <table:table-row table:style-name="ro1">
          <table:table-cell office:value-type="string" calcext:value-type="string">
            <text:p>2005-08-31</text:p>
          </table:table-cell>
          <table:table-cell office:value-type="float" office:value="121.190002" calcext:value-type="float">
            <text:p>121.190002</text:p>
          </table:table-cell>
          <table:table-cell office:value-type="float" office:value="122.660004" calcext:value-type="float">
            <text:p>122.660004</text:p>
          </table:table-cell>
          <table:table-cell office:value-type="float" office:value="120.739998" calcext:value-type="float">
            <text:p>120.739998</text:p>
          </table:table-cell>
          <table:table-cell office:value-type="float" office:value="122.580002" calcext:value-type="float">
            <text:p>122.580002</text:p>
          </table:table-cell>
          <table:table-cell office:value-type="float" office:value="88.333733" calcext:value-type="float">
            <text:p>88.333733</text:p>
          </table:table-cell>
          <table:table-cell office:value-type="float" office:value="102945200" calcext:value-type="float">
            <text:p>102945200</text:p>
          </table:table-cell>
        </table:table-row>
        <table:table-row table:style-name="ro1">
          <table:table-cell office:value-type="string" calcext:value-type="string">
            <text:p>2005-09-01</text:p>
          </table:table-cell>
          <table:table-cell office:value-type="float" office:value="122.519997" calcext:value-type="float">
            <text:p>122.519997</text:p>
          </table:table-cell>
          <table:table-cell office:value-type="float" office:value="123.150002" calcext:value-type="float">
            <text:p>123.150002</text:p>
          </table:table-cell>
          <table:table-cell office:value-type="float" office:value="121.139999" calcext:value-type="float">
            <text:p>121.139999</text:p>
          </table:table-cell>
          <table:table-cell office:value-type="float" office:value="122.489998" calcext:value-type="float">
            <text:p>122.489998</text:p>
          </table:table-cell>
          <table:table-cell office:value-type="float" office:value="88.268883" calcext:value-type="float">
            <text:p>88.268883</text:p>
          </table:table-cell>
          <table:table-cell office:value-type="float" office:value="74578700" calcext:value-type="float">
            <text:p>74578700</text:p>
          </table:table-cell>
        </table:table-row>
        <table:table-row table:style-name="ro1">
          <table:table-cell office:value-type="string" calcext:value-type="string">
            <text:p>2005-09-02</text:p>
          </table:table-cell>
          <table:table-cell office:value-type="float" office:value="122.849998" calcext:value-type="float">
            <text:p>122.849998</text:p>
          </table:table-cell>
          <table:table-cell office:value-type="float" office:value="122.879997" calcext:value-type="float">
            <text:p>122.879997</text:p>
          </table:table-cell>
          <table:table-cell office:value-type="float" office:value="122.040001" calcext:value-type="float">
            <text:p>122.040001</text:p>
          </table:table-cell>
          <table:table-cell office:value-type="float" office:value="122.269997" calcext:value-type="float">
            <text:p>122.269997</text:p>
          </table:table-cell>
          <table:table-cell office:value-type="float" office:value="88.110306" calcext:value-type="float">
            <text:p>88.110306</text:p>
          </table:table-cell>
          <table:table-cell office:value-type="float" office:value="47653400" calcext:value-type="float">
            <text:p>47653400</text:p>
          </table:table-cell>
        </table:table-row>
        <table:table-row table:style-name="ro1">
          <table:table-cell office:value-type="string" calcext:value-type="string">
            <text:p>2005-09-06</text:p>
          </table:table-cell>
          <table:table-cell office:value-type="float" office:value="122.660004" calcext:value-type="float">
            <text:p>122.660004</text:p>
          </table:table-cell>
          <table:table-cell office:value-type="float" office:value="123.800003" calcext:value-type="float">
            <text:p>123.800003</text:p>
          </table:table-cell>
          <table:table-cell office:value-type="float" office:value="122.650002" calcext:value-type="float">
            <text:p>122.650002</text:p>
          </table:table-cell>
          <table:table-cell office:value-type="float" office:value="123.699997" calcext:value-type="float">
            <text:p>123.699997</text:p>
          </table:table-cell>
          <table:table-cell office:value-type="float" office:value="89.140816" calcext:value-type="float">
            <text:p>89.140816</text:p>
          </table:table-cell>
          <table:table-cell office:value-type="float" office:value="57251300" calcext:value-type="float">
            <text:p>57251300</text:p>
          </table:table-cell>
        </table:table-row>
        <table:table-row table:style-name="ro1">
          <table:table-cell office:value-type="string" calcext:value-type="string">
            <text:p>2005-09-07</text:p>
          </table:table-cell>
          <table:table-cell office:value-type="float" office:value="123.629997" calcext:value-type="float">
            <text:p>123.629997</text:p>
          </table:table-cell>
          <table:table-cell office:value-type="float" office:value="124.129997" calcext:value-type="float">
            <text:p>124.129997</text:p>
          </table:table-cell>
          <table:table-cell office:value-type="float" office:value="123.459999" calcext:value-type="float">
            <text:p>123.459999</text:p>
          </table:table-cell>
          <table:table-cell office:value-type="float" office:value="123.910004" calcext:value-type="float">
            <text:p>123.910004</text:p>
          </table:table-cell>
          <table:table-cell office:value-type="float" office:value="89.292168" calcext:value-type="float">
            <text:p>89.292168</text:p>
          </table:table-cell>
          <table:table-cell office:value-type="float" office:value="41749700" calcext:value-type="float">
            <text:p>41749700</text:p>
          </table:table-cell>
        </table:table-row>
        <table:table-row table:style-name="ro1">
          <table:table-cell office:value-type="string" calcext:value-type="string">
            <text:p>2005-09-08</text:p>
          </table:table-cell>
          <table:table-cell office:value-type="float" office:value="123.660004" calcext:value-type="float">
            <text:p>123.660004</text:p>
          </table:table-cell>
          <table:table-cell office:value-type="float" office:value="124" calcext:value-type="float">
            <text:p>124</text:p>
          </table:table-cell>
          <table:table-cell office:value-type="float" office:value="123.309998" calcext:value-type="float">
            <text:p>123.309998</text:p>
          </table:table-cell>
          <table:table-cell office:value-type="float" office:value="123.5" calcext:value-type="float">
            <text:p>123.5</text:p>
          </table:table-cell>
          <table:table-cell office:value-type="float" office:value="88.996651" calcext:value-type="float">
            <text:p>88.996651</text:p>
          </table:table-cell>
          <table:table-cell office:value-type="float" office:value="39068700" calcext:value-type="float">
            <text:p>39068700</text:p>
          </table:table-cell>
        </table:table-row>
        <table:table-row table:style-name="ro1">
          <table:table-cell office:value-type="string" calcext:value-type="string">
            <text:p>2005-09-09</text:p>
          </table:table-cell>
          <table:table-cell office:value-type="float" office:value="123.830002" calcext:value-type="float">
            <text:p>123.830002</text:p>
          </table:table-cell>
          <table:table-cell office:value-type="float" office:value="124.739998" calcext:value-type="float">
            <text:p>124.739998</text:p>
          </table:table-cell>
          <table:table-cell office:value-type="float" office:value="123.800003" calcext:value-type="float">
            <text:p>123.800003</text:p>
          </table:table-cell>
          <table:table-cell office:value-type="float" office:value="124.599998" calcext:value-type="float">
            <text:p>124.599998</text:p>
          </table:table-cell>
          <table:table-cell office:value-type="float" office:value="89.789413" calcext:value-type="float">
            <text:p>89.789413</text:p>
          </table:table-cell>
          <table:table-cell office:value-type="float" office:value="43093900" calcext:value-type="float">
            <text:p>43093900</text:p>
          </table:table-cell>
        </table:table-row>
        <table:table-row table:style-name="ro1">
          <table:table-cell office:value-type="string" calcext:value-type="string">
            <text:p>2005-09-12</text:p>
          </table:table-cell>
          <table:table-cell office:value-type="float" office:value="124.449997" calcext:value-type="float">
            <text:p>124.449997</text:p>
          </table:table-cell>
          <table:table-cell office:value-type="float" office:value="124.669998" calcext:value-type="float">
            <text:p>124.669998</text:p>
          </table:table-cell>
          <table:table-cell office:value-type="float" office:value="124.269997" calcext:value-type="float">
            <text:p>124.269997</text:p>
          </table:table-cell>
          <table:table-cell office:value-type="float" office:value="124.349998" calcext:value-type="float">
            <text:p>124.349998</text:p>
          </table:table-cell>
          <table:table-cell office:value-type="float" office:value="89.60923" calcext:value-type="float">
            <text:p>89.60923</text:p>
          </table:table-cell>
          <table:table-cell office:value-type="float" office:value="33017600" calcext:value-type="float">
            <text:p>33017600</text:p>
          </table:table-cell>
        </table:table-row>
        <table:table-row table:style-name="ro1">
          <table:table-cell office:value-type="string" calcext:value-type="string">
            <text:p>2005-09-13</text:p>
          </table:table-cell>
          <table:table-cell office:value-type="float" office:value="124.129997" calcext:value-type="float">
            <text:p>124.129997</text:p>
          </table:table-cell>
          <table:table-cell office:value-type="float" office:value="124.419998" calcext:value-type="float">
            <text:p>124.419998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123.660004" calcext:value-type="float">
            <text:p>123.660004</text:p>
          </table:table-cell>
          <table:table-cell office:value-type="float" office:value="89.111984" calcext:value-type="float">
            <text:p>89.111984</text:p>
          </table:table-cell>
          <table:table-cell office:value-type="float" office:value="58427500" calcext:value-type="float">
            <text:p>58427500</text:p>
          </table:table-cell>
        </table:table-row>
        <table:table-row table:style-name="ro1">
          <table:table-cell office:value-type="string" calcext:value-type="string">
            <text:p>2005-09-14</text:p>
          </table:table-cell>
          <table:table-cell office:value-type="float" office:value="123.739998" calcext:value-type="float">
            <text:p>123.739998</text:p>
          </table:table-cell>
          <table:table-cell office:value-type="float" office:value="123.919998" calcext:value-type="float">
            <text:p>123.919998</text:p>
          </table:table-cell>
          <table:table-cell office:value-type="float" office:value="123.019997" calcext:value-type="float">
            <text:p>123.019997</text:p>
          </table:table-cell>
          <table:table-cell office:value-type="float" office:value="123.209999" calcext:value-type="float">
            <text:p>123.209999</text:p>
          </table:table-cell>
          <table:table-cell office:value-type="float" office:value="88.787735" calcext:value-type="float">
            <text:p>88.787735</text:p>
          </table:table-cell>
          <table:table-cell office:value-type="float" office:value="57694600" calcext:value-type="float">
            <text:p>57694600</text:p>
          </table:table-cell>
        </table:table-row>
        <table:table-row table:style-name="ro1">
          <table:table-cell office:value-type="string" calcext:value-type="string">
            <text:p>2005-09-15</text:p>
          </table:table-cell>
          <table:table-cell office:value-type="float" office:value="123.589996" calcext:value-type="float">
            <text:p>123.589996</text:p>
          </table:table-cell>
          <table:table-cell office:value-type="float" office:value="123.650002" calcext:value-type="float">
            <text:p>123.650002</text:p>
          </table:table-cell>
          <table:table-cell office:value-type="float" office:value="122.900002" calcext:value-type="float">
            <text:p>122.900002</text:p>
          </table:table-cell>
          <table:table-cell office:value-type="float" office:value="123.150002" calcext:value-type="float">
            <text:p>123.150002</text:p>
          </table:table-cell>
          <table:table-cell office:value-type="float" office:value="88.744499" calcext:value-type="float">
            <text:p>88.744499</text:p>
          </table:table-cell>
          <table:table-cell office:value-type="float" office:value="73156900" calcext:value-type="float">
            <text:p>73156900</text:p>
          </table:table-cell>
        </table:table-row>
        <table:table-row table:style-name="ro1">
          <table:table-cell office:value-type="string" calcext:value-type="string">
            <text:p>2005-09-16</text:p>
          </table:table-cell>
          <table:table-cell office:value-type="float" office:value="123.300003" calcext:value-type="float">
            <text:p>123.300003</text:p>
          </table:table-cell>
          <table:table-cell office:value-type="float" office:value="123.739998" calcext:value-type="float">
            <text:p>123.739998</text:p>
          </table:table-cell>
          <table:table-cell office:value-type="float" office:value="122.870003" calcext:value-type="float">
            <text:p>122.870003</text:p>
          </table:table-cell>
          <table:table-cell office:value-type="float" office:value="123.5" calcext:value-type="float">
            <text:p>123.5</text:p>
          </table:table-cell>
          <table:table-cell office:value-type="float" office:value="89.375549" calcext:value-type="float">
            <text:p>89.375549</text:p>
          </table:table-cell>
          <table:table-cell office:value-type="float" office:value="75424100" calcext:value-type="float">
            <text:p>75424100</text:p>
          </table:table-cell>
        </table:table-row>
        <table:table-row table:style-name="ro1">
          <table:table-cell office:value-type="string" calcext:value-type="string">
            <text:p>2005-09-19</text:p>
          </table:table-cell>
          <table:table-cell office:value-type="float" office:value="123.470001" calcext:value-type="float">
            <text:p>123.470001</text:p>
          </table:table-cell>
          <table:table-cell office:value-type="float" office:value="123.550003" calcext:value-type="float">
            <text:p>123.550003</text:p>
          </table:table-cell>
          <table:table-cell office:value-type="float" office:value="122.639999" calcext:value-type="float">
            <text:p>122.639999</text:p>
          </table:table-cell>
          <table:table-cell office:value-type="float" office:value="123.089996" calcext:value-type="float">
            <text:p>123.089996</text:p>
          </table:table-cell>
          <table:table-cell office:value-type="float" office:value="89.078819" calcext:value-type="float">
            <text:p>89.078819</text:p>
          </table:table-cell>
          <table:table-cell office:value-type="float" office:value="53355300" calcext:value-type="float">
            <text:p>53355300</text:p>
          </table:table-cell>
        </table:table-row>
        <table:table-row table:style-name="ro1">
          <table:table-cell office:value-type="string" calcext:value-type="string">
            <text:p>2005-09-20</text:p>
          </table:table-cell>
          <table:table-cell office:value-type="float" office:value="123.199997" calcext:value-type="float">
            <text:p>123.199997</text:p>
          </table:table-cell>
          <table:table-cell office:value-type="float" office:value="123.610001" calcext:value-type="float">
            <text:p>123.610001</text:p>
          </table:table-cell>
          <table:table-cell office:value-type="float" office:value="121.870003" calcext:value-type="float">
            <text:p>121.870003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88.326172" calcext:value-type="float">
            <text:p>88.326172</text:p>
          </table:table-cell>
          <table:table-cell office:value-type="float" office:value="84480300" calcext:value-type="float">
            <text:p>84480300</text:p>
          </table:table-cell>
        </table:table-row>
        <table:table-row table:style-name="ro1">
          <table:table-cell office:value-type="string" calcext:value-type="string">
            <text:p>2005-09-21</text:p>
          </table:table-cell>
          <table:table-cell office:value-type="float" office:value="121.790001" calcext:value-type="float">
            <text:p>121.790001</text:p>
          </table:table-cell>
          <table:table-cell office:value-type="float" office:value="121.870003" calcext:value-type="float">
            <text:p>121.870003</text:p>
          </table:table-cell>
          <table:table-cell office:value-type="float" office:value="120.779999" calcext:value-type="float">
            <text:p>120.779999</text:p>
          </table:table-cell>
          <table:table-cell office:value-type="float" office:value="120.910004" calcext:value-type="float">
            <text:p>120.910004</text:p>
          </table:table-cell>
          <table:table-cell office:value-type="float" office:value="87.501198" calcext:value-type="float">
            <text:p>87.501198</text:p>
          </table:table-cell>
          <table:table-cell office:value-type="float" office:value="94469100" calcext:value-type="float">
            <text:p>94469100</text:p>
          </table:table-cell>
        </table:table-row>
        <table:table-row table:style-name="ro1">
          <table:table-cell office:value-type="string" calcext:value-type="string">
            <text:p>2005-09-22</text:p>
          </table:table-cell>
          <table:table-cell office:value-type="float" office:value="120.949997" calcext:value-type="float">
            <text:p>120.949997</text:p>
          </table:table-cell>
          <table:table-cell office:value-type="float" office:value="121.660004" calcext:value-type="float">
            <text:p>121.660004</text:p>
          </table:table-cell>
          <table:table-cell office:value-type="float" office:value="120.440002" calcext:value-type="float">
            <text:p>120.440002</text:p>
          </table:table-cell>
          <table:table-cell office:value-type="float" office:value="121.339996" calcext:value-type="float">
            <text:p>121.339996</text:p>
          </table:table-cell>
          <table:table-cell office:value-type="float" office:value="87.812386" calcext:value-type="float">
            <text:p>87.812386</text:p>
          </table:table-cell>
          <table:table-cell office:value-type="float" office:value="84597200" calcext:value-type="float">
            <text:p>84597200</text:p>
          </table:table-cell>
        </table:table-row>
        <table:table-row table:style-name="ro1">
          <table:table-cell office:value-type="string" calcext:value-type="string">
            <text:p>2005-09-23</text:p>
          </table:table-cell>
          <table:table-cell office:value-type="float" office:value="121.239998" calcext:value-type="float">
            <text:p>121.239998</text:p>
          </table:table-cell>
          <table:table-cell office:value-type="float" office:value="121.889999" calcext:value-type="float">
            <text:p>121.889999</text:p>
          </table:table-cell>
          <table:table-cell office:value-type="float" office:value="120.900002" calcext:value-type="float">
            <text:p>120.900002</text:p>
          </table:table-cell>
          <table:table-cell office:value-type="float" office:value="121.440002" calcext:value-type="float">
            <text:p>121.440002</text:p>
          </table:table-cell>
          <table:table-cell office:value-type="float" office:value="87.884735" calcext:value-type="float">
            <text:p>87.884735</text:p>
          </table:table-cell>
          <table:table-cell office:value-type="float" office:value="59368100" calcext:value-type="float">
            <text:p>59368100</text:p>
          </table:table-cell>
        </table:table-row>
        <table:table-row table:style-name="ro1">
          <table:table-cell office:value-type="string" calcext:value-type="string">
            <text:p>2005-09-26</text:p>
          </table:table-cell>
          <table:table-cell office:value-type="float" office:value="122.019997" calcext:value-type="float">
            <text:p>122.019997</text:p>
          </table:table-cell>
          <table:table-cell office:value-type="float" office:value="122.239998" calcext:value-type="float">
            <text:p>122.239998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121.580002" calcext:value-type="float">
            <text:p>121.580002</text:p>
          </table:table-cell>
          <table:table-cell office:value-type="float" office:value="87.986084" calcext:value-type="float">
            <text:p>87.986084</text:p>
          </table:table-cell>
          <table:table-cell office:value-type="float" office:value="70415400" calcext:value-type="float">
            <text:p>70415400</text:p>
          </table:table-cell>
        </table:table-row>
        <table:table-row table:style-name="ro1">
          <table:table-cell office:value-type="string" calcext:value-type="string">
            <text:p>2005-09-27</text:p>
          </table:table-cell>
          <table:table-cell office:value-type="float" office:value="121.519997" calcext:value-type="float">
            <text:p>121.519997</text:p>
          </table:table-cell>
          <table:table-cell office:value-type="float" office:value="121.989998" calcext:value-type="float">
            <text:p>121.989998</text:p>
          </table:table-cell>
          <table:table-cell office:value-type="float" office:value="121.019997" calcext:value-type="float">
            <text:p>121.019997</text:p>
          </table:table-cell>
          <table:table-cell office:value-type="float" office:value="121.550003" calcext:value-type="float">
            <text:p>121.550003</text:p>
          </table:table-cell>
          <table:table-cell office:value-type="float" office:value="87.96434" calcext:value-type="float">
            <text:p>87.96434</text:p>
          </table:table-cell>
          <table:table-cell office:value-type="float" office:value="66150800" calcext:value-type="float">
            <text:p>66150800</text:p>
          </table:table-cell>
        </table:table-row>
        <table:table-row table:style-name="ro1">
          <table:table-cell office:value-type="string" calcext:value-type="string">
            <text:p>2005-09-28</text:p>
          </table:table-cell>
          <table:table-cell office:value-type="float" office:value="121.93" calcext:value-type="float">
            <text:p>121.93</text:p>
          </table:table-cell>
          <table:table-cell office:value-type="float" office:value="122.120003" calcext:value-type="float">
            <text:p>122.120003</text:p>
          </table:table-cell>
          <table:table-cell office:value-type="float" office:value="121.199997" calcext:value-type="float">
            <text:p>121.199997</text:p>
          </table:table-cell>
          <table:table-cell office:value-type="float" office:value="121.669998" calcext:value-type="float">
            <text:p>121.669998</text:p>
          </table:table-cell>
          <table:table-cell office:value-type="float" office:value="88.051186" calcext:value-type="float">
            <text:p>88.051186</text:p>
          </table:table-cell>
          <table:table-cell office:value-type="float" office:value="58620500" calcext:value-type="float">
            <text:p>58620500</text:p>
          </table:table-cell>
        </table:table-row>
        <table:table-row table:style-name="ro1">
          <table:table-cell office:value-type="string" calcext:value-type="string">
            <text:p>2005-09-29</text:p>
          </table:table-cell>
          <table:table-cell office:value-type="float" office:value="121.550003" calcext:value-type="float">
            <text:p>121.550003</text:p>
          </table:table-cell>
          <table:table-cell office:value-type="float" office:value="122.860001" calcext:value-type="float">
            <text:p>122.860001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122.660004" calcext:value-type="float">
            <text:p>122.660004</text:p>
          </table:table-cell>
          <table:table-cell office:value-type="float" office:value="88.767624" calcext:value-type="float">
            <text:p>88.767624</text:p>
          </table:table-cell>
          <table:table-cell office:value-type="float" office:value="66607700" calcext:value-type="float">
            <text:p>66607700</text:p>
          </table:table-cell>
        </table:table-row>
        <table:table-row table:style-name="ro1">
          <table:table-cell office:value-type="string" calcext:value-type="string">
            <text:p>2005-09-30</text:p>
          </table:table-cell>
          <table:table-cell office:value-type="float" office:value="122.620003" calcext:value-type="float">
            <text:p>122.620003</text:p>
          </table:table-cell>
          <table:table-cell office:value-type="float" office:value="123.040001" calcext:value-type="float">
            <text:p>123.040001</text:p>
          </table:table-cell>
          <table:table-cell office:value-type="float" office:value="121.739998" calcext:value-type="float">
            <text:p>121.739998</text:p>
          </table:table-cell>
          <table:table-cell office:value-type="float" office:value="123.040001" calcext:value-type="float">
            <text:p>123.040001</text:p>
          </table:table-cell>
          <table:table-cell office:value-type="float" office:value="89.04261" calcext:value-type="float">
            <text:p>89.04261</text:p>
          </table:table-cell>
          <table:table-cell office:value-type="float" office:value="47824200" calcext:value-type="float">
            <text:p>47824200</text:p>
          </table:table-cell>
        </table:table-row>
        <table:table-row table:style-name="ro1">
          <table:table-cell office:value-type="string" calcext:value-type="string">
            <text:p>2005-10-03</text:p>
          </table:table-cell>
          <table:table-cell office:value-type="float" office:value="122.959999" calcext:value-type="float">
            <text:p>122.959999</text:p>
          </table:table-cell>
          <table:table-cell office:value-type="float" office:value="123.339996" calcext:value-type="float">
            <text:p>123.339996</text:p>
          </table:table-cell>
          <table:table-cell office:value-type="float" office:value="122.449997" calcext:value-type="float">
            <text:p>122.449997</text:p>
          </table:table-cell>
          <table:table-cell office:value-type="float" office:value="122.599998" calcext:value-type="float">
            <text:p>122.599998</text:p>
          </table:table-cell>
          <table:table-cell office:value-type="float" office:value="88.724197" calcext:value-type="float">
            <text:p>88.724197</text:p>
          </table:table-cell>
          <table:table-cell office:value-type="float" office:value="50994800" calcext:value-type="float">
            <text:p>50994800</text:p>
          </table:table-cell>
        </table:table-row>
        <table:table-row table:style-name="ro1">
          <table:table-cell office:value-type="string" calcext:value-type="string">
            <text:p>2005-10-04</text:p>
          </table:table-cell>
          <table:table-cell office:value-type="float" office:value="122.790001" calcext:value-type="float">
            <text:p>122.790001</text:p>
          </table:table-cell>
          <table:table-cell office:value-type="float" office:value="123.029999" calcext:value-type="float">
            <text:p>123.029999</text:p>
          </table:table-cell>
          <table:table-cell office:value-type="float" office:value="121.160004" calcext:value-type="float">
            <text:p>121.160004</text:p>
          </table:table-cell>
          <table:table-cell office:value-type="float" office:value="121.220001" calcext:value-type="float">
            <text:p>121.220001</text:p>
          </table:table-cell>
          <table:table-cell office:value-type="float" office:value="87.72554" calcext:value-type="float">
            <text:p>87.72554</text:p>
          </table:table-cell>
          <table:table-cell office:value-type="float" office:value="60776300" calcext:value-type="float">
            <text:p>60776300</text:p>
          </table:table-cell>
        </table:table-row>
        <table:table-row table:style-name="ro1">
          <table:table-cell office:value-type="string" calcext:value-type="string">
            <text:p>2005-10-05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309998" calcext:value-type="float">
            <text:p>121.309998</text:p>
          </table:table-cell>
          <table:table-cell office:value-type="float" office:value="119.57" calcext:value-type="float">
            <text:p>119.57</text:p>
          </table:table-cell>
          <table:table-cell office:value-type="float" office:value="119.629997" calcext:value-type="float">
            <text:p>119.629997</text:p>
          </table:table-cell>
          <table:table-cell office:value-type="float" office:value="86.574852" calcext:value-type="float">
            <text:p>86.574852</text:p>
          </table:table-cell>
          <table:table-cell office:value-type="float" office:value="106052100" calcext:value-type="float">
            <text:p>106052100</text:p>
          </table:table-cell>
        </table:table-row>
        <table:table-row table:style-name="ro1">
          <table:table-cell office:value-type="string" calcext:value-type="string">
            <text:p>2005-10-06</text:p>
          </table:table-cell>
          <table:table-cell office:value-type="float" office:value="119.779999" calcext:value-type="float">
            <text:p>119.779999</text:p>
          </table:table-cell>
          <table:table-cell office:value-type="float" office:value="120.260002" calcext:value-type="float">
            <text:p>120.260002</text:p>
          </table:table-cell>
          <table:table-cell office:value-type="float" office:value="118.169998" calcext:value-type="float">
            <text:p>118.169998</text:p>
          </table:table-cell>
          <table:table-cell office:value-type="float" office:value="119.199997" calcext:value-type="float">
            <text:p>119.199997</text:p>
          </table:table-cell>
          <table:table-cell office:value-type="float" office:value="86.263687" calcext:value-type="float">
            <text:p>86.263687</text:p>
          </table:table-cell>
          <table:table-cell office:value-type="float" office:value="140941800" calcext:value-type="float">
            <text:p>140941800</text:p>
          </table:table-cell>
        </table:table-row>
        <table:table-row table:style-name="ro1">
          <table:table-cell office:value-type="string" calcext:value-type="string">
            <text:p>2005-10-07</text:p>
          </table:table-cell>
          <table:table-cell office:value-type="float" office:value="119.699997" calcext:value-type="float">
            <text:p>119.699997</text:p>
          </table:table-cell>
          <table:table-cell office:value-type="float" office:value="120.050003" calcext:value-type="float">
            <text:p>120.050003</text:p>
          </table:table-cell>
          <table:table-cell office:value-type="float" office:value="119.129997" calcext:value-type="float">
            <text:p>119.129997</text:p>
          </table:table-cell>
          <table:table-cell office:value-type="float" office:value="119.610001" calcext:value-type="float">
            <text:p>119.610001</text:p>
          </table:table-cell>
          <table:table-cell office:value-type="float" office:value="86.56041" calcext:value-type="float">
            <text:p>86.56041</text:p>
          </table:table-cell>
          <table:table-cell office:value-type="float" office:value="75661400" calcext:value-type="float">
            <text:p>75661400</text:p>
          </table:table-cell>
        </table:table-row>
        <table:table-row table:style-name="ro1">
          <table:table-cell office:value-type="string" calcext:value-type="string">
            <text:p>2005-10-10</text:p>
          </table:table-cell>
          <table:table-cell office:value-type="float" office:value="119.68" calcext:value-type="float">
            <text:p>119.68</text:p>
          </table:table-cell>
          <table:table-cell office:value-type="float" office:value="119.709999" calcext:value-type="float">
            <text:p>119.709999</text:p>
          </table:table-cell>
          <table:table-cell office:value-type="float" office:value="118.300003" calcext:value-type="float">
            <text:p>118.300003</text:p>
          </table:table-cell>
          <table:table-cell office:value-type="float" office:value="118.599998" calcext:value-type="float">
            <text:p>118.599998</text:p>
          </table:table-cell>
          <table:table-cell office:value-type="float" office:value="85.829468" calcext:value-type="float">
            <text:p>85.829468</text:p>
          </table:table-cell>
          <table:table-cell office:value-type="float" office:value="52677000" calcext:value-type="float">
            <text:p>52677000</text:p>
          </table:table-cell>
        </table:table-row>
        <table:table-row table:style-name="ro1">
          <table:table-cell office:value-type="string" calcext:value-type="string">
            <text:p>2005-10-11</text:p>
          </table:table-cell>
          <table:table-cell office:value-type="float" office:value="118.989998" calcext:value-type="float">
            <text:p>118.989998</text:p>
          </table:table-cell>
          <table:table-cell office:value-type="float" office:value="119.389999" calcext:value-type="float">
            <text:p>119.389999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8.43" calcext:value-type="float">
            <text:p>118.43</text:p>
          </table:table-cell>
          <table:table-cell office:value-type="float" office:value="85.706444" calcext:value-type="float">
            <text:p>85.706444</text:p>
          </table:table-cell>
          <table:table-cell office:value-type="float" office:value="75629800" calcext:value-type="float">
            <text:p>75629800</text:p>
          </table:table-cell>
        </table:table-row>
        <table:table-row table:style-name="ro1">
          <table:table-cell office:value-type="string" calcext:value-type="string">
            <text:p>2005-10-12</text:p>
          </table:table-cell>
          <table:table-cell office:value-type="float" office:value="118.389999" calcext:value-type="float">
            <text:p>118.389999</text:p>
          </table:table-cell>
          <table:table-cell office:value-type="float" office:value="119.129997" calcext:value-type="float">
            <text:p>119.129997</text:p>
          </table:table-cell>
          <table:table-cell office:value-type="float" office:value="117.410004" calcext:value-type="float">
            <text:p>117.410004</text:p>
          </table:table-cell>
          <table:table-cell office:value-type="float" office:value="117.5" calcext:value-type="float">
            <text:p>117.5</text:p>
          </table:table-cell>
          <table:table-cell office:value-type="float" office:value="85.033394" calcext:value-type="float">
            <text:p>85.033394</text:p>
          </table:table-cell>
          <table:table-cell office:value-type="float" office:value="100510400" calcext:value-type="float">
            <text:p>100510400</text:p>
          </table:table-cell>
        </table:table-row>
        <table:table-row table:style-name="ro1">
          <table:table-cell office:value-type="string" calcext:value-type="string">
            <text:p>2005-10-13</text:p>
          </table:table-cell>
          <table:table-cell office:value-type="float" office:value="117.459999" calcext:value-type="float">
            <text:p>117.459999</text:p>
          </table:table-cell>
          <table:table-cell office:value-type="float" office:value="118.080002" calcext:value-type="float">
            <text:p>118.080002</text:p>
          </table:table-cell>
          <table:table-cell office:value-type="float" office:value="116.879997" calcext:value-type="float">
            <text:p>116.879997</text:p>
          </table:table-cell>
          <table:table-cell office:value-type="float" office:value="117.43" calcext:value-type="float">
            <text:p>117.43</text:p>
          </table:table-cell>
          <table:table-cell office:value-type="float" office:value="84.98278" calcext:value-type="float">
            <text:p>84.98278</text:p>
          </table:table-cell>
          <table:table-cell office:value-type="float" office:value="99052900" calcext:value-type="float">
            <text:p>99052900</text:p>
          </table:table-cell>
        </table:table-row>
        <table:table-row table:style-name="ro1">
          <table:table-cell office:value-type="string" calcext:value-type="string">
            <text:p>2005-10-14</text:p>
          </table:table-cell>
          <table:table-cell office:value-type="float" office:value="118.120003" calcext:value-type="float">
            <text:p>118.120003</text:p>
          </table:table-cell>
          <table:table-cell office:value-type="float" office:value="118.809998" calcext:value-type="float">
            <text:p>118.809998</text:p>
          </table:table-cell>
          <table:table-cell office:value-type="float" office:value="117.559998" calcext:value-type="float">
            <text:p>117.559998</text:p>
          </table:table-cell>
          <table:table-cell office:value-type="float" office:value="118.669998" calcext:value-type="float">
            <text:p>118.669998</text:p>
          </table:table-cell>
          <table:table-cell office:value-type="float" office:value="85.880119" calcext:value-type="float">
            <text:p>85.880119</text:p>
          </table:table-cell>
          <table:table-cell office:value-type="float" office:value="88651000" calcext:value-type="float">
            <text:p>88651000</text:p>
          </table:table-cell>
        </table:table-row>
        <table:table-row table:style-name="ro1">
          <table:table-cell office:value-type="string" calcext:value-type="string">
            <text:p>2005-10-17</text:p>
          </table:table-cell>
          <table:table-cell office:value-type="float" office:value="118.800003" calcext:value-type="float">
            <text:p>118.800003</text:p>
          </table:table-cell>
          <table:table-cell office:value-type="float" office:value="119.269997" calcext:value-type="float">
            <text:p>119.269997</text:p>
          </table:table-cell>
          <table:table-cell office:value-type="float" office:value="118.449997" calcext:value-type="float">
            <text:p>118.449997</text:p>
          </table:table-cell>
          <table:table-cell office:value-type="float" office:value="119.110001" calcext:value-type="float">
            <text:p>119.110001</text:p>
          </table:table-cell>
          <table:table-cell office:value-type="float" office:value="86.198547" calcext:value-type="float">
            <text:p>86.198547</text:p>
          </table:table-cell>
          <table:table-cell office:value-type="float" office:value="68109300" calcext:value-type="float">
            <text:p>68109300</text:p>
          </table:table-cell>
        </table:table-row>
        <table:table-row table:style-name="ro1">
          <table:table-cell office:value-type="string" calcext:value-type="string">
            <text:p>2005-10-18</text:p>
          </table:table-cell>
          <table:table-cell office:value-type="float" office:value="118.940002" calcext:value-type="float">
            <text:p>118.940002</text:p>
          </table:table-cell>
          <table:table-cell office:value-type="float" office:value="118.959999" calcext:value-type="float">
            <text:p>118.959999</text:p>
          </table:table-cell>
          <table:table-cell office:value-type="float" office:value="117.800003" calcext:value-type="float">
            <text:p>117.800003</text:p>
          </table:table-cell>
          <table:table-cell office:value-type="float" office:value="117.82" calcext:value-type="float">
            <text:p>117.82</text:p>
          </table:table-cell>
          <table:table-cell office:value-type="float" office:value="85.264977" calcext:value-type="float">
            <text:p>85.264977</text:p>
          </table:table-cell>
          <table:table-cell office:value-type="float" office:value="74996900" calcext:value-type="float">
            <text:p>74996900</text:p>
          </table:table-cell>
        </table:table-row>
        <table:table-row table:style-name="ro1">
          <table:table-cell office:value-type="string" calcext:value-type="string">
            <text:p>2005-10-19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800003" calcext:value-type="float">
            <text:p>119.800003</text:p>
          </table:table-cell>
          <table:table-cell office:value-type="float" office:value="117.120003" calcext:value-type="float">
            <text:p>117.120003</text:p>
          </table:table-cell>
          <table:table-cell office:value-type="float" office:value="119.779999" calcext:value-type="float">
            <text:p>119.779999</text:p>
          </table:table-cell>
          <table:table-cell office:value-type="float" office:value="86.683426" calcext:value-type="float">
            <text:p>86.683426</text:p>
          </table:table-cell>
          <table:table-cell office:value-type="float" office:value="116563800" calcext:value-type="float">
            <text:p>116563800</text:p>
          </table:table-cell>
        </table:table-row>
        <table:table-row table:style-name="ro1">
          <table:table-cell office:value-type="string" calcext:value-type="string">
            <text:p>2005-10-20</text:p>
          </table:table-cell>
          <table:table-cell office:value-type="float" office:value="119.489998" calcext:value-type="float">
            <text:p>119.489998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117.300003" calcext:value-type="float">
            <text:p>117.300003</text:p>
          </table:table-cell>
          <table:table-cell office:value-type="float" office:value="117.669998" calcext:value-type="float">
            <text:p>117.669998</text:p>
          </table:table-cell>
          <table:table-cell office:value-type="float" office:value="85.156464" calcext:value-type="float">
            <text:p>85.156464</text:p>
          </table:table-cell>
          <table:table-cell office:value-type="float" office:value="131966700" calcext:value-type="float">
            <text:p>131966700</text:p>
          </table:table-cell>
        </table:table-row>
        <table:table-row table:style-name="ro1">
          <table:table-cell office:value-type="string" calcext:value-type="string">
            <text:p>2005-10-21</text:p>
          </table:table-cell>
          <table:table-cell office:value-type="float" office:value="118.290001" calcext:value-type="float">
            <text:p>118.290001</text:p>
          </table:table-cell>
          <table:table-cell office:value-type="float" office:value="118.779999" calcext:value-type="float">
            <text:p>118.779999</text:p>
          </table:table-cell>
          <table:table-cell office:value-type="float" office:value="117.510002" calcext:value-type="float">
            <text:p>117.510002</text:p>
          </table:table-cell>
          <table:table-cell office:value-type="float" office:value="118.129997" calcext:value-type="float">
            <text:p>118.129997</text:p>
          </table:table-cell>
          <table:table-cell office:value-type="float" office:value="85.489357" calcext:value-type="float">
            <text:p>85.489357</text:p>
          </table:table-cell>
          <table:table-cell office:value-type="float" office:value="96579500" calcext:value-type="float">
            <text:p>96579500</text:p>
          </table:table-cell>
        </table:table-row>
        <table:table-row table:style-name="ro1">
          <table:table-cell office:value-type="string" calcext:value-type="string">
            <text:p>2005-10-24</text:p>
          </table:table-cell>
          <table:table-cell office:value-type="float" office:value="118.440002" calcext:value-type="float">
            <text:p>118.440002</text:p>
          </table:table-cell>
          <table:table-cell office:value-type="float" office:value="120.089996" calcext:value-type="float">
            <text:p>120.089996</text:p>
          </table:table-cell>
          <table:table-cell office:value-type="float" office:value="118.410004" calcext:value-type="float">
            <text:p>118.410004</text:p>
          </table:table-cell>
          <table:table-cell office:value-type="float" office:value="119.959999" calcext:value-type="float">
            <text:p>119.959999</text:p>
          </table:table-cell>
          <table:table-cell office:value-type="float" office:value="86.81369" calcext:value-type="float">
            <text:p>86.81369</text:p>
          </table:table-cell>
          <table:table-cell office:value-type="float" office:value="71308400" calcext:value-type="float">
            <text:p>71308400</text:p>
          </table:table-cell>
        </table:table-row>
        <table:table-row table:style-name="ro1">
          <table:table-cell office:value-type="string" calcext:value-type="string">
            <text:p>2005-10-25</text:p>
          </table:table-cell>
          <table:table-cell office:value-type="float" office:value="119.720001" calcext:value-type="float">
            <text:p>119.720001</text:p>
          </table:table-cell>
          <table:table-cell office:value-type="float" office:value="120.239998" calcext:value-type="float">
            <text:p>120.239998</text:p>
          </table:table-cell>
          <table:table-cell office:value-type="float" office:value="118.940002" calcext:value-type="float">
            <text:p>118.940002</text:p>
          </table:table-cell>
          <table:table-cell office:value-type="float" office:value="119.720001" calcext:value-type="float">
            <text:p>119.720001</text:p>
          </table:table-cell>
          <table:table-cell office:value-type="float" office:value="86.640022" calcext:value-type="float">
            <text:p>86.640022</text:p>
          </table:table-cell>
          <table:table-cell office:value-type="float" office:value="76594500" calcext:value-type="float">
            <text:p>76594500</text:p>
          </table:table-cell>
        </table:table-row>
        <table:table-row table:style-name="ro1">
          <table:table-cell office:value-type="string" calcext:value-type="string">
            <text:p>2005-10-26</text:p>
          </table:table-cell>
          <table:table-cell office:value-type="float" office:value="119.510002" calcext:value-type="float">
            <text:p>119.510002</text:p>
          </table:table-cell>
          <table:table-cell office:value-type="float" office:value="120.540001" calcext:value-type="float">
            <text:p>120.540001</text:p>
          </table:table-cell>
          <table:table-cell office:value-type="float" office:value="119.190002" calcext:value-type="float">
            <text:p>119.190002</text:p>
          </table:table-cell>
          <table:table-cell office:value-type="float" office:value="119.370003" calcext:value-type="float">
            <text:p>119.370003</text:p>
          </table:table-cell>
          <table:table-cell office:value-type="float" office:value="86.386703" calcext:value-type="float">
            <text:p>86.386703</text:p>
          </table:table-cell>
          <table:table-cell office:value-type="float" office:value="80855800" calcext:value-type="float">
            <text:p>80855800</text:p>
          </table:table-cell>
        </table:table-row>
        <table:table-row table:style-name="ro1">
          <table:table-cell office:value-type="string" calcext:value-type="string">
            <text:p>2005-10-27</text:p>
          </table:table-cell>
          <table:table-cell office:value-type="float" office:value="119.199997" calcext:value-type="float">
            <text:p>119.199997</text:p>
          </table:table-cell>
          <table:table-cell office:value-type="float" office:value="119.370003" calcext:value-type="float">
            <text:p>119.370003</text:p>
          </table:table-cell>
          <table:table-cell office:value-type="float" office:value="117.93" calcext:value-type="float">
            <text:p>117.93</text:p>
          </table:table-cell>
          <table:table-cell office:value-type="float" office:value="118.099998" calcext:value-type="float">
            <text:p>118.099998</text:p>
          </table:table-cell>
          <table:table-cell office:value-type="float" office:value="85.467606" calcext:value-type="float">
            <text:p>85.467606</text:p>
          </table:table-cell>
          <table:table-cell office:value-type="float" office:value="66623100" calcext:value-type="float">
            <text:p>66623100</text:p>
          </table:table-cell>
        </table:table-row>
        <table:table-row table:style-name="ro1">
          <table:table-cell office:value-type="string" calcext:value-type="string">
            <text:p>2005-10-28</text:p>
          </table:table-cell>
          <table:table-cell office:value-type="float" office:value="118.43" calcext:value-type="float">
            <text:p>118.43</text:p>
          </table:table-cell>
          <table:table-cell office:value-type="float" office:value="119.949997" calcext:value-type="float">
            <text:p>119.949997</text:p>
          </table:table-cell>
          <table:table-cell office:value-type="float" office:value="118.099998" calcext:value-type="float">
            <text:p>118.099998</text:p>
          </table:table-cell>
          <table:table-cell office:value-type="float" office:value="119.800003" calcext:value-type="float">
            <text:p>119.800003</text:p>
          </table:table-cell>
          <table:table-cell office:value-type="float" office:value="86.697906" calcext:value-type="float">
            <text:p>86.697906</text:p>
          </table:table-cell>
          <table:table-cell office:value-type="float" office:value="72322000" calcext:value-type="float">
            <text:p>72322000</text:p>
          </table:table-cell>
        </table:table-row>
        <table:table-row table:style-name="ro1">
          <table:table-cell office:value-type="string" calcext:value-type="string">
            <text:p>2005-10-31</text:p>
          </table:table-cell>
          <table:table-cell office:value-type="float" office:value="120.290001" calcext:value-type="float">
            <text:p>120.290001</text:p>
          </table:table-cell>
          <table:table-cell office:value-type="float" office:value="121.300003" calcext:value-type="float">
            <text:p>121.300003</text:p>
          </table:table-cell>
          <table:table-cell table:number-columns-repeated="2" office:value-type="float" office:value="120.129997" calcext:value-type="float">
            <text:p>120.129997</text:p>
          </table:table-cell>
          <table:table-cell office:value-type="float" office:value="86.936707" calcext:value-type="float">
            <text:p>86.936707</text:p>
          </table:table-cell>
          <table:table-cell office:value-type="float" office:value="77698900" calcext:value-type="float">
            <text:p>77698900</text:p>
          </table:table-cell>
        </table:table-row>
        <table:table-row table:style-name="ro1">
          <table:table-cell office:value-type="string" calcext:value-type="string">
            <text:p>2005-11-01</text:p>
          </table:table-cell>
          <table:table-cell office:value-type="float" office:value="120.580002" calcext:value-type="float">
            <text:p>120.580002</text:p>
          </table:table-cell>
          <table:table-cell office:value-type="float" office:value="120.900002" calcext:value-type="float">
            <text:p>120.900002</text:p>
          </table:table-cell>
          <table:table-cell office:value-type="float" office:value="120.220001" calcext:value-type="float">
            <text:p>120.220001</text:p>
          </table:table-cell>
          <table:table-cell office:value-type="float" office:value="120.489998" calcext:value-type="float">
            <text:p>120.489998</text:p>
          </table:table-cell>
          <table:table-cell office:value-type="float" office:value="87.197227" calcext:value-type="float">
            <text:p>87.197227</text:p>
          </table:table-cell>
          <table:table-cell office:value-type="float" office:value="66365100" calcext:value-type="float">
            <text:p>66365100</text:p>
          </table:table-cell>
        </table:table-row>
        <table:table-row table:style-name="ro1">
          <table:table-cell office:value-type="string" calcext:value-type="string">
            <text:p>2005-11-02</text:p>
          </table:table-cell>
          <table:table-cell office:value-type="float" office:value="120.169998" calcext:value-type="float">
            <text:p>120.169998</text:p>
          </table:table-cell>
          <table:table-cell office:value-type="float" office:value="121.75" calcext:value-type="float">
            <text:p>121.75</text:p>
          </table:table-cell>
          <table:table-cell office:value-type="float" office:value="120.129997" calcext:value-type="float">
            <text:p>120.129997</text:p>
          </table:table-cell>
          <table:table-cell office:value-type="float" office:value="121.75" calcext:value-type="float">
            <text:p>121.75</text:p>
          </table:table-cell>
          <table:table-cell office:value-type="float" office:value="88.109077" calcext:value-type="float">
            <text:p>88.109077</text:p>
          </table:table-cell>
          <table:table-cell office:value-type="float" office:value="74012300" calcext:value-type="float">
            <text:p>74012300</text:p>
          </table:table-cell>
        </table:table-row>
        <table:table-row table:style-name="ro1">
          <table:table-cell office:value-type="string" calcext:value-type="string">
            <text:p>2005-11-03</text:p>
          </table:table-cell>
          <table:table-cell office:value-type="float" office:value="122.150002" calcext:value-type="float">
            <text:p>122.150002</text:p>
          </table:table-cell>
          <table:table-cell office:value-type="float" office:value="122.660004" calcext:value-type="float">
            <text:p>122.660004</text:p>
          </table:table-cell>
          <table:table-cell office:value-type="float" office:value="121.75" calcext:value-type="float">
            <text:p>121.75</text:p>
          </table:table-cell>
          <table:table-cell office:value-type="float" office:value="122.269997" calcext:value-type="float">
            <text:p>122.269997</text:p>
          </table:table-cell>
          <table:table-cell office:value-type="float" office:value="88.485405" calcext:value-type="float">
            <text:p>88.485405</text:p>
          </table:table-cell>
          <table:table-cell office:value-type="float" office:value="84897600" calcext:value-type="float">
            <text:p>84897600</text:p>
          </table:table-cell>
        </table:table-row>
        <table:table-row table:style-name="ro1">
          <table:table-cell office:value-type="string" calcext:value-type="string">
            <text:p>2005-11-04</text:p>
          </table:table-cell>
          <table:table-cell office:value-type="float" office:value="122.400002" calcext:value-type="float">
            <text:p>122.400002</text:p>
          </table:table-cell>
          <table:table-cell office:value-type="float" office:value="122.459999" calcext:value-type="float">
            <text:p>122.459999</text:p>
          </table:table-cell>
          <table:table-cell office:value-type="float" office:value="121.550003" calcext:value-type="float">
            <text:p>121.550003</text:p>
          </table:table-cell>
          <table:table-cell office:value-type="float" office:value="122.110001" calcext:value-type="float">
            <text:p>122.110001</text:p>
          </table:table-cell>
          <table:table-cell office:value-type="float" office:value="88.369621" calcext:value-type="float">
            <text:p>88.369621</text:p>
          </table:table-cell>
          <table:table-cell office:value-type="float" office:value="59156000" calcext:value-type="float">
            <text:p>59156000</text:p>
          </table:table-cell>
        </table:table-row>
        <table:table-row table:style-name="ro1">
          <table:table-cell office:value-type="string" calcext:value-type="string">
            <text:p>2005-11-07</text:p>
          </table:table-cell>
          <table:table-cell office:value-type="float" office:value="122.370003" calcext:value-type="float">
            <text:p>122.370003</text:p>
          </table:table-cell>
          <table:table-cell office:value-type="float" office:value="122.620003" calcext:value-type="float">
            <text:p>122.620003</text:p>
          </table:table-cell>
          <table:table-cell office:value-type="float" office:value="121.849998" calcext:value-type="float">
            <text:p>121.849998</text:p>
          </table:table-cell>
          <table:table-cell office:value-type="float" office:value="122.230003" calcext:value-type="float">
            <text:p>122.230003</text:p>
          </table:table-cell>
          <table:table-cell office:value-type="float" office:value="88.456451" calcext:value-type="float">
            <text:p>88.456451</text:p>
          </table:table-cell>
          <table:table-cell office:value-type="float" office:value="46765400" calcext:value-type="float">
            <text:p>46765400</text:p>
          </table:table-cell>
        </table:table-row>
        <table:table-row table:style-name="ro1">
          <table:table-cell office:value-type="string" calcext:value-type="string">
            <text:p>2005-11-08</text:p>
          </table:table-cell>
          <table:table-cell office:value-type="float" office:value="121.93" calcext:value-type="float">
            <text:p>121.93</text:p>
          </table:table-cell>
          <table:table-cell office:value-type="float" office:value="122.419998" calcext:value-type="float">
            <text:p>122.419998</text:p>
          </table:table-cell>
          <table:table-cell office:value-type="float" office:value="121.790001" calcext:value-type="float">
            <text:p>121.790001</text:p>
          </table:table-cell>
          <table:table-cell office:value-type="float" office:value="122.230003" calcext:value-type="float">
            <text:p>122.230003</text:p>
          </table:table-cell>
          <table:table-cell office:value-type="float" office:value="88.456451" calcext:value-type="float">
            <text:p>88.456451</text:p>
          </table:table-cell>
          <table:table-cell office:value-type="float" office:value="42152800" calcext:value-type="float">
            <text:p>42152800</text:p>
          </table:table-cell>
        </table:table-row>
        <table:table-row table:style-name="ro1">
          <table:table-cell office:value-type="string" calcext:value-type="string">
            <text:p>2005-11-09</text:p>
          </table:table-cell>
          <table:table-cell office:value-type="float" office:value="122.080002" calcext:value-type="float">
            <text:p>122.080002</text:p>
          </table:table-cell>
          <table:table-cell office:value-type="float" office:value="122.949997" calcext:value-type="float">
            <text:p>122.949997</text:p>
          </table:table-cell>
          <table:table-cell office:value-type="float" office:value="121.860001" calcext:value-type="float">
            <text:p>121.860001</text:p>
          </table:table-cell>
          <table:table-cell office:value-type="float" office:value="122.389999" calcext:value-type="float">
            <text:p>122.389999</text:p>
          </table:table-cell>
          <table:table-cell office:value-type="float" office:value="88.572235" calcext:value-type="float">
            <text:p>88.572235</text:p>
          </table:table-cell>
          <table:table-cell office:value-type="float" office:value="57666800" calcext:value-type="float">
            <text:p>57666800</text:p>
          </table:table-cell>
        </table:table-row>
        <table:table-row table:style-name="ro1">
          <table:table-cell office:value-type="string" calcext:value-type="string">
            <text:p>2005-11-10</text:p>
          </table:table-cell>
          <table:table-cell office:value-type="float" office:value="122.339996" calcext:value-type="float">
            <text:p>122.339996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121.75" calcext:value-type="float">
            <text:p>121.75</text:p>
          </table:table-cell>
          <table:table-cell office:value-type="float" office:value="123.339996" calcext:value-type="float">
            <text:p>123.339996</text:p>
          </table:table-cell>
          <table:table-cell office:value-type="float" office:value="89.259743" calcext:value-type="float">
            <text:p>89.259743</text:p>
          </table:table-cell>
          <table:table-cell office:value-type="float" office:value="79048100" calcext:value-type="float">
            <text:p>79048100</text:p>
          </table:table-cell>
        </table:table-row>
        <table:table-row table:style-name="ro1">
          <table:table-cell office:value-type="string" calcext:value-type="string">
            <text:p>2005-11-11</text:p>
          </table:table-cell>
          <table:table-cell office:value-type="float" office:value="123.349998" calcext:value-type="float">
            <text:p>123.349998</text:p>
          </table:table-cell>
          <table:table-cell office:value-type="float" office:value="123.839996" calcext:value-type="float">
            <text:p>123.839996</text:p>
          </table:table-cell>
          <table:table-cell office:value-type="float" office:value="122.43" calcext:value-type="float">
            <text:p>122.43</text:p>
          </table:table-cell>
          <table:table-cell office:value-type="float" office:value="123.760002" calcext:value-type="float">
            <text:p>123.760002</text:p>
          </table:table-cell>
          <table:table-cell office:value-type="float" office:value="89.563675" calcext:value-type="float">
            <text:p>89.563675</text:p>
          </table:table-cell>
          <table:table-cell office:value-type="float" office:value="34867000" calcext:value-type="float">
            <text:p>34867000</text:p>
          </table:table-cell>
        </table:table-row>
        <table:table-row table:style-name="ro1">
          <table:table-cell office:value-type="string" calcext:value-type="string">
            <text:p>2005-11-14</text:p>
          </table:table-cell>
          <table:table-cell office:value-type="float" office:value="123.790001" calcext:value-type="float">
            <text:p>123.790001</text:p>
          </table:table-cell>
          <table:table-cell office:value-type="float" office:value="124.019997" calcext:value-type="float">
            <text:p>124.019997</text:p>
          </table:table-cell>
          <table:table-cell office:value-type="float" office:value="123.379997" calcext:value-type="float">
            <text:p>123.379997</text:p>
          </table:table-cell>
          <table:table-cell office:value-type="float" office:value="123.690002" calcext:value-type="float">
            <text:p>123.690002</text:p>
          </table:table-cell>
          <table:table-cell office:value-type="float" office:value="89.513069" calcext:value-type="float">
            <text:p>89.513069</text:p>
          </table:table-cell>
          <table:table-cell office:value-type="float" office:value="45092200" calcext:value-type="float">
            <text:p>45092200</text:p>
          </table:table-cell>
        </table:table-row>
        <table:table-row table:style-name="ro1">
          <table:table-cell office:value-type="string" calcext:value-type="string">
            <text:p>2005-11-15</text:p>
          </table:table-cell>
          <table:table-cell office:value-type="float" office:value="123.550003" calcext:value-type="float">
            <text:p>123.550003</text:p>
          </table:table-cell>
          <table:table-cell office:value-type="float" office:value="124.089996" calcext:value-type="float">
            <text:p>124.089996</text:p>
          </table:table-cell>
          <table:table-cell office:value-type="float" office:value="122.860001" calcext:value-type="float">
            <text:p>122.860001</text:p>
          </table:table-cell>
          <table:table-cell office:value-type="float" office:value="123.239998" calcext:value-type="float">
            <text:p>123.239998</text:p>
          </table:table-cell>
          <table:table-cell office:value-type="float" office:value="89.187355" calcext:value-type="float">
            <text:p>89.187355</text:p>
          </table:table-cell>
          <table:table-cell office:value-type="float" office:value="69592500" calcext:value-type="float">
            <text:p>69592500</text:p>
          </table:table-cell>
        </table:table-row>
        <table:table-row table:style-name="ro1">
          <table:table-cell office:value-type="string" calcext:value-type="string">
            <text:p>2005-11-16</text:p>
          </table:table-cell>
          <table:table-cell office:value-type="float" office:value="123.370003" calcext:value-type="float">
            <text:p>123.370003</text:p>
          </table:table-cell>
          <table:table-cell office:value-type="float" office:value="123.550003" calcext:value-type="float">
            <text:p>123.550003</text:p>
          </table:table-cell>
          <table:table-cell office:value-type="float" office:value="122.980003" calcext:value-type="float">
            <text:p>122.980003</text:p>
          </table:table-cell>
          <table:table-cell office:value-type="float" office:value="123.489998" calcext:value-type="float">
            <text:p>123.489998</text:p>
          </table:table-cell>
          <table:table-cell office:value-type="float" office:value="89.368294" calcext:value-type="float">
            <text:p>89.368294</text:p>
          </table:table-cell>
          <table:table-cell office:value-type="float" office:value="51133000" calcext:value-type="float">
            <text:p>51133000</text:p>
          </table:table-cell>
        </table:table-row>
        <table:table-row table:style-name="ro1">
          <table:table-cell office:value-type="string" calcext:value-type="string">
            <text:p>2005-11-17</text:p>
          </table:table-cell>
          <table:table-cell office:value-type="float" office:value="123.68" calcext:value-type="float">
            <text:p>123.68</text:p>
          </table:table-cell>
          <table:table-cell office:value-type="float" office:value="124.650002" calcext:value-type="float">
            <text:p>124.650002</text:p>
          </table:table-cell>
          <table:table-cell office:value-type="float" office:value="123.139999" calcext:value-type="float">
            <text:p>123.139999</text:p>
          </table:table-cell>
          <table:table-cell office:value-type="float" office:value="124.639999" calcext:value-type="float">
            <text:p>124.639999</text:p>
          </table:table-cell>
          <table:table-cell office:value-type="float" office:value="90.200562" calcext:value-type="float">
            <text:p>90.200562</text:p>
          </table:table-cell>
          <table:table-cell office:value-type="float" office:value="55717500" calcext:value-type="float">
            <text:p>55717500</text:p>
          </table:table-cell>
        </table:table-row>
        <table:table-row table:style-name="ro1">
          <table:table-cell office:value-type="string" calcext:value-type="string">
            <text:p>2005-11-18</text:p>
          </table:table-cell>
          <table:table-cell office:value-type="float" office:value="125.059998" calcext:value-type="float">
            <text:p>125.059998</text:p>
          </table:table-cell>
          <table:table-cell office:value-type="float" office:value="125.279999" calcext:value-type="float">
            <text:p>125.279999</text:p>
          </table:table-cell>
          <table:table-cell office:value-type="float" office:value="124.330002" calcext:value-type="float">
            <text:p>124.330002</text:p>
          </table:table-cell>
          <table:table-cell office:value-type="float" office:value="125.129997" calcext:value-type="float">
            <text:p>125.129997</text:p>
          </table:table-cell>
          <table:table-cell office:value-type="float" office:value="90.555145" calcext:value-type="float">
            <text:p>90.555145</text:p>
          </table:table-cell>
          <table:table-cell office:value-type="float" office:value="72437200" calcext:value-type="float">
            <text:p>72437200</text:p>
          </table:table-cell>
        </table:table-row>
        <table:table-row table:style-name="ro1">
          <table:table-cell office:value-type="string" calcext:value-type="string">
            <text:p>2005-11-21</text:p>
          </table:table-cell>
          <table:table-cell office:value-type="float" office:value="125.150002" calcext:value-type="float">
            <text:p>125.150002</text:p>
          </table:table-cell>
          <table:table-cell office:value-type="float" office:value="125.910004" calcext:value-type="float">
            <text:p>125.910004</text:p>
          </table:table-cell>
          <table:table-cell office:value-type="float" office:value="124.980003" calcext:value-type="float">
            <text:p>124.980003</text:p>
          </table:table-cell>
          <table:table-cell office:value-type="float" office:value="125.760002" calcext:value-type="float">
            <text:p>125.760002</text:p>
          </table:table-cell>
          <table:table-cell office:value-type="float" office:value="91.011086" calcext:value-type="float">
            <text:p>91.011086</text:p>
          </table:table-cell>
          <table:table-cell office:value-type="float" office:value="50021200" calcext:value-type="float">
            <text:p>50021200</text:p>
          </table:table-cell>
        </table:table-row>
        <table:table-row table:style-name="ro1">
          <table:table-cell office:value-type="string" calcext:value-type="string">
            <text:p>2005-11-22</text:p>
          </table:table-cell>
          <table:table-cell office:value-type="float" office:value="125.559998" calcext:value-type="float">
            <text:p>125.559998</text:p>
          </table:table-cell>
          <table:table-cell office:value-type="float" office:value="126.519997" calcext:value-type="float">
            <text:p>126.519997</text:p>
          </table:table-cell>
          <table:table-cell office:value-type="float" office:value="125.419998" calcext:value-type="float">
            <text:p>125.419998</text:p>
          </table:table-cell>
          <table:table-cell office:value-type="float" office:value="126.300003" calcext:value-type="float">
            <text:p>126.300003</text:p>
          </table:table-cell>
          <table:table-cell office:value-type="float" office:value="91.401886" calcext:value-type="float">
            <text:p>91.401886</text:p>
          </table:table-cell>
          <table:table-cell office:value-type="float" office:value="66438800" calcext:value-type="float">
            <text:p>66438800</text:p>
          </table:table-cell>
        </table:table-row>
        <table:table-row table:style-name="ro1">
          <table:table-cell office:value-type="string" calcext:value-type="string">
            <text:p>2005-11-23</text:p>
          </table:table-cell>
          <table:table-cell office:value-type="float" office:value="126.25" calcext:value-type="float">
            <text:p>126.25</text:p>
          </table:table-cell>
          <table:table-cell office:value-type="float" office:value="127.410004" calcext:value-type="float">
            <text:p>127.410004</text:p>
          </table:table-cell>
          <table:table-cell office:value-type="float" office:value="126.209999" calcext:value-type="float">
            <text:p>126.209999</text:p>
          </table:table-cell>
          <table:table-cell office:value-type="float" office:value="127.029999" calcext:value-type="float">
            <text:p>127.029999</text:p>
          </table:table-cell>
          <table:table-cell office:value-type="float" office:value="91.930145" calcext:value-type="float">
            <text:p>91.930145</text:p>
          </table:table-cell>
          <table:table-cell office:value-type="float" office:value="50854700" calcext:value-type="float">
            <text:p>50854700</text:p>
          </table:table-cell>
        </table:table-row>
        <table:table-row table:style-name="ro1">
          <table:table-cell office:value-type="string" calcext:value-type="string">
            <text:p>2005-11-25</text:p>
          </table:table-cell>
          <table:table-cell office:value-type="float" office:value="126.980003" calcext:value-type="float">
            <text:p>126.980003</text:p>
          </table:table-cell>
          <table:table-cell office:value-type="float" office:value="127.220001" calcext:value-type="float">
            <text:p>127.220001</text:p>
          </table:table-cell>
          <table:table-cell office:value-type="float" office:value="126.809998" calcext:value-type="float">
            <text:p>126.809998</text:p>
          </table:table-cell>
          <table:table-cell office:value-type="float" office:value="127.129997" calcext:value-type="float">
            <text:p>127.129997</text:p>
          </table:table-cell>
          <table:table-cell office:value-type="float" office:value="92.002533" calcext:value-type="float">
            <text:p>92.002533</text:p>
          </table:table-cell>
          <table:table-cell office:value-type="float" office:value="15270000" calcext:value-type="float">
            <text:p>15270000</text:p>
          </table:table-cell>
        </table:table-row>
        <table:table-row table:style-name="ro1">
          <table:table-cell office:value-type="string" calcext:value-type="string">
            <text:p>2005-11-28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7.269997" calcext:value-type="float">
            <text:p>127.269997</text:p>
          </table:table-cell>
          <table:table-cell office:value-type="float" office:value="126.040001" calcext:value-type="float">
            <text:p>126.040001</text:p>
          </table:table-cell>
          <table:table-cell office:value-type="float" office:value="126.230003" calcext:value-type="float">
            <text:p>126.230003</text:p>
          </table:table-cell>
          <table:table-cell office:value-type="float" office:value="91.351227" calcext:value-type="float">
            <text:p>91.351227</text:p>
          </table:table-cell>
          <table:table-cell office:value-type="float" office:value="54498500" calcext:value-type="float">
            <text:p>54498500</text:p>
          </table:table-cell>
        </table:table-row>
        <table:table-row table:style-name="ro1">
          <table:table-cell office:value-type="string" calcext:value-type="string">
            <text:p>2005-11-29</text:p>
          </table:table-cell>
          <table:table-cell office:value-type="float" office:value="126.650002" calcext:value-type="float">
            <text:p>126.650002</text:p>
          </table:table-cell>
          <table:table-cell office:value-type="float" office:value="126.980003" calcext:value-type="float">
            <text:p>126.980003</text:p>
          </table:table-cell>
          <table:table-cell table:number-columns-repeated="2" office:value-type="float" office:value="126.089996" calcext:value-type="float">
            <text:p>126.089996</text:p>
          </table:table-cell>
          <table:table-cell office:value-type="float" office:value="91.249886" calcext:value-type="float">
            <text:p>91.249886</text:p>
          </table:table-cell>
          <table:table-cell office:value-type="float" office:value="51738900" calcext:value-type="float">
            <text:p>51738900</text:p>
          </table:table-cell>
        </table:table-row>
        <table:table-row table:style-name="ro1">
          <table:table-cell office:value-type="string" calcext:value-type="string">
            <text:p>2005-11-30</text:p>
          </table:table-cell>
          <table:table-cell office:value-type="float" office:value="126.160004" calcext:value-type="float">
            <text:p>126.160004</text:p>
          </table:table-cell>
          <table:table-cell office:value-type="float" office:value="126.519997" calcext:value-type="float">
            <text:p>126.519997</text:p>
          </table:table-cell>
          <table:table-cell office:value-type="float" office:value="125.290001" calcext:value-type="float">
            <text:p>125.290001</text:p>
          </table:table-cell>
          <table:table-cell office:value-type="float" office:value="125.410004" calcext:value-type="float">
            <text:p>125.410004</text:p>
          </table:table-cell>
          <table:table-cell office:value-type="float" office:value="90.75779" calcext:value-type="float">
            <text:p>90.75779</text:p>
          </table:table-cell>
          <table:table-cell office:value-type="float" office:value="56007200" calcext:value-type="float">
            <text:p>56007200</text:p>
          </table:table-cell>
        </table:table-row>
        <table:table-row table:style-name="ro1">
          <table:table-cell office:value-type="string" calcext:value-type="string">
            <text:p>2005-12-01</text:p>
          </table:table-cell>
          <table:table-cell office:value-type="float" office:value="126.019997" calcext:value-type="float">
            <text:p>126.019997</text:p>
          </table:table-cell>
          <table:table-cell office:value-type="float" office:value="127.029999" calcext:value-type="float">
            <text:p>127.029999</text:p>
          </table:table-cell>
          <table:table-cell office:value-type="float" office:value="125.980003" calcext:value-type="float">
            <text:p>125.980003</text:p>
          </table:table-cell>
          <table:table-cell office:value-type="float" office:value="126.690002" calcext:value-type="float">
            <text:p>126.690002</text:p>
          </table:table-cell>
          <table:table-cell office:value-type="float" office:value="91.684128" calcext:value-type="float">
            <text:p>91.684128</text:p>
          </table:table-cell>
          <table:table-cell office:value-type="float" office:value="65468200" calcext:value-type="float">
            <text:p>65468200</text:p>
          </table:table-cell>
        </table:table-row>
        <table:table-row table:style-name="ro1">
          <table:table-cell office:value-type="string" calcext:value-type="string">
            <text:p>2005-12-02</text:p>
          </table:table-cell>
          <table:table-cell office:value-type="float" office:value="126.769997" calcext:value-type="float">
            <text:p>126.769997</text:p>
          </table:table-cell>
          <table:table-cell office:value-type="float" office:value="127.080002" calcext:value-type="float">
            <text:p>127.080002</text:p>
          </table:table-cell>
          <table:table-cell office:value-type="float" office:value="126.5" calcext:value-type="float">
            <text:p>126.5</text:p>
          </table:table-cell>
          <table:table-cell office:value-type="float" office:value="126.849998" calcext:value-type="float">
            <text:p>126.849998</text:p>
          </table:table-cell>
          <table:table-cell office:value-type="float" office:value="91.799889" calcext:value-type="float">
            <text:p>91.799889</text:p>
          </table:table-cell>
          <table:table-cell office:value-type="float" office:value="46699400" calcext:value-type="float">
            <text:p>46699400</text:p>
          </table:table-cell>
        </table:table-row>
        <table:table-row table:style-name="ro1">
          <table:table-cell office:value-type="string" calcext:value-type="string">
            <text:p>2005-12-05</text:p>
          </table:table-cell>
          <table:table-cell office:value-type="float" office:value="126.699997" calcext:value-type="float">
            <text:p>126.699997</text:p>
          </table:table-cell>
          <table:table-cell office:value-type="float" office:value="126.730003" calcext:value-type="float">
            <text:p>126.730003</text:p>
          </table:table-cell>
          <table:table-cell office:value-type="float" office:value="126.18" calcext:value-type="float">
            <text:p>126.18</text:p>
          </table:table-cell>
          <table:table-cell office:value-type="float" office:value="126.580002" calcext:value-type="float">
            <text:p>126.580002</text:p>
          </table:table-cell>
          <table:table-cell office:value-type="float" office:value="91.604523" calcext:value-type="float">
            <text:p>91.604523</text:p>
          </table:table-cell>
          <table:table-cell office:value-type="float" office:value="59273400" calcext:value-type="float">
            <text:p>59273400</text:p>
          </table:table-cell>
        </table:table-row>
        <table:table-row table:style-name="ro1">
          <table:table-cell office:value-type="string" calcext:value-type="string">
            <text:p>2005-12-06</text:p>
          </table:table-cell>
          <table:table-cell office:value-type="float" office:value="127.050003" calcext:value-type="float">
            <text:p>127.050003</text:p>
          </table:table-cell>
          <table:table-cell office:value-type="float" office:value="127.739998" calcext:value-type="float">
            <text:p>127.739998</text:p>
          </table:table-cell>
          <table:table-cell office:value-type="float" office:value="126.629997" calcext:value-type="float">
            <text:p>126.629997</text:p>
          </table:table-cell>
          <table:table-cell office:value-type="float" office:value="126.82" calcext:value-type="float">
            <text:p>126.82</text:p>
          </table:table-cell>
          <table:table-cell office:value-type="float" office:value="91.778206" calcext:value-type="float">
            <text:p>91.778206</text:p>
          </table:table-cell>
          <table:table-cell office:value-type="float" office:value="57935200" calcext:value-type="float">
            <text:p>57935200</text:p>
          </table:table-cell>
        </table:table-row>
        <table:table-row table:style-name="ro1">
          <table:table-cell office:value-type="string" calcext:value-type="string">
            <text:p>2005-12-07</text:p>
          </table:table-cell>
          <table:table-cell office:value-type="float" office:value="126.769997" calcext:value-type="float">
            <text:p>126.769997</text:p>
          </table:table-cell>
          <table:table-cell office:value-type="float" office:value="126.870003" calcext:value-type="float">
            <text:p>126.870003</text:p>
          </table:table-cell>
          <table:table-cell office:value-type="float" office:value="125.68" calcext:value-type="float">
            <text:p>125.68</text:p>
          </table:table-cell>
          <table:table-cell office:value-type="float" office:value="126.080002" calcext:value-type="float">
            <text:p>126.080002</text:p>
          </table:table-cell>
          <table:table-cell office:value-type="float" office:value="91.242683" calcext:value-type="float">
            <text:p>91.242683</text:p>
          </table:table-cell>
          <table:table-cell office:value-type="float" office:value="66816500" calcext:value-type="float">
            <text:p>66816500</text:p>
          </table:table-cell>
        </table:table-row>
        <table:table-row table:style-name="ro1">
          <table:table-cell office:value-type="string" calcext:value-type="string">
            <text:p>2005-12-08</text:p>
          </table:table-cell>
          <table:table-cell office:value-type="float" office:value="126.220001" calcext:value-type="float">
            <text:p>126.220001</text:p>
          </table:table-cell>
          <table:table-cell office:value-type="float" office:value="126.82" calcext:value-type="float">
            <text:p>126.82</text:p>
          </table:table-cell>
          <table:table-cell office:value-type="float" office:value="125.480003" calcext:value-type="float">
            <text:p>125.480003</text:p>
          </table:table-cell>
          <table:table-cell office:value-type="float" office:value="126" calcext:value-type="float">
            <text:p>126</text:p>
          </table:table-cell>
          <table:table-cell office:value-type="float" office:value="91.184792" calcext:value-type="float">
            <text:p>91.184792</text:p>
          </table:table-cell>
          <table:table-cell office:value-type="float" office:value="62608600" calcext:value-type="float">
            <text:p>62608600</text:p>
          </table:table-cell>
        </table:table-row>
        <table:table-row table:style-name="ro1">
          <table:table-cell office:value-type="string" calcext:value-type="string">
            <text:p>2005-12-09</text:p>
          </table:table-cell>
          <table:table-cell office:value-type="float" office:value="126.160004" calcext:value-type="float">
            <text:p>126.160004</text:p>
          </table:table-cell>
          <table:table-cell office:value-type="float" office:value="126.779999" calcext:value-type="float">
            <text:p>126.779999</text:p>
          </table:table-cell>
          <table:table-cell office:value-type="float" office:value="125.82" calcext:value-type="float">
            <text:p>125.82</text:p>
          </table:table-cell>
          <table:table-cell office:value-type="float" office:value="126.330002" calcext:value-type="float">
            <text:p>126.330002</text:p>
          </table:table-cell>
          <table:table-cell office:value-type="float" office:value="91.423622" calcext:value-type="float">
            <text:p>91.423622</text:p>
          </table:table-cell>
          <table:table-cell office:value-type="float" office:value="50744500" calcext:value-type="float">
            <text:p>50744500</text:p>
          </table:table-cell>
        </table:table-row>
        <table:table-row table:style-name="ro1">
          <table:table-cell office:value-type="string" calcext:value-type="string">
            <text:p>2005-12-12</text:p>
          </table:table-cell>
          <table:table-cell office:value-type="float" office:value="126.709999" calcext:value-type="float">
            <text:p>126.709999</text:p>
          </table:table-cell>
          <table:table-cell office:value-type="float" office:value="126.860001" calcext:value-type="float">
            <text:p>126.860001</text:p>
          </table:table-cell>
          <table:table-cell office:value-type="float" office:value="125.959999" calcext:value-type="float">
            <text:p>125.959999</text:p>
          </table:table-cell>
          <table:table-cell office:value-type="float" office:value="126.449997" calcext:value-type="float">
            <text:p>126.449997</text:p>
          </table:table-cell>
          <table:table-cell office:value-type="float" office:value="91.510414" calcext:value-type="float">
            <text:p>91.510414</text:p>
          </table:table-cell>
          <table:table-cell office:value-type="float" office:value="48389900" calcext:value-type="float">
            <text:p>48389900</text:p>
          </table:table-cell>
        </table:table-row>
        <table:table-row table:style-name="ro1">
          <table:table-cell office:value-type="string" calcext:value-type="string">
            <text:p>2005-12-13</text:p>
          </table:table-cell>
          <table:table-cell office:value-type="float" office:value="126.419998" calcext:value-type="float">
            <text:p>126.419998</text:p>
          </table:table-cell>
          <table:table-cell office:value-type="float" office:value="127.699997" calcext:value-type="float">
            <text:p>127.699997</text:p>
          </table:table-cell>
          <table:table-cell office:value-type="float" office:value="126.290001" calcext:value-type="float">
            <text:p>126.290001</text:p>
          </table:table-cell>
          <table:table-cell office:value-type="float" office:value="127.309998" calcext:value-type="float">
            <text:p>127.309998</text:p>
          </table:table-cell>
          <table:table-cell office:value-type="float" office:value="92.132797" calcext:value-type="float">
            <text:p>92.132797</text:p>
          </table:table-cell>
          <table:table-cell office:value-type="float" office:value="88630900" calcext:value-type="float">
            <text:p>88630900</text:p>
          </table:table-cell>
        </table:table-row>
        <table:table-row table:style-name="ro1">
          <table:table-cell office:value-type="string" calcext:value-type="string">
            <text:p>2005-12-14</text:p>
          </table:table-cell>
          <table:table-cell office:value-type="float" office:value="127.190002" calcext:value-type="float">
            <text:p>127.190002</text:p>
          </table:table-cell>
          <table:table-cell office:value-type="float" office:value="128.089996" calcext:value-type="float">
            <text:p>128.089996</text:p>
          </table:table-cell>
          <table:table-cell office:value-type="float" office:value="127.139999" calcext:value-type="float">
            <text:p>127.139999</text:p>
          </table:table-cell>
          <table:table-cell office:value-type="float" office:value="127.809998" calcext:value-type="float">
            <text:p>127.809998</text:p>
          </table:table-cell>
          <table:table-cell office:value-type="float" office:value="92.494644" calcext:value-type="float">
            <text:p>92.494644</text:p>
          </table:table-cell>
          <table:table-cell office:value-type="float" office:value="64375000" calcext:value-type="float">
            <text:p>64375000</text:p>
          </table:table-cell>
        </table:table-row>
        <table:table-row table:style-name="ro1">
          <table:table-cell office:value-type="string" calcext:value-type="string">
            <text:p>2005-12-15</text:p>
          </table:table-cell>
          <table:table-cell office:value-type="float" office:value="127.839996" calcext:value-type="float">
            <text:p>127.839996</text:p>
          </table:table-cell>
          <table:table-cell office:value-type="float" office:value="128" calcext:value-type="float">
            <text:p>128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7.440002" calcext:value-type="float">
            <text:p>127.440002</text:p>
          </table:table-cell>
          <table:table-cell office:value-type="float" office:value="92.226891" calcext:value-type="float">
            <text:p>92.226891</text:p>
          </table:table-cell>
          <table:table-cell office:value-type="float" office:value="55900300" calcext:value-type="float">
            <text:p>55900300</text:p>
          </table:table-cell>
        </table:table-row>
        <table:table-row table:style-name="ro1">
          <table:table-cell office:value-type="string" calcext:value-type="string">
            <text:p>2005-12-16</text:p>
          </table:table-cell>
          <table:table-cell office:value-type="float" office:value="127.279999" calcext:value-type="float">
            <text:p>127.279999</text:p>
          </table:table-cell>
          <table:table-cell office:value-type="float" office:value="127.360001" calcext:value-type="float">
            <text:p>127.360001</text:p>
          </table:table-cell>
          <table:table-cell table:number-columns-repeated="2" office:value-type="float" office:value="126.360001" calcext:value-type="float">
            <text:p>126.360001</text:p>
          </table:table-cell>
          <table:table-cell office:value-type="float" office:value="91.930046" calcext:value-type="float">
            <text:p>91.930046</text:p>
          </table:table-cell>
          <table:table-cell office:value-type="float" office:value="46238300" calcext:value-type="float">
            <text:p>46238300</text:p>
          </table:table-cell>
        </table:table-row>
        <table:table-row table:style-name="ro1">
          <table:table-cell office:value-type="string" calcext:value-type="string">
            <text:p>2005-12-19</text:p>
          </table:table-cell>
          <table:table-cell office:value-type="float" office:value="126.730003" calcext:value-type="float">
            <text:p>126.730003</text:p>
          </table:table-cell>
          <table:table-cell office:value-type="float" office:value="126.870003" calcext:value-type="float">
            <text:p>126.870003</text:p>
          </table:table-cell>
          <table:table-cell office:value-type="float" office:value="125.690002" calcext:value-type="float">
            <text:p>125.690002</text:p>
          </table:table-cell>
          <table:table-cell office:value-type="float" office:value="125.709999" calcext:value-type="float">
            <text:p>125.709999</text:p>
          </table:table-cell>
          <table:table-cell office:value-type="float" office:value="91.457138" calcext:value-type="float">
            <text:p>91.457138</text:p>
          </table:table-cell>
          <table:table-cell office:value-type="float" office:value="48733000" calcext:value-type="float">
            <text:p>48733000</text:p>
          </table:table-cell>
        </table:table-row>
        <table:table-row table:style-name="ro1">
          <table:table-cell office:value-type="string" calcext:value-type="string">
            <text:p>2005-12-20</text:p>
          </table:table-cell>
          <table:table-cell office:value-type="float" office:value="125.860001" calcext:value-type="float">
            <text:p>125.860001</text:p>
          </table:table-cell>
          <table:table-cell office:value-type="float" office:value="126.589996" calcext:value-type="float">
            <text:p>126.589996</text:p>
          </table:table-cell>
          <table:table-cell office:value-type="float" office:value="125.480003" calcext:value-type="float">
            <text:p>125.480003</text:p>
          </table:table-cell>
          <table:table-cell office:value-type="float" office:value="125.830002" calcext:value-type="float">
            <text:p>125.830002</text:p>
          </table:table-cell>
          <table:table-cell office:value-type="float" office:value="91.544434" calcext:value-type="float">
            <text:p>91.544434</text:p>
          </table:table-cell>
          <table:table-cell office:value-type="float" office:value="46603200" calcext:value-type="float">
            <text:p>46603200</text:p>
          </table:table-cell>
        </table:table-row>
        <table:table-row table:style-name="ro1">
          <table:table-cell office:value-type="string" calcext:value-type="string">
            <text:p>2005-12-21</text:p>
          </table:table-cell>
          <table:table-cell office:value-type="float" office:value="126.220001" calcext:value-type="float">
            <text:p>126.220001</text:p>
          </table:table-cell>
          <table:table-cell office:value-type="float" office:value="126.760002" calcext:value-type="float">
            <text:p>126.760002</text:p>
          </table:table-cell>
          <table:table-cell office:value-type="float" office:value="125.800003" calcext:value-type="float">
            <text:p>125.800003</text:p>
          </table:table-cell>
          <table:table-cell office:value-type="float" office:value="126.029999" calcext:value-type="float">
            <text:p>126.029999</text:p>
          </table:table-cell>
          <table:table-cell office:value-type="float" office:value="91.689957" calcext:value-type="float">
            <text:p>91.689957</text:p>
          </table:table-cell>
          <table:table-cell office:value-type="float" office:value="51806900" calcext:value-type="float">
            <text:p>51806900</text:p>
          </table:table-cell>
        </table:table-row>
        <table:table-row table:style-name="ro1">
          <table:table-cell office:value-type="string" calcext:value-type="string">
            <text:p>2005-12-22</text:p>
          </table:table-cell>
          <table:table-cell office:value-type="float" office:value="126.309998" calcext:value-type="float">
            <text:p>126.309998</text:p>
          </table:table-cell>
          <table:table-cell office:value-type="float" office:value="126.690002" calcext:value-type="float">
            <text:p>126.690002</text:p>
          </table:table-cell>
          <table:table-cell office:value-type="float" office:value="126.080002" calcext:value-type="float">
            <text:p>126.080002</text:p>
          </table:table-cell>
          <table:table-cell office:value-type="float" office:value="126.690002" calcext:value-type="float">
            <text:p>126.690002</text:p>
          </table:table-cell>
          <table:table-cell office:value-type="float" office:value="92.170143" calcext:value-type="float">
            <text:p>92.170143</text:p>
          </table:table-cell>
          <table:table-cell office:value-type="float" office:value="32247900" calcext:value-type="float">
            <text:p>32247900</text:p>
          </table:table-cell>
        </table:table-row>
        <table:table-row table:style-name="ro1">
          <table:table-cell office:value-type="string" calcext:value-type="string">
            <text:p>2005-12-23</text:p>
          </table:table-cell>
          <table:table-cell office:value-type="float" office:value="126.779999" calcext:value-type="float">
            <text:p>126.779999</text:p>
          </table:table-cell>
          <table:table-cell office:value-type="float" office:value="126.860001" calcext:value-type="float">
            <text:p>126.860001</text:p>
          </table:table-cell>
          <table:table-cell office:value-type="float" office:value="126.419998" calcext:value-type="float">
            <text:p>126.419998</text:p>
          </table:table-cell>
          <table:table-cell office:value-type="float" office:value="126.760002" calcext:value-type="float">
            <text:p>126.760002</text:p>
          </table:table-cell>
          <table:table-cell office:value-type="float" office:value="92.221062" calcext:value-type="float">
            <text:p>92.221062</text:p>
          </table:table-cell>
          <table:table-cell office:value-type="float" office:value="27977300" calcext:value-type="float">
            <text:p>27977300</text:p>
          </table:table-cell>
        </table:table-row>
        <table:table-row table:style-name="ro1">
          <table:table-cell office:value-type="string" calcext:value-type="string">
            <text:p>2005-12-27</text:p>
          </table:table-cell>
          <table:table-cell office:value-type="float" office:value="126.959999" calcext:value-type="float">
            <text:p>126.959999</text:p>
          </table:table-cell>
          <table:table-cell office:value-type="float" office:value="127.050003" calcext:value-type="float">
            <text:p>127.050003</text:p>
          </table:table-cell>
          <table:table-cell office:value-type="float" office:value="125.379997" calcext:value-type="float">
            <text:p>125.379997</text:p>
          </table:table-cell>
          <table:table-cell office:value-type="float" office:value="125.470001" calcext:value-type="float">
            <text:p>125.470001</text:p>
          </table:table-cell>
          <table:table-cell office:value-type="float" office:value="91.282532" calcext:value-type="float">
            <text:p>91.282532</text:p>
          </table:table-cell>
          <table:table-cell office:value-type="float" office:value="44499500" calcext:value-type="float">
            <text:p>44499500</text:p>
          </table:table-cell>
        </table:table-row>
        <table:table-row table:style-name="ro1">
          <table:table-cell office:value-type="string" calcext:value-type="string">
            <text:p>2005-12-28</text:p>
          </table:table-cell>
          <table:table-cell office:value-type="float" office:value="125.739998" calcext:value-type="float">
            <text:p>125.739998</text:p>
          </table:table-cell>
          <table:table-cell office:value-type="float" office:value="125.989998" calcext:value-type="float">
            <text:p>125.989998</text:p>
          </table:table-cell>
          <table:table-cell office:value-type="float" office:value="125.5" calcext:value-type="float">
            <text:p>125.5</text:p>
          </table:table-cell>
          <table:table-cell office:value-type="float" office:value="125.75" calcext:value-type="float">
            <text:p>125.75</text:p>
          </table:table-cell>
          <table:table-cell office:value-type="float" office:value="91.486229" calcext:value-type="float">
            <text:p>91.486229</text:p>
          </table:table-cell>
          <table:table-cell office:value-type="float" office:value="30764300" calcext:value-type="float">
            <text:p>30764300</text:p>
          </table:table-cell>
        </table:table-row>
        <table:table-row table:style-name="ro1">
          <table:table-cell office:value-type="string" calcext:value-type="string">
            <text:p>2005-12-29</text:p>
          </table:table-cell>
          <table:table-cell office:value-type="float" office:value="125.720001" calcext:value-type="float">
            <text:p>125.720001</text:p>
          </table:table-cell>
          <table:table-cell office:value-type="float" office:value="125.959999" calcext:value-type="float">
            <text:p>125.959999</text:p>
          </table:table-cell>
          <table:table-cell office:value-type="float" office:value="125.059998" calcext:value-type="float">
            <text:p>125.059998</text:p>
          </table:table-cell>
          <table:table-cell office:value-type="float" office:value="125.190002" calcext:value-type="float">
            <text:p>125.190002</text:p>
          </table:table-cell>
          <table:table-cell office:value-type="float" office:value="91.07885" calcext:value-type="float">
            <text:p>91.07885</text:p>
          </table:table-cell>
          <table:table-cell office:value-type="float" office:value="32788900" calcext:value-type="float">
            <text:p>32788900</text:p>
          </table:table-cell>
        </table:table-row>
        <table:table-row table:style-name="ro1">
          <table:table-cell office:value-type="string" calcext:value-type="string">
            <text:p>2005-12-30</text:p>
          </table:table-cell>
          <table:table-cell office:value-type="float" office:value="124.800003" calcext:value-type="float">
            <text:p>124.800003</text:p>
          </table:table-cell>
          <table:table-cell office:value-type="float" office:value="125.059998" calcext:value-type="float">
            <text:p>125.059998</text:p>
          </table:table-cell>
          <table:table-cell office:value-type="float" office:value="124.360001" calcext:value-type="float">
            <text:p>124.360001</text:p>
          </table:table-cell>
          <table:table-cell office:value-type="float" office:value="124.510002" calcext:value-type="float">
            <text:p>124.510002</text:p>
          </table:table-cell>
          <table:table-cell office:value-type="float" office:value="90.584137" calcext:value-type="float">
            <text:p>90.584137</text:p>
          </table:table-cell>
          <table:table-cell office:value-type="float" office:value="44645600" calcext:value-type="float">
            <text:p>44645600</text:p>
          </table:table-cell>
        </table:table-row>
        <table:table-row table:style-name="ro1">
          <table:table-cell office:value-type="string" calcext:value-type="string">
            <text:p>2006-01-03</text:p>
          </table:table-cell>
          <table:table-cell office:value-type="float" office:value="125.190002" calcext:value-type="float">
            <text:p>125.190002</text:p>
          </table:table-cell>
          <table:table-cell office:value-type="float" office:value="127" calcext:value-type="float">
            <text:p>127</text:p>
          </table:table-cell>
          <table:table-cell office:value-type="float" office:value="124.389999" calcext:value-type="float">
            <text:p>124.389999</text:p>
          </table:table-cell>
          <table:table-cell office:value-type="float" office:value="126.699997" calcext:value-type="float">
            <text:p>126.699997</text:p>
          </table:table-cell>
          <table:table-cell office:value-type="float" office:value="92.177406" calcext:value-type="float">
            <text:p>92.177406</text:p>
          </table:table-cell>
          <table:table-cell office:value-type="float" office:value="73256700" calcext:value-type="float">
            <text:p>73256700</text:p>
          </table:table-cell>
        </table:table-row>
        <table:table-row table:style-name="ro1">
          <table:table-cell office:value-type="string" calcext:value-type="string">
            <text:p>2006-01-04</text:p>
          </table:table-cell>
          <table:table-cell office:value-type="float" office:value="126.860001" calcext:value-type="float">
            <text:p>126.860001</text:p>
          </table:table-cell>
          <table:table-cell office:value-type="float" office:value="127.489998" calcext:value-type="float">
            <text:p>127.489998</text:p>
          </table:table-cell>
          <table:table-cell office:value-type="float" office:value="126.699997" calcext:value-type="float">
            <text:p>126.699997</text:p>
          </table:table-cell>
          <table:table-cell office:value-type="float" office:value="127.300003" calcext:value-type="float">
            <text:p>127.300003</text:p>
          </table:table-cell>
          <table:table-cell office:value-type="float" office:value="92.613914" calcext:value-type="float">
            <text:p>92.613914</text:p>
          </table:table-cell>
          <table:table-cell office:value-type="float" office:value="51899600" calcext:value-type="float">
            <text:p>51899600</text:p>
          </table:table-cell>
        </table:table-row>
        <table:table-row table:style-name="ro1">
          <table:table-cell office:value-type="string" calcext:value-type="string">
            <text:p>2006-01-05</text:p>
          </table:table-cell>
          <table:table-cell office:value-type="float" office:value="127.150002" calcext:value-type="float">
            <text:p>127.150002</text:p>
          </table:table-cell>
          <table:table-cell office:value-type="float" office:value="127.589996" calcext:value-type="float">
            <text:p>127.589996</text:p>
          </table:table-cell>
          <table:table-cell office:value-type="float" office:value="126.879997" calcext:value-type="float">
            <text:p>126.879997</text:p>
          </table:table-cell>
          <table:table-cell office:value-type="float" office:value="127.379997" calcext:value-type="float">
            <text:p>127.379997</text:p>
          </table:table-cell>
          <table:table-cell office:value-type="float" office:value="92.672127" calcext:value-type="float">
            <text:p>92.672127</text:p>
          </table:table-cell>
          <table:table-cell office:value-type="float" office:value="47307500" calcext:value-type="float">
            <text:p>47307500</text:p>
          </table:table-cell>
        </table:table-row>
        <table:table-row table:style-name="ro1">
          <table:table-cell office:value-type="string" calcext:value-type="string">
            <text:p>2006-01-06</text:p>
          </table:table-cell>
          <table:table-cell office:value-type="float" office:value="128.020004" calcext:value-type="float">
            <text:p>128.020004</text:p>
          </table:table-cell>
          <table:table-cell office:value-type="float" office:value="128.580002" calcext:value-type="float">
            <text:p>128.580002</text:p>
          </table:table-cell>
          <table:table-cell office:value-type="float" office:value="127.360001" calcext:value-type="float">
            <text:p>127.360001</text:p>
          </table:table-cell>
          <table:table-cell office:value-type="float" office:value="128.440002" calcext:value-type="float">
            <text:p>128.440002</text:p>
          </table:table-cell>
          <table:table-cell office:value-type="float" office:value="93.443283" calcext:value-type="float">
            <text:p>93.443283</text:p>
          </table:table-cell>
          <table:table-cell office:value-type="float" office:value="62885900" calcext:value-type="float">
            <text:p>62885900</text:p>
          </table:table-cell>
        </table:table-row>
        <table:table-row table:style-name="ro1">
          <table:table-cell office:value-type="string" calcext:value-type="string">
            <text:p>2006-01-09</text:p>
          </table:table-cell>
          <table:table-cell office:value-type="float" office:value="128.419998" calcext:value-type="float">
            <text:p>128.419998</text:p>
          </table:table-cell>
          <table:table-cell office:value-type="float" office:value="129.059998" calcext:value-type="float">
            <text:p>129.059998</text:p>
          </table:table-cell>
          <table:table-cell office:value-type="float" office:value="128.380005" calcext:value-type="float">
            <text:p>128.380005</text:p>
          </table:table-cell>
          <table:table-cell office:value-type="float" office:value="128.770004" calcext:value-type="float">
            <text:p>128.770004</text:p>
          </table:table-cell>
          <table:table-cell office:value-type="float" office:value="93.683395" calcext:value-type="float">
            <text:p>93.683395</text:p>
          </table:table-cell>
          <table:table-cell office:value-type="float" office:value="43527400" calcext:value-type="float">
            <text:p>43527400</text:p>
          </table:table-cell>
        </table:table-row>
        <table:table-row table:style-name="ro1">
          <table:table-cell office:value-type="string" calcext:value-type="string">
            <text:p>2006-01-10</text:p>
          </table:table-cell>
          <table:table-cell office:value-type="float" office:value="128.389999" calcext:value-type="float">
            <text:p>128.389999</text:p>
          </table:table-cell>
          <table:table-cell office:value-type="float" office:value="128.979996" calcext:value-type="float">
            <text:p>128.979996</text:p>
          </table:table-cell>
          <table:table-cell office:value-type="float" office:value="128.259995" calcext:value-type="float">
            <text:p>128.259995</text:p>
          </table:table-cell>
          <table:table-cell office:value-type="float" office:value="128.899994" calcext:value-type="float">
            <text:p>128.899994</text:p>
          </table:table-cell>
          <table:table-cell office:value-type="float" office:value="93.777962" calcext:value-type="float">
            <text:p>93.777962</text:p>
          </table:table-cell>
          <table:table-cell office:value-type="float" office:value="44960800" calcext:value-type="float">
            <text:p>44960800</text:p>
          </table:table-cell>
        </table:table-row>
        <table:table-row table:style-name="ro1">
          <table:table-cell office:value-type="string" calcext:value-type="string">
            <text:p>2006-01-11</text:p>
          </table:table-cell>
          <table:table-cell office:value-type="float" office:value="129.020004" calcext:value-type="float">
            <text:p>129.020004</text:p>
          </table:table-cell>
          <table:table-cell office:value-type="float" office:value="129.440002" calcext:value-type="float">
            <text:p>129.440002</text:p>
          </table:table-cell>
          <table:table-cell office:value-type="float" office:value="128.729996" calcext:value-type="float">
            <text:p>128.729996</text:p>
          </table:table-cell>
          <table:table-cell office:value-type="float" office:value="129.309998" calcext:value-type="float">
            <text:p>129.309998</text:p>
          </table:table-cell>
          <table:table-cell office:value-type="float" office:value="94.076248" calcext:value-type="float">
            <text:p>94.076248</text:p>
          </table:table-cell>
          <table:table-cell office:value-type="float" office:value="49598900" calcext:value-type="float">
            <text:p>49598900</text:p>
          </table:table-cell>
        </table:table-row>
        <table:table-row table:style-name="ro1">
          <table:table-cell office:value-type="string" calcext:value-type="string">
            <text:p>2006-01-12</text:p>
          </table:table-cell>
          <table:table-cell office:value-type="float" office:value="129.080002" calcext:value-type="float">
            <text:p>129.080002</text:p>
          </table:table-cell>
          <table:table-cell office:value-type="float" office:value="129.279999" calcext:value-type="float">
            <text:p>129.279999</text:p>
          </table:table-cell>
          <table:table-cell office:value-type="float" office:value="128.440002" calcext:value-type="float">
            <text:p>128.440002</text:p>
          </table:table-cell>
          <table:table-cell office:value-type="float" office:value="128.800003" calcext:value-type="float">
            <text:p>128.800003</text:p>
          </table:table-cell>
          <table:table-cell office:value-type="float" office:value="93.705231" calcext:value-type="float">
            <text:p>93.705231</text:p>
          </table:table-cell>
          <table:table-cell office:value-type="float" office:value="40509200" calcext:value-type="float">
            <text:p>40509200</text:p>
          </table:table-cell>
        </table:table-row>
        <table:table-row table:style-name="ro1">
          <table:table-cell office:value-type="string" calcext:value-type="string">
            <text:p>2006-01-13</text:p>
          </table:table-cell>
          <table:table-cell office:value-type="float" office:value="128.570007" calcext:value-type="float">
            <text:p>128.570007</text:p>
          </table:table-cell>
          <table:table-cell office:value-type="float" office:value="128.899994" calcext:value-type="float">
            <text:p>128.899994</text:p>
          </table:table-cell>
          <table:table-cell office:value-type="float" office:value="128.199997" calcext:value-type="float">
            <text:p>128.199997</text:p>
          </table:table-cell>
          <table:table-cell office:value-type="float" office:value="128.679993" calcext:value-type="float">
            <text:p>128.679993</text:p>
          </table:table-cell>
          <table:table-cell office:value-type="float" office:value="93.617905" calcext:value-type="float">
            <text:p>93.617905</text:p>
          </table:table-cell>
          <table:table-cell office:value-type="float" office:value="44856700" calcext:value-type="float">
            <text:p>44856700</text:p>
          </table:table-cell>
        </table:table-row>
        <table:table-row table:style-name="ro1">
          <table:table-cell office:value-type="string" calcext:value-type="string">
            <text:p>2006-01-17</text:p>
          </table:table-cell>
          <table:table-cell office:value-type="float" office:value="128.199997" calcext:value-type="float">
            <text:p>128.199997</text:p>
          </table:table-cell>
          <table:table-cell office:value-type="float" office:value="128.419998" calcext:value-type="float">
            <text:p>128.419998</text:p>
          </table:table-cell>
          <table:table-cell office:value-type="float" office:value="127.809998" calcext:value-type="float">
            <text:p>127.809998</text:p>
          </table:table-cell>
          <table:table-cell office:value-type="float" office:value="128.330002" calcext:value-type="float">
            <text:p>128.330002</text:p>
          </table:table-cell>
          <table:table-cell office:value-type="float" office:value="93.363281" calcext:value-type="float">
            <text:p>93.363281</text:p>
          </table:table-cell>
          <table:table-cell office:value-type="float" office:value="52066600" calcext:value-type="float">
            <text:p>52066600</text:p>
          </table:table-cell>
        </table:table-row>
        <table:table-row table:style-name="ro1">
          <table:table-cell office:value-type="string" calcext:value-type="string">
            <text:p>2006-01-18</text:p>
          </table:table-cell>
          <table:table-cell office:value-type="float" office:value="127.580002" calcext:value-type="float">
            <text:p>127.580002</text:p>
          </table:table-cell>
          <table:table-cell office:value-type="float" office:value="128.899994" calcext:value-type="float">
            <text:p>128.899994</text:p>
          </table:table-cell>
          <table:table-cell office:value-type="float" office:value="127.160004" calcext:value-type="float">
            <text:p>127.160004</text:p>
          </table:table-cell>
          <table:table-cell office:value-type="float" office:value="127.82" calcext:value-type="float">
            <text:p>127.82</text:p>
          </table:table-cell>
          <table:table-cell office:value-type="float" office:value="92.99221" calcext:value-type="float">
            <text:p>92.99221</text:p>
          </table:table-cell>
          <table:table-cell office:value-type="float" office:value="75067600" calcext:value-type="float">
            <text:p>75067600</text:p>
          </table:table-cell>
        </table:table-row>
        <table:table-row table:style-name="ro1">
          <table:table-cell office:value-type="string" calcext:value-type="string">
            <text:p>2006-01-19</text:p>
          </table:table-cell>
          <table:table-cell office:value-type="float" office:value="128.130005" calcext:value-type="float">
            <text:p>128.130005</text:p>
          </table:table-cell>
          <table:table-cell office:value-type="float" office:value="128.770004" calcext:value-type="float">
            <text:p>128.770004</text:p>
          </table:table-cell>
          <table:table-cell office:value-type="float" office:value="127.809998" calcext:value-type="float">
            <text:p>127.809998</text:p>
          </table:table-cell>
          <table:table-cell office:value-type="float" office:value="128.309998" calcext:value-type="float">
            <text:p>128.309998</text:p>
          </table:table-cell>
          <table:table-cell office:value-type="float" office:value="93.348717" calcext:value-type="float">
            <text:p>93.348717</text:p>
          </table:table-cell>
          <table:table-cell office:value-type="float" office:value="81530400" calcext:value-type="float">
            <text:p>81530400</text:p>
          </table:table-cell>
        </table:table-row>
        <table:table-row table:style-name="ro1">
          <table:table-cell office:value-type="string" calcext:value-type="string">
            <text:p>2006-01-20</text:p>
          </table:table-cell>
          <table:table-cell office:value-type="float" office:value="128.279999" calcext:value-type="float">
            <text:p>128.279999</text:p>
          </table:table-cell>
          <table:table-cell office:value-type="float" office:value="128.309998" calcext:value-type="float">
            <text:p>128.309998</text:p>
          </table:table-cell>
          <table:table-cell table:number-columns-repeated="2" office:value-type="float" office:value="125.970001" calcext:value-type="float">
            <text:p>125.970001</text:p>
          </table:table-cell>
          <table:table-cell office:value-type="float" office:value="91.646301" calcext:value-type="float">
            <text:p>91.646301</text:p>
          </table:table-cell>
          <table:table-cell office:value-type="float" office:value="114957800" calcext:value-type="float">
            <text:p>114957800</text:p>
          </table:table-cell>
        </table:table-row>
        <table:table-row table:style-name="ro1">
          <table:table-cell office:value-type="string" calcext:value-type="string">
            <text:p>2006-01-23</text:p>
          </table:table-cell>
          <table:table-cell office:value-type="float" office:value="126.209999" calcext:value-type="float">
            <text:p>126.209999</text:p>
          </table:table-cell>
          <table:table-cell office:value-type="float" office:value="126.82" calcext:value-type="float">
            <text:p>126.82</text:p>
          </table:table-cell>
          <table:table-cell office:value-type="float" office:value="126.129997" calcext:value-type="float">
            <text:p>126.129997</text:p>
          </table:table-cell>
          <table:table-cell office:value-type="float" office:value="126.419998" calcext:value-type="float">
            <text:p>126.419998</text:p>
          </table:table-cell>
          <table:table-cell office:value-type="float" office:value="91.973724" calcext:value-type="float">
            <text:p>91.973724</text:p>
          </table:table-cell>
          <table:table-cell office:value-type="float" office:value="67017400" calcext:value-type="float">
            <text:p>67017400</text:p>
          </table:table-cell>
        </table:table-row>
        <table:table-row table:style-name="ro1">
          <table:table-cell office:value-type="string" calcext:value-type="string">
            <text:p>2006-01-24</text:p>
          </table:table-cell>
          <table:table-cell office:value-type="float" office:value="126.629997" calcext:value-type="float">
            <text:p>126.629997</text:p>
          </table:table-cell>
          <table:table-cell office:value-type="float" office:value="127.150002" calcext:value-type="float">
            <text:p>127.150002</text:p>
          </table:table-cell>
          <table:table-cell office:value-type="float" office:value="126.419998" calcext:value-type="float">
            <text:p>126.419998</text:p>
          </table:table-cell>
          <table:table-cell office:value-type="float" office:value="126.550003" calcext:value-type="float">
            <text:p>126.550003</text:p>
          </table:table-cell>
          <table:table-cell office:value-type="float" office:value="92.06826" calcext:value-type="float">
            <text:p>92.06826</text:p>
          </table:table-cell>
          <table:table-cell office:value-type="float" office:value="53008800" calcext:value-type="float">
            <text:p>53008800</text:p>
          </table:table-cell>
        </table:table-row>
        <table:table-row table:style-name="ro1">
          <table:table-cell office:value-type="string" calcext:value-type="string">
            <text:p>2006-01-25</text:p>
          </table:table-cell>
          <table:table-cell office:value-type="float" office:value="127.040001" calcext:value-type="float">
            <text:p>127.040001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5.839996" calcext:value-type="float">
            <text:p>125.839996</text:p>
          </table:table-cell>
          <table:table-cell office:value-type="float" office:value="126.660004" calcext:value-type="float">
            <text:p>126.660004</text:p>
          </table:table-cell>
          <table:table-cell office:value-type="float" office:value="92.1483" calcext:value-type="float">
            <text:p>92.1483</text:p>
          </table:table-cell>
          <table:table-cell office:value-type="float" office:value="87747700" calcext:value-type="float">
            <text:p>87747700</text:p>
          </table:table-cell>
        </table:table-row>
        <table:table-row table:style-name="ro1">
          <table:table-cell office:value-type="string" calcext:value-type="string">
            <text:p>2006-01-26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7.669998" calcext:value-type="float">
            <text:p>127.669998</text:p>
          </table:table-cell>
          <table:table-cell office:value-type="float" office:value="126.760002" calcext:value-type="float">
            <text:p>126.760002</text:p>
          </table:table-cell>
          <table:table-cell office:value-type="float" office:value="127.360001" calcext:value-type="float">
            <text:p>127.360001</text:p>
          </table:table-cell>
          <table:table-cell office:value-type="float" office:value="92.657578" calcext:value-type="float">
            <text:p>92.657578</text:p>
          </table:table-cell>
          <table:table-cell office:value-type="float" office:value="71294000" calcext:value-type="float">
            <text:p>71294000</text:p>
          </table:table-cell>
        </table:table-row>
        <table:table-row table:style-name="ro1">
          <table:table-cell office:value-type="string" calcext:value-type="string">
            <text:p>2006-01-27</text:p>
          </table:table-cell>
          <table:table-cell office:value-type="float" office:value="127.660004" calcext:value-type="float">
            <text:p>127.660004</text:p>
          </table:table-cell>
          <table:table-cell office:value-type="float" office:value="128.660004" calcext:value-type="float">
            <text:p>128.660004</text:p>
          </table:table-cell>
          <table:table-cell office:value-type="float" office:value="127.449997" calcext:value-type="float">
            <text:p>127.449997</text:p>
          </table:table-cell>
          <table:table-cell office:value-type="float" office:value="128.539993" calcext:value-type="float">
            <text:p>128.539993</text:p>
          </table:table-cell>
          <table:table-cell office:value-type="float" office:value="93.516052" calcext:value-type="float">
            <text:p>93.516052</text:p>
          </table:table-cell>
          <table:table-cell office:value-type="float" office:value="65771200" calcext:value-type="float">
            <text:p>65771200</text:p>
          </table:table-cell>
        </table:table-row>
        <table:table-row table:style-name="ro1">
          <table:table-cell office:value-type="string" calcext:value-type="string">
            <text:p>2006-01-30</text:p>
          </table:table-cell>
          <table:table-cell office:value-type="float" office:value="128.440002" calcext:value-type="float">
            <text:p>128.440002</text:p>
          </table:table-cell>
          <table:table-cell office:value-type="float" office:value="128.809998" calcext:value-type="float">
            <text:p>128.809998</text:p>
          </table:table-cell>
          <table:table-cell office:value-type="float" office:value="128.350006" calcext:value-type="float">
            <text:p>128.350006</text:p>
          </table:table-cell>
          <table:table-cell office:value-type="float" office:value="128.440002" calcext:value-type="float">
            <text:p>128.440002</text:p>
          </table:table-cell>
          <table:table-cell office:value-type="float" office:value="93.443283" calcext:value-type="float">
            <text:p>93.443283</text:p>
          </table:table-cell>
          <table:table-cell office:value-type="float" office:value="33709600" calcext:value-type="float">
            <text:p>33709600</text:p>
          </table:table-cell>
        </table:table-row>
        <table:table-row table:style-name="ro1">
          <table:table-cell office:value-type="string" calcext:value-type="string">
            <text:p>2006-01-31</text:p>
          </table:table-cell>
          <table:table-cell office:value-type="float" office:value="128.320007" calcext:value-type="float">
            <text:p>128.320007</text:p>
          </table:table-cell>
          <table:table-cell office:value-type="float" office:value="128.539993" calcext:value-type="float">
            <text:p>128.539993</text:p>
          </table:table-cell>
          <table:table-cell office:value-type="float" office:value="127.489998" calcext:value-type="float">
            <text:p>127.489998</text:p>
          </table:table-cell>
          <table:table-cell office:value-type="float" office:value="127.5" calcext:value-type="float">
            <text:p>127.5</text:p>
          </table:table-cell>
          <table:table-cell office:value-type="float" office:value="92.759415" calcext:value-type="float">
            <text:p>92.759415</text:p>
          </table:table-cell>
          <table:table-cell office:value-type="float" office:value="72937000" calcext:value-type="float">
            <text:p>72937000</text:p>
          </table:table-cell>
        </table:table-row>
        <table:table-row table:style-name="ro1">
          <table:table-cell office:value-type="string" calcext:value-type="string">
            <text:p>2006-02-01</text:p>
          </table:table-cell>
          <table:table-cell office:value-type="float" office:value="127.82" calcext:value-type="float">
            <text:p>127.82</text:p>
          </table:table-cell>
          <table:table-cell office:value-type="float" office:value="128.429993" calcext:value-type="float">
            <text:p>128.429993</text:p>
          </table:table-cell>
          <table:table-cell office:value-type="float" office:value="127.720001" calcext:value-type="float">
            <text:p>127.720001</text:p>
          </table:table-cell>
          <table:table-cell office:value-type="float" office:value="128.389999" calcext:value-type="float">
            <text:p>128.389999</text:p>
          </table:table-cell>
          <table:table-cell office:value-type="float" office:value="93.406929" calcext:value-type="float">
            <text:p>93.406929</text:p>
          </table:table-cell>
          <table:table-cell office:value-type="float" office:value="63561000" calcext:value-type="float">
            <text:p>63561000</text:p>
          </table:table-cell>
        </table:table-row>
        <table:table-row table:style-name="ro1">
          <table:table-cell office:value-type="string" calcext:value-type="string">
            <text:p>2006-02-02</text:p>
          </table:table-cell>
          <table:table-cell office:value-type="float" office:value="128.100006" calcext:value-type="float">
            <text:p>128.100006</text:p>
          </table:table-cell>
          <table:table-cell office:value-type="float" office:value="128.139999" calcext:value-type="float">
            <text:p>128.139999</text:p>
          </table:table-cell>
          <table:table-cell office:value-type="float" office:value="126.800003" calcext:value-type="float">
            <text:p>126.800003</text:p>
          </table:table-cell>
          <table:table-cell office:value-type="float" office:value="126.900002" calcext:value-type="float">
            <text:p>126.900002</text:p>
          </table:table-cell>
          <table:table-cell office:value-type="float" office:value="92.322922" calcext:value-type="float">
            <text:p>92.322922</text:p>
          </table:table-cell>
          <table:table-cell office:value-type="float" office:value="83626900" calcext:value-type="float">
            <text:p>83626900</text:p>
          </table:table-cell>
        </table:table-row>
        <table:table-row table:style-name="ro1">
          <table:table-cell office:value-type="string" calcext:value-type="string">
            <text:p>2006-02-03</text:p>
          </table:table-cell>
          <table:table-cell office:value-type="float" office:value="126.580002" calcext:value-type="float">
            <text:p>126.580002</text:p>
          </table:table-cell>
          <table:table-cell office:value-type="float" office:value="128.389999" calcext:value-type="float">
            <text:p>128.389999</text:p>
          </table:table-cell>
          <table:table-cell office:value-type="float" office:value="126.139999" calcext:value-type="float">
            <text:p>126.139999</text:p>
          </table:table-cell>
          <table:table-cell office:value-type="float" office:value="126.269997" calcext:value-type="float">
            <text:p>126.269997</text:p>
          </table:table-cell>
          <table:table-cell office:value-type="float" office:value="91.864586" calcext:value-type="float">
            <text:p>91.864586</text:p>
          </table:table-cell>
          <table:table-cell office:value-type="float" office:value="86040400" calcext:value-type="float">
            <text:p>86040400</text:p>
          </table:table-cell>
        </table:table-row>
        <table:table-row table:style-name="ro1">
          <table:table-cell office:value-type="string" calcext:value-type="string">
            <text:p>2006-02-06</text:p>
          </table:table-cell>
          <table:table-cell office:value-type="float" office:value="126.440002" calcext:value-type="float">
            <text:p>126.440002</text:p>
          </table:table-cell>
          <table:table-cell office:value-type="float" office:value="126.800003" calcext:value-type="float">
            <text:p>126.800003</text:p>
          </table:table-cell>
          <table:table-cell office:value-type="float" office:value="126.169998" calcext:value-type="float">
            <text:p>126.169998</text:p>
          </table:table-cell>
          <table:table-cell office:value-type="float" office:value="126.599998" calcext:value-type="float">
            <text:p>126.599998</text:p>
          </table:table-cell>
          <table:table-cell office:value-type="float" office:value="92.104675" calcext:value-type="float">
            <text:p>92.104675</text:p>
          </table:table-cell>
          <table:table-cell office:value-type="float" office:value="45511900" calcext:value-type="float">
            <text:p>45511900</text:p>
          </table:table-cell>
        </table:table-row>
        <table:table-row table:style-name="ro1">
          <table:table-cell office:value-type="string" calcext:value-type="string">
            <text:p>2006-02-07</text:p>
          </table:table-cell>
          <table:table-cell office:value-type="float" office:value="126.379997" calcext:value-type="float">
            <text:p>126.379997</text:p>
          </table:table-cell>
          <table:table-cell office:value-type="float" office:value="126.660004" calcext:value-type="float">
            <text:p>126.660004</text:p>
          </table:table-cell>
          <table:table-cell office:value-type="float" office:value="125.400002" calcext:value-type="float">
            <text:p>125.400002</text:p>
          </table:table-cell>
          <table:table-cell office:value-type="float" office:value="125.480003" calcext:value-type="float">
            <text:p>125.480003</text:p>
          </table:table-cell>
          <table:table-cell office:value-type="float" office:value="91.289795" calcext:value-type="float">
            <text:p>91.289795</text:p>
          </table:table-cell>
          <table:table-cell office:value-type="float" office:value="71208100" calcext:value-type="float">
            <text:p>71208100</text:p>
          </table:table-cell>
        </table:table-row>
        <table:table-row table:style-name="ro1">
          <table:table-cell office:value-type="string" calcext:value-type="string">
            <text:p>2006-02-08</text:p>
          </table:table-cell>
          <table:table-cell office:value-type="float" office:value="125.849998" calcext:value-type="float">
            <text:p>125.849998</text:p>
          </table:table-cell>
          <table:table-cell office:value-type="float" office:value="128.100006" calcext:value-type="float">
            <text:p>128.100006</text:p>
          </table:table-cell>
          <table:table-cell office:value-type="float" office:value="125.599998" calcext:value-type="float">
            <text:p>125.599998</text:p>
          </table:table-cell>
          <table:table-cell office:value-type="float" office:value="126.620003" calcext:value-type="float">
            <text:p>126.620003</text:p>
          </table:table-cell>
          <table:table-cell office:value-type="float" office:value="92.119186" calcext:value-type="float">
            <text:p>92.119186</text:p>
          </table:table-cell>
          <table:table-cell office:value-type="float" office:value="59422200" calcext:value-type="float">
            <text:p>59422200</text:p>
          </table:table-cell>
        </table:table-row>
        <table:table-row table:style-name="ro1">
          <table:table-cell office:value-type="string" calcext:value-type="string">
            <text:p>2006-02-09</text:p>
          </table:table-cell>
          <table:table-cell office:value-type="float" office:value="126.919998" calcext:value-type="float">
            <text:p>126.919998</text:p>
          </table:table-cell>
          <table:table-cell office:value-type="float" office:value="127.599998" calcext:value-type="float">
            <text:p>127.599998</text:p>
          </table:table-cell>
          <table:table-cell office:value-type="float" office:value="126.370003" calcext:value-type="float">
            <text:p>126.370003</text:p>
          </table:table-cell>
          <table:table-cell office:value-type="float" office:value="126.410004" calcext:value-type="float">
            <text:p>126.410004</text:p>
          </table:table-cell>
          <table:table-cell office:value-type="float" office:value="91.966415" calcext:value-type="float">
            <text:p>91.966415</text:p>
          </table:table-cell>
          <table:table-cell office:value-type="float" office:value="62023300" calcext:value-type="float">
            <text:p>62023300</text:p>
          </table:table-cell>
        </table:table-row>
        <table:table-row table:style-name="ro1">
          <table:table-cell office:value-type="string" calcext:value-type="string">
            <text:p>2006-02-10</text:p>
          </table:table-cell>
          <table:table-cell office:value-type="float" office:value="126.43" calcext:value-type="float">
            <text:p>126.43</text:p>
          </table:table-cell>
          <table:table-cell office:value-type="float" office:value="127.129997" calcext:value-type="float">
            <text:p>127.129997</text:p>
          </table:table-cell>
          <table:table-cell office:value-type="float" office:value="125.449997" calcext:value-type="float">
            <text:p>125.449997</text:p>
          </table:table-cell>
          <table:table-cell office:value-type="float" office:value="126.639999" calcext:value-type="float">
            <text:p>126.639999</text:p>
          </table:table-cell>
          <table:table-cell office:value-type="float" office:value="92.133774" calcext:value-type="float">
            <text:p>92.133774</text:p>
          </table:table-cell>
          <table:table-cell office:value-type="float" office:value="64508700" calcext:value-type="float">
            <text:p>64508700</text:p>
          </table:table-cell>
        </table:table-row>
        <table:table-row table:style-name="ro1">
          <table:table-cell office:value-type="string" calcext:value-type="string">
            <text:p>2006-02-13</text:p>
          </table:table-cell>
          <table:table-cell office:value-type="float" office:value="126.599998" calcext:value-type="float">
            <text:p>126.599998</text:p>
          </table:table-cell>
          <table:table-cell office:value-type="float" office:value="126.790001" calcext:value-type="float">
            <text:p>126.790001</text:p>
          </table:table-cell>
          <table:table-cell office:value-type="float" office:value="125.949997" calcext:value-type="float">
            <text:p>125.949997</text:p>
          </table:table-cell>
          <table:table-cell office:value-type="float" office:value="126.410004" calcext:value-type="float">
            <text:p>126.410004</text:p>
          </table:table-cell>
          <table:table-cell office:value-type="float" office:value="91.966415" calcext:value-type="float">
            <text:p>91.966415</text:p>
          </table:table-cell>
          <table:table-cell office:value-type="float" office:value="52308700" calcext:value-type="float">
            <text:p>52308700</text:p>
          </table:table-cell>
        </table:table-row>
        <table:table-row table:style-name="ro1">
          <table:table-cell office:value-type="string" calcext:value-type="string">
            <text:p>2006-02-14</text:p>
          </table:table-cell>
          <table:table-cell office:value-type="float" office:value="126.459999" calcext:value-type="float">
            <text:p>126.459999</text:p>
          </table:table-cell>
          <table:table-cell office:value-type="float" office:value="128.029999" calcext:value-type="float">
            <text:p>128.029999</text:p>
          </table:table-cell>
          <table:table-cell office:value-type="float" office:value="126.209999" calcext:value-type="float">
            <text:p>126.209999</text:p>
          </table:table-cell>
          <table:table-cell office:value-type="float" office:value="127.75" calcext:value-type="float">
            <text:p>127.75</text:p>
          </table:table-cell>
          <table:table-cell office:value-type="float" office:value="92.941299" calcext:value-type="float">
            <text:p>92.941299</text:p>
          </table:table-cell>
          <table:table-cell office:value-type="float" office:value="90964400" calcext:value-type="float">
            <text:p>90964400</text:p>
          </table:table-cell>
        </table:table-row>
        <table:table-row table:style-name="ro1">
          <table:table-cell office:value-type="string" calcext:value-type="string">
            <text:p>2006-02-15</text:p>
          </table:table-cell>
          <table:table-cell office:value-type="float" office:value="127.68" calcext:value-type="float">
            <text:p>127.68</text:p>
          </table:table-cell>
          <table:table-cell office:value-type="float" office:value="128.320007" calcext:value-type="float">
            <text:p>128.320007</text:p>
          </table:table-cell>
          <table:table-cell office:value-type="float" office:value="127.239998" calcext:value-type="float">
            <text:p>127.239998</text:p>
          </table:table-cell>
          <table:table-cell office:value-type="float" office:value="128.199997" calcext:value-type="float">
            <text:p>128.199997</text:p>
          </table:table-cell>
          <table:table-cell office:value-type="float" office:value="93.2687" calcext:value-type="float">
            <text:p>93.2687</text:p>
          </table:table-cell>
          <table:table-cell office:value-type="float" office:value="85471300" calcext:value-type="float">
            <text:p>85471300</text:p>
          </table:table-cell>
        </table:table-row>
        <table:table-row table:style-name="ro1">
          <table:table-cell office:value-type="string" calcext:value-type="string">
            <text:p>2006-02-16</text:p>
          </table:table-cell>
          <table:table-cell office:value-type="float" office:value="128.339996" calcext:value-type="float">
            <text:p>128.339996</text:p>
          </table:table-cell>
          <table:table-cell office:value-type="float" office:value="129.210007" calcext:value-type="float">
            <text:p>129.210007</text:p>
          </table:table-cell>
          <table:table-cell office:value-type="float" office:value="128.179993" calcext:value-type="float">
            <text:p>128.179993</text:p>
          </table:table-cell>
          <table:table-cell office:value-type="float" office:value="129.160004" calcext:value-type="float">
            <text:p>129.160004</text:p>
          </table:table-cell>
          <table:table-cell office:value-type="float" office:value="93.967133" calcext:value-type="float">
            <text:p>93.967133</text:p>
          </table:table-cell>
          <table:table-cell office:value-type="float" office:value="61017900" calcext:value-type="float">
            <text:p>61017900</text:p>
          </table:table-cell>
        </table:table-row>
        <table:table-row table:style-name="ro1">
          <table:table-cell office:value-type="string" calcext:value-type="string">
            <text:p>2006-02-17</text:p>
          </table:table-cell>
          <table:table-cell office:value-type="float" office:value="129.050003" calcext:value-type="float">
            <text:p>129.050003</text:p>
          </table:table-cell>
          <table:table-cell office:value-type="float" office:value="129.160004" calcext:value-type="float">
            <text:p>129.160004</text:p>
          </table:table-cell>
          <table:table-cell office:value-type="float" office:value="128.580002" calcext:value-type="float">
            <text:p>128.580002</text:p>
          </table:table-cell>
          <table:table-cell office:value-type="float" office:value="128.809998" calcext:value-type="float">
            <text:p>128.809998</text:p>
          </table:table-cell>
          <table:table-cell office:value-type="float" office:value="93.712463" calcext:value-type="float">
            <text:p>93.712463</text:p>
          </table:table-cell>
          <table:table-cell office:value-type="float" office:value="40342600" calcext:value-type="float">
            <text:p>40342600</text:p>
          </table:table-cell>
        </table:table-row>
        <table:table-row table:style-name="ro1">
          <table:table-cell office:value-type="string" calcext:value-type="string">
            <text:p>2006-02-21</text:p>
          </table:table-cell>
          <table:table-cell office:value-type="float" office:value="129.110001" calcext:value-type="float">
            <text:p>129.110001</text:p>
          </table:table-cell>
          <table:table-cell office:value-type="float" office:value="129.399994" calcext:value-type="float">
            <text:p>129.399994</text:p>
          </table:table-cell>
          <table:table-cell office:value-type="float" office:value="128.289993" calcext:value-type="float">
            <text:p>128.289993</text:p>
          </table:table-cell>
          <table:table-cell office:value-type="float" office:value="128.490005" calcext:value-type="float">
            <text:p>128.490005</text:p>
          </table:table-cell>
          <table:table-cell office:value-type="float" office:value="93.479668" calcext:value-type="float">
            <text:p>93.479668</text:p>
          </table:table-cell>
          <table:table-cell office:value-type="float" office:value="46456300" calcext:value-type="float">
            <text:p>46456300</text:p>
          </table:table-cell>
        </table:table-row>
        <table:table-row table:style-name="ro1">
          <table:table-cell office:value-type="string" calcext:value-type="string">
            <text:p>2006-02-22</text:p>
          </table:table-cell>
          <table:table-cell office:value-type="float" office:value="128.770004" calcext:value-type="float">
            <text:p>128.770004</text:p>
          </table:table-cell>
          <table:table-cell office:value-type="float" office:value="129.649994" calcext:value-type="float">
            <text:p>129.649994</text:p>
          </table:table-cell>
          <table:table-cell office:value-type="float" office:value="128.649994" calcext:value-type="float">
            <text:p>128.649994</text:p>
          </table:table-cell>
          <table:table-cell office:value-type="float" office:value="129.270004" calcext:value-type="float">
            <text:p>129.270004</text:p>
          </table:table-cell>
          <table:table-cell office:value-type="float" office:value="94.04718" calcext:value-type="float">
            <text:p>94.04718</text:p>
          </table:table-cell>
          <table:table-cell office:value-type="float" office:value="42326700" calcext:value-type="float">
            <text:p>42326700</text:p>
          </table:table-cell>
        </table:table-row>
        <table:table-row table:style-name="ro1">
          <table:table-cell office:value-type="string" calcext:value-type="string">
            <text:p>2006-02-23</text:p>
          </table:table-cell>
          <table:table-cell office:value-type="float" office:value="129.270004" calcext:value-type="float">
            <text:p>129.270004</text:p>
          </table:table-cell>
          <table:table-cell office:value-type="float" office:value="129.639999" calcext:value-type="float">
            <text:p>129.639999</text:p>
          </table:table-cell>
          <table:table-cell office:value-type="float" office:value="128.279999" calcext:value-type="float">
            <text:p>128.279999</text:p>
          </table:table-cell>
          <table:table-cell office:value-type="float" office:value="129.080002" calcext:value-type="float">
            <text:p>129.080002</text:p>
          </table:table-cell>
          <table:table-cell office:value-type="float" office:value="93.90892" calcext:value-type="float">
            <text:p>93.90892</text:p>
          </table:table-cell>
          <table:table-cell office:value-type="float" office:value="43423200" calcext:value-type="float">
            <text:p>43423200</text:p>
          </table:table-cell>
        </table:table-row>
        <table:table-row table:style-name="ro1">
          <table:table-cell office:value-type="string" calcext:value-type="string">
            <text:p>2006-02-24</text:p>
          </table:table-cell>
          <table:table-cell office:value-type="float" office:value="129.110001" calcext:value-type="float">
            <text:p>129.110001</text:p>
          </table:table-cell>
          <table:table-cell office:value-type="float" office:value="129.479996" calcext:value-type="float">
            <text:p>129.479996</text:p>
          </table:table-cell>
          <table:table-cell office:value-type="float" office:value="128.759995" calcext:value-type="float">
            <text:p>128.759995</text:p>
          </table:table-cell>
          <table:table-cell office:value-type="float" office:value="129.410004" calcext:value-type="float">
            <text:p>129.410004</text:p>
          </table:table-cell>
          <table:table-cell office:value-type="float" office:value="94.148987" calcext:value-type="float">
            <text:p>94.148987</text:p>
          </table:table-cell>
          <table:table-cell office:value-type="float" office:value="36777400" calcext:value-type="float">
            <text:p>36777400</text:p>
          </table:table-cell>
        </table:table-row>
        <table:table-row table:style-name="ro1">
          <table:table-cell office:value-type="string" calcext:value-type="string">
            <text:p>2006-02-27</text:p>
          </table:table-cell>
          <table:table-cell office:value-type="float" office:value="129.399994" calcext:value-type="float">
            <text:p>129.399994</text:p>
          </table:table-cell>
          <table:table-cell office:value-type="float" office:value="130.039993" calcext:value-type="float">
            <text:p>130.039993</text:p>
          </table:table-cell>
          <table:table-cell office:value-type="float" office:value="129.279999" calcext:value-type="float">
            <text:p>129.279999</text:p>
          </table:table-cell>
          <table:table-cell office:value-type="float" office:value="129.460007" calcext:value-type="float">
            <text:p>129.460007</text:p>
          </table:table-cell>
          <table:table-cell office:value-type="float" office:value="94.185379" calcext:value-type="float">
            <text:p>94.185379</text:p>
          </table:table-cell>
          <table:table-cell office:value-type="float" office:value="35858600" calcext:value-type="float">
            <text:p>35858600</text:p>
          </table:table-cell>
        </table:table-row>
        <table:table-row table:style-name="ro1">
          <table:table-cell office:value-type="string" calcext:value-type="string">
            <text:p>2006-02-28</text:p>
          </table:table-cell>
          <table:table-cell office:value-type="float" office:value="129.199997" calcext:value-type="float">
            <text:p>129.199997</text:p>
          </table:table-cell>
          <table:table-cell office:value-type="float" office:value="129.910004" calcext:value-type="float">
            <text:p>129.910004</text:p>
          </table:table-cell>
          <table:table-cell office:value-type="float" office:value="128.130005" calcext:value-type="float">
            <text:p>128.130005</text:p>
          </table:table-cell>
          <table:table-cell office:value-type="float" office:value="128.229996" calcext:value-type="float">
            <text:p>128.229996</text:p>
          </table:table-cell>
          <table:table-cell office:value-type="float" office:value="93.290527" calcext:value-type="float">
            <text:p>93.290527</text:p>
          </table:table-cell>
          <table:table-cell office:value-type="float" office:value="74394800" calcext:value-type="float">
            <text:p>74394800</text:p>
          </table:table-cell>
        </table:table-row>
        <table:table-row table:style-name="ro1">
          <table:table-cell office:value-type="string" calcext:value-type="string">
            <text:p>2006-03-01</text:p>
          </table:table-cell>
          <table:table-cell office:value-type="float" office:value="128.600006" calcext:value-type="float">
            <text:p>128.600006</text:p>
          </table:table-cell>
          <table:table-cell office:value-type="float" office:value="129.490005" calcext:value-type="float">
            <text:p>129.490005</text:p>
          </table:table-cell>
          <table:table-cell office:value-type="float" office:value="128.5" calcext:value-type="float">
            <text:p>128.5</text:p>
          </table:table-cell>
          <table:table-cell office:value-type="float" office:value="129.369995" calcext:value-type="float">
            <text:p>129.369995</text:p>
          </table:table-cell>
          <table:table-cell office:value-type="float" office:value="94.119873" calcext:value-type="float">
            <text:p>94.119873</text:p>
          </table:table-cell>
          <table:table-cell office:value-type="float" office:value="48641600" calcext:value-type="float">
            <text:p>48641600</text:p>
          </table:table-cell>
        </table:table-row>
        <table:table-row table:style-name="ro1">
          <table:table-cell office:value-type="string" calcext:value-type="string">
            <text:p>2006-03-02</text:p>
          </table:table-cell>
          <table:table-cell office:value-type="float" office:value="128.899994" calcext:value-type="float">
            <text:p>128.899994</text:p>
          </table:table-cell>
          <table:table-cell office:value-type="float" office:value="129.419998" calcext:value-type="float">
            <text:p>129.419998</text:p>
          </table:table-cell>
          <table:table-cell office:value-type="float" office:value="128.610001" calcext:value-type="float">
            <text:p>128.610001</text:p>
          </table:table-cell>
          <table:table-cell office:value-type="float" office:value="129.360001" calcext:value-type="float">
            <text:p>129.360001</text:p>
          </table:table-cell>
          <table:table-cell office:value-type="float" office:value="94.112625" calcext:value-type="float">
            <text:p>94.112625</text:p>
          </table:table-cell>
          <table:table-cell office:value-type="float" office:value="60642300" calcext:value-type="float">
            <text:p>60642300</text:p>
          </table:table-cell>
        </table:table-row>
        <table:table-row table:style-name="ro1">
          <table:table-cell office:value-type="string" calcext:value-type="string">
            <text:p>2006-03-03</text:p>
          </table:table-cell>
          <table:table-cell office:value-type="float" office:value="128.669998" calcext:value-type="float">
            <text:p>128.669998</text:p>
          </table:table-cell>
          <table:table-cell office:value-type="float" office:value="130.070007" calcext:value-type="float">
            <text:p>130.070007</text:p>
          </table:table-cell>
          <table:table-cell office:value-type="float" office:value="128.649994" calcext:value-type="float">
            <text:p>128.649994</text:p>
          </table:table-cell>
          <table:table-cell office:value-type="float" office:value="128.759995" calcext:value-type="float">
            <text:p>128.759995</text:p>
          </table:table-cell>
          <table:table-cell office:value-type="float" office:value="93.676086" calcext:value-type="float">
            <text:p>93.676086</text:p>
          </table:table-cell>
          <table:table-cell office:value-type="float" office:value="73402500" calcext:value-type="float">
            <text:p>73402500</text:p>
          </table:table-cell>
        </table:table-row>
        <table:table-row table:style-name="ro1">
          <table:table-cell office:value-type="string" calcext:value-type="string">
            <text:p>2006-03-06</text:p>
          </table:table-cell>
          <table:table-cell office:value-type="float" office:value="129.139999" calcext:value-type="float">
            <text:p>129.139999</text:p>
          </table:table-cell>
          <table:table-cell office:value-type="float" office:value="129.179993" calcext:value-type="float">
            <text:p>129.179993</text:p>
          </table:table-cell>
          <table:table-cell office:value-type="float" office:value="127.849998" calcext:value-type="float">
            <text:p>127.849998</text:p>
          </table:table-cell>
          <table:table-cell office:value-type="float" office:value="128.169998" calcext:value-type="float">
            <text:p>128.169998</text:p>
          </table:table-cell>
          <table:table-cell office:value-type="float" office:value="93.246864" calcext:value-type="float">
            <text:p>93.246864</text:p>
          </table:table-cell>
          <table:table-cell office:value-type="float" office:value="57478400" calcext:value-type="float">
            <text:p>57478400</text:p>
          </table:table-cell>
        </table:table-row>
        <table:table-row table:style-name="ro1">
          <table:table-cell office:value-type="string" calcext:value-type="string">
            <text:p>2006-03-07</text:p>
          </table:table-cell>
          <table:table-cell office:value-type="float" office:value="127.860001" calcext:value-type="float">
            <text:p>127.860001</text:p>
          </table:table-cell>
          <table:table-cell office:value-type="float" office:value="128.059998" calcext:value-type="float">
            <text:p>128.059998</text:p>
          </table:table-cell>
          <table:table-cell office:value-type="float" office:value="127.400002" calcext:value-type="float">
            <text:p>127.400002</text:p>
          </table:table-cell>
          <table:table-cell office:value-type="float" office:value="127.970001" calcext:value-type="float">
            <text:p>127.970001</text:p>
          </table:table-cell>
          <table:table-cell office:value-type="float" office:value="93.101364" calcext:value-type="float">
            <text:p>93.101364</text:p>
          </table:table-cell>
          <table:table-cell office:value-type="float" office:value="61780800" calcext:value-type="float">
            <text:p>61780800</text:p>
          </table:table-cell>
        </table:table-row>
        <table:table-row table:style-name="ro1">
          <table:table-cell office:value-type="string" calcext:value-type="string">
            <text:p>2006-03-08</text:p>
          </table:table-cell>
          <table:table-cell office:value-type="float" office:value="127.699997" calcext:value-type="float">
            <text:p>127.699997</text:p>
          </table:table-cell>
          <table:table-cell office:value-type="float" office:value="128.440002" calcext:value-type="float">
            <text:p>128.440002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8.240005" calcext:value-type="float">
            <text:p>128.240005</text:p>
          </table:table-cell>
          <table:table-cell office:value-type="float" office:value="93.297791" calcext:value-type="float">
            <text:p>93.297791</text:p>
          </table:table-cell>
          <table:table-cell office:value-type="float" office:value="66692400" calcext:value-type="float">
            <text:p>66692400</text:p>
          </table:table-cell>
        </table:table-row>
        <table:table-row table:style-name="ro1">
          <table:table-cell office:value-type="string" calcext:value-type="string">
            <text:p>2006-03-09</text:p>
          </table:table-cell>
          <table:table-cell office:value-type="float" office:value="128.279999" calcext:value-type="float">
            <text:p>128.279999</text:p>
          </table:table-cell>
          <table:table-cell office:value-type="float" office:value="128.679993" calcext:value-type="float">
            <text:p>128.679993</text:p>
          </table:table-cell>
          <table:table-cell table:number-columns-repeated="2" office:value-type="float" office:value="127.379997" calcext:value-type="float">
            <text:p>127.379997</text:p>
          </table:table-cell>
          <table:table-cell office:value-type="float" office:value="92.672127" calcext:value-type="float">
            <text:p>92.672127</text:p>
          </table:table-cell>
          <table:table-cell office:value-type="float" office:value="56313600" calcext:value-type="float">
            <text:p>56313600</text:p>
          </table:table-cell>
        </table:table-row>
        <table:table-row table:style-name="ro1">
          <table:table-cell office:value-type="string" calcext:value-type="string">
            <text:p>2006-03-10</text:p>
          </table:table-cell>
          <table:table-cell office:value-type="float" office:value="127.709999" calcext:value-type="float">
            <text:p>127.709999</text:p>
          </table:table-cell>
          <table:table-cell office:value-type="float" office:value="128.839996" calcext:value-type="float">
            <text:p>128.839996</text:p>
          </table:table-cell>
          <table:table-cell office:value-type="float" office:value="127.440002" calcext:value-type="float">
            <text:p>127.440002</text:p>
          </table:table-cell>
          <table:table-cell office:value-type="float" office:value="128.589996" calcext:value-type="float">
            <text:p>128.589996</text:p>
          </table:table-cell>
          <table:table-cell office:value-type="float" office:value="93.552429" calcext:value-type="float">
            <text:p>93.552429</text:p>
          </table:table-cell>
          <table:table-cell office:value-type="float" office:value="60490800" calcext:value-type="float">
            <text:p>60490800</text:p>
          </table:table-cell>
        </table:table-row>
        <table:table-row table:style-name="ro1">
          <table:table-cell office:value-type="string" calcext:value-type="string">
            <text:p>2006-03-13</text:p>
          </table:table-cell>
          <table:table-cell office:value-type="float" office:value="128.839996" calcext:value-type="float">
            <text:p>128.839996</text:p>
          </table:table-cell>
          <table:table-cell office:value-type="float" office:value="129.160004" calcext:value-type="float">
            <text:p>129.160004</text:p>
          </table:table-cell>
          <table:table-cell office:value-type="float" office:value="128.529999" calcext:value-type="float">
            <text:p>128.529999</text:p>
          </table:table-cell>
          <table:table-cell office:value-type="float" office:value="128.830002" calcext:value-type="float">
            <text:p>128.830002</text:p>
          </table:table-cell>
          <table:table-cell office:value-type="float" office:value="93.727051" calcext:value-type="float">
            <text:p>93.727051</text:p>
          </table:table-cell>
          <table:table-cell office:value-type="float" office:value="45479100" calcext:value-type="float">
            <text:p>45479100</text:p>
          </table:table-cell>
        </table:table-row>
        <table:table-row table:style-name="ro1">
          <table:table-cell office:value-type="string" calcext:value-type="string">
            <text:p>2006-03-14</text:p>
          </table:table-cell>
          <table:table-cell office:value-type="float" office:value="128.710007" calcext:value-type="float">
            <text:p>128.710007</text:p>
          </table:table-cell>
          <table:table-cell office:value-type="float" office:value="130.229996" calcext:value-type="float">
            <text:p>130.229996</text:p>
          </table:table-cell>
          <table:table-cell office:value-type="float" office:value="128.610001" calcext:value-type="float">
            <text:p>128.610001</text:p>
          </table:table-cell>
          <table:table-cell office:value-type="float" office:value="130.179993" calcext:value-type="float">
            <text:p>130.179993</text:p>
          </table:table-cell>
          <table:table-cell office:value-type="float" office:value="94.709183" calcext:value-type="float">
            <text:p>94.709183</text:p>
          </table:table-cell>
          <table:table-cell office:value-type="float" office:value="69877300" calcext:value-type="float">
            <text:p>69877300</text:p>
          </table:table-cell>
        </table:table-row>
        <table:table-row table:style-name="ro1">
          <table:table-cell office:value-type="string" calcext:value-type="string">
            <text:p>2006-03-15</text:p>
          </table:table-cell>
          <table:table-cell office:value-type="float" office:value="130.149994" calcext:value-type="float">
            <text:p>130.149994</text:p>
          </table:table-cell>
          <table:table-cell office:value-type="float" office:value="130.860001" calcext:value-type="float">
            <text:p>130.860001</text:p>
          </table:table-cell>
          <table:table-cell office:value-type="float" office:value="129.850006" calcext:value-type="float">
            <text:p>129.850006</text:p>
          </table:table-cell>
          <table:table-cell office:value-type="float" office:value="130.759995" calcext:value-type="float">
            <text:p>130.759995</text:p>
          </table:table-cell>
          <table:table-cell office:value-type="float" office:value="95.131165" calcext:value-type="float">
            <text:p>95.131165</text:p>
          </table:table-cell>
          <table:table-cell office:value-type="float" office:value="53398900" calcext:value-type="float">
            <text:p>53398900</text:p>
          </table:table-cell>
        </table:table-row>
        <table:table-row table:style-name="ro1">
          <table:table-cell office:value-type="string" calcext:value-type="string">
            <text:p>2006-03-16</text:p>
          </table:table-cell>
          <table:table-cell office:value-type="float" office:value="131.009995" calcext:value-type="float">
            <text:p>131.009995</text:p>
          </table:table-cell>
          <table:table-cell office:value-type="float" office:value="131.470001" calcext:value-type="float">
            <text:p>131.470001</text:p>
          </table:table-cell>
          <table:table-cell office:value-type="float" office:value="130.839996" calcext:value-type="float">
            <text:p>130.839996</text:p>
          </table:table-cell>
          <table:table-cell office:value-type="float" office:value="131.029999" calcext:value-type="float">
            <text:p>131.029999</text:p>
          </table:table-cell>
          <table:table-cell office:value-type="float" office:value="95.327576" calcext:value-type="float">
            <text:p>95.327576</text:p>
          </table:table-cell>
          <table:table-cell office:value-type="float" office:value="65526400" calcext:value-type="float">
            <text:p>65526400</text:p>
          </table:table-cell>
        </table:table-row>
        <table:table-row table:style-name="ro1">
          <table:table-cell office:value-type="string" calcext:value-type="string">
            <text:p>2006-03-17</text:p>
          </table:table-cell>
          <table:table-cell office:value-type="float" office:value="130.679993" calcext:value-type="float">
            <text:p>130.679993</text:p>
          </table:table-cell>
          <table:table-cell office:value-type="float" office:value="130.899994" calcext:value-type="float">
            <text:p>130.899994</text:p>
          </table:table-cell>
          <table:table-cell office:value-type="float" office:value="130.380005" calcext:value-type="float">
            <text:p>130.380005</text:p>
          </table:table-cell>
          <table:table-cell office:value-type="float" office:value="130.619995" calcext:value-type="float">
            <text:p>130.619995</text:p>
          </table:table-cell>
          <table:table-cell office:value-type="float" office:value="95.407204" calcext:value-type="float">
            <text:p>95.407204</text:p>
          </table:table-cell>
          <table:table-cell office:value-type="float" office:value="47286800" calcext:value-type="float">
            <text:p>47286800</text:p>
          </table:table-cell>
        </table:table-row>
        <table:table-row table:style-name="ro1">
          <table:table-cell office:value-type="string" calcext:value-type="string">
            <text:p>2006-03-20</text:p>
          </table:table-cell>
          <table:table-cell office:value-type="float" office:value="130.639999" calcext:value-type="float">
            <text:p>130.639999</text:p>
          </table:table-cell>
          <table:table-cell office:value-type="float" office:value="130.899994" calcext:value-type="float">
            <text:p>130.899994</text:p>
          </table:table-cell>
          <table:table-cell office:value-type="float" office:value="130.210007" calcext:value-type="float">
            <text:p>130.210007</text:p>
          </table:table-cell>
          <table:table-cell office:value-type="float" office:value="130.410004" calcext:value-type="float">
            <text:p>130.410004</text:p>
          </table:table-cell>
          <table:table-cell office:value-type="float" office:value="95.253799" calcext:value-type="float">
            <text:p>95.253799</text:p>
          </table:table-cell>
          <table:table-cell office:value-type="float" office:value="45538500" calcext:value-type="float">
            <text:p>45538500</text:p>
          </table:table-cell>
        </table:table-row>
        <table:table-row table:style-name="ro1">
          <table:table-cell office:value-type="string" calcext:value-type="string">
            <text:p>2006-03-21</text:p>
          </table:table-cell>
          <table:table-cell office:value-type="float" office:value="130.369995" calcext:value-type="float">
            <text:p>130.369995</text:p>
          </table:table-cell>
          <table:table-cell office:value-type="float" office:value="130.990005" calcext:value-type="float">
            <text:p>130.990005</text:p>
          </table:table-cell>
          <table:table-cell office:value-type="float" office:value="129.449997" calcext:value-type="float">
            <text:p>129.449997</text:p>
          </table:table-cell>
          <table:table-cell office:value-type="float" office:value="129.589996" calcext:value-type="float">
            <text:p>129.589996</text:p>
          </table:table-cell>
          <table:table-cell office:value-type="float" office:value="94.654877" calcext:value-type="float">
            <text:p>94.654877</text:p>
          </table:table-cell>
          <table:table-cell office:value-type="float" office:value="87102700" calcext:value-type="float">
            <text:p>87102700</text:p>
          </table:table-cell>
        </table:table-row>
        <table:table-row table:style-name="ro1">
          <table:table-cell office:value-type="string" calcext:value-type="string">
            <text:p>2006-03-22</text:p>
          </table:table-cell>
          <table:table-cell office:value-type="float" office:value="129.509995" calcext:value-type="float">
            <text:p>129.509995</text:p>
          </table:table-cell>
          <table:table-cell office:value-type="float" office:value="130.509995" calcext:value-type="float">
            <text:p>130.509995</text:p>
          </table:table-cell>
          <table:table-cell office:value-type="float" office:value="129.449997" calcext:value-type="float">
            <text:p>129.449997</text:p>
          </table:table-cell>
          <table:table-cell office:value-type="float" office:value="130.380005" calcext:value-type="float">
            <text:p>130.380005</text:p>
          </table:table-cell>
          <table:table-cell office:value-type="float" office:value="95.231895" calcext:value-type="float">
            <text:p>95.231895</text:p>
          </table:table-cell>
          <table:table-cell office:value-type="float" office:value="51605700" calcext:value-type="float">
            <text:p>51605700</text:p>
          </table:table-cell>
        </table:table-row>
        <table:table-row table:style-name="ro1">
          <table:table-cell office:value-type="string" calcext:value-type="string">
            <text:p>2006-03-23</text:p>
          </table:table-cell>
          <table:table-cell office:value-type="float" office:value="130.259995" calcext:value-type="float">
            <text:p>130.259995</text:p>
          </table:table-cell>
          <table:table-cell office:value-type="float" office:value="130.389999" calcext:value-type="float">
            <text:p>130.389999</text:p>
          </table:table-cell>
          <table:table-cell office:value-type="float" office:value="129.660004" calcext:value-type="float">
            <text:p>129.660004</text:p>
          </table:table-cell>
          <table:table-cell office:value-type="float" office:value="130.110001" calcext:value-type="float">
            <text:p>130.110001</text:p>
          </table:table-cell>
          <table:table-cell office:value-type="float" office:value="95.034676" calcext:value-type="float">
            <text:p>95.034676</text:p>
          </table:table-cell>
          <table:table-cell office:value-type="float" office:value="46704200" calcext:value-type="float">
            <text:p>46704200</text:p>
          </table:table-cell>
        </table:table-row>
        <table:table-row table:style-name="ro1">
          <table:table-cell office:value-type="string" calcext:value-type="string">
            <text:p>2006-03-24</text:p>
          </table:table-cell>
          <table:table-cell office:value-type="float" office:value="129.990005" calcext:value-type="float">
            <text:p>129.990005</text:p>
          </table:table-cell>
          <table:table-cell office:value-type="float" office:value="130.570007" calcext:value-type="float">
            <text:p>130.570007</text:p>
          </table:table-cell>
          <table:table-cell office:value-type="float" office:value="129.740005" calcext:value-type="float">
            <text:p>129.740005</text:p>
          </table:table-cell>
          <table:table-cell office:value-type="float" office:value="130.210007" calcext:value-type="float">
            <text:p>130.210007</text:p>
          </table:table-cell>
          <table:table-cell office:value-type="float" office:value="95.107742" calcext:value-type="float">
            <text:p>95.107742</text:p>
          </table:table-cell>
          <table:table-cell office:value-type="float" office:value="43209200" calcext:value-type="float">
            <text:p>43209200</text:p>
          </table:table-cell>
        </table:table-row>
        <table:table-row table:style-name="ro1">
          <table:table-cell office:value-type="string" calcext:value-type="string">
            <text:p>2006-03-27</text:p>
          </table:table-cell>
          <table:table-cell office:value-type="float" office:value="130.029999" calcext:value-type="float">
            <text:p>130.029999</text:p>
          </table:table-cell>
          <table:table-cell office:value-type="float" office:value="130.279999" calcext:value-type="float">
            <text:p>130.279999</text:p>
          </table:table-cell>
          <table:table-cell office:value-type="float" office:value="129.740005" calcext:value-type="float">
            <text:p>129.740005</text:p>
          </table:table-cell>
          <table:table-cell office:value-type="float" office:value="130.020004" calcext:value-type="float">
            <text:p>130.020004</text:p>
          </table:table-cell>
          <table:table-cell office:value-type="float" office:value="94.968964" calcext:value-type="float">
            <text:p>94.968964</text:p>
          </table:table-cell>
          <table:table-cell office:value-type="float" office:value="32523000" calcext:value-type="float">
            <text:p>32523000</text:p>
          </table:table-cell>
        </table:table-row>
        <table:table-row table:style-name="ro1">
          <table:table-cell office:value-type="string" calcext:value-type="string">
            <text:p>2006-03-28</text:p>
          </table:table-cell>
          <table:table-cell office:value-type="float" office:value="129.929993" calcext:value-type="float">
            <text:p>129.929993</text:p>
          </table:table-cell>
          <table:table-cell office:value-type="float" office:value="130.529999" calcext:value-type="float">
            <text:p>130.529999</text:p>
          </table:table-cell>
          <table:table-cell office:value-type="float" office:value="129.050003" calcext:value-type="float">
            <text:p>129.050003</text:p>
          </table:table-cell>
          <table:table-cell office:value-type="float" office:value="129.220001" calcext:value-type="float">
            <text:p>129.220001</text:p>
          </table:table-cell>
          <table:table-cell office:value-type="float" office:value="94.384621" calcext:value-type="float">
            <text:p>94.384621</text:p>
          </table:table-cell>
          <table:table-cell office:value-type="float" office:value="82079900" calcext:value-type="float">
            <text:p>82079900</text:p>
          </table:table-cell>
        </table:table-row>
        <table:table-row table:style-name="ro1">
          <table:table-cell office:value-type="string" calcext:value-type="string">
            <text:p>2006-03-29</text:p>
          </table:table-cell>
          <table:table-cell office:value-type="float" office:value="129.410004" calcext:value-type="float">
            <text:p>129.410004</text:p>
          </table:table-cell>
          <table:table-cell office:value-type="float" office:value="130.5" calcext:value-type="float">
            <text:p>130.5</text:p>
          </table:table-cell>
          <table:table-cell office:value-type="float" office:value="129.289993" calcext:value-type="float">
            <text:p>129.289993</text:p>
          </table:table-cell>
          <table:table-cell office:value-type="float" office:value="130.029999" calcext:value-type="float">
            <text:p>130.029999</text:p>
          </table:table-cell>
          <table:table-cell office:value-type="float" office:value="94.97625" calcext:value-type="float">
            <text:p>94.97625</text:p>
          </table:table-cell>
          <table:table-cell office:value-type="float" office:value="61505700" calcext:value-type="float">
            <text:p>61505700</text:p>
          </table:table-cell>
        </table:table-row>
        <table:table-row table:style-name="ro1">
          <table:table-cell office:value-type="string" calcext:value-type="string">
            <text:p>2006-03-30</text:p>
          </table:table-cell>
          <table:table-cell office:value-type="float" office:value="130.110001" calcext:value-type="float">
            <text:p>130.110001</text:p>
          </table:table-cell>
          <table:table-cell office:value-type="float" office:value="130.979996" calcext:value-type="float">
            <text:p>130.979996</text:p>
          </table:table-cell>
          <table:table-cell office:value-type="float" office:value="129.550003" calcext:value-type="float">
            <text:p>129.550003</text:p>
          </table:table-cell>
          <table:table-cell office:value-type="float" office:value="129.800003" calcext:value-type="float">
            <text:p>129.800003</text:p>
          </table:table-cell>
          <table:table-cell office:value-type="float" office:value="94.808258" calcext:value-type="float">
            <text:p>94.808258</text:p>
          </table:table-cell>
          <table:table-cell office:value-type="float" office:value="70571700" calcext:value-type="float">
            <text:p>70571700</text:p>
          </table:table-cell>
        </table:table-row>
        <table:table-row table:style-name="ro1">
          <table:table-cell office:value-type="string" calcext:value-type="string">
            <text:p>2006-03-31</text:p>
          </table:table-cell>
          <table:table-cell office:value-type="float" office:value="130.020004" calcext:value-type="float">
            <text:p>130.020004</text:p>
          </table:table-cell>
          <table:table-cell office:value-type="float" office:value="130.240005" calcext:value-type="float">
            <text:p>130.240005</text:p>
          </table:table-cell>
          <table:table-cell office:value-type="float" office:value="129.369995" calcext:value-type="float">
            <text:p>129.369995</text:p>
          </table:table-cell>
          <table:table-cell office:value-type="float" office:value="129.830002" calcext:value-type="float">
            <text:p>129.830002</text:p>
          </table:table-cell>
          <table:table-cell office:value-type="float" office:value="94.830185" calcext:value-type="float">
            <text:p>94.830185</text:p>
          </table:table-cell>
          <table:table-cell office:value-type="float" office:value="62925600" calcext:value-type="float">
            <text:p>62925600</text:p>
          </table:table-cell>
        </table:table-row>
        <table:table-row table:style-name="ro1">
          <table:table-cell office:value-type="string" calcext:value-type="string">
            <text:p>2006-04-03</text:p>
          </table:table-cell>
          <table:table-cell office:value-type="float" office:value="130.070007" calcext:value-type="float">
            <text:p>130.070007</text:p>
          </table:table-cell>
          <table:table-cell office:value-type="float" office:value="130.869995" calcext:value-type="float">
            <text:p>130.869995</text:p>
          </table:table-cell>
          <table:table-cell office:value-type="float" office:value="129.490005" calcext:value-type="float">
            <text:p>129.490005</text:p>
          </table:table-cell>
          <table:table-cell office:value-type="float" office:value="129.729996" calcext:value-type="float">
            <text:p>129.729996</text:p>
          </table:table-cell>
          <table:table-cell office:value-type="float" office:value="94.757126" calcext:value-type="float">
            <text:p>94.757126</text:p>
          </table:table-cell>
          <table:table-cell office:value-type="float" office:value="61624700" calcext:value-type="float">
            <text:p>61624700</text:p>
          </table:table-cell>
        </table:table-row>
        <table:table-row table:style-name="ro1">
          <table:table-cell office:value-type="string" calcext:value-type="string">
            <text:p>2006-04-04</text:p>
          </table:table-cell>
          <table:table-cell office:value-type="float" office:value="129.729996" calcext:value-type="float">
            <text:p>129.729996</text:p>
          </table:table-cell>
          <table:table-cell office:value-type="float" office:value="130.729996" calcext:value-type="float">
            <text:p>130.729996</text:p>
          </table:table-cell>
          <table:table-cell office:value-type="float" office:value="129.360001" calcext:value-type="float">
            <text:p>129.360001</text:p>
          </table:table-cell>
          <table:table-cell office:value-type="float" office:value="130.559998" calcext:value-type="float">
            <text:p>130.559998</text:p>
          </table:table-cell>
          <table:table-cell office:value-type="float" office:value="95.363365" calcext:value-type="float">
            <text:p>95.363365</text:p>
          </table:table-cell>
          <table:table-cell office:value-type="float" office:value="54809300" calcext:value-type="float">
            <text:p>54809300</text:p>
          </table:table-cell>
        </table:table-row>
        <table:table-row table:style-name="ro1">
          <table:table-cell office:value-type="string" calcext:value-type="string">
            <text:p>2006-04-05</text:p>
          </table:table-cell>
          <table:table-cell office:value-type="float" office:value="130.610001" calcext:value-type="float">
            <text:p>130.610001</text:p>
          </table:table-cell>
          <table:table-cell office:value-type="float" office:value="131.279999" calcext:value-type="float">
            <text:p>131.279999</text:p>
          </table:table-cell>
          <table:table-cell office:value-type="float" office:value="130.380005" calcext:value-type="float">
            <text:p>130.380005</text:p>
          </table:table-cell>
          <table:table-cell office:value-type="float" office:value="131.009995" calcext:value-type="float">
            <text:p>131.009995</text:p>
          </table:table-cell>
          <table:table-cell office:value-type="float" office:value="95.692062" calcext:value-type="float">
            <text:p>95.692062</text:p>
          </table:table-cell>
          <table:table-cell office:value-type="float" office:value="50607200" calcext:value-type="float">
            <text:p>50607200</text:p>
          </table:table-cell>
        </table:table-row>
        <table:table-row table:style-name="ro1">
          <table:table-cell office:value-type="string" calcext:value-type="string">
            <text:p>2006-04-06</text:p>
          </table:table-cell>
          <table:table-cell office:value-type="float" office:value="130.850006" calcext:value-type="float">
            <text:p>130.850006</text:p>
          </table:table-cell>
          <table:table-cell office:value-type="float" office:value="131.210007" calcext:value-type="float">
            <text:p>131.210007</text:p>
          </table:table-cell>
          <table:table-cell office:value-type="float" office:value="130.190002" calcext:value-type="float">
            <text:p>130.190002</text:p>
          </table:table-cell>
          <table:table-cell office:value-type="float" office:value="130.869995" calcext:value-type="float">
            <text:p>130.869995</text:p>
          </table:table-cell>
          <table:table-cell office:value-type="float" office:value="95.589806" calcext:value-type="float">
            <text:p>95.589806</text:p>
          </table:table-cell>
          <table:table-cell office:value-type="float" office:value="57906200" calcext:value-type="float">
            <text:p>57906200</text:p>
          </table:table-cell>
        </table:table-row>
        <table:table-row table:style-name="ro1">
          <table:table-cell office:value-type="string" calcext:value-type="string">
            <text:p>2006-04-07</text:p>
          </table:table-cell>
          <table:table-cell office:value-type="float" office:value="131.059998" calcext:value-type="float">
            <text:p>131.059998</text:p>
          </table:table-cell>
          <table:table-cell office:value-type="float" office:value="131.399994" calcext:value-type="float">
            <text:p>131.399994</text:p>
          </table:table-cell>
          <table:table-cell office:value-type="float" office:value="129.350006" calcext:value-type="float">
            <text:p>129.350006</text:p>
          </table:table-cell>
          <table:table-cell office:value-type="float" office:value="129.539993" calcext:value-type="float">
            <text:p>129.539993</text:p>
          </table:table-cell>
          <table:table-cell office:value-type="float" office:value="94.618362" calcext:value-type="float">
            <text:p>94.618362</text:p>
          </table:table-cell>
          <table:table-cell office:value-type="float" office:value="80180900" calcext:value-type="float">
            <text:p>80180900</text:p>
          </table:table-cell>
        </table:table-row>
        <table:table-row table:style-name="ro1">
          <table:table-cell office:value-type="string" calcext:value-type="string">
            <text:p>2006-04-10</text:p>
          </table:table-cell>
          <table:table-cell office:value-type="float" office:value="129.740005" calcext:value-type="float">
            <text:p>129.740005</text:p>
          </table:table-cell>
          <table:table-cell office:value-type="float" office:value="130.080002" calcext:value-type="float">
            <text:p>130.080002</text:p>
          </table:table-cell>
          <table:table-cell office:value-type="float" office:value="129.259995" calcext:value-type="float">
            <text:p>129.259995</text:p>
          </table:table-cell>
          <table:table-cell office:value-type="float" office:value="129.740005" calcext:value-type="float">
            <text:p>129.740005</text:p>
          </table:table-cell>
          <table:table-cell office:value-type="float" office:value="94.764412" calcext:value-type="float">
            <text:p>94.764412</text:p>
          </table:table-cell>
          <table:table-cell office:value-type="float" office:value="41496500" calcext:value-type="float">
            <text:p>41496500</text:p>
          </table:table-cell>
        </table:table-row>
        <table:table-row table:style-name="ro1">
          <table:table-cell office:value-type="string" calcext:value-type="string">
            <text:p>2006-04-11</text:p>
          </table:table-cell>
          <table:table-cell office:value-type="float" office:value="129.850006" calcext:value-type="float">
            <text:p>129.850006</text:p>
          </table:table-cell>
          <table:table-cell office:value-type="float" office:value="130.059998" calcext:value-type="float">
            <text:p>130.059998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8.639999" calcext:value-type="float">
            <text:p>128.639999</text:p>
          </table:table-cell>
          <table:table-cell office:value-type="float" office:value="93.960976" calcext:value-type="float">
            <text:p>93.960976</text:p>
          </table:table-cell>
          <table:table-cell office:value-type="float" office:value="72799400" calcext:value-type="float">
            <text:p>72799400</text:p>
          </table:table-cell>
        </table:table-row>
        <table:table-row table:style-name="ro1">
          <table:table-cell office:value-type="string" calcext:value-type="string">
            <text:p>2006-04-12</text:p>
          </table:table-cell>
          <table:table-cell office:value-type="float" office:value="128.770004" calcext:value-type="float">
            <text:p>128.770004</text:p>
          </table:table-cell>
          <table:table-cell office:value-type="float" office:value="129.130005" calcext:value-type="float">
            <text:p>129.130005</text:p>
          </table:table-cell>
          <table:table-cell office:value-type="float" office:value="128.610001" calcext:value-type="float">
            <text:p>128.610001</text:p>
          </table:table-cell>
          <table:table-cell office:value-type="float" office:value="128.880005" calcext:value-type="float">
            <text:p>128.880005</text:p>
          </table:table-cell>
          <table:table-cell office:value-type="float" office:value="94.136284" calcext:value-type="float">
            <text:p>94.136284</text:p>
          </table:table-cell>
          <table:table-cell office:value-type="float" office:value="43033700" calcext:value-type="float">
            <text:p>43033700</text:p>
          </table:table-cell>
        </table:table-row>
        <table:table-row table:style-name="ro1">
          <table:table-cell office:value-type="string" calcext:value-type="string">
            <text:p>2006-04-13</text:p>
          </table:table-cell>
          <table:table-cell office:value-type="float" office:value="128.589996" calcext:value-type="float">
            <text:p>128.589996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8.309998" calcext:value-type="float">
            <text:p>128.309998</text:p>
          </table:table-cell>
          <table:table-cell office:value-type="float" office:value="128.710007" calcext:value-type="float">
            <text:p>128.710007</text:p>
          </table:table-cell>
          <table:table-cell office:value-type="float" office:value="94.012085" calcext:value-type="float">
            <text:p>94.012085</text:p>
          </table:table-cell>
          <table:table-cell office:value-type="float" office:value="51051800" calcext:value-type="float">
            <text:p>51051800</text:p>
          </table:table-cell>
        </table:table-row>
        <table:table-row table:style-name="ro1">
          <table:table-cell office:value-type="string" calcext:value-type="string">
            <text:p>2006-04-17</text:p>
          </table:table-cell>
          <table:table-cell office:value-type="float" office:value="128.830002" calcext:value-type="float">
            <text:p>128.830002</text:p>
          </table:table-cell>
          <table:table-cell office:value-type="float" office:value="129.309998" calcext:value-type="float">
            <text:p>129.309998</text:p>
          </table:table-cell>
          <table:table-cell office:value-type="float" office:value="128.020004" calcext:value-type="float">
            <text:p>128.020004</text:p>
          </table:table-cell>
          <table:table-cell office:value-type="float" office:value="128.660004" calcext:value-type="float">
            <text:p>128.660004</text:p>
          </table:table-cell>
          <table:table-cell office:value-type="float" office:value="93.975601" calcext:value-type="float">
            <text:p>93.975601</text:p>
          </table:table-cell>
          <table:table-cell office:value-type="float" office:value="64167700" calcext:value-type="float">
            <text:p>64167700</text:p>
          </table:table-cell>
        </table:table-row>
        <table:table-row table:style-name="ro1">
          <table:table-cell office:value-type="string" calcext:value-type="string">
            <text:p>2006-04-18</text:p>
          </table:table-cell>
          <table:table-cell office:value-type="float" office:value="128.929993" calcext:value-type="float">
            <text:p>128.929993</text:p>
          </table:table-cell>
          <table:table-cell office:value-type="float" office:value="130.940002" calcext:value-type="float">
            <text:p>130.940002</text:p>
          </table:table-cell>
          <table:table-cell office:value-type="float" office:value="128.929993" calcext:value-type="float">
            <text:p>128.929993</text:p>
          </table:table-cell>
          <table:table-cell office:value-type="float" office:value="130.699997" calcext:value-type="float">
            <text:p>130.699997</text:p>
          </table:table-cell>
          <table:table-cell office:value-type="float" office:value="95.465637" calcext:value-type="float">
            <text:p>95.465637</text:p>
          </table:table-cell>
          <table:table-cell office:value-type="float" office:value="92531800" calcext:value-type="float">
            <text:p>92531800</text:p>
          </table:table-cell>
        </table:table-row>
        <table:table-row table:style-name="ro1">
          <table:table-cell office:value-type="string" calcext:value-type="string">
            <text:p>2006-04-19</text:p>
          </table:table-cell>
          <table:table-cell office:value-type="float" office:value="130.75" calcext:value-type="float">
            <text:p>130.75</text:p>
          </table:table-cell>
          <table:table-cell office:value-type="float" office:value="131.070007" calcext:value-type="float">
            <text:p>131.070007</text:p>
          </table:table-cell>
          <table:table-cell office:value-type="float" office:value="130.240005" calcext:value-type="float">
            <text:p>130.240005</text:p>
          </table:table-cell>
          <table:table-cell office:value-type="float" office:value="130.949997" calcext:value-type="float">
            <text:p>130.949997</text:p>
          </table:table-cell>
          <table:table-cell office:value-type="float" office:value="95.648232" calcext:value-type="float">
            <text:p>95.648232</text:p>
          </table:table-cell>
          <table:table-cell office:value-type="float" office:value="87269000" calcext:value-type="float">
            <text:p>87269000</text:p>
          </table:table-cell>
        </table:table-row>
        <table:table-row table:style-name="ro1">
          <table:table-cell office:value-type="string" calcext:value-type="string">
            <text:p>2006-04-20</text:p>
          </table:table-cell>
          <table:table-cell office:value-type="float" office:value="131" calcext:value-type="float">
            <text:p>131</text:p>
          </table:table-cell>
          <table:table-cell office:value-type="float" office:value="131.860001" calcext:value-type="float">
            <text:p>131.860001</text:p>
          </table:table-cell>
          <table:table-cell office:value-type="float" office:value="130.600006" calcext:value-type="float">
            <text:p>130.600006</text:p>
          </table:table-cell>
          <table:table-cell office:value-type="float" office:value="131.130005" calcext:value-type="float">
            <text:p>131.130005</text:p>
          </table:table-cell>
          <table:table-cell office:value-type="float" office:value="95.779709" calcext:value-type="float">
            <text:p>95.779709</text:p>
          </table:table-cell>
          <table:table-cell office:value-type="float" office:value="86005500" calcext:value-type="float">
            <text:p>86005500</text:p>
          </table:table-cell>
        </table:table-row>
        <table:table-row table:style-name="ro1">
          <table:table-cell office:value-type="string" calcext:value-type="string">
            <text:p>2006-04-21</text:p>
          </table:table-cell>
          <table:table-cell office:value-type="float" office:value="131.690002" calcext:value-type="float">
            <text:p>131.690002</text:p>
          </table:table-cell>
          <table:table-cell office:value-type="float" office:value="131.789993" calcext:value-type="float">
            <text:p>131.789993</text:p>
          </table:table-cell>
          <table:table-cell office:value-type="float" office:value="130.619995" calcext:value-type="float">
            <text:p>130.619995</text:p>
          </table:table-cell>
          <table:table-cell office:value-type="float" office:value="131.149994" calcext:value-type="float">
            <text:p>131.149994</text:p>
          </table:table-cell>
          <table:table-cell office:value-type="float" office:value="95.794327" calcext:value-type="float">
            <text:p>95.794327</text:p>
          </table:table-cell>
          <table:table-cell office:value-type="float" office:value="72342600" calcext:value-type="float">
            <text:p>72342600</text:p>
          </table:table-cell>
        </table:table-row>
        <table:table-row table:style-name="ro1">
          <table:table-cell office:value-type="string" calcext:value-type="string">
            <text:p>2006-04-24</text:p>
          </table:table-cell>
          <table:table-cell office:value-type="float" office:value="130.889999" calcext:value-type="float">
            <text:p>130.889999</text:p>
          </table:table-cell>
          <table:table-cell office:value-type="float" office:value="131.070007" calcext:value-type="float">
            <text:p>131.070007</text:p>
          </table:table-cell>
          <table:table-cell office:value-type="float" office:value="130.380005" calcext:value-type="float">
            <text:p>130.380005</text:p>
          </table:table-cell>
          <table:table-cell office:value-type="float" office:value="130.910004" calcext:value-type="float">
            <text:p>130.910004</text:p>
          </table:table-cell>
          <table:table-cell office:value-type="float" office:value="95.619064" calcext:value-type="float">
            <text:p>95.619064</text:p>
          </table:table-cell>
          <table:table-cell office:value-type="float" office:value="52546400" calcext:value-type="float">
            <text:p>52546400</text:p>
          </table:table-cell>
        </table:table-row>
        <table:table-row table:style-name="ro1">
          <table:table-cell office:value-type="string" calcext:value-type="string">
            <text:p>2006-04-25</text:p>
          </table:table-cell>
          <table:table-cell office:value-type="float" office:value="131.039993" calcext:value-type="float">
            <text:p>131.039993</text:p>
          </table:table-cell>
          <table:table-cell office:value-type="float" office:value="131.119995" calcext:value-type="float">
            <text:p>131.119995</text:p>
          </table:table-cell>
          <table:table-cell office:value-type="float" office:value="129.919998" calcext:value-type="float">
            <text:p>129.919998</text:p>
          </table:table-cell>
          <table:table-cell office:value-type="float" office:value="130.369995" calcext:value-type="float">
            <text:p>130.369995</text:p>
          </table:table-cell>
          <table:table-cell office:value-type="float" office:value="95.224571" calcext:value-type="float">
            <text:p>95.224571</text:p>
          </table:table-cell>
          <table:table-cell office:value-type="float" office:value="84359800" calcext:value-type="float">
            <text:p>84359800</text:p>
          </table:table-cell>
        </table:table-row>
        <table:table-row table:style-name="ro1">
          <table:table-cell office:value-type="string" calcext:value-type="string">
            <text:p>2006-04-26</text:p>
          </table:table-cell>
          <table:table-cell office:value-type="float" office:value="130.5" calcext:value-type="float">
            <text:p>130.5</text:p>
          </table:table-cell>
          <table:table-cell office:value-type="float" office:value="131.139999" calcext:value-type="float">
            <text:p>131.139999</text:p>
          </table:table-cell>
          <table:table-cell office:value-type="float" office:value="130.300003" calcext:value-type="float">
            <text:p>130.300003</text:p>
          </table:table-cell>
          <table:table-cell office:value-type="float" office:value="130.399994" calcext:value-type="float">
            <text:p>130.399994</text:p>
          </table:table-cell>
          <table:table-cell office:value-type="float" office:value="95.246513" calcext:value-type="float">
            <text:p>95.246513</text:p>
          </table:table-cell>
          <table:table-cell office:value-type="float" office:value="67262400" calcext:value-type="float">
            <text:p>67262400</text:p>
          </table:table-cell>
        </table:table-row>
        <table:table-row table:style-name="ro1">
          <table:table-cell office:value-type="string" calcext:value-type="string">
            <text:p>2006-04-27</text:p>
          </table:table-cell>
          <table:table-cell office:value-type="float" office:value="129.899994" calcext:value-type="float">
            <text:p>129.899994</text:p>
          </table:table-cell>
          <table:table-cell office:value-type="float" office:value="131.630005" calcext:value-type="float">
            <text:p>131.630005</text:p>
          </table:table-cell>
          <table:table-cell office:value-type="float" office:value="129.589996" calcext:value-type="float">
            <text:p>129.589996</text:p>
          </table:table-cell>
          <table:table-cell office:value-type="float" office:value="131.029999" calcext:value-type="float">
            <text:p>131.029999</text:p>
          </table:table-cell>
          <table:table-cell office:value-type="float" office:value="95.70668" calcext:value-type="float">
            <text:p>95.70668</text:p>
          </table:table-cell>
          <table:table-cell office:value-type="float" office:value="124478600" calcext:value-type="float">
            <text:p>124478600</text:p>
          </table:table-cell>
        </table:table-row>
        <table:table-row table:style-name="ro1">
          <table:table-cell office:value-type="string" calcext:value-type="string">
            <text:p>2006-04-28</text:p>
          </table:table-cell>
          <table:table-cell office:value-type="float" office:value="130.789993" calcext:value-type="float">
            <text:p>130.789993</text:p>
          </table:table-cell>
          <table:table-cell office:value-type="float" office:value="131.75" calcext:value-type="float">
            <text:p>131.75</text:p>
          </table:table-cell>
          <table:table-cell office:value-type="float" office:value="130.710007" calcext:value-type="float">
            <text:p>130.710007</text:p>
          </table:table-cell>
          <table:table-cell office:value-type="float" office:value="131.470001" calcext:value-type="float">
            <text:p>131.470001</text:p>
          </table:table-cell>
          <table:table-cell office:value-type="float" office:value="96.02803" calcext:value-type="float">
            <text:p>96.02803</text:p>
          </table:table-cell>
          <table:table-cell office:value-type="float" office:value="55854400" calcext:value-type="float">
            <text:p>55854400</text:p>
          </table:table-cell>
        </table:table-row>
        <table:table-row table:style-name="ro1">
          <table:table-cell office:value-type="string" calcext:value-type="string">
            <text:p>2006-05-01</text:p>
          </table:table-cell>
          <table:table-cell office:value-type="float" office:value="131.470001" calcext:value-type="float">
            <text:p>131.470001</text:p>
          </table:table-cell>
          <table:table-cell office:value-type="float" office:value="131.800003" calcext:value-type="float">
            <text:p>131.800003</text:p>
          </table:table-cell>
          <table:table-cell office:value-type="float" office:value="130.320007" calcext:value-type="float">
            <text:p>130.320007</text:p>
          </table:table-cell>
          <table:table-cell office:value-type="float" office:value="130.399994" calcext:value-type="float">
            <text:p>130.399994</text:p>
          </table:table-cell>
          <table:table-cell office:value-type="float" office:value="95.246513" calcext:value-type="float">
            <text:p>95.246513</text:p>
          </table:table-cell>
          <table:table-cell office:value-type="float" office:value="64990300" calcext:value-type="float">
            <text:p>64990300</text:p>
          </table:table-cell>
        </table:table-row>
        <table:table-row table:style-name="ro1">
          <table:table-cell office:value-type="string" calcext:value-type="string">
            <text:p>2006-05-02</text:p>
          </table:table-cell>
          <table:table-cell office:value-type="float" office:value="131.009995" calcext:value-type="float">
            <text:p>131.009995</text:p>
          </table:table-cell>
          <table:table-cell office:value-type="float" office:value="131.460007" calcext:value-type="float">
            <text:p>131.460007</text:p>
          </table:table-cell>
          <table:table-cell office:value-type="float" office:value="130.740005" calcext:value-type="float">
            <text:p>130.740005</text:p>
          </table:table-cell>
          <table:table-cell office:value-type="float" office:value="131.380005" calcext:value-type="float">
            <text:p>131.380005</text:p>
          </table:table-cell>
          <table:table-cell office:value-type="float" office:value="95.962303" calcext:value-type="float">
            <text:p>95.962303</text:p>
          </table:table-cell>
          <table:table-cell office:value-type="float" office:value="49063500" calcext:value-type="float">
            <text:p>49063500</text:p>
          </table:table-cell>
        </table:table-row>
        <table:table-row table:style-name="ro1">
          <table:table-cell office:value-type="string" calcext:value-type="string">
            <text:p>2006-05-03</text:p>
          </table:table-cell>
          <table:table-cell office:value-type="float" office:value="131.149994" calcext:value-type="float">
            <text:p>131.149994</text:p>
          </table:table-cell>
          <table:table-cell office:value-type="float" office:value="131.320007" calcext:value-type="float">
            <text:p>131.320007</text:p>
          </table:table-cell>
          <table:table-cell office:value-type="float" office:value="130.449997" calcext:value-type="float">
            <text:p>130.449997</text:p>
          </table:table-cell>
          <table:table-cell office:value-type="float" office:value="130.889999" calcext:value-type="float">
            <text:p>130.889999</text:p>
          </table:table-cell>
          <table:table-cell office:value-type="float" office:value="95.604385" calcext:value-type="float">
            <text:p>95.604385</text:p>
          </table:table-cell>
          <table:table-cell office:value-type="float" office:value="60821300" calcext:value-type="float">
            <text:p>60821300</text:p>
          </table:table-cell>
        </table:table-row>
        <table:table-row table:style-name="ro1">
          <table:table-cell office:value-type="string" calcext:value-type="string">
            <text:p>2006-05-04</text:p>
          </table:table-cell>
          <table:table-cell office:value-type="float" office:value="131.080002" calcext:value-type="float">
            <text:p>131.080002</text:p>
          </table:table-cell>
          <table:table-cell office:value-type="float" office:value="131.619995" calcext:value-type="float">
            <text:p>131.619995</text:p>
          </table:table-cell>
          <table:table-cell office:value-type="float" office:value="130.970001" calcext:value-type="float">
            <text:p>130.970001</text:p>
          </table:table-cell>
          <table:table-cell office:value-type="float" office:value="131.360001" calcext:value-type="float">
            <text:p>131.360001</text:p>
          </table:table-cell>
          <table:table-cell office:value-type="float" office:value="95.947708" calcext:value-type="float">
            <text:p>95.947708</text:p>
          </table:table-cell>
          <table:table-cell office:value-type="float" office:value="42921400" calcext:value-type="float">
            <text:p>42921400</text:p>
          </table:table-cell>
        </table:table-row>
        <table:table-row table:style-name="ro1">
          <table:table-cell office:value-type="string" calcext:value-type="string">
            <text:p>2006-05-05</text:p>
          </table:table-cell>
          <table:table-cell office:value-type="float" office:value="132.050003" calcext:value-type="float">
            <text:p>132.050003</text:p>
          </table:table-cell>
          <table:table-cell office:value-type="float" office:value="132.800003" calcext:value-type="float">
            <text:p>132.800003</text:p>
          </table:table-cell>
          <table:table-cell office:value-type="float" office:value="131.850006" calcext:value-type="float">
            <text:p>131.850006</text:p>
          </table:table-cell>
          <table:table-cell office:value-type="float" office:value="132.520004" calcext:value-type="float">
            <text:p>132.520004</text:p>
          </table:table-cell>
          <table:table-cell office:value-type="float" office:value="96.794983" calcext:value-type="float">
            <text:p>96.794983</text:p>
          </table:table-cell>
          <table:table-cell office:value-type="float" office:value="62588200" calcext:value-type="float">
            <text:p>62588200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float" office:value="132.509995" calcext:value-type="float">
            <text:p>132.509995</text:p>
          </table:table-cell>
          <table:table-cell office:value-type="float" office:value="132.770004" calcext:value-type="float">
            <text:p>132.770004</text:p>
          </table:table-cell>
          <table:table-cell table:number-columns-repeated="2" office:value-type="float" office:value="132.360001" calcext:value-type="float">
            <text:p>132.360001</text:p>
          </table:table-cell>
          <table:table-cell office:value-type="float" office:value="96.678123" calcext:value-type="float">
            <text:p>96.678123</text:p>
          </table:table-cell>
          <table:table-cell office:value-type="float" office:value="30016700" calcext:value-type="float">
            <text:p>30016700</text:p>
          </table:table-cell>
        </table:table-row>
        <table:table-row table:style-name="ro1">
          <table:table-cell office:value-type="string" calcext:value-type="string">
            <text:p>2006-05-09</text:p>
          </table:table-cell>
          <table:table-cell office:value-type="float" office:value="132.419998" calcext:value-type="float">
            <text:p>132.419998</text:p>
          </table:table-cell>
          <table:table-cell office:value-type="float" office:value="132.770004" calcext:value-type="float">
            <text:p>132.770004</text:p>
          </table:table-cell>
          <table:table-cell office:value-type="float" office:value="132.309998" calcext:value-type="float">
            <text:p>132.309998</text:p>
          </table:table-cell>
          <table:table-cell office:value-type="float" office:value="132.619995" calcext:value-type="float">
            <text:p>132.619995</text:p>
          </table:table-cell>
          <table:table-cell office:value-type="float" office:value="96.868019" calcext:value-type="float">
            <text:p>96.868019</text:p>
          </table:table-cell>
          <table:table-cell office:value-type="float" office:value="29864000" calcext:value-type="float">
            <text:p>29864000</text:p>
          </table:table-cell>
        </table:table-row>
        <table:table-row table:style-name="ro1">
          <table:table-cell office:value-type="string" calcext:value-type="string">
            <text:p>2006-05-10</text:p>
          </table:table-cell>
          <table:table-cell office:value-type="float" office:value="132.410004" calcext:value-type="float">
            <text:p>132.410004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1.889999" calcext:value-type="float">
            <text:p>131.889999</text:p>
          </table:table-cell>
          <table:table-cell office:value-type="float" office:value="132.550003" calcext:value-type="float">
            <text:p>132.550003</text:p>
          </table:table-cell>
          <table:table-cell office:value-type="float" office:value="96.816917" calcext:value-type="float">
            <text:p>96.816917</text:p>
          </table:table-cell>
          <table:table-cell office:value-type="float" office:value="64378200" calcext:value-type="float">
            <text:p>64378200</text:p>
          </table:table-cell>
        </table:table-row>
        <table:table-row table:style-name="ro1">
          <table:table-cell office:value-type="string" calcext:value-type="string">
            <text:p>2006-05-11</text:p>
          </table:table-cell>
          <table:table-cell office:value-type="float" office:value="132.509995" calcext:value-type="float">
            <text:p>132.509995</text:p>
          </table:table-cell>
          <table:table-cell office:value-type="float" office:value="132.550003" calcext:value-type="float">
            <text:p>132.550003</text:p>
          </table:table-cell>
          <table:table-cell office:value-type="float" office:value="130.520004" calcext:value-type="float">
            <text:p>130.520004</text:p>
          </table:table-cell>
          <table:table-cell office:value-type="float" office:value="130.949997" calcext:value-type="float">
            <text:p>130.949997</text:p>
          </table:table-cell>
          <table:table-cell office:value-type="float" office:value="95.648232" calcext:value-type="float">
            <text:p>95.648232</text:p>
          </table:table-cell>
          <table:table-cell office:value-type="float" office:value="80626900" calcext:value-type="float">
            <text:p>80626900</text:p>
          </table:table-cell>
        </table:table-row>
        <table:table-row table:style-name="ro1">
          <table:table-cell office:value-type="string" calcext:value-type="string">
            <text:p>2006-05-12</text:p>
          </table:table-cell>
          <table:table-cell office:value-type="float" office:value="130.360001" calcext:value-type="float">
            <text:p>130.360001</text:p>
          </table:table-cell>
          <table:table-cell office:value-type="float" office:value="130.720001" calcext:value-type="float">
            <text:p>130.720001</text:p>
          </table:table-cell>
          <table:table-cell office:value-type="float" office:value="129.190002" calcext:value-type="float">
            <text:p>129.190002</text:p>
          </table:table-cell>
          <table:table-cell office:value-type="float" office:value="129.240005" calcext:value-type="float">
            <text:p>129.240005</text:p>
          </table:table-cell>
          <table:table-cell office:value-type="float" office:value="94.399231" calcext:value-type="float">
            <text:p>94.399231</text:p>
          </table:table-cell>
          <table:table-cell office:value-type="float" office:value="91726500" calcext:value-type="float">
            <text:p>91726500</text:p>
          </table:table-cell>
        </table:table-row>
        <table:table-row table:style-name="ro1">
          <table:table-cell office:value-type="string" calcext:value-type="string">
            <text:p>2006-05-15</text:p>
          </table:table-cell>
          <table:table-cell office:value-type="float" office:value="128.789993" calcext:value-type="float">
            <text:p>128.789993</text:p>
          </table:table-cell>
          <table:table-cell office:value-type="float" office:value="129.740005" calcext:value-type="float">
            <text:p>129.740005</text:p>
          </table:table-cell>
          <table:table-cell office:value-type="float" office:value="128.610001" calcext:value-type="float">
            <text:p>128.610001</text:p>
          </table:table-cell>
          <table:table-cell office:value-type="float" office:value="129.5" calcext:value-type="float">
            <text:p>129.5</text:p>
          </table:table-cell>
          <table:table-cell office:value-type="float" office:value="94.589142" calcext:value-type="float">
            <text:p>94.589142</text:p>
          </table:table-cell>
          <table:table-cell office:value-type="float" office:value="84029300" calcext:value-type="float">
            <text:p>84029300</text:p>
          </table:table-cell>
        </table:table-row>
        <table:table-row table:style-name="ro1">
          <table:table-cell office:value-type="string" calcext:value-type="string">
            <text:p>2006-05-16</text:p>
          </table:table-cell>
          <table:table-cell office:value-type="float" office:value="129.759995" calcext:value-type="float">
            <text:p>129.759995</text:p>
          </table:table-cell>
          <table:table-cell office:value-type="float" office:value="130" calcext:value-type="float">
            <text:p>130</text:p>
          </table:table-cell>
          <table:table-cell office:value-type="float" office:value="129.009995" calcext:value-type="float">
            <text:p>129.009995</text:p>
          </table:table-cell>
          <table:table-cell office:value-type="float" office:value="129.309998" calcext:value-type="float">
            <text:p>129.309998</text:p>
          </table:table-cell>
          <table:table-cell office:value-type="float" office:value="94.450333" calcext:value-type="float">
            <text:p>94.450333</text:p>
          </table:table-cell>
          <table:table-cell office:value-type="float" office:value="62137600" calcext:value-type="float">
            <text:p>62137600</text:p>
          </table:table-cell>
        </table:table-row>
        <table:table-row table:style-name="ro1">
          <table:table-cell office:value-type="string" calcext:value-type="string">
            <text:p>2006-05-17</text:p>
          </table:table-cell>
          <table:table-cell office:value-type="float" office:value="128.669998" calcext:value-type="float">
            <text:p>128.669998</text:p>
          </table:table-cell>
          <table:table-cell office:value-type="float" office:value="129.100006" calcext:value-type="float">
            <text:p>129.100006</text:p>
          </table:table-cell>
          <table:table-cell office:value-type="float" office:value="126.769997" calcext:value-type="float">
            <text:p>126.769997</text:p>
          </table:table-cell>
          <table:table-cell office:value-type="float" office:value="126.849998" calcext:value-type="float">
            <text:p>126.849998</text:p>
          </table:table-cell>
          <table:table-cell office:value-type="float" office:value="92.653511" calcext:value-type="float">
            <text:p>92.653511</text:p>
          </table:table-cell>
          <table:table-cell office:value-type="float" office:value="144789500" calcext:value-type="float">
            <text:p>144789500</text:p>
          </table:table-cell>
        </table:table-row>
        <table:table-row table:style-name="ro1">
          <table:table-cell office:value-type="string" calcext:value-type="string">
            <text:p>2006-05-18</text:p>
          </table:table-cell>
          <table:table-cell office:value-type="float" office:value="127.349998" calcext:value-type="float">
            <text:p>127.349998</text:p>
          </table:table-cell>
          <table:table-cell office:value-type="float" office:value="127.75" calcext:value-type="float">
            <text:p>127.75</text:p>
          </table:table-cell>
          <table:table-cell office:value-type="float" office:value="126.110001" calcext:value-type="float">
            <text:p>126.110001</text:p>
          </table:table-cell>
          <table:table-cell office:value-type="float" office:value="126.209999" calcext:value-type="float">
            <text:p>126.209999</text:p>
          </table:table-cell>
          <table:table-cell office:value-type="float" office:value="92.186081" calcext:value-type="float">
            <text:p>92.186081</text:p>
          </table:table-cell>
          <table:table-cell office:value-type="float" office:value="87906300" calcext:value-type="float">
            <text:p>87906300</text:p>
          </table:table-cell>
        </table:table-row>
        <table:table-row table:style-name="ro1">
          <table:table-cell office:value-type="string" calcext:value-type="string">
            <text:p>2006-05-19</text:p>
          </table:table-cell>
          <table:table-cell office:value-type="float" office:value="126.870003" calcext:value-type="float">
            <text:p>126.870003</text:p>
          </table:table-cell>
          <table:table-cell office:value-type="float" office:value="127.489998" calcext:value-type="float">
            <text:p>127.489998</text:p>
          </table:table-cell>
          <table:table-cell office:value-type="float" office:value="125.800003" calcext:value-type="float">
            <text:p>125.800003</text:p>
          </table:table-cell>
          <table:table-cell office:value-type="float" office:value="127.099998" calcext:value-type="float">
            <text:p>127.099998</text:p>
          </table:table-cell>
          <table:table-cell office:value-type="float" office:value="92.836121" calcext:value-type="float">
            <text:p>92.836121</text:p>
          </table:table-cell>
          <table:table-cell office:value-type="float" office:value="124309400" calcext:value-type="float">
            <text:p>124309400</text:p>
          </table:table-cell>
        </table:table-row>
        <table:table-row table:style-name="ro1">
          <table:table-cell office:value-type="string" calcext:value-type="string">
            <text:p>2006-05-22</text:p>
          </table:table-cell>
          <table:table-cell office:value-type="float" office:value="126.279999" calcext:value-type="float">
            <text:p>126.279999</text:p>
          </table:table-cell>
          <table:table-cell office:value-type="float" office:value="127.169998" calcext:value-type="float">
            <text:p>127.169998</text:p>
          </table:table-cell>
          <table:table-cell office:value-type="float" office:value="125.5" calcext:value-type="float">
            <text:p>125.5</text:p>
          </table:table-cell>
          <table:table-cell office:value-type="float" office:value="126.129997" calcext:value-type="float">
            <text:p>126.129997</text:p>
          </table:table-cell>
          <table:table-cell office:value-type="float" office:value="92.127632" calcext:value-type="float">
            <text:p>92.127632</text:p>
          </table:table-cell>
          <table:table-cell office:value-type="float" office:value="110852800" calcext:value-type="float">
            <text:p>110852800</text:p>
          </table:table-cell>
        </table:table-row>
        <table:table-row table:style-name="ro1">
          <table:table-cell office:value-type="string" calcext:value-type="string">
            <text:p>2006-05-23</text:p>
          </table:table-cell>
          <table:table-cell office:value-type="float" office:value="127.18" calcext:value-type="float">
            <text:p>127.18</text:p>
          </table:table-cell>
          <table:table-cell office:value-type="float" office:value="127.629997" calcext:value-type="float">
            <text:p>127.629997</text:p>
          </table:table-cell>
          <table:table-cell table:number-columns-repeated="2" office:value-type="float" office:value="125.169998" calcext:value-type="float">
            <text:p>125.169998</text:p>
          </table:table-cell>
          <table:table-cell office:value-type="float" office:value="91.426437" calcext:value-type="float">
            <text:p>91.426437</text:p>
          </table:table-cell>
          <table:table-cell office:value-type="float" office:value="92006500" calcext:value-type="float">
            <text:p>92006500</text:p>
          </table:table-cell>
        </table:table-row>
        <table:table-row table:style-name="ro1">
          <table:table-cell office:value-type="string" calcext:value-type="string">
            <text:p>2006-05-24</text:p>
          </table:table-cell>
          <table:table-cell office:value-type="float" office:value="125.68" calcext:value-type="float">
            <text:p>125.68</text:p>
          </table:table-cell>
          <table:table-cell office:value-type="float" office:value="126.889999" calcext:value-type="float">
            <text:p>126.889999</text:p>
          </table:table-cell>
          <table:table-cell office:value-type="float" office:value="124.760002" calcext:value-type="float">
            <text:p>124.760002</text:p>
          </table:table-cell>
          <table:table-cell office:value-type="float" office:value="126.169998" calcext:value-type="float">
            <text:p>126.169998</text:p>
          </table:table-cell>
          <table:table-cell office:value-type="float" office:value="92.156815" calcext:value-type="float">
            <text:p>92.156815</text:p>
          </table:table-cell>
          <table:table-cell office:value-type="float" office:value="168405000" calcext:value-type="float">
            <text:p>168405000</text:p>
          </table:table-cell>
        </table:table-row>
        <table:table-row table:style-name="ro1">
          <table:table-cell office:value-type="string" calcext:value-type="string">
            <text:p>2006-05-25</text:p>
          </table:table-cell>
          <table:table-cell office:value-type="float" office:value="126.919998" calcext:value-type="float">
            <text:p>126.919998</text:p>
          </table:table-cell>
          <table:table-cell office:value-type="float" office:value="127.730003" calcext:value-type="float">
            <text:p>127.730003</text:p>
          </table:table-cell>
          <table:table-cell office:value-type="float" office:value="126.43" calcext:value-type="float">
            <text:p>126.43</text:p>
          </table:table-cell>
          <table:table-cell office:value-type="float" office:value="127.730003" calcext:value-type="float">
            <text:p>127.730003</text:p>
          </table:table-cell>
          <table:table-cell office:value-type="float" office:value="93.296272" calcext:value-type="float">
            <text:p>93.296272</text:p>
          </table:table-cell>
          <table:table-cell office:value-type="float" office:value="78977900" calcext:value-type="float">
            <text:p>78977900</text:p>
          </table:table-cell>
        </table:table-row>
        <table:table-row table:style-name="ro1">
          <table:table-cell office:value-type="string" calcext:value-type="string">
            <text:p>2006-05-26</text:p>
          </table:table-cell>
          <table:table-cell office:value-type="float" office:value="128.009995" calcext:value-type="float">
            <text:p>128.009995</text:p>
          </table:table-cell>
          <table:table-cell office:value-type="float" office:value="128.380005" calcext:value-type="float">
            <text:p>128.380005</text:p>
          </table:table-cell>
          <table:table-cell office:value-type="float" office:value="127.510002" calcext:value-type="float">
            <text:p>127.510002</text:p>
          </table:table-cell>
          <table:table-cell office:value-type="float" office:value="128.380005" calcext:value-type="float">
            <text:p>128.380005</text:p>
          </table:table-cell>
          <table:table-cell office:value-type="float" office:value="93.771065" calcext:value-type="float">
            <text:p>93.771065</text:p>
          </table:table-cell>
          <table:table-cell office:value-type="float" office:value="62989700" calcext:value-type="float">
            <text:p>62989700</text:p>
          </table:table-cell>
        </table:table-row>
        <table:table-row table:style-name="ro1">
          <table:table-cell office:value-type="string" calcext:value-type="string">
            <text:p>2006-05-30</text:p>
          </table:table-cell>
          <table:table-cell office:value-type="float" office:value="127.970001" calcext:value-type="float">
            <text:p>127.970001</text:p>
          </table:table-cell>
          <table:table-cell office:value-type="float" office:value="128" calcext:value-type="float">
            <text:p>128</text:p>
          </table:table-cell>
          <table:table-cell office:value-type="float" office:value="126.050003" calcext:value-type="float">
            <text:p>126.050003</text:p>
          </table:table-cell>
          <table:table-cell office:value-type="float" office:value="126.099998" calcext:value-type="float">
            <text:p>126.099998</text:p>
          </table:table-cell>
          <table:table-cell office:value-type="float" office:value="92.105682" calcext:value-type="float">
            <text:p>92.105682</text:p>
          </table:table-cell>
          <table:table-cell office:value-type="float" office:value="72419900" calcext:value-type="float">
            <text:p>72419900</text:p>
          </table:table-cell>
        </table:table-row>
        <table:table-row table:style-name="ro1">
          <table:table-cell office:value-type="string" calcext:value-type="string">
            <text:p>2006-05-31</text:p>
          </table:table-cell>
          <table:table-cell office:value-type="float" office:value="126.620003" calcext:value-type="float">
            <text:p>126.620003</text:p>
          </table:table-cell>
          <table:table-cell office:value-type="float" office:value="127.510002" calcext:value-type="float">
            <text:p>127.510002</text:p>
          </table:table-cell>
          <table:table-cell office:value-type="float" office:value="126.199997" calcext:value-type="float">
            <text:p>126.199997</text:p>
          </table:table-cell>
          <table:table-cell office:value-type="float" office:value="127.510002" calcext:value-type="float">
            <text:p>127.510002</text:p>
          </table:table-cell>
          <table:table-cell office:value-type="float" office:value="93.135582" calcext:value-type="float">
            <text:p>93.135582</text:p>
          </table:table-cell>
          <table:table-cell office:value-type="float" office:value="86926200" calcext:value-type="float">
            <text:p>86926200</text:p>
          </table:table-cell>
        </table:table-row>
        <table:table-row table:style-name="ro1">
          <table:table-cell office:value-type="string" calcext:value-type="string">
            <text:p>2006-06-01</text:p>
          </table:table-cell>
          <table:table-cell office:value-type="float" office:value="127.379997" calcext:value-type="float">
            <text:p>127.379997</text:p>
          </table:table-cell>
          <table:table-cell office:value-type="float" office:value="128.940002" calcext:value-type="float">
            <text:p>128.940002</text:p>
          </table:table-cell>
          <table:table-cell office:value-type="float" office:value="127.269997" calcext:value-type="float">
            <text:p>127.269997</text:p>
          </table:table-cell>
          <table:table-cell office:value-type="float" office:value="128.729996" calcext:value-type="float">
            <text:p>128.729996</text:p>
          </table:table-cell>
          <table:table-cell office:value-type="float" office:value="94.026711" calcext:value-type="float">
            <text:p>94.026711</text:p>
          </table:table-cell>
          <table:table-cell office:value-type="float" office:value="73721700" calcext:value-type="float">
            <text:p>73721700</text:p>
          </table:table-cell>
        </table:table-row>
        <table:table-row table:style-name="ro1">
          <table:table-cell office:value-type="string" calcext:value-type="string">
            <text:p>2006-06-02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9.429993" calcext:value-type="float">
            <text:p>129.429993</text:p>
          </table:table-cell>
          <table:table-cell office:value-type="float" office:value="128.320007" calcext:value-type="float">
            <text:p>128.320007</text:p>
          </table:table-cell>
          <table:table-cell office:value-type="float" office:value="129" calcext:value-type="float">
            <text:p>129</text:p>
          </table:table-cell>
          <table:table-cell office:value-type="float" office:value="94.22393" calcext:value-type="float">
            <text:p>94.22393</text:p>
          </table:table-cell>
          <table:table-cell office:value-type="float" office:value="91702600" calcext:value-type="float">
            <text:p>91702600</text:p>
          </table:table-cell>
        </table:table-row>
        <table:table-row table:style-name="ro1">
          <table:table-cell office:value-type="string" calcext:value-type="string">
            <text:p>2006-06-05</text:p>
          </table:table-cell>
          <table:table-cell office:value-type="float" office:value="128.850006" calcext:value-type="float">
            <text:p>128.850006</text:p>
          </table:table-cell>
          <table:table-cell office:value-type="float" office:value="128.860001" calcext:value-type="float">
            <text:p>128.860001</text:p>
          </table:table-cell>
          <table:table-cell office:value-type="float" office:value="126.769997" calcext:value-type="float">
            <text:p>126.769997</text:p>
          </table:table-cell>
          <table:table-cell office:value-type="float" office:value="127.120003" calcext:value-type="float">
            <text:p>127.120003</text:p>
          </table:table-cell>
          <table:table-cell office:value-type="float" office:value="92.850723" calcext:value-type="float">
            <text:p>92.850723</text:p>
          </table:table-cell>
          <table:table-cell office:value-type="float" office:value="86105100" calcext:value-type="float">
            <text:p>86105100</text:p>
          </table:table-cell>
        </table:table-row>
        <table:table-row table:style-name="ro1">
          <table:table-cell office:value-type="string" calcext:value-type="string">
            <text:p>2006-06-06</text:p>
          </table:table-cell>
          <table:table-cell office:value-type="float" office:value="127.209999" calcext:value-type="float">
            <text:p>127.209999</text:p>
          </table:table-cell>
          <table:table-cell office:value-type="float" office:value="127.379997" calcext:value-type="float">
            <text:p>127.379997</text:p>
          </table:table-cell>
          <table:table-cell office:value-type="float" office:value="125.760002" calcext:value-type="float">
            <text:p>125.760002</text:p>
          </table:table-cell>
          <table:table-cell office:value-type="float" office:value="126.809998" calcext:value-type="float">
            <text:p>126.809998</text:p>
          </table:table-cell>
          <table:table-cell office:value-type="float" office:value="92.624275" calcext:value-type="float">
            <text:p>92.624275</text:p>
          </table:table-cell>
          <table:table-cell office:value-type="float" office:value="130498600" calcext:value-type="float">
            <text:p>130498600</text:p>
          </table:table-cell>
        </table:table-row>
        <table:table-row table:style-name="ro1">
          <table:table-cell office:value-type="string" calcext:value-type="string">
            <text:p>2006-06-07</text:p>
          </table:table-cell>
          <table:table-cell office:value-type="float" office:value="126.910004" calcext:value-type="float">
            <text:p>126.910004</text:p>
          </table:table-cell>
          <table:table-cell office:value-type="float" office:value="127.650002" calcext:value-type="float">
            <text:p>127.650002</text:p>
          </table:table-cell>
          <table:table-cell office:value-type="float" office:value="125.790001" calcext:value-type="float">
            <text:p>125.790001</text:p>
          </table:table-cell>
          <table:table-cell office:value-type="float" office:value="125.860001" calcext:value-type="float">
            <text:p>125.860001</text:p>
          </table:table-cell>
          <table:table-cell office:value-type="float" office:value="91.93045" calcext:value-type="float">
            <text:p>91.93045</text:p>
          </table:table-cell>
          <table:table-cell office:value-type="float" office:value="108599400" calcext:value-type="float">
            <text:p>108599400</text:p>
          </table:table-cell>
        </table:table-row>
        <table:table-row table:style-name="ro1">
          <table:table-cell office:value-type="string" calcext:value-type="string">
            <text:p>2006-06-08</text:p>
          </table:table-cell>
          <table:table-cell office:value-type="float" office:value="125.580002" calcext:value-type="float">
            <text:p>125.580002</text:p>
          </table:table-cell>
          <table:table-cell office:value-type="float" office:value="126.5" calcext:value-type="float">
            <text:p>126.5</text:p>
          </table:table-cell>
          <table:table-cell office:value-type="float" office:value="123.870003" calcext:value-type="float">
            <text:p>123.870003</text:p>
          </table:table-cell>
          <table:table-cell office:value-type="float" office:value="125.75" calcext:value-type="float">
            <text:p>125.75</text:p>
          </table:table-cell>
          <table:table-cell office:value-type="float" office:value="91.850052" calcext:value-type="float">
            <text:p>91.850052</text:p>
          </table:table-cell>
          <table:table-cell office:value-type="float" office:value="204957200" calcext:value-type="float">
            <text:p>204957200</text:p>
          </table:table-cell>
        </table:table-row>
        <table:table-row table:style-name="ro1">
          <table:table-cell office:value-type="string" calcext:value-type="string">
            <text:p>2006-06-09</text:p>
          </table:table-cell>
          <table:table-cell office:value-type="float" office:value="126.360001" calcext:value-type="float">
            <text:p>126.360001</text:p>
          </table:table-cell>
          <table:table-cell office:value-type="float" office:value="126.959999" calcext:value-type="float">
            <text:p>126.959999</text:p>
          </table:table-cell>
          <table:table-cell office:value-type="float" office:value="125.290001" calcext:value-type="float">
            <text:p>125.290001</text:p>
          </table:table-cell>
          <table:table-cell office:value-type="float" office:value="125.349998" calcext:value-type="float">
            <text:p>125.349998</text:p>
          </table:table-cell>
          <table:table-cell office:value-type="float" office:value="91.557877" calcext:value-type="float">
            <text:p>91.557877</text:p>
          </table:table-cell>
          <table:table-cell office:value-type="float" office:value="94972200" calcext:value-type="float">
            <text:p>94972200</text:p>
          </table:table-cell>
        </table:table-row>
        <table:table-row table:style-name="ro1">
          <table:table-cell office:value-type="string" calcext:value-type="string">
            <text:p>2006-06-12</text:p>
          </table:table-cell>
          <table:table-cell office:value-type="float" office:value="125.879997" calcext:value-type="float">
            <text:p>125.879997</text:p>
          </table:table-cell>
          <table:table-cell office:value-type="float" office:value="125.93" calcext:value-type="float">
            <text:p>125.93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989998" calcext:value-type="float">
            <text:p>123.989998</text:p>
          </table:table-cell>
          <table:table-cell office:value-type="float" office:value="90.56456" calcext:value-type="float">
            <text:p>90.56456</text:p>
          </table:table-cell>
          <table:table-cell office:value-type="float" office:value="95815900" calcext:value-type="float">
            <text:p>95815900</text:p>
          </table:table-cell>
        </table:table-row>
        <table:table-row table:style-name="ro1">
          <table:table-cell office:value-type="string" calcext:value-type="string">
            <text:p>2006-06-13</text:p>
          </table:table-cell>
          <table:table-cell office:value-type="float" office:value="123.739998" calcext:value-type="float">
            <text:p>123.739998</text:p>
          </table:table-cell>
          <table:table-cell office:value-type="float" office:value="124.839996" calcext:value-type="float">
            <text:p>124.839996</text:p>
          </table:table-cell>
          <table:table-cell table:number-columns-repeated="2" office:value-type="float" office:value="122.550003" calcext:value-type="float">
            <text:p>122.550003</text:p>
          </table:table-cell>
          <table:table-cell office:value-type="float" office:value="89.512741" calcext:value-type="float">
            <text:p>89.512741</text:p>
          </table:table-cell>
          <table:table-cell office:value-type="float" office:value="185688800" calcext:value-type="float">
            <text:p>185688800</text:p>
          </table:table-cell>
        </table:table-row>
        <table:table-row table:style-name="ro1">
          <table:table-cell office:value-type="string" calcext:value-type="string">
            <text:p>2006-06-14</text:p>
          </table:table-cell>
          <table:table-cell office:value-type="float" office:value="122.839996" calcext:value-type="float">
            <text:p>122.839996</text:p>
          </table:table-cell>
          <table:table-cell office:value-type="float" office:value="123.629997" calcext:value-type="float">
            <text:p>123.629997</text:p>
          </table:table-cell>
          <table:table-cell office:value-type="float" office:value="122.339996" calcext:value-type="float">
            <text:p>122.339996</text:p>
          </table:table-cell>
          <table:table-cell office:value-type="float" office:value="123.5" calcext:value-type="float">
            <text:p>123.5</text:p>
          </table:table-cell>
          <table:table-cell office:value-type="float" office:value="90.206604" calcext:value-type="float">
            <text:p>90.206604</text:p>
          </table:table-cell>
          <table:table-cell office:value-type="float" office:value="163566400" calcext:value-type="float">
            <text:p>163566400</text:p>
          </table:table-cell>
        </table:table-row>
        <table:table-row table:style-name="ro1">
          <table:table-cell office:value-type="string" calcext:value-type="string">
            <text:p>2006-06-15</text:p>
          </table:table-cell>
          <table:table-cell office:value-type="float" office:value="123.949997" calcext:value-type="float">
            <text:p>123.949997</text:p>
          </table:table-cell>
          <table:table-cell office:value-type="float" office:value="126.360001" calcext:value-type="float">
            <text:p>126.360001</text:p>
          </table:table-cell>
          <table:table-cell office:value-type="float" office:value="123.860001" calcext:value-type="float">
            <text:p>123.860001</text:p>
          </table:table-cell>
          <table:table-cell office:value-type="float" office:value="126.120003" calcext:value-type="float">
            <text:p>126.120003</text:p>
          </table:table-cell>
          <table:table-cell office:value-type="float" office:value="92.120308" calcext:value-type="float">
            <text:p>92.120308</text:p>
          </table:table-cell>
          <table:table-cell office:value-type="float" office:value="134057000" calcext:value-type="float">
            <text:p>134057000</text:p>
          </table:table-cell>
        </table:table-row>
        <table:table-row table:style-name="ro1">
          <table:table-cell office:value-type="string" calcext:value-type="string">
            <text:p>2006-06-16</text:p>
          </table:table-cell>
          <table:table-cell office:value-type="float" office:value="125.290001" calcext:value-type="float">
            <text:p>125.290001</text:p>
          </table:table-cell>
          <table:table-cell office:value-type="float" office:value="125.559998" calcext:value-type="float">
            <text:p>125.559998</text:p>
          </table:table-cell>
          <table:table-cell office:value-type="float" office:value="124.459999" calcext:value-type="float">
            <text:p>124.459999</text:p>
          </table:table-cell>
          <table:table-cell office:value-type="float" office:value="124.650002" calcext:value-type="float">
            <text:p>124.650002</text:p>
          </table:table-cell>
          <table:table-cell office:value-type="float" office:value="91.449028" calcext:value-type="float">
            <text:p>91.449028</text:p>
          </table:table-cell>
          <table:table-cell office:value-type="float" office:value="94253500" calcext:value-type="float">
            <text:p>94253500</text:p>
          </table:table-cell>
        </table:table-row>
        <table:table-row table:style-name="ro1">
          <table:table-cell office:value-type="string" calcext:value-type="string">
            <text:p>2006-06-19</text:p>
          </table:table-cell>
          <table:table-cell office:value-type="float" office:value="125.400002" calcext:value-type="float">
            <text:p>125.400002</text:p>
          </table:table-cell>
          <table:table-cell office:value-type="float" office:value="125.480003" calcext:value-type="float">
            <text:p>125.480003</text:p>
          </table:table-cell>
          <table:table-cell office:value-type="float" office:value="123.550003" calcext:value-type="float">
            <text:p>123.550003</text:p>
          </table:table-cell>
          <table:table-cell office:value-type="float" office:value="123.669998" calcext:value-type="float">
            <text:p>123.669998</text:p>
          </table:table-cell>
          <table:table-cell office:value-type="float" office:value="90.730057" calcext:value-type="float">
            <text:p>90.730057</text:p>
          </table:table-cell>
          <table:table-cell office:value-type="float" office:value="95804400" calcext:value-type="float">
            <text:p>95804400</text:p>
          </table:table-cell>
        </table:table-row>
        <table:table-row table:style-name="ro1">
          <table:table-cell office:value-type="string" calcext:value-type="string">
            <text:p>2006-06-20</text:p>
          </table:table-cell>
          <table:table-cell office:value-type="float" office:value="124.010002" calcext:value-type="float">
            <text:p>124.010002</text:p>
          </table:table-cell>
          <table:table-cell office:value-type="float" office:value="124.809998" calcext:value-type="float">
            <text:p>124.809998</text:p>
          </table:table-cell>
          <table:table-cell office:value-type="float" office:value="123.720001" calcext:value-type="float">
            <text:p>123.720001</text:p>
          </table:table-cell>
          <table:table-cell office:value-type="float" office:value="124.089996" calcext:value-type="float">
            <text:p>124.089996</text:p>
          </table:table-cell>
          <table:table-cell office:value-type="float" office:value="91.038177" calcext:value-type="float">
            <text:p>91.038177</text:p>
          </table:table-cell>
          <table:table-cell office:value-type="float" office:value="65494700" calcext:value-type="float">
            <text:p>65494700</text:p>
          </table:table-cell>
        </table:table-row>
        <table:table-row table:style-name="ro1">
          <table:table-cell office:value-type="string" calcext:value-type="string">
            <text:p>2006-06-21</text:p>
          </table:table-cell>
          <table:table-cell office:value-type="float" office:value="124" calcext:value-type="float">
            <text:p>124</text:p>
          </table:table-cell>
          <table:table-cell office:value-type="float" office:value="125.699997" calcext:value-type="float">
            <text:p>125.699997</text:p>
          </table:table-cell>
          <table:table-cell office:value-type="float" office:value="123.959999" calcext:value-type="float">
            <text:p>123.959999</text:p>
          </table:table-cell>
          <table:table-cell office:value-type="float" office:value="125.010002" calcext:value-type="float">
            <text:p>125.010002</text:p>
          </table:table-cell>
          <table:table-cell office:value-type="float" office:value="91.713173" calcext:value-type="float">
            <text:p>91.713173</text:p>
          </table:table-cell>
          <table:table-cell office:value-type="float" office:value="75008200" calcext:value-type="float">
            <text:p>75008200</text:p>
          </table:table-cell>
        </table:table-row>
        <table:table-row table:style-name="ro1">
          <table:table-cell office:value-type="string" calcext:value-type="string">
            <text:p>2006-06-22</text:p>
          </table:table-cell>
          <table:table-cell office:value-type="float" office:value="124.949997" calcext:value-type="float">
            <text:p>124.949997</text:p>
          </table:table-cell>
          <table:table-cell office:value-type="float" office:value="125.059998" calcext:value-type="float">
            <text:p>125.059998</text:p>
          </table:table-cell>
          <table:table-cell office:value-type="float" office:value="124.040001" calcext:value-type="float">
            <text:p>124.040001</text:p>
          </table:table-cell>
          <table:table-cell office:value-type="float" office:value="124.459999" calcext:value-type="float">
            <text:p>124.459999</text:p>
          </table:table-cell>
          <table:table-cell office:value-type="float" office:value="91.309639" calcext:value-type="float">
            <text:p>91.309639</text:p>
          </table:table-cell>
          <table:table-cell office:value-type="float" office:value="74566100" calcext:value-type="float">
            <text:p>74566100</text:p>
          </table:table-cell>
        </table:table-row>
        <table:table-row table:style-name="ro1">
          <table:table-cell office:value-type="string" calcext:value-type="string">
            <text:p>2006-06-23</text:p>
          </table:table-cell>
          <table:table-cell office:value-type="float" office:value="124.330002" calcext:value-type="float">
            <text:p>124.330002</text:p>
          </table:table-cell>
          <table:table-cell office:value-type="float" office:value="125.300003" calcext:value-type="float">
            <text:p>125.300003</text:p>
          </table:table-cell>
          <table:table-cell office:value-type="float" office:value="124.029999" calcext:value-type="float">
            <text:p>124.029999</text:p>
          </table:table-cell>
          <table:table-cell office:value-type="float" office:value="124.440002" calcext:value-type="float">
            <text:p>124.440002</text:p>
          </table:table-cell>
          <table:table-cell office:value-type="float" office:value="91.294975" calcext:value-type="float">
            <text:p>91.294975</text:p>
          </table:table-cell>
          <table:table-cell office:value-type="float" office:value="54107000" calcext:value-type="float">
            <text:p>54107000</text:p>
          </table:table-cell>
        </table:table-row>
        <table:table-row table:style-name="ro1">
          <table:table-cell office:value-type="string" calcext:value-type="string">
            <text:p>2006-06-26</text:p>
          </table:table-cell>
          <table:table-cell office:value-type="float" office:value="124.540001" calcext:value-type="float">
            <text:p>124.540001</text:p>
          </table:table-cell>
          <table:table-cell office:value-type="float" office:value="125.059998" calcext:value-type="float">
            <text:p>125.059998</text:p>
          </table:table-cell>
          <table:table-cell office:value-type="float" office:value="124.25" calcext:value-type="float">
            <text:p>124.25</text:p>
          </table:table-cell>
          <table:table-cell office:value-type="float" office:value="124.989998" calcext:value-type="float">
            <text:p>124.989998</text:p>
          </table:table-cell>
          <table:table-cell office:value-type="float" office:value="91.698479" calcext:value-type="float">
            <text:p>91.698479</text:p>
          </table:table-cell>
          <table:table-cell office:value-type="float" office:value="37899600" calcext:value-type="float">
            <text:p>37899600</text:p>
          </table:table-cell>
        </table:table-row>
        <table:table-row table:style-name="ro1">
          <table:table-cell office:value-type="string" calcext:value-type="string">
            <text:p>2006-06-27</text:p>
          </table:table-cell>
          <table:table-cell office:value-type="float" office:value="125.010002" calcext:value-type="float">
            <text:p>125.010002</text:p>
          </table:table-cell>
          <table:table-cell office:value-type="float" office:value="125.290001" calcext:value-type="float">
            <text:p>125.290001</text:p>
          </table:table-cell>
          <table:table-cell office:value-type="float" office:value="123.769997" calcext:value-type="float">
            <text:p>123.769997</text:p>
          </table:table-cell>
          <table:table-cell office:value-type="float" office:value="123.910004" calcext:value-type="float">
            <text:p>123.910004</text:p>
          </table:table-cell>
          <table:table-cell office:value-type="float" office:value="90.906136" calcext:value-type="float">
            <text:p>90.906136</text:p>
          </table:table-cell>
          <table:table-cell office:value-type="float" office:value="69780200" calcext:value-type="float">
            <text:p>69780200</text:p>
          </table:table-cell>
        </table:table-row>
        <table:table-row table:style-name="ro1">
          <table:table-cell office:value-type="string" calcext:value-type="string">
            <text:p>2006-06-28</text:p>
          </table:table-cell>
          <table:table-cell office:value-type="float" office:value="124.190002" calcext:value-type="float">
            <text:p>124.190002</text:p>
          </table:table-cell>
          <table:table-cell office:value-type="float" office:value="124.769997" calcext:value-type="float">
            <text:p>124.769997</text:p>
          </table:table-cell>
          <table:table-cell office:value-type="float" office:value="123.650002" calcext:value-type="float">
            <text:p>123.650002</text:p>
          </table:table-cell>
          <table:table-cell office:value-type="float" office:value="124.75" calcext:value-type="float">
            <text:p>124.75</text:p>
          </table:table-cell>
          <table:table-cell office:value-type="float" office:value="91.522369" calcext:value-type="float">
            <text:p>91.522369</text:p>
          </table:table-cell>
          <table:table-cell office:value-type="float" office:value="62368100" calcext:value-type="float">
            <text:p>62368100</text:p>
          </table:table-cell>
        </table:table-row>
        <table:table-row table:style-name="ro1">
          <table:table-cell office:value-type="string" calcext:value-type="string">
            <text:p>2006-06-29</text:p>
          </table:table-cell>
          <table:table-cell office:value-type="float" office:value="125.199997" calcext:value-type="float">
            <text:p>125.199997</text:p>
          </table:table-cell>
          <table:table-cell office:value-type="float" office:value="127.349998" calcext:value-type="float">
            <text:p>127.349998</text:p>
          </table:table-cell>
          <table:table-cell office:value-type="float" office:value="125.169998" calcext:value-type="float">
            <text:p>125.169998</text:p>
          </table:table-cell>
          <table:table-cell office:value-type="float" office:value="127.269997" calcext:value-type="float">
            <text:p>127.269997</text:p>
          </table:table-cell>
          <table:table-cell office:value-type="float" office:value="93.371178" calcext:value-type="float">
            <text:p>93.371178</text:p>
          </table:table-cell>
          <table:table-cell office:value-type="float" office:value="110634800" calcext:value-type="float">
            <text:p>110634800</text:p>
          </table:table-cell>
        </table:table-row>
        <table:table-row table:style-name="ro1">
          <table:table-cell office:value-type="string" calcext:value-type="string">
            <text:p>2006-06-30</text:p>
          </table:table-cell>
          <table:table-cell office:value-type="float" office:value="127.540001" calcext:value-type="float">
            <text:p>127.540001</text:p>
          </table:table-cell>
          <table:table-cell office:value-type="float" office:value="127.660004" calcext:value-type="float">
            <text:p>127.660004</text:p>
          </table:table-cell>
          <table:table-cell office:value-type="float" office:value="126.959999" calcext:value-type="float">
            <text:p>126.959999</text:p>
          </table:table-cell>
          <table:table-cell office:value-type="float" office:value="127.279999" calcext:value-type="float">
            <text:p>127.279999</text:p>
          </table:table-cell>
          <table:table-cell office:value-type="float" office:value="93.378502" calcext:value-type="float">
            <text:p>93.378502</text:p>
          </table:table-cell>
          <table:table-cell office:value-type="float" office:value="54227800" calcext:value-type="float">
            <text:p>54227800</text:p>
          </table:table-cell>
        </table:table-row>
        <table:table-row table:style-name="ro1">
          <table:table-cell office:value-type="string" calcext:value-type="string">
            <text:p>2006-07-03</text:p>
          </table:table-cell>
          <table:table-cell office:value-type="float" office:value="127.43" calcext:value-type="float">
            <text:p>127.43</text:p>
          </table:table-cell>
          <table:table-cell office:value-type="float" office:value="128.009995" calcext:value-type="float">
            <text:p>128.009995</text:p>
          </table:table-cell>
          <table:table-cell office:value-type="float" office:value="127.309998" calcext:value-type="float">
            <text:p>127.309998</text:p>
          </table:table-cell>
          <table:table-cell office:value-type="float" office:value="127.800003" calcext:value-type="float">
            <text:p>127.800003</text:p>
          </table:table-cell>
          <table:table-cell office:value-type="float" office:value="93.76001" calcext:value-type="float">
            <text:p>93.76001</text:p>
          </table:table-cell>
          <table:table-cell office:value-type="float" office:value="23914000" calcext:value-type="float">
            <text:p>23914000</text:p>
          </table:table-cell>
        </table:table-row>
        <table:table-row table:style-name="ro1">
          <table:table-cell office:value-type="string" calcext:value-type="string">
            <text:p>2006-07-05</text:p>
          </table:table-cell>
          <table:table-cell office:value-type="float" office:value="127.290001" calcext:value-type="float">
            <text:p>127.290001</text:p>
          </table:table-cell>
          <table:table-cell office:value-type="float" office:value="127.449997" calcext:value-type="float">
            <text:p>127.449997</text:p>
          </table:table-cell>
          <table:table-cell office:value-type="float" office:value="126.519997" calcext:value-type="float">
            <text:p>126.519997</text:p>
          </table:table-cell>
          <table:table-cell office:value-type="float" office:value="127.07" calcext:value-type="float">
            <text:p>127.07</text:p>
          </table:table-cell>
          <table:table-cell office:value-type="float" office:value="93.224449" calcext:value-type="float">
            <text:p>93.224449</text:p>
          </table:table-cell>
          <table:table-cell office:value-type="float" office:value="69653400" calcext:value-type="float">
            <text:p>69653400</text:p>
          </table:table-cell>
        </table:table-row>
        <table:table-row table:style-name="ro1">
          <table:table-cell office:value-type="string" calcext:value-type="string">
            <text:p>2006-07-06</text:p>
          </table:table-cell>
          <table:table-cell office:value-type="float" office:value="127.199997" calcext:value-type="float">
            <text:p>127.199997</text:p>
          </table:table-cell>
          <table:table-cell office:value-type="float" office:value="127.849998" calcext:value-type="float">
            <text:p>127.849998</text:p>
          </table:table-cell>
          <table:table-cell office:value-type="float" office:value="127.080002" calcext:value-type="float">
            <text:p>127.080002</text:p>
          </table:table-cell>
          <table:table-cell office:value-type="float" office:value="127.440002" calcext:value-type="float">
            <text:p>127.440002</text:p>
          </table:table-cell>
          <table:table-cell office:value-type="float" office:value="93.495941" calcext:value-type="float">
            <text:p>93.495941</text:p>
          </table:table-cell>
          <table:table-cell office:value-type="float" office:value="50100300" calcext:value-type="float">
            <text:p>50100300</text:p>
          </table:table-cell>
        </table:table-row>
        <table:table-row table:style-name="ro1">
          <table:table-cell office:value-type="string" calcext:value-type="string">
            <text:p>2006-07-07</text:p>
          </table:table-cell>
          <table:table-cell office:value-type="float" office:value="127.190002" calcext:value-type="float">
            <text:p>127.190002</text:p>
          </table:table-cell>
          <table:table-cell office:value-type="float" office:value="127.559998" calcext:value-type="float">
            <text:p>127.559998</text:p>
          </table:table-cell>
          <table:table-cell office:value-type="float" office:value="126.290001" calcext:value-type="float">
            <text:p>126.290001</text:p>
          </table:table-cell>
          <table:table-cell office:value-type="float" office:value="126.610001" calcext:value-type="float">
            <text:p>126.610001</text:p>
          </table:table-cell>
          <table:table-cell office:value-type="float" office:value="92.886955" calcext:value-type="float">
            <text:p>92.886955</text:p>
          </table:table-cell>
          <table:table-cell office:value-type="float" office:value="81626500" calcext:value-type="float">
            <text:p>81626500</text:p>
          </table:table-cell>
        </table:table-row>
        <table:table-row table:style-name="ro1">
          <table:table-cell office:value-type="string" calcext:value-type="string">
            <text:p>2006-07-10</text:p>
          </table:table-cell>
          <table:table-cell office:value-type="float" office:value="126.940002" calcext:value-type="float">
            <text:p>126.940002</text:p>
          </table:table-cell>
          <table:table-cell office:value-type="float" office:value="127.43" calcext:value-type="float">
            <text:p>127.43</text:p>
          </table:table-cell>
          <table:table-cell office:value-type="float" office:value="126.410004" calcext:value-type="float">
            <text:p>126.410004</text:p>
          </table:table-cell>
          <table:table-cell office:value-type="float" office:value="126.849998" calcext:value-type="float">
            <text:p>126.849998</text:p>
          </table:table-cell>
          <table:table-cell office:value-type="float" office:value="93.063034" calcext:value-type="float">
            <text:p>93.063034</text:p>
          </table:table-cell>
          <table:table-cell office:value-type="float" office:value="60964100" calcext:value-type="float">
            <text:p>60964100</text:p>
          </table:table-cell>
        </table:table-row>
        <table:table-row table:style-name="ro1">
          <table:table-cell office:value-type="string" calcext:value-type="string">
            <text:p>2006-07-11</text:p>
          </table:table-cell>
          <table:table-cell office:value-type="float" office:value="126.610001" calcext:value-type="float">
            <text:p>126.610001</text:p>
          </table:table-cell>
          <table:table-cell office:value-type="float" office:value="127.410004" calcext:value-type="float">
            <text:p>127.410004</text:p>
          </table:table-cell>
          <table:table-cell office:value-type="float" office:value="125.940002" calcext:value-type="float">
            <text:p>125.940002</text:p>
          </table:table-cell>
          <table:table-cell office:value-type="float" office:value="127.410004" calcext:value-type="float">
            <text:p>127.410004</text:p>
          </table:table-cell>
          <table:table-cell office:value-type="float" office:value="93.473885" calcext:value-type="float">
            <text:p>93.473885</text:p>
          </table:table-cell>
          <table:table-cell office:value-type="float" office:value="73640800" calcext:value-type="float">
            <text:p>73640800</text:p>
          </table:table-cell>
        </table:table-row>
        <table:table-row table:style-name="ro1">
          <table:table-cell office:value-type="string" calcext:value-type="string">
            <text:p>2006-07-12</text:p>
          </table:table-cell>
          <table:table-cell office:value-type="float" office:value="127.150002" calcext:value-type="float">
            <text:p>127.150002</text:p>
          </table:table-cell>
          <table:table-cell office:value-type="float" office:value="127.400002" calcext:value-type="float">
            <text:p>127.400002</text:p>
          </table:table-cell>
          <table:table-cell office:value-type="float" office:value="125.720001" calcext:value-type="float">
            <text:p>125.720001</text:p>
          </table:table-cell>
          <table:table-cell office:value-type="float" office:value="126.050003" calcext:value-type="float">
            <text:p>126.050003</text:p>
          </table:table-cell>
          <table:table-cell office:value-type="float" office:value="92.476173" calcext:value-type="float">
            <text:p>92.476173</text:p>
          </table:table-cell>
          <table:table-cell office:value-type="float" office:value="82561300" calcext:value-type="float">
            <text:p>82561300</text:p>
          </table:table-cell>
        </table:table-row>
        <table:table-row table:style-name="ro1">
          <table:table-cell office:value-type="string" calcext:value-type="string">
            <text:p>2006-07-13</text:p>
          </table:table-cell>
          <table:table-cell office:value-type="float" office:value="125.449997" calcext:value-type="float">
            <text:p>125.449997</text:p>
          </table:table-cell>
          <table:table-cell office:value-type="float" office:value="125.68" calcext:value-type="float">
            <text:p>125.6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90.97213" calcext:value-type="float">
            <text:p>90.97213</text:p>
          </table:table-cell>
          <table:table-cell office:value-type="float" office:value="102405700" calcext:value-type="float">
            <text:p>102405700</text:p>
          </table:table-cell>
        </table:table-row>
        <table:table-row table:style-name="ro1">
          <table:table-cell office:value-type="string" calcext:value-type="string">
            <text:p>2006-07-14</text:p>
          </table:table-cell>
          <table:table-cell office:value-type="float" office:value="124.129997" calcext:value-type="float">
            <text:p>124.129997</text:p>
          </table:table-cell>
          <table:table-cell office:value-type="float" office:value="124.260002" calcext:value-type="float">
            <text:p>124.260002</text:p>
          </table:table-cell>
          <table:table-cell office:value-type="float" office:value="122.830002" calcext:value-type="float">
            <text:p>122.830002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90.620003" calcext:value-type="float">
            <text:p>90.620003</text:p>
          </table:table-cell>
          <table:table-cell office:value-type="float" office:value="103242500" calcext:value-type="float">
            <text:p>103242500</text:p>
          </table:table-cell>
        </table:table-row>
        <table:table-row table:style-name="ro1">
          <table:table-cell office:value-type="string" calcext:value-type="string">
            <text:p>2006-07-17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124.099998" calcext:value-type="float">
            <text:p>124.099998</text:p>
          </table:table-cell>
          <table:table-cell office:value-type="float" office:value="123.150002" calcext:value-type="float">
            <text:p>123.150002</text:p>
          </table:table-cell>
          <table:table-cell office:value-type="float" office:value="123.339996" calcext:value-type="float">
            <text:p>123.339996</text:p>
          </table:table-cell>
          <table:table-cell office:value-type="float" office:value="90.487953" calcext:value-type="float">
            <text:p>90.487953</text:p>
          </table:table-cell>
          <table:table-cell office:value-type="float" office:value="81159000" calcext:value-type="float">
            <text:p>81159000</text:p>
          </table:table-cell>
        </table:table-row>
        <table:table-row table:style-name="ro1">
          <table:table-cell office:value-type="string" calcext:value-type="string">
            <text:p>2006-07-18</text:p>
          </table:table-cell>
          <table:table-cell office:value-type="float" office:value="123.709999" calcext:value-type="float">
            <text:p>123.709999</text:p>
          </table:table-cell>
          <table:table-cell office:value-type="float" office:value="124.050003" calcext:value-type="float">
            <text:p>124.050003</text:p>
          </table:table-cell>
          <table:table-cell office:value-type="float" office:value="122.389999" calcext:value-type="float">
            <text:p>122.389999</text:p>
          </table:table-cell>
          <table:table-cell office:value-type="float" office:value="123.970001" calcext:value-type="float">
            <text:p>123.970001</text:p>
          </table:table-cell>
          <table:table-cell office:value-type="float" office:value="90.95015" calcext:value-type="float">
            <text:p>90.95015</text:p>
          </table:table-cell>
          <table:table-cell office:value-type="float" office:value="122771000" calcext:value-type="float">
            <text:p>122771000</text:p>
          </table:table-cell>
        </table:table-row>
        <table:table-row table:style-name="ro1">
          <table:table-cell office:value-type="string" calcext:value-type="string">
            <text:p>2006-07-19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6.260002" calcext:value-type="float">
            <text:p>126.260002</text:p>
          </table:table-cell>
          <table:table-cell office:value-type="float" office:value="123.720001" calcext:value-type="float">
            <text:p>123.720001</text:p>
          </table:table-cell>
          <table:table-cell office:value-type="float" office:value="125.690002" calcext:value-type="float">
            <text:p>125.690002</text:p>
          </table:table-cell>
          <table:table-cell office:value-type="float" office:value="92.212021" calcext:value-type="float">
            <text:p>92.212021</text:p>
          </table:table-cell>
          <table:table-cell office:value-type="float" office:value="133565300" calcext:value-type="float">
            <text:p>133565300</text:p>
          </table:table-cell>
        </table:table-row>
        <table:table-row table:style-name="ro1">
          <table:table-cell office:value-type="string" calcext:value-type="string">
            <text:p>2006-07-20</text:p>
          </table:table-cell>
          <table:table-cell office:value-type="float" office:value="126.120003" calcext:value-type="float">
            <text:p>126.120003</text:p>
          </table:table-cell>
          <table:table-cell office:value-type="float" office:value="126.300003" calcext:value-type="float">
            <text:p>126.300003</text:p>
          </table:table-cell>
          <table:table-cell office:value-type="float" office:value="124.660004" calcext:value-type="float">
            <text:p>124.660004</text:p>
          </table:table-cell>
          <table:table-cell office:value-type="float" office:value="124.830002" calcext:value-type="float">
            <text:p>124.830002</text:p>
          </table:table-cell>
          <table:table-cell office:value-type="float" office:value="91.581108" calcext:value-type="float">
            <text:p>91.581108</text:p>
          </table:table-cell>
          <table:table-cell office:value-type="float" office:value="112259800" calcext:value-type="float">
            <text:p>112259800</text:p>
          </table:table-cell>
        </table:table-row>
        <table:table-row table:style-name="ro1">
          <table:table-cell office:value-type="string" calcext:value-type="string">
            <text:p>2006-07-21</text:p>
          </table:table-cell>
          <table:table-cell office:value-type="float" office:value="125.150002" calcext:value-type="float">
            <text:p>125.150002</text:p>
          </table:table-cell>
          <table:table-cell office:value-type="float" office:value="125.190002" calcext:value-type="float">
            <text:p>125.190002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949997" calcext:value-type="float">
            <text:p>123.949997</text:p>
          </table:table-cell>
          <table:table-cell office:value-type="float" office:value="90.935463" calcext:value-type="float">
            <text:p>90.935463</text:p>
          </table:table-cell>
          <table:table-cell office:value-type="float" office:value="101560000" calcext:value-type="float">
            <text:p>101560000</text:p>
          </table:table-cell>
        </table:table-row>
        <table:table-row table:style-name="ro1">
          <table:table-cell office:value-type="string" calcext:value-type="string">
            <text:p>2006-07-24</text:p>
          </table:table-cell>
          <table:table-cell office:value-type="float" office:value="124.440002" calcext:value-type="float">
            <text:p>124.440002</text:p>
          </table:table-cell>
          <table:table-cell office:value-type="float" office:value="126.32" calcext:value-type="float">
            <text:p>126.32</text:p>
          </table:table-cell>
          <table:table-cell office:value-type="float" office:value="124.440002" calcext:value-type="float">
            <text:p>124.440002</text:p>
          </table:table-cell>
          <table:table-cell office:value-type="float" office:value="126.209999" calcext:value-type="float">
            <text:p>126.209999</text:p>
          </table:table-cell>
          <table:table-cell office:value-type="float" office:value="92.593552" calcext:value-type="float">
            <text:p>92.593552</text:p>
          </table:table-cell>
          <table:table-cell office:value-type="float" office:value="92884000" calcext:value-type="float">
            <text:p>92884000</text:p>
          </table:table-cell>
        </table:table-row>
        <table:table-row table:style-name="ro1">
          <table:table-cell office:value-type="string" calcext:value-type="string">
            <text:p>2006-07-25</text:p>
          </table:table-cell>
          <table:table-cell office:value-type="float" office:value="125.980003" calcext:value-type="float">
            <text:p>125.980003</text:p>
          </table:table-cell>
          <table:table-cell office:value-type="float" office:value="127.300003" calcext:value-type="float">
            <text:p>127.300003</text:p>
          </table:table-cell>
          <table:table-cell office:value-type="float" office:value="125.720001" calcext:value-type="float">
            <text:p>125.720001</text:p>
          </table:table-cell>
          <table:table-cell office:value-type="float" office:value="126.660004" calcext:value-type="float">
            <text:p>126.660004</text:p>
          </table:table-cell>
          <table:table-cell office:value-type="float" office:value="92.923668" calcext:value-type="float">
            <text:p>92.923668</text:p>
          </table:table-cell>
          <table:table-cell office:value-type="float" office:value="95480700" calcext:value-type="float">
            <text:p>95480700</text:p>
          </table:table-cell>
        </table:table-row>
        <table:table-row table:style-name="ro1">
          <table:table-cell office:value-type="string" calcext:value-type="string">
            <text:p>2006-07-26</text:p>
          </table:table-cell>
          <table:table-cell office:value-type="float" office:value="126.589996" calcext:value-type="float">
            <text:p>126.589996</text:p>
          </table:table-cell>
          <table:table-cell office:value-type="float" office:value="127.449997" calcext:value-type="float">
            <text:p>127.449997</text:p>
          </table:table-cell>
          <table:table-cell office:value-type="float" office:value="126.18" calcext:value-type="float">
            <text:p>126.18</text:p>
          </table:table-cell>
          <table:table-cell office:value-type="float" office:value="126.830002" calcext:value-type="float">
            <text:p>126.830002</text:p>
          </table:table-cell>
          <table:table-cell office:value-type="float" office:value="93.04837" calcext:value-type="float">
            <text:p>93.04837</text:p>
          </table:table-cell>
          <table:table-cell office:value-type="float" office:value="84525800" calcext:value-type="float">
            <text:p>84525800</text:p>
          </table:table-cell>
        </table:table-row>
        <table:table-row table:style-name="ro1">
          <table:table-cell office:value-type="string" calcext:value-type="string">
            <text:p>2006-07-27</text:p>
          </table:table-cell>
          <table:table-cell office:value-type="float" office:value="127.379997" calcext:value-type="float">
            <text:p>127.379997</text:p>
          </table:table-cell>
          <table:table-cell office:value-type="float" office:value="127.690002" calcext:value-type="float">
            <text:p>127.690002</text:p>
          </table:table-cell>
          <table:table-cell office:value-type="float" office:value="126.199997" calcext:value-type="float">
            <text:p>126.199997</text:p>
          </table:table-cell>
          <table:table-cell office:value-type="float" office:value="126.709999" calcext:value-type="float">
            <text:p>126.709999</text:p>
          </table:table-cell>
          <table:table-cell office:value-type="float" office:value="92.960342" calcext:value-type="float">
            <text:p>92.960342</text:p>
          </table:table-cell>
          <table:table-cell office:value-type="float" office:value="87257100" calcext:value-type="float">
            <text:p>87257100</text:p>
          </table:table-cell>
        </table:table-row>
        <table:table-row table:style-name="ro1">
          <table:table-cell office:value-type="string" calcext:value-type="string">
            <text:p>2006-07-28</text:p>
          </table:table-cell>
          <table:table-cell office:value-type="float" office:value="127.040001" calcext:value-type="float">
            <text:p>127.040001</text:p>
          </table:table-cell>
          <table:table-cell office:value-type="float" office:value="128.139999" calcext:value-type="float">
            <text:p>128.139999</text:p>
          </table:table-cell>
          <table:table-cell office:value-type="float" office:value="126.860001" calcext:value-type="float">
            <text:p>126.860001</text:p>
          </table:table-cell>
          <table:table-cell office:value-type="float" office:value="127.980003" calcext:value-type="float">
            <text:p>127.980003</text:p>
          </table:table-cell>
          <table:table-cell office:value-type="float" office:value="93.892067" calcext:value-type="float">
            <text:p>93.892067</text:p>
          </table:table-cell>
          <table:table-cell office:value-type="float" office:value="82137000" calcext:value-type="float">
            <text:p>82137000</text:p>
          </table:table-cell>
        </table:table-row>
        <table:table-row table:style-name="ro1">
          <table:table-cell office:value-type="string" calcext:value-type="string">
            <text:p>2006-07-31</text:p>
          </table:table-cell>
          <table:table-cell office:value-type="float" office:value="127.660004" calcext:value-type="float">
            <text:p>127.660004</text:p>
          </table:table-cell>
          <table:table-cell office:value-type="float" office:value="127.959999" calcext:value-type="float">
            <text:p>127.959999</text:p>
          </table:table-cell>
          <table:table-cell office:value-type="float" office:value="127.449997" calcext:value-type="float">
            <text:p>127.449997</text:p>
          </table:table-cell>
          <table:table-cell office:value-type="float" office:value="127.849998" calcext:value-type="float">
            <text:p>127.849998</text:p>
          </table:table-cell>
          <table:table-cell office:value-type="float" office:value="93.796692" calcext:value-type="float">
            <text:p>93.796692</text:p>
          </table:table-cell>
          <table:table-cell office:value-type="float" office:value="49593100" calcext:value-type="float">
            <text:p>49593100</text:p>
          </table:table-cell>
        </table:table-row>
        <table:table-row table:style-name="ro1">
          <table:table-cell office:value-type="string" calcext:value-type="string">
            <text:p>2006-08-01</text:p>
          </table:table-cell>
          <table:table-cell office:value-type="float" office:value="127.339996" calcext:value-type="float">
            <text:p>127.339996</text:p>
          </table:table-cell>
          <table:table-cell office:value-type="float" office:value="127.379997" calcext:value-type="float">
            <text:p>127.379997</text:p>
          </table:table-cell>
          <table:table-cell office:value-type="float" office:value="126.599998" calcext:value-type="float">
            <text:p>126.599998</text:p>
          </table:table-cell>
          <table:table-cell office:value-type="float" office:value="127.220001" calcext:value-type="float">
            <text:p>127.220001</text:p>
          </table:table-cell>
          <table:table-cell office:value-type="float" office:value="93.334496" calcext:value-type="float">
            <text:p>93.334496</text:p>
          </table:table-cell>
          <table:table-cell office:value-type="float" office:value="65225600" calcext:value-type="float">
            <text:p>65225600</text:p>
          </table:table-cell>
        </table:table-row>
        <table:table-row table:style-name="ro1">
          <table:table-cell office:value-type="string" calcext:value-type="string">
            <text:p>2006-08-02</text:p>
          </table:table-cell>
          <table:table-cell office:value-type="float" office:value="127.580002" calcext:value-type="float">
            <text:p>127.580002</text:p>
          </table:table-cell>
          <table:table-cell office:value-type="float" office:value="128.460007" calcext:value-type="float">
            <text:p>128.460007</text:p>
          </table:table-cell>
          <table:table-cell office:value-type="float" office:value="127.550003" calcext:value-type="float">
            <text:p>127.550003</text:p>
          </table:table-cell>
          <table:table-cell office:value-type="float" office:value="128.080002" calcext:value-type="float">
            <text:p>128.080002</text:p>
          </table:table-cell>
          <table:table-cell office:value-type="float" office:value="93.965454" calcext:value-type="float">
            <text:p>93.965454</text:p>
          </table:table-cell>
          <table:table-cell office:value-type="float" office:value="64770900" calcext:value-type="float">
            <text:p>64770900</text:p>
          </table:table-cell>
        </table:table-row>
        <table:table-row table:style-name="ro1">
          <table:table-cell office:value-type="string" calcext:value-type="string">
            <text:p>2006-08-03</text:p>
          </table:table-cell>
          <table:table-cell office:value-type="float" office:value="127.339996" calcext:value-type="float">
            <text:p>127.339996</text:p>
          </table:table-cell>
          <table:table-cell office:value-type="float" office:value="128.550003" calcext:value-type="float">
            <text:p>128.550003</text:p>
          </table:table-cell>
          <table:table-cell office:value-type="float" office:value="127.150002" calcext:value-type="float">
            <text:p>127.150002</text:p>
          </table:table-cell>
          <table:table-cell office:value-type="float" office:value="128.419998" calcext:value-type="float">
            <text:p>128.419998</text:p>
          </table:table-cell>
          <table:table-cell office:value-type="float" office:value="94.214874" calcext:value-type="float">
            <text:p>94.214874</text:p>
          </table:table-cell>
          <table:table-cell office:value-type="float" office:value="63693800" calcext:value-type="float">
            <text:p>63693800</text:p>
          </table:table-cell>
        </table:table-row>
        <table:table-row table:style-name="ro1">
          <table:table-cell office:value-type="string" calcext:value-type="string">
            <text:p>2006-08-04</text:p>
          </table:table-cell>
          <table:table-cell office:value-type="float" office:value="129.080002" calcext:value-type="float">
            <text:p>129.080002</text:p>
          </table:table-cell>
          <table:table-cell office:value-type="float" office:value="129.429993" calcext:value-type="float">
            <text:p>129.429993</text:p>
          </table:table-cell>
          <table:table-cell office:value-type="float" office:value="127.480003" calcext:value-type="float">
            <text:p>127.480003</text:p>
          </table:table-cell>
          <table:table-cell office:value-type="float" office:value="128.199997" calcext:value-type="float">
            <text:p>128.199997</text:p>
          </table:table-cell>
          <table:table-cell office:value-type="float" office:value="94.053497" calcext:value-type="float">
            <text:p>94.053497</text:p>
          </table:table-cell>
          <table:table-cell office:value-type="float" office:value="96294200" calcext:value-type="float">
            <text:p>96294200</text:p>
          </table:table-cell>
        </table:table-row>
        <table:table-row table:style-name="ro1">
          <table:table-cell office:value-type="string" calcext:value-type="string">
            <text:p>2006-08-07</text:p>
          </table:table-cell>
          <table:table-cell office:value-type="float" office:value="127.900002" calcext:value-type="float">
            <text:p>127.900002</text:p>
          </table:table-cell>
          <table:table-cell office:value-type="float" office:value="128.080002" calcext:value-type="float">
            <text:p>128.080002</text:p>
          </table:table-cell>
          <table:table-cell office:value-type="float" office:value="127.400002" calcext:value-type="float">
            <text:p>127.400002</text:p>
          </table:table-cell>
          <table:table-cell office:value-type="float" office:value="127.900002" calcext:value-type="float">
            <text:p>127.900002</text:p>
          </table:table-cell>
          <table:table-cell office:value-type="float" office:value="93.833374" calcext:value-type="float">
            <text:p>93.833374</text:p>
          </table:table-cell>
          <table:table-cell office:value-type="float" office:value="45377300" calcext:value-type="float">
            <text:p>45377300</text:p>
          </table:table-cell>
        </table:table-row>
        <table:table-row table:style-name="ro1">
          <table:table-cell office:value-type="string" calcext:value-type="string">
            <text:p>2006-08-08</text:p>
          </table:table-cell>
          <table:table-cell office:value-type="float" office:value="128.089996" calcext:value-type="float">
            <text:p>128.089996</text:p>
          </table:table-cell>
          <table:table-cell office:value-type="float" office:value="128.460007" calcext:value-type="float">
            <text:p>128.460007</text:p>
          </table:table-cell>
          <table:table-cell office:value-type="float" office:value="126.949997" calcext:value-type="float">
            <text:p>126.949997</text:p>
          </table:table-cell>
          <table:table-cell office:value-type="float" office:value="127.410004" calcext:value-type="float">
            <text:p>127.410004</text:p>
          </table:table-cell>
          <table:table-cell office:value-type="float" office:value="93.473885" calcext:value-type="float">
            <text:p>93.473885</text:p>
          </table:table-cell>
          <table:table-cell office:value-type="float" office:value="90901300" calcext:value-type="float">
            <text:p>90901300</text:p>
          </table:table-cell>
        </table:table-row>
        <table:table-row table:style-name="ro1">
          <table:table-cell office:value-type="string" calcext:value-type="string">
            <text:p>2006-08-09</text:p>
          </table:table-cell>
          <table:table-cell office:value-type="float" office:value="128.179993" calcext:value-type="float">
            <text:p>128.179993</text:p>
          </table:table-cell>
          <table:table-cell office:value-type="float" office:value="128.600006" calcext:value-type="float">
            <text:p>128.600006</text:p>
          </table:table-cell>
          <table:table-cell office:value-type="float" office:value="126.610001" calcext:value-type="float">
            <text:p>126.610001</text:p>
          </table:table-cell>
          <table:table-cell office:value-type="float" office:value="126.980003" calcext:value-type="float">
            <text:p>126.980003</text:p>
          </table:table-cell>
          <table:table-cell office:value-type="float" office:value="93.158409" calcext:value-type="float">
            <text:p>93.158409</text:p>
          </table:table-cell>
          <table:table-cell office:value-type="float" office:value="78910600" calcext:value-type="float">
            <text:p>78910600</text:p>
          </table:table-cell>
        </table:table-row>
        <table:table-row table:style-name="ro1">
          <table:table-cell office:value-type="string" calcext:value-type="string">
            <text:p>2006-08-10</text:p>
          </table:table-cell>
          <table:table-cell office:value-type="float" office:value="126.580002" calcext:value-type="float">
            <text:p>126.580002</text:p>
          </table:table-cell>
          <table:table-cell office:value-type="float" office:value="127.5" calcext:value-type="float">
            <text:p>127.5</text:p>
          </table:table-cell>
          <table:table-cell office:value-type="float" office:value="126.279999" calcext:value-type="float">
            <text:p>126.279999</text:p>
          </table:table-cell>
          <table:table-cell office:value-type="float" office:value="127.370003" calcext:value-type="float">
            <text:p>127.370003</text:p>
          </table:table-cell>
          <table:table-cell office:value-type="float" office:value="93.444565" calcext:value-type="float">
            <text:p>93.444565</text:p>
          </table:table-cell>
          <table:table-cell office:value-type="float" office:value="69322300" calcext:value-type="float">
            <text:p>69322300</text:p>
          </table:table-cell>
        </table:table-row>
        <table:table-row table:style-name="ro1">
          <table:table-cell office:value-type="string" calcext:value-type="string">
            <text:p>2006-08-11</text:p>
          </table:table-cell>
          <table:table-cell office:value-type="float" office:value="127.169998" calcext:value-type="float">
            <text:p>127.169998</text:p>
          </table:table-cell>
          <table:table-cell office:value-type="float" office:value="127.199997" calcext:value-type="float">
            <text:p>127.199997</text:p>
          </table:table-cell>
          <table:table-cell office:value-type="float" office:value="126.389999" calcext:value-type="float">
            <text:p>126.389999</text:p>
          </table:table-cell>
          <table:table-cell office:value-type="float" office:value="127.010002" calcext:value-type="float">
            <text:p>127.010002</text:p>
          </table:table-cell>
          <table:table-cell office:value-type="float" office:value="93.180435" calcext:value-type="float">
            <text:p>93.180435</text:p>
          </table:table-cell>
          <table:table-cell office:value-type="float" office:value="47482200" calcext:value-type="float">
            <text:p>47482200</text:p>
          </table:table-cell>
        </table:table-row>
        <table:table-row table:style-name="ro1">
          <table:table-cell office:value-type="string" calcext:value-type="string">
            <text:p>2006-08-14</text:p>
          </table:table-cell>
          <table:table-cell office:value-type="float" office:value="127.629997" calcext:value-type="float">
            <text:p>127.629997</text:p>
          </table:table-cell>
          <table:table-cell office:value-type="float" office:value="128.160004" calcext:value-type="float">
            <text:p>128.160004</text:p>
          </table:table-cell>
          <table:table-cell office:value-type="float" office:value="126.919998" calcext:value-type="float">
            <text:p>126.919998</text:p>
          </table:table-cell>
          <table:table-cell office:value-type="float" office:value="127.110001" calcext:value-type="float">
            <text:p>127.110001</text:p>
          </table:table-cell>
          <table:table-cell office:value-type="float" office:value="93.253815" calcext:value-type="float">
            <text:p>93.253815</text:p>
          </table:table-cell>
          <table:table-cell office:value-type="float" office:value="57839000" calcext:value-type="float">
            <text:p>57839000</text:p>
          </table:table-cell>
        </table:table-row>
        <table:table-row table:style-name="ro1">
          <table:table-cell office:value-type="string" calcext:value-type="string">
            <text:p>2006-08-15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8.869995" calcext:value-type="float">
            <text:p>128.869995</text:p>
          </table:table-cell>
          <table:table-cell office:value-type="float" office:value="127.900002" calcext:value-type="float">
            <text:p>127.900002</text:p>
          </table:table-cell>
          <table:table-cell office:value-type="float" office:value="128.630005" calcext:value-type="float">
            <text:p>128.630005</text:p>
          </table:table-cell>
          <table:table-cell office:value-type="float" office:value="94.368927" calcext:value-type="float">
            <text:p>94.368927</text:p>
          </table:table-cell>
          <table:table-cell office:value-type="float" office:value="68143000" calcext:value-type="float">
            <text:p>68143000</text:p>
          </table:table-cell>
        </table:table-row>
        <table:table-row table:style-name="ro1">
          <table:table-cell office:value-type="string" calcext:value-type="string">
            <text:p>2006-08-16</text:p>
          </table:table-cell>
          <table:table-cell office:value-type="float" office:value="129.320007" calcext:value-type="float">
            <text:p>129.320007</text:p>
          </table:table-cell>
          <table:table-cell office:value-type="float" office:value="129.889999" calcext:value-type="float">
            <text:p>129.889999</text:p>
          </table:table-cell>
          <table:table-cell office:value-type="float" office:value="129.039993" calcext:value-type="float">
            <text:p>129.039993</text:p>
          </table:table-cell>
          <table:table-cell office:value-type="float" office:value="129.699997" calcext:value-type="float">
            <text:p>129.699997</text:p>
          </table:table-cell>
          <table:table-cell office:value-type="float" office:value="95.153961" calcext:value-type="float">
            <text:p>95.153961</text:p>
          </table:table-cell>
          <table:table-cell office:value-type="float" office:value="71737600" calcext:value-type="float">
            <text:p>71737600</text:p>
          </table:table-cell>
        </table:table-row>
        <table:table-row table:style-name="ro1">
          <table:table-cell office:value-type="string" calcext:value-type="string">
            <text:p>2006-08-17</text:p>
          </table:table-cell>
          <table:table-cell office:value-type="float" office:value="129.580002" calcext:value-type="float">
            <text:p>129.580002</text:p>
          </table:table-cell>
          <table:table-cell office:value-type="float" office:value="130.369995" calcext:value-type="float">
            <text:p>130.369995</text:p>
          </table:table-cell>
          <table:table-cell office:value-type="float" office:value="129.490005" calcext:value-type="float">
            <text:p>129.490005</text:p>
          </table:table-cell>
          <table:table-cell office:value-type="float" office:value="130.029999" calcext:value-type="float">
            <text:p>130.029999</text:p>
          </table:table-cell>
          <table:table-cell office:value-type="float" office:value="95.396034" calcext:value-type="float">
            <text:p>95.396034</text:p>
          </table:table-cell>
          <table:table-cell office:value-type="float" office:value="70992800" calcext:value-type="float">
            <text:p>70992800</text:p>
          </table:table-cell>
        </table:table-row>
        <table:table-row table:style-name="ro1">
          <table:table-cell office:value-type="string" calcext:value-type="string">
            <text:p>2006-08-18</text:p>
          </table:table-cell>
          <table:table-cell office:value-type="float" office:value="130.190002" calcext:value-type="float">
            <text:p>130.190002</text:p>
          </table:table-cell>
          <table:table-cell office:value-type="float" office:value="130.690002" calcext:value-type="float">
            <text:p>130.690002</text:p>
          </table:table-cell>
          <table:table-cell office:value-type="float" office:value="129.589996" calcext:value-type="float">
            <text:p>129.589996</text:p>
          </table:table-cell>
          <table:table-cell office:value-type="float" office:value="130.690002" calcext:value-type="float">
            <text:p>130.690002</text:p>
          </table:table-cell>
          <table:table-cell office:value-type="float" office:value="95.880241" calcext:value-type="float">
            <text:p>95.880241</text:p>
          </table:table-cell>
          <table:table-cell office:value-type="float" office:value="58288400" calcext:value-type="float">
            <text:p>58288400</text:p>
          </table:table-cell>
        </table:table-row>
        <table:table-row table:style-name="ro1">
          <table:table-cell office:value-type="string" calcext:value-type="string">
            <text:p>2006-08-21</text:p>
          </table:table-cell>
          <table:table-cell office:value-type="float" office:value="130.179993" calcext:value-type="float">
            <text:p>130.179993</text:p>
          </table:table-cell>
          <table:table-cell office:value-type="float" office:value="130.279999" calcext:value-type="float">
            <text:p>130.279999</text:p>
          </table:table-cell>
          <table:table-cell office:value-type="float" office:value="129.800003" calcext:value-type="float">
            <text:p>129.800003</text:p>
          </table:table-cell>
          <table:table-cell office:value-type="float" office:value="130.130005" calcext:value-type="float">
            <text:p>130.130005</text:p>
          </table:table-cell>
          <table:table-cell office:value-type="float" office:value="95.469398" calcext:value-type="float">
            <text:p>95.469398</text:p>
          </table:table-cell>
          <table:table-cell office:value-type="float" office:value="42133600" calcext:value-type="float">
            <text:p>42133600</text:p>
          </table:table-cell>
        </table:table-row>
        <table:table-row table:style-name="ro1">
          <table:table-cell office:value-type="string" calcext:value-type="string">
            <text:p>2006-08-22</text:p>
          </table:table-cell>
          <table:table-cell office:value-type="float" office:value="129.990005" calcext:value-type="float">
            <text:p>129.990005</text:p>
          </table:table-cell>
          <table:table-cell office:value-type="float" office:value="130.520004" calcext:value-type="float">
            <text:p>130.520004</text:p>
          </table:table-cell>
          <table:table-cell office:value-type="float" office:value="129.679993" calcext:value-type="float">
            <text:p>129.679993</text:p>
          </table:table-cell>
          <table:table-cell office:value-type="float" office:value="130.119995" calcext:value-type="float">
            <text:p>130.119995</text:p>
          </table:table-cell>
          <table:table-cell office:value-type="float" office:value="95.462067" calcext:value-type="float">
            <text:p>95.462067</text:p>
          </table:table-cell>
          <table:table-cell office:value-type="float" office:value="60839900" calcext:value-type="float">
            <text:p>60839900</text:p>
          </table:table-cell>
        </table:table-row>
        <table:table-row table:style-name="ro1">
          <table:table-cell office:value-type="string" calcext:value-type="string">
            <text:p>2006-08-23</text:p>
          </table:table-cell>
          <table:table-cell office:value-type="float" office:value="130.179993" calcext:value-type="float">
            <text:p>130.179993</text:p>
          </table:table-cell>
          <table:table-cell office:value-type="float" office:value="130.440002" calcext:value-type="float">
            <text:p>130.440002</text:p>
          </table:table-cell>
          <table:table-cell office:value-type="float" office:value="129.190002" calcext:value-type="float">
            <text:p>129.190002</text:p>
          </table:table-cell>
          <table:table-cell office:value-type="float" office:value="129.759995" calcext:value-type="float">
            <text:p>129.759995</text:p>
          </table:table-cell>
          <table:table-cell office:value-type="float" office:value="95.197952" calcext:value-type="float">
            <text:p>95.197952</text:p>
          </table:table-cell>
          <table:table-cell office:value-type="float" office:value="66592100" calcext:value-type="float">
            <text:p>66592100</text:p>
          </table:table-cell>
        </table:table-row>
        <table:table-row table:style-name="ro1">
          <table:table-cell office:value-type="string" calcext:value-type="string">
            <text:p>2006-08-24</text:p>
          </table:table-cell>
          <table:table-cell office:value-type="float" office:value="129.990005" calcext:value-type="float">
            <text:p>129.990005</text:p>
          </table:table-cell>
          <table:table-cell office:value-type="float" office:value="130.100006" calcext:value-type="float">
            <text:p>130.100006</text:p>
          </table:table-cell>
          <table:table-cell office:value-type="float" office:value="129.399994" calcext:value-type="float">
            <text:p>129.399994</text:p>
          </table:table-cell>
          <table:table-cell office:value-type="float" office:value="129.649994" calcext:value-type="float">
            <text:p>129.649994</text:p>
          </table:table-cell>
          <table:table-cell office:value-type="float" office:value="95.117271" calcext:value-type="float">
            <text:p>95.117271</text:p>
          </table:table-cell>
          <table:table-cell office:value-type="float" office:value="57983000" calcext:value-type="float">
            <text:p>57983000</text:p>
          </table:table-cell>
        </table:table-row>
        <table:table-row table:style-name="ro1">
          <table:table-cell office:value-type="string" calcext:value-type="string">
            <text:p>2006-08-25</text:p>
          </table:table-cell>
          <table:table-cell office:value-type="float" office:value="129.639999" calcext:value-type="float">
            <text:p>129.639999</text:p>
          </table:table-cell>
          <table:table-cell office:value-type="float" office:value="130.25" calcext:value-type="float">
            <text:p>130.25</text:p>
          </table:table-cell>
          <table:table-cell office:value-type="float" office:value="129.550003" calcext:value-type="float">
            <text:p>129.550003</text:p>
          </table:table-cell>
          <table:table-cell office:value-type="float" office:value="129.809998" calcext:value-type="float">
            <text:p>129.809998</text:p>
          </table:table-cell>
          <table:table-cell office:value-type="float" office:value="95.234619" calcext:value-type="float">
            <text:p>95.234619</text:p>
          </table:table-cell>
          <table:table-cell office:value-type="float" office:value="41756000" calcext:value-type="float">
            <text:p>41756000</text:p>
          </table:table-cell>
        </table:table-row>
        <table:table-row table:style-name="ro1">
          <table:table-cell office:value-type="string" calcext:value-type="string">
            <text:p>2006-08-28</text:p>
          </table:table-cell>
          <table:table-cell office:value-type="float" office:value="129.649994" calcext:value-type="float">
            <text:p>129.649994</text:p>
          </table:table-cell>
          <table:table-cell office:value-type="float" office:value="130.820007" calcext:value-type="float">
            <text:p>130.820007</text:p>
          </table:table-cell>
          <table:table-cell office:value-type="float" office:value="129.639999" calcext:value-type="float">
            <text:p>129.639999</text:p>
          </table:table-cell>
          <table:table-cell office:value-type="float" office:value="130.429993" calcext:value-type="float">
            <text:p>130.429993</text:p>
          </table:table-cell>
          <table:table-cell office:value-type="float" office:value="95.689507" calcext:value-type="float">
            <text:p>95.689507</text:p>
          </table:table-cell>
          <table:table-cell office:value-type="float" office:value="52681500" calcext:value-type="float">
            <text:p>52681500</text:p>
          </table:table-cell>
        </table:table-row>
        <table:table-row table:style-name="ro1">
          <table:table-cell office:value-type="string" calcext:value-type="string">
            <text:p>2006-08-29</text:p>
          </table:table-cell>
          <table:table-cell office:value-type="float" office:value="130.490005" calcext:value-type="float">
            <text:p>130.490005</text:p>
          </table:table-cell>
          <table:table-cell office:value-type="float" office:value="130.830002" calcext:value-type="float">
            <text:p>130.830002</text:p>
          </table:table-cell>
          <table:table-cell office:value-type="float" office:value="129.809998" calcext:value-type="float">
            <text:p>129.809998</text:p>
          </table:table-cell>
          <table:table-cell office:value-type="float" office:value="130.580002" calcext:value-type="float">
            <text:p>130.580002</text:p>
          </table:table-cell>
          <table:table-cell office:value-type="float" office:value="95.799553" calcext:value-type="float">
            <text:p>95.799553</text:p>
          </table:table-cell>
          <table:table-cell office:value-type="float" office:value="61817800" calcext:value-type="float">
            <text:p>61817800</text:p>
          </table:table-cell>
        </table:table-row>
        <table:table-row table:style-name="ro1">
          <table:table-cell office:value-type="string" calcext:value-type="string">
            <text:p>2006-08-30</text:p>
          </table:table-cell>
          <table:table-cell office:value-type="float" office:value="130.869995" calcext:value-type="float">
            <text:p>130.869995</text:p>
          </table:table-cell>
          <table:table-cell office:value-type="float" office:value="131.039993" calcext:value-type="float">
            <text:p>131.039993</text:p>
          </table:table-cell>
          <table:table-cell office:value-type="float" office:value="130.550003" calcext:value-type="float">
            <text:p>130.550003</text:p>
          </table:table-cell>
          <table:table-cell office:value-type="float" office:value="130.660004" calcext:value-type="float">
            <text:p>130.660004</text:p>
          </table:table-cell>
          <table:table-cell office:value-type="float" office:value="95.858253" calcext:value-type="float">
            <text:p>95.858253</text:p>
          </table:table-cell>
          <table:table-cell office:value-type="float" office:value="50052200" calcext:value-type="float">
            <text:p>50052200</text:p>
          </table:table-cell>
        </table:table-row>
        <table:table-row table:style-name="ro1">
          <table:table-cell office:value-type="string" calcext:value-type="string">
            <text:p>2006-08-31</text:p>
          </table:table-cell>
          <table:table-cell office:value-type="float" office:value="130.850006" calcext:value-type="float">
            <text:p>130.850006</text:p>
          </table:table-cell>
          <table:table-cell office:value-type="float" office:value="130.990005" calcext:value-type="float">
            <text:p>130.990005</text:p>
          </table:table-cell>
          <table:table-cell office:value-type="float" office:value="130.580002" calcext:value-type="float">
            <text:p>130.580002</text:p>
          </table:table-cell>
          <table:table-cell office:value-type="float" office:value="130.639999" calcext:value-type="float">
            <text:p>130.639999</text:p>
          </table:table-cell>
          <table:table-cell office:value-type="float" office:value="95.843567" calcext:value-type="float">
            <text:p>95.843567</text:p>
          </table:table-cell>
          <table:table-cell office:value-type="float" office:value="37510300" calcext:value-type="float">
            <text:p>37510300</text:p>
          </table:table-cell>
        </table:table-row>
        <table:table-row table:style-name="ro1">
          <table:table-cell office:value-type="string" calcext:value-type="string">
            <text:p>2006-09-01</text:p>
          </table:table-cell>
          <table:table-cell office:value-type="float" office:value="131.139999" calcext:value-type="float">
            <text:p>131.139999</text:p>
          </table:table-cell>
          <table:table-cell office:value-type="float" office:value="131.580002" calcext:value-type="float">
            <text:p>131.580002</text:p>
          </table:table-cell>
          <table:table-cell office:value-type="float" office:value="130.839996" calcext:value-type="float">
            <text:p>130.839996</text:p>
          </table:table-cell>
          <table:table-cell office:value-type="float" office:value="131.419998" calcext:value-type="float">
            <text:p>131.419998</text:p>
          </table:table-cell>
          <table:table-cell office:value-type="float" office:value="96.415802" calcext:value-type="float">
            <text:p>96.415802</text:p>
          </table:table-cell>
          <table:table-cell office:value-type="float" office:value="48794500" calcext:value-type="float">
            <text:p>48794500</text:p>
          </table:table-cell>
        </table:table-row>
        <table:table-row table:style-name="ro1">
          <table:table-cell office:value-type="string" calcext:value-type="string">
            <text:p>2006-09-05</text:p>
          </table:table-cell>
          <table:table-cell office:value-type="float" office:value="131.509995" calcext:value-type="float">
            <text:p>131.509995</text:p>
          </table:table-cell>
          <table:table-cell office:value-type="float" office:value="131.850006" calcext:value-type="float">
            <text:p>131.850006</text:p>
          </table:table-cell>
          <table:table-cell office:value-type="float" office:value="131.199997" calcext:value-type="float">
            <text:p>131.199997</text:p>
          </table:table-cell>
          <table:table-cell office:value-type="float" office:value="131.669998" calcext:value-type="float">
            <text:p>131.669998</text:p>
          </table:table-cell>
          <table:table-cell office:value-type="float" office:value="96.599213" calcext:value-type="float">
            <text:p>96.599213</text:p>
          </table:table-cell>
          <table:table-cell office:value-type="float" office:value="52348300" calcext:value-type="float">
            <text:p>52348300</text:p>
          </table:table-cell>
        </table:table-row>
        <table:table-row table:style-name="ro1">
          <table:table-cell office:value-type="string" calcext:value-type="string">
            <text:p>2006-09-06</text:p>
          </table:table-cell>
          <table:table-cell office:value-type="float" office:value="131.110001" calcext:value-type="float">
            <text:p>131.110001</text:p>
          </table:table-cell>
          <table:table-cell office:value-type="float" office:value="131.160004" calcext:value-type="float">
            <text:p>131.160004</text:p>
          </table:table-cell>
          <table:table-cell office:value-type="float" office:value="130.330002" calcext:value-type="float">
            <text:p>130.330002</text:p>
          </table:table-cell>
          <table:table-cell office:value-type="float" office:value="130.509995" calcext:value-type="float">
            <text:p>130.509995</text:p>
          </table:table-cell>
          <table:table-cell office:value-type="float" office:value="95.748207" calcext:value-type="float">
            <text:p>95.748207</text:p>
          </table:table-cell>
          <table:table-cell office:value-type="float" office:value="53795600" calcext:value-type="float">
            <text:p>53795600</text:p>
          </table:table-cell>
        </table:table-row>
        <table:table-row table:style-name="ro1">
          <table:table-cell office:value-type="string" calcext:value-type="string">
            <text:p>2006-09-07</text:p>
          </table:table-cell>
          <table:table-cell office:value-type="float" office:value="130.059998" calcext:value-type="float">
            <text:p>130.059998</text:p>
          </table:table-cell>
          <table:table-cell office:value-type="float" office:value="130.570007" calcext:value-type="float">
            <text:p>130.570007</text:p>
          </table:table-cell>
          <table:table-cell office:value-type="float" office:value="129.350006" calcext:value-type="float">
            <text:p>129.350006</text:p>
          </table:table-cell>
          <table:table-cell office:value-type="float" office:value="129.910004" calcext:value-type="float">
            <text:p>129.910004</text:p>
          </table:table-cell>
          <table:table-cell office:value-type="float" office:value="95.308029" calcext:value-type="float">
            <text:p>95.308029</text:p>
          </table:table-cell>
          <table:table-cell office:value-type="float" office:value="86269400" calcext:value-type="float">
            <text:p>86269400</text:p>
          </table:table-cell>
        </table:table-row>
        <table:table-row table:style-name="ro1">
          <table:table-cell office:value-type="string" calcext:value-type="string">
            <text:p>2006-09-08</text:p>
          </table:table-cell>
          <table:table-cell office:value-type="float" office:value="130.080002" calcext:value-type="float">
            <text:p>130.080002</text:p>
          </table:table-cell>
          <table:table-cell office:value-type="float" office:value="130.460007" calcext:value-type="float">
            <text:p>130.460007</text:p>
          </table:table-cell>
          <table:table-cell office:value-type="float" office:value="129.830002" calcext:value-type="float">
            <text:p>129.830002</text:p>
          </table:table-cell>
          <table:table-cell office:value-type="float" office:value="130.279999" calcext:value-type="float">
            <text:p>130.279999</text:p>
          </table:table-cell>
          <table:table-cell office:value-type="float" office:value="95.579445" calcext:value-type="float">
            <text:p>95.579445</text:p>
          </table:table-cell>
          <table:table-cell office:value-type="float" office:value="45096300" calcext:value-type="float">
            <text:p>45096300</text:p>
          </table:table-cell>
        </table:table-row>
        <table:table-row table:style-name="ro1">
          <table:table-cell office:value-type="string" calcext:value-type="string">
            <text:p>2006-09-11</text:p>
          </table:table-cell>
          <table:table-cell office:value-type="float" office:value="129.860001" calcext:value-type="float">
            <text:p>129.860001</text:p>
          </table:table-cell>
          <table:table-cell office:value-type="float" office:value="130.690002" calcext:value-type="float">
            <text:p>130.690002</text:p>
          </table:table-cell>
          <table:table-cell office:value-type="float" office:value="129.479996" calcext:value-type="float">
            <text:p>129.479996</text:p>
          </table:table-cell>
          <table:table-cell office:value-type="float" office:value="130.410004" calcext:value-type="float">
            <text:p>130.410004</text:p>
          </table:table-cell>
          <table:table-cell office:value-type="float" office:value="95.67482" calcext:value-type="float">
            <text:p>95.67482</text:p>
          </table:table-cell>
          <table:table-cell office:value-type="float" office:value="68496600" calcext:value-type="float">
            <text:p>68496600</text:p>
          </table:table-cell>
        </table:table-row>
        <table:table-row table:style-name="ro1">
          <table:table-cell office:value-type="string" calcext:value-type="string">
            <text:p>2006-09-12</text:p>
          </table:table-cell>
          <table:table-cell office:value-type="float" office:value="130.559998" calcext:value-type="float">
            <text:p>130.559998</text:p>
          </table:table-cell>
          <table:table-cell office:value-type="float" office:value="131.839996" calcext:value-type="float">
            <text:p>131.839996</text:p>
          </table:table-cell>
          <table:table-cell office:value-type="float" office:value="130.369995" calcext:value-type="float">
            <text:p>130.369995</text:p>
          </table:table-cell>
          <table:table-cell office:value-type="float" office:value="131.690002" calcext:value-type="float">
            <text:p>131.690002</text:p>
          </table:table-cell>
          <table:table-cell office:value-type="float" office:value="96.61393" calcext:value-type="float">
            <text:p>96.61393</text:p>
          </table:table-cell>
          <table:table-cell office:value-type="float" office:value="69875600" calcext:value-type="float">
            <text:p>69875600</text:p>
          </table:table-cell>
        </table:table-row>
        <table:table-row table:style-name="ro1">
          <table:table-cell office:value-type="string" calcext:value-type="string">
            <text:p>2006-09-13</text:p>
          </table:table-cell>
          <table:table-cell office:value-type="float" office:value="131.639999" calcext:value-type="float">
            <text:p>131.639999</text:p>
          </table:table-cell>
          <table:table-cell office:value-type="float" office:value="132.449997" calcext:value-type="float">
            <text:p>132.449997</text:p>
          </table:table-cell>
          <table:table-cell office:value-type="float" office:value="131.520004" calcext:value-type="float">
            <text:p>131.520004</text:p>
          </table:table-cell>
          <table:table-cell office:value-type="float" office:value="132.220001" calcext:value-type="float">
            <text:p>132.220001</text:p>
          </table:table-cell>
          <table:table-cell office:value-type="float" office:value="97.002747" calcext:value-type="float">
            <text:p>97.002747</text:p>
          </table:table-cell>
          <table:table-cell office:value-type="float" office:value="62898400" calcext:value-type="float">
            <text:p>62898400</text:p>
          </table:table-cell>
        </table:table-row>
        <table:table-row table:style-name="ro1">
          <table:table-cell office:value-type="string" calcext:value-type="string">
            <text:p>2006-09-14</text:p>
          </table:table-cell>
          <table:table-cell office:value-type="float" office:value="131.960007" calcext:value-type="float">
            <text:p>131.960007</text:p>
          </table:table-cell>
          <table:table-cell office:value-type="float" office:value="132.240005" calcext:value-type="float">
            <text:p>132.240005</text:p>
          </table:table-cell>
          <table:table-cell office:value-type="float" office:value="131.75" calcext:value-type="float">
            <text:p>131.75</text:p>
          </table:table-cell>
          <table:table-cell office:value-type="float" office:value="132.229996" calcext:value-type="float">
            <text:p>132.229996</text:p>
          </table:table-cell>
          <table:table-cell office:value-type="float" office:value="97.010109" calcext:value-type="float">
            <text:p>97.010109</text:p>
          </table:table-cell>
          <table:table-cell office:value-type="float" office:value="57805400" calcext:value-type="float">
            <text:p>57805400</text:p>
          </table:table-cell>
        </table:table-row>
        <table:table-row table:style-name="ro1">
          <table:table-cell office:value-type="string" calcext:value-type="string">
            <text:p>2006-09-15</text:p>
          </table:table-cell>
          <table:table-cell office:value-type="float" office:value="132.309998" calcext:value-type="float">
            <text:p>132.309998</text:p>
          </table:table-cell>
          <table:table-cell office:value-type="float" office:value="132.389999" calcext:value-type="float">
            <text:p>132.389999</text:p>
          </table:table-cell>
          <table:table-cell office:value-type="float" office:value="131.679993" calcext:value-type="float">
            <text:p>131.679993</text:p>
          </table:table-cell>
          <table:table-cell office:value-type="float" office:value="131.960007" calcext:value-type="float">
            <text:p>131.960007</text:p>
          </table:table-cell>
          <table:table-cell office:value-type="float" office:value="97.237762" calcext:value-type="float">
            <text:p>97.237762</text:p>
          </table:table-cell>
          <table:table-cell office:value-type="float" office:value="76703100" calcext:value-type="float">
            <text:p>76703100</text:p>
          </table:table-cell>
        </table:table-row>
        <table:table-row table:style-name="ro1">
          <table:table-cell office:value-type="string" calcext:value-type="string">
            <text:p>2006-09-18</text:p>
          </table:table-cell>
          <table:table-cell office:value-type="float" office:value="131.789993" calcext:value-type="float">
            <text:p>131.789993</text:p>
          </table:table-cell>
          <table:table-cell office:value-type="float" office:value="132.389999" calcext:value-type="float">
            <text:p>132.389999</text:p>
          </table:table-cell>
          <table:table-cell office:value-type="float" office:value="131.649994" calcext:value-type="float">
            <text:p>131.649994</text:p>
          </table:table-cell>
          <table:table-cell office:value-type="float" office:value="132.139999" calcext:value-type="float">
            <text:p>132.139999</text:p>
          </table:table-cell>
          <table:table-cell office:value-type="float" office:value="97.370422" calcext:value-type="float">
            <text:p>97.370422</text:p>
          </table:table-cell>
          <table:table-cell office:value-type="float" office:value="64154100" calcext:value-type="float">
            <text:p>64154100</text:p>
          </table:table-cell>
        </table:table-row>
        <table:table-row table:style-name="ro1">
          <table:table-cell office:value-type="string" calcext:value-type="string">
            <text:p>2006-09-19</text:p>
          </table:table-cell>
          <table:table-cell office:value-type="float" office:value="132.119995" calcext:value-type="float">
            <text:p>132.119995</text:p>
          </table:table-cell>
          <table:table-cell office:value-type="float" office:value="132.130005" calcext:value-type="float">
            <text:p>132.130005</text:p>
          </table:table-cell>
          <table:table-cell office:value-type="float" office:value="131.070007" calcext:value-type="float">
            <text:p>131.070007</text:p>
          </table:table-cell>
          <table:table-cell office:value-type="float" office:value="131.809998" calcext:value-type="float">
            <text:p>131.809998</text:p>
          </table:table-cell>
          <table:table-cell office:value-type="float" office:value="97.127251" calcext:value-type="float">
            <text:p>97.127251</text:p>
          </table:table-cell>
          <table:table-cell office:value-type="float" office:value="92089100" calcext:value-type="float">
            <text:p>92089100</text:p>
          </table:table-cell>
        </table:table-row>
        <table:table-row table:style-name="ro1">
          <table:table-cell office:value-type="string" calcext:value-type="string">
            <text:p>2006-09-20</text:p>
          </table:table-cell>
          <table:table-cell office:value-type="float" office:value="132.25" calcext:value-type="float">
            <text:p>132.25</text:p>
          </table:table-cell>
          <table:table-cell office:value-type="float" office:value="132.770004" calcext:value-type="float">
            <text:p>132.770004</text:p>
          </table:table-cell>
          <table:table-cell office:value-type="float" office:value="132.059998" calcext:value-type="float">
            <text:p>132.059998</text:p>
          </table:table-cell>
          <table:table-cell office:value-type="float" office:value="132.509995" calcext:value-type="float">
            <text:p>132.509995</text:p>
          </table:table-cell>
          <table:table-cell office:value-type="float" office:value="97.643044" calcext:value-type="float">
            <text:p>97.643044</text:p>
          </table:table-cell>
          <table:table-cell office:value-type="float" office:value="75204100" calcext:value-type="float">
            <text:p>75204100</text:p>
          </table:table-cell>
        </table:table-row>
        <table:table-row table:style-name="ro1">
          <table:table-cell office:value-type="string" calcext:value-type="string">
            <text:p>2006-09-21</text:p>
          </table:table-cell>
          <table:table-cell office:value-type="float" office:value="132.610001" calcext:value-type="float">
            <text:p>132.610001</text:p>
          </table:table-cell>
          <table:table-cell office:value-type="float" office:value="132.75" calcext:value-type="float">
            <text:p>132.75</text:p>
          </table:table-cell>
          <table:table-cell office:value-type="float" office:value="131.419998" calcext:value-type="float">
            <text:p>131.419998</text:p>
          </table:table-cell>
          <table:table-cell office:value-type="float" office:value="131.869995" calcext:value-type="float">
            <text:p>131.869995</text:p>
          </table:table-cell>
          <table:table-cell office:value-type="float" office:value="97.171463" calcext:value-type="float">
            <text:p>97.171463</text:p>
          </table:table-cell>
          <table:table-cell office:value-type="float" office:value="88932500" calcext:value-type="float">
            <text:p>88932500</text:p>
          </table:table-cell>
        </table:table-row>
        <table:table-row table:style-name="ro1">
          <table:table-cell office:value-type="string" calcext:value-type="string">
            <text:p>2006-09-22</text:p>
          </table:table-cell>
          <table:table-cell office:value-type="float" office:value="131.669998" calcext:value-type="float">
            <text:p>131.669998</text:p>
          </table:table-cell>
          <table:table-cell office:value-type="float" office:value="131.679993" calcext:value-type="float">
            <text:p>131.679993</text:p>
          </table:table-cell>
          <table:table-cell office:value-type="float" office:value="131" calcext:value-type="float">
            <text:p>131</text:p>
          </table:table-cell>
          <table:table-cell office:value-type="float" office:value="131.470001" calcext:value-type="float">
            <text:p>131.470001</text:p>
          </table:table-cell>
          <table:table-cell office:value-type="float" office:value="96.876686" calcext:value-type="float">
            <text:p>96.876686</text:p>
          </table:table-cell>
          <table:table-cell office:value-type="float" office:value="65966800" calcext:value-type="float">
            <text:p>65966800</text:p>
          </table:table-cell>
        </table:table-row>
        <table:table-row table:style-name="ro1">
          <table:table-cell office:value-type="string" calcext:value-type="string">
            <text:p>2006-09-25</text:p>
          </table:table-cell>
          <table:table-cell office:value-type="float" office:value="131.729996" calcext:value-type="float">
            <text:p>131.729996</text:p>
          </table:table-cell>
          <table:table-cell office:value-type="float" office:value="132.850006" calcext:value-type="float">
            <text:p>132.850006</text:p>
          </table:table-cell>
          <table:table-cell office:value-type="float" office:value="131.050003" calcext:value-type="float">
            <text:p>131.050003</text:p>
          </table:table-cell>
          <table:table-cell office:value-type="float" office:value="132.479996" calcext:value-type="float">
            <text:p>132.479996</text:p>
          </table:table-cell>
          <table:table-cell office:value-type="float" office:value="97.620941" calcext:value-type="float">
            <text:p>97.620941</text:p>
          </table:table-cell>
          <table:table-cell office:value-type="float" office:value="92299100" calcext:value-type="float">
            <text:p>92299100</text:p>
          </table:table-cell>
        </table:table-row>
        <table:table-row table:style-name="ro1">
          <table:table-cell office:value-type="string" calcext:value-type="string">
            <text:p>2006-09-26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600006" calcext:value-type="float">
            <text:p>133.600006</text:p>
          </table:table-cell>
          <table:table-cell office:value-type="float" office:value="132.399994" calcext:value-type="float">
            <text:p>132.399994</text:p>
          </table:table-cell>
          <table:table-cell office:value-type="float" office:value="133.580002" calcext:value-type="float">
            <text:p>133.580002</text:p>
          </table:table-cell>
          <table:table-cell office:value-type="float" office:value="98.431496" calcext:value-type="float">
            <text:p>98.431496</text:p>
          </table:table-cell>
          <table:table-cell office:value-type="float" office:value="73962700" calcext:value-type="float">
            <text:p>73962700</text:p>
          </table:table-cell>
        </table:table-row>
        <table:table-row table:style-name="ro1">
          <table:table-cell office:value-type="string" calcext:value-type="string">
            <text:p>2006-09-27</text:p>
          </table:table-cell>
          <table:table-cell office:value-type="float" office:value="133.490005" calcext:value-type="float">
            <text:p>133.490005</text:p>
          </table:table-cell>
          <table:table-cell office:value-type="float" office:value="133.970001" calcext:value-type="float">
            <text:p>133.970001</text:p>
          </table:table-cell>
          <table:table-cell office:value-type="float" office:value="133.270004" calcext:value-type="float">
            <text:p>133.270004</text:p>
          </table:table-cell>
          <table:table-cell office:value-type="float" office:value="133.740005" calcext:value-type="float">
            <text:p>133.740005</text:p>
          </table:table-cell>
          <table:table-cell office:value-type="float" office:value="98.549408" calcext:value-type="float">
            <text:p>98.549408</text:p>
          </table:table-cell>
          <table:table-cell office:value-type="float" office:value="82432200" calcext:value-type="float">
            <text:p>82432200</text:p>
          </table:table-cell>
        </table:table-row>
        <table:table-row table:style-name="ro1">
          <table:table-cell office:value-type="string" calcext:value-type="string">
            <text:p>2006-09-28</text:p>
          </table:table-cell>
          <table:table-cell office:value-type="float" office:value="133.740005" calcext:value-type="float">
            <text:p>133.740005</text:p>
          </table:table-cell>
          <table:table-cell office:value-type="float" office:value="133.990005" calcext:value-type="float">
            <text:p>133.990005</text:p>
          </table:table-cell>
          <table:table-cell office:value-type="float" office:value="133.279999" calcext:value-type="float">
            <text:p>133.279999</text:p>
          </table:table-cell>
          <table:table-cell office:value-type="float" office:value="133.690002" calcext:value-type="float">
            <text:p>133.690002</text:p>
          </table:table-cell>
          <table:table-cell office:value-type="float" office:value="98.512535" calcext:value-type="float">
            <text:p>98.512535</text:p>
          </table:table-cell>
          <table:table-cell office:value-type="float" office:value="58597500" calcext:value-type="float">
            <text:p>58597500</text:p>
          </table:table-cell>
        </table:table-row>
        <table:table-row table:style-name="ro1">
          <table:table-cell office:value-type="string" calcext:value-type="string">
            <text:p>2006-09-29</text:p>
          </table:table-cell>
          <table:table-cell office:value-type="float" office:value="133.800003" calcext:value-type="float">
            <text:p>133.800003</text:p>
          </table:table-cell>
          <table:table-cell office:value-type="float" office:value="133.940002" calcext:value-type="float">
            <text:p>133.940002</text:p>
          </table:table-cell>
          <table:table-cell office:value-type="float" office:value="133.479996" calcext:value-type="float">
            <text:p>133.479996</text:p>
          </table:table-cell>
          <table:table-cell office:value-type="float" office:value="133.580002" calcext:value-type="float">
            <text:p>133.580002</text:p>
          </table:table-cell>
          <table:table-cell office:value-type="float" office:value="98.431496" calcext:value-type="float">
            <text:p>98.431496</text:p>
          </table:table-cell>
          <table:table-cell office:value-type="float" office:value="47966600" calcext:value-type="float">
            <text:p>47966600</text:p>
          </table:table-cell>
        </table:table-row>
        <table:table-row table:style-name="ro1">
          <table:table-cell office:value-type="string" calcext:value-type="string">
            <text:p>2006-10-02</text:p>
          </table:table-cell>
          <table:table-cell office:value-type="float" office:value="133.539993" calcext:value-type="float">
            <text:p>133.539993</text:p>
          </table:table-cell>
          <table:table-cell office:value-type="float" office:value="133.830002" calcext:value-type="float">
            <text:p>133.830002</text:p>
          </table:table-cell>
          <table:table-cell office:value-type="float" office:value="132.949997" calcext:value-type="float">
            <text:p>132.949997</text:p>
          </table:table-cell>
          <table:table-cell office:value-type="float" office:value="133.080002" calcext:value-type="float">
            <text:p>133.080002</text:p>
          </table:table-cell>
          <table:table-cell office:value-type="float" office:value="98.063057" calcext:value-type="float">
            <text:p>98.063057</text:p>
          </table:table-cell>
          <table:table-cell office:value-type="float" office:value="51687400" calcext:value-type="float">
            <text:p>51687400</text:p>
          </table:table-cell>
        </table:table-row>
        <table:table-row table:style-name="ro1">
          <table:table-cell office:value-type="string" calcext:value-type="string">
            <text:p>2006-10-03</text:p>
          </table:table-cell>
          <table:table-cell office:value-type="float" office:value="132.889999" calcext:value-type="float">
            <text:p>132.889999</text:p>
          </table:table-cell>
          <table:table-cell office:value-type="float" office:value="133.869995" calcext:value-type="float">
            <text:p>133.869995</text:p>
          </table:table-cell>
          <table:table-cell office:value-type="float" office:value="132.649994" calcext:value-type="float">
            <text:p>132.649994</text:p>
          </table:table-cell>
          <table:table-cell office:value-type="float" office:value="133.360001" calcext:value-type="float">
            <text:p>133.360001</text:p>
          </table:table-cell>
          <table:table-cell office:value-type="float" office:value="98.269371" calcext:value-type="float">
            <text:p>98.269371</text:p>
          </table:table-cell>
          <table:table-cell office:value-type="float" office:value="73108100" calcext:value-type="float">
            <text:p>73108100</text:p>
          </table:table-cell>
        </table:table-row>
        <table:table-row table:style-name="ro1">
          <table:table-cell office:value-type="string" calcext:value-type="string">
            <text:p>2006-10-04</text:p>
          </table:table-cell>
          <table:table-cell office:value-type="float" office:value="133.229996" calcext:value-type="float">
            <text:p>133.229996</text:p>
          </table:table-cell>
          <table:table-cell office:value-type="float" office:value="135" calcext:value-type="float">
            <text:p>135</text:p>
          </table:table-cell>
          <table:table-cell office:value-type="float" office:value="133.080002" calcext:value-type="float">
            <text:p>133.080002</text:p>
          </table:table-cell>
          <table:table-cell office:value-type="float" office:value="134.919998" calcext:value-type="float">
            <text:p>134.919998</text:p>
          </table:table-cell>
          <table:table-cell office:value-type="float" office:value="99.418945" calcext:value-type="float">
            <text:p>99.418945</text:p>
          </table:table-cell>
          <table:table-cell office:value-type="float" office:value="80890500" calcext:value-type="float">
            <text:p>80890500</text:p>
          </table:table-cell>
        </table:table-row>
        <table:table-row table:style-name="ro1">
          <table:table-cell office:value-type="string" calcext:value-type="string">
            <text:p>2006-10-05</text:p>
          </table:table-cell>
          <table:table-cell office:value-type="float" office:value="134.919998" calcext:value-type="float">
            <text:p>134.919998</text:p>
          </table:table-cell>
          <table:table-cell office:value-type="float" office:value="135.410004" calcext:value-type="float">
            <text:p>135.410004</text:p>
          </table:table-cell>
          <table:table-cell office:value-type="float" office:value="134.75" calcext:value-type="float">
            <text:p>134.75</text:p>
          </table:table-cell>
          <table:table-cell office:value-type="float" office:value="135.179993" calcext:value-type="float">
            <text:p>135.179993</text:p>
          </table:table-cell>
          <table:table-cell office:value-type="float" office:value="99.610481" calcext:value-type="float">
            <text:p>99.610481</text:p>
          </table:table-cell>
          <table:table-cell office:value-type="float" office:value="60505900" calcext:value-type="float">
            <text:p>60505900</text:p>
          </table:table-cell>
        </table:table-row>
        <table:table-row table:style-name="ro1">
          <table:table-cell office:value-type="string" calcext:value-type="string">
            <text:p>2006-10-06</text:p>
          </table:table-cell>
          <table:table-cell office:value-type="float" office:value="134.949997" calcext:value-type="float">
            <text:p>134.949997</text:p>
          </table:table-cell>
          <table:table-cell office:value-type="float" office:value="135.100006" calcext:value-type="float">
            <text:p>135.100006</text:p>
          </table:table-cell>
          <table:table-cell office:value-type="float" office:value="134.399994" calcext:value-type="float">
            <text:p>134.399994</text:p>
          </table:table-cell>
          <table:table-cell office:value-type="float" office:value="135.009995" calcext:value-type="float">
            <text:p>135.009995</text:p>
          </table:table-cell>
          <table:table-cell office:value-type="float" office:value="99.485229" calcext:value-type="float">
            <text:p>99.485229</text:p>
          </table:table-cell>
          <table:table-cell office:value-type="float" office:value="64983600" calcext:value-type="float">
            <text:p>64983600</text:p>
          </table:table-cell>
        </table:table-row>
        <table:table-row table:style-name="ro1">
          <table:table-cell office:value-type="string" calcext:value-type="string">
            <text:p>2006-10-09</text:p>
          </table:table-cell>
          <table:table-cell office:value-type="float" office:value="134.850006" calcext:value-type="float">
            <text:p>134.850006</text:p>
          </table:table-cell>
          <table:table-cell office:value-type="float" office:value="135.300003" calcext:value-type="float">
            <text:p>135.300003</text:p>
          </table:table-cell>
          <table:table-cell office:value-type="float" office:value="134.639999" calcext:value-type="float">
            <text:p>134.639999</text:p>
          </table:table-cell>
          <table:table-cell office:value-type="float" office:value="135.089996" calcext:value-type="float">
            <text:p>135.089996</text:p>
          </table:table-cell>
          <table:table-cell office:value-type="float" office:value="99.544151" calcext:value-type="float">
            <text:p>99.544151</text:p>
          </table:table-cell>
          <table:table-cell office:value-type="float" office:value="41176800" calcext:value-type="float">
            <text:p>41176800</text:p>
          </table:table-cell>
        </table:table-row>
        <table:table-row table:style-name="ro1">
          <table:table-cell office:value-type="string" calcext:value-type="string">
            <text:p>2006-10-10</text:p>
          </table:table-cell>
          <table:table-cell office:value-type="float" office:value="135.100006" calcext:value-type="float">
            <text:p>135.100006</text:p>
          </table:table-cell>
          <table:table-cell office:value-type="float" office:value="135.449997" calcext:value-type="float">
            <text:p>135.449997</text:p>
          </table:table-cell>
          <table:table-cell office:value-type="float" office:value="134.839996" calcext:value-type="float">
            <text:p>134.839996</text:p>
          </table:table-cell>
          <table:table-cell office:value-type="float" office:value="135.270004" calcext:value-type="float">
            <text:p>135.270004</text:p>
          </table:table-cell>
          <table:table-cell office:value-type="float" office:value="99.676819" calcext:value-type="float">
            <text:p>99.676819</text:p>
          </table:table-cell>
          <table:table-cell office:value-type="float" office:value="56403700" calcext:value-type="float">
            <text:p>56403700</text:p>
          </table:table-cell>
        </table:table-row>
        <table:table-row table:style-name="ro1">
          <table:table-cell office:value-type="string" calcext:value-type="string">
            <text:p>2006-10-11</text:p>
          </table:table-cell>
          <table:table-cell office:value-type="float" office:value="134.839996" calcext:value-type="float">
            <text:p>134.839996</text:p>
          </table:table-cell>
          <table:table-cell office:value-type="float" office:value="135.429993" calcext:value-type="float">
            <text:p>135.429993</text:p>
          </table:table-cell>
          <table:table-cell office:value-type="float" office:value="134.300003" calcext:value-type="float">
            <text:p>134.300003</text:p>
          </table:table-cell>
          <table:table-cell office:value-type="float" office:value="135.110001" calcext:value-type="float">
            <text:p>135.110001</text:p>
          </table:table-cell>
          <table:table-cell office:value-type="float" office:value="99.558884" calcext:value-type="float">
            <text:p>99.558884</text:p>
          </table:table-cell>
          <table:table-cell office:value-type="float" office:value="104071800" calcext:value-type="float">
            <text:p>104071800</text:p>
          </table:table-cell>
        </table:table-row>
        <table:table-row table:style-name="ro1">
          <table:table-cell office:value-type="string" calcext:value-type="string">
            <text:p>2006-10-12</text:p>
          </table:table-cell>
          <table:table-cell office:value-type="float" office:value="135.449997" calcext:value-type="float">
            <text:p>135.449997</text:p>
          </table:table-cell>
          <table:table-cell office:value-type="float" office:value="136.389999" calcext:value-type="float">
            <text:p>136.389999</text:p>
          </table:table-cell>
          <table:table-cell office:value-type="float" office:value="135.399994" calcext:value-type="float">
            <text:p>135.399994</text:p>
          </table:table-cell>
          <table:table-cell office:value-type="float" office:value="136.279999" calcext:value-type="float">
            <text:p>136.279999</text:p>
          </table:table-cell>
          <table:table-cell office:value-type="float" office:value="100.421066" calcext:value-type="float">
            <text:p>100.421066</text:p>
          </table:table-cell>
          <table:table-cell office:value-type="float" office:value="59158600" calcext:value-type="float">
            <text:p>59158600</text:p>
          </table:table-cell>
        </table:table-row>
        <table:table-row table:style-name="ro1">
          <table:table-cell office:value-type="string" calcext:value-type="string">
            <text:p>2006-10-13</text:p>
          </table:table-cell>
          <table:table-cell office:value-type="float" office:value="136.160004" calcext:value-type="float">
            <text:p>136.160004</text:p>
          </table:table-cell>
          <table:table-cell office:value-type="float" office:value="136.710007" calcext:value-type="float">
            <text:p>136.710007</text:p>
          </table:table-cell>
          <table:table-cell office:value-type="float" office:value="136.039993" calcext:value-type="float">
            <text:p>136.039993</text:p>
          </table:table-cell>
          <table:table-cell office:value-type="float" office:value="136.630005" calcext:value-type="float">
            <text:p>136.630005</text:p>
          </table:table-cell>
          <table:table-cell office:value-type="float" office:value="100.678947" calcext:value-type="float">
            <text:p>100.678947</text:p>
          </table:table-cell>
          <table:table-cell office:value-type="float" office:value="53944000" calcext:value-type="float">
            <text:p>53944000</text:p>
          </table:table-cell>
        </table:table-row>
        <table:table-row table:style-name="ro1">
          <table:table-cell office:value-type="string" calcext:value-type="string">
            <text:p>2006-10-16</text:p>
          </table:table-cell>
          <table:table-cell office:value-type="float" office:value="136.520004" calcext:value-type="float">
            <text:p>136.520004</text:p>
          </table:table-cell>
          <table:table-cell office:value-type="float" office:value="137.050003" calcext:value-type="float">
            <text:p>137.050003</text:p>
          </table:table-cell>
          <table:table-cell office:value-type="float" office:value="136.419998" calcext:value-type="float">
            <text:p>136.419998</text:p>
          </table:table-cell>
          <table:table-cell office:value-type="float" office:value="136.839996" calcext:value-type="float">
            <text:p>136.839996</text:p>
          </table:table-cell>
          <table:table-cell office:value-type="float" office:value="100.833733" calcext:value-type="float">
            <text:p>100.833733</text:p>
          </table:table-cell>
          <table:table-cell office:value-type="float" office:value="42273000" calcext:value-type="float">
            <text:p>42273000</text:p>
          </table:table-cell>
        </table:table-row>
        <table:table-row table:style-name="ro1">
          <table:table-cell office:value-type="string" calcext:value-type="string">
            <text:p>2006-10-17</text:p>
          </table:table-cell>
          <table:table-cell office:value-type="float" office:value="136.470001" calcext:value-type="float">
            <text:p>136.470001</text:p>
          </table:table-cell>
          <table:table-cell office:value-type="float" office:value="136.699997" calcext:value-type="float">
            <text:p>136.699997</text:p>
          </table:table-cell>
          <table:table-cell office:value-type="float" office:value="135.669998" calcext:value-type="float">
            <text:p>135.669998</text:p>
          </table:table-cell>
          <table:table-cell office:value-type="float" office:value="136.410004" calcext:value-type="float">
            <text:p>136.410004</text:p>
          </table:table-cell>
          <table:table-cell office:value-type="float" office:value="100.516861" calcext:value-type="float">
            <text:p>100.516861</text:p>
          </table:table-cell>
          <table:table-cell office:value-type="float" office:value="90500600" calcext:value-type="float">
            <text:p>90500600</text:p>
          </table:table-cell>
        </table:table-row>
        <table:table-row table:style-name="ro1">
          <table:table-cell office:value-type="string" calcext:value-type="string">
            <text:p>2006-10-18</text:p>
          </table:table-cell>
          <table:table-cell office:value-type="float" office:value="137.039993" calcext:value-type="float">
            <text:p>137.039993</text:p>
          </table:table-cell>
          <table:table-cell office:value-type="float" office:value="137.369995" calcext:value-type="float">
            <text:p>137.369995</text:p>
          </table:table-cell>
          <table:table-cell office:value-type="float" office:value="136.100006" calcext:value-type="float">
            <text:p>136.100006</text:p>
          </table:table-cell>
          <table:table-cell office:value-type="float" office:value="136.589996" calcext:value-type="float">
            <text:p>136.589996</text:p>
          </table:table-cell>
          <table:table-cell office:value-type="float" office:value="100.649498" calcext:value-type="float">
            <text:p>100.649498</text:p>
          </table:table-cell>
          <table:table-cell office:value-type="float" office:value="86848600" calcext:value-type="float">
            <text:p>86848600</text:p>
          </table:table-cell>
        </table:table-row>
        <table:table-row table:style-name="ro1">
          <table:table-cell office:value-type="string" calcext:value-type="string">
            <text:p>2006-10-19</text:p>
          </table:table-cell>
          <table:table-cell office:value-type="float" office:value="136.389999" calcext:value-type="float">
            <text:p>136.389999</text:p>
          </table:table-cell>
          <table:table-cell office:value-type="float" office:value="136.880005" calcext:value-type="float">
            <text:p>136.880005</text:p>
          </table:table-cell>
          <table:table-cell office:value-type="float" office:value="136.229996" calcext:value-type="float">
            <text:p>136.229996</text:p>
          </table:table-cell>
          <table:table-cell office:value-type="float" office:value="136.809998" calcext:value-type="float">
            <text:p>136.809998</text:p>
          </table:table-cell>
          <table:table-cell office:value-type="float" office:value="100.811592" calcext:value-type="float">
            <text:p>100.811592</text:p>
          </table:table-cell>
          <table:table-cell office:value-type="float" office:value="64063200" calcext:value-type="float">
            <text:p>64063200</text:p>
          </table:table-cell>
        </table:table-row>
        <table:table-row table:style-name="ro1">
          <table:table-cell office:value-type="string" calcext:value-type="string">
            <text:p>2006-10-20</text:p>
          </table:table-cell>
          <table:table-cell office:value-type="float" office:value="136.839996" calcext:value-type="float">
            <text:p>136.839996</text:p>
          </table:table-cell>
          <table:table-cell office:value-type="float" office:value="136.949997" calcext:value-type="float">
            <text:p>136.949997</text:p>
          </table:table-cell>
          <table:table-cell office:value-type="float" office:value="136.330002" calcext:value-type="float">
            <text:p>136.330002</text:p>
          </table:table-cell>
          <table:table-cell office:value-type="float" office:value="136.839996" calcext:value-type="float">
            <text:p>136.839996</text:p>
          </table:table-cell>
          <table:table-cell office:value-type="float" office:value="100.833733" calcext:value-type="float">
            <text:p>100.833733</text:p>
          </table:table-cell>
          <table:table-cell office:value-type="float" office:value="48094500" calcext:value-type="float">
            <text:p>48094500</text:p>
          </table:table-cell>
        </table:table-row>
        <table:table-row table:style-name="ro1">
          <table:table-cell office:value-type="string" calcext:value-type="string">
            <text:p>2006-10-23</text:p>
          </table:table-cell>
          <table:table-cell office:value-type="float" office:value="136.559998" calcext:value-type="float">
            <text:p>136.559998</text:p>
          </table:table-cell>
          <table:table-cell office:value-type="float" office:value="137.800003" calcext:value-type="float">
            <text:p>137.800003</text:p>
          </table:table-cell>
          <table:table-cell office:value-type="float" office:value="136.389999" calcext:value-type="float">
            <text:p>136.389999</text:p>
          </table:table-cell>
          <table:table-cell office:value-type="float" office:value="137.470001" calcext:value-type="float">
            <text:p>137.470001</text:p>
          </table:table-cell>
          <table:table-cell office:value-type="float" office:value="101.297951" calcext:value-type="float">
            <text:p>101.297951</text:p>
          </table:table-cell>
          <table:table-cell office:value-type="float" office:value="66219900" calcext:value-type="float">
            <text:p>66219900</text:p>
          </table:table-cell>
        </table:table-row>
        <table:table-row table:style-name="ro1">
          <table:table-cell office:value-type="string" calcext:value-type="string">
            <text:p>2006-10-24</text:p>
          </table:table-cell>
          <table:table-cell office:value-type="float" office:value="137.279999" calcext:value-type="float">
            <text:p>137.279999</text:p>
          </table:table-cell>
          <table:table-cell office:value-type="float" office:value="137.929993" calcext:value-type="float">
            <text:p>137.929993</text:p>
          </table:table-cell>
          <table:table-cell office:value-type="float" office:value="137.220001" calcext:value-type="float">
            <text:p>137.220001</text:p>
          </table:table-cell>
          <table:table-cell office:value-type="float" office:value="137.880005" calcext:value-type="float">
            <text:p>137.880005</text:p>
          </table:table-cell>
          <table:table-cell office:value-type="float" office:value="101.600067" calcext:value-type="float">
            <text:p>101.600067</text:p>
          </table:table-cell>
          <table:table-cell office:value-type="float" office:value="53234900" calcext:value-type="float">
            <text:p>53234900</text:p>
          </table:table-cell>
        </table:table-row>
        <table:table-row table:style-name="ro1">
          <table:table-cell office:value-type="string" calcext:value-type="string">
            <text:p>2006-10-25</text:p>
          </table:table-cell>
          <table:table-cell office:value-type="float" office:value="137.740005" calcext:value-type="float">
            <text:p>137.740005</text:p>
          </table:table-cell>
          <table:table-cell office:value-type="float" office:value="138.410004" calcext:value-type="float">
            <text:p>138.410004</text:p>
          </table:table-cell>
          <table:table-cell office:value-type="float" office:value="137.509995" calcext:value-type="float">
            <text:p>137.509995</text:p>
          </table:table-cell>
          <table:table-cell office:value-type="float" office:value="138.350006" calcext:value-type="float">
            <text:p>138.350006</text:p>
          </table:table-cell>
          <table:table-cell office:value-type="float" office:value="101.946419" calcext:value-type="float">
            <text:p>101.946419</text:p>
          </table:table-cell>
          <table:table-cell office:value-type="float" office:value="78105400" calcext:value-type="float">
            <text:p>78105400</text:p>
          </table:table-cell>
        </table:table-row>
        <table:table-row table:style-name="ro1">
          <table:table-cell office:value-type="string" calcext:value-type="string">
            <text:p>2006-10-26</text:p>
          </table:table-cell>
          <table:table-cell office:value-type="float" office:value="138.660004" calcext:value-type="float">
            <text:p>138.660004</text:p>
          </table:table-cell>
          <table:table-cell office:value-type="float" office:value="139" calcext:value-type="float">
            <text:p>139</text:p>
          </table:table-cell>
          <table:table-cell office:value-type="float" office:value="137.979996" calcext:value-type="float">
            <text:p>137.979996</text:p>
          </table:table-cell>
          <table:table-cell office:value-type="float" office:value="138.779999" calcext:value-type="float">
            <text:p>138.779999</text:p>
          </table:table-cell>
          <table:table-cell office:value-type="float" office:value="102.263214" calcext:value-type="float">
            <text:p>102.263214</text:p>
          </table:table-cell>
          <table:table-cell office:value-type="float" office:value="66843700" calcext:value-type="float">
            <text:p>66843700</text:p>
          </table:table-cell>
        </table:table-row>
        <table:table-row table:style-name="ro1">
          <table:table-cell office:value-type="string" calcext:value-type="string">
            <text:p>2006-10-27</text:p>
          </table:table-cell>
          <table:table-cell office:value-type="float" office:value="138.610001" calcext:value-type="float">
            <text:p>138.610001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7.630005" calcext:value-type="float">
            <text:p>137.630005</text:p>
          </table:table-cell>
          <table:table-cell office:value-type="float" office:value="137.910004" calcext:value-type="float">
            <text:p>137.910004</text:p>
          </table:table-cell>
          <table:table-cell office:value-type="float" office:value="101.622162" calcext:value-type="float">
            <text:p>101.622162</text:p>
          </table:table-cell>
          <table:table-cell office:value-type="float" office:value="80238000" calcext:value-type="float">
            <text:p>80238000</text:p>
          </table:table-cell>
        </table:table-row>
        <table:table-row table:style-name="ro1">
          <table:table-cell office:value-type="string" calcext:value-type="string">
            <text:p>2006-10-30</text:p>
          </table:table-cell>
          <table:table-cell office:value-type="float" office:value="137.660004" calcext:value-type="float">
            <text:p>137.660004</text:p>
          </table:table-cell>
          <table:table-cell office:value-type="float" office:value="138.199997" calcext:value-type="float">
            <text:p>138.199997</text:p>
          </table:table-cell>
          <table:table-cell office:value-type="float" office:value="137.399994" calcext:value-type="float">
            <text:p>137.399994</text:p>
          </table:table-cell>
          <table:table-cell office:value-type="float" office:value="137.809998" calcext:value-type="float">
            <text:p>137.809998</text:p>
          </table:table-cell>
          <table:table-cell office:value-type="float" office:value="101.54847" calcext:value-type="float">
            <text:p>101.54847</text:p>
          </table:table-cell>
          <table:table-cell office:value-type="float" office:value="49717800" calcext:value-type="float">
            <text:p>49717800</text:p>
          </table:table-cell>
        </table:table-row>
        <table:table-row table:style-name="ro1">
          <table:table-cell office:value-type="string" calcext:value-type="string">
            <text:p>2006-10-31</text:p>
          </table:table-cell>
          <table:table-cell office:value-type="float" office:value="138.070007" calcext:value-type="float">
            <text:p>138.070007</text:p>
          </table:table-cell>
          <table:table-cell office:value-type="float" office:value="138.259995" calcext:value-type="float">
            <text:p>138.259995</text:p>
          </table:table-cell>
          <table:table-cell office:value-type="float" office:value="137.25" calcext:value-type="float">
            <text:p>137.25</text:p>
          </table:table-cell>
          <table:table-cell office:value-type="float" office:value="137.789993" calcext:value-type="float">
            <text:p>137.789993</text:p>
          </table:table-cell>
          <table:table-cell office:value-type="float" office:value="101.533752" calcext:value-type="float">
            <text:p>101.533752</text:p>
          </table:table-cell>
          <table:table-cell office:value-type="float" office:value="71274100" calcext:value-type="float">
            <text:p>71274100</text:p>
          </table:table-cell>
        </table:table-row>
        <table:table-row table:style-name="ro1">
          <table:table-cell office:value-type="string" calcext:value-type="string">
            <text:p>2006-11-01</text:p>
          </table:table-cell>
          <table:table-cell office:value-type="float" office:value="138.220001" calcext:value-type="float">
            <text:p>138.220001</text:p>
          </table:table-cell>
          <table:table-cell office:value-type="float" office:value="138.309998" calcext:value-type="float">
            <text:p>138.309998</text:p>
          </table:table-cell>
          <table:table-cell office:value-type="float" office:value="136.720001" calcext:value-type="float">
            <text:p>136.720001</text:p>
          </table:table-cell>
          <table:table-cell office:value-type="float" office:value="136.860001" calcext:value-type="float">
            <text:p>136.860001</text:p>
          </table:table-cell>
          <table:table-cell office:value-type="float" office:value="100.848434" calcext:value-type="float">
            <text:p>100.848434</text:p>
          </table:table-cell>
          <table:table-cell office:value-type="float" office:value="83005600" calcext:value-type="float">
            <text:p>83005600</text:p>
          </table:table-cell>
        </table:table-row>
        <table:table-row table:style-name="ro1">
          <table:table-cell office:value-type="string" calcext:value-type="string">
            <text:p>2006-11-02</text:p>
          </table:table-cell>
          <table:table-cell office:value-type="float" office:value="136.509995" calcext:value-type="float">
            <text:p>136.509995</text:p>
          </table:table-cell>
          <table:table-cell office:value-type="float" office:value="137.009995" calcext:value-type="float">
            <text:p>137.009995</text:p>
          </table:table-cell>
          <table:table-cell office:value-type="float" office:value="136.360001" calcext:value-type="float">
            <text:p>136.360001</text:p>
          </table:table-cell>
          <table:table-cell office:value-type="float" office:value="136.779999" calcext:value-type="float">
            <text:p>136.779999</text:p>
          </table:table-cell>
          <table:table-cell office:value-type="float" office:value="100.789528" calcext:value-type="float">
            <text:p>100.789528</text:p>
          </table:table-cell>
          <table:table-cell office:value-type="float" office:value="60693100" calcext:value-type="float">
            <text:p>60693100</text:p>
          </table:table-cell>
        </table:table-row>
        <table:table-row table:style-name="ro1">
          <table:table-cell office:value-type="string" calcext:value-type="string">
            <text:p>2006-11-03</text:p>
          </table:table-cell>
          <table:table-cell office:value-type="float" office:value="137.270004" calcext:value-type="float">
            <text:p>137.270004</text:p>
          </table:table-cell>
          <table:table-cell office:value-type="float" office:value="137.389999" calcext:value-type="float">
            <text:p>137.389999</text:p>
          </table:table-cell>
          <table:table-cell office:value-type="float" office:value="135.619995" calcext:value-type="float">
            <text:p>135.619995</text:p>
          </table:table-cell>
          <table:table-cell office:value-type="float" office:value="136.539993" calcext:value-type="float">
            <text:p>136.539993</text:p>
          </table:table-cell>
          <table:table-cell office:value-type="float" office:value="100.612602" calcext:value-type="float">
            <text:p>100.612602</text:p>
          </table:table-cell>
          <table:table-cell office:value-type="float" office:value="71346400" calcext:value-type="float">
            <text:p>71346400</text:p>
          </table:table-cell>
        </table:table-row>
        <table:table-row table:style-name="ro1">
          <table:table-cell office:value-type="string" calcext:value-type="string">
            <text:p>2006-11-06</text:p>
          </table:table-cell>
          <table:table-cell office:value-type="float" office:value="136.960007" calcext:value-type="float">
            <text:p>136.960007</text:p>
          </table:table-cell>
          <table:table-cell office:value-type="float" office:value="138.279999" calcext:value-type="float">
            <text:p>138.279999</text:p>
          </table:table-cell>
          <table:table-cell office:value-type="float" office:value="136.949997" calcext:value-type="float">
            <text:p>136.949997</text:p>
          </table:table-cell>
          <table:table-cell office:value-type="float" office:value="138.080002" calcext:value-type="float">
            <text:p>138.080002</text:p>
          </table:table-cell>
          <table:table-cell office:value-type="float" office:value="101.747429" calcext:value-type="float">
            <text:p>101.747429</text:p>
          </table:table-cell>
          <table:table-cell office:value-type="float" office:value="63303300" calcext:value-type="float">
            <text:p>63303300</text:p>
          </table:table-cell>
        </table:table-row>
        <table:table-row table:style-name="ro1">
          <table:table-cell office:value-type="string" calcext:value-type="string">
            <text:p>2006-11-07</text:p>
          </table:table-cell>
          <table:table-cell office:value-type="float" office:value="138.199997" calcext:value-type="float">
            <text:p>138.199997</text:p>
          </table:table-cell>
          <table:table-cell office:value-type="float" office:value="138.979996" calcext:value-type="float">
            <text:p>138.979996</text:p>
          </table:table-cell>
          <table:table-cell office:value-type="float" office:value="138" calcext:value-type="float">
            <text:p>138</text:p>
          </table:table-cell>
          <table:table-cell office:value-type="float" office:value="138.610001" calcext:value-type="float">
            <text:p>138.610001</text:p>
          </table:table-cell>
          <table:table-cell office:value-type="float" office:value="102.138" calcext:value-type="float">
            <text:p>102.138</text:p>
          </table:table-cell>
          <table:table-cell office:value-type="float" office:value="63318900" calcext:value-type="float">
            <text:p>63318900</text:p>
          </table:table-cell>
        </table:table-row>
        <table:table-row table:style-name="ro1">
          <table:table-cell office:value-type="string" calcext:value-type="string">
            <text:p>2006-11-08</text:p>
          </table:table-cell>
          <table:table-cell office:value-type="float" office:value="138" calcext:value-type="float">
            <text:p>138</text:p>
          </table:table-cell>
          <table:table-cell office:value-type="float" office:value="139.050003" calcext:value-type="float">
            <text:p>139.050003</text:p>
          </table:table-cell>
          <table:table-cell office:value-type="float" office:value="136.860001" calcext:value-type="float">
            <text:p>136.860001</text:p>
          </table:table-cell>
          <table:table-cell office:value-type="float" office:value="138.910004" calcext:value-type="float">
            <text:p>138.910004</text:p>
          </table:table-cell>
          <table:table-cell office:value-type="float" office:value="102.359024" calcext:value-type="float">
            <text:p>102.359024</text:p>
          </table:table-cell>
          <table:table-cell office:value-type="float" office:value="87517800" calcext:value-type="float">
            <text:p>87517800</text:p>
          </table:table-cell>
        </table:table-row>
        <table:table-row table:style-name="ro1">
          <table:table-cell office:value-type="string" calcext:value-type="string">
            <text:p>2006-11-09</text:p>
          </table:table-cell>
          <table:table-cell office:value-type="float" office:value="139.009995" calcext:value-type="float">
            <text:p>139.009995</text:p>
          </table:table-cell>
          <table:table-cell office:value-type="float" office:value="139.139999" calcext:value-type="float">
            <text:p>139.139999</text:p>
          </table:table-cell>
          <table:table-cell office:value-type="float" office:value="137.899994" calcext:value-type="float">
            <text:p>137.899994</text:p>
          </table:table-cell>
          <table:table-cell office:value-type="float" office:value="138.179993" calcext:value-type="float">
            <text:p>138.179993</text:p>
          </table:table-cell>
          <table:table-cell office:value-type="float" office:value="101.821106" calcext:value-type="float">
            <text:p>101.821106</text:p>
          </table:table-cell>
          <table:table-cell office:value-type="float" office:value="95916300" calcext:value-type="float">
            <text:p>95916300</text:p>
          </table:table-cell>
        </table:table-row>
        <table:table-row table:style-name="ro1">
          <table:table-cell office:value-type="string" calcext:value-type="string">
            <text:p>2006-11-10</text:p>
          </table:table-cell>
          <table:table-cell office:value-type="float" office:value="138.139999" calcext:value-type="float">
            <text:p>138.139999</text:p>
          </table:table-cell>
          <table:table-cell office:value-type="float" office:value="138.339996" calcext:value-type="float">
            <text:p>138.339996</text:p>
          </table:table-cell>
          <table:table-cell office:value-type="float" office:value="137.720001" calcext:value-type="float">
            <text:p>137.720001</text:p>
          </table:table-cell>
          <table:table-cell office:value-type="float" office:value="138.240005" calcext:value-type="float">
            <text:p>138.240005</text:p>
          </table:table-cell>
          <table:table-cell office:value-type="float" office:value="101.865326" calcext:value-type="float">
            <text:p>101.865326</text:p>
          </table:table-cell>
          <table:table-cell office:value-type="float" office:value="48991500" calcext:value-type="float">
            <text:p>48991500</text:p>
          </table:table-cell>
        </table:table-row>
        <table:table-row table:style-name="ro1">
          <table:table-cell office:value-type="string" calcext:value-type="string">
            <text:p>2006-11-13</text:p>
          </table:table-cell>
          <table:table-cell office:value-type="float" office:value="138.179993" calcext:value-type="float">
            <text:p>138.179993</text:p>
          </table:table-cell>
          <table:table-cell office:value-type="float" office:value="139.039993" calcext:value-type="float">
            <text:p>139.039993</text:p>
          </table:table-cell>
          <table:table-cell office:value-type="float" office:value="138.070007" calcext:value-type="float">
            <text:p>138.070007</text:p>
          </table:table-cell>
          <table:table-cell office:value-type="float" office:value="138.580002" calcext:value-type="float">
            <text:p>138.580002</text:p>
          </table:table-cell>
          <table:table-cell office:value-type="float" office:value="102.115891" calcext:value-type="float">
            <text:p>102.115891</text:p>
          </table:table-cell>
          <table:table-cell office:value-type="float" office:value="59398200" calcext:value-type="float">
            <text:p>59398200</text:p>
          </table:table-cell>
        </table:table-row>
        <table:table-row table:style-name="ro1">
          <table:table-cell office:value-type="string" calcext:value-type="string">
            <text:p>2006-11-14</text:p>
          </table:table-cell>
          <table:table-cell office:value-type="float" office:value="138.970001" calcext:value-type="float">
            <text:p>138.970001</text:p>
          </table:table-cell>
          <table:table-cell office:value-type="float" office:value="139.740005" calcext:value-type="float">
            <text:p>139.740005</text:p>
          </table:table-cell>
          <table:table-cell office:value-type="float" office:value="138.119995" calcext:value-type="float">
            <text:p>138.119995</text:p>
          </table:table-cell>
          <table:table-cell office:value-type="float" office:value="139.619995" calcext:value-type="float">
            <text:p>139.619995</text:p>
          </table:table-cell>
          <table:table-cell office:value-type="float" office:value="102.88221" calcext:value-type="float">
            <text:p>102.88221</text:p>
          </table:table-cell>
          <table:table-cell office:value-type="float" office:value="96704000" calcext:value-type="float">
            <text:p>96704000</text:p>
          </table:table-cell>
        </table:table-row>
        <table:table-row table:style-name="ro1">
          <table:table-cell office:value-type="string" calcext:value-type="string">
            <text:p>2006-11-15</text:p>
          </table:table-cell>
          <table:table-cell office:value-type="float" office:value="139.570007" calcext:value-type="float">
            <text:p>139.570007</text:p>
          </table:table-cell>
          <table:table-cell office:value-type="float" office:value="140.449997" calcext:value-type="float">
            <text:p>140.449997</text:p>
          </table:table-cell>
          <table:table-cell office:value-type="float" office:value="139.529999" calcext:value-type="float">
            <text:p>139.529999</text:p>
          </table:table-cell>
          <table:table-cell office:value-type="float" office:value="140.020004" calcext:value-type="float">
            <text:p>140.020004</text:p>
          </table:table-cell>
          <table:table-cell office:value-type="float" office:value="103.176971" calcext:value-type="float">
            <text:p>103.176971</text:p>
          </table:table-cell>
          <table:table-cell office:value-type="float" office:value="76509600" calcext:value-type="float">
            <text:p>76509600</text:p>
          </table:table-cell>
        </table:table-row>
        <table:table-row table:style-name="ro1">
          <table:table-cell office:value-type="string" calcext:value-type="string">
            <text:p>2006-11-16</text:p>
          </table:table-cell>
          <table:table-cell office:value-type="float" office:value="140.440002" calcext:value-type="float">
            <text:p>140.440002</text:p>
          </table:table-cell>
          <table:table-cell office:value-type="float" office:value="140.679993" calcext:value-type="float">
            <text:p>140.679993</text:p>
          </table:table-cell>
          <table:table-cell office:value-type="float" office:value="139.490005" calcext:value-type="float">
            <text:p>139.490005</text:p>
          </table:table-cell>
          <table:table-cell office:value-type="float" office:value="140.380005" calcext:value-type="float">
            <text:p>140.380005</text:p>
          </table:table-cell>
          <table:table-cell office:value-type="float" office:value="103.442223" calcext:value-type="float">
            <text:p>103.442223</text:p>
          </table:table-cell>
          <table:table-cell office:value-type="float" office:value="76728800" calcext:value-type="float">
            <text:p>76728800</text:p>
          </table:table-cell>
        </table:table-row>
        <table:table-row table:style-name="ro1">
          <table:table-cell office:value-type="string" calcext:value-type="string">
            <text:p>2006-11-17</text:p>
          </table:table-cell>
          <table:table-cell office:value-type="float" office:value="139.929993" calcext:value-type="float">
            <text:p>139.929993</text:p>
          </table:table-cell>
          <table:table-cell office:value-type="float" office:value="140.429993" calcext:value-type="float">
            <text:p>140.429993</text:p>
          </table:table-cell>
          <table:table-cell office:value-type="float" office:value="139.729996" calcext:value-type="float">
            <text:p>139.729996</text:p>
          </table:table-cell>
          <table:table-cell office:value-type="float" office:value="140.419998" calcext:value-type="float">
            <text:p>140.419998</text:p>
          </table:table-cell>
          <table:table-cell office:value-type="float" office:value="103.471703" calcext:value-type="float">
            <text:p>103.471703</text:p>
          </table:table-cell>
          <table:table-cell office:value-type="float" office:value="56353800" calcext:value-type="float">
            <text:p>56353800</text:p>
          </table:table-cell>
        </table:table-row>
        <table:table-row table:style-name="ro1">
          <table:table-cell office:value-type="string" calcext:value-type="string">
            <text:p>2006-11-20</text:p>
          </table:table-cell>
          <table:table-cell office:value-type="float" office:value="140.300003" calcext:value-type="float">
            <text:p>140.300003</text:p>
          </table:table-cell>
          <table:table-cell office:value-type="float" office:value="140.740005" calcext:value-type="float">
            <text:p>140.740005</text:p>
          </table:table-cell>
          <table:table-cell office:value-type="float" office:value="139.940002" calcext:value-type="float">
            <text:p>139.940002</text:p>
          </table:table-cell>
          <table:table-cell office:value-type="float" office:value="140.5" calcext:value-type="float">
            <text:p>140.5</text:p>
          </table:table-cell>
          <table:table-cell office:value-type="float" office:value="103.530632" calcext:value-type="float">
            <text:p>103.530632</text:p>
          </table:table-cell>
          <table:table-cell office:value-type="float" office:value="69174200" calcext:value-type="float">
            <text:p>69174200</text:p>
          </table:table-cell>
        </table:table-row>
        <table:table-row table:style-name="ro1">
          <table:table-cell office:value-type="string" calcext:value-type="string">
            <text:p>2006-11-21</text:p>
          </table:table-cell>
          <table:table-cell office:value-type="float" office:value="140.490005" calcext:value-type="float">
            <text:p>140.490005</text:p>
          </table:table-cell>
          <table:table-cell office:value-type="float" office:value="140.669998" calcext:value-type="float">
            <text:p>140.669998</text:p>
          </table:table-cell>
          <table:table-cell office:value-type="float" office:value="140.289993" calcext:value-type="float">
            <text:p>140.289993</text:p>
          </table:table-cell>
          <table:table-cell office:value-type="float" office:value="140.639999" calcext:value-type="float">
            <text:p>140.639999</text:p>
          </table:table-cell>
          <table:table-cell office:value-type="float" office:value="103.633842" calcext:value-type="float">
            <text:p>103.633842</text:p>
          </table:table-cell>
          <table:table-cell office:value-type="float" office:value="51367900" calcext:value-type="float">
            <text:p>51367900</text:p>
          </table:table-cell>
        </table:table-row>
        <table:table-row table:style-name="ro1">
          <table:table-cell office:value-type="string" calcext:value-type="string">
            <text:p>2006-11-22</text:p>
          </table:table-cell>
          <table:table-cell office:value-type="float" office:value="140.75" calcext:value-type="float">
            <text:p>140.75</text:p>
          </table:table-cell>
          <table:table-cell office:value-type="float" office:value="141.160004" calcext:value-type="float">
            <text:p>141.160004</text:p>
          </table:table-cell>
          <table:table-cell office:value-type="float" office:value="140.5" calcext:value-type="float">
            <text:p>140.5</text:p>
          </table:table-cell>
          <table:table-cell office:value-type="float" office:value="140.919998" calcext:value-type="float">
            <text:p>140.919998</text:p>
          </table:table-cell>
          <table:table-cell office:value-type="float" office:value="103.840111" calcext:value-type="float">
            <text:p>103.840111</text:p>
          </table:table-cell>
          <table:table-cell office:value-type="float" office:value="45505300" calcext:value-type="float">
            <text:p>45505300</text:p>
          </table:table-cell>
        </table:table-row>
        <table:table-row table:style-name="ro1">
          <table:table-cell office:value-type="string" calcext:value-type="string">
            <text:p>2006-11-24</text:p>
          </table:table-cell>
          <table:table-cell office:value-type="float" office:value="140.240005" calcext:value-type="float">
            <text:p>140.240005</text:p>
          </table:table-cell>
          <table:table-cell office:value-type="float" office:value="140.839996" calcext:value-type="float">
            <text:p>140.839996</text:p>
          </table:table-cell>
          <table:table-cell office:value-type="float" office:value="140.199997" calcext:value-type="float">
            <text:p>140.199997</text:p>
          </table:table-cell>
          <table:table-cell office:value-type="float" office:value="140.350006" calcext:value-type="float">
            <text:p>140.350006</text:p>
          </table:table-cell>
          <table:table-cell office:value-type="float" office:value="103.420113" calcext:value-type="float">
            <text:p>103.420113</text:p>
          </table:table-cell>
          <table:table-cell office:value-type="float" office:value="30998000" calcext:value-type="float">
            <text:p>30998000</text:p>
          </table:table-cell>
        </table:table-row>
        <table:table-row table:style-name="ro1">
          <table:table-cell office:value-type="string" calcext:value-type="string">
            <text:p>2006-11-27</text:p>
          </table:table-cell>
          <table:table-cell office:value-type="float" office:value="140.279999" calcext:value-type="float">
            <text:p>140.279999</text:p>
          </table:table-cell>
          <table:table-cell office:value-type="float" office:value="140.350006" calcext:value-type="float">
            <text:p>140.350006</text:p>
          </table:table-cell>
          <table:table-cell office:value-type="float" office:value="138.380005" calcext:value-type="float">
            <text:p>138.380005</text:p>
          </table:table-cell>
          <table:table-cell office:value-type="float" office:value="138.419998" calcext:value-type="float">
            <text:p>138.419998</text:p>
          </table:table-cell>
          <table:table-cell office:value-type="float" office:value="101.997971" calcext:value-type="float">
            <text:p>101.997971</text:p>
          </table:table-cell>
          <table:table-cell office:value-type="float" office:value="84545100" calcext:value-type="float">
            <text:p>84545100</text:p>
          </table:table-cell>
        </table:table-row>
        <table:table-row table:style-name="ro1">
          <table:table-cell office:value-type="string" calcext:value-type="string">
            <text:p>2006-11-28</text:p>
          </table:table-cell>
          <table:table-cell office:value-type="float" office:value="138.240005" calcext:value-type="float">
            <text:p>138.240005</text:p>
          </table:table-cell>
          <table:table-cell office:value-type="float" office:value="139.160004" calcext:value-type="float">
            <text:p>139.160004</text:p>
          </table:table-cell>
          <table:table-cell office:value-type="float" office:value="138.110001" calcext:value-type="float">
            <text:p>138.110001</text:p>
          </table:table-cell>
          <table:table-cell office:value-type="float" office:value="139.020004" calcext:value-type="float">
            <text:p>139.020004</text:p>
          </table:table-cell>
          <table:table-cell office:value-type="float" office:value="102.440102" calcext:value-type="float">
            <text:p>102.440102</text:p>
          </table:table-cell>
          <table:table-cell office:value-type="float" office:value="106652900" calcext:value-type="float">
            <text:p>106652900</text:p>
          </table:table-cell>
        </table:table-row>
        <table:table-row table:style-name="ro1">
          <table:table-cell office:value-type="string" calcext:value-type="string">
            <text:p>2006-11-29</text:p>
          </table:table-cell>
          <table:table-cell office:value-type="float" office:value="139.470001" calcext:value-type="float">
            <text:p>139.470001</text:p>
          </table:table-cell>
          <table:table-cell office:value-type="float" office:value="140.529999" calcext:value-type="float">
            <text:p>140.529999</text:p>
          </table:table-cell>
          <table:table-cell office:value-type="float" office:value="139.080002" calcext:value-type="float">
            <text:p>139.080002</text:p>
          </table:table-cell>
          <table:table-cell office:value-type="float" office:value="140.470001" calcext:value-type="float">
            <text:p>140.470001</text:p>
          </table:table-cell>
          <table:table-cell office:value-type="float" office:value="103.50853" calcext:value-type="float">
            <text:p>103.50853</text:p>
          </table:table-cell>
          <table:table-cell office:value-type="float" office:value="90034900" calcext:value-type="float">
            <text:p>90034900</text:p>
          </table:table-cell>
        </table:table-row>
        <table:table-row table:style-name="ro1">
          <table:table-cell office:value-type="string" calcext:value-type="string">
            <text:p>2006-11-30</text:p>
          </table:table-cell>
          <table:table-cell office:value-type="float" office:value="140.440002" calcext:value-type="float">
            <text:p>140.440002</text:p>
          </table:table-cell>
          <table:table-cell office:value-type="float" office:value="141.050003" calcext:value-type="float">
            <text:p>141.050003</text:p>
          </table:table-cell>
          <table:table-cell office:value-type="float" office:value="139.759995" calcext:value-type="float">
            <text:p>139.759995</text:p>
          </table:table-cell>
          <table:table-cell office:value-type="float" office:value="140.529999" calcext:value-type="float">
            <text:p>140.529999</text:p>
          </table:table-cell>
          <table:table-cell office:value-type="float" office:value="103.552765" calcext:value-type="float">
            <text:p>103.552765</text:p>
          </table:table-cell>
          <table:table-cell office:value-type="float" office:value="83994300" calcext:value-type="float">
            <text:p>83994300</text:p>
          </table:table-cell>
        </table:table-row>
        <table:table-row table:style-name="ro1">
          <table:table-cell office:value-type="string" calcext:value-type="string">
            <text:p>2006-12-01</text:p>
          </table:table-cell>
          <table:table-cell office:value-type="float" office:value="140.529999" calcext:value-type="float">
            <text:p>140.529999</text:p>
          </table:table-cell>
          <table:table-cell office:value-type="float" office:value="140.660004" calcext:value-type="float">
            <text:p>140.660004</text:p>
          </table:table-cell>
          <table:table-cell office:value-type="float" office:value="138.970001" calcext:value-type="float">
            <text:p>138.970001</text:p>
          </table:table-cell>
          <table:table-cell office:value-type="float" office:value="140.220001" calcext:value-type="float">
            <text:p>140.220001</text:p>
          </table:table-cell>
          <table:table-cell office:value-type="float" office:value="103.324348" calcext:value-type="float">
            <text:p>103.324348</text:p>
          </table:table-cell>
          <table:table-cell office:value-type="float" office:value="126080000" calcext:value-type="float">
            <text:p>126080000</text:p>
          </table:table-cell>
        </table:table-row>
        <table:table-row table:style-name="ro1">
          <table:table-cell office:value-type="string" calcext:value-type="string">
            <text:p>2006-12-04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1.550003" calcext:value-type="float">
            <text:p>141.550003</text:p>
          </table:table-cell>
          <table:table-cell office:value-type="float" office:value="140.229996" calcext:value-type="float">
            <text:p>140.229996</text:p>
          </table:table-cell>
          <table:table-cell office:value-type="float" office:value="141.289993" calcext:value-type="float">
            <text:p>141.289993</text:p>
          </table:table-cell>
          <table:table-cell office:value-type="float" office:value="104.112785" calcext:value-type="float">
            <text:p>104.112785</text:p>
          </table:table-cell>
          <table:table-cell office:value-type="float" office:value="87813200" calcext:value-type="float">
            <text:p>87813200</text:p>
          </table:table-cell>
        </table:table-row>
        <table:table-row table:style-name="ro1">
          <table:table-cell office:value-type="string" calcext:value-type="string">
            <text:p>2006-12-05</text:p>
          </table:table-cell>
          <table:table-cell office:value-type="float" office:value="141.559998" calcext:value-type="float">
            <text:p>141.559998</text:p>
          </table:table-cell>
          <table:table-cell office:value-type="float" office:value="141.960007" calcext:value-type="float">
            <text:p>141.960007</text:p>
          </table:table-cell>
          <table:table-cell office:value-type="float" office:value="141.259995" calcext:value-type="float">
            <text:p>141.259995</text:p>
          </table:table-cell>
          <table:table-cell office:value-type="float" office:value="141.899994" calcext:value-type="float">
            <text:p>141.899994</text:p>
          </table:table-cell>
          <table:table-cell office:value-type="float" office:value="104.562286" calcext:value-type="float">
            <text:p>104.562286</text:p>
          </table:table-cell>
          <table:table-cell office:value-type="float" office:value="73374400" calcext:value-type="float">
            <text:p>73374400</text:p>
          </table:table-cell>
        </table:table-row>
        <table:table-row table:style-name="ro1">
          <table:table-cell office:value-type="string" calcext:value-type="string">
            <text:p>2006-12-06</text:p>
          </table:table-cell>
          <table:table-cell office:value-type="float" office:value="141.869995" calcext:value-type="float">
            <text:p>141.869995</text:p>
          </table:table-cell>
          <table:table-cell office:value-type="float" office:value="142.070007" calcext:value-type="float">
            <text:p>142.070007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779999" calcext:value-type="float">
            <text:p>141.779999</text:p>
          </table:table-cell>
          <table:table-cell office:value-type="float" office:value="104.473854" calcext:value-type="float">
            <text:p>104.473854</text:p>
          </table:table-cell>
          <table:table-cell office:value-type="float" office:value="53253200" calcext:value-type="float">
            <text:p>53253200</text:p>
          </table:table-cell>
        </table:table-row>
        <table:table-row table:style-name="ro1">
          <table:table-cell office:value-type="string" calcext:value-type="string">
            <text:p>2006-12-07</text:p>
          </table:table-cell>
          <table:table-cell office:value-type="float" office:value="142.029999" calcext:value-type="float">
            <text:p>142.029999</text:p>
          </table:table-cell>
          <table:table-cell office:value-type="float" office:value="142.300003" calcext:value-type="float">
            <text:p>142.300003</text:p>
          </table:table-cell>
          <table:table-cell office:value-type="float" office:value="141.110001" calcext:value-type="float">
            <text:p>141.110001</text:p>
          </table:table-cell>
          <table:table-cell office:value-type="float" office:value="141.160004" calcext:value-type="float">
            <text:p>141.160004</text:p>
          </table:table-cell>
          <table:table-cell office:value-type="float" office:value="104.017044" calcext:value-type="float">
            <text:p>104.017044</text:p>
          </table:table-cell>
          <table:table-cell office:value-type="float" office:value="62857400" calcext:value-type="float">
            <text:p>62857400</text:p>
          </table:table-cell>
        </table:table-row>
        <table:table-row table:style-name="ro1">
          <table:table-cell office:value-type="string" calcext:value-type="string">
            <text:p>2006-12-08</text:p>
          </table:table-cell>
          <table:table-cell office:value-type="float" office:value="141.130005" calcext:value-type="float">
            <text:p>141.130005</text:p>
          </table:table-cell>
          <table:table-cell office:value-type="float" office:value="141.899994" calcext:value-type="float">
            <text:p>141.899994</text:p>
          </table:table-cell>
          <table:table-cell office:value-type="float" office:value="140.779999" calcext:value-type="float">
            <text:p>140.779999</text:p>
          </table:table-cell>
          <table:table-cell office:value-type="float" office:value="141.419998" calcext:value-type="float">
            <text:p>141.419998</text:p>
          </table:table-cell>
          <table:table-cell office:value-type="float" office:value="104.20858" calcext:value-type="float">
            <text:p>104.20858</text:p>
          </table:table-cell>
          <table:table-cell office:value-type="float" office:value="79625500" calcext:value-type="float">
            <text:p>79625500</text:p>
          </table:table-cell>
        </table:table-row>
        <table:table-row table:style-name="ro1">
          <table:table-cell office:value-type="string" calcext:value-type="string">
            <text:p>2006-12-11</text:p>
          </table:table-cell>
          <table:table-cell office:value-type="float" office:value="141.419998" calcext:value-type="float">
            <text:p>141.419998</text:p>
          </table:table-cell>
          <table:table-cell office:value-type="float" office:value="142.089996" calcext:value-type="float">
            <text:p>142.089996</text:p>
          </table:table-cell>
          <table:table-cell office:value-type="float" office:value="141.339996" calcext:value-type="float">
            <text:p>141.339996</text:p>
          </table:table-cell>
          <table:table-cell office:value-type="float" office:value="141.830002" calcext:value-type="float">
            <text:p>141.830002</text:p>
          </table:table-cell>
          <table:table-cell office:value-type="float" office:value="104.510696" calcext:value-type="float">
            <text:p>104.510696</text:p>
          </table:table-cell>
          <table:table-cell office:value-type="float" office:value="39779400" calcext:value-type="float">
            <text:p>39779400</text:p>
          </table:table-cell>
        </table:table-row>
        <table:table-row table:style-name="ro1">
          <table:table-cell office:value-type="string" calcext:value-type="string">
            <text:p>2006-12-12</text:p>
          </table:table-cell>
          <table:table-cell office:value-type="float" office:value="141.690002" calcext:value-type="float">
            <text:p>141.690002</text:p>
          </table:table-cell>
          <table:table-cell office:value-type="float" office:value="141.869995" calcext:value-type="float">
            <text:p>141.869995</text:p>
          </table:table-cell>
          <table:table-cell office:value-type="float" office:value="140.889999" calcext:value-type="float">
            <text:p>140.889999</text:p>
          </table:table-cell>
          <table:table-cell office:value-type="float" office:value="141.720001" calcext:value-type="float">
            <text:p>141.720001</text:p>
          </table:table-cell>
          <table:table-cell office:value-type="float" office:value="104.429649" calcext:value-type="float">
            <text:p>104.429649</text:p>
          </table:table-cell>
          <table:table-cell office:value-type="float" office:value="77451600" calcext:value-type="float">
            <text:p>77451600</text:p>
          </table:table-cell>
        </table:table-row>
        <table:table-row table:style-name="ro1">
          <table:table-cell office:value-type="string" calcext:value-type="string">
            <text:p>2006-12-13</text:p>
          </table:table-cell>
          <table:table-cell office:value-type="float" office:value="142.229996" calcext:value-type="float">
            <text:p>142.229996</text:p>
          </table:table-cell>
          <table:table-cell office:value-type="float" office:value="142.339996" calcext:value-type="float">
            <text:p>142.339996</text:p>
          </table:table-cell>
          <table:table-cell office:value-type="float" office:value="141.559998" calcext:value-type="float">
            <text:p>141.559998</text:p>
          </table:table-cell>
          <table:table-cell office:value-type="float" office:value="141.869995" calcext:value-type="float">
            <text:p>141.869995</text:p>
          </table:table-cell>
          <table:table-cell office:value-type="float" office:value="104.540154" calcext:value-type="float">
            <text:p>104.540154</text:p>
          </table:table-cell>
          <table:table-cell office:value-type="float" office:value="55520200" calcext:value-type="float">
            <text:p>55520200</text:p>
          </table:table-cell>
        </table:table-row>
        <table:table-row table:style-name="ro1">
          <table:table-cell office:value-type="string" calcext:value-type="string">
            <text:p>2006-12-14</text:p>
          </table:table-cell>
          <table:table-cell office:value-type="float" office:value="141.860001" calcext:value-type="float">
            <text:p>141.860001</text:p>
          </table:table-cell>
          <table:table-cell office:value-type="float" office:value="143.240005" calcext:value-type="float">
            <text:p>143.240005</text:p>
          </table:table-cell>
          <table:table-cell office:value-type="float" office:value="141.839996" calcext:value-type="float">
            <text:p>141.839996</text:p>
          </table:table-cell>
          <table:table-cell office:value-type="float" office:value="143.119995" calcext:value-type="float">
            <text:p>143.119995</text:p>
          </table:table-cell>
          <table:table-cell office:value-type="float" office:value="105.461281" calcext:value-type="float">
            <text:p>105.461281</text:p>
          </table:table-cell>
          <table:table-cell office:value-type="float" office:value="64755200" calcext:value-type="float">
            <text:p>64755200</text:p>
          </table:table-cell>
        </table:table-row>
        <table:table-row table:style-name="ro1">
          <table:table-cell office:value-type="string" calcext:value-type="string">
            <text:p>2006-12-15</text:p>
          </table:table-cell>
          <table:table-cell office:value-type="float" office:value="142.639999" calcext:value-type="float">
            <text:p>142.639999</text:p>
          </table:table-cell>
          <table:table-cell office:value-type="float" office:value="142.889999" calcext:value-type="float">
            <text:p>142.889999</text:p>
          </table:table-cell>
          <table:table-cell office:value-type="float" office:value="142.240005" calcext:value-type="float">
            <text:p>142.240005</text:p>
          </table:table-cell>
          <table:table-cell office:value-type="float" office:value="142.339996" calcext:value-type="float">
            <text:p>142.339996</text:p>
          </table:table-cell>
          <table:table-cell office:value-type="float" office:value="105.470917" calcext:value-type="float">
            <text:p>105.470917</text:p>
          </table:table-cell>
          <table:table-cell office:value-type="float" office:value="70857400" calcext:value-type="float">
            <text:p>70857400</text:p>
          </table:table-cell>
        </table:table-row>
        <table:table-row table:style-name="ro1">
          <table:table-cell office:value-type="string" calcext:value-type="string">
            <text:p>2006-12-18</text:p>
          </table:table-cell>
          <table:table-cell office:value-type="float" office:value="142.539993" calcext:value-type="float">
            <text:p>142.539993</text:p>
          </table:table-cell>
          <table:table-cell office:value-type="float" office:value="142.880005" calcext:value-type="float">
            <text:p>142.88000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41.949997" calcext:value-type="float">
            <text:p>141.949997</text:p>
          </table:table-cell>
          <table:table-cell office:value-type="float" office:value="105.181923" calcext:value-type="float">
            <text:p>105.181923</text:p>
          </table:table-cell>
          <table:table-cell office:value-type="float" office:value="48954600" calcext:value-type="float">
            <text:p>48954600</text:p>
          </table:table-cell>
        </table:table-row>
        <table:table-row table:style-name="ro1">
          <table:table-cell office:value-type="string" calcext:value-type="string">
            <text:p>2006-12-19</text:p>
          </table:table-cell>
          <table:table-cell office:value-type="float" office:value="141.550003" calcext:value-type="float">
            <text:p>141.550003</text:p>
          </table:table-cell>
          <table:table-cell office:value-type="float" office:value="142.559998" calcext:value-type="float">
            <text:p>142.559998</text:p>
          </table:table-cell>
          <table:table-cell office:value-type="float" office:value="141.190002" calcext:value-type="float">
            <text:p>141.190002</text:p>
          </table:table-cell>
          <table:table-cell office:value-type="float" office:value="142.220001" calcext:value-type="float">
            <text:p>142.220001</text:p>
          </table:table-cell>
          <table:table-cell office:value-type="float" office:value="105.381973" calcext:value-type="float">
            <text:p>105.381973</text:p>
          </table:table-cell>
          <table:table-cell office:value-type="float" office:value="65023600" calcext:value-type="float">
            <text:p>65023600</text:p>
          </table:table-cell>
        </table:table-row>
        <table:table-row table:style-name="ro1">
          <table:table-cell office:value-type="string" calcext:value-type="string">
            <text:p>2006-12-20</text:p>
          </table:table-cell>
          <table:table-cell office:value-type="float" office:value="142.279999" calcext:value-type="float">
            <text:p>142.279999</text:p>
          </table:table-cell>
          <table:table-cell office:value-type="float" office:value="142.660004" calcext:value-type="float">
            <text:p>142.660004</text:p>
          </table:table-cell>
          <table:table-cell office:value-type="float" office:value="142.009995" calcext:value-type="float">
            <text:p>142.009995</text:p>
          </table:table-cell>
          <table:table-cell office:value-type="float" office:value="142.139999" calcext:value-type="float">
            <text:p>142.139999</text:p>
          </table:table-cell>
          <table:table-cell office:value-type="float" office:value="105.322693" calcext:value-type="float">
            <text:p>105.322693</text:p>
          </table:table-cell>
          <table:table-cell office:value-type="float" office:value="41469600" calcext:value-type="float">
            <text:p>41469600</text:p>
          </table:table-cell>
        </table:table-row>
        <table:table-row table:style-name="ro1">
          <table:table-cell office:value-type="string" calcext:value-type="string">
            <text:p>2006-12-21</text:p>
          </table:table-cell>
          <table:table-cell office:value-type="float" office:value="142.270004" calcext:value-type="float">
            <text:p>142.270004</text:p>
          </table:table-cell>
          <table:table-cell office:value-type="float" office:value="142.429993" calcext:value-type="float">
            <text:p>142.429993</text:p>
          </table:table-cell>
          <table:table-cell office:value-type="float" office:value="141.320007" calcext:value-type="float">
            <text:p>141.320007</text:p>
          </table:table-cell>
          <table:table-cell office:value-type="float" office:value="141.619995" calcext:value-type="float">
            <text:p>141.619995</text:p>
          </table:table-cell>
          <table:table-cell office:value-type="float" office:value="104.937408" calcext:value-type="float">
            <text:p>104.937408</text:p>
          </table:table-cell>
          <table:table-cell office:value-type="float" office:value="48698400" calcext:value-type="float">
            <text:p>48698400</text:p>
          </table:table-cell>
        </table:table-row>
        <table:table-row table:style-name="ro1">
          <table:table-cell office:value-type="string" calcext:value-type="string">
            <text:p>2006-12-22</text:p>
          </table:table-cell>
          <table:table-cell office:value-type="float" office:value="141.639999" calcext:value-type="float">
            <text:p>141.639999</text:p>
          </table:table-cell>
          <table:table-cell office:value-type="float" office:value="141.649994" calcext:value-type="float">
            <text:p>141.649994</text:p>
          </table:table-cell>
          <table:table-cell office:value-type="float" office:value="140.669998" calcext:value-type="float">
            <text:p>140.669998</text:p>
          </table:table-cell>
          <table:table-cell office:value-type="float" office:value="140.75" calcext:value-type="float">
            <text:p>140.75</text:p>
          </table:table-cell>
          <table:table-cell office:value-type="float" office:value="104.292755" calcext:value-type="float">
            <text:p>104.292755</text:p>
          </table:table-cell>
          <table:table-cell office:value-type="float" office:value="62069100" calcext:value-type="float">
            <text:p>62069100</text:p>
          </table:table-cell>
        </table:table-row>
        <table:table-row table:style-name="ro1">
          <table:table-cell office:value-type="string" calcext:value-type="string">
            <text:p>2006-12-26</text:p>
          </table:table-cell>
          <table:table-cell office:value-type="float" office:value="140.809998" calcext:value-type="float">
            <text:p>140.809998</text:p>
          </table:table-cell>
          <table:table-cell office:value-type="float" office:value="141.610001" calcext:value-type="float">
            <text:p>141.610001</text:p>
          </table:table-cell>
          <table:table-cell office:value-type="float" office:value="140.779999" calcext:value-type="float">
            <text:p>140.779999</text:p>
          </table:table-cell>
          <table:table-cell office:value-type="float" office:value="141.580002" calcext:value-type="float">
            <text:p>141.580002</text:p>
          </table:table-cell>
          <table:table-cell office:value-type="float" office:value="104.907753" calcext:value-type="float">
            <text:p>104.907753</text:p>
          </table:table-cell>
          <table:table-cell office:value-type="float" office:value="32696900" calcext:value-type="float">
            <text:p>32696900</text:p>
          </table:table-cell>
        </table:table-row>
        <table:table-row table:style-name="ro1">
          <table:table-cell office:value-type="string" calcext:value-type="string">
            <text:p>2006-12-27</text:p>
          </table:table-cell>
          <table:table-cell office:value-type="float" office:value="141.869995" calcext:value-type="float">
            <text:p>141.869995</text:p>
          </table:table-cell>
          <table:table-cell office:value-type="float" office:value="142.600006" calcext:value-type="float">
            <text:p>142.600006</text:p>
          </table:table-cell>
          <table:table-cell office:value-type="float" office:value="141.830002" calcext:value-type="float">
            <text:p>141.830002</text:p>
          </table:table-cell>
          <table:table-cell office:value-type="float" office:value="142.509995" calcext:value-type="float">
            <text:p>142.509995</text:p>
          </table:table-cell>
          <table:table-cell office:value-type="float" office:value="105.596863" calcext:value-type="float">
            <text:p>105.596863</text:p>
          </table:table-cell>
          <table:table-cell office:value-type="float" office:value="39727100" calcext:value-type="float">
            <text:p>39727100</text:p>
          </table:table-cell>
        </table:table-row>
        <table:table-row table:style-name="ro1">
          <table:table-cell office:value-type="string" calcext:value-type="string">
            <text:p>2006-12-28</text:p>
          </table:table-cell>
          <table:table-cell office:value-type="float" office:value="142.410004" calcext:value-type="float">
            <text:p>142.410004</text:p>
          </table:table-cell>
          <table:table-cell office:value-type="float" office:value="142.699997" calcext:value-type="float">
            <text:p>142.699997</text:p>
          </table:table-cell>
          <table:table-cell office:value-type="float" office:value="141.990005" calcext:value-type="float">
            <text:p>141.990005</text:p>
          </table:table-cell>
          <table:table-cell office:value-type="float" office:value="142.210007" calcext:value-type="float">
            <text:p>142.210007</text:p>
          </table:table-cell>
          <table:table-cell office:value-type="float" office:value="105.374588" calcext:value-type="float">
            <text:p>105.374588</text:p>
          </table:table-cell>
          <table:table-cell office:value-type="float" office:value="37288800" calcext:value-type="float">
            <text:p>37288800</text:p>
          </table:table-cell>
        </table:table-row>
        <table:table-row table:style-name="ro1">
          <table:table-cell office:value-type="string" calcext:value-type="string">
            <text:p>2006-12-29</text:p>
          </table:table-cell>
          <table:table-cell office:value-type="float" office:value="142.059998" calcext:value-type="float">
            <text:p>142.059998</text:p>
          </table:table-cell>
          <table:table-cell office:value-type="float" office:value="142.539993" calcext:value-type="float">
            <text:p>142.539993</text:p>
          </table:table-cell>
          <table:table-cell office:value-type="float" office:value="141.429993" calcext:value-type="float">
            <text:p>141.429993</text:p>
          </table:table-cell>
          <table:table-cell office:value-type="float" office:value="141.619995" calcext:value-type="float">
            <text:p>141.619995</text:p>
          </table:table-cell>
          <table:table-cell office:value-type="float" office:value="104.937408" calcext:value-type="float">
            <text:p>104.937408</text:p>
          </table:table-cell>
          <table:table-cell office:value-type="float" office:value="45461200" calcext:value-type="float">
            <text:p>45461200</text:p>
          </table:table-cell>
        </table:table-row>
        <table:table-row table:style-name="ro1">
          <table:table-cell office:value-type="string" calcext:value-type="string">
            <text:p>2007-01-03</text:p>
          </table:table-cell>
          <table:table-cell office:value-type="float" office:value="142.25" calcext:value-type="float">
            <text:p>142.25</text:p>
          </table:table-cell>
          <table:table-cell office:value-type="float" office:value="142.860001" calcext:value-type="float">
            <text:p>142.860001</text:p>
          </table:table-cell>
          <table:table-cell office:value-type="float" office:value="140.570007" calcext:value-type="float">
            <text:p>140.570007</text:p>
          </table:table-cell>
          <table:table-cell office:value-type="float" office:value="141.369995" calcext:value-type="float">
            <text:p>141.369995</text:p>
          </table:table-cell>
          <table:table-cell office:value-type="float" office:value="104.752136" calcext:value-type="float">
            <text:p>104.752136</text:p>
          </table:table-cell>
          <table:table-cell office:value-type="float" office:value="94807600" calcext:value-type="float">
            <text:p>94807600</text:p>
          </table:table-cell>
        </table:table-row>
        <table:table-row table:style-name="ro1">
          <table:table-cell office:value-type="string" calcext:value-type="string">
            <text:p>2007-01-04</text:p>
          </table:table-cell>
          <table:table-cell office:value-type="float" office:value="141.229996" calcext:value-type="float">
            <text:p>141.229996</text:p>
          </table:table-cell>
          <table:table-cell office:value-type="float" office:value="142.050003" calcext:value-type="float">
            <text:p>142.050003</text:p>
          </table:table-cell>
          <table:table-cell office:value-type="float" office:value="140.610001" calcext:value-type="float">
            <text:p>140.610001</text:p>
          </table:table-cell>
          <table:table-cell office:value-type="float" office:value="141.669998" calcext:value-type="float">
            <text:p>141.669998</text:p>
          </table:table-cell>
          <table:table-cell office:value-type="float" office:value="104.974449" calcext:value-type="float">
            <text:p>104.974449</text:p>
          </table:table-cell>
          <table:table-cell office:value-type="float" office:value="69620600" calcext:value-type="float">
            <text:p>69620600</text:p>
          </table:table-cell>
        </table:table-row>
        <table:table-row table:style-name="ro1">
          <table:table-cell office:value-type="string" calcext:value-type="string">
            <text:p>2007-01-05</text:p>
          </table:table-cell>
          <table:table-cell office:value-type="float" office:value="141.330002" calcext:value-type="float">
            <text:p>141.330002</text:p>
          </table:table-cell>
          <table:table-cell office:value-type="float" office:value="141.399994" calcext:value-type="float">
            <text:p>141.399994</text:p>
          </table:table-cell>
          <table:table-cell office:value-type="float" office:value="140.380005" calcext:value-type="float">
            <text:p>140.380005</text:p>
          </table:table-cell>
          <table:table-cell office:value-type="float" office:value="140.539993" calcext:value-type="float">
            <text:p>140.539993</text:p>
          </table:table-cell>
          <table:table-cell office:value-type="float" office:value="104.137146" calcext:value-type="float">
            <text:p>104.137146</text:p>
          </table:table-cell>
          <table:table-cell office:value-type="float" office:value="76645300" calcext:value-type="float">
            <text:p>76645300</text:p>
          </table:table-cell>
        </table:table-row>
        <table:table-row table:style-name="ro1">
          <table:table-cell office:value-type="string" calcext:value-type="string">
            <text:p>2007-01-08</text:p>
          </table:table-cell>
          <table:table-cell office:value-type="float" office:value="140.820007" calcext:value-type="float">
            <text:p>140.820007</text:p>
          </table:table-cell>
          <table:table-cell office:value-type="float" office:value="141.410004" calcext:value-type="float">
            <text:p>141.410004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1.190002" calcext:value-type="float">
            <text:p>141.190002</text:p>
          </table:table-cell>
          <table:table-cell office:value-type="float" office:value="104.618721" calcext:value-type="float">
            <text:p>104.618721</text:p>
          </table:table-cell>
          <table:table-cell office:value-type="float" office:value="71655000" calcext:value-type="float">
            <text:p>71655000</text:p>
          </table:table-cell>
        </table:table-row>
        <table:table-row table:style-name="ro1">
          <table:table-cell office:value-type="string" calcext:value-type="string">
            <text:p>2007-01-09</text:p>
          </table:table-cell>
          <table:table-cell office:value-type="float" office:value="141.309998" calcext:value-type="float">
            <text:p>141.309998</text:p>
          </table:table-cell>
          <table:table-cell office:value-type="float" office:value="141.600006" calcext:value-type="float">
            <text:p>141.600006</text:p>
          </table:table-cell>
          <table:table-cell office:value-type="float" office:value="140.399994" calcext:value-type="float">
            <text:p>140.399994</text:p>
          </table:table-cell>
          <table:table-cell office:value-type="float" office:value="141.070007" calcext:value-type="float">
            <text:p>141.070007</text:p>
          </table:table-cell>
          <table:table-cell office:value-type="float" office:value="104.529861" calcext:value-type="float">
            <text:p>104.529861</text:p>
          </table:table-cell>
          <table:table-cell office:value-type="float" office:value="75680100" calcext:value-type="float">
            <text:p>75680100</text:p>
          </table:table-cell>
        </table:table-row>
        <table:table-row table:style-name="ro1">
          <table:table-cell office:value-type="string" calcext:value-type="string">
            <text:p>2007-01-10</text:p>
          </table:table-cell>
          <table:table-cell office:value-type="float" office:value="140.580002" calcext:value-type="float">
            <text:p>140.580002</text:p>
          </table:table-cell>
          <table:table-cell office:value-type="float" office:value="141.570007" calcext:value-type="float">
            <text:p>141.570007</text:p>
          </table:table-cell>
          <table:table-cell office:value-type="float" office:value="140.300003" calcext:value-type="float">
            <text:p>140.300003</text:p>
          </table:table-cell>
          <table:table-cell office:value-type="float" office:value="141.539993" calcext:value-type="float">
            <text:p>141.539993</text:p>
          </table:table-cell>
          <table:table-cell office:value-type="float" office:value="104.878105" calcext:value-type="float">
            <text:p>104.878105</text:p>
          </table:table-cell>
          <table:table-cell office:value-type="float" office:value="72428000" calcext:value-type="float">
            <text:p>72428000</text:p>
          </table:table-cell>
        </table:table-row>
        <table:table-row table:style-name="ro1">
          <table:table-cell office:value-type="string" calcext:value-type="string">
            <text:p>2007-01-11</text:p>
          </table:table-cell>
          <table:table-cell office:value-type="float" office:value="141.580002" calcext:value-type="float">
            <text:p>141.580002</text:p>
          </table:table-cell>
          <table:table-cell office:value-type="float" office:value="142.619995" calcext:value-type="float">
            <text:p>142.619995</text:p>
          </table:table-cell>
          <table:table-cell office:value-type="float" office:value="141.5" calcext:value-type="float">
            <text:p>141.5</text:p>
          </table:table-cell>
          <table:table-cell office:value-type="float" office:value="142.160004" calcext:value-type="float">
            <text:p>142.160004</text:p>
          </table:table-cell>
          <table:table-cell office:value-type="float" office:value="105.337509" calcext:value-type="float">
            <text:p>105.337509</text:p>
          </table:table-cell>
          <table:table-cell office:value-type="float" office:value="54476800" calcext:value-type="float">
            <text:p>54476800</text:p>
          </table:table-cell>
        </table:table-row>
        <table:table-row table:style-name="ro1">
          <table:table-cell office:value-type="string" calcext:value-type="string">
            <text:p>2007-01-12</text:p>
          </table:table-cell>
          <table:table-cell office:value-type="float" office:value="142.149994" calcext:value-type="float">
            <text:p>142.149994</text:p>
          </table:table-cell>
          <table:table-cell office:value-type="float" office:value="143.240005" calcext:value-type="float">
            <text:p>143.240005</text:p>
          </table:table-cell>
          <table:table-cell office:value-type="float" office:value="142.110001" calcext:value-type="float">
            <text:p>142.110001</text:p>
          </table:table-cell>
          <table:table-cell office:value-type="float" office:value="143.240005" calcext:value-type="float">
            <text:p>143.240005</text:p>
          </table:table-cell>
          <table:table-cell office:value-type="float" office:value="106.137772" calcext:value-type="float">
            <text:p>106.137772</text:p>
          </table:table-cell>
          <table:table-cell office:value-type="float" office:value="55370600" calcext:value-type="float">
            <text:p>55370600</text:p>
          </table:table-cell>
        </table:table-row>
        <table:table-row table:style-name="ro1">
          <table:table-cell office:value-type="string" calcext:value-type="string">
            <text:p>2007-01-16</text:p>
          </table:table-cell>
          <table:table-cell office:value-type="float" office:value="143.070007" calcext:value-type="float">
            <text:p>143.070007</text:p>
          </table:table-cell>
          <table:table-cell office:value-type="float" office:value="143.440002" calcext:value-type="float">
            <text:p>143.440002</text:p>
          </table:table-cell>
          <table:table-cell office:value-type="float" office:value="142.729996" calcext:value-type="float">
            <text:p>142.729996</text:p>
          </table:table-cell>
          <table:table-cell office:value-type="float" office:value="142.960007" calcext:value-type="float">
            <text:p>142.960007</text:p>
          </table:table-cell>
          <table:table-cell office:value-type="float" office:value="105.930313" calcext:value-type="float">
            <text:p>105.930313</text:p>
          </table:table-cell>
          <table:table-cell office:value-type="float" office:value="44871300" calcext:value-type="float">
            <text:p>44871300</text:p>
          </table:table-cell>
        </table:table-row>
        <table:table-row table:style-name="ro1">
          <table:table-cell office:value-type="string" calcext:value-type="string">
            <text:p>2007-01-17</text:p>
          </table:table-cell>
          <table:table-cell office:value-type="float" office:value="142.850006" calcext:value-type="float">
            <text:p>142.850006</text:p>
          </table:table-cell>
          <table:table-cell office:value-type="float" office:value="143.460007" calcext:value-type="float">
            <text:p>143.460007</text:p>
          </table:table-cell>
          <table:table-cell office:value-type="float" office:value="142.729996" calcext:value-type="float">
            <text:p>142.729996</text:p>
          </table:table-cell>
          <table:table-cell office:value-type="float" office:value="143.020004" calcext:value-type="float">
            <text:p>143.020004</text:p>
          </table:table-cell>
          <table:table-cell office:value-type="float" office:value="105.9748" calcext:value-type="float">
            <text:p>105.9748</text:p>
          </table:table-cell>
          <table:table-cell office:value-type="float" office:value="50241400" calcext:value-type="float">
            <text:p>50241400</text:p>
          </table:table-cell>
        </table:table-row>
        <table:table-row table:style-name="ro1">
          <table:table-cell office:value-type="string" calcext:value-type="string">
            <text:p>2007-01-18</text:p>
          </table:table-cell>
          <table:table-cell office:value-type="float" office:value="143.169998" calcext:value-type="float">
            <text:p>143.169998</text:p>
          </table:table-cell>
          <table:table-cell office:value-type="float" office:value="143.259995" calcext:value-type="float">
            <text:p>143.259995</text:p>
          </table:table-cell>
          <table:table-cell office:value-type="float" office:value="142.309998" calcext:value-type="float">
            <text:p>142.309998</text:p>
          </table:table-cell>
          <table:table-cell office:value-type="float" office:value="142.539993" calcext:value-type="float">
            <text:p>142.539993</text:p>
          </table:table-cell>
          <table:table-cell office:value-type="float" office:value="105.619102" calcext:value-type="float">
            <text:p>105.619102</text:p>
          </table:table-cell>
          <table:table-cell office:value-type="float" office:value="68177300" calcext:value-type="float">
            <text:p>68177300</text:p>
          </table:table-cell>
        </table:table-row>
        <table:table-row table:style-name="ro1">
          <table:table-cell office:value-type="string" calcext:value-type="string">
            <text:p>2007-01-19</text:p>
          </table:table-cell>
          <table:table-cell office:value-type="float" office:value="142.539993" calcext:value-type="float">
            <text:p>142.539993</text:p>
          </table:table-cell>
          <table:table-cell office:value-type="float" office:value="143.100006" calcext:value-type="float">
            <text:p>143.100006</text:p>
          </table:table-cell>
          <table:table-cell office:value-type="float" office:value="142.460007" calcext:value-type="float">
            <text:p>142.460007</text:p>
          </table:table-cell>
          <table:table-cell office:value-type="float" office:value="142.820007" calcext:value-type="float">
            <text:p>142.820007</text:p>
          </table:table-cell>
          <table:table-cell office:value-type="float" office:value="105.82653" calcext:value-type="float">
            <text:p>105.82653</text:p>
          </table:table-cell>
          <table:table-cell office:value-type="float" office:value="56973000" calcext:value-type="float">
            <text:p>56973000</text:p>
          </table:table-cell>
        </table:table-row>
        <table:table-row table:style-name="ro1">
          <table:table-cell office:value-type="string" calcext:value-type="string">
            <text:p>2007-01-22</text:p>
          </table:table-cell>
          <table:table-cell office:value-type="float" office:value="143.070007" calcext:value-type="float">
            <text:p>143.070007</text:p>
          </table:table-cell>
          <table:table-cell office:value-type="float" office:value="143.100006" calcext:value-type="float">
            <text:p>143.100006</text:p>
          </table:table-cell>
          <table:table-cell office:value-type="float" office:value="141.929993" calcext:value-type="float">
            <text:p>141.929993</text:p>
          </table:table-cell>
          <table:table-cell office:value-type="float" office:value="142.380005" calcext:value-type="float">
            <text:p>142.380005</text:p>
          </table:table-cell>
          <table:table-cell office:value-type="float" office:value="105.500534" calcext:value-type="float">
            <text:p>105.500534</text:p>
          </table:table-cell>
          <table:table-cell office:value-type="float" office:value="60253600" calcext:value-type="float">
            <text:p>60253600</text:p>
          </table:table-cell>
        </table:table-row>
        <table:table-row table:style-name="ro1">
          <table:table-cell office:value-type="string" calcext:value-type="string">
            <text:p>2007-01-23</text:p>
          </table:table-cell>
          <table:table-cell office:value-type="float" office:value="142.259995" calcext:value-type="float">
            <text:p>142.259995</text:p>
          </table:table-cell>
          <table:table-cell office:value-type="float" office:value="143.080002" calcext:value-type="float">
            <text:p>143.080002</text:p>
          </table:table-cell>
          <table:table-cell office:value-type="float" office:value="142.059998" calcext:value-type="float">
            <text:p>142.059998</text:p>
          </table:table-cell>
          <table:table-cell office:value-type="float" office:value="142.800003" calcext:value-type="float">
            <text:p>142.800003</text:p>
          </table:table-cell>
          <table:table-cell office:value-type="float" office:value="105.811752" calcext:value-type="float">
            <text:p>105.811752</text:p>
          </table:table-cell>
          <table:table-cell office:value-type="float" office:value="54064400" calcext:value-type="float">
            <text:p>54064400</text:p>
          </table:table-cell>
        </table:table-row>
        <table:table-row table:style-name="ro1">
          <table:table-cell office:value-type="string" calcext:value-type="string">
            <text:p>2007-01-24</text:p>
          </table:table-cell>
          <table:table-cell office:value-type="float" office:value="142.970001" calcext:value-type="float">
            <text:p>142.970001</text:p>
          </table:table-cell>
          <table:table-cell office:value-type="float" office:value="143.979996" calcext:value-type="float">
            <text:p>143.979996</text:p>
          </table:table-cell>
          <table:table-cell office:value-type="float" office:value="142.910004" calcext:value-type="float">
            <text:p>142.910004</text:p>
          </table:table-cell>
          <table:table-cell office:value-type="float" office:value="143.949997" calcext:value-type="float">
            <text:p>143.949997</text:p>
          </table:table-cell>
          <table:table-cell office:value-type="float" office:value="106.663879" calcext:value-type="float">
            <text:p>106.663879</text:p>
          </table:table-cell>
          <table:table-cell office:value-type="float" office:value="55834700" calcext:value-type="float">
            <text:p>55834700</text:p>
          </table:table-cell>
        </table:table-row>
        <table:table-row table:style-name="ro1">
          <table:table-cell office:value-type="string" calcext:value-type="string">
            <text:p>2007-01-25</text:p>
          </table:table-cell>
          <table:table-cell office:value-type="float" office:value="143.860001" calcext:value-type="float">
            <text:p>143.860001</text:p>
          </table:table-cell>
          <table:table-cell office:value-type="float" office:value="143.919998" calcext:value-type="float">
            <text:p>143.919998</text:p>
          </table:table-cell>
          <table:table-cell office:value-type="float" office:value="142.009995" calcext:value-type="float">
            <text:p>142.009995</text:p>
          </table:table-cell>
          <table:table-cell office:value-type="float" office:value="142.259995" calcext:value-type="float">
            <text:p>142.259995</text:p>
          </table:table-cell>
          <table:table-cell office:value-type="float" office:value="105.411636" calcext:value-type="float">
            <text:p>105.411636</text:p>
          </table:table-cell>
          <table:table-cell office:value-type="float" office:value="73583800" calcext:value-type="float">
            <text:p>73583800</text:p>
          </table:table-cell>
        </table:table-row>
        <table:table-row table:style-name="ro1">
          <table:table-cell office:value-type="string" calcext:value-type="string">
            <text:p>2007-01-26</text:p>
          </table:table-cell>
          <table:table-cell office:value-type="float" office:value="142.570007" calcext:value-type="float">
            <text:p>142.570007</text:p>
          </table:table-cell>
          <table:table-cell office:value-type="float" office:value="142.649994" calcext:value-type="float">
            <text:p>142.649994</text:p>
          </table:table-cell>
          <table:table-cell office:value-type="float" office:value="141.580002" calcext:value-type="float">
            <text:p>141.580002</text:p>
          </table:table-cell>
          <table:table-cell office:value-type="float" office:value="142.130005" calcext:value-type="float">
            <text:p>142.130005</text:p>
          </table:table-cell>
          <table:table-cell office:value-type="float" office:value="105.315308" calcext:value-type="float">
            <text:p>105.315308</text:p>
          </table:table-cell>
          <table:table-cell office:value-type="float" office:value="67255600" calcext:value-type="float">
            <text:p>67255600</text:p>
          </table:table-cell>
        </table:table-row>
        <table:table-row table:style-name="ro1">
          <table:table-cell office:value-type="string" calcext:value-type="string">
            <text:p>2007-01-29</text:p>
          </table:table-cell>
          <table:table-cell office:value-type="float" office:value="142.190002" calcext:value-type="float">
            <text:p>142.190002</text:p>
          </table:table-cell>
          <table:table-cell office:value-type="float" office:value="142.800003" calcext:value-type="float">
            <text:p>142.800003</text:p>
          </table:table-cell>
          <table:table-cell office:value-type="float" office:value="141.740005" calcext:value-type="float">
            <text:p>141.740005</text:p>
          </table:table-cell>
          <table:table-cell office:value-type="float" office:value="142.050003" calcext:value-type="float">
            <text:p>142.050003</text:p>
          </table:table-cell>
          <table:table-cell office:value-type="float" office:value="105.255997" calcext:value-type="float">
            <text:p>105.255997</text:p>
          </table:table-cell>
          <table:table-cell office:value-type="float" office:value="66114600" calcext:value-type="float">
            <text:p>66114600</text:p>
          </table:table-cell>
        </table:table-row>
        <table:table-row table:style-name="ro1">
          <table:table-cell office:value-type="string" calcext:value-type="string">
            <text:p>2007-01-30</text:p>
          </table:table-cell>
          <table:table-cell office:value-type="float" office:value="142.350006" calcext:value-type="float">
            <text:p>142.350006</text:p>
          </table:table-cell>
          <table:table-cell office:value-type="float" office:value="142.860001" calcext:value-type="float">
            <text:p>142.860001</text:p>
          </table:table-cell>
          <table:table-cell office:value-type="float" office:value="142.059998" calcext:value-type="float">
            <text:p>142.059998</text:p>
          </table:table-cell>
          <table:table-cell office:value-type="float" office:value="142.789993" calcext:value-type="float">
            <text:p>142.789993</text:p>
          </table:table-cell>
          <table:table-cell office:value-type="float" office:value="105.804337" calcext:value-type="float">
            <text:p>105.804337</text:p>
          </table:table-cell>
          <table:table-cell office:value-type="float" office:value="70407600" calcext:value-type="float">
            <text:p>70407600</text:p>
          </table:table-cell>
        </table:table-row>
        <table:table-row table:style-name="ro1">
          <table:table-cell office:value-type="string" calcext:value-type="string">
            <text:p>2007-01-31</text:p>
          </table:table-cell>
          <table:table-cell office:value-type="float" office:value="142.630005" calcext:value-type="float">
            <text:p>142.630005</text:p>
          </table:table-cell>
          <table:table-cell office:value-type="float" office:value="144.130005" calcext:value-type="float">
            <text:p>144.130005</text:p>
          </table:table-cell>
          <table:table-cell office:value-type="float" office:value="142.399994" calcext:value-type="float">
            <text:p>142.399994</text:p>
          </table:table-cell>
          <table:table-cell office:value-type="float" office:value="143.75" calcext:value-type="float">
            <text:p>143.75</text:p>
          </table:table-cell>
          <table:table-cell office:value-type="float" office:value="106.515678" calcext:value-type="float">
            <text:p>106.515678</text:p>
          </table:table-cell>
          <table:table-cell office:value-type="float" office:value="91868600" calcext:value-type="float">
            <text:p>91868600</text:p>
          </table:table-cell>
        </table:table-row>
        <table:table-row table:style-name="ro1">
          <table:table-cell office:value-type="string" calcext:value-type="string">
            <text:p>2007-02-01</text:p>
          </table:table-cell>
          <table:table-cell office:value-type="float" office:value="144.149994" calcext:value-type="float">
            <text:p>144.149994</text:p>
          </table:table-cell>
          <table:table-cell office:value-type="float" office:value="144.660004" calcext:value-type="float">
            <text:p>144.660004</text:p>
          </table:table-cell>
          <table:table-cell office:value-type="float" office:value="143.910004" calcext:value-type="float">
            <text:p>143.910004</text:p>
          </table:table-cell>
          <table:table-cell office:value-type="float" office:value="144.610001" calcext:value-type="float">
            <text:p>144.610001</text:p>
          </table:table-cell>
          <table:table-cell office:value-type="float" office:value="107.152939" calcext:value-type="float">
            <text:p>107.152939</text:p>
          </table:table-cell>
          <table:table-cell office:value-type="float" office:value="69312400" calcext:value-type="float">
            <text:p>69312400</text:p>
          </table:table-cell>
        </table:table-row>
        <table:table-row table:style-name="ro1">
          <table:table-cell office:value-type="string" calcext:value-type="string">
            <text:p>2007-02-02</text:p>
          </table:table-cell>
          <table:table-cell office:value-type="float" office:value="144.729996" calcext:value-type="float">
            <text:p>144.729996</text:p>
          </table:table-cell>
          <table:table-cell office:value-type="float" office:value="144.949997" calcext:value-type="float">
            <text:p>144.949997</text:p>
          </table:table-cell>
          <table:table-cell office:value-type="float" office:value="144.380005" calcext:value-type="float">
            <text:p>144.380005</text:p>
          </table:table-cell>
          <table:table-cell office:value-type="float" office:value="144.809998" calcext:value-type="float">
            <text:p>144.809998</text:p>
          </table:table-cell>
          <table:table-cell office:value-type="float" office:value="107.301117" calcext:value-type="float">
            <text:p>107.301117</text:p>
          </table:table-cell>
          <table:table-cell office:value-type="float" office:value="49607000" calcext:value-type="float">
            <text:p>49607000</text:p>
          </table:table-cell>
        </table:table-row>
        <table:table-row table:style-name="ro1">
          <table:table-cell office:value-type="string" calcext:value-type="string">
            <text:p>2007-02-05</text:p>
          </table:table-cell>
          <table:table-cell office:value-type="float" office:value="144.699997" calcext:value-type="float">
            <text:p>144.699997</text:p>
          </table:table-cell>
          <table:table-cell office:value-type="float" office:value="144.940002" calcext:value-type="float">
            <text:p>144.940002</text:p>
          </table:table-cell>
          <table:table-cell office:value-type="float" office:value="144.339996" calcext:value-type="float">
            <text:p>144.339996</text:p>
          </table:table-cell>
          <table:table-cell office:value-type="float" office:value="144.850006" calcext:value-type="float">
            <text:p>144.850006</text:p>
          </table:table-cell>
          <table:table-cell office:value-type="float" office:value="107.330788" calcext:value-type="float">
            <text:p>107.330788</text:p>
          </table:table-cell>
          <table:table-cell office:value-type="float" office:value="45705300" calcext:value-type="float">
            <text:p>45705300</text:p>
          </table:table-cell>
        </table:table-row>
        <table:table-row table:style-name="ro1">
          <table:table-cell office:value-type="string" calcext:value-type="string">
            <text:p>2007-02-06</text:p>
          </table:table-cell>
          <table:table-cell office:value-type="float" office:value="144.970001" calcext:value-type="float">
            <text:p>144.970001</text:p>
          </table:table-cell>
          <table:table-cell office:value-type="float" office:value="145.029999" calcext:value-type="float">
            <text:p>145.029999</text:p>
          </table:table-cell>
          <table:table-cell office:value-type="float" office:value="144.330002" calcext:value-type="float">
            <text:p>144.330002</text:p>
          </table:table-cell>
          <table:table-cell office:value-type="float" office:value="144.889999" calcext:value-type="float">
            <text:p>144.889999</text:p>
          </table:table-cell>
          <table:table-cell office:value-type="float" office:value="107.360359" calcext:value-type="float">
            <text:p>107.360359</text:p>
          </table:table-cell>
          <table:table-cell office:value-type="float" office:value="57081300" calcext:value-type="float">
            <text:p>57081300</text:p>
          </table:table-cell>
        </table:table-row>
        <table:table-row table:style-name="ro1">
          <table:table-cell office:value-type="string" calcext:value-type="string">
            <text:p>2007-02-07</text:p>
          </table:table-cell>
          <table:table-cell office:value-type="float" office:value="145.119995" calcext:value-type="float">
            <text:p>145.119995</text:p>
          </table:table-cell>
          <table:table-cell office:value-type="float" office:value="145.360001" calcext:value-type="float">
            <text:p>145.360001</text:p>
          </table:table-cell>
          <table:table-cell office:value-type="float" office:value="144.570007" calcext:value-type="float">
            <text:p>144.570007</text:p>
          </table:table-cell>
          <table:table-cell office:value-type="float" office:value="145.210007" calcext:value-type="float">
            <text:p>145.210007</text:p>
          </table:table-cell>
          <table:table-cell office:value-type="float" office:value="107.597504" calcext:value-type="float">
            <text:p>107.597504</text:p>
          </table:table-cell>
          <table:table-cell office:value-type="float" office:value="55669700" calcext:value-type="float">
            <text:p>55669700</text:p>
          </table:table-cell>
        </table:table-row>
        <table:table-row table:style-name="ro1">
          <table:table-cell office:value-type="string" calcext:value-type="string">
            <text:p>2007-02-08</text:p>
          </table:table-cell>
          <table:table-cell office:value-type="float" office:value="144.779999" calcext:value-type="float">
            <text:p>144.779999</text:p>
          </table:table-cell>
          <table:table-cell office:value-type="float" office:value="145.119995" calcext:value-type="float">
            <text:p>145.119995</text:p>
          </table:table-cell>
          <table:table-cell office:value-type="float" office:value="144.270004" calcext:value-type="float">
            <text:p>144.270004</text:p>
          </table:table-cell>
          <table:table-cell office:value-type="float" office:value="145.020004" calcext:value-type="float">
            <text:p>145.020004</text:p>
          </table:table-cell>
          <table:table-cell office:value-type="float" office:value="107.456703" calcext:value-type="float">
            <text:p>107.456703</text:p>
          </table:table-cell>
          <table:table-cell office:value-type="float" office:value="70641000" calcext:value-type="float">
            <text:p>70641000</text:p>
          </table:table-cell>
        </table:table-row>
        <table:table-row table:style-name="ro1">
          <table:table-cell office:value-type="string" calcext:value-type="string">
            <text:p>2007-02-09</text:p>
          </table:table-cell>
          <table:table-cell office:value-type="float" office:value="145.059998" calcext:value-type="float">
            <text:p>145.059998</text:p>
          </table:table-cell>
          <table:table-cell office:value-type="float" office:value="145.330002" calcext:value-type="float">
            <text:p>145.330002</text:p>
          </table:table-cell>
          <table:table-cell office:value-type="float" office:value="143.389999" calcext:value-type="float">
            <text:p>143.389999</text:p>
          </table:table-cell>
          <table:table-cell office:value-type="float" office:value="143.940002" calcext:value-type="float">
            <text:p>143.940002</text:p>
          </table:table-cell>
          <table:table-cell office:value-type="float" office:value="106.656456" calcext:value-type="float">
            <text:p>106.656456</text:p>
          </table:table-cell>
          <table:table-cell office:value-type="float" office:value="79084400" calcext:value-type="float">
            <text:p>79084400</text:p>
          </table:table-cell>
        </table:table-row>
        <table:table-row table:style-name="ro1">
          <table:table-cell office:value-type="string" calcext:value-type="string">
            <text:p>2007-02-12</text:p>
          </table:table-cell>
          <table:table-cell office:value-type="float" office:value="143.940002" calcext:value-type="float">
            <text:p>143.940002</text:p>
          </table:table-cell>
          <table:table-cell office:value-type="float" office:value="144.039993" calcext:value-type="float">
            <text:p>144.039993</text:p>
          </table:table-cell>
          <table:table-cell office:value-type="float" office:value="143.190002" calcext:value-type="float">
            <text:p>143.190002</text:p>
          </table:table-cell>
          <table:table-cell office:value-type="float" office:value="143.449997" calcext:value-type="float">
            <text:p>143.449997</text:p>
          </table:table-cell>
          <table:table-cell office:value-type="float" office:value="106.293381" calcext:value-type="float">
            <text:p>106.293381</text:p>
          </table:table-cell>
          <table:table-cell office:value-type="float" office:value="65657000" calcext:value-type="float">
            <text:p>65657000</text:p>
          </table:table-cell>
        </table:table-row>
        <table:table-row table:style-name="ro1">
          <table:table-cell office:value-type="string" calcext:value-type="string">
            <text:p>2007-02-13</text:p>
          </table:table-cell>
          <table:table-cell office:value-type="float" office:value="143.770004" calcext:value-type="float">
            <text:p>143.770004</text:p>
          </table:table-cell>
          <table:table-cell office:value-type="float" office:value="144.899994" calcext:value-type="float">
            <text:p>144.899994</text:p>
          </table:table-cell>
          <table:table-cell office:value-type="float" office:value="143.759995" calcext:value-type="float">
            <text:p>143.759995</text:p>
          </table:table-cell>
          <table:table-cell office:value-type="float" office:value="144.660004" calcext:value-type="float">
            <text:p>144.660004</text:p>
          </table:table-cell>
          <table:table-cell office:value-type="float" office:value="107.189972" calcext:value-type="float">
            <text:p>107.189972</text:p>
          </table:table-cell>
          <table:table-cell office:value-type="float" office:value="64081800" calcext:value-type="float">
            <text:p>64081800</text:p>
          </table:table-cell>
        </table:table-row>
        <table:table-row table:style-name="ro1">
          <table:table-cell office:value-type="string" calcext:value-type="string">
            <text:p>2007-02-14</text:p>
          </table:table-cell>
          <table:table-cell office:value-type="float" office:value="144.800003" calcext:value-type="float">
            <text:p>144.800003</text:p>
          </table:table-cell>
          <table:table-cell office:value-type="float" office:value="145.899994" calcext:value-type="float">
            <text:p>145.899994</text:p>
          </table:table-cell>
          <table:table-cell office:value-type="float" office:value="144.779999" calcext:value-type="float">
            <text:p>144.779999</text:p>
          </table:table-cell>
          <table:table-cell office:value-type="float" office:value="145.610001" calcext:value-type="float">
            <text:p>145.610001</text:p>
          </table:table-cell>
          <table:table-cell office:value-type="float" office:value="107.893906" calcext:value-type="float">
            <text:p>107.893906</text:p>
          </table:table-cell>
          <table:table-cell office:value-type="float" office:value="66039400" calcext:value-type="float">
            <text:p>66039400</text:p>
          </table:table-cell>
        </table:table-row>
        <table:table-row table:style-name="ro1">
          <table:table-cell office:value-type="string" calcext:value-type="string">
            <text:p>2007-02-15</text:p>
          </table:table-cell>
          <table:table-cell office:value-type="float" office:value="145.669998" calcext:value-type="float">
            <text:p>145.669998</text:p>
          </table:table-cell>
          <table:table-cell office:value-type="float" office:value="145.949997" calcext:value-type="float">
            <text:p>145.949997</text:p>
          </table:table-cell>
          <table:table-cell office:value-type="float" office:value="145.429993" calcext:value-type="float">
            <text:p>145.429993</text:p>
          </table:table-cell>
          <table:table-cell office:value-type="float" office:value="145.800003" calcext:value-type="float">
            <text:p>145.800003</text:p>
          </table:table-cell>
          <table:table-cell office:value-type="float" office:value="108.034676" calcext:value-type="float">
            <text:p>108.034676</text:p>
          </table:table-cell>
          <table:table-cell office:value-type="float" office:value="38715200" calcext:value-type="float">
            <text:p>38715200</text:p>
          </table:table-cell>
        </table:table-row>
        <table:table-row table:style-name="ro1">
          <table:table-cell office:value-type="string" calcext:value-type="string">
            <text:p>2007-02-16</text:p>
          </table:table-cell>
          <table:table-cell office:value-type="float" office:value="145.440002" calcext:value-type="float">
            <text:p>145.440002</text:p>
          </table:table-cell>
          <table:table-cell office:value-type="float" office:value="145.759995" calcext:value-type="float">
            <text:p>145.759995</text:p>
          </table:table-cell>
          <table:table-cell office:value-type="float" office:value="145.229996" calcext:value-type="float">
            <text:p>145.229996</text:p>
          </table:table-cell>
          <table:table-cell office:value-type="float" office:value="145.729996" calcext:value-type="float">
            <text:p>145.729996</text:p>
          </table:table-cell>
          <table:table-cell office:value-type="float" office:value="107.982796" calcext:value-type="float">
            <text:p>107.982796</text:p>
          </table:table-cell>
          <table:table-cell office:value-type="float" office:value="39841800" calcext:value-type="float">
            <text:p>39841800</text:p>
          </table:table-cell>
        </table:table-row>
        <table:table-row table:style-name="ro1">
          <table:table-cell office:value-type="string" calcext:value-type="string">
            <text:p>2007-02-20</text:p>
          </table:table-cell>
          <table:table-cell office:value-type="float" office:value="145.559998" calcext:value-type="float">
            <text:p>145.559998</text:p>
          </table:table-cell>
          <table:table-cell office:value-type="float" office:value="146.199997" calcext:value-type="float">
            <text:p>146.199997</text:p>
          </table:table-cell>
          <table:table-cell office:value-type="float" office:value="145" calcext:value-type="float">
            <text:p>145</text:p>
          </table:table-cell>
          <table:table-cell office:value-type="float" office:value="146.039993" calcext:value-type="float">
            <text:p>146.039993</text:p>
          </table:table-cell>
          <table:table-cell office:value-type="float" office:value="108.212524" calcext:value-type="float">
            <text:p>108.212524</text:p>
          </table:table-cell>
          <table:table-cell office:value-type="float" office:value="56911800" calcext:value-type="float">
            <text:p>56911800</text:p>
          </table:table-cell>
        </table:table-row>
        <table:table-row table:style-name="ro1">
          <table:table-cell office:value-type="string" calcext:value-type="string">
            <text:p>2007-02-21</text:p>
          </table:table-cell>
          <table:table-cell office:value-type="float" office:value="145.610001" calcext:value-type="float">
            <text:p>145.610001</text:p>
          </table:table-cell>
          <table:table-cell office:value-type="float" office:value="146.070007" calcext:value-type="float">
            <text:p>146.070007</text:p>
          </table:table-cell>
          <table:table-cell office:value-type="float" office:value="145.350006" calcext:value-type="float">
            <text:p>145.350006</text:p>
          </table:table-cell>
          <table:table-cell office:value-type="float" office:value="145.979996" calcext:value-type="float">
            <text:p>145.979996</text:p>
          </table:table-cell>
          <table:table-cell office:value-type="float" office:value="108.168076" calcext:value-type="float">
            <text:p>108.168076</text:p>
          </table:table-cell>
          <table:table-cell office:value-type="float" office:value="63971600" calcext:value-type="float">
            <text:p>63971600</text:p>
          </table:table-cell>
        </table:table-row>
        <table:table-row table:style-name="ro1">
          <table:table-cell office:value-type="string" calcext:value-type="string">
            <text:p>2007-02-22</text:p>
          </table:table-cell>
          <table:table-cell office:value-type="float" office:value="146.050003" calcext:value-type="float">
            <text:p>146.050003</text:p>
          </table:table-cell>
          <table:table-cell office:value-type="float" office:value="146.419998" calcext:value-type="float">
            <text:p>146.419998</text:p>
          </table:table-cell>
          <table:table-cell office:value-type="float" office:value="145.169998" calcext:value-type="float">
            <text:p>145.169998</text:p>
          </table:table-cell>
          <table:table-cell office:value-type="float" office:value="145.869995" calcext:value-type="float">
            <text:p>145.869995</text:p>
          </table:table-cell>
          <table:table-cell office:value-type="float" office:value="108.08654" calcext:value-type="float">
            <text:p>108.08654</text:p>
          </table:table-cell>
          <table:table-cell office:value-type="float" office:value="79067400" calcext:value-type="float">
            <text:p>79067400</text:p>
          </table:table-cell>
        </table:table-row>
        <table:table-row table:style-name="ro1">
          <table:table-cell office:value-type="string" calcext:value-type="string">
            <text:p>2007-02-23</text:p>
          </table:table-cell>
          <table:table-cell office:value-type="float" office:value="145.740005" calcext:value-type="float">
            <text:p>145.740005</text:p>
          </table:table-cell>
          <table:table-cell office:value-type="float" office:value="145.789993" calcext:value-type="float">
            <text:p>145.789993</text:p>
          </table:table-cell>
          <table:table-cell office:value-type="float" office:value="145.029999" calcext:value-type="float">
            <text:p>145.029999</text:p>
          </table:table-cell>
          <table:table-cell office:value-type="float" office:value="145.300003" calcext:value-type="float">
            <text:p>145.300003</text:p>
          </table:table-cell>
          <table:table-cell office:value-type="float" office:value="107.664162" calcext:value-type="float">
            <text:p>107.664162</text:p>
          </table:table-cell>
          <table:table-cell office:value-type="float" office:value="71966200" calcext:value-type="float">
            <text:p>71966200</text:p>
          </table:table-cell>
        </table:table-row>
        <table:table-row table:style-name="ro1">
          <table:table-cell office:value-type="string" calcext:value-type="string">
            <text:p>2007-02-26</text:p>
          </table:table-cell>
          <table:table-cell office:value-type="float" office:value="145.830002" calcext:value-type="float">
            <text:p>145.830002</text:p>
          </table:table-cell>
          <table:table-cell office:value-type="float" office:value="145.949997" calcext:value-type="float">
            <text:p>145.949997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5.169998" calcext:value-type="float">
            <text:p>145.169998</text:p>
          </table:table-cell>
          <table:table-cell office:value-type="float" office:value="107.567879" calcext:value-type="float">
            <text:p>107.567879</text:p>
          </table:table-cell>
          <table:table-cell office:value-type="float" office:value="69192800" calcext:value-type="float">
            <text:p>69192800</text:p>
          </table:table-cell>
        </table:table-row>
        <table:table-row table:style-name="ro1">
          <table:table-cell office:value-type="string" calcext:value-type="string">
            <text:p>2007-02-27</text:p>
          </table:table-cell>
          <table:table-cell office:value-type="float" office:value="143.880005" calcext:value-type="float">
            <text:p>143.880005</text:p>
          </table:table-cell>
          <table:table-cell office:value-type="float" office:value="144.199997" calcext:value-type="float">
            <text:p>144.199997</text:p>
          </table:table-cell>
          <table:table-cell office:value-type="float" office:value="139" calcext:value-type="float">
            <text:p>139</text:p>
          </table:table-cell>
          <table:table-cell office:value-type="float" office:value="139.5" calcext:value-type="float">
            <text:p>139.5</text:p>
          </table:table-cell>
          <table:table-cell office:value-type="float" office:value="103.366539" calcext:value-type="float">
            <text:p>103.366539</text:p>
          </table:table-cell>
          <table:table-cell office:value-type="float" office:value="274466500" calcext:value-type="float">
            <text:p>274466500</text:p>
          </table:table-cell>
        </table:table-row>
        <table:table-row table:style-name="ro1">
          <table:table-cell office:value-type="string" calcext:value-type="string">
            <text:p>2007-02-28</text:p>
          </table:table-cell>
          <table:table-cell office:value-type="float" office:value="140.389999" calcext:value-type="float">
            <text:p>140.389999</text:p>
          </table:table-cell>
          <table:table-cell office:value-type="float" office:value="141.979996" calcext:value-type="float">
            <text:p>141.979996</text:p>
          </table:table-cell>
          <table:table-cell office:value-type="float" office:value="139.800003" calcext:value-type="float">
            <text:p>139.800003</text:p>
          </table:table-cell>
          <table:table-cell office:value-type="float" office:value="140.929993" calcext:value-type="float">
            <text:p>140.929993</text:p>
          </table:table-cell>
          <table:table-cell office:value-type="float" office:value="104.426132" calcext:value-type="float">
            <text:p>104.426132</text:p>
          </table:table-cell>
          <table:table-cell office:value-type="float" office:value="177536300" calcext:value-type="float">
            <text:p>177536300</text:p>
          </table:table-cell>
        </table:table-row>
        <table:table-row table:style-name="ro1">
          <table:table-cell office:value-type="string" calcext:value-type="string">
            <text:p>2007-03-01</text:p>
          </table:table-cell>
          <table:table-cell office:value-type="float" office:value="139.339996" calcext:value-type="float">
            <text:p>139.339996</text:p>
          </table:table-cell>
          <table:table-cell office:value-type="float" office:value="141.25" calcext:value-type="float">
            <text:p>141.25</text:p>
          </table:table-cell>
          <table:table-cell office:value-type="float" office:value="138.050003" calcext:value-type="float">
            <text:p>138.050003</text:p>
          </table:table-cell>
          <table:table-cell office:value-type="float" office:value="140.509995" calcext:value-type="float">
            <text:p>140.509995</text:p>
          </table:table-cell>
          <table:table-cell office:value-type="float" office:value="104.114929" calcext:value-type="float">
            <text:p>104.114929</text:p>
          </table:table-cell>
          <table:table-cell office:value-type="float" office:value="212828600" calcext:value-type="float">
            <text:p>212828600</text:p>
          </table:table-cell>
        </table:table-row>
        <table:table-row table:style-name="ro1">
          <table:table-cell office:value-type="string" calcext:value-type="string">
            <text:p>2007-03-02</text:p>
          </table:table-cell>
          <table:table-cell office:value-type="float" office:value="140.050003" calcext:value-type="float">
            <text:p>140.050003</text:p>
          </table:table-cell>
          <table:table-cell office:value-type="float" office:value="140.660004" calcext:value-type="float">
            <text:p>140.660004</text:p>
          </table:table-cell>
          <table:table-cell office:value-type="float" office:value="138.660004" calcext:value-type="float">
            <text:p>138.660004</text:p>
          </table:table-cell>
          <table:table-cell office:value-type="float" office:value="138.669998" calcext:value-type="float">
            <text:p>138.669998</text:p>
          </table:table-cell>
          <table:table-cell office:value-type="float" office:value="102.751495" calcext:value-type="float">
            <text:p>102.751495</text:p>
          </table:table-cell>
          <table:table-cell office:value-type="float" office:value="162574000" calcext:value-type="float">
            <text:p>162574000</text:p>
          </table:table-cell>
        </table:table-row>
        <table:table-row table:style-name="ro1">
          <table:table-cell office:value-type="string" calcext:value-type="string">
            <text:p>2007-03-05</text:p>
          </table:table-cell>
          <table:table-cell office:value-type="float" office:value="137.929993" calcext:value-type="float">
            <text:p>137.929993</text:p>
          </table:table-cell>
          <table:table-cell office:value-type="float" office:value="139.580002" calcext:value-type="float">
            <text:p>139.580002</text:p>
          </table:table-cell>
          <table:table-cell office:value-type="float" office:value="137.330002" calcext:value-type="float">
            <text:p>137.330002</text:p>
          </table:table-cell>
          <table:table-cell office:value-type="float" office:value="137.350006" calcext:value-type="float">
            <text:p>137.350006</text:p>
          </table:table-cell>
          <table:table-cell office:value-type="float" office:value="101.773407" calcext:value-type="float">
            <text:p>101.773407</text:p>
          </table:table-cell>
          <table:table-cell office:value-type="float" office:value="143750400" calcext:value-type="float">
            <text:p>143750400</text:p>
          </table:table-cell>
        </table:table-row>
        <table:table-row table:style-name="ro1">
          <table:table-cell office:value-type="string" calcext:value-type="string">
            <text:p>2007-03-06</text:p>
          </table:table-cell>
          <table:table-cell office:value-type="float" office:value="138.779999" calcext:value-type="float">
            <text:p>138.779999</text:p>
          </table:table-cell>
          <table:table-cell office:value-type="float" office:value="140.119995" calcext:value-type="float">
            <text:p>140.119995</text:p>
          </table:table-cell>
          <table:table-cell office:value-type="float" office:value="137.720001" calcext:value-type="float">
            <text:p>137.720001</text:p>
          </table:table-cell>
          <table:table-cell office:value-type="float" office:value="139.699997" calcext:value-type="float">
            <text:p>139.699997</text:p>
          </table:table-cell>
          <table:table-cell office:value-type="float" office:value="103.514755" calcext:value-type="float">
            <text:p>103.514755</text:p>
          </table:table-cell>
          <table:table-cell office:value-type="float" office:value="143333300" calcext:value-type="float">
            <text:p>143333300</text:p>
          </table:table-cell>
        </table:table-row>
        <table:table-row table:style-name="ro1">
          <table:table-cell office:value-type="string" calcext:value-type="string">
            <text:p>2007-03-07</text:p>
          </table:table-cell>
          <table:table-cell office:value-type="float" office:value="139.589996" calcext:value-type="float">
            <text:p>139.589996</text:p>
          </table:table-cell>
          <table:table-cell office:value-type="float" office:value="140.460007" calcext:value-type="float">
            <text:p>140.460007</text:p>
          </table:table-cell>
          <table:table-cell office:value-type="float" office:value="139.399994" calcext:value-type="float">
            <text:p>139.399994</text:p>
          </table:table-cell>
          <table:table-cell office:value-type="float" office:value="139.559998" calcext:value-type="float">
            <text:p>139.559998</text:p>
          </table:table-cell>
          <table:table-cell office:value-type="float" office:value="103.410988" calcext:value-type="float">
            <text:p>103.410988</text:p>
          </table:table-cell>
          <table:table-cell office:value-type="float" office:value="115144900" calcext:value-type="float">
            <text:p>115144900</text:p>
          </table:table-cell>
        </table:table-row>
        <table:table-row table:style-name="ro1">
          <table:table-cell office:value-type="string" calcext:value-type="string">
            <text:p>2007-03-08</text:p>
          </table:table-cell>
          <table:table-cell office:value-type="float" office:value="140.539993" calcext:value-type="float">
            <text:p>140.539993</text:p>
          </table:table-cell>
          <table:table-cell office:value-type="float" office:value="141.160004" calcext:value-type="float">
            <text:p>141.160004</text:p>
          </table:table-cell>
          <table:table-cell office:value-type="float" office:value="140.070007" calcext:value-type="float">
            <text:p>140.070007</text:p>
          </table:table-cell>
          <table:table-cell office:value-type="float" office:value="140.740005" calcext:value-type="float">
            <text:p>140.740005</text:p>
          </table:table-cell>
          <table:table-cell office:value-type="float" office:value="104.285316" calcext:value-type="float">
            <text:p>104.285316</text:p>
          </table:table-cell>
          <table:table-cell office:value-type="float" office:value="117891600" calcext:value-type="float">
            <text:p>117891600</text:p>
          </table:table-cell>
        </table:table-row>
        <table:table-row table:style-name="ro1">
          <table:table-cell office:value-type="string" calcext:value-type="string">
            <text:p>2007-03-09</text:p>
          </table:table-cell>
          <table:table-cell office:value-type="float" office:value="141.309998" calcext:value-type="float">
            <text:p>141.309998</text:p>
          </table:table-cell>
          <table:table-cell office:value-type="float" office:value="141.419998" calcext:value-type="float">
            <text:p>141.419998</text:p>
          </table:table-cell>
          <table:table-cell office:value-type="float" office:value="140.080002" calcext:value-type="float">
            <text:p>140.080002</text:p>
          </table:table-cell>
          <table:table-cell office:value-type="float" office:value="140.779999" calcext:value-type="float">
            <text:p>140.779999</text:p>
          </table:table-cell>
          <table:table-cell office:value-type="float" office:value="104.314949" calcext:value-type="float">
            <text:p>104.314949</text:p>
          </table:table-cell>
          <table:table-cell office:value-type="float" office:value="107765100" calcext:value-type="float">
            <text:p>107765100</text:p>
          </table:table-cell>
        </table:table-row>
        <table:table-row table:style-name="ro1">
          <table:table-cell office:value-type="string" calcext:value-type="string">
            <text:p>2007-03-12</text:p>
          </table:table-cell>
          <table:table-cell office:value-type="float" office:value="140.419998" calcext:value-type="float">
            <text:p>140.419998</text:p>
          </table:table-cell>
          <table:table-cell office:value-type="float" office:value="141.339996" calcext:value-type="float">
            <text:p>141.339996</text:p>
          </table:table-cell>
          <table:table-cell office:value-type="float" office:value="140.160004" calcext:value-type="float">
            <text:p>140.160004</text:p>
          </table:table-cell>
          <table:table-cell office:value-type="float" office:value="140.990005" calcext:value-type="float">
            <text:p>140.990005</text:p>
          </table:table-cell>
          <table:table-cell office:value-type="float" office:value="104.470589" calcext:value-type="float">
            <text:p>104.470589</text:p>
          </table:table-cell>
          <table:table-cell office:value-type="float" office:value="80366900" calcext:value-type="float">
            <text:p>80366900</text:p>
          </table:table-cell>
        </table:table-row>
        <table:table-row table:style-name="ro1">
          <table:table-cell office:value-type="string" calcext:value-type="string">
            <text:p>2007-03-13</text:p>
          </table:table-cell>
          <table:table-cell office:value-type="float" office:value="140.179993" calcext:value-type="float">
            <text:p>140.179993</text:p>
          </table:table-cell>
          <table:table-cell office:value-type="float" office:value="140.770004" calcext:value-type="float">
            <text:p>140.770004</text:p>
          </table:table-cell>
          <table:table-cell office:value-type="float" office:value="138.039993" calcext:value-type="float">
            <text:p>138.039993</text:p>
          </table:table-cell>
          <table:table-cell office:value-type="float" office:value="138.25" calcext:value-type="float">
            <text:p>138.25</text:p>
          </table:table-cell>
          <table:table-cell office:value-type="float" office:value="102.440269" calcext:value-type="float">
            <text:p>102.440269</text:p>
          </table:table-cell>
          <table:table-cell office:value-type="float" office:value="190605200" calcext:value-type="float">
            <text:p>190605200</text:p>
          </table:table-cell>
        </table:table-row>
        <table:table-row table:style-name="ro1">
          <table:table-cell office:value-type="string" calcext:value-type="string">
            <text:p>2007-03-14</text:p>
          </table:table-cell>
          <table:table-cell office:value-type="float" office:value="138.429993" calcext:value-type="float">
            <text:p>138.429993</text:p>
          </table:table-cell>
          <table:table-cell office:value-type="float" office:value="139.360001" calcext:value-type="float">
            <text:p>139.360001</text:p>
          </table:table-cell>
          <table:table-cell office:value-type="float" office:value="136.75" calcext:value-type="float">
            <text:p>136.75</text:p>
          </table:table-cell>
          <table:table-cell office:value-type="float" office:value="139.279999" calcext:value-type="float">
            <text:p>139.279999</text:p>
          </table:table-cell>
          <table:table-cell office:value-type="float" office:value="103.203476" calcext:value-type="float">
            <text:p>103.203476</text:p>
          </table:table-cell>
          <table:table-cell office:value-type="float" office:value="231853800" calcext:value-type="float">
            <text:p>231853800</text:p>
          </table:table-cell>
        </table:table-row>
        <table:table-row table:style-name="ro1">
          <table:table-cell office:value-type="string" calcext:value-type="string">
            <text:p>2007-03-15</text:p>
          </table:table-cell>
          <table:table-cell office:value-type="float" office:value="138.970001" calcext:value-type="float">
            <text:p>138.970001</text:p>
          </table:table-cell>
          <table:table-cell office:value-type="float" office:value="139.990005" calcext:value-type="float">
            <text:p>139.990005</text:p>
          </table:table-cell>
          <table:table-cell office:value-type="float" office:value="138.800003" calcext:value-type="float">
            <text:p>138.800003</text:p>
          </table:table-cell>
          <table:table-cell office:value-type="float" office:value="139.470001" calcext:value-type="float">
            <text:p>139.470001</text:p>
          </table:table-cell>
          <table:table-cell office:value-type="float" office:value="103.344276" calcext:value-type="float">
            <text:p>103.344276</text:p>
          </table:table-cell>
          <table:table-cell office:value-type="float" office:value="132435900" calcext:value-type="float">
            <text:p>132435900</text:p>
          </table:table-cell>
        </table:table-row>
        <table:table-row table:style-name="ro1">
          <table:table-cell office:value-type="string" calcext:value-type="string">
            <text:p>2007-03-16</text:p>
          </table:table-cell>
          <table:table-cell office:value-type="float" office:value="139.309998" calcext:value-type="float">
            <text:p>139.309998</text:p>
          </table:table-cell>
          <table:table-cell office:value-type="float" office:value="139.630005" calcext:value-type="float">
            <text:p>139.630005</text:p>
          </table:table-cell>
          <table:table-cell office:value-type="float" office:value="138.119995" calcext:value-type="float">
            <text:p>138.119995</text:p>
          </table:table-cell>
          <table:table-cell office:value-type="float" office:value="138.529999" calcext:value-type="float">
            <text:p>138.529999</text:p>
          </table:table-cell>
          <table:table-cell office:value-type="float" office:value="103.054916" calcext:value-type="float">
            <text:p>103.054916</text:p>
          </table:table-cell>
          <table:table-cell office:value-type="float" office:value="121531600" calcext:value-type="float">
            <text:p>121531600</text:p>
          </table:table-cell>
        </table:table-row>
        <table:table-row table:style-name="ro1">
          <table:table-cell office:value-type="string" calcext:value-type="string">
            <text:p>2007-03-19</text:p>
          </table:table-cell>
          <table:table-cell office:value-type="float" office:value="139.259995" calcext:value-type="float">
            <text:p>139.259995</text:p>
          </table:table-cell>
          <table:table-cell office:value-type="float" office:value="140.330002" calcext:value-type="float">
            <text:p>140.330002</text:p>
          </table:table-cell>
          <table:table-cell office:value-type="float" office:value="139.149994" calcext:value-type="float">
            <text:p>139.149994</text:p>
          </table:table-cell>
          <table:table-cell office:value-type="float" office:value="140.199997" calcext:value-type="float">
            <text:p>140.199997</text:p>
          </table:table-cell>
          <table:table-cell office:value-type="float" office:value="104.297256" calcext:value-type="float">
            <text:p>104.297256</text:p>
          </table:table-cell>
          <table:table-cell office:value-type="float" office:value="96161200" calcext:value-type="float">
            <text:p>96161200</text:p>
          </table:table-cell>
        </table:table-row>
        <table:table-row table:style-name="ro1">
          <table:table-cell office:value-type="string" calcext:value-type="string">
            <text:p>2007-03-20</text:p>
          </table:table-cell>
          <table:table-cell office:value-type="float" office:value="140.080002" calcext:value-type="float">
            <text:p>140.080002</text:p>
          </table:table-cell>
          <table:table-cell office:value-type="float" office:value="141.050003" calcext:value-type="float">
            <text:p>141.050003</text:p>
          </table:table-cell>
          <table:table-cell office:value-type="float" office:value="139.960007" calcext:value-type="float">
            <text:p>139.960007</text:p>
          </table:table-cell>
          <table:table-cell office:value-type="float" office:value="140.970001" calcext:value-type="float">
            <text:p>140.970001</text:p>
          </table:table-cell>
          <table:table-cell office:value-type="float" office:value="104.870041" calcext:value-type="float">
            <text:p>104.870041</text:p>
          </table:table-cell>
          <table:table-cell office:value-type="float" office:value="82147400" calcext:value-type="float">
            <text:p>82147400</text:p>
          </table:table-cell>
        </table:table-row>
        <table:table-row table:style-name="ro1">
          <table:table-cell office:value-type="string" calcext:value-type="string">
            <text:p>2007-03-21</text:p>
          </table:table-cell>
          <table:table-cell office:value-type="float" office:value="141.100006" calcext:value-type="float">
            <text:p>141.100006</text:p>
          </table:table-cell>
          <table:table-cell office:value-type="float" office:value="143.649994" calcext:value-type="float">
            <text:p>143.649994</text:p>
          </table:table-cell>
          <table:table-cell office:value-type="float" office:value="140.820007" calcext:value-type="float">
            <text:p>140.820007</text:p>
          </table:table-cell>
          <table:table-cell office:value-type="float" office:value="143.289993" calcext:value-type="float">
            <text:p>143.289993</text:p>
          </table:table-cell>
          <table:table-cell office:value-type="float" office:value="106.595955" calcext:value-type="float">
            <text:p>106.595955</text:p>
          </table:table-cell>
          <table:table-cell office:value-type="float" office:value="152368700" calcext:value-type="float">
            <text:p>152368700</text:p>
          </table:table-cell>
        </table:table-row>
        <table:table-row table:style-name="ro1">
          <table:table-cell office:value-type="string" calcext:value-type="string">
            <text:p>2007-03-22</text:p>
          </table:table-cell>
          <table:table-cell office:value-type="float" office:value="143.479996" calcext:value-type="float">
            <text:p>143.479996</text:p>
          </table:table-cell>
          <table:table-cell office:value-type="float" office:value="143.679993" calcext:value-type="float">
            <text:p>143.679993</text:p>
          </table:table-cell>
          <table:table-cell office:value-type="float" office:value="142.789993" calcext:value-type="float">
            <text:p>142.789993</text:p>
          </table:table-cell>
          <table:table-cell office:value-type="float" office:value="143.179993" calcext:value-type="float">
            <text:p>143.179993</text:p>
          </table:table-cell>
          <table:table-cell office:value-type="float" office:value="106.514122" calcext:value-type="float">
            <text:p>106.514122</text:p>
          </table:table-cell>
          <table:table-cell office:value-type="float" office:value="118942200" calcext:value-type="float">
            <text:p>118942200</text:p>
          </table:table-cell>
        </table:table-row>
        <table:table-row table:style-name="ro1">
          <table:table-cell office:value-type="string" calcext:value-type="string">
            <text:p>2007-03-23</text:p>
          </table:table-cell>
          <table:table-cell office:value-type="float" office:value="143.279999" calcext:value-type="float">
            <text:p>143.279999</text:p>
          </table:table-cell>
          <table:table-cell office:value-type="float" office:value="143.809998" calcext:value-type="float">
            <text:p>143.809998</text:p>
          </table:table-cell>
          <table:table-cell office:value-type="float" office:value="143.149994" calcext:value-type="float">
            <text:p>143.149994</text:p>
          </table:table-cell>
          <table:table-cell office:value-type="float" office:value="143.389999" calcext:value-type="float">
            <text:p>143.389999</text:p>
          </table:table-cell>
          <table:table-cell office:value-type="float" office:value="106.670311" calcext:value-type="float">
            <text:p>106.670311</text:p>
          </table:table-cell>
          <table:table-cell office:value-type="float" office:value="74416800" calcext:value-type="float">
            <text:p>74416800</text:p>
          </table:table-cell>
        </table:table-row>
        <table:table-row table:style-name="ro1">
          <table:table-cell office:value-type="string" calcext:value-type="string">
            <text:p>2007-03-26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649994" calcext:value-type="float">
            <text:p>143.649994</text:p>
          </table:table-cell>
          <table:table-cell office:value-type="float" office:value="142.089996" calcext:value-type="float">
            <text:p>142.089996</text:p>
          </table:table-cell>
          <table:table-cell office:value-type="float" office:value="143.199997" calcext:value-type="float">
            <text:p>143.199997</text:p>
          </table:table-cell>
          <table:table-cell office:value-type="float" office:value="106.528976" calcext:value-type="float">
            <text:p>106.528976</text:p>
          </table:table-cell>
          <table:table-cell office:value-type="float" office:value="113787500" calcext:value-type="float">
            <text:p>113787500</text:p>
          </table:table-cell>
        </table:table-row>
        <table:table-row table:style-name="ro1">
          <table:table-cell office:value-type="string" calcext:value-type="string">
            <text:p>2007-03-27</text:p>
          </table:table-cell>
          <table:table-cell office:value-type="float" office:value="143.119995" calcext:value-type="float">
            <text:p>143.119995</text:p>
          </table:table-cell>
          <table:table-cell office:value-type="float" office:value="143.160004" calcext:value-type="float">
            <text:p>143.160004</text:p>
          </table:table-cell>
          <table:table-cell office:value-type="float" office:value="142.389999" calcext:value-type="float">
            <text:p>142.389999</text:p>
          </table:table-cell>
          <table:table-cell office:value-type="float" office:value="142.860001" calcext:value-type="float">
            <text:p>142.860001</text:p>
          </table:table-cell>
          <table:table-cell office:value-type="float" office:value="106.276085" calcext:value-type="float">
            <text:p>106.276085</text:p>
          </table:table-cell>
          <table:table-cell office:value-type="float" office:value="99864600" calcext:value-type="float">
            <text:p>99864600</text:p>
          </table:table-cell>
        </table:table-row>
        <table:table-row table:style-name="ro1">
          <table:table-cell office:value-type="string" calcext:value-type="string">
            <text:p>2007-03-28</text:p>
          </table:table-cell>
          <table:table-cell office:value-type="float" office:value="142.139999" calcext:value-type="float">
            <text:p>142.139999</text:p>
          </table:table-cell>
          <table:table-cell office:value-type="float" office:value="142.470001" calcext:value-type="float">
            <text:p>142.470001</text:p>
          </table:table-cell>
          <table:table-cell office:value-type="float" office:value="141.259995" calcext:value-type="float">
            <text:p>141.259995</text:p>
          </table:table-cell>
          <table:table-cell office:value-type="float" office:value="141.820007" calcext:value-type="float">
            <text:p>141.820007</text:p>
          </table:table-cell>
          <table:table-cell office:value-type="float" office:value="105.502373" calcext:value-type="float">
            <text:p>105.502373</text:p>
          </table:table-cell>
          <table:table-cell office:value-type="float" office:value="152907900" calcext:value-type="float">
            <text:p>152907900</text:p>
          </table:table-cell>
        </table:table-row>
        <table:table-row table:style-name="ro1">
          <table:table-cell office:value-type="string" calcext:value-type="string">
            <text:p>2007-03-29</text:p>
          </table:table-cell>
          <table:table-cell office:value-type="float" office:value="142.539993" calcext:value-type="float">
            <text:p>142.539993</text:p>
          </table:table-cell>
          <table:table-cell office:value-type="float" office:value="142.610001" calcext:value-type="float">
            <text:p>142.610001</text:p>
          </table:table-cell>
          <table:table-cell office:value-type="float" office:value="141.190002" calcext:value-type="float">
            <text:p>141.190002</text:p>
          </table:table-cell>
          <table:table-cell office:value-type="float" office:value="141.970001" calcext:value-type="float">
            <text:p>141.970001</text:p>
          </table:table-cell>
          <table:table-cell office:value-type="float" office:value="105.613968" calcext:value-type="float">
            <text:p>105.613968</text:p>
          </table:table-cell>
          <table:table-cell office:value-type="float" office:value="139432700" calcext:value-type="float">
            <text:p>139432700</text:p>
          </table:table-cell>
        </table:table-row>
        <table:table-row table:style-name="ro1">
          <table:table-cell office:value-type="string" calcext:value-type="string">
            <text:p>2007-03-30</text:p>
          </table:table-cell>
          <table:table-cell office:value-type="float" office:value="142.240005" calcext:value-type="float">
            <text:p>142.240005</text:p>
          </table:table-cell>
          <table:table-cell office:value-type="float" office:value="142.839996" calcext:value-type="float">
            <text:p>142.839996</text:p>
          </table:table-cell>
          <table:table-cell office:value-type="float" office:value="140.559998" calcext:value-type="float">
            <text:p>140.559998</text:p>
          </table:table-cell>
          <table:table-cell office:value-type="float" office:value="142" calcext:value-type="float">
            <text:p>142</text:p>
          </table:table-cell>
          <table:table-cell office:value-type="float" office:value="105.636284" calcext:value-type="float">
            <text:p>105.636284</text:p>
          </table:table-cell>
          <table:table-cell office:value-type="float" office:value="128194100" calcext:value-type="float">
            <text:p>128194100</text:p>
          </table:table-cell>
        </table:table-row>
        <table:table-row table:style-name="ro1">
          <table:table-cell office:value-type="string" calcext:value-type="string">
            <text:p>2007-04-02</text:p>
          </table:table-cell>
          <table:table-cell office:value-type="float" office:value="142.160004" calcext:value-type="float">
            <text:p>142.160004</text:p>
          </table:table-cell>
          <table:table-cell office:value-type="float" office:value="142.460007" calcext:value-type="float">
            <text:p>142.460007</text:p>
          </table:table-cell>
          <table:table-cell office:value-type="float" office:value="141.479996" calcext:value-type="float">
            <text:p>141.479996</text:p>
          </table:table-cell>
          <table:table-cell office:value-type="float" office:value="142.160004" calcext:value-type="float">
            <text:p>142.160004</text:p>
          </table:table-cell>
          <table:table-cell office:value-type="float" office:value="105.755325" calcext:value-type="float">
            <text:p>105.755325</text:p>
          </table:table-cell>
          <table:table-cell office:value-type="float" office:value="79416400" calcext:value-type="float">
            <text:p>79416400</text:p>
          </table:table-cell>
        </table:table-row>
        <table:table-row table:style-name="ro1">
          <table:table-cell office:value-type="string" calcext:value-type="string">
            <text:p>2007-04-03</text:p>
          </table:table-cell>
          <table:table-cell office:value-type="float" office:value="142.970001" calcext:value-type="float">
            <text:p>142.970001</text:p>
          </table:table-cell>
          <table:table-cell office:value-type="float" office:value="143.979996" calcext:value-type="float">
            <text:p>143.979996</text:p>
          </table:table-cell>
          <table:table-cell office:value-type="float" office:value="142.910004" calcext:value-type="float">
            <text:p>142.910004</text:p>
          </table:table-cell>
          <table:table-cell office:value-type="float" office:value="143.690002" calcext:value-type="float">
            <text:p>143.690002</text:p>
          </table:table-cell>
          <table:table-cell office:value-type="float" office:value="106.89357" calcext:value-type="float">
            <text:p>106.89357</text:p>
          </table:table-cell>
          <table:table-cell office:value-type="float" office:value="82417800" calcext:value-type="float">
            <text:p>82417800</text:p>
          </table:table-cell>
        </table:table-row>
        <table:table-row table:style-name="ro1">
          <table:table-cell office:value-type="string" calcext:value-type="string">
            <text:p>2007-04-04</text:p>
          </table:table-cell>
          <table:table-cell office:value-type="float" office:value="143.690002" calcext:value-type="float">
            <text:p>143.690002</text:p>
          </table:table-cell>
          <table:table-cell office:value-type="float" office:value="143.949997" calcext:value-type="float">
            <text:p>143.949997</text:p>
          </table:table-cell>
          <table:table-cell office:value-type="float" office:value="143.160004" calcext:value-type="float">
            <text:p>143.160004</text:p>
          </table:table-cell>
          <table:table-cell office:value-type="float" office:value="143.850006" calcext:value-type="float">
            <text:p>143.850006</text:p>
          </table:table-cell>
          <table:table-cell office:value-type="float" office:value="107.012573" calcext:value-type="float">
            <text:p>107.012573</text:p>
          </table:table-cell>
          <table:table-cell office:value-type="float" office:value="63995200" calcext:value-type="float">
            <text:p>63995200</text:p>
          </table:table-cell>
        </table:table-row>
        <table:table-row table:style-name="ro1">
          <table:table-cell office:value-type="string" calcext:value-type="string">
            <text:p>2007-04-05</text:p>
          </table:table-cell>
          <table:table-cell office:value-type="float" office:value="143.669998" calcext:value-type="float">
            <text:p>143.669998</text:p>
          </table:table-cell>
          <table:table-cell office:value-type="float" office:value="144.440002" calcext:value-type="float">
            <text:p>144.440002</text:p>
          </table:table-cell>
          <table:table-cell office:value-type="float" office:value="143.610001" calcext:value-type="float">
            <text:p>143.610001</text:p>
          </table:table-cell>
          <table:table-cell office:value-type="float" office:value="144.240005" calcext:value-type="float">
            <text:p>144.240005</text:p>
          </table:table-cell>
          <table:table-cell office:value-type="float" office:value="107.302704" calcext:value-type="float">
            <text:p>107.302704</text:p>
          </table:table-cell>
          <table:table-cell office:value-type="float" office:value="46822800" calcext:value-type="float">
            <text:p>46822800</text:p>
          </table:table-cell>
        </table:table-row>
        <table:table-row table:style-name="ro1">
          <table:table-cell office:value-type="string" calcext:value-type="string">
            <text:p>2007-04-09</text:p>
          </table:table-cell>
          <table:table-cell office:value-type="float" office:value="144.649994" calcext:value-type="float">
            <text:p>144.649994</text:p>
          </table:table-cell>
          <table:table-cell office:value-type="float" office:value="144.800003" calcext:value-type="float">
            <text:p>144.800003</text:p>
          </table:table-cell>
          <table:table-cell office:value-type="float" office:value="144.149994" calcext:value-type="float">
            <text:p>144.149994</text:p>
          </table:table-cell>
          <table:table-cell office:value-type="float" office:value="144.440002" calcext:value-type="float">
            <text:p>144.440002</text:p>
          </table:table-cell>
          <table:table-cell office:value-type="float" office:value="107.451469" calcext:value-type="float">
            <text:p>107.451469</text:p>
          </table:table-cell>
          <table:table-cell office:value-type="float" office:value="50967400" calcext:value-type="float">
            <text:p>50967400</text:p>
          </table:table-cell>
        </table:table-row>
        <table:table-row table:style-name="ro1">
          <table:table-cell office:value-type="string" calcext:value-type="string">
            <text:p>2007-04-10</text:p>
          </table:table-cell>
          <table:table-cell office:value-type="float" office:value="144.330002" calcext:value-type="float">
            <text:p>144.330002</text:p>
          </table:table-cell>
          <table:table-cell office:value-type="float" office:value="144.850006" calcext:value-type="float">
            <text:p>144.850006</text:p>
          </table:table-cell>
          <table:table-cell office:value-type="float" office:value="144.270004" calcext:value-type="float">
            <text:p>144.270004</text:p>
          </table:table-cell>
          <table:table-cell office:value-type="float" office:value="144.610001" calcext:value-type="float">
            <text:p>144.610001</text:p>
          </table:table-cell>
          <table:table-cell office:value-type="float" office:value="107.57798" calcext:value-type="float">
            <text:p>107.57798</text:p>
          </table:table-cell>
          <table:table-cell office:value-type="float" office:value="56620000" calcext:value-type="float">
            <text:p>56620000</text:p>
          </table:table-cell>
        </table:table-row>
        <table:table-row table:style-name="ro1">
          <table:table-cell office:value-type="string" calcext:value-type="string">
            <text:p>2007-04-11</text:p>
          </table:table-cell>
          <table:table-cell office:value-type="float" office:value="144.820007" calcext:value-type="float">
            <text:p>144.820007</text:p>
          </table:table-cell>
          <table:table-cell office:value-type="float" office:value="144.860001" calcext:value-type="float">
            <text:p>144.860001</text:p>
          </table:table-cell>
          <table:table-cell office:value-type="float" office:value="143.539993" calcext:value-type="float">
            <text:p>143.539993</text:p>
          </table:table-cell>
          <table:table-cell office:value-type="float" office:value="144.020004" calcext:value-type="float">
            <text:p>144.020004</text:p>
          </table:table-cell>
          <table:table-cell office:value-type="float" office:value="107.139015" calcext:value-type="float">
            <text:p>107.139015</text:p>
          </table:table-cell>
          <table:table-cell office:value-type="float" office:value="106365700" calcext:value-type="float">
            <text:p>106365700</text:p>
          </table:table-cell>
        </table:table-row>
        <table:table-row table:style-name="ro1">
          <table:table-cell office:value-type="string" calcext:value-type="string">
            <text:p>2007-04-12</text:p>
          </table:table-cell>
          <table:table-cell office:value-type="float" office:value="143.740005" calcext:value-type="float">
            <text:p>143.740005</text:p>
          </table:table-cell>
          <table:table-cell office:value-type="float" office:value="144.919998" calcext:value-type="float">
            <text:p>144.919998</text:p>
          </table:table-cell>
          <table:table-cell office:value-type="float" office:value="143.339996" calcext:value-type="float">
            <text:p>143.339996</text:p>
          </table:table-cell>
          <table:table-cell office:value-type="float" office:value="144.660004" calcext:value-type="float">
            <text:p>144.660004</text:p>
          </table:table-cell>
          <table:table-cell office:value-type="float" office:value="107.615112" calcext:value-type="float">
            <text:p>107.615112</text:p>
          </table:table-cell>
          <table:table-cell office:value-type="float" office:value="115534400" calcext:value-type="float">
            <text:p>115534400</text:p>
          </table:table-cell>
        </table:table-row>
        <table:table-row table:style-name="ro1">
          <table:table-cell office:value-type="string" calcext:value-type="string">
            <text:p>2007-04-13</text:p>
          </table:table-cell>
          <table:table-cell office:value-type="float" office:value="144.899994" calcext:value-type="float">
            <text:p>144.899994</text:p>
          </table:table-cell>
          <table:table-cell office:value-type="float" office:value="145.320007" calcext:value-type="float">
            <text:p>145.320007</text:p>
          </table:table-cell>
          <table:table-cell office:value-type="float" office:value="144.360001" calcext:value-type="float">
            <text:p>144.360001</text:p>
          </table:table-cell>
          <table:table-cell office:value-type="float" office:value="145.320007" calcext:value-type="float">
            <text:p>145.320007</text:p>
          </table:table-cell>
          <table:table-cell office:value-type="float" office:value="108.106125" calcext:value-type="float">
            <text:p>108.106125</text:p>
          </table:table-cell>
          <table:table-cell office:value-type="float" office:value="84287000" calcext:value-type="float">
            <text:p>84287000</text:p>
          </table:table-cell>
        </table:table-row>
        <table:table-row table:style-name="ro1">
          <table:table-cell office:value-type="string" calcext:value-type="string">
            <text:p>2007-04-16</text:p>
          </table:table-cell>
          <table:table-cell office:value-type="float" office:value="145.830002" calcext:value-type="float">
            <text:p>145.830002</text:p>
          </table:table-cell>
          <table:table-cell office:value-type="float" office:value="146.860001" calcext:value-type="float">
            <text:p>146.860001</text:p>
          </table:table-cell>
          <table:table-cell office:value-type="float" office:value="145.820007" calcext:value-type="float">
            <text:p>145.820007</text:p>
          </table:table-cell>
          <table:table-cell office:value-type="float" office:value="146.699997" calcext:value-type="float">
            <text:p>146.699997</text:p>
          </table:table-cell>
          <table:table-cell office:value-type="float" office:value="109.132759" calcext:value-type="float">
            <text:p>109.132759</text:p>
          </table:table-cell>
          <table:table-cell office:value-type="float" office:value="83064600" calcext:value-type="float">
            <text:p>83064600</text:p>
          </table:table-cell>
        </table:table-row>
        <table:table-row table:style-name="ro1">
          <table:table-cell office:value-type="string" calcext:value-type="string">
            <text:p>2007-04-17</text:p>
          </table:table-cell>
          <table:table-cell office:value-type="float" office:value="146.970001" calcext:value-type="float">
            <text:p>146.970001</text:p>
          </table:table-cell>
          <table:table-cell office:value-type="float" office:value="147.399994" calcext:value-type="float">
            <text:p>147.399994</text:p>
          </table:table-cell>
          <table:table-cell office:value-type="float" office:value="146.649994" calcext:value-type="float">
            <text:p>146.649994</text:p>
          </table:table-cell>
          <table:table-cell office:value-type="float" office:value="147.089996" calcext:value-type="float">
            <text:p>147.089996</text:p>
          </table:table-cell>
          <table:table-cell office:value-type="float" office:value="109.422867" calcext:value-type="float">
            <text:p>109.422867</text:p>
          </table:table-cell>
          <table:table-cell office:value-type="float" office:value="108424100" calcext:value-type="float">
            <text:p>108424100</text:p>
          </table:table-cell>
        </table:table-row>
        <table:table-row table:style-name="ro1">
          <table:table-cell office:value-type="string" calcext:value-type="string">
            <text:p>2007-04-18</text:p>
          </table:table-cell>
          <table:table-cell office:value-type="float" office:value="146.600006" calcext:value-type="float">
            <text:p>146.600006</text:p>
          </table:table-cell>
          <table:table-cell office:value-type="float" office:value="147.699997" calcext:value-type="float">
            <text:p>147.699997</text:p>
          </table:table-cell>
          <table:table-cell office:value-type="float" office:value="146.570007" calcext:value-type="float">
            <text:p>146.570007</text:p>
          </table:table-cell>
          <table:table-cell office:value-type="float" office:value="147.270004" calcext:value-type="float">
            <text:p>147.270004</text:p>
          </table:table-cell>
          <table:table-cell office:value-type="float" office:value="109.556725" calcext:value-type="float">
            <text:p>109.556725</text:p>
          </table:table-cell>
          <table:table-cell office:value-type="float" office:value="88345300" calcext:value-type="float">
            <text:p>88345300</text:p>
          </table:table-cell>
        </table:table-row>
        <table:table-row table:style-name="ro1">
          <table:table-cell office:value-type="string" calcext:value-type="string">
            <text:p>2007-04-19</text:p>
          </table:table-cell>
          <table:table-cell office:value-type="float" office:value="146.550003" calcext:value-type="float">
            <text:p>146.550003</text:p>
          </table:table-cell>
          <table:table-cell office:value-type="float" office:value="147.399994" calcext:value-type="float">
            <text:p>147.399994</text:p>
          </table:table-cell>
          <table:table-cell office:value-type="float" office:value="146.360001" calcext:value-type="float">
            <text:p>146.360001</text:p>
          </table:table-cell>
          <table:table-cell office:value-type="float" office:value="147.229996" calcext:value-type="float">
            <text:p>147.229996</text:p>
          </table:table-cell>
          <table:table-cell office:value-type="float" office:value="109.527008" calcext:value-type="float">
            <text:p>109.527008</text:p>
          </table:table-cell>
          <table:table-cell office:value-type="float" office:value="102947700" calcext:value-type="float">
            <text:p>102947700</text:p>
          </table:table-cell>
        </table:table-row>
        <table:table-row table:style-name="ro1">
          <table:table-cell office:value-type="string" calcext:value-type="string">
            <text:p>2007-04-20</text:p>
          </table:table-cell>
          <table:table-cell office:value-type="float" office:value="148.220001" calcext:value-type="float">
            <text:p>148.220001</text:p>
          </table:table-cell>
          <table:table-cell office:value-type="float" office:value="148.619995" calcext:value-type="float">
            <text:p>148.619995</text:p>
          </table:table-cell>
          <table:table-cell office:value-type="float" office:value="147.039993" calcext:value-type="float">
            <text:p>147.039993</text:p>
          </table:table-cell>
          <table:table-cell office:value-type="float" office:value="148.619995" calcext:value-type="float">
            <text:p>148.619995</text:p>
          </table:table-cell>
          <table:table-cell office:value-type="float" office:value="110.561058" calcext:value-type="float">
            <text:p>110.561058</text:p>
          </table:table-cell>
          <table:table-cell office:value-type="float" office:value="124114100" calcext:value-type="float">
            <text:p>124114100</text:p>
          </table:table-cell>
        </table:table-row>
        <table:table-row table:style-name="ro1">
          <table:table-cell office:value-type="string" calcext:value-type="string">
            <text:p>2007-04-23</text:p>
          </table:table-cell>
          <table:table-cell office:value-type="float" office:value="148.369995" calcext:value-type="float">
            <text:p>148.369995</text:p>
          </table:table-cell>
          <table:table-cell office:value-type="float" office:value="148.729996" calcext:value-type="float">
            <text:p>148.729996</text:p>
          </table:table-cell>
          <table:table-cell office:value-type="float" office:value="147.970001" calcext:value-type="float">
            <text:p>147.970001</text:p>
          </table:table-cell>
          <table:table-cell office:value-type="float" office:value="148.059998" calcext:value-type="float">
            <text:p>148.059998</text:p>
          </table:table-cell>
          <table:table-cell office:value-type="float" office:value="110.144417" calcext:value-type="float">
            <text:p>110.144417</text:p>
          </table:table-cell>
          <table:table-cell office:value-type="float" office:value="77270800" calcext:value-type="float">
            <text:p>77270800</text:p>
          </table:table-cell>
        </table:table-row>
        <table:table-row table:style-name="ro1">
          <table:table-cell office:value-type="string" calcext:value-type="string">
            <text:p>2007-04-24</text:p>
          </table:table-cell>
          <table:table-cell office:value-type="float" office:value="148.229996" calcext:value-type="float">
            <text:p>148.229996</text:p>
          </table:table-cell>
          <table:table-cell office:value-type="float" office:value="148.399994" calcext:value-type="float">
            <text:p>148.399994</text:p>
          </table:table-cell>
          <table:table-cell office:value-type="float" office:value="147.320007" calcext:value-type="float">
            <text:p>147.320007</text:p>
          </table:table-cell>
          <table:table-cell office:value-type="float" office:value="148.119995" calcext:value-type="float">
            <text:p>148.119995</text:p>
          </table:table-cell>
          <table:table-cell office:value-type="float" office:value="110.189079" calcext:value-type="float">
            <text:p>110.189079</text:p>
          </table:table-cell>
          <table:table-cell office:value-type="float" office:value="114471000" calcext:value-type="float">
            <text:p>114471000</text:p>
          </table:table-cell>
        </table:table-row>
        <table:table-row table:style-name="ro1">
          <table:table-cell office:value-type="string" calcext:value-type="string">
            <text:p>2007-04-25</text:p>
          </table:table-cell>
          <table:table-cell office:value-type="float" office:value="148.729996" calcext:value-type="float">
            <text:p>148.729996</text:p>
          </table:table-cell>
          <table:table-cell office:value-type="float" office:value="149.660004" calcext:value-type="float">
            <text:p>149.660004</text:p>
          </table:table-cell>
          <table:table-cell office:value-type="float" office:value="148.020004" calcext:value-type="float">
            <text:p>148.020004</text:p>
          </table:table-cell>
          <table:table-cell office:value-type="float" office:value="149.479996" calcext:value-type="float">
            <text:p>149.479996</text:p>
          </table:table-cell>
          <table:table-cell office:value-type="float" office:value="111.200829" calcext:value-type="float">
            <text:p>111.200829</text:p>
          </table:table-cell>
          <table:table-cell office:value-type="float" office:value="108418800" calcext:value-type="float">
            <text:p>108418800</text:p>
          </table:table-cell>
        </table:table-row>
        <table:table-row table:style-name="ro1">
          <table:table-cell office:value-type="string" calcext:value-type="string">
            <text:p>2007-04-26</text:p>
          </table:table-cell>
          <table:table-cell office:value-type="float" office:value="149.490005" calcext:value-type="float">
            <text:p>149.490005</text:p>
          </table:table-cell>
          <table:table-cell office:value-type="float" office:value="149.800003" calcext:value-type="float">
            <text:p>149.800003</text:p>
          </table:table-cell>
          <table:table-cell office:value-type="float" office:value="149.100006" calcext:value-type="float">
            <text:p>149.100006</text:p>
          </table:table-cell>
          <table:table-cell office:value-type="float" office:value="149.649994" calcext:value-type="float">
            <text:p>149.649994</text:p>
          </table:table-cell>
          <table:table-cell office:value-type="float" office:value="111.327248" calcext:value-type="float">
            <text:p>111.327248</text:p>
          </table:table-cell>
          <table:table-cell office:value-type="float" office:value="88741600" calcext:value-type="float">
            <text:p>88741600</text:p>
          </table:table-cell>
        </table:table-row>
        <table:table-row table:style-name="ro1">
          <table:table-cell office:value-type="string" calcext:value-type="string">
            <text:p>2007-04-27</text:p>
          </table:table-cell>
          <table:table-cell office:value-type="float" office:value="149.089996" calcext:value-type="float">
            <text:p>149.089996</text:p>
          </table:table-cell>
          <table:table-cell office:value-type="float" office:value="149.740005" calcext:value-type="float">
            <text:p>149.740005</text:p>
          </table:table-cell>
          <table:table-cell office:value-type="float" office:value="148.839996" calcext:value-type="float">
            <text:p>148.839996</text:p>
          </table:table-cell>
          <table:table-cell office:value-type="float" office:value="149.529999" calcext:value-type="float">
            <text:p>149.529999</text:p>
          </table:table-cell>
          <table:table-cell office:value-type="float" office:value="111.237999" calcext:value-type="float">
            <text:p>111.237999</text:p>
          </table:table-cell>
          <table:table-cell office:value-type="float" office:value="108191100" calcext:value-type="float">
            <text:p>108191100</text:p>
          </table:table-cell>
        </table:table-row>
        <table:table-row table:style-name="ro1">
          <table:table-cell office:value-type="string" calcext:value-type="string">
            <text:p>2007-04-30</text:p>
          </table:table-cell>
          <table:table-cell office:value-type="float" office:value="149.639999" calcext:value-type="float">
            <text:p>149.639999</text:p>
          </table:table-cell>
          <table:table-cell office:value-type="float" office:value="149.740005" calcext:value-type="float">
            <text:p>149.740005</text:p>
          </table:table-cell>
          <table:table-cell office:value-type="float" office:value="148.210007" calcext:value-type="float">
            <text:p>148.210007</text:p>
          </table:table-cell>
          <table:table-cell office:value-type="float" office:value="148.289993" calcext:value-type="float">
            <text:p>148.289993</text:p>
          </table:table-cell>
          <table:table-cell office:value-type="float" office:value="110.315491" calcext:value-type="float">
            <text:p>110.315491</text:p>
          </table:table-cell>
          <table:table-cell office:value-type="float" office:value="100874100" calcext:value-type="float">
            <text:p>100874100</text:p>
          </table:table-cell>
        </table:table-row>
        <table:table-row table:style-name="ro1">
          <table:table-cell office:value-type="string" calcext:value-type="string">
            <text:p>2007-05-01</text:p>
          </table:table-cell>
          <table:table-cell office:value-type="float" office:value="148.419998" calcext:value-type="float">
            <text:p>148.419998</text:p>
          </table:table-cell>
          <table:table-cell office:value-type="float" office:value="149.470001" calcext:value-type="float">
            <text:p>149.470001</text:p>
          </table:table-cell>
          <table:table-cell office:value-type="float" office:value="147.669998" calcext:value-type="float">
            <text:p>147.669998</text:p>
          </table:table-cell>
          <table:table-cell office:value-type="float" office:value="148.669998" calcext:value-type="float">
            <text:p>148.669998</text:p>
          </table:table-cell>
          <table:table-cell office:value-type="float" office:value="110.598228" calcext:value-type="float">
            <text:p>110.598228</text:p>
          </table:table-cell>
          <table:table-cell office:value-type="float" office:value="134342700" calcext:value-type="float">
            <text:p>134342700</text:p>
          </table:table-cell>
        </table:table-row>
        <table:table-row table:style-name="ro1">
          <table:table-cell office:value-type="string" calcext:value-type="string">
            <text:p>2007-05-02</text:p>
          </table:table-cell>
          <table:table-cell office:value-type="float" office:value="148.899994" calcext:value-type="float">
            <text:p>148.899994</text:p>
          </table:table-cell>
          <table:table-cell office:value-type="float" office:value="149.949997" calcext:value-type="float">
            <text:p>149.949997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9.539993" calcext:value-type="float">
            <text:p>149.539993</text:p>
          </table:table-cell>
          <table:table-cell office:value-type="float" office:value="111.24543" calcext:value-type="float">
            <text:p>111.24543</text:p>
          </table:table-cell>
          <table:table-cell office:value-type="float" office:value="87129800" calcext:value-type="float">
            <text:p>87129800</text:p>
          </table:table-cell>
        </table:table-row>
        <table:table-row table:style-name="ro1">
          <table:table-cell office:value-type="string" calcext:value-type="string">
            <text:p>2007-05-03</text:p>
          </table:table-cell>
          <table:table-cell office:value-type="float" office:value="149.970001" calcext:value-type="float">
            <text:p>149.970001</text:p>
          </table:table-cell>
          <table:table-cell office:value-type="float" office:value="150.399994" calcext:value-type="float">
            <text:p>150.399994</text:p>
          </table:table-cell>
          <table:table-cell office:value-type="float" office:value="149.729996" calcext:value-type="float">
            <text:p>149.729996</text:p>
          </table:table-cell>
          <table:table-cell office:value-type="float" office:value="150.350006" calcext:value-type="float">
            <text:p>150.350006</text:p>
          </table:table-cell>
          <table:table-cell office:value-type="float" office:value="111.84803" calcext:value-type="float">
            <text:p>111.84803</text:p>
          </table:table-cell>
          <table:table-cell office:value-type="float" office:value="86569700" calcext:value-type="float">
            <text:p>86569700</text:p>
          </table:table-cell>
        </table:table-row>
        <table:table-row table:style-name="ro1">
          <table:table-cell office:value-type="string" calcext:value-type="string">
            <text:p>2007-05-04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1.119995" calcext:value-type="float">
            <text:p>151.119995</text:p>
          </table:table-cell>
          <table:table-cell office:value-type="float" office:value="150.220001" calcext:value-type="float">
            <text:p>150.220001</text:p>
          </table:table-cell>
          <table:table-cell office:value-type="float" office:value="150.919998" calcext:value-type="float">
            <text:p>150.919998</text:p>
          </table:table-cell>
          <table:table-cell office:value-type="float" office:value="112.272026" calcext:value-type="float">
            <text:p>112.272026</text:p>
          </table:table-cell>
          <table:table-cell office:value-type="float" office:value="96409000" calcext:value-type="float">
            <text:p>96409000</text:p>
          </table:table-cell>
        </table:table-row>
        <table:table-row table:style-name="ro1">
          <table:table-cell office:value-type="string" calcext:value-type="string">
            <text:p>2007-05-07</text:p>
          </table:table-cell>
          <table:table-cell office:value-type="float" office:value="150.880005" calcext:value-type="float">
            <text:p>150.880005</text:p>
          </table:table-cell>
          <table:table-cell office:value-type="float" office:value="151.199997" calcext:value-type="float">
            <text:p>151.199997</text:p>
          </table:table-cell>
          <table:table-cell office:value-type="float" office:value="150.809998" calcext:value-type="float">
            <text:p>150.809998</text:p>
          </table:table-cell>
          <table:table-cell office:value-type="float" office:value="150.949997" calcext:value-type="float">
            <text:p>150.949997</text:p>
          </table:table-cell>
          <table:table-cell office:value-type="float" office:value="112.29435" calcext:value-type="float">
            <text:p>112.29435</text:p>
          </table:table-cell>
          <table:table-cell office:value-type="float" office:value="63461400" calcext:value-type="float">
            <text:p>63461400</text:p>
          </table:table-cell>
        </table:table-row>
        <table:table-row table:style-name="ro1">
          <table:table-cell office:value-type="string" calcext:value-type="string">
            <text:p>2007-05-08</text:p>
          </table:table-cell>
          <table:table-cell office:value-type="float" office:value="150.580002" calcext:value-type="float">
            <text:p>150.580002</text:p>
          </table:table-cell>
          <table:table-cell office:value-type="float" office:value="150.919998" calcext:value-type="float">
            <text:p>150.919998</text:p>
          </table:table-cell>
          <table:table-cell office:value-type="float" office:value="150.130005" calcext:value-type="float">
            <text:p>150.130005</text:p>
          </table:table-cell>
          <table:table-cell office:value-type="float" office:value="150.75" calcext:value-type="float">
            <text:p>150.75</text:p>
          </table:table-cell>
          <table:table-cell office:value-type="float" office:value="112.145592" calcext:value-type="float">
            <text:p>112.145592</text:p>
          </table:table-cell>
          <table:table-cell office:value-type="float" office:value="80584000" calcext:value-type="float">
            <text:p>80584000</text:p>
          </table:table-cell>
        </table:table-row>
        <table:table-row table:style-name="ro1">
          <table:table-cell office:value-type="string" calcext:value-type="string">
            <text:p>2007-05-09</text:p>
          </table:table-cell>
          <table:table-cell office:value-type="float" office:value="150.639999" calcext:value-type="float">
            <text:p>150.639999</text:p>
          </table:table-cell>
          <table:table-cell office:value-type="float" office:value="152.820007" calcext:value-type="float">
            <text:p>152.820007</text:p>
          </table:table-cell>
          <table:table-cell office:value-type="float" office:value="150.369995" calcext:value-type="float">
            <text:p>150.369995</text:p>
          </table:table-cell>
          <table:table-cell office:value-type="float" office:value="151.160004" calcext:value-type="float">
            <text:p>151.160004</text:p>
          </table:table-cell>
          <table:table-cell office:value-type="float" office:value="112.45063" calcext:value-type="float">
            <text:p>112.45063</text:p>
          </table:table-cell>
          <table:table-cell office:value-type="float" office:value="102070100" calcext:value-type="float">
            <text:p>102070100</text:p>
          </table:table-cell>
        </table:table-row>
        <table:table-row table:style-name="ro1">
          <table:table-cell office:value-type="string" calcext:value-type="string">
            <text:p>2007-05-10</text:p>
          </table:table-cell>
          <table:table-cell office:value-type="float" office:value="150.729996" calcext:value-type="float">
            <text:p>150.729996</text:p>
          </table:table-cell>
          <table:table-cell office:value-type="float" office:value="151.020004" calcext:value-type="float">
            <text:p>151.020004</text:p>
          </table:table-cell>
          <table:table-cell office:value-type="float" office:value="149.270004" calcext:value-type="float">
            <text:p>149.270004</text:p>
          </table:table-cell>
          <table:table-cell office:value-type="float" office:value="149.580002" calcext:value-type="float">
            <text:p>149.580002</text:p>
          </table:table-cell>
          <table:table-cell office:value-type="float" office:value="111.2752" calcext:value-type="float">
            <text:p>111.2752</text:p>
          </table:table-cell>
          <table:table-cell office:value-type="float" office:value="153617800" calcext:value-type="float">
            <text:p>153617800</text:p>
          </table:table-cell>
        </table:table-row>
        <table:table-row table:style-name="ro1">
          <table:table-cell office:value-type="string" calcext:value-type="string">
            <text:p>2007-05-11</text:p>
          </table:table-cell>
          <table:table-cell office:value-type="float" office:value="149.75" calcext:value-type="float">
            <text:p>149.75</text:p>
          </table:table-cell>
          <table:table-cell office:value-type="float" office:value="150.929993" calcext:value-type="float">
            <text:p>150.929993</text:p>
          </table:table-cell>
          <table:table-cell office:value-type="float" office:value="149.720001" calcext:value-type="float">
            <text:p>149.720001</text:p>
          </table:table-cell>
          <table:table-cell office:value-type="float" office:value="150.860001" calcext:value-type="float">
            <text:p>150.860001</text:p>
          </table:table-cell>
          <table:table-cell office:value-type="float" office:value="112.227402" calcext:value-type="float">
            <text:p>112.227402</text:p>
          </table:table-cell>
          <table:table-cell office:value-type="float" office:value="113408900" calcext:value-type="float">
            <text:p>113408900</text:p>
          </table:table-cell>
        </table:table-row>
        <table:table-row table:style-name="ro1">
          <table:table-cell office:value-type="string" calcext:value-type="string">
            <text:p>2007-05-14</text:p>
          </table:table-cell>
          <table:table-cell office:value-type="float" office:value="150.860001" calcext:value-type="float">
            <text:p>150.860001</text:p>
          </table:table-cell>
          <table:table-cell office:value-type="float" office:value="151.300003" calcext:value-type="float">
            <text:p>151.300003</text:p>
          </table:table-cell>
          <table:table-cell office:value-type="float" office:value="149.789993" calcext:value-type="float">
            <text:p>149.789993</text:p>
          </table:table-cell>
          <table:table-cell office:value-type="float" office:value="150.529999" calcext:value-type="float">
            <text:p>150.529999</text:p>
          </table:table-cell>
          <table:table-cell office:value-type="float" office:value="111.981926" calcext:value-type="float">
            <text:p>111.981926</text:p>
          </table:table-cell>
          <table:table-cell office:value-type="float" office:value="108027500" calcext:value-type="float">
            <text:p>108027500</text:p>
          </table:table-cell>
        </table:table-row>
        <table:table-row table:style-name="ro1">
          <table:table-cell office:value-type="string" calcext:value-type="string">
            <text:p>2007-05-15</text:p>
          </table:table-cell>
          <table:table-cell office:value-type="float" office:value="150.699997" calcext:value-type="float">
            <text:p>150.699997</text:p>
          </table:table-cell>
          <table:table-cell office:value-type="float" office:value="151.660004" calcext:value-type="float">
            <text:p>151.660004</text:p>
          </table:table-cell>
          <table:table-cell office:value-type="float" office:value="150.190002" calcext:value-type="float">
            <text:p>150.190002</text:p>
          </table:table-cell>
          <table:table-cell office:value-type="float" office:value="150.570007" calcext:value-type="float">
            <text:p>150.570007</text:p>
          </table:table-cell>
          <table:table-cell office:value-type="float" office:value="112.011688" calcext:value-type="float">
            <text:p>112.011688</text:p>
          </table:table-cell>
          <table:table-cell office:value-type="float" office:value="180673300" calcext:value-type="float">
            <text:p>180673300</text:p>
          </table:table-cell>
        </table:table-row>
        <table:table-row table:style-name="ro1">
          <table:table-cell office:value-type="string" calcext:value-type="string">
            <text:p>2007-05-16</text:p>
          </table:table-cell>
          <table:table-cell office:value-type="float" office:value="150.800003" calcext:value-type="float">
            <text:p>150.800003</text:p>
          </table:table-cell>
          <table:table-cell office:value-type="float" office:value="151.630005" calcext:value-type="float">
            <text:p>151.630005</text:p>
          </table:table-cell>
          <table:table-cell office:value-type="float" office:value="150.380005" calcext:value-type="float">
            <text:p>150.380005</text:p>
          </table:table-cell>
          <table:table-cell office:value-type="float" office:value="151.600006" calcext:value-type="float">
            <text:p>151.600006</text:p>
          </table:table-cell>
          <table:table-cell office:value-type="float" office:value="112.777916" calcext:value-type="float">
            <text:p>112.777916</text:p>
          </table:table-cell>
          <table:table-cell office:value-type="float" office:value="114166500" calcext:value-type="float">
            <text:p>114166500</text:p>
          </table:table-cell>
        </table:table-row>
        <table:table-row table:style-name="ro1">
          <table:table-cell office:value-type="string" calcext:value-type="string">
            <text:p>2007-05-17</text:p>
          </table:table-cell>
          <table:table-cell office:value-type="float" office:value="151.380005" calcext:value-type="float">
            <text:p>151.380005</text:p>
          </table:table-cell>
          <table:table-cell office:value-type="float" office:value="151.960007" calcext:value-type="float">
            <text:p>151.960007</text:p>
          </table:table-cell>
          <table:table-cell office:value-type="float" office:value="151.110001" calcext:value-type="float">
            <text:p>151.110001</text:p>
          </table:table-cell>
          <table:table-cell office:value-type="float" office:value="151.300003" calcext:value-type="float">
            <text:p>151.300003</text:p>
          </table:table-cell>
          <table:table-cell office:value-type="float" office:value="112.554741" calcext:value-type="float">
            <text:p>112.554741</text:p>
          </table:table-cell>
          <table:table-cell office:value-type="float" office:value="101132800" calcext:value-type="float">
            <text:p>101132800</text:p>
          </table:table-cell>
        </table:table-row>
        <table:table-row table:style-name="ro1">
          <table:table-cell office:value-type="string" calcext:value-type="string">
            <text:p>2007-05-18</text:p>
          </table:table-cell>
          <table:table-cell office:value-type="float" office:value="152.009995" calcext:value-type="float">
            <text:p>152.009995</text:p>
          </table:table-cell>
          <table:table-cell office:value-type="float" office:value="152.619995" calcext:value-type="float">
            <text:p>152.619995</text:p>
          </table:table-cell>
          <table:table-cell office:value-type="float" office:value="151.809998" calcext:value-type="float">
            <text:p>151.809998</text:p>
          </table:table-cell>
          <table:table-cell office:value-type="float" office:value="152.619995" calcext:value-type="float">
            <text:p>152.619995</text:p>
          </table:table-cell>
          <table:table-cell office:value-type="float" office:value="113.53672" calcext:value-type="float">
            <text:p>113.53672</text:p>
          </table:table-cell>
          <table:table-cell office:value-type="float" office:value="99182000" calcext:value-type="float">
            <text:p>99182000</text:p>
          </table:table-cell>
        </table:table-row>
        <table:table-row table:style-name="ro1">
          <table:table-cell office:value-type="string" calcext:value-type="string">
            <text:p>2007-05-21</text:p>
          </table:table-cell>
          <table:table-cell office:value-type="float" office:value="152.580002" calcext:value-type="float">
            <text:p>152.580002</text:p>
          </table:table-cell>
          <table:table-cell office:value-type="float" office:value="153.229996" calcext:value-type="float">
            <text:p>153.229996</text:p>
          </table:table-cell>
          <table:table-cell office:value-type="float" office:value="152.5" calcext:value-type="float">
            <text:p>152.5</text:p>
          </table:table-cell>
          <table:table-cell office:value-type="float" office:value="152.539993" calcext:value-type="float">
            <text:p>152.539993</text:p>
          </table:table-cell>
          <table:table-cell office:value-type="float" office:value="113.477158" calcext:value-type="float">
            <text:p>113.477158</text:p>
          </table:table-cell>
          <table:table-cell office:value-type="float" office:value="174664600" calcext:value-type="float">
            <text:p>174664600</text:p>
          </table:table-cell>
        </table:table-row>
        <table:table-row table:style-name="ro1">
          <table:table-cell office:value-type="string" calcext:value-type="string">
            <text:p>2007-05-22</text:p>
          </table:table-cell>
          <table:table-cell office:value-type="float" office:value="152.699997" calcext:value-type="float">
            <text:p>152.699997</text:p>
          </table:table-cell>
          <table:table-cell office:value-type="float" office:value="153.160004" calcext:value-type="float">
            <text:p>153.160004</text:p>
          </table:table-cell>
          <table:table-cell office:value-type="float" office:value="152.380005" calcext:value-type="float">
            <text:p>152.380005</text:p>
          </table:table-cell>
          <table:table-cell office:value-type="float" office:value="152.419998" calcext:value-type="float">
            <text:p>152.419998</text:p>
          </table:table-cell>
          <table:table-cell office:value-type="float" office:value="113.387932" calcext:value-type="float">
            <text:p>113.387932</text:p>
          </table:table-cell>
          <table:table-cell office:value-type="float" office:value="82148800" calcext:value-type="float">
            <text:p>82148800</text:p>
          </table:table-cell>
        </table:table-row>
        <table:table-row table:style-name="ro1">
          <table:table-cell office:value-type="string" calcext:value-type="string">
            <text:p>2007-05-23</text:p>
          </table:table-cell>
          <table:table-cell office:value-type="float" office:value="152.949997" calcext:value-type="float">
            <text:p>152.949997</text:p>
          </table:table-cell>
          <table:table-cell office:value-type="float" office:value="153.5" calcext:value-type="float">
            <text:p>153.5</text:p>
          </table:table-cell>
          <table:table-cell office:value-type="float" office:value="152.360001" calcext:value-type="float">
            <text:p>152.360001</text:p>
          </table:table-cell>
          <table:table-cell office:value-type="float" office:value="152.440002" calcext:value-type="float">
            <text:p>152.440002</text:p>
          </table:table-cell>
          <table:table-cell office:value-type="float" office:value="113.402817" calcext:value-type="float">
            <text:p>113.402817</text:p>
          </table:table-cell>
          <table:table-cell office:value-type="float" office:value="133786600" calcext:value-type="float">
            <text:p>133786600</text:p>
          </table:table-cell>
        </table:table-row>
        <table:table-row table:style-name="ro1">
          <table:table-cell office:value-type="string" calcext:value-type="string">
            <text:p>2007-05-24</text:p>
          </table:table-cell>
          <table:table-cell office:value-type="float" office:value="152.529999" calcext:value-type="float">
            <text:p>152.529999</text:p>
          </table:table-cell>
          <table:table-cell office:value-type="float" office:value="153.210007" calcext:value-type="float">
            <text:p>153.210007</text:p>
          </table:table-cell>
          <table:table-cell office:value-type="float" office:value="150.740005" calcext:value-type="float">
            <text:p>150.740005</text:p>
          </table:table-cell>
          <table:table-cell office:value-type="float" office:value="151.059998" calcext:value-type="float">
            <text:p>151.059998</text:p>
          </table:table-cell>
          <table:table-cell office:value-type="float" office:value="112.376175" calcext:value-type="float">
            <text:p>112.376175</text:p>
          </table:table-cell>
          <table:table-cell office:value-type="float" office:value="187593000" calcext:value-type="float">
            <text:p>187593000</text:p>
          </table:table-cell>
        </table:table-row>
        <table:table-row table:style-name="ro1">
          <table:table-cell office:value-type="string" calcext:value-type="string">
            <text:p>2007-05-25</text:p>
          </table:table-cell>
          <table:table-cell office:value-type="float" office:value="151.5" calcext:value-type="float">
            <text:p>151.5</text:p>
          </table:table-cell>
          <table:table-cell office:value-type="float" office:value="152.020004" calcext:value-type="float">
            <text:p>152.020004</text:p>
          </table:table-cell>
          <table:table-cell office:value-type="float" office:value="151.179993" calcext:value-type="float">
            <text:p>151.179993</text:p>
          </table:table-cell>
          <table:table-cell office:value-type="float" office:value="151.690002" calcext:value-type="float">
            <text:p>151.690002</text:p>
          </table:table-cell>
          <table:table-cell office:value-type="float" office:value="112.844864" calcext:value-type="float">
            <text:p>112.844864</text:p>
          </table:table-cell>
          <table:table-cell office:value-type="float" office:value="83309200" calcext:value-type="float">
            <text:p>83309200</text:p>
          </table:table-cell>
        </table:table-row>
        <table:table-row table:style-name="ro1">
          <table:table-cell office:value-type="string" calcext:value-type="string">
            <text:p>2007-05-29</text:p>
          </table:table-cell>
          <table:table-cell office:value-type="float" office:value="151.940002" calcext:value-type="float">
            <text:p>151.940002</text:p>
          </table:table-cell>
          <table:table-cell office:value-type="float" office:value="152.5" calcext:value-type="float">
            <text:p>152.5</text:p>
          </table:table-cell>
          <table:table-cell office:value-type="float" office:value="151.449997" calcext:value-type="float">
            <text:p>151.449997</text:p>
          </table:table-cell>
          <table:table-cell office:value-type="float" office:value="152.240005" calcext:value-type="float">
            <text:p>152.240005</text:p>
          </table:table-cell>
          <table:table-cell office:value-type="float" office:value="113.254021" calcext:value-type="float">
            <text:p>113.254021</text:p>
          </table:table-cell>
          <table:table-cell office:value-type="float" office:value="82020000" calcext:value-type="float">
            <text:p>82020000</text:p>
          </table:table-cell>
        </table:table-row>
        <table:table-row table:style-name="ro1">
          <table:table-cell office:value-type="string" calcext:value-type="string">
            <text:p>2007-05-30</text:p>
          </table:table-cell>
          <table:table-cell office:value-type="float" office:value="151.460007" calcext:value-type="float">
            <text:p>151.460007</text:p>
          </table:table-cell>
          <table:table-cell office:value-type="float" office:value="153.539993" calcext:value-type="float">
            <text:p>153.539993</text:p>
          </table:table-cell>
          <table:table-cell office:value-type="float" office:value="151.339996" calcext:value-type="float">
            <text:p>151.339996</text:p>
          </table:table-cell>
          <table:table-cell office:value-type="float" office:value="153.479996" calcext:value-type="float">
            <text:p>153.479996</text:p>
          </table:table-cell>
          <table:table-cell office:value-type="float" office:value="114.176506" calcext:value-type="float">
            <text:p>114.176506</text:p>
          </table:table-cell>
          <table:table-cell office:value-type="float" office:value="129013600" calcext:value-type="float">
            <text:p>129013600</text:p>
          </table:table-cell>
        </table:table-row>
        <table:table-row table:style-name="ro1">
          <table:table-cell office:value-type="string" calcext:value-type="string">
            <text:p>2007-05-31</text:p>
          </table:table-cell>
          <table:table-cell office:value-type="float" office:value="153.669998" calcext:value-type="float">
            <text:p>153.669998</text:p>
          </table:table-cell>
          <table:table-cell office:value-type="float" office:value="153.889999" calcext:value-type="float">
            <text:p>153.889999</text:p>
          </table:table-cell>
          <table:table-cell office:value-type="float" office:value="153.119995" calcext:value-type="float">
            <text:p>153.119995</text:p>
          </table:table-cell>
          <table:table-cell office:value-type="float" office:value="153.320007" calcext:value-type="float">
            <text:p>153.320007</text:p>
          </table:table-cell>
          <table:table-cell office:value-type="float" office:value="114.057465" calcext:value-type="float">
            <text:p>114.057465</text:p>
          </table:table-cell>
          <table:table-cell office:value-type="float" office:value="114866700" calcext:value-type="float">
            <text:p>114866700</text:p>
          </table:table-cell>
        </table:table-row>
        <table:table-row table:style-name="ro1">
          <table:table-cell office:value-type="string" calcext:value-type="string">
            <text:p>2007-06-01</text:p>
          </table:table-cell>
          <table:table-cell office:value-type="float" office:value="153.880005" calcext:value-type="float">
            <text:p>153.880005</text:p>
          </table:table-cell>
          <table:table-cell office:value-type="float" office:value="154.399994" calcext:value-type="float">
            <text:p>154.399994</text:p>
          </table:table-cell>
          <table:table-cell office:value-type="float" office:value="153.509995" calcext:value-type="float">
            <text:p>153.509995</text:p>
          </table:table-cell>
          <table:table-cell office:value-type="float" office:value="154.080002" calcext:value-type="float">
            <text:p>154.080002</text:p>
          </table:table-cell>
          <table:table-cell office:value-type="float" office:value="114.622818" calcext:value-type="float">
            <text:p>114.622818</text:p>
          </table:table-cell>
          <table:table-cell office:value-type="float" office:value="107771700" calcext:value-type="float">
            <text:p>107771700</text:p>
          </table:table-cell>
        </table:table-row>
        <table:table-row table:style-name="ro1">
          <table:table-cell office:value-type="string" calcext:value-type="string">
            <text:p>2007-06-04</text:p>
          </table:table-cell>
          <table:table-cell office:value-type="float" office:value="153.539993" calcext:value-type="float">
            <text:p>153.539993</text:p>
          </table:table-cell>
          <table:table-cell office:value-type="float" office:value="154.389999" calcext:value-type="float">
            <text:p>154.389999</text:p>
          </table:table-cell>
          <table:table-cell office:value-type="float" office:value="153.479996" calcext:value-type="float">
            <text:p>153.479996</text:p>
          </table:table-cell>
          <table:table-cell office:value-type="float" office:value="154.100006" calcext:value-type="float">
            <text:p>154.100006</text:p>
          </table:table-cell>
          <table:table-cell office:value-type="float" office:value="114.63768" calcext:value-type="float">
            <text:p>114.63768</text:p>
          </table:table-cell>
          <table:table-cell office:value-type="float" office:value="78008800" calcext:value-type="float">
            <text:p>78008800</text:p>
          </table:table-cell>
        </table:table-row>
        <table:table-row table:style-name="ro1">
          <table:table-cell office:value-type="string" calcext:value-type="string">
            <text:p>2007-06-05</text:p>
          </table:table-cell>
          <table:table-cell office:value-type="float" office:value="153.740005" calcext:value-type="float">
            <text:p>153.740005</text:p>
          </table:table-cell>
          <table:table-cell office:value-type="float" office:value="153.899994" calcext:value-type="float">
            <text:p>153.899994</text:p>
          </table:table-cell>
          <table:table-cell office:value-type="float" office:value="152.860001" calcext:value-type="float">
            <text:p>152.860001</text:p>
          </table:table-cell>
          <table:table-cell office:value-type="float" office:value="153.490005" calcext:value-type="float">
            <text:p>153.490005</text:p>
          </table:table-cell>
          <table:table-cell office:value-type="float" office:value="114.183914" calcext:value-type="float">
            <text:p>114.183914</text:p>
          </table:table-cell>
          <table:table-cell office:value-type="float" office:value="126917900" calcext:value-type="float">
            <text:p>126917900</text:p>
          </table:table-cell>
        </table:table-row>
        <table:table-row table:style-name="ro1">
          <table:table-cell office:value-type="string" calcext:value-type="string">
            <text:p>2007-06-06</text:p>
          </table:table-cell>
          <table:table-cell office:value-type="float" office:value="152.860001" calcext:value-type="float">
            <text:p>152.860001</text:p>
          </table:table-cell>
          <table:table-cell office:value-type="float" office:value="152.949997" calcext:value-type="float">
            <text:p>152.949997</text:p>
          </table:table-cell>
          <table:table-cell office:value-type="float" office:value="151.75" calcext:value-type="float">
            <text:p>151.75</text:p>
          </table:table-cell>
          <table:table-cell office:value-type="float" office:value="151.839996" calcext:value-type="float">
            <text:p>151.839996</text:p>
          </table:table-cell>
          <table:table-cell office:value-type="float" office:value="112.956421" calcext:value-type="float">
            <text:p>112.956421</text:p>
          </table:table-cell>
          <table:table-cell office:value-type="float" office:value="164096800" calcext:value-type="float">
            <text:p>164096800</text:p>
          </table:table-cell>
        </table:table-row>
        <table:table-row table:style-name="ro1">
          <table:table-cell office:value-type="string" calcext:value-type="string">
            <text:p>2007-06-07</text:p>
          </table:table-cell>
          <table:table-cell office:value-type="float" office:value="151.559998" calcext:value-type="float">
            <text:p>151.559998</text:p>
          </table:table-cell>
          <table:table-cell office:value-type="float" office:value="152.5" calcext:value-type="float">
            <text:p>152.5</text:p>
          </table:table-cell>
          <table:table-cell office:value-type="float" office:value="149.059998" calcext:value-type="float">
            <text:p>149.059998</text:p>
          </table:table-cell>
          <table:table-cell office:value-type="float" office:value="149.100006" calcext:value-type="float">
            <text:p>149.100006</text:p>
          </table:table-cell>
          <table:table-cell office:value-type="float" office:value="110.918114" calcext:value-type="float">
            <text:p>110.918114</text:p>
          </table:table-cell>
          <table:table-cell office:value-type="float" office:value="232414600" calcext:value-type="float">
            <text:p>232414600</text:p>
          </table:table-cell>
        </table:table-row>
        <table:table-row table:style-name="ro1">
          <table:table-cell office:value-type="string" calcext:value-type="string">
            <text:p>2007-06-08</text:p>
          </table:table-cell>
          <table:table-cell office:value-type="float" office:value="149.580002" calcext:value-type="float">
            <text:p>149.580002</text:p>
          </table:table-cell>
          <table:table-cell office:value-type="float" office:value="151.190002" calcext:value-type="float">
            <text:p>151.190002</text:p>
          </table:table-cell>
          <table:table-cell office:value-type="float" office:value="149.089996" calcext:value-type="float">
            <text:p>149.089996</text:p>
          </table:table-cell>
          <table:table-cell office:value-type="float" office:value="151.039993" calcext:value-type="float">
            <text:p>151.039993</text:p>
          </table:table-cell>
          <table:table-cell office:value-type="float" office:value="112.361305" calcext:value-type="float">
            <text:p>112.361305</text:p>
          </table:table-cell>
          <table:table-cell office:value-type="float" office:value="175886000" calcext:value-type="float">
            <text:p>175886000</text:p>
          </table:table-cell>
        </table:table-row>
        <table:table-row table:style-name="ro1">
          <table:table-cell office:value-type="string" calcext:value-type="string">
            <text:p>2007-06-11</text:p>
          </table:table-cell>
          <table:table-cell office:value-type="float" office:value="150.929993" calcext:value-type="float">
            <text:p>150.929993</text:p>
          </table:table-cell>
          <table:table-cell office:value-type="float" office:value="151.949997" calcext:value-type="float">
            <text:p>151.949997</text:p>
          </table:table-cell>
          <table:table-cell office:value-type="float" office:value="150.699997" calcext:value-type="float">
            <text:p>150.699997</text:p>
          </table:table-cell>
          <table:table-cell office:value-type="float" office:value="151.300003" calcext:value-type="float">
            <text:p>151.300003</text:p>
          </table:table-cell>
          <table:table-cell office:value-type="float" office:value="112.554741" calcext:value-type="float">
            <text:p>112.554741</text:p>
          </table:table-cell>
          <table:table-cell office:value-type="float" office:value="102015600" calcext:value-type="float">
            <text:p>102015600</text:p>
          </table:table-cell>
        </table:table-row>
        <table:table-row table:style-name="ro1">
          <table:table-cell office:value-type="string" calcext:value-type="string">
            <text:p>2007-06-12</text:p>
          </table:table-cell>
          <table:table-cell office:value-type="float" office:value="150.669998" calcext:value-type="float">
            <text:p>150.669998</text:p>
          </table:table-cell>
          <table:table-cell office:value-type="float" office:value="151.539993" calcext:value-type="float">
            <text:p>151.539993</text:p>
          </table:table-cell>
          <table:table-cell office:value-type="float" office:value="149.550003" calcext:value-type="float">
            <text:p>149.550003</text:p>
          </table:table-cell>
          <table:table-cell office:value-type="float" office:value="149.649994" calcext:value-type="float">
            <text:p>149.649994</text:p>
          </table:table-cell>
          <table:table-cell office:value-type="float" office:value="111.327248" calcext:value-type="float">
            <text:p>111.327248</text:p>
          </table:table-cell>
          <table:table-cell office:value-type="float" office:value="233898000" calcext:value-type="float">
            <text:p>233898000</text:p>
          </table:table-cell>
        </table:table-row>
        <table:table-row table:style-name="ro1">
          <table:table-cell office:value-type="string" calcext:value-type="string">
            <text:p>2007-06-13</text:p>
          </table:table-cell>
          <table:table-cell office:value-type="float" office:value="150.5" calcext:value-type="float">
            <text:p>150.5</text:p>
          </table:table-cell>
          <table:table-cell office:value-type="float" office:value="152.070007" calcext:value-type="float">
            <text:p>152.070007</text:p>
          </table:table-cell>
          <table:table-cell office:value-type="float" office:value="149.720001" calcext:value-type="float">
            <text:p>149.720001</text:p>
          </table:table-cell>
          <table:table-cell office:value-type="float" office:value="151.889999" calcext:value-type="float">
            <text:p>151.889999</text:p>
          </table:table-cell>
          <table:table-cell office:value-type="float" office:value="112.993652" calcext:value-type="float">
            <text:p>112.993652</text:p>
          </table:table-cell>
          <table:table-cell office:value-type="float" office:value="193208200" calcext:value-type="float">
            <text:p>193208200</text:p>
          </table:table-cell>
        </table:table-row>
        <table:table-row table:style-name="ro1">
          <table:table-cell office:value-type="string" calcext:value-type="string">
            <text:p>2007-06-14</text:p>
          </table:table-cell>
          <table:table-cell office:value-type="float" office:value="152.059998" calcext:value-type="float">
            <text:p>152.059998</text:p>
          </table:table-cell>
          <table:table-cell office:value-type="float" office:value="153.119995" calcext:value-type="float">
            <text:p>153.119995</text:p>
          </table:table-cell>
          <table:table-cell office:value-type="float" office:value="152.029999" calcext:value-type="float">
            <text:p>152.029999</text:p>
          </table:table-cell>
          <table:table-cell office:value-type="float" office:value="152.860001" calcext:value-type="float">
            <text:p>152.860001</text:p>
          </table:table-cell>
          <table:table-cell office:value-type="float" office:value="113.715271" calcext:value-type="float">
            <text:p>113.715271</text:p>
          </table:table-cell>
          <table:table-cell office:value-type="float" office:value="146396500" calcext:value-type="float">
            <text:p>146396500</text:p>
          </table:table-cell>
        </table:table-row>
        <table:table-row table:style-name="ro1">
          <table:table-cell office:value-type="string" calcext:value-type="string">
            <text:p>2007-06-15</text:p>
          </table:table-cell>
          <table:table-cell office:value-type="float" office:value="153.139999" calcext:value-type="float">
            <text:p>153.139999</text:p>
          </table:table-cell>
          <table:table-cell office:value-type="float" office:value="153.660004" calcext:value-type="float">
            <text:p>153.660004</text:p>
          </table:table-cell>
          <table:table-cell office:value-type="float" office:value="152.929993" calcext:value-type="float">
            <text:p>152.929993</text:p>
          </table:table-cell>
          <table:table-cell office:value-type="float" office:value="153.070007" calcext:value-type="float">
            <text:p>153.070007</text:p>
          </table:table-cell>
          <table:table-cell office:value-type="float" office:value="114.362267" calcext:value-type="float">
            <text:p>114.362267</text:p>
          </table:table-cell>
          <table:table-cell office:value-type="float" office:value="154030800" calcext:value-type="float">
            <text:p>154030800</text:p>
          </table:table-cell>
        </table:table-row>
        <table:table-row table:style-name="ro1">
          <table:table-cell office:value-type="string" calcext:value-type="string">
            <text:p>2007-06-18</text:p>
          </table:table-cell>
          <table:table-cell office:value-type="float" office:value="153.380005" calcext:value-type="float">
            <text:p>153.380005</text:p>
          </table:table-cell>
          <table:table-cell office:value-type="float" office:value="153.389999" calcext:value-type="float">
            <text:p>153.389999</text:p>
          </table:table-cell>
          <table:table-cell office:value-type="float" office:value="152.660004" calcext:value-type="float">
            <text:p>152.660004</text:p>
          </table:table-cell>
          <table:table-cell office:value-type="float" office:value="152.889999" calcext:value-type="float">
            <text:p>152.889999</text:p>
          </table:table-cell>
          <table:table-cell office:value-type="float" office:value="114.227776" calcext:value-type="float">
            <text:p>114.227776</text:p>
          </table:table-cell>
          <table:table-cell office:value-type="float" office:value="88537500" calcext:value-type="float">
            <text:p>88537500</text:p>
          </table:table-cell>
        </table:table-row>
        <table:table-row table:style-name="ro1">
          <table:table-cell office:value-type="string" calcext:value-type="string">
            <text:p>2007-06-19</text:p>
          </table:table-cell>
          <table:table-cell office:value-type="float" office:value="152.550003" calcext:value-type="float">
            <text:p>152.550003</text:p>
          </table:table-cell>
          <table:table-cell office:value-type="float" office:value="153.380005" calcext:value-type="float">
            <text:p>153.380005</text:p>
          </table:table-cell>
          <table:table-cell office:value-type="float" office:value="152.360001" calcext:value-type="float">
            <text:p>152.360001</text:p>
          </table:table-cell>
          <table:table-cell office:value-type="float" office:value="153.270004" calcext:value-type="float">
            <text:p>153.270004</text:p>
          </table:table-cell>
          <table:table-cell office:value-type="float" office:value="114.511719" calcext:value-type="float">
            <text:p>114.511719</text:p>
          </table:table-cell>
          <table:table-cell office:value-type="float" office:value="110851700" calcext:value-type="float">
            <text:p>110851700</text:p>
          </table:table-cell>
        </table:table-row>
        <table:table-row table:style-name="ro1">
          <table:table-cell office:value-type="string" calcext:value-type="string">
            <text:p>2007-06-20</text:p>
          </table:table-cell>
          <table:table-cell table:number-columns-repeated="2" office:value-type="float" office:value="153.580002" calcext:value-type="float">
            <text:p>153.580002</text:p>
          </table:table-cell>
          <table:table-cell office:value-type="float" office:value="150.960007" calcext:value-type="float">
            <text:p>150.960007</text:p>
          </table:table-cell>
          <table:table-cell office:value-type="float" office:value="151.139999" calcext:value-type="float">
            <text:p>151.139999</text:p>
          </table:table-cell>
          <table:table-cell office:value-type="float" office:value="112.920303" calcext:value-type="float">
            <text:p>112.920303</text:p>
          </table:table-cell>
          <table:table-cell office:value-type="float" office:value="177119700" calcext:value-type="float">
            <text:p>177119700</text:p>
          </table:table-cell>
        </table:table-row>
        <table:table-row table:style-name="ro1">
          <table:table-cell office:value-type="string" calcext:value-type="string">
            <text:p>2007-06-21</text:p>
          </table:table-cell>
          <table:table-cell office:value-type="float" office:value="151.080002" calcext:value-type="float">
            <text:p>151.080002</text:p>
          </table:table-cell>
          <table:table-cell office:value-type="float" office:value="152.110001" calcext:value-type="float">
            <text:p>152.110001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1.979996" calcext:value-type="float">
            <text:p>151.979996</text:p>
          </table:table-cell>
          <table:table-cell office:value-type="float" office:value="113.547882" calcext:value-type="float">
            <text:p>113.547882</text:p>
          </table:table-cell>
          <table:table-cell office:value-type="float" office:value="205262000" calcext:value-type="float">
            <text:p>205262000</text:p>
          </table:table-cell>
        </table:table-row>
        <table:table-row table:style-name="ro1">
          <table:table-cell office:value-type="string" calcext:value-type="string">
            <text:p>2007-06-22</text:p>
          </table:table-cell>
          <table:table-cell office:value-type="float" office:value="151.520004" calcext:value-type="float">
            <text:p>151.520004</text:p>
          </table:table-cell>
          <table:table-cell office:value-type="float" office:value="151.770004" calcext:value-type="float">
            <text:p>151.770004</text:p>
          </table:table-cell>
          <table:table-cell office:value-type="float" office:value="149.850006" calcext:value-type="float">
            <text:p>149.850006</text:p>
          </table:table-cell>
          <table:table-cell office:value-type="float" office:value="150.550003" calcext:value-type="float">
            <text:p>150.550003</text:p>
          </table:table-cell>
          <table:table-cell office:value-type="float" office:value="112.4795" calcext:value-type="float">
            <text:p>112.4795</text:p>
          </table:table-cell>
          <table:table-cell office:value-type="float" office:value="204964700" calcext:value-type="float">
            <text:p>204964700</text:p>
          </table:table-cell>
        </table:table-row>
        <table:table-row table:style-name="ro1">
          <table:table-cell office:value-type="string" calcext:value-type="string">
            <text:p>2007-06-25</text:p>
          </table:table-cell>
          <table:table-cell office:value-type="float" office:value="150.240005" calcext:value-type="float">
            <text:p>150.240005</text:p>
          </table:table-cell>
          <table:table-cell office:value-type="float" office:value="151.25" calcext:value-type="float">
            <text:p>151.25</text:p>
          </table:table-cell>
          <table:table-cell office:value-type="float" office:value="149.020004" calcext:value-type="float">
            <text:p>149.020004</text:p>
          </table:table-cell>
          <table:table-cell office:value-type="float" office:value="149.830002" calcext:value-type="float">
            <text:p>149.830002</text:p>
          </table:table-cell>
          <table:table-cell office:value-type="float" office:value="111.941612" calcext:value-type="float">
            <text:p>111.941612</text:p>
          </table:table-cell>
          <table:table-cell office:value-type="float" office:value="232014400" calcext:value-type="float">
            <text:p>232014400</text:p>
          </table:table-cell>
        </table:table-row>
        <table:table-row table:style-name="ro1">
          <table:table-cell office:value-type="string" calcext:value-type="string">
            <text:p>2007-06-26</text:p>
          </table:table-cell>
          <table:table-cell office:value-type="float" office:value="150.210007" calcext:value-type="float">
            <text:p>150.210007</text:p>
          </table:table-cell>
          <table:table-cell office:value-type="float" office:value="150.460007" calcext:value-type="float">
            <text:p>150.460007</text:p>
          </table:table-cell>
          <table:table-cell office:value-type="float" office:value="148.279999" calcext:value-type="float">
            <text:p>148.279999</text:p>
          </table:table-cell>
          <table:table-cell office:value-type="float" office:value="148.289993" calcext:value-type="float">
            <text:p>148.289993</text:p>
          </table:table-cell>
          <table:table-cell office:value-type="float" office:value="110.790955" calcext:value-type="float">
            <text:p>110.790955</text:p>
          </table:table-cell>
          <table:table-cell office:value-type="float" office:value="198445700" calcext:value-type="float">
            <text:p>198445700</text:p>
          </table:table-cell>
        </table:table-row>
        <table:table-row table:style-name="ro1">
          <table:table-cell office:value-type="string" calcext:value-type="string">
            <text:p>2007-06-27</text:p>
          </table:table-cell>
          <table:table-cell office:value-type="float" office:value="148.130005" calcext:value-type="float">
            <text:p>148.130005</text:p>
          </table:table-cell>
          <table:table-cell office:value-type="float" office:value="150.570007" calcext:value-type="float">
            <text:p>150.570007</text:p>
          </table:table-cell>
          <table:table-cell office:value-type="float" office:value="148.059998" calcext:value-type="float">
            <text:p>148.059998</text:p>
          </table:table-cell>
          <table:table-cell office:value-type="float" office:value="150.399994" calcext:value-type="float">
            <text:p>150.399994</text:p>
          </table:table-cell>
          <table:table-cell office:value-type="float" office:value="112.367432" calcext:value-type="float">
            <text:p>112.367432</text:p>
          </table:table-cell>
          <table:table-cell office:value-type="float" office:value="213638000" calcext:value-type="float">
            <text:p>213638000</text:p>
          </table:table-cell>
        </table:table-row>
        <table:table-row table:style-name="ro1">
          <table:table-cell office:value-type="string" calcext:value-type="string">
            <text:p>2007-06-28</text:p>
          </table:table-cell>
          <table:table-cell office:value-type="float" office:value="150.380005" calcext:value-type="float">
            <text:p>150.380005</text:p>
          </table:table-cell>
          <table:table-cell office:value-type="float" office:value="151.410004" calcext:value-type="float">
            <text:p>151.410004</text:p>
          </table:table-cell>
          <table:table-cell office:value-type="float" office:value="149.669998" calcext:value-type="float">
            <text:p>149.669998</text:p>
          </table:table-cell>
          <table:table-cell office:value-type="float" office:value="150.380005" calcext:value-type="float">
            <text:p>150.380005</text:p>
          </table:table-cell>
          <table:table-cell office:value-type="float" office:value="112.352486" calcext:value-type="float">
            <text:p>112.352486</text:p>
          </table:table-cell>
          <table:table-cell office:value-type="float" office:value="157705000" calcext:value-type="float">
            <text:p>157705000</text:p>
          </table:table-cell>
        </table:table-row>
        <table:table-row table:style-name="ro1">
          <table:table-cell office:value-type="string" calcext:value-type="string">
            <text:p>2007-06-29</text:p>
          </table:table-cell>
          <table:table-cell office:value-type="float" office:value="150.899994" calcext:value-type="float">
            <text:p>150.899994</text:p>
          </table:table-cell>
          <table:table-cell office:value-type="float" office:value="151.649994" calcext:value-type="float">
            <text:p>151.649994</text:p>
          </table:table-cell>
          <table:table-cell office:value-type="float" office:value="149.149994" calcext:value-type="float">
            <text:p>149.149994</text:p>
          </table:table-cell>
          <table:table-cell office:value-type="float" office:value="150.429993" calcext:value-type="float">
            <text:p>150.429993</text:p>
          </table:table-cell>
          <table:table-cell office:value-type="float" office:value="112.389839" calcext:value-type="float">
            <text:p>112.389839</text:p>
          </table:table-cell>
          <table:table-cell office:value-type="float" office:value="199701800" calcext:value-type="float">
            <text:p>199701800</text:p>
          </table:table-cell>
        </table:table-row>
        <table:table-row table:style-name="ro1">
          <table:table-cell office:value-type="string" calcext:value-type="string">
            <text:p>2007-07-02</text:p>
          </table:table-cell>
          <table:table-cell office:value-type="float" office:value="150.869995" calcext:value-type="float">
            <text:p>150.869995</text:p>
          </table:table-cell>
          <table:table-cell office:value-type="float" office:value="151.919998" calcext:value-type="float">
            <text:p>151.919998</text:p>
          </table:table-cell>
          <table:table-cell office:value-type="float" office:value="150.770004" calcext:value-type="float">
            <text:p>150.770004</text:p>
          </table:table-cell>
          <table:table-cell office:value-type="float" office:value="151.789993" calcext:value-type="float">
            <text:p>151.789993</text:p>
          </table:table-cell>
          <table:table-cell office:value-type="float" office:value="113.405945" calcext:value-type="float">
            <text:p>113.405945</text:p>
          </table:table-cell>
          <table:table-cell office:value-type="float" office:value="103357000" calcext:value-type="float">
            <text:p>103357000</text:p>
          </table:table-cell>
        </table:table-row>
        <table:table-row table:style-name="ro1">
          <table:table-cell office:value-type="string" calcext:value-type="string">
            <text:p>2007-07-03</text:p>
          </table:table-cell>
          <table:table-cell office:value-type="float" office:value="152.179993" calcext:value-type="float">
            <text:p>152.179993</text:p>
          </table:table-cell>
          <table:table-cell office:value-type="float" office:value="152.5" calcext:value-type="float">
            <text:p>152.5</text:p>
          </table:table-cell>
          <table:table-cell office:value-type="float" office:value="151.990005" calcext:value-type="float">
            <text:p>151.990005</text:p>
          </table:table-cell>
          <table:table-cell office:value-type="float" office:value="152.339996" calcext:value-type="float">
            <text:p>152.339996</text:p>
          </table:table-cell>
          <table:table-cell office:value-type="float" office:value="113.816856" calcext:value-type="float">
            <text:p>113.816856</text:p>
          </table:table-cell>
          <table:table-cell office:value-type="float" office:value="54048400" calcext:value-type="float">
            <text:p>54048400</text:p>
          </table:table-cell>
        </table:table-row>
        <table:table-row table:style-name="ro1">
          <table:table-cell office:value-type="string" calcext:value-type="string">
            <text:p>2007-07-05</text:p>
          </table:table-cell>
          <table:table-cell office:value-type="float" office:value="152.399994" calcext:value-type="float">
            <text:p>152.399994</text:p>
          </table:table-cell>
          <table:table-cell office:value-type="float" office:value="152.559998" calcext:value-type="float">
            <text:p>152.559998</text:p>
          </table:table-cell>
          <table:table-cell office:value-type="float" office:value="151.630005" calcext:value-type="float">
            <text:p>151.630005</text:p>
          </table:table-cell>
          <table:table-cell office:value-type="float" office:value="152.179993" calcext:value-type="float">
            <text:p>152.179993</text:p>
          </table:table-cell>
          <table:table-cell office:value-type="float" office:value="113.697289" calcext:value-type="float">
            <text:p>113.697289</text:p>
          </table:table-cell>
          <table:table-cell office:value-type="float" office:value="89279000" calcext:value-type="float">
            <text:p>89279000</text:p>
          </table:table-cell>
        </table:table-row>
        <table:table-row table:style-name="ro1">
          <table:table-cell office:value-type="string" calcext:value-type="string">
            <text:p>2007-07-06</text:p>
          </table:table-cell>
          <table:table-cell office:value-type="float" office:value="152.380005" calcext:value-type="float">
            <text:p>152.380005</text:p>
          </table:table-cell>
          <table:table-cell office:value-type="float" office:value="153.169998" calcext:value-type="float">
            <text:p>153.169998</text:p>
          </table:table-cell>
          <table:table-cell office:value-type="float" office:value="151.929993" calcext:value-type="float">
            <text:p>151.929993</text:p>
          </table:table-cell>
          <table:table-cell office:value-type="float" office:value="152.979996" calcext:value-type="float">
            <text:p>152.979996</text:p>
          </table:table-cell>
          <table:table-cell office:value-type="float" office:value="114.295021" calcext:value-type="float">
            <text:p>114.295021</text:p>
          </table:table-cell>
          <table:table-cell office:value-type="float" office:value="81109000" calcext:value-type="float">
            <text:p>81109000</text:p>
          </table:table-cell>
        </table:table-row>
        <table:table-row table:style-name="ro1">
          <table:table-cell office:value-type="string" calcext:value-type="string">
            <text:p>2007-07-09</text:p>
          </table:table-cell>
          <table:table-cell office:value-type="float" office:value="153.160004" calcext:value-type="float">
            <text:p>153.160004</text:p>
          </table:table-cell>
          <table:table-cell office:value-type="float" office:value="153.360001" calcext:value-type="float">
            <text:p>153.360001</text:p>
          </table:table-cell>
          <table:table-cell office:value-type="float" office:value="152.619995" calcext:value-type="float">
            <text:p>152.619995</text:p>
          </table:table-cell>
          <table:table-cell office:value-type="float" office:value="153.100006" calcext:value-type="float">
            <text:p>153.100006</text:p>
          </table:table-cell>
          <table:table-cell office:value-type="float" office:value="114.384636" calcext:value-type="float">
            <text:p>114.384636</text:p>
          </table:table-cell>
          <table:table-cell office:value-type="float" office:value="72348100" calcext:value-type="float">
            <text:p>72348100</text:p>
          </table:table-cell>
        </table:table-row>
        <table:table-row table:style-name="ro1">
          <table:table-cell office:value-type="string" calcext:value-type="string">
            <text:p>2007-07-10</text:p>
          </table:table-cell>
          <table:table-cell office:value-type="float" office:value="152.289993" calcext:value-type="float">
            <text:p>152.289993</text:p>
          </table:table-cell>
          <table:table-cell office:value-type="float" office:value="152.610001" calcext:value-type="float">
            <text:p>152.610001</text:p>
          </table:table-cell>
          <table:table-cell office:value-type="float" office:value="150.770004" calcext:value-type="float">
            <text:p>150.770004</text:p>
          </table:table-cell>
          <table:table-cell office:value-type="float" office:value="150.919998" calcext:value-type="float">
            <text:p>150.919998</text:p>
          </table:table-cell>
          <table:table-cell office:value-type="float" office:value="112.755913" calcext:value-type="float">
            <text:p>112.755913</text:p>
          </table:table-cell>
          <table:table-cell office:value-type="float" office:value="180362600" calcext:value-type="float">
            <text:p>180362600</text:p>
          </table:table-cell>
        </table:table-row>
        <table:table-row table:style-name="ro1">
          <table:table-cell office:value-type="string" calcext:value-type="string">
            <text:p>2007-07-11</text:p>
          </table:table-cell>
          <table:table-cell office:value-type="float" office:value="150.75" calcext:value-type="float">
            <text:p>150.75</text:p>
          </table:table-cell>
          <table:table-cell office:value-type="float" office:value="152.050003" calcext:value-type="float">
            <text:p>152.050003</text:p>
          </table:table-cell>
          <table:table-cell office:value-type="float" office:value="150.520004" calcext:value-type="float">
            <text:p>150.520004</text:p>
          </table:table-cell>
          <table:table-cell office:value-type="float" office:value="151.990005" calcext:value-type="float">
            <text:p>151.990005</text:p>
          </table:table-cell>
          <table:table-cell office:value-type="float" office:value="113.555359" calcext:value-type="float">
            <text:p>113.555359</text:p>
          </table:table-cell>
          <table:table-cell office:value-type="float" office:value="175607600" calcext:value-type="float">
            <text:p>175607600</text:p>
          </table:table-cell>
        </table:table-row>
        <table:table-row table:style-name="ro1">
          <table:table-cell office:value-type="string" calcext:value-type="string">
            <text:p>2007-07-12</text:p>
          </table:table-cell>
          <table:table-cell office:value-type="float" office:value="152.369995" calcext:value-type="float">
            <text:p>152.369995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2.339996" calcext:value-type="float">
            <text:p>152.339996</text:p>
          </table:table-cell>
          <table:table-cell office:value-type="float" office:value="154.389999" calcext:value-type="float">
            <text:p>154.389999</text:p>
          </table:table-cell>
          <table:table-cell office:value-type="float" office:value="115.348503" calcext:value-type="float">
            <text:p>115.348503</text:p>
          </table:table-cell>
          <table:table-cell office:value-type="float" office:value="133882500" calcext:value-type="float">
            <text:p>133882500</text:p>
          </table:table-cell>
        </table:table-row>
        <table:table-row table:style-name="ro1">
          <table:table-cell office:value-type="string" calcext:value-type="string">
            <text:p>2007-07-13</text:p>
          </table:table-cell>
          <table:table-cell office:value-type="float" office:value="154.570007" calcext:value-type="float">
            <text:p>154.570007</text:p>
          </table:table-cell>
          <table:table-cell office:value-type="float" office:value="155.460007" calcext:value-type="float">
            <text:p>155.460007</text:p>
          </table:table-cell>
          <table:table-cell office:value-type="float" office:value="154.389999" calcext:value-type="float">
            <text:p>154.389999</text:p>
          </table:table-cell>
          <table:table-cell office:value-type="float" office:value="154.850006" calcext:value-type="float">
            <text:p>154.850006</text:p>
          </table:table-cell>
          <table:table-cell office:value-type="float" office:value="115.692162" calcext:value-type="float">
            <text:p>115.692162</text:p>
          </table:table-cell>
          <table:table-cell office:value-type="float" office:value="111794300" calcext:value-type="float">
            <text:p>111794300</text:p>
          </table:table-cell>
        </table:table-row>
        <table:table-row table:style-name="ro1">
          <table:table-cell office:value-type="string" calcext:value-type="string">
            <text:p>2007-07-16</text:p>
          </table:table-cell>
          <table:table-cell office:value-type="float" office:value="154.990005" calcext:value-type="float">
            <text:p>154.990005</text:p>
          </table:table-cell>
          <table:table-cell office:value-type="float" office:value="155.529999" calcext:value-type="float">
            <text:p>155.529999</text:p>
          </table:table-cell>
          <table:table-cell office:value-type="float" office:value="154.580002" calcext:value-type="float">
            <text:p>154.580002</text:p>
          </table:table-cell>
          <table:table-cell office:value-type="float" office:value="154.830002" calcext:value-type="float">
            <text:p>154.830002</text:p>
          </table:table-cell>
          <table:table-cell office:value-type="float" office:value="115.677208" calcext:value-type="float">
            <text:p>115.677208</text:p>
          </table:table-cell>
          <table:table-cell office:value-type="float" office:value="98378700" calcext:value-type="float">
            <text:p>98378700</text:p>
          </table:table-cell>
        </table:table-row>
        <table:table-row table:style-name="ro1">
          <table:table-cell office:value-type="string" calcext:value-type="string">
            <text:p>2007-07-17</text:p>
          </table:table-cell>
          <table:table-cell office:value-type="float" office:value="154.929993" calcext:value-type="float">
            <text:p>154.929993</text:p>
          </table:table-cell>
          <table:table-cell office:value-type="float" office:value="155.479996" calcext:value-type="float">
            <text:p>155.479996</text:p>
          </table:table-cell>
          <table:table-cell office:value-type="float" office:value="154.679993" calcext:value-type="float">
            <text:p>154.679993</text:p>
          </table:table-cell>
          <table:table-cell office:value-type="float" office:value="154.75" calcext:value-type="float">
            <text:p>154.75</text:p>
          </table:table-cell>
          <table:table-cell office:value-type="float" office:value="115.617416" calcext:value-type="float">
            <text:p>115.617416</text:p>
          </table:table-cell>
          <table:table-cell office:value-type="float" office:value="126201300" calcext:value-type="float">
            <text:p>126201300</text:p>
          </table:table-cell>
        </table:table-row>
        <table:table-row table:style-name="ro1">
          <table:table-cell office:value-type="string" calcext:value-type="string">
            <text:p>2007-07-18</text:p>
          </table:table-cell>
          <table:table-cell office:value-type="float" office:value="154.229996" calcext:value-type="float">
            <text:p>154.229996</text:p>
          </table:table-cell>
          <table:table-cell office:value-type="float" office:value="154.800003" calcext:value-type="float">
            <text:p>154.800003</text:p>
          </table:table-cell>
          <table:table-cell office:value-type="float" office:value="153.300003" calcext:value-type="float">
            <text:p>153.300003</text:p>
          </table:table-cell>
          <table:table-cell office:value-type="float" office:value="154.470001" calcext:value-type="float">
            <text:p>154.470001</text:p>
          </table:table-cell>
          <table:table-cell office:value-type="float" office:value="115.408211" calcext:value-type="float">
            <text:p>115.408211</text:p>
          </table:table-cell>
          <table:table-cell office:value-type="float" office:value="237887400" calcext:value-type="float">
            <text:p>237887400</text:p>
          </table:table-cell>
        </table:table-row>
        <table:table-row table:style-name="ro1">
          <table:table-cell office:value-type="string" calcext:value-type="string">
            <text:p>2007-07-19</text:p>
          </table:table-cell>
          <table:table-cell office:value-type="float" office:value="155.199997" calcext:value-type="float">
            <text:p>155.199997</text:p>
          </table:table-cell>
          <table:table-cell office:value-type="float" office:value="155.529999" calcext:value-type="float">
            <text:p>155.529999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5.070007" calcext:value-type="float">
            <text:p>155.070007</text:p>
          </table:table-cell>
          <table:table-cell office:value-type="float" office:value="115.856499" calcext:value-type="float">
            <text:p>115.856499</text:p>
          </table:table-cell>
          <table:table-cell office:value-type="float" office:value="145212700" calcext:value-type="float">
            <text:p>145212700</text:p>
          </table:table-cell>
        </table:table-row>
        <table:table-row table:style-name="ro1">
          <table:table-cell office:value-type="string" calcext:value-type="string">
            <text:p>2007-07-20</text:p>
          </table:table-cell>
          <table:table-cell office:value-type="float" office:value="154.889999" calcext:value-type="float">
            <text:p>154.889999</text:p>
          </table:table-cell>
          <table:table-cell office:value-type="float" office:value="154.990005" calcext:value-type="float">
            <text:p>154.990005</text:p>
          </table:table-cell>
          <table:table-cell office:value-type="float" office:value="152.830002" calcext:value-type="float">
            <text:p>152.830002</text:p>
          </table:table-cell>
          <table:table-cell office:value-type="float" office:value="153.5" calcext:value-type="float">
            <text:p>153.5</text:p>
          </table:table-cell>
          <table:table-cell office:value-type="float" office:value="114.683502" calcext:value-type="float">
            <text:p>114.683502</text:p>
          </table:table-cell>
          <table:table-cell office:value-type="float" office:value="245502500" calcext:value-type="float">
            <text:p>245502500</text:p>
          </table:table-cell>
        </table:table-row>
        <table:table-row table:style-name="ro1">
          <table:table-cell office:value-type="string" calcext:value-type="string">
            <text:p>2007-07-23</text:p>
          </table:table-cell>
          <table:table-cell office:value-type="float" office:value="154.179993" calcext:value-type="float">
            <text:p>154.179993</text:p>
          </table:table-cell>
          <table:table-cell office:value-type="float" office:value="154.720001" calcext:value-type="float">
            <text:p>154.720001</text:p>
          </table:table-cell>
          <table:table-cell office:value-type="float" office:value="153.300003" calcext:value-type="float">
            <text:p>153.300003</text:p>
          </table:table-cell>
          <table:table-cell office:value-type="float" office:value="153.970001" calcext:value-type="float">
            <text:p>153.970001</text:p>
          </table:table-cell>
          <table:table-cell office:value-type="float" office:value="115.03466" calcext:value-type="float">
            <text:p>115.03466</text:p>
          </table:table-cell>
          <table:table-cell office:value-type="float" office:value="121183900" calcext:value-type="float">
            <text:p>121183900</text:p>
          </table:table-cell>
        </table:table-row>
        <table:table-row table:style-name="ro1">
          <table:table-cell office:value-type="string" calcext:value-type="string">
            <text:p>2007-07-24</text:p>
          </table:table-cell>
          <table:table-cell office:value-type="float" office:value="153.119995" calcext:value-type="float">
            <text:p>153.119995</text:p>
          </table:table-cell>
          <table:table-cell office:value-type="float" office:value="154.279999" calcext:value-type="float">
            <text:p>154.279999</text:p>
          </table:table-cell>
          <table:table-cell office:value-type="float" office:value="150.759995" calcext:value-type="float">
            <text:p>150.759995</text:p>
          </table:table-cell>
          <table:table-cell office:value-type="float" office:value="151.300003" calcext:value-type="float">
            <text:p>151.300003</text:p>
          </table:table-cell>
          <table:table-cell office:value-type="float" office:value="113.039856" calcext:value-type="float">
            <text:p>113.039856</text:p>
          </table:table-cell>
          <table:table-cell office:value-type="float" office:value="256732400" calcext:value-type="float">
            <text:p>256732400</text:p>
          </table:table-cell>
        </table:table-row>
        <table:table-row table:style-name="ro1">
          <table:table-cell office:value-type="string" calcext:value-type="string">
            <text:p>2007-07-25</text:p>
          </table:table-cell>
          <table:table-cell office:value-type="float" office:value="152.020004" calcext:value-type="float">
            <text:p>152.020004</text:p>
          </table:table-cell>
          <table:table-cell office:value-type="float" office:value="152.389999" calcext:value-type="float">
            <text:p>152.389999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1.610001" calcext:value-type="float">
            <text:p>151.610001</text:p>
          </table:table-cell>
          <table:table-cell office:value-type="float" office:value="113.271431" calcext:value-type="float">
            <text:p>113.271431</text:p>
          </table:table-cell>
          <table:table-cell office:value-type="float" office:value="265214500" calcext:value-type="float">
            <text:p>265214500</text:p>
          </table:table-cell>
        </table:table-row>
        <table:table-row table:style-name="ro1">
          <table:table-cell office:value-type="string" calcext:value-type="string">
            <text:p>2007-07-26</text:p>
          </table:table-cell>
          <table:table-cell office:value-type="float" office:value="150.190002" calcext:value-type="float">
            <text:p>150.190002</text:p>
          </table:table-cell>
          <table:table-cell office:value-type="float" office:value="150.800003" calcext:value-type="float">
            <text:p>150.800003</text:p>
          </table:table-cell>
          <table:table-cell office:value-type="float" office:value="146.389999" calcext:value-type="float">
            <text:p>146.389999</text:p>
          </table:table-cell>
          <table:table-cell office:value-type="float" office:value="148.020004" calcext:value-type="float">
            <text:p>148.020004</text:p>
          </table:table-cell>
          <table:table-cell office:value-type="float" office:value="110.589279" calcext:value-type="float">
            <text:p>110.589279</text:p>
          </table:table-cell>
          <table:table-cell office:value-type="float" office:value="467592500" calcext:value-type="float">
            <text:p>467592500</text:p>
          </table:table-cell>
        </table:table-row>
        <table:table-row table:style-name="ro1">
          <table:table-cell office:value-type="string" calcext:value-type="string">
            <text:p>2007-07-27</text:p>
          </table:table-cell>
          <table:table-cell office:value-type="float" office:value="148.210007" calcext:value-type="float">
            <text:p>148.210007</text:p>
          </table:table-cell>
          <table:table-cell office:value-type="float" office:value="148.869995" calcext:value-type="float">
            <text:p>148.869995</text:p>
          </table:table-cell>
          <table:table-cell office:value-type="float" office:value="145.050003" calcext:value-type="float">
            <text:p>145.050003</text:p>
          </table:table-cell>
          <table:table-cell office:value-type="float" office:value="145.110001" calcext:value-type="float">
            <text:p>145.110001</text:p>
          </table:table-cell>
          <table:table-cell office:value-type="float" office:value="108.415146" calcext:value-type="float">
            <text:p>108.415146</text:p>
          </table:table-cell>
          <table:table-cell office:value-type="float" office:value="422987600" calcext:value-type="float">
            <text:p>422987600</text:p>
          </table:table-cell>
        </table:table-row>
        <table:table-row table:style-name="ro1">
          <table:table-cell office:value-type="string" calcext:value-type="string">
            <text:p>2007-07-30</text:p>
          </table:table-cell>
          <table:table-cell office:value-type="float" office:value="145.929993" calcext:value-type="float">
            <text:p>145.929993</text:p>
          </table:table-cell>
          <table:table-cell office:value-type="float" office:value="147.809998" calcext:value-type="float">
            <text:p>147.809998</text:p>
          </table:table-cell>
          <table:table-cell office:value-type="float" office:value="145.289993" calcext:value-type="float">
            <text:p>145.289993</text:p>
          </table:table-cell>
          <table:table-cell office:value-type="float" office:value="147.380005" calcext:value-type="float">
            <text:p>147.380005</text:p>
          </table:table-cell>
          <table:table-cell office:value-type="float" office:value="110.11113" calcext:value-type="float">
            <text:p>110.11113</text:p>
          </table:table-cell>
          <table:table-cell office:value-type="float" office:value="283017500" calcext:value-type="float">
            <text:p>283017500</text:p>
          </table:table-cell>
        </table:table-row>
        <table:table-row table:style-name="ro1">
          <table:table-cell office:value-type="string" calcext:value-type="string">
            <text:p>2007-07-31</text:p>
          </table:table-cell>
          <table:table-cell office:value-type="float" office:value="148.330002" calcext:value-type="float">
            <text:p>148.330002</text:p>
          </table:table-cell>
          <table:table-cell office:value-type="float" office:value="149.460007" calcext:value-type="float">
            <text:p>149.460007</text:p>
          </table:table-cell>
          <table:table-cell office:value-type="float" office:value="145.039993" calcext:value-type="float">
            <text:p>145.039993</text:p>
          </table:table-cell>
          <table:table-cell office:value-type="float" office:value="145.720001" calcext:value-type="float">
            <text:p>145.720001</text:p>
          </table:table-cell>
          <table:table-cell office:value-type="float" office:value="108.870918" calcext:value-type="float">
            <text:p>108.870918</text:p>
          </table:table-cell>
          <table:table-cell office:value-type="float" office:value="316976700" calcext:value-type="float">
            <text:p>316976700</text:p>
          </table:table-cell>
        </table:table-row>
        <table:table-row table:style-name="ro1">
          <table:table-cell office:value-type="string" calcext:value-type="string">
            <text:p>2007-08-01</text:p>
          </table:table-cell>
          <table:table-cell office:value-type="float" office:value="145.179993" calcext:value-type="float">
            <text:p>145.179993</text:p>
          </table:table-cell>
          <table:table-cell office:value-type="float" office:value="147.009995" calcext:value-type="float">
            <text:p>147.009995</text:p>
          </table:table-cell>
          <table:table-cell office:value-type="float" office:value="143.949997" calcext:value-type="float">
            <text:p>143.949997</text:p>
          </table:table-cell>
          <table:table-cell office:value-type="float" office:value="146.429993" calcext:value-type="float">
            <text:p>146.429993</text:p>
          </table:table-cell>
          <table:table-cell office:value-type="float" office:value="109.401306" calcext:value-type="float">
            <text:p>109.401306</text:p>
          </table:table-cell>
          <table:table-cell office:value-type="float" office:value="467670000" calcext:value-type="float">
            <text:p>467670000</text:p>
          </table:table-cell>
        </table:table-row>
        <table:table-row table:style-name="ro1">
          <table:table-cell office:value-type="string" calcext:value-type="string">
            <text:p>2007-08-02</text:p>
          </table:table-cell>
          <table:table-cell office:value-type="float" office:value="146.759995" calcext:value-type="float">
            <text:p>146.759995</text:p>
          </table:table-cell>
          <table:table-cell office:value-type="float" office:value="147.759995" calcext:value-type="float">
            <text:p>147.759995</text:p>
          </table:table-cell>
          <table:table-cell office:value-type="float" office:value="145.259995" calcext:value-type="float">
            <text:p>145.259995</text:p>
          </table:table-cell>
          <table:table-cell office:value-type="float" office:value="147.600006" calcext:value-type="float">
            <text:p>147.600006</text:p>
          </table:table-cell>
          <table:table-cell office:value-type="float" office:value="110.27552" calcext:value-type="float">
            <text:p>110.27552</text:p>
          </table:table-cell>
          <table:table-cell office:value-type="float" office:value="294758400" calcext:value-type="float">
            <text:p>294758400</text:p>
          </table:table-cell>
        </table:table-row>
        <table:table-row table:style-name="ro1">
          <table:table-cell office:value-type="string" calcext:value-type="string">
            <text:p>2007-08-03</text:p>
          </table:table-cell>
          <table:table-cell office:value-type="float" office:value="147.279999" calcext:value-type="float">
            <text:p>147.279999</text:p>
          </table:table-cell>
          <table:table-cell office:value-type="float" office:value="147.580002" calcext:value-type="float">
            <text:p>147.580002</text:p>
          </table:table-cell>
          <table:table-cell office:value-type="float" office:value="143.199997" calcext:value-type="float">
            <text:p>143.199997</text:p>
          </table:table-cell>
          <table:table-cell office:value-type="float" office:value="143.800003" calcext:value-type="float">
            <text:p>143.800003</text:p>
          </table:table-cell>
          <table:table-cell office:value-type="float" office:value="107.436401" calcext:value-type="float">
            <text:p>107.436401</text:p>
          </table:table-cell>
          <table:table-cell office:value-type="float" office:value="359398200" calcext:value-type="float">
            <text:p>359398200</text:p>
          </table:table-cell>
        </table:table-row>
        <table:table-row table:style-name="ro1">
          <table:table-cell office:value-type="string" calcext:value-type="string">
            <text:p>2007-08-06</text:p>
          </table:table-cell>
          <table:table-cell office:value-type="float" office:value="144.210007" calcext:value-type="float">
            <text:p>144.210007</text:p>
          </table:table-cell>
          <table:table-cell office:value-type="float" office:value="146.830002" calcext:value-type="float">
            <text:p>146.830002</text:p>
          </table:table-cell>
          <table:table-cell office:value-type="float" office:value="142.529999" calcext:value-type="float">
            <text:p>142.529999</text:p>
          </table:table-cell>
          <table:table-cell office:value-type="float" office:value="146.210007" calcext:value-type="float">
            <text:p>146.210007</text:p>
          </table:table-cell>
          <table:table-cell office:value-type="float" office:value="109.236984" calcext:value-type="float">
            <text:p>109.236984</text:p>
          </table:table-cell>
          <table:table-cell office:value-type="float" office:value="324980000" calcext:value-type="float">
            <text:p>324980000</text:p>
          </table:table-cell>
        </table:table-row>
        <table:table-row table:style-name="ro1">
          <table:table-cell office:value-type="string" calcext:value-type="string">
            <text:p>2007-08-07</text:p>
          </table:table-cell>
          <table:table-cell office:value-type="float" office:value="145.940002" calcext:value-type="float">
            <text:p>145.940002</text:p>
          </table:table-cell>
          <table:table-cell office:value-type="float" office:value="149" calcext:value-type="float">
            <text:p>149</text:p>
          </table:table-cell>
          <table:table-cell office:value-type="float" office:value="145.229996" calcext:value-type="float">
            <text:p>145.229996</text:p>
          </table:table-cell>
          <table:table-cell office:value-type="float" office:value="147.770004" calcext:value-type="float">
            <text:p>147.770004</text:p>
          </table:table-cell>
          <table:table-cell office:value-type="float" office:value="110.402512" calcext:value-type="float">
            <text:p>110.402512</text:p>
          </table:table-cell>
          <table:table-cell office:value-type="float" office:value="232568700" calcext:value-type="float">
            <text:p>232568700</text:p>
          </table:table-cell>
        </table:table-row>
        <table:table-row table:style-name="ro1">
          <table:table-cell office:value-type="string" calcext:value-type="string">
            <text:p>2007-08-08</text:p>
          </table:table-cell>
          <table:table-cell office:value-type="float" office:value="148.410004" calcext:value-type="float">
            <text:p>148.410004</text:p>
          </table:table-cell>
          <table:table-cell office:value-type="float" office:value="150.589996" calcext:value-type="float">
            <text:p>150.589996</text:p>
          </table:table-cell>
          <table:table-cell office:value-type="float" office:value="147.339996" calcext:value-type="float">
            <text:p>147.339996</text:p>
          </table:table-cell>
          <table:table-cell office:value-type="float" office:value="149.830002" calcext:value-type="float">
            <text:p>149.830002</text:p>
          </table:table-cell>
          <table:table-cell office:value-type="float" office:value="111.941612" calcext:value-type="float">
            <text:p>111.941612</text:p>
          </table:table-cell>
          <table:table-cell office:value-type="float" office:value="274930600" calcext:value-type="float">
            <text:p>274930600</text:p>
          </table:table-cell>
        </table:table-row>
        <table:table-row table:style-name="ro1">
          <table:table-cell office:value-type="string" calcext:value-type="string">
            <text:p>2007-08-09</text:p>
          </table:table-cell>
          <table:table-cell office:value-type="float" office:value="147.429993" calcext:value-type="float">
            <text:p>147.429993</text:p>
          </table:table-cell>
          <table:table-cell office:value-type="float" office:value="148.949997" calcext:value-type="float">
            <text:p>148.949997</text:p>
          </table:table-cell>
          <table:table-cell office:value-type="float" office:value="145.289993" calcext:value-type="float">
            <text:p>145.289993</text:p>
          </table:table-cell>
          <table:table-cell office:value-type="float" office:value="145.389999" calcext:value-type="float">
            <text:p>145.389999</text:p>
          </table:table-cell>
          <table:table-cell office:value-type="float" office:value="108.624329" calcext:value-type="float">
            <text:p>108.624329</text:p>
          </table:table-cell>
          <table:table-cell office:value-type="float" office:value="357622100" calcext:value-type="float">
            <text:p>357622100</text:p>
          </table:table-cell>
        </table:table-row>
        <table:table-row table:style-name="ro1">
          <table:table-cell office:value-type="string" calcext:value-type="string">
            <text:p>2007-08-10</text:p>
          </table:table-cell>
          <table:table-cell office:value-type="float" office:value="144.389999" calcext:value-type="float">
            <text:p>144.389999</text:p>
          </table:table-cell>
          <table:table-cell office:value-type="float" office:value="146.5" calcext:value-type="float">
            <text:p>146.5</text:p>
          </table:table-cell>
          <table:table-cell office:value-type="float" office:value="143.119995" calcext:value-type="float">
            <text:p>143.119995</text:p>
          </table:table-cell>
          <table:table-cell office:value-type="float" office:value="144.710007" calcext:value-type="float">
            <text:p>144.710007</text:p>
          </table:table-cell>
          <table:table-cell office:value-type="float" office:value="108.116325" calcext:value-type="float">
            <text:p>108.116325</text:p>
          </table:table-cell>
          <table:table-cell office:value-type="float" office:value="411018400" calcext:value-type="float">
            <text:p>411018400</text:p>
          </table:table-cell>
        </table:table-row>
        <table:table-row table:style-name="ro1">
          <table:table-cell office:value-type="string" calcext:value-type="string">
            <text:p>2007-08-13</text:p>
          </table:table-cell>
          <table:table-cell office:value-type="float" office:value="146.5" calcext:value-type="float">
            <text:p>146.5</text:p>
          </table:table-cell>
          <table:table-cell office:value-type="float" office:value="146.889999" calcext:value-type="float">
            <text:p>146.889999</text:p>
          </table:table-cell>
          <table:table-cell office:value-type="float" office:value="145.020004" calcext:value-type="float">
            <text:p>145.020004</text:p>
          </table:table-cell>
          <table:table-cell office:value-type="float" office:value="145.229996" calcext:value-type="float">
            <text:p>145.229996</text:p>
          </table:table-cell>
          <table:table-cell office:value-type="float" office:value="108.504814" calcext:value-type="float">
            <text:p>108.504814</text:p>
          </table:table-cell>
          <table:table-cell office:value-type="float" office:value="181917200" calcext:value-type="float">
            <text:p>181917200</text:p>
          </table:table-cell>
        </table:table-row>
        <table:table-row table:style-name="ro1">
          <table:table-cell office:value-type="string" calcext:value-type="string">
            <text:p>2007-08-14</text:p>
          </table:table-cell>
          <table:table-cell office:value-type="float" office:value="145.699997" calcext:value-type="float">
            <text:p>145.699997</text:p>
          </table:table-cell>
          <table:table-cell office:value-type="float" office:value="146.059998" calcext:value-type="float">
            <text:p>146.059998</text:p>
          </table:table-cell>
          <table:table-cell office:value-type="float" office:value="142.720001" calcext:value-type="float">
            <text:p>142.720001</text:p>
          </table:table-cell>
          <table:table-cell office:value-type="float" office:value="143.009995" calcext:value-type="float">
            <text:p>143.009995</text:p>
          </table:table-cell>
          <table:table-cell office:value-type="float" office:value="106.846161" calcext:value-type="float">
            <text:p>106.846161</text:p>
          </table:table-cell>
          <table:table-cell office:value-type="float" office:value="264134500" calcext:value-type="float">
            <text:p>264134500</text:p>
          </table:table-cell>
        </table:table-row>
        <table:table-row table:style-name="ro1">
          <table:table-cell office:value-type="string" calcext:value-type="string">
            <text:p>2007-08-15</text:p>
          </table:table-cell>
          <table:table-cell office:value-type="float" office:value="142.720001" calcext:value-type="float">
            <text:p>142.720001</text:p>
          </table:table-cell>
          <table:table-cell office:value-type="float" office:value="144.460007" calcext:value-type="float">
            <text:p>144.460007</text:p>
          </table:table-cell>
          <table:table-cell office:value-type="float" office:value="140.619995" calcext:value-type="float">
            <text:p>140.619995</text:p>
          </table:table-cell>
          <table:table-cell office:value-type="float" office:value="141.039993" calcext:value-type="float">
            <text:p>141.039993</text:p>
          </table:table-cell>
          <table:table-cell office:value-type="float" office:value="105.374367" calcext:value-type="float">
            <text:p>105.374367</text:p>
          </table:table-cell>
          <table:table-cell office:value-type="float" office:value="323834000" calcext:value-type="float">
            <text:p>323834000</text:p>
          </table:table-cell>
        </table:table-row>
        <table:table-row table:style-name="ro1">
          <table:table-cell office:value-type="string" calcext:value-type="string">
            <text:p>2007-08-16</text:p>
          </table:table-cell>
          <table:table-cell office:value-type="float" office:value="139.789993" calcext:value-type="float">
            <text:p>139.789993</text:p>
          </table:table-cell>
          <table:table-cell office:value-type="float" office:value="142.940002" calcext:value-type="float">
            <text:p>142.940002</text:p>
          </table:table-cell>
          <table:table-cell office:value-type="float" office:value="137" calcext:value-type="float">
            <text:p>137</text:p>
          </table:table-cell>
          <table:table-cell office:value-type="float" office:value="142.100006" calcext:value-type="float">
            <text:p>142.100006</text:p>
          </table:table-cell>
          <table:table-cell office:value-type="float" office:value="106.166351" calcext:value-type="float">
            <text:p>106.166351</text:p>
          </table:table-cell>
          <table:table-cell office:value-type="float" office:value="546743700" calcext:value-type="float">
            <text:p>546743700</text:p>
          </table:table-cell>
        </table:table-row>
        <table:table-row table:style-name="ro1">
          <table:table-cell office:value-type="string" calcext:value-type="string">
            <text:p>2007-08-17</text:p>
          </table:table-cell>
          <table:table-cell office:value-type="float" office:value="145.5" calcext:value-type="float">
            <text:p>145.5</text:p>
          </table:table-cell>
          <table:table-cell office:value-type="float" office:value="145.809998" calcext:value-type="float">
            <text:p>145.809998</text:p>
          </table:table-cell>
          <table:table-cell office:value-type="float" office:value="141.389999" calcext:value-type="float">
            <text:p>141.389999</text:p>
          </table:table-cell>
          <table:table-cell office:value-type="float" office:value="144.710007" calcext:value-type="float">
            <text:p>144.710007</text:p>
          </table:table-cell>
          <table:table-cell office:value-type="float" office:value="108.116325" calcext:value-type="float">
            <text:p>108.116325</text:p>
          </table:table-cell>
          <table:table-cell office:value-type="float" office:value="388218100" calcext:value-type="float">
            <text:p>388218100</text:p>
          </table:table-cell>
        </table:table-row>
        <table:table-row table:style-name="ro1">
          <table:table-cell office:value-type="string" calcext:value-type="string">
            <text:p>2007-08-20</text:p>
          </table:table-cell>
          <table:table-cell office:value-type="float" office:value="145.169998" calcext:value-type="float">
            <text:p>145.169998</text:p>
          </table:table-cell>
          <table:table-cell office:value-type="float" office:value="145.470001" calcext:value-type="float">
            <text:p>145.470001</text:p>
          </table:table-cell>
          <table:table-cell office:value-type="float" office:value="143.289993" calcext:value-type="float">
            <text:p>143.289993</text:p>
          </table:table-cell>
          <table:table-cell office:value-type="float" office:value="144.639999" calcext:value-type="float">
            <text:p>144.639999</text:p>
          </table:table-cell>
          <table:table-cell office:value-type="float" office:value="108.064011" calcext:value-type="float">
            <text:p>108.064011</text:p>
          </table:table-cell>
          <table:table-cell office:value-type="float" office:value="187320400" calcext:value-type="float">
            <text:p>187320400</text:p>
          </table:table-cell>
        </table:table-row>
        <table:table-row table:style-name="ro1">
          <table:table-cell office:value-type="string" calcext:value-type="string">
            <text:p>2007-08-21</text:p>
          </table:table-cell>
          <table:table-cell office:value-type="float" office:value="144.600006" calcext:value-type="float">
            <text:p>144.600006</text:p>
          </table:table-cell>
          <table:table-cell office:value-type="float" office:value="145.970001" calcext:value-type="float">
            <text:p>145.970001</text:p>
          </table:table-cell>
          <table:table-cell office:value-type="float" office:value="144.139999" calcext:value-type="float">
            <text:p>144.139999</text:p>
          </table:table-cell>
          <table:table-cell office:value-type="float" office:value="144.929993" calcext:value-type="float">
            <text:p>144.929993</text:p>
          </table:table-cell>
          <table:table-cell office:value-type="float" office:value="108.280655" calcext:value-type="float">
            <text:p>108.280655</text:p>
          </table:table-cell>
          <table:table-cell office:value-type="float" office:value="157066400" calcext:value-type="float">
            <text:p>157066400</text:p>
          </table:table-cell>
        </table:table-row>
        <table:table-row table:style-name="ro1">
          <table:table-cell office:value-type="string" calcext:value-type="string">
            <text:p>2007-08-22</text:p>
          </table:table-cell>
          <table:table-cell office:value-type="float" office:value="146.009995" calcext:value-type="float">
            <text:p>146.009995</text:p>
          </table:table-cell>
          <table:table-cell office:value-type="float" office:value="146.800003" calcext:value-type="float">
            <text:p>146.800003</text:p>
          </table:table-cell>
          <table:table-cell office:value-type="float" office:value="145.330002" calcext:value-type="float">
            <text:p>145.330002</text:p>
          </table:table-cell>
          <table:table-cell office:value-type="float" office:value="146.649994" calcext:value-type="float">
            <text:p>146.649994</text:p>
          </table:table-cell>
          <table:table-cell office:value-type="float" office:value="109.565742" calcext:value-type="float">
            <text:p>109.565742</text:p>
          </table:table-cell>
          <table:table-cell office:value-type="float" office:value="173156700" calcext:value-type="float">
            <text:p>173156700</text:p>
          </table:table-cell>
        </table:table-row>
        <table:table-row table:style-name="ro1">
          <table:table-cell office:value-type="string" calcext:value-type="string">
            <text:p>2007-08-23</text:p>
          </table:table-cell>
          <table:table-cell office:value-type="float" office:value="147.339996" calcext:value-type="float">
            <text:p>147.339996</text:p>
          </table:table-cell>
          <table:table-cell office:value-type="float" office:value="147.649994" calcext:value-type="float">
            <text:p>147.649994</text:p>
          </table:table-cell>
          <table:table-cell office:value-type="float" office:value="145.610001" calcext:value-type="float">
            <text:p>145.610001</text:p>
          </table:table-cell>
          <table:table-cell office:value-type="float" office:value="146.520004" calcext:value-type="float">
            <text:p>146.520004</text:p>
          </table:table-cell>
          <table:table-cell office:value-type="float" office:value="109.468605" calcext:value-type="float">
            <text:p>109.468605</text:p>
          </table:table-cell>
          <table:table-cell office:value-type="float" office:value="203915300" calcext:value-type="float">
            <text:p>203915300</text:p>
          </table:table-cell>
        </table:table-row>
        <table:table-row table:style-name="ro1">
          <table:table-cell office:value-type="string" calcext:value-type="string">
            <text:p>2007-08-24</text:p>
          </table:table-cell>
          <table:table-cell office:value-type="float" office:value="146.479996" calcext:value-type="float">
            <text:p>146.479996</text:p>
          </table:table-cell>
          <table:table-cell office:value-type="float" office:value="148.330002" calcext:value-type="float">
            <text:p>148.330002</text:p>
          </table:table-cell>
          <table:table-cell office:value-type="float" office:value="146.279999" calcext:value-type="float">
            <text:p>146.279999</text:p>
          </table:table-cell>
          <table:table-cell office:value-type="float" office:value="148.330002" calcext:value-type="float">
            <text:p>148.330002</text:p>
          </table:table-cell>
          <table:table-cell office:value-type="float" office:value="110.820892" calcext:value-type="float">
            <text:p>110.820892</text:p>
          </table:table-cell>
          <table:table-cell office:value-type="float" office:value="128901900" calcext:value-type="float">
            <text:p>128901900</text:p>
          </table:table-cell>
        </table:table-row>
        <table:table-row table:style-name="ro1">
          <table:table-cell office:value-type="string" calcext:value-type="string">
            <text:p>2007-08-27</text:p>
          </table:table-cell>
          <table:table-cell office:value-type="float" office:value="147.850006" calcext:value-type="float">
            <text:p>147.850006</text:p>
          </table:table-cell>
          <table:table-cell office:value-type="float" office:value="148.330002" calcext:value-type="float">
            <text:p>148.330002</text:p>
          </table:table-cell>
          <table:table-cell office:value-type="float" office:value="146.729996" calcext:value-type="float">
            <text:p>146.729996</text:p>
          </table:table-cell>
          <table:table-cell office:value-type="float" office:value="146.949997" calcext:value-type="float">
            <text:p>146.949997</text:p>
          </table:table-cell>
          <table:table-cell office:value-type="float" office:value="109.789917" calcext:value-type="float">
            <text:p>109.789917</text:p>
          </table:table-cell>
          <table:table-cell office:value-type="float" office:value="113024300" calcext:value-type="float">
            <text:p>113024300</text:p>
          </table:table-cell>
        </table:table-row>
        <table:table-row table:style-name="ro1">
          <table:table-cell office:value-type="string" calcext:value-type="string">
            <text:p>2007-08-28</text:p>
          </table:table-cell>
          <table:table-cell office:value-type="float" office:value="146.160004" calcext:value-type="float">
            <text:p>146.160004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3.460007" calcext:value-type="float">
            <text:p>143.460007</text:p>
          </table:table-cell>
          <table:table-cell office:value-type="float" office:value="143.720001" calcext:value-type="float">
            <text:p>143.720001</text:p>
          </table:table-cell>
          <table:table-cell office:value-type="float" office:value="107.376648" calcext:value-type="float">
            <text:p>107.376648</text:p>
          </table:table-cell>
          <table:table-cell office:value-type="float" office:value="219790700" calcext:value-type="float">
            <text:p>219790700</text:p>
          </table:table-cell>
        </table:table-row>
        <table:table-row table:style-name="ro1">
          <table:table-cell office:value-type="string" calcext:value-type="string">
            <text:p>2007-08-29</text:p>
          </table:table-cell>
          <table:table-cell office:value-type="float" office:value="144.369995" calcext:value-type="float">
            <text:p>144.369995</text:p>
          </table:table-cell>
          <table:table-cell office:value-type="float" office:value="146.740005" calcext:value-type="float">
            <text:p>146.740005</text:p>
          </table:table-cell>
          <table:table-cell office:value-type="float" office:value="143.960007" calcext:value-type="float">
            <text:p>143.960007</text:p>
          </table:table-cell>
          <table:table-cell office:value-type="float" office:value="146.539993" calcext:value-type="float">
            <text:p>146.539993</text:p>
          </table:table-cell>
          <table:table-cell office:value-type="float" office:value="109.483559" calcext:value-type="float">
            <text:p>109.483559</text:p>
          </table:table-cell>
          <table:table-cell office:value-type="float" office:value="207654200" calcext:value-type="float">
            <text:p>207654200</text:p>
          </table:table-cell>
        </table:table-row>
        <table:table-row table:style-name="ro1">
          <table:table-cell office:value-type="string" calcext:value-type="string">
            <text:p>2007-08-30</text:p>
          </table:table-cell>
          <table:table-cell office:value-type="float" office:value="145.449997" calcext:value-type="float">
            <text:p>145.449997</text:p>
          </table:table-cell>
          <table:table-cell office:value-type="float" office:value="147.190002" calcext:value-type="float">
            <text:p>147.190002</text:p>
          </table:table-cell>
          <table:table-cell office:value-type="float" office:value="145.309998" calcext:value-type="float">
            <text:p>145.309998</text:p>
          </table:table-cell>
          <table:table-cell office:value-type="float" office:value="146.149994" calcext:value-type="float">
            <text:p>146.149994</text:p>
          </table:table-cell>
          <table:table-cell office:value-type="float" office:value="109.192207" calcext:value-type="float">
            <text:p>109.192207</text:p>
          </table:table-cell>
          <table:table-cell office:value-type="float" office:value="191817300" calcext:value-type="float">
            <text:p>191817300</text:p>
          </table:table-cell>
        </table:table-row>
        <table:table-row table:style-name="ro1">
          <table:table-cell office:value-type="string" calcext:value-type="string">
            <text:p>2007-08-31</text:p>
          </table:table-cell>
          <table:table-cell office:value-type="float" office:value="147.649994" calcext:value-type="float">
            <text:p>147.649994</text:p>
          </table:table-cell>
          <table:table-cell office:value-type="float" office:value="148.5" calcext:value-type="float">
            <text:p>148.5</text:p>
          </table:table-cell>
          <table:table-cell office:value-type="float" office:value="146.830002" calcext:value-type="float">
            <text:p>146.830002</text:p>
          </table:table-cell>
          <table:table-cell office:value-type="float" office:value="147.589996" calcext:value-type="float">
            <text:p>147.589996</text:p>
          </table:table-cell>
          <table:table-cell office:value-type="float" office:value="110.268028" calcext:value-type="float">
            <text:p>110.268028</text:p>
          </table:table-cell>
          <table:table-cell office:value-type="float" office:value="185477500" calcext:value-type="float">
            <text:p>185477500</text:p>
          </table:table-cell>
        </table:table-row>
        <table:table-row table:style-name="ro1">
          <table:table-cell office:value-type="string" calcext:value-type="string">
            <text:p>2007-09-04</text:p>
          </table:table-cell>
          <table:table-cell office:value-type="float" office:value="147.449997" calcext:value-type="float">
            <text:p>147.449997</text:p>
          </table:table-cell>
          <table:table-cell office:value-type="float" office:value="149.979996" calcext:value-type="float">
            <text:p>149.979996</text:p>
          </table:table-cell>
          <table:table-cell office:value-type="float" office:value="147.399994" calcext:value-type="float">
            <text:p>147.399994</text:p>
          </table:table-cell>
          <table:table-cell office:value-type="float" office:value="149.080002" calcext:value-type="float">
            <text:p>149.080002</text:p>
          </table:table-cell>
          <table:table-cell office:value-type="float" office:value="111.381233" calcext:value-type="float">
            <text:p>111.381233</text:p>
          </table:table-cell>
          <table:table-cell office:value-type="float" office:value="120062000" calcext:value-type="float">
            <text:p>120062000</text:p>
          </table:table-cell>
        </table:table-row>
        <table:table-row table:style-name="ro1">
          <table:table-cell office:value-type="string" calcext:value-type="string">
            <text:p>2007-09-05</text:p>
          </table:table-cell>
          <table:table-cell office:value-type="float" office:value="148.199997" calcext:value-type="float">
            <text:p>148.199997</text:p>
          </table:table-cell>
          <table:table-cell office:value-type="float" office:value="148.360001" calcext:value-type="float">
            <text:p>148.360001</text:p>
          </table:table-cell>
          <table:table-cell office:value-type="float" office:value="147" calcext:value-type="float">
            <text:p>147</text:p>
          </table:table-cell>
          <table:table-cell office:value-type="float" office:value="147.789993" calcext:value-type="float">
            <text:p>147.789993</text:p>
          </table:table-cell>
          <table:table-cell office:value-type="float" office:value="110.417442" calcext:value-type="float">
            <text:p>110.417442</text:p>
          </table:table-cell>
          <table:table-cell office:value-type="float" office:value="166261800" calcext:value-type="float">
            <text:p>166261800</text:p>
          </table:table-cell>
        </table:table-row>
        <table:table-row table:style-name="ro1">
          <table:table-cell office:value-type="string" calcext:value-type="string">
            <text:p>2007-09-06</text:p>
          </table:table-cell>
          <table:table-cell office:value-type="float" office:value="147.949997" calcext:value-type="float">
            <text:p>147.949997</text:p>
          </table:table-cell>
          <table:table-cell office:value-type="float" office:value="148.610001" calcext:value-type="float">
            <text:p>148.610001</text:p>
          </table:table-cell>
          <table:table-cell office:value-type="float" office:value="147.119995" calcext:value-type="float">
            <text:p>147.119995</text:p>
          </table:table-cell>
          <table:table-cell office:value-type="float" office:value="148.130005" calcext:value-type="float">
            <text:p>148.130005</text:p>
          </table:table-cell>
          <table:table-cell office:value-type="float" office:value="110.671432" calcext:value-type="float">
            <text:p>110.671432</text:p>
          </table:table-cell>
          <table:table-cell office:value-type="float" office:value="127878400" calcext:value-type="float">
            <text:p>127878400</text:p>
          </table:table-cell>
        </table:table-row>
        <table:table-row table:style-name="ro1">
          <table:table-cell office:value-type="string" calcext:value-type="string">
            <text:p>2007-09-07</text:p>
          </table:table-cell>
          <table:table-cell office:value-type="float" office:value="146.479996" calcext:value-type="float">
            <text:p>146.479996</text:p>
          </table:table-cell>
          <table:table-cell office:value-type="float" office:value="146.889999" calcext:value-type="float">
            <text:p>146.889999</text:p>
          </table:table-cell>
          <table:table-cell office:value-type="float" office:value="145.259995" calcext:value-type="float">
            <text:p>145.259995</text:p>
          </table:table-cell>
          <table:table-cell office:value-type="float" office:value="146.070007" calcext:value-type="float">
            <text:p>146.070007</text:p>
          </table:table-cell>
          <table:table-cell office:value-type="float" office:value="109.132393" calcext:value-type="float">
            <text:p>109.132393</text:p>
          </table:table-cell>
          <table:table-cell office:value-type="float" office:value="235447600" calcext:value-type="float">
            <text:p>235447600</text:p>
          </table:table-cell>
        </table:table-row>
        <table:table-row table:style-name="ro1">
          <table:table-cell office:value-type="string" calcext:value-type="string">
            <text:p>2007-09-10</text:p>
          </table:table-cell>
          <table:table-cell office:value-type="float" office:value="146.520004" calcext:value-type="float">
            <text:p>146.520004</text:p>
          </table:table-cell>
          <table:table-cell office:value-type="float" office:value="146.720001" calcext:value-type="float">
            <text:p>146.720001</text:p>
          </table:table-cell>
          <table:table-cell office:value-type="float" office:value="144.330002" calcext:value-type="float">
            <text:p>144.330002</text:p>
          </table:table-cell>
          <table:table-cell office:value-type="float" office:value="145.789993" calcext:value-type="float">
            <text:p>145.789993</text:p>
          </table:table-cell>
          <table:table-cell office:value-type="float" office:value="108.92318" calcext:value-type="float">
            <text:p>108.92318</text:p>
          </table:table-cell>
          <table:table-cell office:value-type="float" office:value="192305900" calcext:value-type="float">
            <text:p>192305900</text:p>
          </table:table-cell>
        </table:table-row>
        <table:table-row table:style-name="ro1">
          <table:table-cell office:value-type="string" calcext:value-type="string">
            <text:p>2007-09-11</text:p>
          </table:table-cell>
          <table:table-cell office:value-type="float" office:value="146.240005" calcext:value-type="float">
            <text:p>146.240005</text:p>
          </table:table-cell>
          <table:table-cell office:value-type="float" office:value="147.699997" calcext:value-type="float">
            <text:p>147.699997</text:p>
          </table:table-cell>
          <table:table-cell office:value-type="float" office:value="146.130005" calcext:value-type="float">
            <text:p>146.130005</text:p>
          </table:table-cell>
          <table:table-cell office:value-type="float" office:value="147.490005" calcext:value-type="float">
            <text:p>147.490005</text:p>
          </table:table-cell>
          <table:table-cell office:value-type="float" office:value="110.19326" calcext:value-type="float">
            <text:p>110.19326</text:p>
          </table:table-cell>
          <table:table-cell office:value-type="float" office:value="162081900" calcext:value-type="float">
            <text:p>162081900</text:p>
          </table:table-cell>
        </table:table-row>
        <table:table-row table:style-name="ro1">
          <table:table-cell office:value-type="string" calcext:value-type="string">
            <text:p>2007-09-12</text:p>
          </table:table-cell>
          <table:table-cell office:value-type="float" office:value="147.289993" calcext:value-type="float">
            <text:p>147.289993</text:p>
          </table:table-cell>
          <table:table-cell office:value-type="float" office:value="148.440002" calcext:value-type="float">
            <text:p>148.440002</text:p>
          </table:table-cell>
          <table:table-cell office:value-type="float" office:value="146.979996" calcext:value-type="float">
            <text:p>146.979996</text:p>
          </table:table-cell>
          <table:table-cell office:value-type="float" office:value="147.869995" calcext:value-type="float">
            <text:p>147.869995</text:p>
          </table:table-cell>
          <table:table-cell office:value-type="float" office:value="110.477173" calcext:value-type="float">
            <text:p>110.477173</text:p>
          </table:table-cell>
          <table:table-cell office:value-type="float" office:value="149554600" calcext:value-type="float">
            <text:p>149554600</text:p>
          </table:table-cell>
        </table:table-row>
        <table:table-row table:style-name="ro1">
          <table:table-cell office:value-type="string" calcext:value-type="string">
            <text:p>2007-09-13</text:p>
          </table:table-cell>
          <table:table-cell office:value-type="float" office:value="148.550003" calcext:value-type="float">
            <text:p>148.550003</text:p>
          </table:table-cell>
          <table:table-cell office:value-type="float" office:value="149.449997" calcext:value-type="float">
            <text:p>149.449997</text:p>
          </table:table-cell>
          <table:table-cell office:value-type="float" office:value="148.199997" calcext:value-type="float">
            <text:p>148.199997</text:p>
          </table:table-cell>
          <table:table-cell office:value-type="float" office:value="148.910004" calcext:value-type="float">
            <text:p>148.910004</text:p>
          </table:table-cell>
          <table:table-cell office:value-type="float" office:value="111.25425" calcext:value-type="float">
            <text:p>111.25425</text:p>
          </table:table-cell>
          <table:table-cell office:value-type="float" office:value="154079000" calcext:value-type="float">
            <text:p>154079000</text:p>
          </table:table-cell>
        </table:table-row>
        <table:table-row table:style-name="ro1">
          <table:table-cell office:value-type="string" calcext:value-type="string">
            <text:p>2007-09-14</text:p>
          </table:table-cell>
          <table:table-cell office:value-type="float" office:value="147.960007" calcext:value-type="float">
            <text:p>147.960007</text:p>
          </table:table-cell>
          <table:table-cell office:value-type="float" office:value="149.089996" calcext:value-type="float">
            <text:p>149.089996</text:p>
          </table:table-cell>
          <table:table-cell office:value-type="float" office:value="147.740005" calcext:value-type="float">
            <text:p>147.740005</text:p>
          </table:table-cell>
          <table:table-cell office:value-type="float" office:value="148.899994" calcext:value-type="float">
            <text:p>148.899994</text:p>
          </table:table-cell>
          <table:table-cell office:value-type="float" office:value="111.246704" calcext:value-type="float">
            <text:p>111.246704</text:p>
          </table:table-cell>
          <table:table-cell office:value-type="float" office:value="121911000" calcext:value-type="float">
            <text:p>121911000</text:p>
          </table:table-cell>
        </table:table-row>
        <table:table-row table:style-name="ro1">
          <table:table-cell office:value-type="string" calcext:value-type="string">
            <text:p>2007-09-17</text:p>
          </table:table-cell>
          <table:table-cell office:value-type="float" office:value="148.309998" calcext:value-type="float">
            <text:p>148.309998</text:p>
          </table:table-cell>
          <table:table-cell office:value-type="float" office:value="148.649994" calcext:value-type="float">
            <text:p>148.649994</text:p>
          </table:table-cell>
          <table:table-cell office:value-type="float" office:value="147.630005" calcext:value-type="float">
            <text:p>147.630005</text:p>
          </table:table-cell>
          <table:table-cell office:value-type="float" office:value="148.100006" calcext:value-type="float">
            <text:p>148.100006</text:p>
          </table:table-cell>
          <table:table-cell office:value-type="float" office:value="110.649086" calcext:value-type="float">
            <text:p>110.649086</text:p>
          </table:table-cell>
          <table:table-cell office:value-type="float" office:value="109870800" calcext:value-type="float">
            <text:p>109870800</text:p>
          </table:table-cell>
        </table:table-row>
        <table:table-row table:style-name="ro1">
          <table:table-cell office:value-type="string" calcext:value-type="string">
            <text:p>2007-09-18</text:p>
          </table:table-cell>
          <table:table-cell office:value-type="float" office:value="148.830002" calcext:value-type="float">
            <text:p>148.830002</text:p>
          </table:table-cell>
          <table:table-cell office:value-type="float" office:value="152.5" calcext:value-type="float">
            <text:p>152.5</text:p>
          </table:table-cell>
          <table:table-cell office:value-type="float" office:value="148.130005" calcext:value-type="float">
            <text:p>148.130005</text:p>
          </table:table-cell>
          <table:table-cell office:value-type="float" office:value="152.460007" calcext:value-type="float">
            <text:p>152.460007</text:p>
          </table:table-cell>
          <table:table-cell office:value-type="float" office:value="113.906517" calcext:value-type="float">
            <text:p>113.906517</text:p>
          </table:table-cell>
          <table:table-cell office:value-type="float" office:value="263759500" calcext:value-type="float">
            <text:p>263759500</text:p>
          </table:table-cell>
        </table:table-row>
        <table:table-row table:style-name="ro1">
          <table:table-cell office:value-type="string" calcext:value-type="string">
            <text:p>2007-09-19</text:p>
          </table:table-cell>
          <table:table-cell office:value-type="float" office:value="153.410004" calcext:value-type="float">
            <text:p>153.410004</text:p>
          </table:table-cell>
          <table:table-cell office:value-type="float" office:value="154.389999" calcext:value-type="float">
            <text:p>154.389999</text:p>
          </table:table-cell>
          <table:table-cell office:value-type="float" office:value="152.710007" calcext:value-type="float">
            <text:p>152.710007</text:p>
          </table:table-cell>
          <table:table-cell office:value-type="float" office:value="153.360001" calcext:value-type="float">
            <text:p>153.360001</text:p>
          </table:table-cell>
          <table:table-cell office:value-type="float" office:value="114.578918" calcext:value-type="float">
            <text:p>114.578918</text:p>
          </table:table-cell>
          <table:table-cell office:value-type="float" office:value="193779900" calcext:value-type="float">
            <text:p>193779900</text:p>
          </table:table-cell>
        </table:table-row>
        <table:table-row table:style-name="ro1">
          <table:table-cell office:value-type="string" calcext:value-type="string">
            <text:p>2007-09-20</text:p>
          </table:table-cell>
          <table:table-cell office:value-type="float" office:value="153.339996" calcext:value-type="float">
            <text:p>153.339996</text:p>
          </table:table-cell>
          <table:table-cell office:value-type="float" office:value="153.429993" calcext:value-type="float">
            <text:p>153.429993</text:p>
          </table:table-cell>
          <table:table-cell office:value-type="float" office:value="152.110001" calcext:value-type="float">
            <text:p>152.110001</text:p>
          </table:table-cell>
          <table:table-cell office:value-type="float" office:value="152.279999" calcext:value-type="float">
            <text:p>152.279999</text:p>
          </table:table-cell>
          <table:table-cell office:value-type="float" office:value="113.772003" calcext:value-type="float">
            <text:p>113.772003</text:p>
          </table:table-cell>
          <table:table-cell office:value-type="float" office:value="175186800" calcext:value-type="float">
            <text:p>175186800</text:p>
          </table:table-cell>
        </table:table-row>
        <table:table-row table:style-name="ro1">
          <table:table-cell office:value-type="string" calcext:value-type="string">
            <text:p>2007-09-21</text:p>
          </table:table-cell>
          <table:table-cell office:value-type="float" office:value="152.710007" calcext:value-type="float">
            <text:p>152.710007</text:p>
          </table:table-cell>
          <table:table-cell office:value-type="float" office:value="153.119995" calcext:value-type="float">
            <text:p>153.119995</text:p>
          </table:table-cell>
          <table:table-cell office:value-type="float" office:value="151.740005" calcext:value-type="float">
            <text:p>151.740005</text:p>
          </table:table-cell>
          <table:table-cell office:value-type="float" office:value="151.970001" calcext:value-type="float">
            <text:p>151.970001</text:p>
          </table:table-cell>
          <table:table-cell office:value-type="float" office:value="114.079086" calcext:value-type="float">
            <text:p>114.079086</text:p>
          </table:table-cell>
          <table:table-cell office:value-type="float" office:value="141457500" calcext:value-type="float">
            <text:p>141457500</text:p>
          </table:table-cell>
        </table:table-row>
        <table:table-row table:style-name="ro1">
          <table:table-cell office:value-type="string" calcext:value-type="string">
            <text:p>2007-09-24</text:p>
          </table:table-cell>
          <table:table-cell office:value-type="float" office:value="152.419998" calcext:value-type="float">
            <text:p>152.419998</text:p>
          </table:table-cell>
          <table:table-cell office:value-type="float" office:value="152.820007" calcext:value-type="float">
            <text:p>152.820007</text:p>
          </table:table-cell>
          <table:table-cell office:value-type="float" office:value="151.360001" calcext:value-type="float">
            <text:p>151.360001</text:p>
          </table:table-cell>
          <table:table-cell office:value-type="float" office:value="151.690002" calcext:value-type="float">
            <text:p>151.690002</text:p>
          </table:table-cell>
          <table:table-cell office:value-type="float" office:value="113.868866" calcext:value-type="float">
            <text:p>113.868866</text:p>
          </table:table-cell>
          <table:table-cell office:value-type="float" office:value="139450200" calcext:value-type="float">
            <text:p>139450200</text:p>
          </table:table-cell>
        </table:table-row>
        <table:table-row table:style-name="ro1">
          <table:table-cell office:value-type="string" calcext:value-type="string">
            <text:p>2007-09-25</text:p>
          </table:table-cell>
          <table:table-cell office:value-type="float" office:value="150.809998" calcext:value-type="float">
            <text:p>150.809998</text:p>
          </table:table-cell>
          <table:table-cell office:value-type="float" office:value="151.660004" calcext:value-type="float">
            <text:p>151.660004</text:p>
          </table:table-cell>
          <table:table-cell office:value-type="float" office:value="150.470001" calcext:value-type="float">
            <text:p>150.470001</text:p>
          </table:table-cell>
          <table:table-cell office:value-type="float" office:value="151.389999" calcext:value-type="float">
            <text:p>151.389999</text:p>
          </table:table-cell>
          <table:table-cell office:value-type="float" office:value="113.643684" calcext:value-type="float">
            <text:p>113.643684</text:p>
          </table:table-cell>
          <table:table-cell office:value-type="float" office:value="142289900" calcext:value-type="float">
            <text:p>142289900</text:p>
          </table:table-cell>
        </table:table-row>
        <table:table-row table:style-name="ro1">
          <table:table-cell office:value-type="string" calcext:value-type="string">
            <text:p>2007-09-26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2.770004" calcext:value-type="float">
            <text:p>152.770004</text:p>
          </table:table-cell>
          <table:table-cell office:value-type="float" office:value="151.389999" calcext:value-type="float">
            <text:p>151.389999</text:p>
          </table:table-cell>
          <table:table-cell office:value-type="float" office:value="152.190002" calcext:value-type="float">
            <text:p>152.190002</text:p>
          </table:table-cell>
          <table:table-cell office:value-type="float" office:value="114.244164" calcext:value-type="float">
            <text:p>114.244164</text:p>
          </table:table-cell>
          <table:table-cell office:value-type="float" office:value="135547000" calcext:value-type="float">
            <text:p>135547000</text:p>
          </table:table-cell>
        </table:table-row>
        <table:table-row table:style-name="ro1">
          <table:table-cell office:value-type="string" calcext:value-type="string">
            <text:p>2007-09-27</text:p>
          </table:table-cell>
          <table:table-cell office:value-type="float" office:value="152.910004" calcext:value-type="float">
            <text:p>152.910004</text:p>
          </table:table-cell>
          <table:table-cell office:value-type="float" office:value="153.100006" calcext:value-type="float">
            <text:p>153.100006</text:p>
          </table:table-cell>
          <table:table-cell office:value-type="float" office:value="152.190002" calcext:value-type="float">
            <text:p>152.190002</text:p>
          </table:table-cell>
          <table:table-cell office:value-type="float" office:value="153.089996" calcext:value-type="float">
            <text:p>153.089996</text:p>
          </table:table-cell>
          <table:table-cell office:value-type="float" office:value="114.91983" calcext:value-type="float">
            <text:p>114.91983</text:p>
          </table:table-cell>
          <table:table-cell office:value-type="float" office:value="102713300" calcext:value-type="float">
            <text:p>102713300</text:p>
          </table:table-cell>
        </table:table-row>
        <table:table-row table:style-name="ro1">
          <table:table-cell office:value-type="string" calcext:value-type="string">
            <text:p>2007-09-28</text:p>
          </table:table-cell>
          <table:table-cell office:value-type="float" office:value="152.850006" calcext:value-type="float">
            <text:p>152.850006</text:p>
          </table:table-cell>
          <table:table-cell office:value-type="float" office:value="153.190002" calcext:value-type="float">
            <text:p>153.190002</text:p>
          </table:table-cell>
          <table:table-cell office:value-type="float" office:value="151.979996" calcext:value-type="float">
            <text:p>151.979996</text:p>
          </table:table-cell>
          <table:table-cell office:value-type="float" office:value="152.580002" calcext:value-type="float">
            <text:p>152.580002</text:p>
          </table:table-cell>
          <table:table-cell office:value-type="float" office:value="114.536957" calcext:value-type="float">
            <text:p>114.536957</text:p>
          </table:table-cell>
          <table:table-cell office:value-type="float" office:value="133372100" calcext:value-type="float">
            <text:p>133372100</text:p>
          </table:table-cell>
        </table:table-row>
        <table:table-row table:style-name="ro1">
          <table:table-cell office:value-type="string" calcext:value-type="string">
            <text:p>2007-10-01</text:p>
          </table:table-cell>
          <table:table-cell office:value-type="float" office:value="152.600006" calcext:value-type="float">
            <text:p>152.600006</text:p>
          </table:table-cell>
          <table:table-cell office:value-type="float" office:value="154.75" calcext:value-type="float">
            <text:p>154.75</text:p>
          </table:table-cell>
          <table:table-cell office:value-type="float" office:value="152.5" calcext:value-type="float">
            <text:p>152.5</text:p>
          </table:table-cell>
          <table:table-cell office:value-type="float" office:value="154.300003" calcext:value-type="float">
            <text:p>154.300003</text:p>
          </table:table-cell>
          <table:table-cell office:value-type="float" office:value="115.828064" calcext:value-type="float">
            <text:p>115.828064</text:p>
          </table:table-cell>
          <table:table-cell office:value-type="float" office:value="148162300" calcext:value-type="float">
            <text:p>148162300</text:p>
          </table:table-cell>
        </table:table-row>
        <table:table-row table:style-name="ro1">
          <table:table-cell office:value-type="string" calcext:value-type="string">
            <text:p>2007-10-02</text:p>
          </table:table-cell>
          <table:table-cell office:value-type="float" office:value="154.610001" calcext:value-type="float">
            <text:p>154.610001</text:p>
          </table:table-cell>
          <table:table-cell office:value-type="float" office:value="154.649994" calcext:value-type="float">
            <text:p>154.649994</text:p>
          </table:table-cell>
          <table:table-cell office:value-type="float" office:value="153.809998" calcext:value-type="float">
            <text:p>153.809998</text:p>
          </table:table-cell>
          <table:table-cell office:value-type="float" office:value="154.089996" calcext:value-type="float">
            <text:p>154.089996</text:p>
          </table:table-cell>
          <table:table-cell office:value-type="float" office:value="115.670479" calcext:value-type="float">
            <text:p>115.670479</text:p>
          </table:table-cell>
          <table:table-cell office:value-type="float" office:value="112978800" calcext:value-type="float">
            <text:p>112978800</text:p>
          </table:table-cell>
        </table:table-row>
        <table:table-row table:style-name="ro1">
          <table:table-cell office:value-type="string" calcext:value-type="string">
            <text:p>2007-10-03</text:p>
          </table:table-cell>
          <table:table-cell office:value-type="float" office:value="153.809998" calcext:value-type="float">
            <text:p>153.809998</text:p>
          </table:table-cell>
          <table:table-cell office:value-type="float" office:value="154.410004" calcext:value-type="float">
            <text:p>154.410004</text:p>
          </table:table-cell>
          <table:table-cell office:value-type="float" office:value="153.009995" calcext:value-type="float">
            <text:p>153.009995</text:p>
          </table:table-cell>
          <table:table-cell office:value-type="float" office:value="153.779999" calcext:value-type="float">
            <text:p>153.779999</text:p>
          </table:table-cell>
          <table:table-cell office:value-type="float" office:value="115.437767" calcext:value-type="float">
            <text:p>115.437767</text:p>
          </table:table-cell>
          <table:table-cell office:value-type="float" office:value="119055900" calcext:value-type="float">
            <text:p>119055900</text:p>
          </table:table-cell>
        </table:table-row>
        <table:table-row table:style-name="ro1">
          <table:table-cell office:value-type="string" calcext:value-type="string">
            <text:p>2007-10-04</text:p>
          </table:table-cell>
          <table:table-cell office:value-type="float" office:value="154.110001" calcext:value-type="float">
            <text:p>154.110001</text:p>
          </table:table-cell>
          <table:table-cell office:value-type="float" office:value="154.259995" calcext:value-type="float">
            <text:p>154.259995</text:p>
          </table:table-cell>
          <table:table-cell office:value-type="float" office:value="153.589996" calcext:value-type="float">
            <text:p>153.589996</text:p>
          </table:table-cell>
          <table:table-cell office:value-type="float" office:value="154.020004" calcext:value-type="float">
            <text:p>154.020004</text:p>
          </table:table-cell>
          <table:table-cell office:value-type="float" office:value="115.61795" calcext:value-type="float">
            <text:p>115.61795</text:p>
          </table:table-cell>
          <table:table-cell office:value-type="float" office:value="76864400" calcext:value-type="float">
            <text:p>76864400</text:p>
          </table:table-cell>
        </table:table-row>
        <table:table-row table:style-name="ro1">
          <table:table-cell office:value-type="string" calcext:value-type="string">
            <text:p>2007-10-05</text:p>
          </table:table-cell>
          <table:table-cell office:value-type="float" office:value="155.029999" calcext:value-type="float">
            <text:p>155.029999</text:p>
          </table:table-cell>
          <table:table-cell office:value-type="float" office:value="156.100006" calcext:value-type="float">
            <text:p>156.100006</text:p>
          </table:table-cell>
          <table:table-cell office:value-type="float" office:value="154.630005" calcext:value-type="float">
            <text:p>154.630005</text:p>
          </table:table-cell>
          <table:table-cell office:value-type="float" office:value="155.850006" calcext:value-type="float">
            <text:p>155.850006</text:p>
          </table:table-cell>
          <table:table-cell office:value-type="float" office:value="116.991661" calcext:value-type="float">
            <text:p>116.991661</text:p>
          </table:table-cell>
          <table:table-cell office:value-type="float" office:value="134579700" calcext:value-type="float">
            <text:p>134579700</text:p>
          </table:table-cell>
        </table:table-row>
        <table:table-row table:style-name="ro1">
          <table:table-cell office:value-type="string" calcext:value-type="string">
            <text:p>2007-10-08</text:p>
          </table:table-cell>
          <table:table-cell office:value-type="float" office:value="155.389999" calcext:value-type="float">
            <text:p>155.389999</text:p>
          </table:table-cell>
          <table:table-cell office:value-type="float" office:value="155.490005" calcext:value-type="float">
            <text:p>155.490005</text:p>
          </table:table-cell>
          <table:table-cell office:value-type="float" office:value="154.770004" calcext:value-type="float">
            <text:p>154.770004</text:p>
          </table:table-cell>
          <table:table-cell office:value-type="float" office:value="155.020004" calcext:value-type="float">
            <text:p>155.020004</text:p>
          </table:table-cell>
          <table:table-cell office:value-type="float" office:value="116.368622" calcext:value-type="float">
            <text:p>116.368622</text:p>
          </table:table-cell>
          <table:table-cell office:value-type="float" office:value="71280400" calcext:value-type="float">
            <text:p>71280400</text:p>
          </table:table-cell>
        </table:table-row>
        <table:table-row table:style-name="ro1">
          <table:table-cell office:value-type="string" calcext:value-type="string">
            <text:p>2007-10-09</text:p>
          </table:table-cell>
          <table:table-cell office:value-type="float" office:value="155.600006" calcext:value-type="float">
            <text:p>155.600006</text:p>
          </table:table-cell>
          <table:table-cell office:value-type="float" office:value="156.5" calcext:value-type="float">
            <text:p>156.5</text:p>
          </table:table-cell>
          <table:table-cell office:value-type="float" office:value="155.029999" calcext:value-type="float">
            <text:p>155.029999</text:p>
          </table:table-cell>
          <table:table-cell office:value-type="float" office:value="156.479996" calcext:value-type="float">
            <text:p>156.479996</text:p>
          </table:table-cell>
          <table:table-cell office:value-type="float" office:value="117.464569" calcext:value-type="float">
            <text:p>117.464569</text:p>
          </table:table-cell>
          <table:table-cell office:value-type="float" office:value="94054300" calcext:value-type="float">
            <text:p>94054300</text:p>
          </table:table-cell>
        </table:table-row>
        <table:table-row table:style-name="ro1">
          <table:table-cell office:value-type="string" calcext:value-type="string">
            <text:p>2007-10-10</text:p>
          </table:table-cell>
          <table:table-cell office:value-type="float" office:value="156.039993" calcext:value-type="float">
            <text:p>156.039993</text:p>
          </table:table-cell>
          <table:table-cell office:value-type="float" office:value="156.440002" calcext:value-type="float">
            <text:p>156.440002</text:p>
          </table:table-cell>
          <table:table-cell office:value-type="float" office:value="155.410004" calcext:value-type="float">
            <text:p>155.410004</text:p>
          </table:table-cell>
          <table:table-cell office:value-type="float" office:value="156.220001" calcext:value-type="float">
            <text:p>156.220001</text:p>
          </table:table-cell>
          <table:table-cell office:value-type="float" office:value="117.26944" calcext:value-type="float">
            <text:p>117.26944</text:p>
          </table:table-cell>
          <table:table-cell office:value-type="float" office:value="101711100" calcext:value-type="float">
            <text:p>101711100</text:p>
          </table:table-cell>
        </table:table-row>
        <table:table-row table:style-name="ro1">
          <table:table-cell office:value-type="string" calcext:value-type="string">
            <text:p>2007-10-11</text:p>
          </table:table-cell>
          <table:table-cell office:value-type="float" office:value="156.929993" calcext:value-type="float">
            <text:p>156.929993</text:p>
          </table:table-cell>
          <table:table-cell office:value-type="float" office:value="157.520004" calcext:value-type="float">
            <text:p>157.520004</text:p>
          </table:table-cell>
          <table:table-cell office:value-type="float" office:value="154.539993" calcext:value-type="float">
            <text:p>154.539993</text:p>
          </table:table-cell>
          <table:table-cell office:value-type="float" office:value="155.470001" calcext:value-type="float">
            <text:p>155.470001</text:p>
          </table:table-cell>
          <table:table-cell office:value-type="float" office:value="116.706322" calcext:value-type="float">
            <text:p>116.706322</text:p>
          </table:table-cell>
          <table:table-cell office:value-type="float" office:value="233529100" calcext:value-type="float">
            <text:p>233529100</text:p>
          </table:table-cell>
        </table:table-row>
        <table:table-row table:style-name="ro1">
          <table:table-cell office:value-type="string" calcext:value-type="string">
            <text:p>2007-10-12</text:p>
          </table:table-cell>
          <table:table-cell office:value-type="float" office:value="155.460007" calcext:value-type="float">
            <text:p>155.460007</text:p>
          </table:table-cell>
          <table:table-cell office:value-type="float" office:value="156.350006" calcext:value-type="float">
            <text:p>156.350006</text:p>
          </table:table-cell>
          <table:table-cell office:value-type="float" office:value="155.270004" calcext:value-type="float">
            <text:p>155.270004</text:p>
          </table:table-cell>
          <table:table-cell office:value-type="float" office:value="156.330002" calcext:value-type="float">
            <text:p>156.330002</text:p>
          </table:table-cell>
          <table:table-cell office:value-type="float" office:value="117.351959" calcext:value-type="float">
            <text:p>117.351959</text:p>
          </table:table-cell>
          <table:table-cell office:value-type="float" office:value="124546700" calcext:value-type="float">
            <text:p>124546700</text:p>
          </table:table-cell>
        </table:table-row>
        <table:table-row table:style-name="ro1">
          <table:table-cell office:value-type="string" calcext:value-type="string">
            <text:p>2007-10-15</text:p>
          </table:table-cell>
          <table:table-cell office:value-type="float" office:value="156.270004" calcext:value-type="float">
            <text:p>156.270004</text:p>
          </table:table-cell>
          <table:table-cell office:value-type="float" office:value="156.360001" calcext:value-type="float">
            <text:p>156.360001</text:p>
          </table:table-cell>
          <table:table-cell office:value-type="float" office:value="153.940002" calcext:value-type="float">
            <text:p>153.940002</text:p>
          </table:table-cell>
          <table:table-cell office:value-type="float" office:value="155.009995" calcext:value-type="float">
            <text:p>155.009995</text:p>
          </table:table-cell>
          <table:table-cell office:value-type="float" office:value="116.361099" calcext:value-type="float">
            <text:p>116.361099</text:p>
          </table:table-cell>
          <table:table-cell office:value-type="float" office:value="161151900" calcext:value-type="float">
            <text:p>161151900</text:p>
          </table:table-cell>
        </table:table-row>
        <table:table-row table:style-name="ro1">
          <table:table-cell office:value-type="string" calcext:value-type="string">
            <text:p>2007-10-16</text:p>
          </table:table-cell>
          <table:table-cell office:value-type="float" office:value="154.410004" calcext:value-type="float">
            <text:p>154.410004</text:p>
          </table:table-cell>
          <table:table-cell office:value-type="float" office:value="154.520004" calcext:value-type="float">
            <text:p>154.520004</text:p>
          </table:table-cell>
          <table:table-cell office:value-type="float" office:value="153.470001" calcext:value-type="float">
            <text:p>153.470001</text:p>
          </table:table-cell>
          <table:table-cell office:value-type="float" office:value="153.779999" calcext:value-type="float">
            <text:p>153.779999</text:p>
          </table:table-cell>
          <table:table-cell office:value-type="float" office:value="115.437767" calcext:value-type="float">
            <text:p>115.437767</text:p>
          </table:table-cell>
          <table:table-cell office:value-type="float" office:value="166525700" calcext:value-type="float">
            <text:p>166525700</text:p>
          </table:table-cell>
        </table:table-row>
        <table:table-row table:style-name="ro1">
          <table:table-cell office:value-type="string" calcext:value-type="string">
            <text:p>2007-10-17</text:p>
          </table:table-cell>
          <table:table-cell office:value-type="float" office:value="154.979996" calcext:value-type="float">
            <text:p>154.979996</text:p>
          </table:table-cell>
          <table:table-cell office:value-type="float" office:value="155.089996" calcext:value-type="float">
            <text:p>155.089996</text:p>
          </table:table-cell>
          <table:table-cell office:value-type="float" office:value="152.470001" calcext:value-type="float">
            <text:p>152.470001</text:p>
          </table:table-cell>
          <table:table-cell office:value-type="float" office:value="154.25" calcext:value-type="float">
            <text:p>154.25</text:p>
          </table:table-cell>
          <table:table-cell office:value-type="float" office:value="115.790573" calcext:value-type="float">
            <text:p>115.790573</text:p>
          </table:table-cell>
          <table:table-cell office:value-type="float" office:value="216687300" calcext:value-type="float">
            <text:p>216687300</text:p>
          </table:table-cell>
        </table:table-row>
        <table:table-row table:style-name="ro1">
          <table:table-cell office:value-type="string" calcext:value-type="string">
            <text:p>2007-10-18</text:p>
          </table:table-cell>
          <table:table-cell office:value-type="float" office:value="153.449997" calcext:value-type="float">
            <text:p>153.449997</text:p>
          </table:table-cell>
          <table:table-cell office:value-type="float" office:value="154.190002" calcext:value-type="float">
            <text:p>154.190002</text:p>
          </table:table-cell>
          <table:table-cell office:value-type="float" office:value="153.080002" calcext:value-type="float">
            <text:p>153.080002</text:p>
          </table:table-cell>
          <table:table-cell office:value-type="float" office:value="153.690002" calcext:value-type="float">
            <text:p>153.690002</text:p>
          </table:table-cell>
          <table:table-cell office:value-type="float" office:value="115.370239" calcext:value-type="float">
            <text:p>115.370239</text:p>
          </table:table-cell>
          <table:table-cell office:value-type="float" office:value="148367500" calcext:value-type="float">
            <text:p>148367500</text:p>
          </table:table-cell>
        </table:table-row>
        <table:table-row table:style-name="ro1">
          <table:table-cell office:value-type="string" calcext:value-type="string">
            <text:p>2007-10-19</text:p>
          </table:table-cell>
          <table:table-cell office:value-type="float" office:value="153.089996" calcext:value-type="float">
            <text:p>153.089996</text:p>
          </table:table-cell>
          <table:table-cell office:value-type="float" office:value="156.479996" calcext:value-type="float">
            <text:p>156.479996</text:p>
          </table:table-cell>
          <table:table-cell office:value-type="float" office:value="149.660004" calcext:value-type="float">
            <text:p>149.660004</text:p>
          </table:table-cell>
          <table:table-cell office:value-type="float" office:value="149.669998" calcext:value-type="float">
            <text:p>149.669998</text:p>
          </table:table-cell>
          <table:table-cell office:value-type="float" office:value="112.352501" calcext:value-type="float">
            <text:p>112.352501</text:p>
          </table:table-cell>
          <table:table-cell office:value-type="float" office:value="297169900" calcext:value-type="float">
            <text:p>297169900</text:p>
          </table:table-cell>
        </table:table-row>
        <table:table-row table:style-name="ro1">
          <table:table-cell office:value-type="string" calcext:value-type="string">
            <text:p>2007-10-22</text:p>
          </table:table-cell>
          <table:table-cell office:value-type="float" office:value="148.860001" calcext:value-type="float">
            <text:p>148.860001</text:p>
          </table:table-cell>
          <table:table-cell office:value-type="float" office:value="150.759995" calcext:value-type="float">
            <text:p>150.759995</text:p>
          </table:table-cell>
          <table:table-cell office:value-type="float" office:value="148.660004" calcext:value-type="float">
            <text:p>148.660004</text:p>
          </table:table-cell>
          <table:table-cell office:value-type="float" office:value="150.539993" calcext:value-type="float">
            <text:p>150.539993</text:p>
          </table:table-cell>
          <table:table-cell office:value-type="float" office:value="113.005585" calcext:value-type="float">
            <text:p>113.005585</text:p>
          </table:table-cell>
          <table:table-cell office:value-type="float" office:value="261989800" calcext:value-type="float">
            <text:p>261989800</text:p>
          </table:table-cell>
        </table:table-row>
        <table:table-row table:style-name="ro1">
          <table:table-cell office:value-type="string" calcext:value-type="string">
            <text:p>2007-10-23</text:p>
          </table:table-cell>
          <table:table-cell office:value-type="float" office:value="151.460007" calcext:value-type="float">
            <text:p>151.460007</text:p>
          </table:table-cell>
          <table:table-cell office:value-type="float" office:value="151.949997" calcext:value-type="float">
            <text:p>151.949997</text:p>
          </table:table-cell>
          <table:table-cell office:value-type="float" office:value="150.25" calcext:value-type="float">
            <text:p>150.25</text:p>
          </table:table-cell>
          <table:table-cell office:value-type="float" office:value="151.759995" calcext:value-type="float">
            <text:p>151.759995</text:p>
          </table:table-cell>
          <table:table-cell office:value-type="float" office:value="113.921394" calcext:value-type="float">
            <text:p>113.921394</text:p>
          </table:table-cell>
          <table:table-cell office:value-type="float" office:value="180085100" calcext:value-type="float">
            <text:p>180085100</text:p>
          </table:table-cell>
        </table:table-row>
        <table:table-row table:style-name="ro1">
          <table:table-cell office:value-type="string" calcext:value-type="string">
            <text:p>2007-10-24</text:p>
          </table:table-cell>
          <table:table-cell office:value-type="float" office:value="151.210007" calcext:value-type="float">
            <text:p>151.210007</text:p>
          </table:table-cell>
          <table:table-cell office:value-type="float" office:value="151.740005" calcext:value-type="float">
            <text:p>151.740005</text:p>
          </table:table-cell>
          <table:table-cell office:value-type="float" office:value="148.839996" calcext:value-type="float">
            <text:p>148.839996</text:p>
          </table:table-cell>
          <table:table-cell office:value-type="float" office:value="151.479996" calcext:value-type="float">
            <text:p>151.479996</text:p>
          </table:table-cell>
          <table:table-cell office:value-type="float" office:value="113.711212" calcext:value-type="float">
            <text:p>113.711212</text:p>
          </table:table-cell>
          <table:table-cell office:value-type="float" office:value="326694200" calcext:value-type="float">
            <text:p>326694200</text:p>
          </table:table-cell>
        </table:table-row>
        <table:table-row table:style-name="ro1">
          <table:table-cell office:value-type="string" calcext:value-type="string">
            <text:p>2007-10-25</text:p>
          </table:table-cell>
          <table:table-cell office:value-type="float" office:value="151.649994" calcext:value-type="float">
            <text:p>151.649994</text:p>
          </table:table-cell>
          <table:table-cell office:value-type="float" office:value="152.289993" calcext:value-type="float">
            <text:p>152.289993</text:p>
          </table:table-cell>
          <table:table-cell office:value-type="float" office:value="149.880005" calcext:value-type="float">
            <text:p>149.880005</text:p>
          </table:table-cell>
          <table:table-cell office:value-type="float" office:value="151.839996" calcext:value-type="float">
            <text:p>151.839996</text:p>
          </table:table-cell>
          <table:table-cell office:value-type="float" office:value="113.981415" calcext:value-type="float">
            <text:p>113.981415</text:p>
          </table:table-cell>
          <table:table-cell office:value-type="float" office:value="237374500" calcext:value-type="float">
            <text:p>237374500</text:p>
          </table:table-cell>
        </table:table-row>
        <table:table-row table:style-name="ro1">
          <table:table-cell office:value-type="string" calcext:value-type="string">
            <text:p>2007-10-26</text:p>
          </table:table-cell>
          <table:table-cell office:value-type="float" office:value="153.059998" calcext:value-type="float">
            <text:p>153.059998</text:p>
          </table:table-cell>
          <table:table-cell office:value-type="float" office:value="153.619995" calcext:value-type="float">
            <text:p>153.619995</text:p>
          </table:table-cell>
          <table:table-cell office:value-type="float" office:value="151.899994" calcext:value-type="float">
            <text:p>151.899994</text:p>
          </table:table-cell>
          <table:table-cell office:value-type="float" office:value="153.619995" calcext:value-type="float">
            <text:p>153.619995</text:p>
          </table:table-cell>
          <table:table-cell office:value-type="float" office:value="115.317688" calcext:value-type="float">
            <text:p>115.317688</text:p>
          </table:table-cell>
          <table:table-cell office:value-type="float" office:value="176484000" calcext:value-type="float">
            <text:p>176484000</text:p>
          </table:table-cell>
        </table:table-row>
        <table:table-row table:style-name="ro1">
          <table:table-cell office:value-type="string" calcext:value-type="string">
            <text:p>2007-10-29</text:p>
          </table:table-cell>
          <table:table-cell office:value-type="float" office:value="153.929993" calcext:value-type="float">
            <text:p>153.929993</text:p>
          </table:table-cell>
          <table:table-cell office:value-type="float" office:value="154.440002" calcext:value-type="float">
            <text:p>154.440002</text:p>
          </table:table-cell>
          <table:table-cell office:value-type="float" office:value="153.550003" calcext:value-type="float">
            <text:p>153.550003</text:p>
          </table:table-cell>
          <table:table-cell office:value-type="float" office:value="154.130005" calcext:value-type="float">
            <text:p>154.130005</text:p>
          </table:table-cell>
          <table:table-cell office:value-type="float" office:value="115.700516" calcext:value-type="float">
            <text:p>115.700516</text:p>
          </table:table-cell>
          <table:table-cell office:value-type="float" office:value="106841000" calcext:value-type="float">
            <text:p>106841000</text:p>
          </table:table-cell>
        </table:table-row>
        <table:table-row table:style-name="ro1">
          <table:table-cell office:value-type="string" calcext:value-type="string">
            <text:p>2007-10-30</text:p>
          </table:table-cell>
          <table:table-cell office:value-type="float" office:value="153.449997" calcext:value-type="float">
            <text:p>153.449997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2.869995" calcext:value-type="float">
            <text:p>152.869995</text:p>
          </table:table-cell>
          <table:table-cell office:value-type="float" office:value="153.059998" calcext:value-type="float">
            <text:p>153.059998</text:p>
          </table:table-cell>
          <table:table-cell office:value-type="float" office:value="114.897301" calcext:value-type="float">
            <text:p>114.897301</text:p>
          </table:table-cell>
          <table:table-cell office:value-type="float" office:value="132981600" calcext:value-type="float">
            <text:p>132981600</text:p>
          </table:table-cell>
        </table:table-row>
        <table:table-row table:style-name="ro1">
          <table:table-cell office:value-type="string" calcext:value-type="string">
            <text:p>2007-10-31</text:p>
          </table:table-cell>
          <table:table-cell office:value-type="float" office:value="153.979996" calcext:value-type="float">
            <text:p>153.979996</text:p>
          </table:table-cell>
          <table:table-cell office:value-type="float" office:value="155.270004" calcext:value-type="float">
            <text:p>155.270004</text:p>
          </table:table-cell>
          <table:table-cell office:value-type="float" office:value="152.839996" calcext:value-type="float">
            <text:p>152.839996</text:p>
          </table:table-cell>
          <table:table-cell office:value-type="float" office:value="154.649994" calcext:value-type="float">
            <text:p>154.649994</text:p>
          </table:table-cell>
          <table:table-cell office:value-type="float" office:value="116.090843" calcext:value-type="float">
            <text:p>116.090843</text:p>
          </table:table-cell>
          <table:table-cell office:value-type="float" office:value="220954400" calcext:value-type="float">
            <text:p>220954400</text:p>
          </table:table-cell>
        </table:table-row>
        <table:table-row table:style-name="ro1">
          <table:table-cell office:value-type="string" calcext:value-type="string">
            <text:p>2007-11-01</text:p>
          </table:table-cell>
          <table:table-cell office:value-type="float" office:value="153.289993" calcext:value-type="float">
            <text:p>153.289993</text:p>
          </table:table-cell>
          <table:table-cell office:value-type="float" office:value="153.410004" calcext:value-type="float">
            <text:p>153.410004</text:p>
          </table:table-cell>
          <table:table-cell office:value-type="float" office:value="150.589996" calcext:value-type="float">
            <text:p>150.589996</text:p>
          </table:table-cell>
          <table:table-cell office:value-type="float" office:value="151.029999" calcext:value-type="float">
            <text:p>151.029999</text:p>
          </table:table-cell>
          <table:table-cell office:value-type="float" office:value="113.373398" calcext:value-type="float">
            <text:p>113.373398</text:p>
          </table:table-cell>
          <table:table-cell office:value-type="float" office:value="333040800" calcext:value-type="float">
            <text:p>333040800</text:p>
          </table:table-cell>
        </table:table-row>
        <table:table-row table:style-name="ro1">
          <table:table-cell office:value-type="string" calcext:value-type="string">
            <text:p>2007-11-02</text:p>
          </table:table-cell>
          <table:table-cell office:value-type="float" office:value="151.529999" calcext:value-type="float">
            <text:p>151.529999</text:p>
          </table:table-cell>
          <table:table-cell office:value-type="float" office:value="152" calcext:value-type="float">
            <text:p>152</text:p>
          </table:table-cell>
          <table:table-cell office:value-type="float" office:value="149.210007" calcext:value-type="float">
            <text:p>149.210007</text:p>
          </table:table-cell>
          <table:table-cell office:value-type="float" office:value="151.199997" calcext:value-type="float">
            <text:p>151.199997</text:p>
          </table:table-cell>
          <table:table-cell office:value-type="float" office:value="113.501083" calcext:value-type="float">
            <text:p>113.501083</text:p>
          </table:table-cell>
          <table:table-cell office:value-type="float" office:value="331228200" calcext:value-type="float">
            <text:p>331228200</text:p>
          </table:table-cell>
        </table:table-row>
        <table:table-row table:style-name="ro1">
          <table:table-cell office:value-type="string" calcext:value-type="string">
            <text:p>2007-11-05</text:p>
          </table:table-cell>
          <table:table-cell office:value-type="float" office:value="149.639999" calcext:value-type="float">
            <text:p>149.639999</text:p>
          </table:table-cell>
          <table:table-cell office:value-type="float" office:value="151.160004" calcext:value-type="float">
            <text:p>151.160004</text:p>
          </table:table-cell>
          <table:table-cell office:value-type="float" office:value="148.970001" calcext:value-type="float">
            <text:p>148.970001</text:p>
          </table:table-cell>
          <table:table-cell office:value-type="float" office:value="150.050003" calcext:value-type="float">
            <text:p>150.050003</text:p>
          </table:table-cell>
          <table:table-cell office:value-type="float" office:value="112.63781" calcext:value-type="float">
            <text:p>112.63781</text:p>
          </table:table-cell>
          <table:table-cell office:value-type="float" office:value="226841000" calcext:value-type="float">
            <text:p>226841000</text:p>
          </table:table-cell>
        </table:table-row>
        <table:table-row table:style-name="ro1">
          <table:table-cell office:value-type="string" calcext:value-type="string">
            <text:p>2007-11-06</text:p>
          </table:table-cell>
          <table:table-cell office:value-type="float" office:value="150.860001" calcext:value-type="float">
            <text:p>150.860001</text:p>
          </table:table-cell>
          <table:table-cell office:value-type="float" office:value="152.110001" calcext:value-type="float">
            <text:p>152.110001</text:p>
          </table:table-cell>
          <table:table-cell office:value-type="float" office:value="149.899994" calcext:value-type="float">
            <text:p>149.899994</text:p>
          </table:table-cell>
          <table:table-cell office:value-type="float" office:value="152.070007" calcext:value-type="float">
            <text:p>152.070007</text:p>
          </table:table-cell>
          <table:table-cell office:value-type="float" office:value="114.154106" calcext:value-type="float">
            <text:p>114.154106</text:p>
          </table:table-cell>
          <table:table-cell office:value-type="float" office:value="177800500" calcext:value-type="float">
            <text:p>177800500</text:p>
          </table:table-cell>
        </table:table-row>
        <table:table-row table:style-name="ro1">
          <table:table-cell office:value-type="string" calcext:value-type="string">
            <text:p>2007-11-07</text:p>
          </table:table-cell>
          <table:table-cell office:value-type="float" office:value="150.440002" calcext:value-type="float">
            <text:p>150.440002</text:p>
          </table:table-cell>
          <table:table-cell office:value-type="float" office:value="151.130005" calcext:value-type="float">
            <text:p>151.130005</text:p>
          </table:table-cell>
          <table:table-cell office:value-type="float" office:value="147.550003" calcext:value-type="float">
            <text:p>147.550003</text:p>
          </table:table-cell>
          <table:table-cell office:value-type="float" office:value="147.910004" calcext:value-type="float">
            <text:p>147.910004</text:p>
          </table:table-cell>
          <table:table-cell office:value-type="float" office:value="111.031342" calcext:value-type="float">
            <text:p>111.031342</text:p>
          </table:table-cell>
          <table:table-cell office:value-type="float" office:value="306639700" calcext:value-type="float">
            <text:p>306639700</text:p>
          </table:table-cell>
        </table:table-row>
        <table:table-row table:style-name="ro1">
          <table:table-cell office:value-type="string" calcext:value-type="string">
            <text:p>2007-11-08</text:p>
          </table:table-cell>
          <table:table-cell office:value-type="float" office:value="147.990005" calcext:value-type="float">
            <text:p>147.990005</text:p>
          </table:table-cell>
          <table:table-cell office:value-type="float" office:value="148.399994" calcext:value-type="float">
            <text:p>148.399994</text:p>
          </table:table-cell>
          <table:table-cell office:value-type="float" office:value="145.070007" calcext:value-type="float">
            <text:p>145.070007</text:p>
          </table:table-cell>
          <table:table-cell office:value-type="float" office:value="147.160004" calcext:value-type="float">
            <text:p>147.160004</text:p>
          </table:table-cell>
          <table:table-cell office:value-type="float" office:value="110.468338" calcext:value-type="float">
            <text:p>110.468338</text:p>
          </table:table-cell>
          <table:table-cell office:value-type="float" office:value="374509900" calcext:value-type="float">
            <text:p>374509900</text:p>
          </table:table-cell>
        </table:table-row>
        <table:table-row table:style-name="ro1">
          <table:table-cell office:value-type="string" calcext:value-type="string">
            <text:p>2007-11-09</text:p>
          </table:table-cell>
          <table:table-cell office:value-type="float" office:value="145.690002" calcext:value-type="float">
            <text:p>145.690002</text:p>
          </table:table-cell>
          <table:table-cell office:value-type="float" office:value="147.539993" calcext:value-type="float">
            <text:p>147.539993</text:p>
          </table:table-cell>
          <table:table-cell office:value-type="float" office:value="144.889999" calcext:value-type="float">
            <text:p>144.889999</text:p>
          </table:table-cell>
          <table:table-cell office:value-type="float" office:value="145.139999" calcext:value-type="float">
            <text:p>145.139999</text:p>
          </table:table-cell>
          <table:table-cell office:value-type="float" office:value="108.951996" calcext:value-type="float">
            <text:p>108.951996</text:p>
          </table:table-cell>
          <table:table-cell office:value-type="float" office:value="277745100" calcext:value-type="float">
            <text:p>277745100</text:p>
          </table:table-cell>
        </table:table-row>
        <table:table-row table:style-name="ro1">
          <table:table-cell office:value-type="string" calcext:value-type="string">
            <text:p>2007-11-12</text:p>
          </table:table-cell>
          <table:table-cell office:value-type="float" office:value="145.210007" calcext:value-type="float">
            <text:p>145.210007</text:p>
          </table:table-cell>
          <table:table-cell office:value-type="float" office:value="146.610001" calcext:value-type="float">
            <text:p>146.610001</text:p>
          </table:table-cell>
          <table:table-cell table:number-columns-repeated="2" office:value-type="float" office:value="143.699997" calcext:value-type="float">
            <text:p>143.699997</text:p>
          </table:table-cell>
          <table:table-cell office:value-type="float" office:value="107.870995" calcext:value-type="float">
            <text:p>107.870995</text:p>
          </table:table-cell>
          <table:table-cell office:value-type="float" office:value="243087800" calcext:value-type="float">
            <text:p>243087800</text:p>
          </table:table-cell>
        </table:table-row>
        <table:table-row table:style-name="ro1">
          <table:table-cell office:value-type="string" calcext:value-type="string">
            <text:p>2007-11-13</text:p>
          </table:table-cell>
          <table:table-cell office:value-type="float" office:value="145.369995" calcext:value-type="float">
            <text:p>145.369995</text:p>
          </table:table-cell>
          <table:table-cell office:value-type="float" office:value="148.309998" calcext:value-type="float">
            <text:p>148.309998</text:p>
          </table:table-cell>
          <table:table-cell office:value-type="float" office:value="145.220001" calcext:value-type="float">
            <text:p>145.220001</text:p>
          </table:table-cell>
          <table:table-cell office:value-type="float" office:value="148.080002" calcext:value-type="float">
            <text:p>148.080002</text:p>
          </table:table-cell>
          <table:table-cell office:value-type="float" office:value="111.158966" calcext:value-type="float">
            <text:p>111.158966</text:p>
          </table:table-cell>
          <table:table-cell office:value-type="float" office:value="191117400" calcext:value-type="float">
            <text:p>191117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05-02T21:12:14.289000000</dc:date>
    <meta:editing-duration>PT2M43S</meta:editing-duration>
    <meta:editing-cycles>1</meta:editing-cycles>
    <meta:document-statistic meta:table-count="1" meta:cell-count="10528" meta:object-count="0"/>
  </office:meta>
</office:document-meta>
</file>